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ravura Text" svg:font-family="&quot;Bravura Text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fo:color="#000000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family-generic="swiss"/>
    </style:style>
    <style:style style:name="ce9" style:family="table-cell" style:parent-style-name="Default" style:data-style-name="N0">
      <style:text-properties fo:color="#000000" fo:font-style="italic" style:font-style-asian="italic" style:font-style-complex="italic" style:font-family-generic="swiss"/>
    </style:style>
    <style:style style:name="ce10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middle" fo:background-color="#FF99CC" style:repeat-content="false"/>
      <style:paragraph-properties fo:text-align="center"/>
      <style:text-properties fo:color="#000000" style:font-family-generic="swiss"/>
    </style:style>
    <style:style style:name="ce16" style:family="table-cell" style:parent-style-name="Default" style:data-style-name="N0">
      <style:table-cell-properties style:vertical-align="middle" fo:background-color="#FF99CC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17" style:family="table-cell" style:parent-style-name="Default" style:data-style-name="N36">
      <style:table-cell-properties style:vertical-align="middle" fo:background-color="#FF99CC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Default" style:data-style-name="N0">
      <style:table-cell-properties style:vertical-align="middle" fo:background-color="#FFCC99" style:repeat-content="false"/>
      <style:paragraph-properties fo:text-align="center"/>
      <style:text-properties fo:color="#000000" style:font-family-generic="swiss"/>
    </style:style>
    <style:style style:name="ce19" style:family="table-cell" style:parent-style-name="Default" style:data-style-name="N0">
      <style:table-cell-properties style:vertical-align="middle" fo:background-color="#FFCC99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20" style:family="table-cell" style:parent-style-name="Default" style:data-style-name="N36">
      <style:table-cell-properties style:vertical-align="middle" fo:background-color="#FFCC99" style:repeat-content="false"/>
      <style:paragraph-properties fo:text-align="center"/>
      <style:text-properties fo:color="#000000" style:font-family-generic="swiss"/>
    </style:style>
    <style:style style:name="ce21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color="#000000" style:font-family-generic="swiss"/>
    </style:style>
    <style:style style:name="ce22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23" style:family="table-cell" style:parent-style-name="Default" style:data-style-name="N36">
      <style:table-cell-properties style:vertical-align="middle" fo:background-color="#FFFF99" style:repeat-content="false"/>
      <style:paragraph-properties fo:text-align="center"/>
      <style:text-properties fo:color="#000000" style:font-family-generic="swiss"/>
    </style:style>
    <style:style style:name="ce24" style:family="table-cell" style:parent-style-name="Default" style:data-style-name="N0">
      <style:table-cell-properties style:vertical-align="middle" fo:background-color="#CCFFCC" style:repeat-content="false"/>
      <style:paragraph-properties fo:text-align="center"/>
      <style:text-properties fo:color="#000000" style:font-family-generic="swiss"/>
    </style:style>
    <style:style style:name="ce25" style:family="table-cell" style:parent-style-name="Default" style:data-style-name="N0">
      <style:table-cell-properties style:vertical-align="middle" fo:background-color="#CCFFCC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26" style:family="table-cell" style:parent-style-name="Default" style:data-style-name="N36">
      <style:table-cell-properties style:vertical-align="middle" fo:background-color="#CCFFCC" style:repeat-content="false"/>
      <style:paragraph-properties fo:text-align="center"/>
      <style:text-properties fo:color="#000000" style:font-family-generic="swiss"/>
    </style:style>
    <style:style style:name="ce27" style:family="table-cell" style:parent-style-name="Default" style:data-style-name="N36">
      <style:table-cell-properties style:vertical-align="middle" fo:background-color="#D9D9D9" style:repeat-content="false"/>
      <style:paragraph-properties fo:text-align="center"/>
      <style:text-properties fo:color="#000000" style:font-family-generic="swis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family-generic="swiss"/>
    </style:style>
    <style:style style:name="ce31" style:family="table-cell" style:parent-style-name="Default" style:data-style-name="N0">
      <style:table-cell-properties style:vertical-align="top"/>
      <style:text-properties fo:color="#0000FF" style:text-underline-style="solid" style:text-underline-type="single" style:font-family-generic="swiss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 style:font-family-generic="swiss"/>
    </style:style>
    <style:style style:name="ce33" style:family="table-cell" style:parent-style-name="Default" style:data-style-name="N0">
      <style:text-properties fo:font-style="italic" style:font-style-asian="italic" style:font-style-complex="italic" style:font-family-generic="swiss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FFFF" style:font-family-generic="swiss"/>
    </style:style>
    <style:style style:name="ce3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e3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e38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style:font-family-generic="swiss"/>
    </style:style>
    <style:style style:name="ce3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family-generic="swiss"/>
    </style:style>
    <style:style style:name="ce40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color="#000000" style:font-family-generic="swiss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family-generic="swiss"/>
    </style:style>
    <style:style style:name="ce42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43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0000" style:font-family-generic="swiss"/>
    </style:style>
    <style:style style:name="ce44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e45" style:family="table-cell" style:parent-style-name="Default" style:data-style-name="N0">
      <style:table-cell-properties style:vertical-align="automatic" fo:background-color="#FCE5CD" style:repeat-content="false"/>
      <style:paragraph-properties fo:text-align="end" fo:margin-right="0cm"/>
      <style:text-properties fo:color="#000000" style:font-family-generic="swiss"/>
    </style:style>
    <style:style style:name="ce46" style:family="table-cell" style:parent-style-name="Default" style:data-style-name="N37">
      <style:table-cell-properties style:vertical-align="automatic" fo:background-color="#FCE5CD" style:repeat-content="false"/>
      <style:paragraph-properties fo:text-align="start" fo:margin-left="0cm"/>
      <style:text-properties fo:color="#000000" style:font-family-generic="swiss"/>
    </style:style>
    <style:style style:name="ce47" style:family="table-cell" style:parent-style-name="Default" style:data-style-name="N37">
      <style:table-cell-properties style:vertical-align="automatic" fo:background-color="#FCE5CD" style:repeat-content="false"/>
      <style:paragraph-properties fo:text-align="end" fo:margin-right="0cm"/>
      <style:text-properties fo:color="#000000" style:font-family-generic="swiss"/>
    </style:style>
    <style:style style:name="ce48" style:family="table-cell" style:parent-style-name="Default" style:data-style-name="N37">
      <style:table-cell-properties style:vertical-align="automatic" fo:background-color="#FCE5CD" style:repeat-content="false"/>
      <style:paragraph-properties fo:text-align="start" fo:margin-left="0cm"/>
      <style:text-properties fo:color="#000000" style:font-family-generic="swiss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background-color="#FFF2CC" style:repeat-content="false"/>
      <style:paragraph-properties fo:text-align="end" fo:margin-right="0cm"/>
      <style:text-properties fo:color="#000000" style:font-family-generic="swiss"/>
    </style:style>
    <style:style style:name="ce52" style:family="table-cell" style:parent-style-name="Default" style:data-style-name="N37">
      <style:table-cell-properties style:vertical-align="automatic" fo:background-color="#FFF2CC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automatic" fo:background-color="#FFF2CC"/>
    </style:style>
    <style:style style:name="ce54" style:family="table-cell" style:parent-style-name="Default" style:data-style-name="N0">
      <style:table-cell-properties fo:background-color="#FFF2CC"/>
    </style:style>
    <style:style style:name="ce55" style:family="table-cell" style:parent-style-name="Default" style:data-style-name="N37">
      <style:table-cell-properties style:vertical-align="automatic" fo:background-color="#FFF2CC" style:repeat-content="false"/>
      <style:paragraph-properties fo:text-align="start" fo:margin-left="0cm"/>
      <style:text-properties fo:color="#000000" style:font-family-generic="swiss"/>
    </style:style>
    <style:style style:name="ce56" style:family="table-cell" style:parent-style-name="Default" style:data-style-name="N0">
      <style:table-cell-properties style:vertical-align="automatic" fo:background-color="#FFF2CC" style:repeat-content="false"/>
      <style:paragraph-properties fo:text-align="end" fo:margin-right="0cm"/>
    </style:style>
    <style:style style:name="ce57" style:family="table-cell" style:parent-style-name="Default" style:data-style-name="N30">
      <style:text-properties fo:color="#000000" fo:font-weight="bold" style:font-weight-asian="bold" style:font-weight-complex="bold" style:font-family-generic="swiss"/>
    </style:style>
    <style:style style:name="ce58" style:family="table-cell" style:parent-style-name="Default" style:data-style-name="N30">
      <style:text-properties fo:color="#000000" style:font-family-generic="swiss"/>
    </style:style>
    <style:style style:name="ce59" style:family="table-cell" style:parent-style-name="Default" style:data-style-name="N37">
      <style:text-properties fo:color="#000000" style:font-family-generic="swiss"/>
    </style:style>
    <style:style style:name="ce60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61" style:family="table-cell" style:parent-style-name="Default" style:data-style-name="N30">
      <style:table-cell-properties style:vertical-align="automatic"/>
      <style:text-properties fo:color="#000000" style:font-family-generic="swiss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family-generic="swiss"/>
    </style:style>
    <style:style style:name="ce63" style:family="table-cell" style:parent-style-name="Default" style:data-style-name="N37">
      <style:table-cell-properties style:vertical-align="automatic"/>
    </style:style>
    <style:style style:name="ce6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30pt" style:font-size-asian="30pt" style:font-size-complex="30pt" style:font-family-generic="swiss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automatic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family-generic="swiss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family-generic="swiss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family-generic="swiss"/>
    </style:style>
    <style:style style:name="ce79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8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CC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style:vertical-align="top"/>
      <style:text-properties fo:color="#000000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91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color="#000000" style:font-family-generic="swiss"/>
    </style:style>
    <style:style style:name="ce9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="thin solid #000000" style:vertical-align="top" fo:background-color="#CC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5520833333333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79916666666667cm"/>
    </style:style>
    <style:style style:name="co20" style:family="table-column">
      <style:table-column-properties fo:break-before="auto" style:column-width="1.56104166666667cm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0.502708333333333cm"/>
    </style:style>
    <style:style style:name="co24" style:family="table-column">
      <style:table-column-properties fo:break-before="auto" style:column-width="2.88395833333333cm"/>
    </style:style>
    <style:style style:name="co25" style:family="table-column">
      <style:table-column-properties fo:break-before="auto" style:column-width="3.70416666666667cm"/>
    </style:style>
    <style:style style:name="co26" style:family="table-column">
      <style:table-column-properties fo:break-before="auto" style:column-width="3.36020833333333cm"/>
    </style:style>
    <style:style style:name="co27" style:family="table-column">
      <style:table-column-properties fo:break-before="auto" style:column-width="3.33375cm"/>
    </style:style>
    <style:style style:name="co28" style:family="table-column">
      <style:table-column-properties fo:break-before="auto" style:column-width="3.83645833333333cm"/>
    </style:style>
    <style:style style:name="co29" style:family="table-column">
      <style:table-column-properties fo:break-before="auto" style:column-width="0.846666666666667cm"/>
    </style:style>
    <style:style style:name="co30" style:family="table-column">
      <style:table-column-properties fo:break-before="auto" style:column-width="2.328333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3.571875cm"/>
    </style:style>
    <style:style style:name="co3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95" style:family="table-cell" style:parent-style-name="Default" style:data-style-name="N0">
      <style:text-properties fo:color="#000000" style:font-family-generic="swiss"/>
      <style:map style:condition="of:is-true-formula(ISERROR([.W1]))" style:apply-style-name="cf1" style:base-cell-address="UI.W1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  <style:map style:condition="of:is-true-formula(ISERROR([.W1]))" style:apply-style-name="cf1" style:base-cell-address="UI.W1"/>
    </style:style>
    <style:style style:name="ce97" style:family="table-cell" style:parent-style-name="Default" style:data-style-name="N0">
      <style:table-cell-properties style:vertical-align="automatic"/>
      <style:map style:condition="of:is-true-formula(ISERROR([.W1]))" style:apply-style-name="cf1" style:base-cell-address="UI.W1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  <style:map style:condition="of:is-true-formula(ISERROR([.W1]))" style:apply-style-name="cf1" style:base-cell-address="UI.W1"/>
    </style:style>
    <style:style style:name="ce9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  <style:map style:condition="of:is-true-formula(ISERROR([.W1]))" style:apply-style-name="cf1" style:base-cell-address="UI.W1"/>
    </style:style>
    <style:style style:name="ce10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  <style:map style:condition="of:is-true-formula(ISERROR([.W1]))" style:apply-style-name="cf1" style:base-cell-address="UI.W1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0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  <style:map style:condition="of:is-true-formula(ISERROR([.W1]))" style:apply-style-name="cf1" style:base-cell-address="UI.W1"/>
    </style:style>
    <style:style style:name="ce10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 style:font-family-generic="swiss"/>
      <style:map style:condition="of:is-true-formula(ISERROR([.W1]))" style:apply-style-name="cf1" style:base-cell-address="UI.W1"/>
    </style:style>
    <style:style style:name="ce105" style:family="table-cell" style:parent-style-name="Default" style:data-style-name="N0">
      <style:table-cell-properties style:vertical-align="middle" fo:background-color="#FF99CC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06" style:family="table-cell" style:parent-style-name="Default" style:data-style-name="N0">
      <style:table-cell-properties style:vertical-align="middle" fo:background-color="#FF99CC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  <style:map style:condition="of:is-true-formula(ISERROR([.W1]))" style:apply-style-name="cf1" style:base-cell-address="UI.W1"/>
    </style:style>
    <style:style style:name="ce107" style:family="table-cell" style:parent-style-name="Default" style:data-style-name="N36">
      <style:table-cell-properties style:vertical-align="middle" fo:background-color="#FF99CC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  <style:map style:condition="of:is-true-formula(ISERROR([.W1]))" style:apply-style-name="cf1" style:base-cell-address="UI.W1"/>
    </style:style>
    <style:style style:name="ce109" style:family="table-cell" style:parent-style-name="Default" style:data-style-name="N0">
      <style:table-cell-properties style:vertical-align="middle" fo:background-color="#FFCC99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10" style:family="table-cell" style:parent-style-name="Default" style:data-style-name="N0">
      <style:table-cell-properties style:vertical-align="middle" fo:background-color="#FFCC99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  <style:map style:condition="of:is-true-formula(ISERROR([.W1]))" style:apply-style-name="cf1" style:base-cell-address="UI.W1"/>
    </style:style>
    <style:style style:name="ce111" style:family="table-cell" style:parent-style-name="Default" style:data-style-name="N36">
      <style:table-cell-properties style:vertical-align="middle" fo:background-color="#FFCC99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12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13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  <style:map style:condition="of:is-true-formula(ISERROR([.W1]))" style:apply-style-name="cf1" style:base-cell-address="UI.W1"/>
    </style:style>
    <style:style style:name="ce114" style:family="table-cell" style:parent-style-name="Default" style:data-style-name="N36">
      <style:table-cell-properties style:vertical-align="middle" fo:background-color="#FFFF99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15" style:family="table-cell" style:parent-style-name="Default" style:data-style-name="N0">
      <style:table-cell-properties style:vertical-align="middle" fo:background-color="#CCFFCC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16" style:family="table-cell" style:parent-style-name="Default" style:data-style-name="N0">
      <style:table-cell-properties style:vertical-align="middle" fo:background-color="#CCFFCC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  <style:map style:condition="of:is-true-formula(ISERROR([.W1]))" style:apply-style-name="cf1" style:base-cell-address="UI.W1"/>
    </style:style>
    <style:style style:name="ce117" style:family="table-cell" style:parent-style-name="Default" style:data-style-name="N36">
      <style:table-cell-properties style:vertical-align="middle" fo:background-color="#CCFFCC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18" style:family="table-cell" style:parent-style-name="Default" style:data-style-name="N36">
      <style:table-cell-properties style:vertical-align="middle" fo:background-color="#D9D9D9" style:repeat-content="false"/>
      <style:paragraph-properties fo:text-align="center"/>
      <style:text-properties fo:color="#000000" style:font-family-generic="swiss"/>
      <style:map style:condition="of:is-true-formula(ISERROR([.W1]))" style:apply-style-name="cf1" style:base-cell-address="UI.W1"/>
    </style:style>
    <style:style style:name="ce119" style:family="table-cell" style:parent-style-name="Default" style:data-style-name="N0">
      <style:text-properties fo:color="#000000" fo:font-style="italic" style:font-style-asian="italic" style:font-style-complex="italic" style:font-family-generic="swiss"/>
      <style:map style:condition="of:is-true-formula(ISERROR([.W1]))" style:apply-style-name="cf1" style:base-cell-address="UI.W1"/>
    </style:style>
    <style:style style:name="ce120" style:family="table-cell" style:parent-style-name="Default" style:data-style-name="N0">
      <style:text-properties fo:font-style="italic" style:font-style-asian="italic" style:font-style-complex="italic" style:font-family-generic="swiss"/>
      <style:map style:condition="of:is-true-formula(ISERROR([.W1]))" style:apply-style-name="cf1" style:base-cell-address="UI.W1"/>
    </style:style>
    <style:style style:name="ce121" style:family="table-cell" style:parent-style-name="Default" style:data-style-name="N0">
      <style:map style:condition="of:is-true-formula(ISERROR([.W1]))" style:apply-style-name="cf1" style:base-cell-address="UI.W1"/>
    </style:style>
    <style:style style:name="ce122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font-weight="bold" style:font-weight-asian="bold" style:font-weight-complex="bold" style:font-family-generic="swiss"/>
      <style:map style:condition="of:cell-content()!=0" style:apply-style-name="cf2"/>
    </style:style>
    <style:style style:name="ce123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color="#000000" fo:font-weight="bold" style:font-weight-asian="bold" style:font-weight-complex="bold" style:font-family-generic="swiss"/>
      <style:map style:condition="of:cell-content()!=0" style:apply-style-name="cf2"/>
    </style:style>
    <style:style style:name="ce124" style:family="table-cell" style:parent-style-name="Default" style:data-style-name="N0">
      <style:table-cell-properties fo:border="thin solid #000000" style:vertical-align="top" fo:background-color="#CCFFFF" style:repeat-content="false"/>
      <style:paragraph-properties fo:text-align="center"/>
      <style:text-properties fo:font-weight="bold" style:font-weight-asian="bold" style:font-weight-complex="bold" style:font-family-generic="swiss"/>
      <style:map style:condition="of:cell-content()!=1" style:apply-style-name="cf2"/>
    </style:style>
    <style:style style:name="ce125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font-weight="bold" style:font-weight-asian="bold" style:font-weight-complex="bold" style:font-family-generic="swiss"/>
      <style:map style:condition="of:cell-content()!=1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6" table:default-cell-style-name="ce1"/>
        <table:table-column table:style-name="co1" table:default-cell-style-name="ce1"/>
        <table:table-column table:style-name="co6" table:number-columns-repeated="6" table:default-cell-style-name="ce1"/>
        <table:table-column table:style-name="co1" table:default-cell-style-name="ce1"/>
        <table:table-column table:style-name="co6" table:number-columns-repeated="6" table:default-cell-style-name="ce1"/>
        <table:table-column table:style-name="co1" table:default-cell-style-name="ce1"/>
        <table:table-column table:style-name="co6" table:number-columns-repeated="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16332" table:default-cell-style-name="ce1"/>
        <table:table-row table:style-name="ro1">
          <table:table-cell table:number-columns-repeated="2" table:style-name="ce2"/>
          <table:table-cell table:number-columns-repeated="5" table:style-name="ce3"/>
          <table:table-cell table:style-name="ce2"/>
          <table:table-cell table:number-columns-repeated="14" table:style-name="ce3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number-columns-repeated="16332"/>
        </table:table-row>
        <table:table-row table:style-name="ro1">
          <table:table-cell table:style-name="ce2"/>
          <table:table-cell office:value-type="string" table:number-columns-spanned="18" table:number-rows-spanned="2" table:style-name="ce84">
            <text:p>Sagittal Standard Just Intonation Notation Calculator</text:p>
          </table:table-cell>
          <table:covered-table-cell table:number-columns-repeated="17"/>
          <table:table-cell table:style-name="ce3"/>
          <table:table-cell office:value-type="string" table:style-name="ce5">
            <text:p>Precision Level</text:p>
          </table:table-cell>
          <table:table-cell table:style-name="ce6"/>
          <table:table-cell office:value-type="string" table:number-columns-spanned="6" table:number-rows-spanned="1" table:style-name="ce96">
            <text:p>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ce98"/>
          <table:table-cell office:value-type="string" table:number-columns-spanned="6" table:number-rows-spanned="1" table:style-name="ce96">
            <text:p>High*</text:p>
          </table:table-cell>
          <table:covered-table-cell/>
          <table:covered-table-cell/>
          <table:covered-table-cell/>
          <table:covered-table-cell/>
          <table:covered-table-cell/>
          <table:table-cell table:style-name="ce98"/>
          <table:table-cell office:value-type="string" table:number-columns-spanned="6" table:number-rows-spanned="1" table:style-name="ce99">
            <text:p>Ultra</text:p>
          </table:table-cell>
          <table:covered-table-cell/>
          <table:covered-table-cell/>
          <table:covered-table-cell/>
          <table:covered-table-cell/>
          <table:covered-table-cell/>
          <table:table-cell table:style-name="ce98"/>
          <table:table-cell office:value-type="string" table:number-columns-spanned="6" table:number-rows-spanned="1" table:style-name="ce96">
            <text:p>Extreme**</text:p>
          </table:table-cell>
          <table:covered-table-cell/>
          <table:covered-table-cell/>
          <table:covered-table-cell/>
          <table:covered-table-cell/>
          <table:covered-table-cell/>
          <table:table-cell table:style-name="ce98"/>
          <table:table-cell office:value-type="string" table:number-columns-spanned="1" table:number-rows-spanned="7" table:style-name="ce100">
            <text:p>Single-shaft Sagittals are Representing (¢)</text:p>
          </table:table-cell>
          <table:table-cell table:style-name="ce95"/>
          <table:table-cell table:number-columns-repeated="16332"/>
        </table:table-row>
        <table:table-row table:style-name="ro1">
          <table:table-cell table:style-name="ce7"/>
          <table:covered-table-cell/>
          <table:covered-table-cell table:number-columns-repeated="17"/>
          <table:table-cell table:style-name="ce3"/>
          <table:table-cell office:value-type="string" table:style-name="ce5">
            <text:p><text:s/>Maximum Symbol Set</text:p>
          </table:table-cell>
          <table:table-cell table:style-name="ce8"/>
          <table:table-cell office:value-type="string" table:number-columns-spanned="6" table:number-rows-spanned="1" table:style-name="ce101">
            <text:p>Athenian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string" table:number-columns-spanned="6" table:number-rows-spanned="1" table:style-name="ce101">
            <text:p>Promethean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string" table:number-columns-spanned="6" table:number-rows-spanned="1" table:style-name="ce101">
            <text:p>Herculean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string" table:number-columns-spanned="6" table:number-rows-spanned="1" table:style-name="ce101">
            <text:p>Olympian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covered-table-cell/>
          <table:table-cell table:style-name="ce95"/>
          <table:table-cell table:number-columns-repeated="16332"/>
        </table:table-row>
        <table:table-row table:style-name="ro1">
          <table:table-cell table:style-name="ce7"/>
          <table:table-cell table:number-columns-repeated="18" table:style-name="ce4"/>
          <table:table-cell table:style-name="ce3"/>
          <table:table-cell office:value-type="string" table:style-name="ce5">
            <text:p>Limit</text:p>
          </table:table-cell>
          <table:table-cell table:style-name="ce8"/>
          <table:table-cell office:value-type="float" office:value="17" table:number-columns-spanned="6" table:number-rows-spanned="1" table:style-name="ce101">
            <text:p>17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float" office:value="23" table:number-columns-spanned="6" table:number-rows-spanned="1" table:style-name="ce101">
            <text:p>23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float" office:value="23" table:number-columns-spanned="6" table:number-rows-spanned="1" table:style-name="ce101">
            <text:p>23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float" office:value="47" table:number-columns-spanned="6" table:number-rows-spanned="1" table:style-name="ce101">
            <text:p>47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covered-table-cell/>
          <table:table-cell table:style-name="ce95"/>
          <table:table-cell table:number-columns-repeated="16332"/>
        </table:table-row>
        <table:table-row table:style-name="ro1">
          <table:table-cell table:style-name="ce7"/>
          <table:table-cell table:number-columns-repeated="18" table:style-name="ce4"/>
          <table:table-cell table:style-name="ce3"/>
          <table:table-cell office:value-type="string" table:style-name="ce5">
            <text:p>Resolution (≈¢)</text:p>
          </table:table-cell>
          <table:table-cell table:style-name="ce8"/>
          <table:table-cell office:value-type="float" office:value="5.41" table:number-columns-spanned="6" table:number-rows-spanned="1" table:style-name="ce101">
            <text:p>5.41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float" office:value="2.42" table:number-columns-spanned="6" table:number-rows-spanned="1" table:style-name="ce101">
            <text:p>2.42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float" office:value="1.96" table:number-columns-spanned="6" table:number-rows-spanned="1" table:style-name="ce101">
            <text:p>1.96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float" office:value="0.49" table:number-columns-spanned="6" table:number-rows-spanned="1" table:style-name="ce101">
            <text:p>0.49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covered-table-cell/>
          <table:table-cell table:style-name="ce95"/>
          <table:table-cell table:number-columns-repeated="16332"/>
        </table:table-row>
        <table:table-row table:style-name="ro1">
          <table:table-cell table:style-name="ce7"/>
          <table:table-cell office:value-type="string" table:style-name="ce9">
            <text:p>You can enter your pitch's prime factor exponents in the light-blue-colored cells. Leave 0's to ignore.</text:p>
          </table:table-cell>
          <table:table-cell table:style-name="ce9"/>
          <table:table-cell table:number-columns-repeated="17" table:style-name="ce3"/>
          <table:table-cell office:value-type="string" table:style-name="ce5">
            <text:p>Diacritics</text:p>
          </table:table-cell>
          <table:table-cell table:style-name="ce8"/>
          <table:table-cell office:value-type="string" table:number-columns-spanned="6" table:number-rows-spanned="1" table:style-name="ce101">
            <text:p>non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string" table:number-columns-spanned="6" table:number-rows-spanned="1" table:style-name="ce101">
            <text:p>non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string" table:number-columns-spanned="6" table:number-rows-spanned="1" table:style-name="ce101">
            <text:p>accent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table-cell office:value-type="string" table:number-columns-spanned="6" table:number-rows-spanned="1" table:style-name="ce101">
            <text:p>accents &amp; breve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02"/>
          <table:covered-table-cell/>
          <table:table-cell table:style-name="ce95"/>
          <table:table-cell table:number-columns-repeated="16332"/>
        </table:table-row>
        <table:table-row table:style-name="ro1">
          <table:table-cell table:style-name="ce7"/>
          <table:table-cell office:value-type="string" table:style-name="ce7">
            <text:p>Prime: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11" table:style-name="ce10">
            <text:p>11</text:p>
          </table:table-cell>
          <table:table-cell office:value-type="float" office:value="13" table:style-name="ce10">
            <text:p>13</text:p>
          </table:table-cell>
          <table:table-cell office:value-type="float" office:value="17" table:style-name="ce10">
            <text:p>17</text:p>
          </table:table-cell>
          <table:table-cell office:value-type="float" office:value="19" table:style-name="ce10">
            <text:p>19</text:p>
          </table:table-cell>
          <table:table-cell office:value-type="float" office:value="23" table:style-name="ce10">
            <text:p>23</text:p>
          </table:table-cell>
          <table:table-cell office:value-type="float" office:value="29" table:style-name="ce10">
            <text:p>29</text:p>
          </table:table-cell>
          <table:table-cell office:value-type="float" office:value="31" table:style-name="ce10">
            <text:p>31</text:p>
          </table:table-cell>
          <table:table-cell office:value-type="float" office:value="37" table:style-name="ce10">
            <text:p>37</text:p>
          </table:table-cell>
          <table:table-cell office:value-type="float" office:value="41" table:style-name="ce10">
            <text:p>41</text:p>
          </table:table-cell>
          <table:table-cell office:value-type="float" office:value="43" table:style-name="ce6">
            <text:p>43</text:p>
          </table:table-cell>
          <table:table-cell office:value-type="float" office:value="47" table:style-name="ce6">
            <text:p>47</text:p>
          </table:table-cell>
          <table:table-cell office:value-type="float" office:value="53" table:style-name="ce6">
            <text:p>53</text:p>
          </table:table-cell>
          <table:table-cell office:value-type="float" office:value="59" table:style-name="ce6">
            <text:p>59</text:p>
          </table:table-cell>
          <table:table-cell office:value-type="float" office:value="61" table:style-name="ce6">
            <text:p>61</text:p>
          </table:table-cell>
          <table:table-cell table:style-name="ce3"/>
          <table:table-cell table:number-columns-repeated="2" table:style-name="ce8"/>
          <table:table-cell office:value-type="string" table:number-columns-spanned="2" table:number-rows-spanned="1" table:style-name="ce96">
            <text:p>ASCII</text:p>
          </table:table-cell>
          <table:covered-table-cell/>
          <table:table-cell office:value-type="string" table:number-columns-spanned="2" table:number-rows-spanned="1" table:style-name="ce96">
            <text:p>Unicode</text:p>
          </table:table-cell>
          <table:covered-table-cell/>
          <table:table-cell office:value-type="string" table:number-columns-spanned="1" table:number-rows-spanned="2" table:style-name="ce103">
            <text:p>Fifths Count</text:p>
          </table:table-cell>
          <table:table-cell office:value-type="string" table:number-columns-spanned="1" table:number-rows-spanned="2" table:style-name="ce104">
            <text:p>Error</text:p>
            <text:p>(¢)</text:p>
          </table:table-cell>
          <table:table-cell table:style-name="ce98"/>
          <table:table-cell office:value-type="string" table:number-columns-spanned="2" table:number-rows-spanned="1" table:style-name="ce96">
            <text:p>ASCII</text:p>
          </table:table-cell>
          <table:covered-table-cell/>
          <table:table-cell office:value-type="string" table:number-columns-spanned="2" table:number-rows-spanned="1" table:style-name="ce96">
            <text:p>Unicode</text:p>
          </table:table-cell>
          <table:covered-table-cell/>
          <table:table-cell office:value-type="string" table:number-columns-spanned="1" table:number-rows-spanned="2" table:style-name="ce103">
            <text:p>Fifths Count</text:p>
          </table:table-cell>
          <table:table-cell office:value-type="string" table:number-columns-spanned="1" table:number-rows-spanned="2" table:style-name="ce104">
            <text:p>Error</text:p>
            <text:p>(¢)</text:p>
          </table:table-cell>
          <table:table-cell table:style-name="ce98"/>
          <table:table-cell office:value-type="string" table:number-columns-spanned="2" table:number-rows-spanned="1" table:style-name="ce96">
            <text:p>ASCII</text:p>
          </table:table-cell>
          <table:covered-table-cell/>
          <table:table-cell office:value-type="string" table:number-columns-spanned="2" table:number-rows-spanned="1" table:style-name="ce96">
            <text:p>Unicode</text:p>
          </table:table-cell>
          <table:covered-table-cell/>
          <table:table-cell office:value-type="string" table:number-columns-spanned="1" table:number-rows-spanned="2" table:style-name="ce103">
            <text:p>Fifths Count</text:p>
          </table:table-cell>
          <table:table-cell office:value-type="string" table:number-columns-spanned="1" table:number-rows-spanned="2" table:style-name="ce104">
            <text:p>Error</text:p>
            <text:p>(¢)</text:p>
          </table:table-cell>
          <table:table-cell table:style-name="ce98"/>
          <table:table-cell office:value-type="string" table:number-columns-spanned="2" table:number-rows-spanned="1" table:style-name="ce96">
            <text:p>ASCII</text:p>
          </table:table-cell>
          <table:covered-table-cell/>
          <table:table-cell office:value-type="string" table:number-columns-spanned="2" table:number-rows-spanned="1" table:style-name="ce96">
            <text:p>Unicode</text:p>
          </table:table-cell>
          <table:covered-table-cell/>
          <table:table-cell office:value-type="string" table:number-columns-spanned="1" table:number-rows-spanned="2" table:style-name="ce103">
            <text:p>Fifths Count</text:p>
          </table:table-cell>
          <table:table-cell office:value-type="string" table:number-columns-spanned="1" table:number-rows-spanned="2" table:style-name="ce104">
            <text:p>Error</text:p>
            <text:p>(¢)</text:p>
          </table:table-cell>
          <table:table-cell table:style-name="ce102"/>
          <table:covered-table-cell/>
          <table:table-cell table:style-name="ce95"/>
          <table:table-cell table:number-columns-repeated="16332"/>
        </table:table-row>
        <table:table-row table:style-name="ro1">
          <table:table-cell table:style-name="ce7"/>
          <table:table-cell office:value-type="string" table:style-name="ce12">
            <text:p>Exponent: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table:style-name="ce3"/>
          <table:table-cell table:number-columns-repeated="2" table:style-name="ce8"/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covered-table-cell/>
          <table:covered-table-cell/>
          <table:table-cell table:style-name="ce98"/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covered-table-cell/>
          <table:covered-table-cell/>
          <table:table-cell table:style-name="ce98"/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covered-table-cell/>
          <table:covered-table-cell/>
          <table:table-cell table:style-name="ce98"/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table-cell office:value-type="string" table:style-name="ce98">
            <text:p>Mixed</text:p>
          </table:table-cell>
          <table:table-cell office:value-type="string" table:style-name="ce98">
            <text:p>Pure</text:p>
          </table:table-cell>
          <table:covered-table-cell/>
          <table:covered-table-cell/>
          <table:table-cell table:style-name="ce102"/>
          <table:covered-table-cell/>
          <table:table-cell table:style-name="ce95"/>
          <table:table-cell table:number-columns-repeated="16332"/>
        </table:table-row>
        <table:table-row table:style-name="ro2">
          <table:table-cell table:style-name="ce6"/>
          <table:table-cell office:value-type="string" table:style-name="ce9">
            <text:p>You can also directly enter your pitch as a ratio. Leave 1's to ignore.</text:p>
          </table:table-cell>
          <table:table-cell table:number-columns-repeated="18" table:style-name="ce3"/>
          <table:table-cell table:number-columns-repeated="2" table:style-name="ce2"/>
          <table:table-cell office:value-type="string" office:string-value=" C" table:formula="of:=CONCATENATE(VLOOKUP([Calculator.$H6];[Key.$A$2:.$E$982];2;FALSE);[Calculator.$B6])" table:style-name="ce105">
            <text:p><text:s/>C</text:p>
          </table:table-cell>
          <table:table-cell office:value-type="string" office:string-value=" C" table:formula="of:=CONCATENATE(VLOOKUP([Calculator.$H6];[Key.$A$2:.$E$982];3;FALSE);[Calculator.$B6])" table:style-name="ce105">
            <text:p><text:s/>C</text:p>
          </table:table-cell>
          <table:table-cell office:value-type="string" office:string-value=" " table:formula="of:=CONCATENATE(VLOOKUP([Calculator.$H6];[Key.$A$2:.$E$982];4;FALSE);[Calculator.$C6])" table:style-name="ce106">
            <text:p><text:s/></text:p>
          </table:table-cell>
          <table:table-cell office:value-type="string" office:string-value=" " table:formula="of:=CONCATENATE(VLOOKUP([Calculator.$H6];[Key.$A$2:.$E$982];5;FALSE);[Calculator.$C6])" table:style-name="ce106">
            <text:p><text:s/></text:p>
          </table:table-cell>
          <table:table-cell office:value-type="float" office:value="0" table:formula="of:=[Calculator.$AB6]" table:style-name="ce105">
            <text:p>0</text:p>
          </table:table-cell>
          <table:table-cell office:value-type="float" office:value="0" table:formula="of:=[Calculator.$L6]" table:style-name="ce107">
            <text:p>0.000</text:p>
          </table:table-cell>
          <table:table-cell table:style-name="ce108"/>
          <table:table-cell office:value-type="string" office:string-value=" C" table:formula="of:=CONCATENATE(VLOOKUP([Calculator.$M6];[Key.$A$2:.$E$982];2;FALSE);[Calculator.$B6])" table:style-name="ce109">
            <text:p><text:s/>C</text:p>
          </table:table-cell>
          <table:table-cell office:value-type="string" office:string-value=" C" table:formula="of:=CONCATENATE(VLOOKUP([Calculator.$M6];[Key.$A$2:.$E$982];3;FALSE);[Calculator.$B6])" table:style-name="ce109">
            <text:p><text:s/>C</text:p>
          </table:table-cell>
          <table:table-cell office:value-type="string" office:string-value=" " table:formula="of:=CONCATENATE(VLOOKUP([Calculator.$M6];[Key.$A$2:.$E$982];4;FALSE);[Calculator.$C6])" table:style-name="ce110">
            <text:p><text:s/></text:p>
          </table:table-cell>
          <table:table-cell office:value-type="string" office:string-value=" " table:formula="of:=CONCATENATE(VLOOKUP([Calculator.$M6];[Key.$A$2:.$E$982];5;FALSE);[Calculator.$C6])" table:style-name="ce110">
            <text:p><text:s/></text:p>
          </table:table-cell>
          <table:table-cell office:value-type="float" office:value="0" table:formula="of:=[Calculator.$AB6]" table:style-name="ce109">
            <text:p>0</text:p>
          </table:table-cell>
          <table:table-cell office:value-type="float" office:value="0" table:formula="of:=[Calculator.$Q6]" table:style-name="ce111">
            <text:p>0.000</text:p>
          </table:table-cell>
          <table:table-cell table:style-name="ce108"/>
          <table:table-cell office:value-type="string" office:string-value=" C" table:formula="of:=CONCATENATE(VLOOKUP([Calculator.$R6];[Key.$A$2:.$E$982];2;FALSE);[Calculator.$B6])" table:style-name="ce112">
            <text:p><text:s/>C</text:p>
          </table:table-cell>
          <table:table-cell office:value-type="string" office:string-value=" C" table:formula="of:=CONCATENATE(VLOOKUP([Calculator.$R6];[Key.$A$2:.$E$982];3;FALSE);[Calculator.$B6])" table:style-name="ce112">
            <text:p><text:s/>C</text:p>
          </table:table-cell>
          <table:table-cell office:value-type="string" office:string-value=" " table:formula="of:=CONCATENATE(VLOOKUP([Calculator.$R6];[Key.$A$2:.$E$982];4;FALSE);[Calculator.$C6])" table:style-name="ce113">
            <text:p><text:s/></text:p>
          </table:table-cell>
          <table:table-cell office:value-type="string" office:string-value=" " table:formula="of:=CONCATENATE(VLOOKUP([Calculator.$R6];[Key.$A$2:.$E$982];5;FALSE);[Calculator.$C6])" table:style-name="ce113">
            <text:p><text:s/></text:p>
          </table:table-cell>
          <table:table-cell office:value-type="float" office:value="0" table:formula="of:=[Calculator.$AB6]" table:style-name="ce112">
            <text:p>0</text:p>
          </table:table-cell>
          <table:table-cell office:value-type="float" office:value="0" table:formula="of:=[Calculator.$V6]" table:style-name="ce114">
            <text:p>0.000</text:p>
          </table:table-cell>
          <table:table-cell table:style-name="ce108"/>
          <table:table-cell office:value-type="string" office:string-value=" C" table:formula="of:=CONCATENATE(VLOOKUP([Calculator.$W6];[Key.$A$2:.$E$982];2;FALSE);[Calculator.$B6])" table:style-name="ce115">
            <text:p><text:s/>C</text:p>
          </table:table-cell>
          <table:table-cell office:value-type="string" office:string-value=" C" table:formula="of:=CONCATENATE(VLOOKUP([Calculator.$W6];[Key.$A$2:.$E$982];3;FALSE);[Calculator.$B6])" table:style-name="ce115">
            <text:p><text:s/>C</text:p>
          </table:table-cell>
          <table:table-cell office:value-type="string" office:string-value=" " table:formula="of:=CONCATENATE(VLOOKUP([Calculator.$W6];[Key.$A$2:.$E$982];4;FALSE);[Calculator.$C6])" table:style-name="ce116">
            <text:p><text:s/></text:p>
          </table:table-cell>
          <table:table-cell office:value-type="string" office:string-value=" " table:formula="of:=CONCATENATE(VLOOKUP([Calculator.$W6];[Key.$A$2:.$E$982];5;FALSE);[Calculator.$C6])" table:style-name="ce116">
            <text:p><text:s/></text:p>
          </table:table-cell>
          <table:table-cell office:value-type="float" office:value="0" table:formula="of:=[Calculator.$AB6]" table:style-name="ce115">
            <text:p>0</text:p>
          </table:table-cell>
          <table:table-cell office:value-type="float" office:value="0" table:formula="of:=[Calculator.$AA6]" table:style-name="ce117">
            <text:p>0.000</text:p>
          </table:table-cell>
          <table:table-cell table:style-name="ce108"/>
          <table:table-cell office:value-type="string" office:string-value="" table:formula="of:=[Calculator.$G6]" table:style-name="ce118"/>
          <table:table-cell table:style-name="ce95"/>
          <table:table-cell table:number-columns-repeated="16332"/>
        </table:table-row>
        <table:table-row table:style-name="ro2">
          <table:table-cell table:style-name="ce12"/>
          <table:table-cell table:style-name="ce3"/>
          <table:table-cell office:value-type="float" office:value="1" table:number-columns-spanned="3" table:number-rows-spanned="1" table:style-name="ce125">
            <text:p>1</text:p>
          </table:table-cell>
          <table:covered-table-cell/>
          <table:covered-table-cell/>
          <table:table-cell office:value-type="string" table:number-columns-spanned="4" table:number-rows-spanned="1" table:style-name="ce79">
            <text:p>Numerator</text:p>
          </table:table-cell>
          <table:covered-table-cell table:number-columns-repeated="3"/>
          <table:table-cell table:number-columns-repeated="2" table:style-name="ce3"/>
          <table:table-cell table:style-name="ce2"/>
          <table:table-cell office:value-type="string" table:style-name="ce12">
            <text:p>Your pitch is</text:p>
          </table:table-cell>
          <table:table-cell office:value-type="float" office:value="0" table:formula="of:=[Calculator.AG5]" table:number-columns-spanned="2" table:number-rows-spanned="1" table:style-name="ce80">
            <text:p>0.000</text:p>
          </table:table-cell>
          <table:covered-table-cell/>
          <table:table-cell office:value-type="string" table:style-name="ce28">
            <text:p>cents above 1/1.</text:p>
          </table:table-cell>
          <table:table-cell table:number-columns-repeated="2" table:style-name="ce2"/>
          <table:table-cell table:number-columns-repeated="2" table:style-name="ce3"/>
          <table:table-cell table:number-columns-repeated="2" table:style-name="ce2"/>
          <table:table-cell office:value-type="string" office:string-value="/|bbD" table:formula="of:=CONCATENATE(VLOOKUP([Calculator.$H7];[Key.$A$2:.$E$982];2;FALSE);[Calculator.$B7])" table:style-name="ce105">
            <text:p>/|bbD</text:p>
          </table:table-cell>
          <table:table-cell office:value-type="string" office:string-value="Y/D" table:formula="of:=CONCATENATE(VLOOKUP([Calculator.$H7];[Key.$A$2:.$E$982];3;FALSE);[Calculator.$B7])" table:style-name="ce105">
            <text:p>Y/D</text:p>
          </table:table-cell>
          <table:table-cell office:value-type="string" office:string-value="  " table:formula="of:=CONCATENATE(VLOOKUP([Calculator.$H7];[Key.$A$2:.$E$982];4;FALSE);[Calculator.$C7])" table:style-name="ce106">
            <text:p>  </text:p>
          </table:table-cell>
          <table:table-cell office:value-type="string" office:string-value=" " table:formula="of:=CONCATENATE(VLOOKUP([Calculator.$H7];[Key.$A$2:.$E$982];5;FALSE);[Calculator.$C7])" table:style-name="ce106">
            <text:p> </text:p>
          </table:table-cell>
          <table:table-cell office:value-type="float" office:value="-12" table:formula="of:=[Calculator.$AB7]" table:style-name="ce105">
            <text:p>-12</text:p>
          </table:table-cell>
          <table:table-cell office:value-type="float" office:value="1.9537207879367173" table:formula="of:=[Calculator.$L7]" table:style-name="ce107">
            <text:p>1.954</text:p>
          </table:table-cell>
          <table:table-cell table:style-name="ce108"/>
          <table:table-cell office:value-type="string" office:string-value=")/|bbD" table:formula="of:=CONCATENATE(VLOOKUP([Calculator.$M7];[Key.$A$2:.$E$982];2;FALSE);[Calculator.$B7])" table:style-name="ce109">
            <text:p>)/|bbD</text:p>
          </table:table-cell>
          <table:table-cell office:value-type="string" office:string-value=")Y)D" table:formula="of:=CONCATENATE(VLOOKUP([Calculator.$M7];[Key.$A$2:.$E$982];3;FALSE);[Calculator.$B7])" table:style-name="ce109">
            <text:p>)Y)D</text:p>
          </table:table-cell>
          <table:table-cell office:value-type="string" office:string-value="  " table:formula="of:=CONCATENATE(VLOOKUP([Calculator.$M7];[Key.$A$2:.$E$982];4;FALSE);[Calculator.$C7])" table:style-name="ce110">
            <text:p>  </text:p>
          </table:table-cell>
          <table:table-cell office:value-type="string" office:string-value=" " table:formula="of:=CONCATENATE(VLOOKUP([Calculator.$M7];[Key.$A$2:.$E$982];5;FALSE);[Calculator.$C7])" table:style-name="ce110">
            <text:p> </text:p>
          </table:table-cell>
          <table:table-cell office:value-type="float" office:value="-12" table:formula="of:=[Calculator.$AB7]" table:style-name="ce109">
            <text:p>-12</text:p>
          </table:table-cell>
          <table:table-cell office:value-type="float" office:value="1.4242979405282767" table:formula="of:=[Calculator.$Q7]" table:style-name="ce111">
            <text:p>1.424</text:p>
          </table:table-cell>
          <table:table-cell table:style-name="ce108"/>
          <table:table-cell office:value-type="string" office:string-value="'/|bbD" table:formula="of:=CONCATENATE(VLOOKUP([Calculator.$R7];[Key.$A$2:.$E$982];2;FALSE);[Calculator.$B7])" table:style-name="ce112">
            <text:p>'/|bbD</text:p>
          </table:table-cell>
          <table:table-cell office:value-type="string" office:string-value="'Y/D" table:formula="of:=CONCATENATE(VLOOKUP([Calculator.$R7];[Key.$A$2:.$E$982];3;FALSE);[Calculator.$B7])" table:style-name="ce112">
            <text:p>'Y/D</text:p>
          </table:table-cell>
          <table:table-cell office:value-type="string" office:string-value="   " table:formula="of:=CONCATENATE(VLOOKUP([Calculator.$R7];[Key.$A$2:.$E$982];4;FALSE);[Calculator.$C7])" table:style-name="ce113">
            <text:p>   </text:p>
          </table:table-cell>
          <table:table-cell office:value-type="string" office:string-value="  " table:formula="of:=CONCATENATE(VLOOKUP([Calculator.$R7];[Key.$A$2:.$E$982];5;FALSE);[Calculator.$C7])" table:style-name="ce113">
            <text:p>  </text:p>
          </table:table-cell>
          <table:table-cell office:value-type="float" office:value="-12" table:formula="of:=[Calculator.$AB7]" table:style-name="ce112">
            <text:p>-12</text:p>
          </table:table-cell>
          <table:table-cell office:value-type="float" office:value="2.4833468614815501E-12" table:formula="of:=[Calculator.$V7]" table:style-name="ce114">
            <text:p>0.000</text:p>
          </table:table-cell>
          <table:table-cell table:style-name="ce108"/>
          <table:table-cell office:value-type="string" office:string-value="'/|bbD" table:formula="of:=CONCATENATE(VLOOKUP([Calculator.$W7];[Key.$A$2:.$E$982];2;FALSE);[Calculator.$B7])" table:style-name="ce115">
            <text:p>'/|bbD</text:p>
          </table:table-cell>
          <table:table-cell office:value-type="string" office:string-value="'Y/D" table:formula="of:=CONCATENATE(VLOOKUP([Calculator.$W7];[Key.$A$2:.$E$982];3;FALSE);[Calculator.$B7])" table:style-name="ce115">
            <text:p>'Y/D</text:p>
          </table:table-cell>
          <table:table-cell office:value-type="string" office:string-value="   " table:formula="of:=CONCATENATE(VLOOKUP([Calculator.$W7];[Key.$A$2:.$E$982];4;FALSE);[Calculator.$C7])" table:style-name="ce116">
            <text:p>   </text:p>
          </table:table-cell>
          <table:table-cell office:value-type="string" office:string-value="  " table:formula="of:=CONCATENATE(VLOOKUP([Calculator.$W7];[Key.$A$2:.$E$982];5;FALSE);[Calculator.$C7])" table:style-name="ce116">
            <text:p>  </text:p>
          </table:table-cell>
          <table:table-cell office:value-type="float" office:value="-12" table:formula="of:=[Calculator.$AB7]" table:style-name="ce115">
            <text:p>-12</text:p>
          </table:table-cell>
          <table:table-cell office:value-type="float" office:value="2.4833468614815501E-12" table:formula="of:=[Calculator.$AA7]" table:style-name="ce117">
            <text:p>0.000</text:p>
          </table:table-cell>
          <table:table-cell table:style-name="ce108"/>
          <table:table-cell office:value-type="float" office:value="23.460010384651497" table:formula="of:=[Calculator.$G7]" table:style-name="ce118">
            <text:p>23.460</text:p>
          </table:table-cell>
          <table:table-cell table:style-name="ce95"/>
          <table:table-cell table:number-columns-repeated="16332"/>
        </table:table-row>
        <table:table-row table:style-name="ro2">
          <table:table-cell table:number-columns-repeated="2" table:style-name="ce3"/>
          <table:table-cell office:value-type="float" office:value="1" table:number-columns-spanned="3" table:number-rows-spanned="1" table:style-name="ce124">
            <text:p>1</text:p>
          </table:table-cell>
          <table:covered-table-cell/>
          <table:covered-table-cell/>
          <table:table-cell office:value-type="string" table:number-columns-spanned="4" table:number-rows-spanned="1" table:style-name="ce82">
            <text:p>Denominator</text:p>
          </table:table-cell>
          <table:covered-table-cell table:number-columns-repeated="3"/>
          <table:table-cell table:number-columns-repeated="11" table:style-name="ce3"/>
          <table:table-cell table:number-columns-repeated="2" table:style-name="ce2"/>
          <table:table-cell office:value-type="string" office:string-value=" " table:formula="of:=CONCATENATE(VLOOKUP([Calculator.$H8];[Key.$A$2:.$E$982];2;FALSE);[Calculator.$B8])" table:style-name="ce105">
            <text:p><text:s/></text:p>
          </table:table-cell>
          <table:table-cell office:value-type="string" office:string-value=" " table:formula="of:=CONCATENATE(VLOOKUP([Calculator.$H8];[Key.$A$2:.$E$982];3;FALSE);[Calculator.$B8])" table:style-name="ce105">
            <text:p><text:s/></text:p>
          </table:table-cell>
          <table:table-cell office:value-type="string" office:string-value="" table:formula="of:=CONCATENATE(VLOOKUP([Calculator.$H8];[Key.$A$2:.$E$982];4;FALSE);[Calculator.$C8])" table:style-name="ce106"/>
          <table:table-cell office:value-type="string" office:string-value="" table:formula="of:=CONCATENATE(VLOOKUP([Calculator.$H8];[Key.$A$2:.$E$982];5;FALSE);[Calculator.$C8])" table:style-name="ce106"/>
          <table:table-cell office:value-type="string" office:string-value="" table:formula="of:=[Calculator.$AB8]" table:style-name="ce105"/>
          <table:table-cell office:value-type="string" office:string-value="" table:formula="of:=[Calculator.$L8]" table:style-name="ce107"/>
          <table:table-cell table:style-name="ce108"/>
          <table:table-cell office:value-type="string" office:string-value=" " table:formula="of:=CONCATENATE(VLOOKUP([Calculator.$M8];[Key.$A$2:.$E$982];2;FALSE);[Calculator.$B8])" table:style-name="ce109">
            <text:p><text:s/></text:p>
          </table:table-cell>
          <table:table-cell office:value-type="string" office:string-value=" " table:formula="of:=CONCATENATE(VLOOKUP([Calculator.$M8];[Key.$A$2:.$E$982];3;FALSE);[Calculator.$B8])" table:style-name="ce109">
            <text:p><text:s/></text:p>
          </table:table-cell>
          <table:table-cell office:value-type="string" office:string-value="" table:formula="of:=CONCATENATE(VLOOKUP([Calculator.$M8];[Key.$A$2:.$E$982];4;FALSE);[Calculator.$C8])" table:style-name="ce110"/>
          <table:table-cell office:value-type="string" office:string-value="" table:formula="of:=CONCATENATE(VLOOKUP([Calculator.$M8];[Key.$A$2:.$E$982];5;FALSE);[Calculator.$C8])" table:style-name="ce110"/>
          <table:table-cell office:value-type="string" office:string-value="" table:formula="of:=[Calculator.$AB8]" table:style-name="ce109"/>
          <table:table-cell office:value-type="string" office:string-value="" table:formula="of:=[Calculator.$Q8]" table:style-name="ce111"/>
          <table:table-cell table:style-name="ce108"/>
          <table:table-cell office:value-type="string" office:string-value=" " table:formula="of:=CONCATENATE(VLOOKUP([Calculator.$R8];[Key.$A$2:.$E$982];2;FALSE);[Calculator.$B8])" table:style-name="ce112">
            <text:p><text:s/></text:p>
          </table:table-cell>
          <table:table-cell office:value-type="string" office:string-value=" " table:formula="of:=CONCATENATE(VLOOKUP([Calculator.$R8];[Key.$A$2:.$E$982];3;FALSE);[Calculator.$B8])" table:style-name="ce112">
            <text:p><text:s/></text:p>
          </table:table-cell>
          <table:table-cell office:value-type="string" office:string-value="" table:formula="of:=CONCATENATE(VLOOKUP([Calculator.$R8];[Key.$A$2:.$E$982];4;FALSE);[Calculator.$C8])" table:style-name="ce113"/>
          <table:table-cell office:value-type="string" office:string-value="" table:formula="of:=CONCATENATE(VLOOKUP([Calculator.$R8];[Key.$A$2:.$E$982];5;FALSE);[Calculator.$C8])" table:style-name="ce113"/>
          <table:table-cell office:value-type="string" office:string-value="" table:formula="of:=[Calculator.$AB8]" table:style-name="ce112"/>
          <table:table-cell office:value-type="string" office:string-value="" table:formula="of:=[Calculator.$V8]" table:style-name="ce114"/>
          <table:table-cell table:style-name="ce108"/>
          <table:table-cell office:value-type="string" office:string-value=" " table:formula="of:=CONCATENATE(VLOOKUP([Calculator.$W8];[Key.$A$2:.$E$982];2;FALSE);[Calculator.$B8])" table:style-name="ce115">
            <text:p><text:s/></text:p>
          </table:table-cell>
          <table:table-cell office:value-type="string" office:string-value=" " table:formula="of:=CONCATENATE(VLOOKUP([Calculator.$W8];[Key.$A$2:.$E$982];3;FALSE);[Calculator.$B8])" table:style-name="ce115">
            <text:p><text:s/></text:p>
          </table:table-cell>
          <table:table-cell office:value-type="string" office:string-value="" table:formula="of:=CONCATENATE(VLOOKUP([Calculator.$W8];[Key.$A$2:.$E$982];4;FALSE);[Calculator.$C8])" table:style-name="ce116"/>
          <table:table-cell office:value-type="string" office:string-value="" table:formula="of:=CONCATENATE(VLOOKUP([Calculator.$W8];[Key.$A$2:.$E$982];5;FALSE);[Calculator.$C8])" table:style-name="ce116"/>
          <table:table-cell office:value-type="string" office:string-value="" table:formula="of:=[Calculator.$AB8]" table:style-name="ce115"/>
          <table:table-cell office:value-type="string" office:string-value="" table:formula="of:=[Calculator.$AA8]" table:style-name="ce117"/>
          <table:table-cell table:style-name="ce108"/>
          <table:table-cell office:value-type="string" office:string-value="" table:formula="of:=[Calculator.$G8]" table:style-name="ce118"/>
          <table:table-cell table:style-name="ce95"/>
          <table:table-cell table:number-columns-repeated="16332"/>
        </table:table-row>
        <table:table-row table:style-name="ro2">
          <table:table-cell table:style-name="ce5"/>
          <table:table-cell office:value-type="string" table:style-name="ce9">
            <text:p>Enter a Pythagorean nominal for your 1/1 (from bbF to xB).</text:p>
          </table:table-cell>
          <table:table-cell table:number-columns-repeated="11" table:style-name="ce3"/>
          <table:table-cell table:style-name="ce12"/>
          <table:table-cell table:style-name="ce6"/>
          <table:table-cell table:style-name="ce28"/>
          <table:table-cell table:number-columns-repeated="4" table:style-name="ce3"/>
          <table:table-cell table:number-columns-repeated="2" table:style-name="ce2"/>
          <table:table-cell office:value-type="string" office:string-value=" " table:formula="of:=CONCATENATE(VLOOKUP([Calculator.$H9];[Key.$A$2:.$E$982];2;FALSE);[Calculator.$B9])" table:style-name="ce105">
            <text:p><text:s/></text:p>
          </table:table-cell>
          <table:table-cell office:value-type="string" office:string-value=" " table:formula="of:=CONCATENATE(VLOOKUP([Calculator.$H9];[Key.$A$2:.$E$982];3;FALSE);[Calculator.$B9])" table:style-name="ce105">
            <text:p><text:s/></text:p>
          </table:table-cell>
          <table:table-cell office:value-type="string" office:string-value="" table:formula="of:=CONCATENATE(VLOOKUP([Calculator.$H9];[Key.$A$2:.$E$982];4;FALSE);[Calculator.$C9])" table:style-name="ce106"/>
          <table:table-cell office:value-type="string" office:string-value="" table:formula="of:=CONCATENATE(VLOOKUP([Calculator.$H9];[Key.$A$2:.$E$982];5;FALSE);[Calculator.$C9])" table:style-name="ce106"/>
          <table:table-cell office:value-type="string" office:string-value="" table:formula="of:=[Calculator.$AB9]" table:style-name="ce105"/>
          <table:table-cell office:value-type="string" office:string-value="" table:formula="of:=[Calculator.$L9]" table:style-name="ce107"/>
          <table:table-cell table:style-name="ce108"/>
          <table:table-cell office:value-type="string" office:string-value=" " table:formula="of:=CONCATENATE(VLOOKUP([Calculator.$M9];[Key.$A$2:.$E$982];2;FALSE);[Calculator.$B9])" table:style-name="ce109">
            <text:p><text:s/></text:p>
          </table:table-cell>
          <table:table-cell office:value-type="string" office:string-value=" " table:formula="of:=CONCATENATE(VLOOKUP([Calculator.$M9];[Key.$A$2:.$E$982];3;FALSE);[Calculator.$B9])" table:style-name="ce109">
            <text:p><text:s/></text:p>
          </table:table-cell>
          <table:table-cell office:value-type="string" office:string-value="" table:formula="of:=CONCATENATE(VLOOKUP([Calculator.$M9];[Key.$A$2:.$E$982];4;FALSE);[Calculator.$C9])" table:style-name="ce110"/>
          <table:table-cell office:value-type="string" office:string-value="" table:formula="of:=CONCATENATE(VLOOKUP([Calculator.$M9];[Key.$A$2:.$E$982];5;FALSE);[Calculator.$C9])" table:style-name="ce110"/>
          <table:table-cell office:value-type="string" office:string-value="" table:formula="of:=[Calculator.$AB9]" table:style-name="ce109"/>
          <table:table-cell office:value-type="string" office:string-value="" table:formula="of:=[Calculator.$Q9]" table:style-name="ce111"/>
          <table:table-cell table:style-name="ce108"/>
          <table:table-cell office:value-type="string" office:string-value=" " table:formula="of:=CONCATENATE(VLOOKUP([Calculator.$R9];[Key.$A$2:.$E$982];2;FALSE);[Calculator.$B9])" table:style-name="ce112">
            <text:p><text:s/></text:p>
          </table:table-cell>
          <table:table-cell office:value-type="string" office:string-value=" " table:formula="of:=CONCATENATE(VLOOKUP([Calculator.$R9];[Key.$A$2:.$E$982];3;FALSE);[Calculator.$B9])" table:style-name="ce112">
            <text:p><text:s/></text:p>
          </table:table-cell>
          <table:table-cell office:value-type="string" office:string-value="" table:formula="of:=CONCATENATE(VLOOKUP([Calculator.$R9];[Key.$A$2:.$E$982];4;FALSE);[Calculator.$C9])" table:style-name="ce113"/>
          <table:table-cell office:value-type="string" office:string-value="" table:formula="of:=CONCATENATE(VLOOKUP([Calculator.$R9];[Key.$A$2:.$E$982];5;FALSE);[Calculator.$C9])" table:style-name="ce113"/>
          <table:table-cell office:value-type="string" office:string-value="" table:formula="of:=[Calculator.$AB9]" table:style-name="ce112"/>
          <table:table-cell office:value-type="string" office:string-value="" table:formula="of:=[Calculator.$V9]" table:style-name="ce114"/>
          <table:table-cell table:style-name="ce108"/>
          <table:table-cell office:value-type="string" office:string-value=" " table:formula="of:=CONCATENATE(VLOOKUP([Calculator.$W9];[Key.$A$2:.$E$982];2;FALSE);[Calculator.$B9])" table:style-name="ce115">
            <text:p><text:s/></text:p>
          </table:table-cell>
          <table:table-cell office:value-type="string" office:string-value=" " table:formula="of:=CONCATENATE(VLOOKUP([Calculator.$W9];[Key.$A$2:.$E$982];3;FALSE);[Calculator.$B9])" table:style-name="ce115">
            <text:p><text:s/></text:p>
          </table:table-cell>
          <table:table-cell office:value-type="string" office:string-value="" table:formula="of:=CONCATENATE(VLOOKUP([Calculator.$W9];[Key.$A$2:.$E$982];4;FALSE);[Calculator.$C9])" table:style-name="ce116"/>
          <table:table-cell office:value-type="string" office:string-value="" table:formula="of:=CONCATENATE(VLOOKUP([Calculator.$W9];[Key.$A$2:.$E$982];5;FALSE);[Calculator.$C9])" table:style-name="ce116"/>
          <table:table-cell office:value-type="string" office:string-value="" table:formula="of:=[Calculator.$AB9]" table:style-name="ce115"/>
          <table:table-cell office:value-type="string" office:string-value="" table:formula="of:=[Calculator.$AA9]" table:style-name="ce117"/>
          <table:table-cell table:style-name="ce108"/>
          <table:table-cell office:value-type="string" office:string-value="" table:formula="of:=[Calculator.$G9]" table:style-name="ce118"/>
          <table:table-cell table:style-name="ce95"/>
          <table:table-cell table:number-columns-repeated="16332"/>
        </table:table-row>
        <table:table-row table:style-name="ro2">
          <table:table-cell table:style-name="ce6"/>
          <table:table-cell office:value-type="string" table:style-name="ce29">
            <text:p>1/1 =</text:p>
          </table:table-cell>
          <table:table-cell office:value-type="string" table:number-columns-spanned="3" table:number-rows-spanned="1" table:style-name="ce92">
            <text:p>C</text:p>
          </table:table-cell>
          <table:covered-table-cell table:number-columns-repeated="2"/>
          <table:table-cell table:number-columns-repeated="15" table:style-name="ce3"/>
          <table:table-cell table:number-columns-repeated="2" table:style-name="ce2"/>
          <table:table-cell office:value-type="string" office:string-value=" " table:formula="of:=CONCATENATE(VLOOKUP([Calculator.$H10];[Key.$A$2:.$E$982];2;FALSE);[Calculator.$B10])" table:style-name="ce105">
            <text:p><text:s/></text:p>
          </table:table-cell>
          <table:table-cell office:value-type="string" office:string-value=" " table:formula="of:=CONCATENATE(VLOOKUP([Calculator.$H10];[Key.$A$2:.$E$982];3;FALSE);[Calculator.$B10])" table:style-name="ce105">
            <text:p><text:s/></text:p>
          </table:table-cell>
          <table:table-cell office:value-type="string" office:string-value="" table:formula="of:=CONCATENATE(VLOOKUP([Calculator.$H10];[Key.$A$2:.$E$982];4;FALSE);[Calculator.$C10])" table:style-name="ce106"/>
          <table:table-cell office:value-type="string" office:string-value="" table:formula="of:=CONCATENATE(VLOOKUP([Calculator.$H10];[Key.$A$2:.$E$982];5;FALSE);[Calculator.$C10])" table:style-name="ce106"/>
          <table:table-cell office:value-type="string" office:string-value="" table:formula="of:=[Calculator.$AB10]" table:style-name="ce105"/>
          <table:table-cell office:value-type="string" office:string-value="" table:formula="of:=[Calculator.$L10]" table:style-name="ce107"/>
          <table:table-cell table:style-name="ce108"/>
          <table:table-cell office:value-type="string" office:string-value=" " table:formula="of:=CONCATENATE(VLOOKUP([Calculator.$M10];[Key.$A$2:.$E$982];2;FALSE);[Calculator.$B10])" table:style-name="ce109">
            <text:p><text:s/></text:p>
          </table:table-cell>
          <table:table-cell office:value-type="string" office:string-value=" " table:formula="of:=CONCATENATE(VLOOKUP([Calculator.$M10];[Key.$A$2:.$E$982];3;FALSE);[Calculator.$B10])" table:style-name="ce109">
            <text:p><text:s/></text:p>
          </table:table-cell>
          <table:table-cell office:value-type="string" office:string-value="" table:formula="of:=CONCATENATE(VLOOKUP([Calculator.$M10];[Key.$A$2:.$E$982];4;FALSE);[Calculator.$C10])" table:style-name="ce110"/>
          <table:table-cell office:value-type="string" office:string-value="" table:formula="of:=CONCATENATE(VLOOKUP([Calculator.$M10];[Key.$A$2:.$E$982];5;FALSE);[Calculator.$C10])" table:style-name="ce110"/>
          <table:table-cell office:value-type="string" office:string-value="" table:formula="of:=[Calculator.$AB10]" table:style-name="ce109"/>
          <table:table-cell office:value-type="string" office:string-value="" table:formula="of:=[Calculator.$Q10]" table:style-name="ce111"/>
          <table:table-cell table:style-name="ce108"/>
          <table:table-cell office:value-type="string" office:string-value=" " table:formula="of:=CONCATENATE(VLOOKUP([Calculator.$R10];[Key.$A$2:.$E$982];2;FALSE);[Calculator.$B10])" table:style-name="ce112">
            <text:p><text:s/></text:p>
          </table:table-cell>
          <table:table-cell office:value-type="string" office:string-value=" " table:formula="of:=CONCATENATE(VLOOKUP([Calculator.$R10];[Key.$A$2:.$E$982];3;FALSE);[Calculator.$B10])" table:style-name="ce112">
            <text:p><text:s/></text:p>
          </table:table-cell>
          <table:table-cell office:value-type="string" office:string-value="" table:formula="of:=CONCATENATE(VLOOKUP([Calculator.$R10];[Key.$A$2:.$E$982];4;FALSE);[Calculator.$C10])" table:style-name="ce113"/>
          <table:table-cell office:value-type="string" office:string-value="" table:formula="of:=CONCATENATE(VLOOKUP([Calculator.$R10];[Key.$A$2:.$E$982];5;FALSE);[Calculator.$C10])" table:style-name="ce113"/>
          <table:table-cell office:value-type="string" office:string-value="" table:formula="of:=[Calculator.$AB10]" table:style-name="ce112"/>
          <table:table-cell office:value-type="string" office:string-value="" table:formula="of:=[Calculator.$V10]" table:style-name="ce114"/>
          <table:table-cell table:style-name="ce108"/>
          <table:table-cell office:value-type="string" office:string-value=" " table:formula="of:=CONCATENATE(VLOOKUP([Calculator.$W10];[Key.$A$2:.$E$982];2;FALSE);[Calculator.$B10])" table:style-name="ce115">
            <text:p><text:s/></text:p>
          </table:table-cell>
          <table:table-cell office:value-type="string" office:string-value=" " table:formula="of:=CONCATENATE(VLOOKUP([Calculator.$W10];[Key.$A$2:.$E$982];3;FALSE);[Calculator.$B10])" table:style-name="ce115">
            <text:p><text:s/></text:p>
          </table:table-cell>
          <table:table-cell office:value-type="string" office:string-value="" table:formula="of:=CONCATENATE(VLOOKUP([Calculator.$W10];[Key.$A$2:.$E$982];4;FALSE);[Calculator.$C10])" table:style-name="ce116"/>
          <table:table-cell office:value-type="string" office:string-value="" table:formula="of:=CONCATENATE(VLOOKUP([Calculator.$W10];[Key.$A$2:.$E$982];5;FALSE);[Calculator.$C10])" table:style-name="ce116"/>
          <table:table-cell office:value-type="string" office:string-value="" table:formula="of:=[Calculator.$AB10]" table:style-name="ce115"/>
          <table:table-cell office:value-type="string" office:string-value="" table:formula="of:=[Calculator.$AA10]" table:style-name="ce117"/>
          <table:table-cell table:style-name="ce108"/>
          <table:table-cell office:value-type="string" office:string-value="" table:formula="of:=[Calculator.$G10]" table:style-name="ce118"/>
          <table:table-cell table:style-name="ce95"/>
          <table:table-cell table:number-columns-repeated="16332"/>
        </table:table-row>
        <table:table-row table:style-name="ro2">
          <table:table-cell table:style-name="ce6"/>
          <table:table-cell table:style-name="ce3"/>
          <table:table-cell office:value-type="string" table:style-name="ce3">
            <text:p>To view the Unicode characters, you must install the Bravura font.</text:p>
            <text:p>Support for installing Bravura font can be found here:<text:s/></text:p>
          </table:table-cell>
          <table:table-cell table:number-columns-repeated="6" table:style-name="ce3"/>
          <table:table-cell table:style-name="ce30"/>
          <table:table-cell table:number-columns-repeated="10" table:style-name="ce3"/>
          <table:table-cell table:number-columns-repeated="2" table:style-name="ce2"/>
          <table:table-cell office:value-type="string" office:string-value=" " table:formula="of:=CONCATENATE(VLOOKUP([Calculator.$H11];[Key.$A$2:.$E$982];2;FALSE);[Calculator.$B11])" table:style-name="ce105">
            <text:p><text:s/></text:p>
          </table:table-cell>
          <table:table-cell office:value-type="string" office:string-value=" " table:formula="of:=CONCATENATE(VLOOKUP([Calculator.$H11];[Key.$A$2:.$E$982];3;FALSE);[Calculator.$B11])" table:style-name="ce105">
            <text:p><text:s/></text:p>
          </table:table-cell>
          <table:table-cell office:value-type="string" office:string-value="" table:formula="of:=CONCATENATE(VLOOKUP([Calculator.$H11];[Key.$A$2:.$E$982];4;FALSE);[Calculator.$C11])" table:style-name="ce106"/>
          <table:table-cell office:value-type="string" office:string-value="" table:formula="of:=CONCATENATE(VLOOKUP([Calculator.$H11];[Key.$A$2:.$E$982];5;FALSE);[Calculator.$C11])" table:style-name="ce106"/>
          <table:table-cell office:value-type="string" office:string-value="" table:formula="of:=[Calculator.$AB11]" table:style-name="ce105"/>
          <table:table-cell office:value-type="string" office:string-value="" table:formula="of:=[Calculator.$L11]" table:style-name="ce107"/>
          <table:table-cell table:style-name="ce108"/>
          <table:table-cell office:value-type="string" office:string-value=" " table:formula="of:=CONCATENATE(VLOOKUP([Calculator.$M11];[Key.$A$2:.$E$982];2;FALSE);[Calculator.$B11])" table:style-name="ce109">
            <text:p><text:s/></text:p>
          </table:table-cell>
          <table:table-cell office:value-type="string" office:string-value=" " table:formula="of:=CONCATENATE(VLOOKUP([Calculator.$M11];[Key.$A$2:.$E$982];3;FALSE);[Calculator.$B11])" table:style-name="ce109">
            <text:p><text:s/></text:p>
          </table:table-cell>
          <table:table-cell office:value-type="string" office:string-value="" table:formula="of:=CONCATENATE(VLOOKUP([Calculator.$M11];[Key.$A$2:.$E$982];4;FALSE);[Calculator.$C11])" table:style-name="ce110"/>
          <table:table-cell office:value-type="string" office:string-value="" table:formula="of:=CONCATENATE(VLOOKUP([Calculator.$M11];[Key.$A$2:.$E$982];5;FALSE);[Calculator.$C11])" table:style-name="ce110"/>
          <table:table-cell office:value-type="string" office:string-value="" table:formula="of:=[Calculator.$AB11]" table:style-name="ce109"/>
          <table:table-cell office:value-type="string" office:string-value="" table:formula="of:=[Calculator.$Q11]" table:style-name="ce111"/>
          <table:table-cell table:style-name="ce108"/>
          <table:table-cell office:value-type="string" office:string-value=" " table:formula="of:=CONCATENATE(VLOOKUP([Calculator.$R11];[Key.$A$2:.$E$982];2;FALSE);[Calculator.$B11])" table:style-name="ce112">
            <text:p><text:s/></text:p>
          </table:table-cell>
          <table:table-cell office:value-type="string" office:string-value=" " table:formula="of:=CONCATENATE(VLOOKUP([Calculator.$R11];[Key.$A$2:.$E$982];3;FALSE);[Calculator.$B11])" table:style-name="ce112">
            <text:p><text:s/></text:p>
          </table:table-cell>
          <table:table-cell office:value-type="string" office:string-value="" table:formula="of:=CONCATENATE(VLOOKUP([Calculator.$R11];[Key.$A$2:.$E$982];4;FALSE);[Calculator.$C11])" table:style-name="ce113"/>
          <table:table-cell office:value-type="string" office:string-value="" table:formula="of:=CONCATENATE(VLOOKUP([Calculator.$R11];[Key.$A$2:.$E$982];5;FALSE);[Calculator.$C11])" table:style-name="ce113"/>
          <table:table-cell office:value-type="string" office:string-value="" table:formula="of:=[Calculator.$AB11]" table:style-name="ce112"/>
          <table:table-cell office:value-type="string" office:string-value="" table:formula="of:=[Calculator.$V11]" table:style-name="ce114"/>
          <table:table-cell table:style-name="ce108"/>
          <table:table-cell office:value-type="string" office:string-value=" " table:formula="of:=CONCATENATE(VLOOKUP([Calculator.$W11];[Key.$A$2:.$E$982];2;FALSE);[Calculator.$B11])" table:style-name="ce115">
            <text:p><text:s/></text:p>
          </table:table-cell>
          <table:table-cell office:value-type="string" office:string-value=" " table:formula="of:=CONCATENATE(VLOOKUP([Calculator.$W11];[Key.$A$2:.$E$982];3;FALSE);[Calculator.$B11])" table:style-name="ce115">
            <text:p><text:s/></text:p>
          </table:table-cell>
          <table:table-cell office:value-type="string" office:string-value="" table:formula="of:=CONCATENATE(VLOOKUP([Calculator.$W11];[Key.$A$2:.$E$982];4;FALSE);[Calculator.$C11])" table:style-name="ce116"/>
          <table:table-cell office:value-type="string" office:string-value="" table:formula="of:=CONCATENATE(VLOOKUP([Calculator.$W11];[Key.$A$2:.$E$982];5;FALSE);[Calculator.$C11])" table:style-name="ce116"/>
          <table:table-cell office:value-type="string" office:string-value="" table:formula="of:=[Calculator.$AB11]" table:style-name="ce115"/>
          <table:table-cell office:value-type="string" office:string-value="" table:formula="of:=[Calculator.$AA11]" table:style-name="ce117"/>
          <table:table-cell table:style-name="ce108"/>
          <table:table-cell office:value-type="string" office:string-value="" table:formula="of:=[Calculator.$G11]" table:style-name="ce118"/>
          <table:table-cell table:style-name="ce95"/>
          <table:table-cell table:number-columns-repeated="16332"/>
        </table:table-row>
        <table:table-row table:style-name="ro2">
          <table:table-cell table:style-name="ce6"/>
          <table:table-cell table:style-name="ce3"/>
          <table:table-cell office:value-type="string" table:style-name="ce31">
            <text:p><text:a xlink:href="http://forum.sagittal.org/viewtopic.php?f=16&amp;t=429">http://forum.sagittal.org/viewtopic.php?f=16&amp;t=429</text:a></text:p>
          </table:table-cell>
          <table:table-cell table:number-columns-repeated="17" table:style-name="ce3"/>
          <table:table-cell table:number-columns-repeated="2" table:style-name="ce2"/>
          <table:table-cell office:value-type="string" office:string-value="\!#B" table:formula="of:=CONCATENATE(VLOOKUP([Calculator.$H12];[Key.$A$2:.$E$982];2;FALSE);[Calculator.$B12])" table:style-name="ce105">
            <text:p>\!#B</text:p>
          </table:table-cell>
          <table:table-cell office:value-type="string" office:string-value="||\B" table:formula="of:=CONCATENATE(VLOOKUP([Calculator.$H12];[Key.$A$2:.$E$982];3;FALSE);[Calculator.$B12])" table:style-name="ce105">
            <text:p>||\B</text:p>
          </table:table-cell>
          <table:table-cell office:value-type="string" office:string-value="  " table:formula="of:=CONCATENATE(VLOOKUP([Calculator.$H12];[Key.$A$2:.$E$982];4;FALSE);[Calculator.$C12])" table:style-name="ce106">
            <text:p>  </text:p>
          </table:table-cell>
          <table:table-cell office:value-type="string" office:string-value=" " table:formula="of:=CONCATENATE(VLOOKUP([Calculator.$H12];[Key.$A$2:.$E$982];5;FALSE);[Calculator.$C12])" table:style-name="ce106">
            <text:p> </text:p>
          </table:table-cell>
          <table:table-cell office:value-type="float" office:value="12" table:formula="of:=[Calculator.$AB12]" table:style-name="ce105">
            <text:p>12</text:p>
          </table:table-cell>
          <table:table-cell office:value-type="float" office:value="1.9537207879354384" table:formula="of:=[Calculator.$L12]" table:style-name="ce107">
            <text:p>1.954</text:p>
          </table:table-cell>
          <table:table-cell table:style-name="ce108"/>
          <table:table-cell office:value-type="string" office:string-value=")\!#B" table:formula="of:=CONCATENATE(VLOOKUP([Calculator.$M12];[Key.$A$2:.$E$982];2;FALSE);[Calculator.$B12])" table:style-name="ce109">
            <text:p>)\!#B</text:p>
          </table:table-cell>
          <table:table-cell office:value-type="string" office:string-value=")||)B" table:formula="of:=CONCATENATE(VLOOKUP([Calculator.$M12];[Key.$A$2:.$E$982];3;FALSE);[Calculator.$B12])" table:style-name="ce109">
            <text:p>)||)B</text:p>
          </table:table-cell>
          <table:table-cell office:value-type="string" office:string-value="  " table:formula="of:=CONCATENATE(VLOOKUP([Calculator.$M12];[Key.$A$2:.$E$982];4;FALSE);[Calculator.$C12])" table:style-name="ce110">
            <text:p>  </text:p>
          </table:table-cell>
          <table:table-cell office:value-type="string" office:string-value=" " table:formula="of:=CONCATENATE(VLOOKUP([Calculator.$M12];[Key.$A$2:.$E$982];5;FALSE);[Calculator.$C12])" table:style-name="ce110">
            <text:p> </text:p>
          </table:table-cell>
          <table:table-cell office:value-type="float" office:value="12" table:formula="of:=[Calculator.$AB12]" table:style-name="ce109">
            <text:p>12</text:p>
          </table:table-cell>
          <table:table-cell office:value-type="float" office:value="1.4242979405295557" table:formula="of:=[Calculator.$Q12]" table:style-name="ce111">
            <text:p>1.424</text:p>
          </table:table-cell>
          <table:table-cell table:style-name="ce108"/>
          <table:table-cell office:value-type="string" office:string-value=".\!#B" table:formula="of:=CONCATENATE(VLOOKUP([Calculator.$R12];[Key.$A$2:.$E$982];2;FALSE);[Calculator.$B12])" table:style-name="ce112">
            <text:p>.\!#B</text:p>
          </table:table-cell>
          <table:table-cell office:value-type="string" office:string-value=".||\B" table:formula="of:=CONCATENATE(VLOOKUP([Calculator.$R12];[Key.$A$2:.$E$982];3;FALSE);[Calculator.$B12])" table:style-name="ce112">
            <text:p>.||\B</text:p>
          </table:table-cell>
          <table:table-cell office:value-type="string" office:string-value="   " table:formula="of:=CONCATENATE(VLOOKUP([Calculator.$R12];[Key.$A$2:.$E$982];4;FALSE);[Calculator.$C12])" table:style-name="ce113">
            <text:p>   </text:p>
          </table:table-cell>
          <table:table-cell office:value-type="string" office:string-value="  " table:formula="of:=CONCATENATE(VLOOKUP([Calculator.$R12];[Key.$A$2:.$E$982];5;FALSE);[Calculator.$C12])" table:style-name="ce113">
            <text:p>  </text:p>
          </table:table-cell>
          <table:table-cell office:value-type="float" office:value="12" table:formula="of:=[Calculator.$AB12]" table:style-name="ce112">
            <text:p>12</text:p>
          </table:table-cell>
          <table:table-cell office:value-type="float" office:value="1.2043699371133698E-12" table:formula="of:=[Calculator.$V12]" table:style-name="ce114">
            <text:p>0.000</text:p>
          </table:table-cell>
          <table:table-cell table:style-name="ce108"/>
          <table:table-cell office:value-type="string" office:string-value=".\!#B" table:formula="of:=CONCATENATE(VLOOKUP([Calculator.$W12];[Key.$A$2:.$E$982];2;FALSE);[Calculator.$B12])" table:style-name="ce115">
            <text:p>.\!#B</text:p>
          </table:table-cell>
          <table:table-cell office:value-type="string" office:string-value=".||\B" table:formula="of:=CONCATENATE(VLOOKUP([Calculator.$W12];[Key.$A$2:.$E$982];3;FALSE);[Calculator.$B12])" table:style-name="ce115">
            <text:p>.||\B</text:p>
          </table:table-cell>
          <table:table-cell office:value-type="string" office:string-value="   " table:formula="of:=CONCATENATE(VLOOKUP([Calculator.$W12];[Key.$A$2:.$E$982];4;FALSE);[Calculator.$C12])" table:style-name="ce116">
            <text:p>   </text:p>
          </table:table-cell>
          <table:table-cell office:value-type="string" office:string-value="  " table:formula="of:=CONCATENATE(VLOOKUP([Calculator.$W12];[Key.$A$2:.$E$982];5;FALSE);[Calculator.$C12])" table:style-name="ce116">
            <text:p>  </text:p>
          </table:table-cell>
          <table:table-cell office:value-type="float" office:value="12" table:formula="of:=[Calculator.$AB12]" table:style-name="ce115">
            <text:p>12</text:p>
          </table:table-cell>
          <table:table-cell office:value-type="float" office:value="1.2043699371133698E-12" table:formula="of:=[Calculator.$AA12]" table:style-name="ce117">
            <text:p>0.000</text:p>
          </table:table-cell>
          <table:table-cell table:style-name="ce108"/>
          <table:table-cell office:value-type="float" office:value="-23.460010384650218" table:formula="of:=[Calculator.$G12]" table:style-name="ce118">
            <text:p>-23.460</text:p>
          </table:table-cell>
          <table:table-cell table:style-name="ce95"/>
          <table:table-cell table:number-columns-repeated="16332"/>
        </table:table-row>
        <table:table-row table:style-name="ro3">
          <table:table-cell table:style-name="ce2"/>
          <table:table-cell table:style-name="ce3"/>
          <table:table-cell office:value-type="string" table:style-name="ce3">
            <text:p>Standard JI notation precision levels are visualized here:</text:p>
          </table:table-cell>
          <table:table-cell table:number-columns-repeated="19" table:style-name="ce3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number-columns-repeated="16332"/>
        </table:table-row>
        <table:table-row table:style-name="ro3">
          <table:table-cell table:style-name="ce2"/>
          <table:table-cell table:style-name="ce3"/>
          <table:table-cell office:value-type="string" table:style-name="ce32">
            <text:p><text:a xlink:href="http://sagittal.org/SagittalJI.gif">http://sagittal.org/SagittalJI.gif</text:a></text:p>
          </table:table-cell>
          <table:table-cell table:number-columns-repeated="17" table:style-name="ce3"/>
          <table:table-cell table:number-columns-repeated="2" table:style-name="ce9"/>
          <table:table-cell table:style-name="ce95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95"/>
          <table:table-cell office:value-type="string" table:style-name="ce120">
            <text:p>*This notation is not recommended.</text:p>
          </table:table-cell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office:value-type="string" table:style-name="ce120">
            <text:p>**Note that if the ASCII above shows commas , or back-quotes `</text:p>
          </table:table-cell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number-columns-repeated="16332"/>
        </table:table-row>
        <table:table-row table:style-name="ro3">
          <table:table-cell table:style-name="ce2"/>
          <table:table-cell table:number-columns-repeated="21" table:style-name="ce3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office:value-type="string" table:style-name="ce120">
            <text:p>the unicode above will not be correct<text:s/></text:p>
          </table:table-cell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number-columns-repeated="16332"/>
        </table:table-row>
        <table:table-row table:style-name="ro3">
          <table:table-cell table:style-name="ce2"/>
          <table:table-cell table:number-columns-repeated="21" table:style-name="ce3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office:value-type="string" table:style-name="ce120">
            <text:p>until the breves (mina diacritics) are added to the Bravura font.</text:p>
          </table:table-cell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number-columns-repeated="16332"/>
        </table:table-row>
        <table:table-row table:style-name="ro3">
          <table:table-cell table:style-name="ce2"/>
          <table:table-cell table:number-columns-repeated="21" table:style-name="ce3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121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number-columns-repeated="16332"/>
        </table:table-row>
        <table:table-row table:number-rows-repeated="1048556" table:style-name="ro4">
          <table:table-cell table:number-columns-repeated="16384"/>
        </table:table-row>
      </table:table>
      <table:table table:name="Calculator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9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20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9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8" table:default-cell-style-name="ce1"/>
        <table:table-column table:style-name="co24" table:default-cell-style-name="ce1"/>
        <table:table-column table:style-name="co21" table:default-cell-style-name="ce1"/>
        <table:table-column table:style-name="co8" table:number-columns-repeated="16349" table:default-cell-style-name="ce1"/>
        <table:table-row table:style-name="ro4">
          <table:table-cell office:value-type="string" table:style-name="ce35">
            <text:p>bbFbbCbbGbbDbbAbbEbbBbF bC bG bD bA bE bB F <text:s/>C <text:s/>G <text:s/>D <text:s/>A <text:s/>E <text:s/>B <text:s/>#F #C #G #D #A #E #B xF xC xG xD xA xE xB<text:s/></text:p>
          </table:table-cell>
          <table:table-cell table:number-columns-repeated="28" table:style-name="ce5"/>
          <table:table-cell office:value-type="string" table:number-columns-spanned="2" table:number-rows-spanned="1" table:style-name="ce89">
            <text:p>(in case you want to play with this)</text:p>
          </table:table-cell>
          <table:covered-table-cell/>
          <table:table-cell table:style-name="ce5"/>
          <table:table-cell office:value-type="string" table:number-columns-spanned="2" table:number-rows-spanned="1" table:style-name="ce75">
            <text:p>facts about the pitch</text:p>
          </table:table-cell>
          <table:covered-table-cell/>
          <table:table-cell table:style-name="ce5"/>
          <table:table-cell office:value-type="string" table:number-columns-spanned="2" table:number-rows-spanned="1" table:style-name="ce89">
            <text:p>facts about the 1/1</text:p>
          </table:table-cell>
          <table:covered-table-cell/>
          <table:table-cell table:number-columns-repeated="16347"/>
        </table:table-row>
        <table:table-row table:style-name="ro4">
          <table:table-cell office:value-type="string" table:style-name="ce28">
            <text:p>Full Key and Error Calculation</text:p>
          </table:table-cell>
          <table:table-cell table:number-columns-repeated="26" table:style-name="ce5"/>
          <table:table-cell table:number-columns-repeated="2" table:style-name="ce36"/>
          <table:table-cell office:value-type="float" office:value="113.68500605771317" table:formula="of:=(LOG(3;2)*7-11)*1200" table:style-name="ce37">
            <text:p>113.685006057713000</text:p>
          </table:table-cell>
          <table:table-cell office:value-type="string" table:style-name="ce5">
            <text:p>cents in apotome</text:p>
          </table:table-cell>
          <table:table-cell table:style-name="ce5"/>
          <table:table-cell office:value-type="float" office:value="1" table:formula="of:=(3^[UI.$C$8])*(5^[UI.$D$8])*(7^[UI.$E$8])*(11^[UI.$F$8])*(13^[UI.$G$8])*(17^[UI.$H$8])*(19^[UI.$I$8])*(23^[UI.$J$8])*(29^[UI.$K$8])*(31^[UI.$L$8])*(37^[UI.$M$8])*(41^[UI.$N$8])*(43^[UI.$O$8])*(47^[UI.$P$8])*(53^[UI.$Q$8])*(59^[UI.$R$8])*(61^[UI.$S$8])" table:style-name="ce3">
            <text:p>1</text:p>
          </table:table-cell>
          <table:table-cell office:value-type="string" table:style-name="ce5">
            <text:p>monzo multiplier</text:p>
          </table:table-cell>
          <table:table-cell table:style-name="ce5"/>
          <table:table-cell office:value-type="float" office:value="0" table:formula="of:=[UI.$C$8]+(FIND([UI.$C$13]&amp;REPT(&quot; &quot;;3-LEN([UI.$C$13]));[.$A$1])-46)/3" table:style-name="ce5">
            <text:p>0</text:p>
          </table:table-cell>
          <table:table-cell office:value-type="string" table:style-name="ce5">
            <text:p>fifths above C</text:p>
          </table:table-cell>
          <table:table-cell table:number-columns-repeated="16347"/>
        </table:table-row>
        <table:table-row table:style-name="ro4">
          <table:table-cell table:style-name="ce36"/>
          <table:table-cell table:number-columns-repeated="24" table:style-name="ce5"/>
          <table:table-cell table:style-name="ce3"/>
          <table:table-cell table:style-name="ce5"/>
          <table:table-cell table:number-columns-repeated="2" table:style-name="ce36"/>
          <table:table-cell office:value-type="float" office:value="68.572508222180403" table:formula="of:=[Boundaries.N154]+0.000000001" table:style-name="ce37">
            <text:p>68.572508222180400</text:p>
          </table:table-cell>
          <table:table-cell office:value-type="string" table:style-name="ce5">
            <text:p>cents maximum</text:p>
          </table:table-cell>
          <table:table-cell table:style-name="ce5"/>
          <table:table-cell office:value-type="float" office:value="1" table:formula="of:=[UI.$C$10]/[UI.$C$11]" table:style-name="ce3">
            <text:p>1</text:p>
          </table:table-cell>
          <table:table-cell office:value-type="string" table:style-name="ce5">
            <text:p>ratio multiplier</text:p>
          </table:table-cell>
          <table:table-cell table:number-columns-repeated="3" table:style-name="ce5"/>
          <table:table-cell table:number-columns-repeated="16347"/>
        </table:table-row>
        <table:table-row table:style-name="ro4">
          <table:table-cell office:value-type="string" table:number-columns-spanned="1" table:number-rows-spanned="2" table:style-name="ce90">
            <text:p>Nominal Base Cents</text:p>
          </table:table-cell>
          <table:table-cell office:value-type="string" table:number-columns-spanned="1" table:number-rows-spanned="2" table:style-name="ce88">
            <text:p>Nominal</text:p>
            <text:p>(if in range)</text:p>
          </table:table-cell>
          <table:table-cell office:value-type="string" table:number-columns-spanned="1" table:number-rows-spanned="2" table:style-name="ce88">
            <text:p>Nominal inside notehead</text:p>
            <text:p>(if in range)</text:p>
          </table:table-cell>
          <table:table-cell office:value-type="string" table:number-columns-spanned="1" table:number-rows-spanned="2" table:style-name="ce88">
            <text:p>Sharp/Flat</text:p>
          </table:table-cell>
          <table:table-cell office:value-type="string" table:number-columns-spanned="1" table:number-rows-spanned="2" table:style-name="ce88">
            <text:p>Sharp/Flat Key Shift</text:p>
          </table:table-cell>
          <table:table-cell office:value-type="string" table:number-columns-spanned="1" table:number-rows-spanned="2" table:style-name="ce88">
            <text:p>Cents</text:p>
          </table:table-cell>
          <table:table-cell office:value-type="string" table:number-columns-spanned="1" table:number-rows-spanned="2" table:style-name="ce88">
            <text:p>Alteration</text:p>
          </table:table-cell>
          <table:table-cell office:value-type="string" table:number-columns-spanned="5" table:number-rows-spanned="1" table:style-name="ce86">
            <text:p>Medium</text:p>
          </table:table-cell>
          <table:covered-table-cell table:number-columns-repeated="4"/>
          <table:table-cell office:value-type="string" table:number-columns-spanned="5" table:number-rows-spanned="1" table:style-name="ce86">
            <text:p>High</text:p>
          </table:table-cell>
          <table:covered-table-cell table:number-columns-repeated="4"/>
          <table:table-cell office:value-type="string" table:number-columns-spanned="5" table:number-rows-spanned="1" table:style-name="ce87">
            <text:p>Ultra</text:p>
          </table:table-cell>
          <table:covered-table-cell table:number-columns-repeated="4"/>
          <table:table-cell office:value-type="string" table:number-columns-spanned="5" table:number-rows-spanned="1" table:style-name="ce86">
            <text:p>Extreme</text:p>
          </table:table-cell>
          <table:covered-table-cell table:number-columns-repeated="4"/>
          <table:table-cell office:value-type="string" table:number-columns-spanned="1" table:number-rows-spanned="2" table:style-name="ce88">
            <text:p>Fifths above 1/1</text:p>
          </table:table-cell>
          <table:table-cell table:style-name="ce5"/>
          <table:table-cell office:value-type="float" office:value="0.60317987921264637" table:formula="of:=[.AD$3]/[.AD$2]" table:style-name="ce37">
            <text:p>0.603179879212646</text:p>
          </table:table-cell>
          <table:table-cell office:value-type="string" table:style-name="ce5">
            <text:p>max./apotome</text:p>
          </table:table-cell>
          <table:table-cell table:style-name="ce5"/>
          <table:table-cell office:value-type="float" office:value="1" table:formula="of:=[.AG2]*[.AG3]" table:style-name="ce3">
            <text:p>1</text:p>
          </table:table-cell>
          <table:table-cell office:value-type="string" table:style-name="ce5">
            <text:p>total multiplier</text:p>
          </table:table-cell>
          <table:table-cell table:number-columns-repeated="3" table:style-name="ce5"/>
          <table:table-cell table:number-columns-repeated="1634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Full Key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office:value-type="string" table:style-name="ce11">
            <text:p>Default Value</text:p>
          </table:table-cell>
          <table:table-cell office:value-type="string" table:style-name="ce11">
            <text:p>Error</text:p>
          </table:table-cell>
          <table:table-cell office:value-type="string" table:style-name="ce11">
            <text:p>Full Key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office:value-type="string" table:style-name="ce11">
            <text:p>Default Value</text:p>
          </table:table-cell>
          <table:table-cell office:value-type="string" table:style-name="ce11">
            <text:p>Error</text:p>
          </table:table-cell>
          <table:table-cell office:value-type="string" table:style-name="ce11">
            <text:p>Full Key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office:value-type="string" table:style-name="ce11">
            <text:p>Default Value</text:p>
          </table:table-cell>
          <table:table-cell office:value-type="string" table:style-name="ce11">
            <text:p>Error</text:p>
          </table:table-cell>
          <table:table-cell office:value-type="string" table:style-name="ce11">
            <text:p>Full Key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office:value-type="string" table:style-name="ce11">
            <text:p>Default Value</text:p>
          </table:table-cell>
          <table:table-cell office:value-type="string" table:style-name="ce11">
            <text:p>Error</text:p>
          </table:table-cell>
          <table:covered-table-cell/>
          <table:table-cell table:number-columns-repeated="4" table:style-name="ce5"/>
          <table:table-cell office:value-type="float" office:value="0" table:formula="of:=MOD(1200*LOG([.AG4];2);1200)" table:style-name="ce36">
            <text:p>0.000</text:p>
          </table:table-cell>
          <table:table-cell office:value-type="string" table:style-name="ce5">
            <text:p>cents above 1/1</text:p>
          </table:table-cell>
          <table:table-cell table:number-columns-repeated="3" table:style-name="ce5"/>
          <table:table-cell table:number-columns-repeated="16347"/>
        </table:table-row>
        <table:table-row table:style-name="ro4">
          <table:table-cell office:value-type="float" office:value="0" table:formula="of:=IF(ABS([.AG$8]-1200)&lt;300;1200;0)" table:style-name="ce38">
            <text:p>0.000</text:p>
          </table:table-cell>
          <table:table-cell office:value-type="string" office:string-value="C" table:formula="of:=IF(ABS([.AG$8]-[.A6])&gt;2.000001*[.AD$2];&quot;&quot;;&quot;C&quot;)" table:style-name="ce5">
            <text:p>C</text:p>
          </table:table-cell>
          <table:table-cell office:value-type="string" office:string-value=" " table:formula="of:=IF(ABS([.AG$8]-[.A6])&gt;2.000001*[.AD$2];&quot;&quot;;&quot; &quot;)" table:style-name="ce30">
            <text:p><text:s/></text:p>
          </table:table-cell>
          <table:table-cell office:value-type="string" office:string-value="" table:formula="of:=IF([.B6]=&quot;&quot;;&quot;&quot;;IF([.AG$8]-[.A6]&gt;[.$AD$2]*(1+[.AD$4]);&quot;x&quot;;IF([.AG$8]-[.A6]&gt;[.AD$2]*[.AD$4];&quot;#&quot;;IF([.A6]-[.AG$8]&gt;[.AD$2]*(1+[.AD$4]);&quot;bb&quot;;IF([.A6]-[.AG$8]&gt;[.AD$2]*[.AD$4];&quot;b&quot;;&quot;&quot;)))))" table:style-name="ce5"/>
          <table:table-cell office:value-type="float" office:value="0" table:formula="of:=IF([.D6]=&quot;x&quot;;2000;IF([.D6]=&quot;#&quot;;1000;IF([.D6]=&quot;&quot;;0;IF([.D6]=&quot;b&quot;;-1000;IF([.D6]=&quot;bb&quot;;-2000)))))" table:style-name="ce30">
            <text:p>0</text:p>
          </table:table-cell>
          <table:table-cell office:value-type="float" office:value="0" table:formula="of:=IF([.B6]=&quot;&quot;;&quot;&quot;;IF([.AG$8]-[.A6]&gt;[.AD$2]*(1+[.AD$4]);[.A6]+[.AD$2]*2;IF([.AG$8]-[.A6]&gt;[.AD$2]*[.AD$4];[.A6]+[.AD$2];IF([.A6]-[.AG$8]&gt;[.AD$2]*(1+[.AD$4]);[.A6]-2*[.AD$2];IF([.A6]-[.AG$8]&gt;[.AD$2]*[.AD$4];[.A6]-[.AD$2];[.A6])))))" table:style-name="ce36">
            <text:p>0.000</text:p>
          </table:table-cell>
          <table:table-cell office:value-type="string" office:string-value="" table:formula="of:=IF([.B6]=&quot;&quot;;&quot;&quot;;IF(ROUND([.AG$8]-[.F6];3)=0;&quot;&quot;;[.AG$8]-[.F6]))" table:style-name="ce38"/>
          <table:table-cell office:value-type="float" office:value="0" table:formula="of:=IF([.$G6]=&quot;&quot;;0;[.I6]+[.$E6])" table:style-name="ce8">
            <text:p>0</text:p>
          </table:table-cell>
          <table:table-cell office:value-type="string" office:string-value="" table:formula="of:=IF([.$G6]=&quot;&quot;;&quot;&quot;;IF(ROUND([.$G6];3)=0;&quot;&quot;;IF([.$G6]&gt;0;VLOOKUP([.$G6];[Boundaries.$B$5:.$C$9153];2;TRUE);-1*VLOOKUP(-1*[.$G6];[Boundaries.$B$5:.$C153];2;TRUE))))" table:style-name="ce8"/>
          <table:table-cell office:value-type="string" office:string-value="" table:formula="of:=IF([.I6]=&quot;&quot;;&quot;&quot;;VLOOKUP([.I6];[Key.$A$2:.$B$982];2;FALSE))" table:style-name="ce8"/>
          <table:table-cell office:value-type="string" office:string-value="" table:formula="of:=IF([.I6]=&quot;&quot;;&quot;&quot;;IF([.I6]=0;&quot;&quot;;IF([.I6]&gt;0;VLOOKUP([.I6];[Commas.$A$2:.$E$9149];5;FALSE);-1*VLOOKUP(-1*[.I6];[Commas.$A$2:.$E$9149];5;FALSE))))" table:style-name="ce39"/>
          <table:table-cell office:value-type="float" office:value="0" table:formula="of:=IF([.$B6]=&quot;&quot;;&quot;&quot;;IF([.$G6]=&quot;&quot;;0;IF([.K6]=&quot;&quot;;[.$G6];ABS([.$G6]-[.K6]))))" table:style-name="ce39">
            <text:p>0.000</text:p>
          </table:table-cell>
          <table:table-cell office:value-type="float" office:value="0" table:formula="of:=IF([.$G6]=&quot;&quot;;0;[.N6]+[.$E6])" table:style-name="ce8">
            <text:p>0</text:p>
          </table:table-cell>
          <table:table-cell office:value-type="string" office:string-value="" table:formula="of:=IF([.$G6]=&quot;&quot;;&quot;&quot;;IF(ROUND([.$G6];3)=0;&quot;&quot;;IF([.$G6]&gt;0;VLOOKUP([.$G6];[Boundaries.$F$5:.$G$9153];2;TRUE);-1*VLOOKUP(-1*[.$G6];[Boundaries.$F$5:.$G$9153];2;TRUE))))" table:style-name="ce8"/>
          <table:table-cell office:value-type="string" office:string-value="" table:formula="of:=IF([.N6]=&quot;&quot;;&quot;&quot;;VLOOKUP([.N6];[Key.$A$2:.$B$982];2;FALSE))" table:style-name="ce8"/>
          <table:table-cell office:value-type="string" office:string-value="" table:formula="of:=IF([.N6]=&quot;&quot;;&quot;&quot;;IF([.N6]=0;&quot;&quot;;IF([.N6]&gt;0;VLOOKUP([.N6];[Commas.$A$2:.$E$9149];5;FALSE);-1*VLOOKUP(-1*[.N6];[Commas.$A$2:.$E$9149];5;FALSE))))" table:style-name="ce39"/>
          <table:table-cell office:value-type="float" office:value="0" table:formula="of:=IF([.$B6]=&quot;&quot;;&quot;&quot;;IF([.$G6]=&quot;&quot;;0;IF([.P6]=&quot;&quot;;[.$G6];ABS([.$G6]-[.P6]))))" table:style-name="ce39">
            <text:p>0.000</text:p>
          </table:table-cell>
          <table:table-cell office:value-type="float" office:value="0" table:formula="of:=IF([.$G6]=&quot;&quot;;0;[.S6]+[.$E6])" table:style-name="ce8">
            <text:p>0</text:p>
          </table:table-cell>
          <table:table-cell office:value-type="string" office:string-value="" table:formula="of:=IF([.$G6]=&quot;&quot;;&quot;&quot;;IF(ROUND([.$G6];3)=0;&quot;&quot;;IF([.$G6]&gt;0;VLOOKUP([.$G6];[Boundaries.$J$5:.$K$9153];2;TRUE);-1*VLOOKUP(-1*[.$G6];[Boundaries.$J$5:.$K$9153];2;TRUE))))" table:style-name="ce8"/>
          <table:table-cell office:value-type="string" office:string-value="" table:formula="of:=IF([.S6]=&quot;&quot;;&quot;&quot;;VLOOKUP([.S6];[Key.$A$2:.$B$982];2;FALSE))" table:style-name="ce8"/>
          <table:table-cell office:value-type="string" office:string-value="" table:formula="of:=IF([.S6]=&quot;&quot;;&quot;&quot;;IF([.S6]=0;&quot;&quot;;IF([.S6]&gt;0;VLOOKUP([.S6];[Commas.$A$2:.$E$9149];5;FALSE);-1*VLOOKUP(-1*[.S6];[Commas.$A$2:.$E$9149];5;FALSE))))" table:style-name="ce39"/>
          <table:table-cell office:value-type="float" office:value="0" table:formula="of:=IF([.$B6]=&quot;&quot;;&quot;&quot;;IF([.$G6]=&quot;&quot;;0;IF([.U6]=&quot;&quot;;0;ABS([.$G6]-[.U6]))))" table:style-name="ce39">
            <text:p>0.000</text:p>
          </table:table-cell>
          <table:table-cell office:value-type="float" office:value="0" table:formula="of:=IF([.$G6]=&quot;&quot;;0;[.X6]+[.$E6])" table:style-name="ce8">
            <text:p>0</text:p>
          </table:table-cell>
          <table:table-cell office:value-type="string" office:string-value="" table:formula="of:=IF([.$G6]=&quot;&quot;;&quot;&quot;;IF(ROUND([.$G6];3)=0;&quot;&quot;;IF([.$G6]&gt;0;VLOOKUP([.$G6];[Boundaries.$N$5:.$O$9153];2;TRUE);-1*VLOOKUP(-1*[.$G6];[Boundaries.$N$5:.$O$9153];2;TRUE))))" table:style-name="ce8"/>
          <table:table-cell office:value-type="string" office:string-value="" table:formula="of:=IF([.X6]=&quot;&quot;;&quot;&quot;;VLOOKUP([.X6];[Key.$A$2:.$B$982];2;FALSE))" table:style-name="ce8"/>
          <table:table-cell office:value-type="string" office:string-value="" table:formula="of:=IF([.X6]=&quot;&quot;;&quot;&quot;;IF([.X6]=0;&quot;&quot;;IF([.X6]&gt;0;VLOOKUP([.X6];[Commas.$A$2:.$E$9149];5;FALSE);-1*VLOOKUP(-1*[.X6];[Commas.$A$2:.$E$9149];5;FALSE))))" table:style-name="ce39"/>
          <table:table-cell office:value-type="float" office:value="0" table:formula="of:=IF([.$B6]=&quot;&quot;;&quot;&quot;;IF([.$G6]=&quot;&quot;;0;IF([.Z6]=&quot;&quot;;0;ABS([.$G6]-[.Z6]))))" table:style-name="ce39">
            <text:p>0.000</text:p>
          </table:table-cell>
          <table:table-cell office:value-type="float" office:value="0" table:formula="of:=IF([.B6]&lt;&gt;&quot;&quot;;[UI.$C$8]+(FIND([.D6]&amp;[.B6]&amp;REPT(&quot; &quot;;3-LEN([.D6]&amp;[.B6]));[.$A$1])-46)/3-[.AJ$2];&quot;&quot;)" table:style-name="ce5">
            <text:p>0</text:p>
          </table:table-cell>
          <table:table-cell table:number-columns-repeated="4" table:style-name="ce5"/>
          <table:table-cell table:style-name="ce3"/>
          <table:table-cell table:number-columns-repeated="4" table:style-name="ce5"/>
          <table:table-cell table:number-columns-repeated="16347"/>
        </table:table-row>
        <table:table-row table:style-name="ro4">
          <table:table-cell office:value-type="float" office:value="203.91000173077484" table:formula="of:=IF(ABS([.AG$8]-1200*(LN(9/8)/LN(2))-1200)&lt;300;1200*(LN(9/8)/LN(2))+1200;1200*(LN(9/8)/LN(2)))" table:style-name="ce38">
            <text:p>203.910</text:p>
          </table:table-cell>
          <table:table-cell office:value-type="string" office:string-value="D" table:formula="of:=IF(ABS([.AG$8]-[.A7])&gt;2.000001*[.AD$2];&quot;&quot;;&quot;D&quot;)" table:style-name="ce5">
            <text:p>D</text:p>
          </table:table-cell>
          <table:table-cell office:value-type="string" office:string-value=" " table:formula="of:=IF(ABS([.AG$8]-[.A7])&gt;2.000001*[.AD$2];&quot;&quot;;&quot; &quot;)" table:style-name="ce30">
            <text:p><text:s/></text:p>
          </table:table-cell>
          <table:table-cell office:value-type="string" office:string-value="bb" table:formula="of:=IF([.B7]=&quot;&quot;;&quot;&quot;;IF([.AG$8]-[.A7]&gt;[.AD$2]*(1+[.AD$4]);&quot;x&quot;;IF([.AG$8]-[.A7]&gt;[.AD$2]*[.AD$4];&quot;#&quot;;IF([.A7]-[.AG$8]&gt;[.AD$2]*(1+[.AD$4]);&quot;bb&quot;;IF([.A7]-[.AG$8]&gt;[.AD$2]*[.AD$4];&quot;b&quot;;&quot;&quot;)))))" table:style-name="ce5">
            <text:p>bb</text:p>
          </table:table-cell>
          <table:table-cell office:value-type="float" office:value="-2000" table:formula="of:=IF([.D7]=&quot;x&quot;;2000;IF([.D7]=&quot;#&quot;;1000;IF([.D7]=&quot;&quot;;0;IF([.D7]=&quot;b&quot;;-1000;IF([.D7]=&quot;bb&quot;;-2000)))))" table:style-name="ce30">
            <text:p>-2000</text:p>
          </table:table-cell>
          <table:table-cell office:value-type="float" office:value="-23.460010384651497" table:formula="of:=IF([.B7]=&quot;&quot;;&quot;&quot;;IF([.AG$8]-[.A7]&gt;[.AD$2]*(1+[.AD$4]);[.A7]+[.AD$2]*2;IF([.AG$8]-[.A7]&gt;[.AD$2]*[.AD$4];[.A7]+[.AD$2];IF([.A7]-[.AG$8]&gt;[.AD$2]*(1+[.AD$4]);[.A7]-2*[.AD$2];IF([.A7]-[.AG$8]&gt;[.AD$2]*[.AD$4];[.A7]-[.AD$2];[.A7])))))" table:style-name="ce36">
            <text:p>-23.460</text:p>
          </table:table-cell>
          <table:table-cell office:value-type="float" office:value="23.460010384651497" table:formula="of:=IF([.B7]=&quot;&quot;;&quot;&quot;;IF(ROUND([.AG$8]-[.F7];3)=0;&quot;&quot;;[.AG$8]-[.F7]))" table:style-name="ce38">
            <text:p>23.460</text:p>
          </table:table-cell>
          <table:table-cell office:value-type="float" office:value="-1956" table:formula="of:=IF([.$G7]=&quot;&quot;;0;[.I7]+[.$E7])" table:style-name="ce8">
            <text:p>-1956</text:p>
          </table:table-cell>
          <table:table-cell office:value-type="float" office:value="44" table:formula="of:=IF([.$G7]=&quot;&quot;;&quot;&quot;;IF(ROUND([.$G7];3)=0;&quot;&quot;;IF([.$G7]&gt;0;VLOOKUP([.$G7];[Boundaries.$B$5:.$C$9153];2;TRUE);-1*VLOOKUP(-1*[.$G7];[Boundaries.$B$5:.$C153];2;TRUE))))" table:style-name="ce8">
            <text:p>44</text:p>
          </table:table-cell>
          <table:table-cell office:value-type="string" office:string-value="/|" table:formula="of:=IF([.I7]=&quot;&quot;;&quot;&quot;;VLOOKUP([.I7];[Key.$A$2:.$B$982];2;FALSE))" table:style-name="ce8">
            <text:p>/|</text:p>
          </table:table-cell>
          <table:table-cell office:value-type="float" office:value="21.50628959671478" table:formula="of:=IF([.I7]=&quot;&quot;;&quot;&quot;;IF([.I7]=0;&quot;&quot;;IF([.I7]&gt;0;VLOOKUP([.I7];[Commas.$A$2:.$E$9149];5;FALSE);-1*VLOOKUP(-1*[.I7];[Commas.$A$2:.$E$9149];5;FALSE))))" table:style-name="ce39">
            <text:p>21.506</text:p>
          </table:table-cell>
          <table:table-cell office:value-type="float" office:value="1.9537207879367173" table:formula="of:=IF([.$B7]=&quot;&quot;;&quot;&quot;;IF([.$G7]=&quot;&quot;;0;IF([.K7]=&quot;&quot;;[.$G7];ABS([.$G7]-[.K7]))))" table:style-name="ce39">
            <text:p>1.954</text:p>
          </table:table-cell>
          <table:table-cell office:value-type="float" office:value="-1948" table:formula="of:=IF([.$G7]=&quot;&quot;;0;[.N7]+[.$E7])" table:style-name="ce8">
            <text:p>-1948</text:p>
          </table:table-cell>
          <table:table-cell office:value-type="float" office:value="52" table:formula="of:=IF([.$G7]=&quot;&quot;;&quot;&quot;;IF(ROUND([.$G7];3)=0;&quot;&quot;;IF([.$G7]&gt;0;VLOOKUP([.$G7];[Boundaries.$F$5:.$G$9153];2;TRUE);-1*VLOOKUP(-1*[.$G7];[Boundaries.$F$5:.$G$9153];2;TRUE))))" table:style-name="ce8">
            <text:p>52</text:p>
          </table:table-cell>
          <table:table-cell office:value-type="string" office:string-value=")/|" table:formula="of:=IF([.N7]=&quot;&quot;;&quot;&quot;;VLOOKUP([.N7];[Key.$A$2:.$B$982];2;FALSE))" table:style-name="ce8">
            <text:p>)/|</text:p>
          </table:table-cell>
          <table:table-cell office:value-type="float" office:value="24.884308325179774" table:formula="of:=IF([.N7]=&quot;&quot;;&quot;&quot;;IF([.N7]=0;&quot;&quot;;IF([.N7]&gt;0;VLOOKUP([.N7];[Commas.$A$2:.$E$9149];5;FALSE);-1*VLOOKUP(-1*[.N7];[Commas.$A$2:.$E$9149];5;FALSE))))" table:style-name="ce39">
            <text:p>24.884</text:p>
          </table:table-cell>
          <table:table-cell office:value-type="float" office:value="1.4242979405282767" table:formula="of:=IF([.$B7]=&quot;&quot;;&quot;&quot;;IF([.$G7]=&quot;&quot;;0;IF([.P7]=&quot;&quot;;[.$G7];ABS([.$G7]-[.P7]))))" table:style-name="ce39">
            <text:p>1.424</text:p>
          </table:table-cell>
          <table:table-cell office:value-type="float" office:value="-1952" table:formula="of:=IF([.$G7]=&quot;&quot;;0;[.S7]+[.$E7])" table:style-name="ce8">
            <text:p>-1952</text:p>
          </table:table-cell>
          <table:table-cell office:value-type="float" office:value="48" table:formula="of:=IF([.$G7]=&quot;&quot;;&quot;&quot;;IF(ROUND([.$G7];3)=0;&quot;&quot;;IF([.$G7]&gt;0;VLOOKUP([.$G7];[Boundaries.$J$5:.$K$9153];2;TRUE);-1*VLOOKUP(-1*[.$G7];[Boundaries.$J$5:.$K$9153];2;TRUE))))" table:style-name="ce8">
            <text:p>48</text:p>
          </table:table-cell>
          <table:table-cell office:value-type="string" office:string-value="'/|" table:formula="of:=IF([.S7]=&quot;&quot;;&quot;&quot;;VLOOKUP([.S7];[Key.$A$2:.$B$982];2;FALSE))" table:style-name="ce8">
            <text:p>'/|</text:p>
          </table:table-cell>
          <table:table-cell office:value-type="float" office:value="23.460010384649014" table:formula="of:=IF([.S7]=&quot;&quot;;&quot;&quot;;IF([.S7]=0;&quot;&quot;;IF([.S7]&gt;0;VLOOKUP([.S7];[Commas.$A$2:.$E$9149];5;FALSE);-1*VLOOKUP(-1*[.S7];[Commas.$A$2:.$E$9149];5;FALSE))))" table:style-name="ce39">
            <text:p>23.460</text:p>
          </table:table-cell>
          <table:table-cell office:value-type="float" office:value="2.4833468614815501E-12" table:formula="of:=IF([.$B7]=&quot;&quot;;&quot;&quot;;IF([.$G7]=&quot;&quot;;0;IF([.U7]=&quot;&quot;;0;ABS([.$G7]-[.U7]))))" table:style-name="ce39">
            <text:p>0.000</text:p>
          </table:table-cell>
          <table:table-cell office:value-type="float" office:value="-1952" table:formula="of:=IF([.$G7]=&quot;&quot;;0;[.X7]+[.$E7])" table:style-name="ce8">
            <text:p>-1952</text:p>
          </table:table-cell>
          <table:table-cell office:value-type="float" office:value="48" table:formula="of:=IF([.$G7]=&quot;&quot;;&quot;&quot;;IF(ROUND([.$G7];3)=0;&quot;&quot;;IF([.$G7]&gt;0;VLOOKUP([.$G7];[Boundaries.$N$5:.$O$9153];2;TRUE);-1*VLOOKUP(-1*[.$G7];[Boundaries.$N$5:.$O$9153];2;TRUE))))" table:style-name="ce8">
            <text:p>48</text:p>
          </table:table-cell>
          <table:table-cell office:value-type="string" office:string-value="'/|" table:formula="of:=IF([.X7]=&quot;&quot;;&quot;&quot;;VLOOKUP([.X7];[Key.$A$2:.$B$982];2;FALSE))" table:style-name="ce8">
            <text:p>'/|</text:p>
          </table:table-cell>
          <table:table-cell office:value-type="float" office:value="23.460010384649014" table:formula="of:=IF([.X7]=&quot;&quot;;&quot;&quot;;IF([.X7]=0;&quot;&quot;;IF([.X7]&gt;0;VLOOKUP([.X7];[Commas.$A$2:.$E$9149];5;FALSE);-1*VLOOKUP(-1*[.X7];[Commas.$A$2:.$E$9149];5;FALSE))))" table:style-name="ce39">
            <text:p>23.460</text:p>
          </table:table-cell>
          <table:table-cell office:value-type="float" office:value="2.4833468614815501E-12" table:formula="of:=IF([.$B7]=&quot;&quot;;&quot;&quot;;IF([.$G7]=&quot;&quot;;0;IF([.Z7]=&quot;&quot;;0;ABS([.$G7]-[.Z7]))))" table:style-name="ce39">
            <text:p>0.000</text:p>
          </table:table-cell>
          <table:table-cell office:value-type="float" office:value="-12" table:formula="of:=IF([.B7]&lt;&gt;&quot;&quot;;[UI.$C$8]+(FIND([.D7]&amp;[.B7]&amp;REPT(&quot; &quot;;3-LEN([.D7]&amp;[.B7]));[.$A$1])-46)/3-[.AJ$2];&quot;&quot;)" table:style-name="ce5">
            <text:p>-12</text:p>
          </table:table-cell>
          <table:table-cell table:number-columns-repeated="4" table:style-name="ce5"/>
          <table:table-cell office:value-type="float" office:value="1" table:formula="of:=(3^((FIND([UI.$C$13]&amp;REPT(&quot; &quot;;3-LEN([UI.$C$13]));[.$A$1])-46)/3))" table:style-name="ce3">
            <text:p>1</text:p>
          </table:table-cell>
          <table:table-cell office:value-type="string" table:style-name="ce5">
            <text:p>nominal mulitplier</text:p>
          </table:table-cell>
          <table:table-cell table:number-columns-repeated="3" table:style-name="ce5"/>
          <table:table-cell table:number-columns-repeated="16347"/>
        </table:table-row>
        <table:table-row table:style-name="ro4">
          <table:table-cell office:value-type="float" office:value="407.82000346154967" table:formula="of:=1200*(LN(81/64)/LN(2))" table:style-name="ce38">
            <text:p>407.820</text:p>
          </table:table-cell>
          <table:table-cell office:value-type="string" office:string-value="" table:formula="of:=IF(ABS([.AG$8]-[.A8])&gt;2.000001*[.AD$2];&quot;&quot;;&quot;E&quot;)" table:style-name="ce5"/>
          <table:table-cell office:value-type="string" office:string-value="" table:formula="of:=IF(ABS([.AG$8]-[.A8])&gt;2.000001*[.AD$2];&quot;&quot;;&quot; &quot;)" table:style-name="ce30"/>
          <table:table-cell office:value-type="string" office:string-value="" table:formula="of:=IF([.B8]=&quot;&quot;;&quot;&quot;;IF([.AG$8]-[.A8]&gt;[.AD$2]*(1+[.AD$4]);&quot;x&quot;;IF([.AG$8]-[.A8]&gt;[.AD$2]*[.AD$4];&quot;#&quot;;IF([.A8]-[.AG$8]&gt;[.AD$2]*(1+[.AD$4]);&quot;bb&quot;;IF([.A8]-[.AG$8]&gt;[.AD$2]*[.AD$4];&quot;b&quot;;&quot;&quot;)))))" table:style-name="ce5"/>
          <table:table-cell office:value-type="float" office:value="0" table:formula="of:=IF([.D8]=&quot;x&quot;;2000;IF([.D8]=&quot;#&quot;;1000;IF([.D8]=&quot;&quot;;0;IF([.D8]=&quot;b&quot;;-1000;IF([.D8]=&quot;bb&quot;;-2000)))))" table:style-name="ce30">
            <text:p>0</text:p>
          </table:table-cell>
          <table:table-cell office:value-type="string" office:string-value="" table:formula="of:=IF([.B8]=&quot;&quot;;&quot;&quot;;IF([.AG$8]-[.A8]&gt;[.AD$2]*(1+[.AD$4]);[.A8]+[.AD$2]*2;IF([.AG$8]-[.A8]&gt;[.AD$2]*[.AD$4];[.A8]+[.AD$2];IF([.A8]-[.AG$8]&gt;[.AD$2]*(1+[.AD$4]);[.A8]-2*[.AD$2];IF([.A8]-[.AG$8]&gt;[.AD$2]*[.AD$4];[.A8]-[.AD$2];[.A8])))))" table:style-name="ce36"/>
          <table:table-cell office:value-type="string" office:string-value="" table:formula="of:=IF([.B8]=&quot;&quot;;&quot;&quot;;IF(ROUND([.AG$8]-[.F8];3)=0;&quot;&quot;;[.AG$8]-[.F8]))" table:style-name="ce38"/>
          <table:table-cell office:value-type="float" office:value="0" table:formula="of:=IF([.$G8]=&quot;&quot;;0;[.I8]+[.$E8])" table:style-name="ce8">
            <text:p>0</text:p>
          </table:table-cell>
          <table:table-cell office:value-type="string" office:string-value="" table:formula="of:=IF([.$G8]=&quot;&quot;;&quot;&quot;;IF(ROUND([.$G8];3)=0;&quot;&quot;;IF([.$G8]&gt;0;VLOOKUP([.$G8];[Boundaries.$B$5:.$C$9153];2;TRUE);-1*VLOOKUP(-1*[.$G8];[Boundaries.$B$5:.$C153];2;TRUE))))" table:style-name="ce8"/>
          <table:table-cell office:value-type="string" office:string-value="" table:formula="of:=IF([.I8]=&quot;&quot;;&quot;&quot;;VLOOKUP([.I8];[Key.$A$2:.$B$982];2;FALSE))" table:style-name="ce8"/>
          <table:table-cell office:value-type="string" office:string-value="" table:formula="of:=IF([.I8]=&quot;&quot;;&quot;&quot;;IF([.I8]=0;&quot;&quot;;IF([.I8]&gt;0;VLOOKUP([.I8];[Commas.$A$2:.$E$9149];5;FALSE);-1*VLOOKUP(-1*[.I8];[Commas.$A$2:.$E$9149];5;FALSE))))" table:style-name="ce39"/>
          <table:table-cell office:value-type="string" office:string-value="" table:formula="of:=IF([.$B8]=&quot;&quot;;&quot;&quot;;IF([.$G8]=&quot;&quot;;0;IF([.K8]=&quot;&quot;;[.$G8];ABS([.$G8]-[.K8]))))" table:style-name="ce39"/>
          <table:table-cell office:value-type="float" office:value="0" table:formula="of:=IF([.$G8]=&quot;&quot;;0;[.N8]+[.$E8])" table:style-name="ce8">
            <text:p>0</text:p>
          </table:table-cell>
          <table:table-cell office:value-type="string" office:string-value="" table:formula="of:=IF([.$G8]=&quot;&quot;;&quot;&quot;;IF(ROUND([.$G8];3)=0;&quot;&quot;;IF([.$G8]&gt;0;VLOOKUP([.$G8];[Boundaries.$F$5:.$G$9153];2;TRUE);-1*VLOOKUP(-1*[.$G8];[Boundaries.$F$5:.$G$9153];2;TRUE))))" table:style-name="ce8"/>
          <table:table-cell office:value-type="string" office:string-value="" table:formula="of:=IF([.N8]=&quot;&quot;;&quot;&quot;;VLOOKUP([.N8];[Key.$A$2:.$B$982];2;FALSE))" table:style-name="ce8"/>
          <table:table-cell office:value-type="string" office:string-value="" table:formula="of:=IF([.N8]=&quot;&quot;;&quot;&quot;;IF([.N8]=0;&quot;&quot;;IF([.N8]&gt;0;VLOOKUP([.N8];[Commas.$A$2:.$E$9149];5;FALSE);-1*VLOOKUP(-1*[.N8];[Commas.$A$2:.$E$9149];5;FALSE))))" table:style-name="ce39"/>
          <table:table-cell office:value-type="string" office:string-value="" table:formula="of:=IF([.$B8]=&quot;&quot;;&quot;&quot;;IF([.$G8]=&quot;&quot;;0;IF([.P8]=&quot;&quot;;[.$G8];ABS([.$G8]-[.P8]))))" table:style-name="ce39"/>
          <table:table-cell office:value-type="float" office:value="0" table:formula="of:=IF([.$G8]=&quot;&quot;;0;[.S8]+[.$E8])" table:style-name="ce8">
            <text:p>0</text:p>
          </table:table-cell>
          <table:table-cell office:value-type="string" office:string-value="" table:formula="of:=IF([.$G8]=&quot;&quot;;&quot;&quot;;IF(ROUND([.$G8];3)=0;&quot;&quot;;IF([.$G8]&gt;0;VLOOKUP([.$G8];[Boundaries.$J$5:.$K$9153];2;TRUE);-1*VLOOKUP(-1*[.$G8];[Boundaries.$J$5:.$K$9153];2;TRUE))))" table:style-name="ce8"/>
          <table:table-cell office:value-type="string" office:string-value="" table:formula="of:=IF([.S8]=&quot;&quot;;&quot;&quot;;VLOOKUP([.S8];[Key.$A$2:.$B$982];2;FALSE))" table:style-name="ce8"/>
          <table:table-cell office:value-type="string" office:string-value="" table:formula="of:=IF([.S8]=&quot;&quot;;&quot;&quot;;IF([.S8]=0;&quot;&quot;;IF([.S8]&gt;0;VLOOKUP([.S8];[Commas.$A$2:.$E$9149];5;FALSE);-1*VLOOKUP(-1*[.S8];[Commas.$A$2:.$E$9149];5;FALSE))))" table:style-name="ce39"/>
          <table:table-cell office:value-type="string" office:string-value="" table:formula="of:=IF([.$B8]=&quot;&quot;;&quot;&quot;;IF([.$G8]=&quot;&quot;;0;IF([.U8]=&quot;&quot;;0;ABS([.$G8]-[.U8]))))" table:style-name="ce39"/>
          <table:table-cell office:value-type="float" office:value="0" table:formula="of:=IF([.$G8]=&quot;&quot;;0;[.X8]+[.$E8])" table:style-name="ce8">
            <text:p>0</text:p>
          </table:table-cell>
          <table:table-cell office:value-type="string" office:string-value="" table:formula="of:=IF([.$G8]=&quot;&quot;;&quot;&quot;;IF(ROUND([.$G8];3)=0;&quot;&quot;;IF([.$G8]&gt;0;VLOOKUP([.$G8];[Boundaries.$N$5:.$O$9153];2;TRUE);-1*VLOOKUP(-1*[.$G8];[Boundaries.$N$5:.$O$9153];2;TRUE))))" table:style-name="ce8"/>
          <table:table-cell office:value-type="string" office:string-value="" table:formula="of:=IF([.X8]=&quot;&quot;;&quot;&quot;;VLOOKUP([.X8];[Key.$A$2:.$B$982];2;FALSE))" table:style-name="ce8"/>
          <table:table-cell office:value-type="string" office:string-value="" table:formula="of:=IF([.X8]=&quot;&quot;;&quot;&quot;;IF([.X8]=0;&quot;&quot;;IF([.X8]&gt;0;VLOOKUP([.X8];[Commas.$A$2:.$E$9149];5;FALSE);-1*VLOOKUP(-1*[.X8];[Commas.$A$2:.$E$9149];5;FALSE))))" table:style-name="ce39"/>
          <table:table-cell office:value-type="string" office:string-value="" table:formula="of:=IF([.$B8]=&quot;&quot;;&quot;&quot;;IF([.$G8]=&quot;&quot;;0;IF([.Z8]=&quot;&quot;;0;ABS([.$G8]-[.Z8]))))" table:style-name="ce39"/>
          <table:table-cell office:value-type="string" office:string-value="" table:formula="of:=IF([.B8]&lt;&gt;&quot;&quot;;[UI.$C$8]+(FIND([.D8]&amp;[.B8]&amp;REPT(&quot; &quot;;3-LEN([.D8]&amp;[.B8]));[.$A$1])-46)/3-[.AJ$2];&quot;&quot;)" table:style-name="ce5"/>
          <table:table-cell table:number-columns-repeated="4" table:style-name="ce5"/>
          <table:table-cell office:value-type="float" office:value="0" table:formula="of:=MOD(1200*(LOG([.AG4]*[.AG7];2));1200)" table:style-name="ce36">
            <text:p>0.000</text:p>
          </table:table-cell>
          <table:table-cell office:value-type="string" table:style-name="ce5">
            <text:p>cents above C</text:p>
          </table:table-cell>
          <table:table-cell table:number-columns-repeated="3" table:style-name="ce5"/>
          <table:table-cell table:number-columns-repeated="16347"/>
        </table:table-row>
        <table:table-row table:style-name="ro4">
          <table:table-cell office:value-type="float" office:value="498.04499913461245" table:formula="of:=1200*(LN(4/3)/LN(2))" table:style-name="ce38">
            <text:p>498.045</text:p>
          </table:table-cell>
          <table:table-cell office:value-type="string" office:string-value="" table:formula="of:=IF(ABS([.AG$8]-[.A9])&gt;2.000001*[.AD$2];&quot;&quot;;&quot;F&quot;)" table:style-name="ce5"/>
          <table:table-cell office:value-type="string" office:string-value="" table:formula="of:=IF(ABS([.AG$8]-[.A9])&gt;2.000001*[.AD$2];&quot;&quot;;&quot; &quot;)" table:style-name="ce30"/>
          <table:table-cell office:value-type="string" office:string-value="" table:formula="of:=IF([.B9]=&quot;&quot;;&quot;&quot;;IF([.AG$8]-[.A9]&gt;[.AD$2]*(1+[.AD$4]);&quot;x&quot;;IF([.AG$8]-[.A9]&gt;[.AD$2]*[.AD$4];&quot;#&quot;;IF([.A9]-[.AG$8]&gt;[.AD$2]*(1+[.AD$4]);&quot;bb&quot;;IF([.A9]-[.AG$8]&gt;[.AD$2]*[.AD$4];&quot;b&quot;;&quot;&quot;)))))" table:style-name="ce5"/>
          <table:table-cell office:value-type="float" office:value="0" table:formula="of:=IF([.D9]=&quot;x&quot;;2000;IF([.D9]=&quot;#&quot;;1000;IF([.D9]=&quot;&quot;;0;IF([.D9]=&quot;b&quot;;-1000;IF([.D9]=&quot;bb&quot;;-2000)))))" table:style-name="ce30">
            <text:p>0</text:p>
          </table:table-cell>
          <table:table-cell office:value-type="string" office:string-value="" table:formula="of:=IF([.B9]=&quot;&quot;;&quot;&quot;;IF([.AG$8]-[.A9]&gt;[.AD$2]*(1+[.AD$4]);[.A9]+[.AD$2]*2;IF([.AG$8]-[.A9]&gt;[.AD$2]*[.AD$4];[.A9]+[.AD$2];IF([.A9]-[.AG$8]&gt;[.AD$2]*(1+[.AD$4]);[.A9]-2*[.AD$2];IF([.A9]-[.AG$8]&gt;[.AD$2]*[.AD$4];[.A9]-[.AD$2];[.A9])))))" table:style-name="ce36"/>
          <table:table-cell office:value-type="string" office:string-value="" table:formula="of:=IF([.B9]=&quot;&quot;;&quot;&quot;;IF(ROUND([.AG$8]-[.F9];3)=0;&quot;&quot;;[.AG$8]-[.F9]))" table:style-name="ce38"/>
          <table:table-cell office:value-type="float" office:value="0" table:formula="of:=IF([.$G9]=&quot;&quot;;0;[.I9]+[.$E9])" table:style-name="ce8">
            <text:p>0</text:p>
          </table:table-cell>
          <table:table-cell office:value-type="string" office:string-value="" table:formula="of:=IF([.$G9]=&quot;&quot;;&quot;&quot;;IF(ROUND([.$G9];3)=0;&quot;&quot;;IF([.$G9]&gt;0;VLOOKUP([.$G9];[Boundaries.$B$5:.$C$9153];2;TRUE);-1*VLOOKUP(-1*[.$G9];[Boundaries.$B$5:.$C153];2;TRUE))))" table:style-name="ce8"/>
          <table:table-cell office:value-type="string" office:string-value="" table:formula="of:=IF([.I9]=&quot;&quot;;&quot;&quot;;VLOOKUP([.I9];[Key.$A$2:.$B$982];2;FALSE))" table:style-name="ce8"/>
          <table:table-cell office:value-type="string" office:string-value="" table:formula="of:=IF([.I9]=&quot;&quot;;&quot;&quot;;IF([.I9]=0;&quot;&quot;;IF([.I9]&gt;0;VLOOKUP([.I9];[Commas.$A$2:.$E$9149];5;FALSE);-1*VLOOKUP(-1*[.I9];[Commas.$A$2:.$E$9149];5;FALSE))))" table:style-name="ce39"/>
          <table:table-cell office:value-type="string" office:string-value="" table:formula="of:=IF([.$B9]=&quot;&quot;;&quot;&quot;;IF([.$G9]=&quot;&quot;;0;IF([.K9]=&quot;&quot;;[.$G9];ABS([.$G9]-[.K9]))))" table:style-name="ce39"/>
          <table:table-cell office:value-type="float" office:value="0" table:formula="of:=IF([.$G9]=&quot;&quot;;0;[.N9]+[.$E9])" table:style-name="ce8">
            <text:p>0</text:p>
          </table:table-cell>
          <table:table-cell office:value-type="string" office:string-value="" table:formula="of:=IF([.$G9]=&quot;&quot;;&quot;&quot;;IF(ROUND([.$G9];3)=0;&quot;&quot;;IF([.$G9]&gt;0;VLOOKUP([.$G9];[Boundaries.$F$5:.$G$9153];2;TRUE);-1*VLOOKUP(-1*[.$G9];[Boundaries.$F$5:.$G$9153];2;TRUE))))" table:style-name="ce8"/>
          <table:table-cell office:value-type="string" office:string-value="" table:formula="of:=IF([.N9]=&quot;&quot;;&quot;&quot;;VLOOKUP([.N9];[Key.$A$2:.$B$982];2;FALSE))" table:style-name="ce8"/>
          <table:table-cell office:value-type="string" office:string-value="" table:formula="of:=IF([.N9]=&quot;&quot;;&quot;&quot;;IF([.N9]=0;&quot;&quot;;IF([.N9]&gt;0;VLOOKUP([.N9];[Commas.$A$2:.$E$9149];5;FALSE);-1*VLOOKUP(-1*[.N9];[Commas.$A$2:.$E$9149];5;FALSE))))" table:style-name="ce39"/>
          <table:table-cell office:value-type="string" office:string-value="" table:formula="of:=IF([.$B9]=&quot;&quot;;&quot;&quot;;IF([.$G9]=&quot;&quot;;0;IF([.P9]=&quot;&quot;;[.$G9];ABS([.$G9]-[.P9]))))" table:style-name="ce39"/>
          <table:table-cell office:value-type="float" office:value="0" table:formula="of:=IF([.$G9]=&quot;&quot;;0;[.S9]+[.$E9])" table:style-name="ce8">
            <text:p>0</text:p>
          </table:table-cell>
          <table:table-cell office:value-type="string" office:string-value="" table:formula="of:=IF([.$G9]=&quot;&quot;;&quot;&quot;;IF(ROUND([.$G9];3)=0;&quot;&quot;;IF([.$G9]&gt;0;VLOOKUP([.$G9];[Boundaries.$J$5:.$K$9153];2;TRUE);-1*VLOOKUP(-1*[.$G9];[Boundaries.$J$5:.$K$9153];2;TRUE))))" table:style-name="ce8"/>
          <table:table-cell office:value-type="string" office:string-value="" table:formula="of:=IF([.S9]=&quot;&quot;;&quot;&quot;;VLOOKUP([.S9];[Key.$A$2:.$B$982];2;FALSE))" table:style-name="ce8"/>
          <table:table-cell office:value-type="string" office:string-value="" table:formula="of:=IF([.S9]=&quot;&quot;;&quot;&quot;;IF([.S9]=0;&quot;&quot;;IF([.S9]&gt;0;VLOOKUP([.S9];[Commas.$A$2:.$E$9149];5;FALSE);-1*VLOOKUP(-1*[.S9];[Commas.$A$2:.$E$9149];5;FALSE))))" table:style-name="ce39"/>
          <table:table-cell office:value-type="string" office:string-value="" table:formula="of:=IF([.$B9]=&quot;&quot;;&quot;&quot;;IF([.$G9]=&quot;&quot;;0;IF([.U9]=&quot;&quot;;0;ABS([.$G9]-[.U9]))))" table:style-name="ce39"/>
          <table:table-cell office:value-type="float" office:value="0" table:formula="of:=IF([.$G9]=&quot;&quot;;0;[.X9]+[.$E9])" table:style-name="ce8">
            <text:p>0</text:p>
          </table:table-cell>
          <table:table-cell office:value-type="string" office:string-value="" table:formula="of:=IF([.$G9]=&quot;&quot;;&quot;&quot;;IF(ROUND([.$G9];3)=0;&quot;&quot;;IF([.$G9]&gt;0;VLOOKUP([.$G9];[Boundaries.$N$5:.$O$9153];2;TRUE);-1*VLOOKUP(-1*[.$G9];[Boundaries.$N$5:.$O$9153];2;TRUE))))" table:style-name="ce8"/>
          <table:table-cell office:value-type="string" office:string-value="" table:formula="of:=IF([.X9]=&quot;&quot;;&quot;&quot;;VLOOKUP([.X9];[Key.$A$2:.$B$982];2;FALSE))" table:style-name="ce8"/>
          <table:table-cell office:value-type="string" office:string-value="" table:formula="of:=IF([.X9]=&quot;&quot;;&quot;&quot;;IF([.X9]=0;&quot;&quot;;IF([.X9]&gt;0;VLOOKUP([.X9];[Commas.$A$2:.$E$9149];5;FALSE);-1*VLOOKUP(-1*[.X9];[Commas.$A$2:.$E$9149];5;FALSE))))" table:style-name="ce39"/>
          <table:table-cell office:value-type="string" office:string-value="" table:formula="of:=IF([.$B9]=&quot;&quot;;&quot;&quot;;IF([.$G9]=&quot;&quot;;0;IF([.Z9]=&quot;&quot;;0;ABS([.$G9]-[.Z9]))))" table:style-name="ce39"/>
          <table:table-cell office:value-type="string" office:string-value="" table:formula="of:=IF([.B9]&lt;&gt;&quot;&quot;;[UI.$C$8]+(FIND([.D9]&amp;[.B9]&amp;REPT(&quot; &quot;;3-LEN([.D9]&amp;[.B9]));[.$A$1])-46)/3-[.AJ$2];&quot;&quot;)" table:style-name="ce5"/>
          <table:table-cell table:number-columns-repeated="9" table:style-name="ce5"/>
          <table:table-cell table:number-columns-repeated="16347"/>
        </table:table-row>
        <table:table-row table:style-name="ro4">
          <table:table-cell office:value-type="float" office:value="701.95500086538743" table:formula="of:=1200*(LN(3/2)/LN(2))" table:style-name="ce38">
            <text:p>701.955</text:p>
          </table:table-cell>
          <table:table-cell office:value-type="string" office:string-value="" table:formula="of:=IF(ABS([.AG$8]-[.A10])&gt;2.000001*[.AD$2];&quot;&quot;;&quot;G&quot;)" table:style-name="ce5"/>
          <table:table-cell office:value-type="string" office:string-value="" table:formula="of:=IF(ABS([.AG$8]-[.A10])&gt;2.000001*[.AD$2];&quot;&quot;;&quot; &quot;)" table:style-name="ce30"/>
          <table:table-cell office:value-type="string" office:string-value="" table:formula="of:=IF([.B10]=&quot;&quot;;&quot;&quot;;IF([.AG$8]-[.A10]&gt;[.AD$2]*(1+[.AD$4]);&quot;x&quot;;IF([.AG$8]-[.A10]&gt;[.AD$2]*[.AD$4];&quot;#&quot;;IF([.A10]-[.AG$8]&gt;[.AD$2]*(1+[.AD$4]);&quot;bb&quot;;IF([.A10]-[.AG$8]&gt;[.AD$2]*[.AD$4];&quot;b&quot;;&quot;&quot;)))))" table:style-name="ce5"/>
          <table:table-cell office:value-type="float" office:value="0" table:formula="of:=IF([.D10]=&quot;x&quot;;2000;IF([.D10]=&quot;#&quot;;1000;IF([.D10]=&quot;&quot;;0;IF([.D10]=&quot;b&quot;;-1000;IF([.D10]=&quot;bb&quot;;-2000)))))" table:style-name="ce30">
            <text:p>0</text:p>
          </table:table-cell>
          <table:table-cell office:value-type="string" office:string-value="" table:formula="of:=IF([.B10]=&quot;&quot;;&quot;&quot;;IF([.AG$8]-[.A10]&gt;[.AD$2]*(1+[.AD$4]);[.A10]+[.AD$2]*2;IF([.AG$8]-[.A10]&gt;[.AD$2]*[.AD$4];[.A10]+[.AD$2];IF([.A10]-[.AG$8]&gt;[.AD$2]*(1+[.AD$4]);[.A10]-2*[.AD$2];IF([.A10]-[.AG$8]&gt;[.AD$2]*[.AD$4];[.A10]-[.AD$2];[.A10])))))" table:style-name="ce36"/>
          <table:table-cell office:value-type="string" office:string-value="" table:formula="of:=IF([.B10]=&quot;&quot;;&quot;&quot;;IF(ROUND([.AG$8]-[.F10];3)=0;&quot;&quot;;[.AG$8]-[.F10]))" table:style-name="ce38"/>
          <table:table-cell office:value-type="float" office:value="0" table:formula="of:=IF([.$G10]=&quot;&quot;;0;[.I10]+[.$E10])" table:style-name="ce8">
            <text:p>0</text:p>
          </table:table-cell>
          <table:table-cell office:value-type="string" office:string-value="" table:formula="of:=IF([.$G10]=&quot;&quot;;&quot;&quot;;IF(ROUND([.$G10];3)=0;&quot;&quot;;IF([.$G10]&gt;0;VLOOKUP([.$G10];[Boundaries.$B$5:.$C$9153];2;TRUE);-1*VLOOKUP(-1*[.$G10];[Boundaries.$B$5:.$C153];2;TRUE))))" table:style-name="ce8"/>
          <table:table-cell office:value-type="string" office:string-value="" table:formula="of:=IF([.I10]=&quot;&quot;;&quot;&quot;;VLOOKUP([.I10];[Key.$A$2:.$B$982];2;FALSE))" table:style-name="ce8"/>
          <table:table-cell office:value-type="string" office:string-value="" table:formula="of:=IF([.I10]=&quot;&quot;;&quot;&quot;;IF([.I10]=0;&quot;&quot;;IF([.I10]&gt;0;VLOOKUP([.I10];[Commas.$A$2:.$E$9149];5;FALSE);-1*VLOOKUP(-1*[.I10];[Commas.$A$2:.$E$9149];5;FALSE))))" table:style-name="ce39"/>
          <table:table-cell office:value-type="string" office:string-value="" table:formula="of:=IF([.$B10]=&quot;&quot;;&quot;&quot;;IF([.$G10]=&quot;&quot;;0;IF([.K10]=&quot;&quot;;[.$G10];ABS([.$G10]-[.K10]))))" table:style-name="ce39"/>
          <table:table-cell office:value-type="float" office:value="0" table:formula="of:=IF([.$G10]=&quot;&quot;;0;[.N10]+[.$E10])" table:style-name="ce8">
            <text:p>0</text:p>
          </table:table-cell>
          <table:table-cell office:value-type="string" office:string-value="" table:formula="of:=IF([.$G10]=&quot;&quot;;&quot;&quot;;IF(ROUND([.$G10];3)=0;&quot;&quot;;IF([.$G10]&gt;0;VLOOKUP([.$G10];[Boundaries.$F$5:.$G$9153];2;TRUE);-1*VLOOKUP(-1*[.$G10];[Boundaries.$F$5:.$G$9153];2;TRUE))))" table:style-name="ce8"/>
          <table:table-cell office:value-type="string" office:string-value="" table:formula="of:=IF([.N10]=&quot;&quot;;&quot;&quot;;VLOOKUP([.N10];[Key.$A$2:.$B$982];2;FALSE))" table:style-name="ce8"/>
          <table:table-cell office:value-type="string" office:string-value="" table:formula="of:=IF([.N10]=&quot;&quot;;&quot;&quot;;IF([.N10]=0;&quot;&quot;;IF([.N10]&gt;0;VLOOKUP([.N10];[Commas.$A$2:.$E$9149];5;FALSE);-1*VLOOKUP(-1*[.N10];[Commas.$A$2:.$E$9149];5;FALSE))))" table:style-name="ce39"/>
          <table:table-cell office:value-type="string" office:string-value="" table:formula="of:=IF([.$B10]=&quot;&quot;;&quot;&quot;;IF([.$G10]=&quot;&quot;;0;IF([.P10]=&quot;&quot;;[.$G10];ABS([.$G10]-[.P10]))))" table:style-name="ce39"/>
          <table:table-cell office:value-type="float" office:value="0" table:formula="of:=IF([.$G10]=&quot;&quot;;0;[.S10]+[.$E10])" table:style-name="ce8">
            <text:p>0</text:p>
          </table:table-cell>
          <table:table-cell office:value-type="string" office:string-value="" table:formula="of:=IF([.$G10]=&quot;&quot;;&quot;&quot;;IF(ROUND([.$G10];3)=0;&quot;&quot;;IF([.$G10]&gt;0;VLOOKUP([.$G10];[Boundaries.$J$5:.$K$9153];2;TRUE);-1*VLOOKUP(-1*[.$G10];[Boundaries.$J$5:.$K$9153];2;TRUE))))" table:style-name="ce8"/>
          <table:table-cell office:value-type="string" office:string-value="" table:formula="of:=IF([.S10]=&quot;&quot;;&quot;&quot;;VLOOKUP([.S10];[Key.$A$2:.$B$982];2;FALSE))" table:style-name="ce8"/>
          <table:table-cell office:value-type="string" office:string-value="" table:formula="of:=IF([.S10]=&quot;&quot;;&quot;&quot;;IF([.S10]=0;&quot;&quot;;IF([.S10]&gt;0;VLOOKUP([.S10];[Commas.$A$2:.$E$9149];5;FALSE);-1*VLOOKUP(-1*[.S10];[Commas.$A$2:.$E$9149];5;FALSE))))" table:style-name="ce39"/>
          <table:table-cell office:value-type="string" office:string-value="" table:formula="of:=IF([.$B10]=&quot;&quot;;&quot;&quot;;IF([.$G10]=&quot;&quot;;0;IF([.U10]=&quot;&quot;;0;ABS([.$G10]-[.U10]))))" table:style-name="ce39"/>
          <table:table-cell office:value-type="float" office:value="0" table:formula="of:=IF([.$G10]=&quot;&quot;;0;[.X10]+[.$E10])" table:style-name="ce8">
            <text:p>0</text:p>
          </table:table-cell>
          <table:table-cell office:value-type="string" office:string-value="" table:formula="of:=IF([.$G10]=&quot;&quot;;&quot;&quot;;IF(ROUND([.$G10];3)=0;&quot;&quot;;IF([.$G10]&gt;0;VLOOKUP([.$G10];[Boundaries.$N$5:.$O$9153];2;TRUE);-1*VLOOKUP(-1*[.$G10];[Boundaries.$N$5:.$O$9153];2;TRUE))))" table:style-name="ce8"/>
          <table:table-cell office:value-type="string" office:string-value="" table:formula="of:=IF([.X10]=&quot;&quot;;&quot;&quot;;VLOOKUP([.X10];[Key.$A$2:.$B$982];2;FALSE))" table:style-name="ce8"/>
          <table:table-cell office:value-type="string" office:string-value="" table:formula="of:=IF([.X10]=&quot;&quot;;&quot;&quot;;IF([.X10]=0;&quot;&quot;;IF([.X10]&gt;0;VLOOKUP([.X10];[Commas.$A$2:.$E$9149];5;FALSE);-1*VLOOKUP(-1*[.X10];[Commas.$A$2:.$E$9149];5;FALSE))))" table:style-name="ce39"/>
          <table:table-cell office:value-type="string" office:string-value="" table:formula="of:=IF([.$B10]=&quot;&quot;;&quot;&quot;;IF([.$G10]=&quot;&quot;;0;IF([.Z10]=&quot;&quot;;0;ABS([.$G10]-[.Z10]))))" table:style-name="ce39"/>
          <table:table-cell office:value-type="string" office:string-value="" table:formula="of:=IF([.B10]&lt;&gt;&quot;&quot;;[UI.$C$8]+(FIND([.D10]&amp;[.B10]&amp;REPT(&quot; &quot;;3-LEN([.D10]&amp;[.B10]));[.$A$1])-46)/3-[.AJ$2];&quot;&quot;)" table:style-name="ce5"/>
          <table:table-cell table:number-columns-repeated="9" table:style-name="ce5"/>
          <table:table-cell table:number-columns-repeated="16347"/>
        </table:table-row>
        <table:table-row table:style-name="ro4">
          <table:table-cell office:value-type="float" office:value="905.86500259616241" table:formula="of:=1200*(LN(27/16)/LN(2))" table:style-name="ce38">
            <text:p>905.865</text:p>
          </table:table-cell>
          <table:table-cell office:value-type="string" office:string-value="" table:formula="of:=IF(ABS([.AG$8]-[.A11])&gt;2.000001*[.AD$2];&quot;&quot;;&quot;A&quot;)" table:style-name="ce5"/>
          <table:table-cell office:value-type="string" office:string-value="" table:formula="of:=IF(ABS([.AG$8]-[.A11])&gt;2.000001*[.AD$2];&quot;&quot;;&quot; &quot;)" table:style-name="ce30"/>
          <table:table-cell office:value-type="string" office:string-value="" table:formula="of:=IF([.B11]=&quot;&quot;;&quot;&quot;;IF([.AG$8]-[.A11]&gt;[.AD$2]*(1+[.AD$4]);&quot;x&quot;;IF([.AG$8]-[.A11]&gt;[.AD$2]*[.AD$4];&quot;#&quot;;IF([.A11]-[.AG$8]&gt;[.AD$2]*(1+[.AD$4]);&quot;bb&quot;;IF([.A11]-[.AG$8]&gt;[.AD$2]*[.AD$4];&quot;b&quot;;&quot;&quot;)))))" table:style-name="ce5"/>
          <table:table-cell office:value-type="float" office:value="0" table:formula="of:=IF([.D11]=&quot;x&quot;;2000;IF([.D11]=&quot;#&quot;;1000;IF([.D11]=&quot;&quot;;0;IF([.D11]=&quot;b&quot;;-1000;IF([.D11]=&quot;bb&quot;;-2000)))))" table:style-name="ce30">
            <text:p>0</text:p>
          </table:table-cell>
          <table:table-cell office:value-type="string" office:string-value="" table:formula="of:=IF([.B11]=&quot;&quot;;&quot;&quot;;IF([.AG$8]-[.A11]&gt;[.AD$2]*(1+[.AD$4]);[.A11]+[.AD$2]*2;IF([.AG$8]-[.A11]&gt;[.AD$2]*[.AD$4];[.A11]+[.AD$2];IF([.A11]-[.AG$8]&gt;[.AD$2]*(1+[.AD$4]);[.A11]-2*[.AD$2];IF([.A11]-[.AG$8]&gt;[.AD$2]*[.AD$4];[.A11]-[.AD$2];[.A11])))))" table:style-name="ce36"/>
          <table:table-cell office:value-type="string" office:string-value="" table:formula="of:=IF([.B11]=&quot;&quot;;&quot;&quot;;IF(ROUND([.AG$8]-[.F11];3)=0;&quot;&quot;;[.AG$8]-[.F11]))" table:style-name="ce38"/>
          <table:table-cell office:value-type="float" office:value="0" table:formula="of:=IF([.$G11]=&quot;&quot;;0;[.I11]+[.$E11])" table:style-name="ce8">
            <text:p>0</text:p>
          </table:table-cell>
          <table:table-cell office:value-type="string" office:string-value="" table:formula="of:=IF([.$G11]=&quot;&quot;;&quot;&quot;;IF(ROUND([.$G11];3)=0;&quot;&quot;;IF([.$G11]&gt;0;VLOOKUP([.$G11];[Boundaries.$B$5:.$C$9153];2;TRUE);-1*VLOOKUP(-1*[.$G11];[Boundaries.$B$5:.$C153];2;TRUE))))" table:style-name="ce8"/>
          <table:table-cell office:value-type="string" office:string-value="" table:formula="of:=IF([.I11]=&quot;&quot;;&quot;&quot;;VLOOKUP([.I11];[Key.$A$2:.$B$982];2;FALSE))" table:style-name="ce8"/>
          <table:table-cell office:value-type="string" office:string-value="" table:formula="of:=IF([.I11]=&quot;&quot;;&quot;&quot;;IF([.I11]=0;&quot;&quot;;IF([.I11]&gt;0;VLOOKUP([.I11];[Commas.$A$2:.$E$9149];5;FALSE);-1*VLOOKUP(-1*[.I11];[Commas.$A$2:.$E$9149];5;FALSE))))" table:style-name="ce39"/>
          <table:table-cell office:value-type="string" office:string-value="" table:formula="of:=IF([.$B11]=&quot;&quot;;&quot;&quot;;IF([.$G11]=&quot;&quot;;0;IF([.K11]=&quot;&quot;;[.$G11];ABS([.$G11]-[.K11]))))" table:style-name="ce39"/>
          <table:table-cell office:value-type="float" office:value="0" table:formula="of:=IF([.$G11]=&quot;&quot;;0;[.N11]+[.$E11])" table:style-name="ce8">
            <text:p>0</text:p>
          </table:table-cell>
          <table:table-cell office:value-type="string" office:string-value="" table:formula="of:=IF([.$G11]=&quot;&quot;;&quot;&quot;;IF(ROUND([.$G11];3)=0;&quot;&quot;;IF([.$G11]&gt;0;VLOOKUP([.$G11];[Boundaries.$F$5:.$G$9153];2;TRUE);-1*VLOOKUP(-1*[.$G11];[Boundaries.$F$5:.$G$9153];2;TRUE))))" table:style-name="ce8"/>
          <table:table-cell office:value-type="string" office:string-value="" table:formula="of:=IF([.N11]=&quot;&quot;;&quot;&quot;;VLOOKUP([.N11];[Key.$A$2:.$B$982];2;FALSE))" table:style-name="ce8"/>
          <table:table-cell office:value-type="string" office:string-value="" table:formula="of:=IF([.N11]=&quot;&quot;;&quot;&quot;;IF([.N11]=0;&quot;&quot;;IF([.N11]&gt;0;VLOOKUP([.N11];[Commas.$A$2:.$E$9149];5;FALSE);-1*VLOOKUP(-1*[.N11];[Commas.$A$2:.$E$9149];5;FALSE))))" table:style-name="ce39"/>
          <table:table-cell office:value-type="string" office:string-value="" table:formula="of:=IF([.$B11]=&quot;&quot;;&quot;&quot;;IF([.$G11]=&quot;&quot;;0;IF([.P11]=&quot;&quot;;[.$G11];ABS([.$G11]-[.P11]))))" table:style-name="ce39"/>
          <table:table-cell office:value-type="float" office:value="0" table:formula="of:=IF([.$G11]=&quot;&quot;;0;[.S11]+[.$E11])" table:style-name="ce8">
            <text:p>0</text:p>
          </table:table-cell>
          <table:table-cell office:value-type="string" office:string-value="" table:formula="of:=IF([.$G11]=&quot;&quot;;&quot;&quot;;IF(ROUND([.$G11];3)=0;&quot;&quot;;IF([.$G11]&gt;0;VLOOKUP([.$G11];[Boundaries.$J$5:.$K$9153];2;TRUE);-1*VLOOKUP(-1*[.$G11];[Boundaries.$J$5:.$K$9153];2;TRUE))))" table:style-name="ce8"/>
          <table:table-cell office:value-type="string" office:string-value="" table:formula="of:=IF([.S11]=&quot;&quot;;&quot;&quot;;VLOOKUP([.S11];[Key.$A$2:.$B$982];2;FALSE))" table:style-name="ce8"/>
          <table:table-cell office:value-type="string" office:string-value="" table:formula="of:=IF([.S11]=&quot;&quot;;&quot;&quot;;IF([.S11]=0;&quot;&quot;;IF([.S11]&gt;0;VLOOKUP([.S11];[Commas.$A$2:.$E$9149];5;FALSE);-1*VLOOKUP(-1*[.S11];[Commas.$A$2:.$E$9149];5;FALSE))))" table:style-name="ce39"/>
          <table:table-cell office:value-type="string" office:string-value="" table:formula="of:=IF([.$B11]=&quot;&quot;;&quot;&quot;;IF([.$G11]=&quot;&quot;;0;IF([.U11]=&quot;&quot;;0;ABS([.$G11]-[.U11]))))" table:style-name="ce39"/>
          <table:table-cell office:value-type="float" office:value="0" table:formula="of:=IF([.$G11]=&quot;&quot;;0;[.X11]+[.$E11])" table:style-name="ce8">
            <text:p>0</text:p>
          </table:table-cell>
          <table:table-cell office:value-type="string" office:string-value="" table:formula="of:=IF([.$G11]=&quot;&quot;;&quot;&quot;;IF(ROUND([.$G11];3)=0;&quot;&quot;;IF([.$G11]&gt;0;VLOOKUP([.$G11];[Boundaries.$N$5:.$O$9153];2;TRUE);-1*VLOOKUP(-1*[.$G11];[Boundaries.$N$5:.$O$9153];2;TRUE))))" table:style-name="ce8"/>
          <table:table-cell office:value-type="string" office:string-value="" table:formula="of:=IF([.X11]=&quot;&quot;;&quot;&quot;;VLOOKUP([.X11];[Key.$A$2:.$B$982];2;FALSE))" table:style-name="ce8"/>
          <table:table-cell office:value-type="string" office:string-value="" table:formula="of:=IF([.X11]=&quot;&quot;;&quot;&quot;;IF([.X11]=0;&quot;&quot;;IF([.X11]&gt;0;VLOOKUP([.X11];[Commas.$A$2:.$E$9149];5;FALSE);-1*VLOOKUP(-1*[.X11];[Commas.$A$2:.$E$9149];5;FALSE))))" table:style-name="ce39"/>
          <table:table-cell office:value-type="string" office:string-value="" table:formula="of:=IF([.$B11]=&quot;&quot;;&quot;&quot;;IF([.$G11]=&quot;&quot;;0;IF([.Z11]=&quot;&quot;;0;ABS([.$G11]-[.Z11]))))" table:style-name="ce39"/>
          <table:table-cell office:value-type="string" office:string-value="" table:formula="of:=IF([.B11]&lt;&gt;&quot;&quot;;[UI.$C$8]+(FIND([.D11]&amp;[.B11]&amp;REPT(&quot; &quot;;3-LEN([.D11]&amp;[.B11]));[.$A$1])-46)/3-[.AJ$2];&quot;&quot;)" table:style-name="ce5"/>
          <table:table-cell table:number-columns-repeated="9" table:style-name="ce5"/>
          <table:table-cell table:number-columns-repeated="16347"/>
        </table:table-row>
        <table:table-row table:style-name="ro4">
          <table:table-cell office:value-type="float" office:value="-90.224995673062949" table:formula="of:=IF(ABS([.AG$8]-1200*(LN(243/128)/LN(2))+1200)&lt;300;1200*(LN(243/128)/LN(2))-1200;1200*(LN(243/128)/LN(2)))" table:style-name="ce38">
            <text:p>-90.225</text:p>
          </table:table-cell>
          <table:table-cell office:value-type="string" office:string-value="B" table:formula="of:=IF(ABS([.AG$8]-[.A12])&gt;2.000001*[.AD$2];&quot;&quot;;&quot;B&quot;)" table:style-name="ce5">
            <text:p>B</text:p>
          </table:table-cell>
          <table:table-cell office:value-type="string" office:string-value=" " table:formula="of:=IF(ABS([.AG$8]-[.A12])&gt;2.000001*[.AD$2];&quot;&quot;;&quot; &quot;)" table:style-name="ce30">
            <text:p><text:s/></text:p>
          </table:table-cell>
          <table:table-cell office:value-type="string" office:string-value="#" table:formula="of:=IF([.B12]=&quot;&quot;;&quot;&quot;;IF([.AG$8]-[.A12]&gt;[.AD$2]*(1+[.AD$4]);&quot;x&quot;;IF([.AG$8]-[.A12]&gt;[.AD$2]*[.AD$4];&quot;#&quot;;IF([.A12]-[.AG$8]&gt;[.AD$2]*(1+[.AD$4]);&quot;bb&quot;;IF([.A12]-[.AG$8]&gt;[.AD$2]*[.AD$4];&quot;b&quot;;&quot;&quot;)))))" table:style-name="ce5">
            <text:p>#</text:p>
          </table:table-cell>
          <table:table-cell office:value-type="float" office:value="1000" table:formula="of:=IF([.D12]=&quot;x&quot;;2000;IF([.D12]=&quot;#&quot;;1000;IF([.D12]=&quot;&quot;;0;IF([.D12]=&quot;b&quot;;-1000;IF([.D12]=&quot;bb&quot;;-2000)))))" table:style-name="ce30">
            <text:p>1000</text:p>
          </table:table-cell>
          <table:table-cell office:value-type="float" office:value="23.460010384650218" table:formula="of:=IF([.B12]=&quot;&quot;;&quot;&quot;;IF([.AG$8]-[.A12]&gt;[.AD$2]*(1+[.AD$4]);[.A12]+[.AD$2]*2;IF([.AG$8]-[.A12]&gt;[.AD$2]*[.AD$4];[.A12]+[.AD$2];IF([.A12]-[.AG$8]&gt;[.AD$2]*(1+[.AD$4]);[.A12]-2*[.AD$2];IF([.A12]-[.AG$8]&gt;[.AD$2]*[.AD$4];[.A12]-[.AD$2];[.A12])))))" table:style-name="ce36">
            <text:p>23.460</text:p>
          </table:table-cell>
          <table:table-cell office:value-type="float" office:value="-23.460010384650218" table:formula="of:=IF([.B12]=&quot;&quot;;&quot;&quot;;IF(ROUND([.AG$8]-[.F12];3)=0;&quot;&quot;;[.AG$8]-[.F12]))" table:style-name="ce38">
            <text:p>-23.460</text:p>
          </table:table-cell>
          <table:table-cell office:value-type="float" office:value="956" table:formula="of:=IF([.$G12]=&quot;&quot;;0;[.I12]+[.$E12])" table:style-name="ce8">
            <text:p>956</text:p>
          </table:table-cell>
          <table:table-cell office:value-type="float" office:value="-44" table:formula="of:=IF([.$G12]=&quot;&quot;;&quot;&quot;;IF(ROUND([.$G12];3)=0;&quot;&quot;;IF([.$G12]&gt;0;VLOOKUP([.$G12];[Boundaries.$B$5:.$C$9153];2;TRUE);-1*VLOOKUP(-1*[.$G12];[Boundaries.$B$5:.$C153];2;TRUE))))" table:style-name="ce8">
            <text:p>-44</text:p>
          </table:table-cell>
          <table:table-cell office:value-type="string" office:string-value="\!" table:formula="of:=IF([.I12]=&quot;&quot;;&quot;&quot;;VLOOKUP([.I12];[Key.$A$2:.$B$982];2;FALSE))" table:style-name="ce8">
            <text:p>\!</text:p>
          </table:table-cell>
          <table:table-cell office:value-type="float" office:value="-21.50628959671478" table:formula="of:=IF([.I12]=&quot;&quot;;&quot;&quot;;IF([.I12]=0;&quot;&quot;;IF([.I12]&gt;0;VLOOKUP([.I12];[Commas.$A$2:.$E$9149];5;FALSE);-1*VLOOKUP(-1*[.I12];[Commas.$A$2:.$E$9149];5;FALSE))))" table:style-name="ce39">
            <text:p>-21.506</text:p>
          </table:table-cell>
          <table:table-cell office:value-type="float" office:value="1.9537207879354384" table:formula="of:=IF([.$B12]=&quot;&quot;;&quot;&quot;;IF([.$G12]=&quot;&quot;;0;IF([.K12]=&quot;&quot;;[.$G12];ABS([.$G12]-[.K12]))))" table:style-name="ce39">
            <text:p>1.954</text:p>
          </table:table-cell>
          <table:table-cell office:value-type="float" office:value="948" table:formula="of:=IF([.$G12]=&quot;&quot;;0;[.N12]+[.$E12])" table:style-name="ce8">
            <text:p>948</text:p>
          </table:table-cell>
          <table:table-cell office:value-type="float" office:value="-52" table:formula="of:=IF([.$G12]=&quot;&quot;;&quot;&quot;;IF(ROUND([.$G12];3)=0;&quot;&quot;;IF([.$G12]&gt;0;VLOOKUP([.$G12];[Boundaries.$F$5:.$G$9153];2;TRUE);-1*VLOOKUP(-1*[.$G12];[Boundaries.$F$5:.$G$9153];2;TRUE))))" table:style-name="ce8">
            <text:p>-52</text:p>
          </table:table-cell>
          <table:table-cell office:value-type="string" office:string-value=")\!" table:formula="of:=IF([.N12]=&quot;&quot;;&quot;&quot;;VLOOKUP([.N12];[Key.$A$2:.$B$982];2;FALSE))" table:style-name="ce8">
            <text:p>)\!</text:p>
          </table:table-cell>
          <table:table-cell office:value-type="float" office:value="-24.884308325179774" table:formula="of:=IF([.N12]=&quot;&quot;;&quot;&quot;;IF([.N12]=0;&quot;&quot;;IF([.N12]&gt;0;VLOOKUP([.N12];[Commas.$A$2:.$E$9149];5;FALSE);-1*VLOOKUP(-1*[.N12];[Commas.$A$2:.$E$9149];5;FALSE))))" table:style-name="ce39">
            <text:p>-24.884</text:p>
          </table:table-cell>
          <table:table-cell office:value-type="float" office:value="1.4242979405295557" table:formula="of:=IF([.$B12]=&quot;&quot;;&quot;&quot;;IF([.$G12]=&quot;&quot;;0;IF([.P12]=&quot;&quot;;[.$G12];ABS([.$G12]-[.P12]))))" table:style-name="ce39">
            <text:p>1.424</text:p>
          </table:table-cell>
          <table:table-cell office:value-type="float" office:value="952" table:formula="of:=IF([.$G12]=&quot;&quot;;0;[.S12]+[.$E12])" table:style-name="ce8">
            <text:p>952</text:p>
          </table:table-cell>
          <table:table-cell office:value-type="float" office:value="-48" table:formula="of:=IF([.$G12]=&quot;&quot;;&quot;&quot;;IF(ROUND([.$G12];3)=0;&quot;&quot;;IF([.$G12]&gt;0;VLOOKUP([.$G12];[Boundaries.$J$5:.$K$9153];2;TRUE);-1*VLOOKUP(-1*[.$G12];[Boundaries.$J$5:.$K$9153];2;TRUE))))" table:style-name="ce8">
            <text:p>-48</text:p>
          </table:table-cell>
          <table:table-cell office:value-type="string" office:string-value=".\!" table:formula="of:=IF([.S12]=&quot;&quot;;&quot;&quot;;VLOOKUP([.S12];[Key.$A$2:.$B$982];2;FALSE))" table:style-name="ce8">
            <text:p>.\!</text:p>
          </table:table-cell>
          <table:table-cell office:value-type="float" office:value="-23.460010384649014" table:formula="of:=IF([.S12]=&quot;&quot;;&quot;&quot;;IF([.S12]=0;&quot;&quot;;IF([.S12]&gt;0;VLOOKUP([.S12];[Commas.$A$2:.$E$9149];5;FALSE);-1*VLOOKUP(-1*[.S12];[Commas.$A$2:.$E$9149];5;FALSE))))" table:style-name="ce39">
            <text:p>-23.460</text:p>
          </table:table-cell>
          <table:table-cell office:value-type="float" office:value="1.2043699371133698E-12" table:formula="of:=IF([.$B12]=&quot;&quot;;&quot;&quot;;IF([.$G12]=&quot;&quot;;0;IF([.U12]=&quot;&quot;;0;ABS([.$G12]-[.U12]))))" table:style-name="ce39">
            <text:p>0.000</text:p>
          </table:table-cell>
          <table:table-cell office:value-type="float" office:value="952" table:formula="of:=IF([.$G12]=&quot;&quot;;0;[.X12]+[.$E12])" table:style-name="ce8">
            <text:p>952</text:p>
          </table:table-cell>
          <table:table-cell office:value-type="float" office:value="-48" table:formula="of:=IF([.$G12]=&quot;&quot;;&quot;&quot;;IF(ROUND([.$G12];3)=0;&quot;&quot;;IF([.$G12]&gt;0;VLOOKUP([.$G12];[Boundaries.$N$5:.$O$9153];2;TRUE);-1*VLOOKUP(-1*[.$G12];[Boundaries.$N$5:.$O$9153];2;TRUE))))" table:style-name="ce8">
            <text:p>-48</text:p>
          </table:table-cell>
          <table:table-cell office:value-type="string" office:string-value=".\!" table:formula="of:=IF([.X12]=&quot;&quot;;&quot;&quot;;VLOOKUP([.X12];[Key.$A$2:.$B$982];2;FALSE))" table:style-name="ce8">
            <text:p>.\!</text:p>
          </table:table-cell>
          <table:table-cell office:value-type="float" office:value="-23.460010384649014" table:formula="of:=IF([.X12]=&quot;&quot;;&quot;&quot;;IF([.X12]=0;&quot;&quot;;IF([.X12]&gt;0;VLOOKUP([.X12];[Commas.$A$2:.$E$9149];5;FALSE);-1*VLOOKUP(-1*[.X12];[Commas.$A$2:.$E$9149];5;FALSE))))" table:style-name="ce39">
            <text:p>-23.460</text:p>
          </table:table-cell>
          <table:table-cell office:value-type="float" office:value="1.2043699371133698E-12" table:formula="of:=IF([.$B12]=&quot;&quot;;&quot;&quot;;IF([.$G12]=&quot;&quot;;0;IF([.Z12]=&quot;&quot;;0;ABS([.$G12]-[.Z12]))))" table:style-name="ce39">
            <text:p>0.000</text:p>
          </table:table-cell>
          <table:table-cell office:value-type="float" office:value="12" table:formula="of:=IF([.B12]&lt;&gt;&quot;&quot;;[UI.$C$8]+(FIND([.D12]&amp;[.B12]&amp;REPT(&quot; &quot;;3-LEN([.D12]&amp;[.B12]));[.$A$1])-46)/3-[.AJ$2];&quot;&quot;)" table:style-name="ce5">
            <text:p>12</text:p>
          </table:table-cell>
          <table:table-cell table:number-columns-repeated="9" table:style-name="ce5"/>
          <table:table-cell table:number-columns-repeated="16347"/>
        </table:table-row>
        <table:table-row table:number-rows-repeated="1048564" table:style-name="ro4">
          <table:table-cell table:number-columns-repeated="16384"/>
        </table:table-row>
      </table:table>
      <table:table table:name="Boundaries" table:style-name="ta1">
        <table:table-column table:style-name="co4" table:default-cell-style-name="ce1"/>
        <table:table-column table:style-name="co25" table:default-cell-style-name="ce1"/>
        <table:table-column table:style-name="co15" table:default-cell-style-name="ce1"/>
        <table:table-column table:style-name="co26" table:default-cell-style-name="ce1"/>
        <table:table-column table:style-name="co4" table:default-cell-style-name="ce1"/>
        <table:table-column table:style-name="co25" table:default-cell-style-name="ce1"/>
        <table:table-column table:style-name="co15" table:default-cell-style-name="ce1"/>
        <table:table-column table:style-name="co26" table:default-cell-style-name="ce1"/>
        <table:table-column table:style-name="co4" table:default-cell-style-name="ce1"/>
        <table:table-column table:style-name="co25" table:default-cell-style-name="ce1"/>
        <table:table-column table:style-name="co15" table:default-cell-style-name="ce1"/>
        <table:table-column table:style-name="co27" table:default-cell-style-name="ce1"/>
        <table:table-column table:style-name="co25" table:default-cell-style-name="ce1"/>
        <table:table-column table:style-name="co28" table:default-cell-style-name="ce1"/>
        <table:table-column table:style-name="co15" table:default-cell-style-name="ce1"/>
        <table:table-column table:style-name="co26" table:default-cell-style-name="ce1"/>
        <table:table-column table:style-name="co8" table:number-columns-repeated="16368" table:default-cell-style-name="ce1"/>
        <table:table-row table:style-name="ro4">
          <table:table-cell office:value-type="string" table:number-columns-spanned="4" table:number-rows-spanned="1" table:style-name="ce86">
            <text:p>Standard Medium Precision JI</text:p>
          </table:table-cell>
          <table:covered-table-cell table:number-columns-repeated="3"/>
          <table:table-cell office:value-type="string" table:number-columns-spanned="4" table:number-rows-spanned="1" table:style-name="ce86">
            <text:p>Standard High Precision JI</text:p>
          </table:table-cell>
          <table:covered-table-cell table:number-columns-repeated="3"/>
          <table:table-cell office:value-type="string" table:number-columns-spanned="4" table:number-rows-spanned="1" table:style-name="ce87">
            <text:p>Standard Ultra Precision JI</text:p>
          </table:table-cell>
          <table:covered-table-cell table:number-columns-repeated="3"/>
          <table:table-cell office:value-type="string" table:number-columns-spanned="4" table:number-rows-spanned="1" table:style-name="ce86">
            <text:p>Standard Extreme Precision JI</text:p>
          </table:table-cell>
          <table:covered-table-cell table:number-columns-repeated="3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91">
            <text:p>steps per apotome</text:p>
          </table:table-cell>
          <table:covered-table-cell table:number-columns-repeated="2"/>
          <table:table-cell office:value-type="float" office:value="21" table:style-name="ce41">
            <text:p>21</text:p>
          </table:table-cell>
          <table:table-cell office:value-type="string" table:number-columns-spanned="3" table:number-rows-spanned="1" table:style-name="ce91">
            <text:p>steps per apotome</text:p>
          </table:table-cell>
          <table:covered-table-cell table:number-columns-repeated="2"/>
          <table:table-cell office:value-type="float" office:value="47" table:style-name="ce41">
            <text:p>47</text:p>
          </table:table-cell>
          <table:table-cell office:value-type="string" table:number-columns-spanned="3" table:number-rows-spanned="1" table:style-name="ce91">
            <text:p>steps per apotome</text:p>
          </table:table-cell>
          <table:covered-table-cell table:number-columns-repeated="2"/>
          <table:table-cell office:value-type="float" office:value="58" table:style-name="ce41">
            <text:p>58</text:p>
          </table:table-cell>
          <table:table-cell office:value-type="string" table:number-columns-spanned="3" table:number-rows-spanned="1" table:style-name="ce91">
            <text:p>steps per apotome</text:p>
          </table:table-cell>
          <table:covered-table-cell table:number-columns-repeated="2"/>
          <table:table-cell office:value-type="float" office:value="233" table:style-name="ce41">
            <text:p>233</text:p>
          </table:table-cell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91">
            <text:p>cents per step (approx.)</text:p>
          </table:table-cell>
          <table:covered-table-cell table:number-columns-repeated="2"/>
          <table:table-cell office:value-type="float" office:value="5.4135717170339017" table:formula="of:=LN(3^7/2^11)/LN(2)*1200/[.D$2]" table:style-name="ce40">
            <text:p>5.413571717033900</text:p>
          </table:table-cell>
          <table:table-cell office:value-type="string" table:number-columns-spanned="3" table:number-rows-spanned="1" table:style-name="ce91">
            <text:p>cents per step (approx.)</text:p>
          </table:table-cell>
          <table:covered-table-cell table:number-columns-repeated="2"/>
          <table:table-cell office:value-type="float" office:value="2.4188299161215303" table:formula="of:=LN(3^7/2^11)/LN(2)*1200/[.H$2]" table:style-name="ce40">
            <text:p>2.418829916121530</text:p>
          </table:table-cell>
          <table:table-cell office:value-type="string" table:number-columns-spanned="3" table:number-rows-spanned="1" table:style-name="ce91">
            <text:p>cents per step (approx.)</text:p>
          </table:table-cell>
          <table:covered-table-cell table:number-columns-repeated="2"/>
          <table:table-cell office:value-type="float" office:value="1.9600863113398608" table:formula="of:=LN(3^7/2^11)/LN(2)*1200/[.L$2]" table:style-name="ce40">
            <text:p>1.960086311339860</text:p>
          </table:table-cell>
          <table:table-cell office:value-type="string" table:number-columns-spanned="3" table:number-rows-spanned="1" table:style-name="ce91">
            <text:p>cents per step (approx.)</text:p>
          </table:table-cell>
          <table:covered-table-cell table:number-columns-repeated="2"/>
          <table:table-cell office:value-type="float" office:value="0.48791848093438595" table:formula="of:=LN(3^7/2^11)/LN(2)*1200/[.P$2]" table:style-name="ce40">
            <text:p>0.487918480934386</text:p>
          </table:table-cell>
          <table:table-cell table:number-columns-repeated="16368"/>
        </table:table-row>
        <table:table-row table:style-name="ro4">
          <table:table-cell office:value-type="string" table:style-name="ce11">
            <text:p>Steps</text:p>
          </table:table-cell>
          <table:table-cell office:value-type="string" table:style-name="ce42">
            <text:p>Lower Bound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office:value-type="string" table:style-name="ce11">
            <text:p>Steps</text:p>
          </table:table-cell>
          <table:table-cell office:value-type="string" table:style-name="ce42">
            <text:p>Lower Bound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office:value-type="string" table:style-name="ce11">
            <text:p>Steps</text:p>
          </table:table-cell>
          <table:table-cell office:value-type="string" table:style-name="ce42">
            <text:p>Lower Bound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office:value-type="string" table:style-name="ce11">
            <text:p>Steps</text:p>
          </table:table-cell>
          <table:table-cell office:value-type="string" table:style-name="ce42">
            <text:p>Lower Bound</text:p>
          </table:table-cell>
          <table:table-cell office:value-type="string" table:style-name="ce11">
            <text:p>Key</text:p>
          </table:table-cell>
          <table:table-cell office:value-type="string" table:style-name="ce11">
            <text:p>Symbol</text:p>
          </table:table-cell>
          <table:table-cell table:number-columns-repeated="16368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float" office:value="-0.21078802112060538" table:style-name="ce43">
            <text:p>-0.210788021120605</text:p>
          </table:table-cell>
          <table:table-cell office:value-type="float" office:value="0" table:style-name="ce34">
            <text:p>0</text:p>
          </table:table-cell>
          <table:table-cell office:value-type="string" office:string-value=" " table:formula="of:=IF(ISERROR(VLOOKUP([.C5];[Key.$A$2:.$B$982];2;FALSE));&quot;&quot;;VLOOKUP([.C5];[Key.$A$2:.$B$982];2;FALSE))" table:style-name="ce34">
            <text:p><text:s/></text:p>
          </table:table-cell>
          <table:table-cell office:value-type="float" office:value="0" table:style-name="ce5">
            <text:p>0</text:p>
          </table:table-cell>
          <table:table-cell office:value-type="float" office:value="-0.21078802112060538" table:style-name="ce43">
            <text:p>-0.210788021120605</text:p>
          </table:table-cell>
          <table:table-cell office:value-type="float" office:value="0" table:style-name="ce34">
            <text:p>0</text:p>
          </table:table-cell>
          <table:table-cell office:value-type="string" office:string-value=" " table:formula="of:=IF(ISERROR(VLOOKUP([.G5];[Key.$A$2:.$B$982];2;FALSE));&quot;&quot;;VLOOKUP([.G5];[Key.$A$2:.$B$982];2;FALSE))" table:style-name="ce34">
            <text:p><text:s/></text:p>
          </table:table-cell>
          <table:table-cell office:value-type="float" office:value="0" table:style-name="ce5">
            <text:p>0</text:p>
          </table:table-cell>
          <table:table-cell office:value-type="float" office:value="-0.21078802112060538" table:style-name="ce43">
            <text:p>-0.210788021120605</text:p>
          </table:table-cell>
          <table:table-cell office:value-type="float" office:value="0" table:style-name="ce34">
            <text:p>0</text:p>
          </table:table-cell>
          <table:table-cell office:value-type="string" office:string-value=" " table:formula="of:=IF(ISERROR(VLOOKUP([.K5];[Key.$A$2:.$B$982];2;FALSE));&quot;&quot;;VLOOKUP([.K5];[Key.$A$2:.$B$982];2;FALSE))" table:style-name="ce34">
            <text:p><text:s/></text:p>
          </table:table-cell>
          <table:table-cell office:value-type="float" office:value="0" table:style-name="ce5">
            <text:p>0</text:p>
          </table:table-cell>
          <table:table-cell office:value-type="float" office:value="-0.21078802112060538" table:formula="of:=(ROUND(([.M5]-0.5)/233*809+0.5;0)-0.5)/809*[Calculator.$AD$2]" table:style-name="ce43">
            <text:p>-0.210788021120605</text:p>
          </table:table-cell>
          <table:table-cell office:value-type="float" office:value="0" table:style-name="ce34">
            <text:p>0</text:p>
          </table:table-cell>
          <table:table-cell office:value-type="string" office:string-value=" " table:formula="of:=IF(ISERROR(VLOOKUP([.O5];[Key.$A$2:.$B$982];2;FALSE));&quot;&quot;;VLOOKUP([.O5];[Key.$A$2:.$B$982];2;FALSE))" table:style-name="ce34">
            <text:p><text:s/>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];[Key.$A$2:.$B$982];2;FALSE));&quot;&quot;;VLOOKUP([.C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];[Key.$A$2:.$B$982];2;FALSE));&quot;&quot;;VLOOKUP([.G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];[Key.$A$2:.$B$982];2;FALSE));&quot;&quot;;VLOOKUP([.K6];[Key.$A$2:.$B$982];2;FALSE))" table:style-name="ce34"/>
          <table:table-cell office:value-type="float" office:value="1" table:style-name="ce5">
            <text:p>1</text:p>
          </table:table-cell>
          <table:table-cell office:value-type="float" office:value="0.21078802112060538" table:formula="of:=(ROUND(([.M6]-0.5)/233*809+0.5;0)-0.5)/809*[Calculator.$AD$2]" table:style-name="ce43">
            <text:p>0.210788021120605</text:p>
          </table:table-cell>
          <table:table-cell office:value-type="float" office:value="1" table:style-name="ce34">
            <text:p>1</text:p>
          </table:table-cell>
          <table:table-cell office:value-type="string" office:string-value="`|" table:formula="of:=IF(ISERROR(VLOOKUP([.O6];[Key.$A$2:.$B$982];2;FALSE));&quot;&quot;;VLOOKUP([.O6];[Key.$A$2:.$B$982];2;FALSE))" table:style-name="ce34">
            <text:p>`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];[Key.$A$2:.$B$982];2;FALSE));&quot;&quot;;VLOOKUP([.C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];[Key.$A$2:.$B$982];2;FALSE));&quot;&quot;;VLOOKUP([.G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7];[Key.$A$2:.$B$982];2;FALSE));&quot;&quot;;VLOOKUP([.K7];[Key.$A$2:.$B$982];2;FALSE))" table:style-name="ce34"/>
          <table:table-cell office:value-type="float" office:value="2" table:style-name="ce5">
            <text:p>2</text:p>
          </table:table-cell>
          <table:table-cell office:value-type="float" office:value="0.77288941077555307" table:formula="of:=(ROUND(([.M7]-0.5)/233*809+0.5;0)-0.5)/809*[Calculator.$AD$2]" table:style-name="ce43">
            <text:p>0.772889410775553</text:p>
          </table:table-cell>
          <table:table-cell office:value-type="float" office:value="2" table:style-name="ce34">
            <text:p>2</text:p>
          </table:table-cell>
          <table:table-cell office:value-type="string" office:string-value="``|" table:formula="of:=IF(ISERROR(VLOOKUP([.O7];[Key.$A$2:.$B$982];2;FALSE));&quot;&quot;;VLOOKUP([.O7];[Key.$A$2:.$B$982];2;FALSE))" table:style-name="ce34">
            <text:p>``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];[Key.$A$2:.$B$982];2;FALSE));&quot;&quot;;VLOOKUP([.C8];[Key.$A$2:.$B$982];2;FALSE))" table:style-name="ce34"/>
          <table:table-cell office:value-type="float" office:value="1" table:style-name="ce5">
            <text:p>1</text:p>
          </table:table-cell>
          <table:table-cell office:value-type="float" office:value="1.19446545301675" table:style-name="ce43">
            <text:p>1.194465453016750</text:p>
          </table:table-cell>
          <table:table-cell office:value-type="float" office:value="7" table:style-name="ce34">
            <text:p>7</text:p>
          </table:table-cell>
          <table:table-cell office:value-type="string" office:string-value=")|" table:formula="of:=IF(ISERROR(VLOOKUP([.G8];[Key.$A$2:.$B$982];2;FALSE));&quot;&quot;;VLOOKUP([.G8];[Key.$A$2:.$B$982];2;FALSE))" table:style-name="ce34">
            <text:p>)|</text:p>
          </table:table-cell>
          <table:table-cell office:value-type="float" office:value="1" table:style-name="ce5">
            <text:p>1</text:p>
          </table:table-cell>
          <table:table-cell office:value-type="float" office:value="1.19446545301675" table:style-name="ce43">
            <text:p>1.194465453016750</text:p>
          </table:table-cell>
          <table:table-cell office:value-type="float" office:value="3" table:style-name="ce34">
            <text:p>3</text:p>
          </table:table-cell>
          <table:table-cell office:value-type="string" office:string-value=".)|" table:formula="of:=IF(ISERROR(VLOOKUP([.K8];[Key.$A$2:.$B$982];2;FALSE));&quot;&quot;;VLOOKUP([.K8];[Key.$A$2:.$B$982];2;FALSE))" table:style-name="ce34">
            <text:p>.)|</text:p>
          </table:table-cell>
          <table:table-cell office:value-type="float" office:value="3" table:style-name="ce5">
            <text:p>3</text:p>
          </table:table-cell>
          <table:table-cell office:value-type="float" office:value="1.1944654530167638" table:formula="of:=(ROUND(([.M8]-0.5)/233*809+0.5;0)-0.5)/809*[Calculator.$AD$2]" table:style-name="ce43">
            <text:p>1.194465453016760</text:p>
          </table:table-cell>
          <table:table-cell office:value-type="float" office:value="3" table:style-name="ce34">
            <text:p>3</text:p>
          </table:table-cell>
          <table:table-cell office:value-type="string" office:string-value=".)|" table:formula="of:=IF(ISERROR(VLOOKUP([.O8];[Key.$A$2:.$B$982];2;FALSE));&quot;&quot;;VLOOKUP([.O8];[Key.$A$2:.$B$982];2;FALSE))" table:style-name="ce34">
            <text:p>.)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];[Key.$A$2:.$B$982];2;FALSE));&quot;&quot;;VLOOKUP([.C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];[Key.$A$2:.$B$982];2;FALSE));&quot;&quot;;VLOOKUP([.G9];[Key.$A$2:.$B$982];2;FALSE))" table:style-name="ce34"/>
          <table:table-cell office:value-type="float" office:value="1.3" table:style-name="ce5">
            <text:p>1.3</text:p>
          </table:table-cell>
          <table:table-cell office:value-type="float" office:value="1.7565668426716901" table:style-name="ce43">
            <text:p>1.756566842671690</text:p>
          </table:table-cell>
          <table:table-cell office:value-type="float" office:value="4" table:style-name="ce34">
            <text:p>4</text:p>
          </table:table-cell>
          <table:table-cell office:value-type="string" office:string-value="'|" table:formula="of:=IF(ISERROR(VLOOKUP([.K9];[Key.$A$2:.$B$982];2;FALSE));&quot;&quot;;VLOOKUP([.K9];[Key.$A$2:.$B$982];2;FALSE))" table:style-name="ce34">
            <text:p>'|</text:p>
          </table:table-cell>
          <table:table-cell office:value-type="float" office:value="4" table:style-name="ce5">
            <text:p>4</text:p>
          </table:table-cell>
          <table:table-cell office:value-type="float" office:value="1.7565668426717116" table:formula="of:=(ROUND(([.M9]-0.5)/233*809+0.5;0)-0.5)/809*[Calculator.$AD$2]" table:style-name="ce43">
            <text:p>1.756566842671710</text:p>
          </table:table-cell>
          <table:table-cell office:value-type="float" office:value="4" table:style-name="ce34">
            <text:p>4</text:p>
          </table:table-cell>
          <table:table-cell office:value-type="string" office:string-value="'|" table:formula="of:=IF(ISERROR(VLOOKUP([.O9];[Key.$A$2:.$B$982];2;FALSE));&quot;&quot;;VLOOKUP([.O9];[Key.$A$2:.$B$982];2;FALSE))" table:style-name="ce34">
            <text:p>'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];[Key.$A$2:.$B$982];2;FALSE));&quot;&quot;;VLOOKUP([.C1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];[Key.$A$2:.$B$982];2;FALSE));&quot;&quot;;VLOOKUP([.G1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0];[Key.$A$2:.$B$982];2;FALSE));&quot;&quot;;VLOOKUP([.K10];[Key.$A$2:.$B$982];2;FALSE))" table:style-name="ce34"/>
          <table:table-cell office:value-type="float" office:value="5" table:style-name="ce5">
            <text:p>5</text:p>
          </table:table-cell>
          <table:table-cell office:value-type="float" office:value="2.1781428849129223" table:formula="of:=(ROUND(([.M10]-0.5)/233*809+0.5;0)-0.5)/809*[Calculator.$AD$2]" table:style-name="ce43">
            <text:p>2.178142884912920</text:p>
          </table:table-cell>
          <table:table-cell office:value-type="float" office:value="5" table:style-name="ce34">
            <text:p>5</text:p>
          </table:table-cell>
          <table:table-cell office:value-type="string" office:string-value="`'|" table:formula="of:=IF(ISERROR(VLOOKUP([.O10];[Key.$A$2:.$B$982];2;FALSE));&quot;&quot;;VLOOKUP([.O10];[Key.$A$2:.$B$982];2;FALSE))" table:style-name="ce34">
            <text:p>`'|</text:p>
          </table:table-cell>
          <table:table-cell table:number-columns-repeated="16368"/>
        </table:table-row>
        <table:table-row table:style-name="ro4">
          <table:table-cell office:value-type="float" office:value="1" table:style-name="ce5">
            <text:p>1</text:p>
          </table:table-cell>
          <table:table-cell office:value-type="float" office:value="2.7402442745678401" table:style-name="ce43">
            <text:p>2.740244274567840</text:p>
          </table:table-cell>
          <table:table-cell office:value-type="float" office:value="12" table:style-name="ce34">
            <text:p>12</text:p>
          </table:table-cell>
          <table:table-cell office:value-type="string" office:string-value="|(" table:formula="of:=IF(ISERROR(VLOOKUP([.C11];[Key.$A$2:.$B$982];2;FALSE));&quot;&quot;;VLOOKUP([.C11];[Key.$A$2:.$B$982];2;FALSE))" table:style-name="ce34">
            <text:p>|(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];[Key.$A$2:.$B$982];2;FALSE));&quot;&quot;;VLOOKUP([.G11];[Key.$A$2:.$B$982];2;FALSE))" table:style-name="ce34"/>
          <table:table-cell office:value-type="float" office:value="2" table:style-name="ce5">
            <text:p>2</text:p>
          </table:table-cell>
          <table:table-cell office:value-type="float" office:value="2.7402442745678401" table:style-name="ce43">
            <text:p>2.740244274567840</text:p>
          </table:table-cell>
          <table:table-cell office:value-type="float" office:value="7" table:style-name="ce34">
            <text:p>7</text:p>
          </table:table-cell>
          <table:table-cell office:value-type="string" office:string-value=")|" table:formula="of:=IF(ISERROR(VLOOKUP([.K11];[Key.$A$2:.$B$982];2;FALSE));&quot;&quot;;VLOOKUP([.K11];[Key.$A$2:.$B$982];2;FALSE))" table:style-name="ce34">
            <text:p>)|</text:p>
          </table:table-cell>
          <table:table-cell office:value-type="float" office:value="6" table:style-name="ce5">
            <text:p>6</text:p>
          </table:table-cell>
          <table:table-cell office:value-type="float" office:value="2.7402442745678699" table:formula="of:=(ROUND(([.M11]-0.5)/233*809+0.5;0)-0.5)/809*[Calculator.$AD$2]" table:style-name="ce43">
            <text:p>2.740244274567870</text:p>
          </table:table-cell>
          <table:table-cell office:value-type="float" office:value="6" table:style-name="ce34">
            <text:p>6</text:p>
          </table:table-cell>
          <table:table-cell office:value-type="string" office:string-value=",)|" table:formula="of:=IF(ISERROR(VLOOKUP([.O11];[Key.$A$2:.$B$982];2;FALSE));&quot;&quot;;VLOOKUP([.O11];[Key.$A$2:.$B$982];2;FALSE))" table:style-name="ce34">
            <text:p>,)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];[Key.$A$2:.$B$982];2;FALSE));&quot;&quot;;VLOOKUP([.C1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2];[Key.$A$2:.$B$982];2;FALSE));&quot;&quot;;VLOOKUP([.G1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2];[Key.$A$2:.$B$982];2;FALSE));&quot;&quot;;VLOOKUP([.K12];[Key.$A$2:.$B$982];2;FALSE))" table:style-name="ce34"/>
          <table:table-cell office:value-type="float" office:value="7" table:style-name="ce5">
            <text:p>7</text:p>
          </table:table-cell>
          <table:table-cell office:value-type="float" office:value="3.1618203168090808" table:formula="of:=(ROUND(([.M12]-0.5)/233*809+0.5;0)-0.5)/809*[Calculator.$AD$2]" table:style-name="ce43">
            <text:p>3.161820316809080</text:p>
          </table:table-cell>
          <table:table-cell office:value-type="float" office:value="7" table:style-name="ce34">
            <text:p>7</text:p>
          </table:table-cell>
          <table:table-cell office:value-type="string" office:string-value=")|" table:formula="of:=IF(ISERROR(VLOOKUP([.O12];[Key.$A$2:.$B$982];2;FALSE));&quot;&quot;;VLOOKUP([.O12];[Key.$A$2:.$B$982];2;FALSE))" table:style-name="ce34">
            <text:p>)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];[Key.$A$2:.$B$982];2;FALSE));&quot;&quot;;VLOOKUP([.C1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];[Key.$A$2:.$B$982];2;FALSE));&quot;&quot;;VLOOKUP([.G1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3];[Key.$A$2:.$B$982];2;FALSE));&quot;&quot;;VLOOKUP([.K13];[Key.$A$2:.$B$982];2;FALSE))" table:style-name="ce34"/>
          <table:table-cell office:value-type="float" office:value="8" table:style-name="ce5">
            <text:p>8</text:p>
          </table:table-cell>
          <table:table-cell office:value-type="float" office:value="3.7239217064640289" table:formula="of:=(ROUND(([.M13]-0.5)/233*809+0.5;0)-0.5)/809*[Calculator.$AD$2]" table:style-name="ce43">
            <text:p>3.723921706464030</text:p>
          </table:table-cell>
          <table:table-cell office:value-type="float" office:value="8" table:style-name="ce34">
            <text:p>8</text:p>
          </table:table-cell>
          <table:table-cell office:value-type="string" office:string-value="`)|" table:formula="of:=IF(ISERROR(VLOOKUP([.O13];[Key.$A$2:.$B$982];2;FALSE));&quot;&quot;;VLOOKUP([.O13];[Key.$A$2:.$B$982];2;FALSE))" table:style-name="ce34">
            <text:p>`)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];[Key.$A$2:.$B$982];2;FALSE));&quot;&quot;;VLOOKUP([.C1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];[Key.$A$2:.$B$982];2;FALSE));&quot;&quot;;VLOOKUP([.G1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4];[Key.$A$2:.$B$982];2;FALSE));&quot;&quot;;VLOOKUP([.K14];[Key.$A$2:.$B$982];2;FALSE))" table:style-name="ce34"/>
          <table:table-cell office:value-type="float" office:value="9" table:style-name="ce5">
            <text:p>9</text:p>
          </table:table-cell>
          <table:table-cell office:value-type="float" office:value="4.1454977487052389" table:formula="of:=(ROUND(([.M14]-0.5)/233*809+0.5;0)-0.5)/809*[Calculator.$AD$2]" table:style-name="ce43">
            <text:p>4.145497748705240</text:p>
          </table:table-cell>
          <table:table-cell office:value-type="float" office:value="9" table:style-name="ce34">
            <text:p>9</text:p>
          </table:table-cell>
          <table:table-cell office:value-type="string" office:string-value="``)|" table:formula="of:=IF(ISERROR(VLOOKUP([.O14];[Key.$A$2:.$B$982];2;FALSE));&quot;&quot;;VLOOKUP([.O14];[Key.$A$2:.$B$982];2;FALSE))" table:style-name="ce34">
            <text:p>``)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5];[Key.$A$2:.$B$982];2;FALSE));&quot;&quot;;VLOOKUP([.C15];[Key.$A$2:.$B$982];2;FALSE))" table:style-name="ce34"/>
          <table:table-cell office:value-type="float" office:value="2" table:style-name="ce5">
            <text:p>2</text:p>
          </table:table-cell>
          <table:table-cell office:value-type="float" office:value="4.5670737909463996" table:style-name="ce43">
            <text:p>4.567073790946400</text:p>
          </table:table-cell>
          <table:table-cell office:value-type="float" office:value="12" table:style-name="ce34">
            <text:p>12</text:p>
          </table:table-cell>
          <table:table-cell office:value-type="string" office:string-value="|(" table:formula="of:=IF(ISERROR(VLOOKUP([.G15];[Key.$A$2:.$B$982];2;FALSE));&quot;&quot;;VLOOKUP([.G15];[Key.$A$2:.$B$982];2;FALSE))" table:style-name="ce34">
            <text:p>|(</text:p>
          </table:table-cell>
          <table:table-cell office:value-type="float" office:value="3" table:style-name="ce5">
            <text:p>3</text:p>
          </table:table-cell>
          <table:table-cell office:value-type="float" office:value="4.5670737909463996" table:style-name="ce43">
            <text:p>4.567073790946400</text:p>
          </table:table-cell>
          <table:table-cell office:value-type="float" office:value="12" table:style-name="ce34">
            <text:p>12</text:p>
          </table:table-cell>
          <table:table-cell office:value-type="string" office:string-value="|(" table:formula="of:=IF(ISERROR(VLOOKUP([.K15];[Key.$A$2:.$B$982];2;FALSE));&quot;&quot;;VLOOKUP([.K15];[Key.$A$2:.$B$982];2;FALSE))" table:style-name="ce34">
            <text:p>|(</text:p>
          </table:table-cell>
          <table:table-cell office:value-type="float" office:value="10" table:style-name="ce5">
            <text:p>10</text:p>
          </table:table-cell>
          <table:table-cell office:value-type="float" office:value="4.5670737909464503" table:formula="of:=(ROUND(([.M15]-0.5)/233*809+0.5;0)-0.5)/809*[Calculator.$AD$2]" table:style-name="ce43">
            <text:p>4.567073790946450</text:p>
          </table:table-cell>
          <table:table-cell office:value-type="float" office:value="10" table:style-name="ce34">
            <text:p>10</text:p>
          </table:table-cell>
          <table:table-cell office:value-type="string" office:string-value=",,|(" table:formula="of:=IF(ISERROR(VLOOKUP([.O15];[Key.$A$2:.$B$982];2;FALSE));&quot;&quot;;VLOOKUP([.O15];[Key.$A$2:.$B$982];2;FALSE))" table:style-name="ce34">
            <text:p>,,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6];[Key.$A$2:.$B$982];2;FALSE));&quot;&quot;;VLOOKUP([.C1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6];[Key.$A$2:.$B$982];2;FALSE));&quot;&quot;;VLOOKUP([.G1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6];[Key.$A$2:.$B$982];2;FALSE));&quot;&quot;;VLOOKUP([.K16];[Key.$A$2:.$B$982];2;FALSE))" table:style-name="ce34"/>
          <table:table-cell office:value-type="float" office:value="11" table:style-name="ce5">
            <text:p>11</text:p>
          </table:table-cell>
          <table:table-cell office:value-type="float" office:value="5.129175180601397" table:formula="of:=(ROUND(([.M16]-0.5)/233*809+0.5;0)-0.5)/809*[Calculator.$AD$2]" table:style-name="ce43">
            <text:p>5.129175180601400</text:p>
          </table:table-cell>
          <table:table-cell office:value-type="float" office:value="11" table:style-name="ce34">
            <text:p>11</text:p>
          </table:table-cell>
          <table:table-cell office:value-type="string" office:string-value=",|(" table:formula="of:=IF(ISERROR(VLOOKUP([.O16];[Key.$A$2:.$B$982];2;FALSE));&quot;&quot;;VLOOKUP([.O16];[Key.$A$2:.$B$982];2;FALSE))" table:style-name="ce34">
            <text:p>,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7];[Key.$A$2:.$B$982];2;FALSE));&quot;&quot;;VLOOKUP([.C1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7];[Key.$A$2:.$B$982];2;FALSE));&quot;&quot;;VLOOKUP([.G1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7];[Key.$A$2:.$B$982];2;FALSE));&quot;&quot;;VLOOKUP([.K17];[Key.$A$2:.$B$982];2;FALSE))" table:style-name="ce34"/>
          <table:table-cell office:value-type="float" office:value="12" table:style-name="ce5">
            <text:p>12</text:p>
          </table:table-cell>
          <table:table-cell office:value-type="float" office:value="5.5507512228426084" table:formula="of:=(ROUND(([.M17]-0.5)/233*809+0.5;0)-0.5)/809*[Calculator.$AD$2]" table:style-name="ce43">
            <text:p>5.550751222842610</text:p>
          </table:table-cell>
          <table:table-cell office:value-type="float" office:value="12" table:style-name="ce34">
            <text:p>12</text:p>
          </table:table-cell>
          <table:table-cell office:value-type="string" office:string-value="|(" table:formula="of:=IF(ISERROR(VLOOKUP([.O17];[Key.$A$2:.$B$982];2;FALSE));&quot;&quot;;VLOOKUP([.O17];[Key.$A$2:.$B$982];2;FALSE))" table:style-name="ce34">
            <text:p>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8];[Key.$A$2:.$B$982];2;FALSE));&quot;&quot;;VLOOKUP([.C1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8];[Key.$A$2:.$B$982];2;FALSE));&quot;&quot;;VLOOKUP([.G1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8];[Key.$A$2:.$B$982];2;FALSE));&quot;&quot;;VLOOKUP([.K18];[Key.$A$2:.$B$982];2;FALSE))" table:style-name="ce34"/>
          <table:table-cell office:value-type="float" office:value="13" table:style-name="ce5">
            <text:p>13</text:p>
          </table:table-cell>
          <table:table-cell office:value-type="float" office:value="6.112852612497556" table:formula="of:=(ROUND(([.M18]-0.5)/233*809+0.5;0)-0.5)/809*[Calculator.$AD$2]" table:style-name="ce43">
            <text:p>6.112852612497560</text:p>
          </table:table-cell>
          <table:table-cell office:value-type="float" office:value="13" table:style-name="ce34">
            <text:p>13</text:p>
          </table:table-cell>
          <table:table-cell office:value-type="string" office:string-value="`|(" table:formula="of:=IF(ISERROR(VLOOKUP([.O18];[Key.$A$2:.$B$982];2;FALSE));&quot;&quot;;VLOOKUP([.O18];[Key.$A$2:.$B$982];2;FALSE))" table:style-name="ce34">
            <text:p>`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9];[Key.$A$2:.$B$982];2;FALSE));&quot;&quot;;VLOOKUP([.C19];[Key.$A$2:.$B$982];2;FALSE))" table:style-name="ce34"/>
          <table:table-cell office:value-type="float" office:value="3" table:style-name="ce5">
            <text:p>3</text:p>
          </table:table-cell>
          <table:table-cell office:value-type="float" office:value="6.5344286547386901" table:style-name="ce43">
            <text:p>6.534428654738690</text:p>
          </table:table-cell>
          <table:table-cell office:value-type="float" office:value="18" table:style-name="ce34">
            <text:p>18</text:p>
          </table:table-cell>
          <table:table-cell office:value-type="string" office:string-value="~|" table:formula="of:=IF(ISERROR(VLOOKUP([.G19];[Key.$A$2:.$B$982];2;FALSE));&quot;&quot;;VLOOKUP([.G19];[Key.$A$2:.$B$982];2;FALSE))" table:style-name="ce34">
            <text:p>~|</text:p>
          </table:table-cell>
          <table:table-cell office:value-type="float" office:value="4" table:style-name="ce5">
            <text:p>4</text:p>
          </table:table-cell>
          <table:table-cell office:value-type="float" office:value="6.5344286547386901" table:style-name="ce43">
            <text:p>6.534428654738690</text:p>
          </table:table-cell>
          <table:table-cell office:value-type="float" office:value="14" table:style-name="ce34">
            <text:p>14</text:p>
          </table:table-cell>
          <table:table-cell office:value-type="string" office:string-value=".~|" table:formula="of:=IF(ISERROR(VLOOKUP([.K19];[Key.$A$2:.$B$982];2;FALSE));&quot;&quot;;VLOOKUP([.K19];[Key.$A$2:.$B$982];2;FALSE))" table:style-name="ce34">
            <text:p>.~|</text:p>
          </table:table-cell>
          <table:table-cell office:value-type="float" office:value="14" table:style-name="ce5">
            <text:p>14</text:p>
          </table:table-cell>
          <table:table-cell office:value-type="float" office:value="6.5344286547387664" table:formula="of:=(ROUND(([.M19]-0.5)/233*809+0.5;0)-0.5)/809*[Calculator.$AD$2]" table:style-name="ce43">
            <text:p>6.534428654738770</text:p>
          </table:table-cell>
          <table:table-cell office:value-type="float" office:value="14" table:style-name="ce34">
            <text:p>14</text:p>
          </table:table-cell>
          <table:table-cell office:value-type="string" office:string-value=".~|" table:formula="of:=IF(ISERROR(VLOOKUP([.O19];[Key.$A$2:.$B$982];2;FALSE));&quot;&quot;;VLOOKUP([.O19];[Key.$A$2:.$B$982];2;FALSE))" table:style-name="ce34">
            <text:p>.~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0];[Key.$A$2:.$B$982];2;FALSE));&quot;&quot;;VLOOKUP([.C2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0];[Key.$A$2:.$B$982];2;FALSE));&quot;&quot;;VLOOKUP([.G20];[Key.$A$2:.$B$982];2;FALSE))" table:style-name="ce34"/>
          <table:table-cell office:value-type="float" office:value="4.2" table:style-name="ce5">
            <text:p>4.2</text:p>
          </table:table-cell>
          <table:table-cell office:value-type="float" office:value="7.0965300443936403" table:style-name="ce43">
            <text:p>7.096530044393640</text:p>
          </table:table-cell>
          <table:table-cell office:value-type="float" office:value="16" table:style-name="ce34">
            <text:p>16</text:p>
          </table:table-cell>
          <table:table-cell office:value-type="string" office:string-value="'|(" table:formula="of:=IF(ISERROR(VLOOKUP([.K20];[Key.$A$2:.$B$982];2;FALSE));&quot;&quot;;VLOOKUP([.K20];[Key.$A$2:.$B$982];2;FALSE))" table:style-name="ce34">
            <text:p>'|(</text:p>
          </table:table-cell>
          <table:table-cell office:value-type="float" office:value="15" table:style-name="ce5">
            <text:p>15</text:p>
          </table:table-cell>
          <table:table-cell office:value-type="float" office:value="7.096530044393714" table:formula="of:=(ROUND(([.M20]-0.5)/233*809+0.5;0)-0.5)/809*[Calculator.$AD$2]" table:style-name="ce43">
            <text:p>7.096530044393710</text:p>
          </table:table-cell>
          <table:table-cell office:value-type="float" office:value="15" table:style-name="ce34">
            <text:p>15</text:p>
          </table:table-cell>
          <table:table-cell office:value-type="string" office:string-value=",'|(" table:formula="of:=IF(ISERROR(VLOOKUP([.O20];[Key.$A$2:.$B$982];2;FALSE));&quot;&quot;;VLOOKUP([.O20];[Key.$A$2:.$B$982];2;FALSE))" table:style-name="ce34">
            <text:p>,'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1];[Key.$A$2:.$B$982];2;FALSE));&quot;&quot;;VLOOKUP([.C2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1];[Key.$A$2:.$B$982];2;FALSE));&quot;&quot;;VLOOKUP([.G2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21];[Key.$A$2:.$B$982];2;FALSE));&quot;&quot;;VLOOKUP([.K21];[Key.$A$2:.$B$982];2;FALSE))" table:style-name="ce34"/>
          <table:table-cell office:value-type="float" office:value="16" table:style-name="ce5">
            <text:p>16</text:p>
          </table:table-cell>
          <table:table-cell office:value-type="float" office:value="7.5181060866349254" table:formula="of:=(ROUND(([.M21]-0.5)/233*809+0.5;0)-0.5)/809*[Calculator.$AD$2]" table:style-name="ce43">
            <text:p>7.518106086634930</text:p>
          </table:table-cell>
          <table:table-cell office:value-type="float" office:value="16" table:style-name="ce34">
            <text:p>16</text:p>
          </table:table-cell>
          <table:table-cell office:value-type="string" office:string-value="'|(" table:formula="of:=IF(ISERROR(VLOOKUP([.O21];[Key.$A$2:.$B$982];2;FALSE));&quot;&quot;;VLOOKUP([.O21];[Key.$A$2:.$B$982];2;FALSE))" table:style-name="ce34">
            <text:p>'|(</text:p>
          </table:table-cell>
          <table:table-cell table:number-columns-repeated="16368"/>
        </table:table-row>
        <table:table-row table:style-name="ro4">
          <table:table-cell office:value-type="float" office:value="2" table:style-name="ce5">
            <text:p>2</text:p>
          </table:table-cell>
          <table:table-cell office:value-type="float" office:value="8.0802074762897806" table:style-name="ce43">
            <text:p>8.080207476289780</text:p>
          </table:table-cell>
          <table:table-cell office:value-type="float" office:value="20" table:style-name="ce34">
            <text:p>20</text:p>
          </table:table-cell>
          <table:table-cell office:value-type="string" office:string-value=")|(" table:formula="of:=IF(ISERROR(VLOOKUP([.C22];[Key.$A$2:.$B$982];2;FALSE));&quot;&quot;;VLOOKUP([.C22];[Key.$A$2:.$B$982];2;FALSE))" table:style-name="ce34">
            <text:p>)|(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2];[Key.$A$2:.$B$982];2;FALSE));&quot;&quot;;VLOOKUP([.G22];[Key.$A$2:.$B$982];2;FALSE))" table:style-name="ce34"/>
          <table:table-cell office:value-type="float" office:value="4.5999999999999996" table:style-name="ce5">
            <text:p>4.6</text:p>
          </table:table-cell>
          <table:table-cell office:value-type="float" office:value="8.0802074762897806" table:style-name="ce43">
            <text:p>8.080207476289780</text:p>
          </table:table-cell>
          <table:table-cell office:value-type="float" office:value="18" table:style-name="ce34">
            <text:p>18</text:p>
          </table:table-cell>
          <table:table-cell office:value-type="string" office:string-value="~|" table:formula="of:=IF(ISERROR(VLOOKUP([.K22];[Key.$A$2:.$B$982];2;FALSE));&quot;&quot;;VLOOKUP([.K22];[Key.$A$2:.$B$982];2;FALSE))" table:style-name="ce34">
            <text:p>~|</text:p>
          </table:table-cell>
          <table:table-cell office:value-type="float" office:value="17" table:style-name="ce5">
            <text:p>17</text:p>
          </table:table-cell>
          <table:table-cell office:value-type="float" office:value="8.080207476289873" table:formula="of:=(ROUND(([.M22]-0.5)/233*809+0.5;0)-0.5)/809*[Calculator.$AD$2]" table:style-name="ce43">
            <text:p>8.080207476289870</text:p>
          </table:table-cell>
          <table:table-cell office:value-type="float" office:value="17" table:style-name="ce34">
            <text:p>17</text:p>
          </table:table-cell>
          <table:table-cell office:value-type="string" office:string-value=",~|" table:formula="of:=IF(ISERROR(VLOOKUP([.O22];[Key.$A$2:.$B$982];2;FALSE));&quot;&quot;;VLOOKUP([.O22];[Key.$A$2:.$B$982];2;FALSE))" table:style-name="ce34">
            <text:p>,~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3];[Key.$A$2:.$B$982];2;FALSE));&quot;&quot;;VLOOKUP([.C2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3];[Key.$A$2:.$B$982];2;FALSE));&quot;&quot;;VLOOKUP([.G2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23];[Key.$A$2:.$B$982];2;FALSE));&quot;&quot;;VLOOKUP([.K23];[Key.$A$2:.$B$982];2;FALSE))" table:style-name="ce34"/>
          <table:table-cell office:value-type="float" office:value="18" table:style-name="ce5">
            <text:p>18</text:p>
          </table:table-cell>
          <table:table-cell office:value-type="float" office:value="8.5017835185310844" table:formula="of:=(ROUND(([.M23]-0.5)/233*809+0.5;0)-0.5)/809*[Calculator.$AD$2]" table:style-name="ce43">
            <text:p>8.501783518531080</text:p>
          </table:table-cell>
          <table:table-cell office:value-type="float" office:value="18" table:style-name="ce34">
            <text:p>18</text:p>
          </table:table-cell>
          <table:table-cell office:value-type="string" office:string-value="~|" table:formula="of:=IF(ISERROR(VLOOKUP([.O23];[Key.$A$2:.$B$982];2;FALSE));&quot;&quot;;VLOOKUP([.O23];[Key.$A$2:.$B$982];2;FALSE))" table:style-name="ce34">
            <text:p>~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4];[Key.$A$2:.$B$982];2;FALSE));&quot;&quot;;VLOOKUP([.C24];[Key.$A$2:.$B$982];2;FALSE))" table:style-name="ce34"/>
          <table:table-cell office:value-type="float" office:value="4" table:style-name="ce5">
            <text:p>4</text:p>
          </table:table-cell>
          <table:table-cell office:value-type="float" office:value="9.0638849081859298" table:style-name="ce43">
            <text:p>9.063884908185930</text:p>
          </table:table-cell>
          <table:table-cell office:value-type="float" office:value="20" table:style-name="ce34">
            <text:p>20</text:p>
          </table:table-cell>
          <table:table-cell office:value-type="string" office:string-value=")|(" table:formula="of:=IF(ISERROR(VLOOKUP([.G24];[Key.$A$2:.$B$982];2;FALSE));&quot;&quot;;VLOOKUP([.G24];[Key.$A$2:.$B$982];2;FALSE))" table:style-name="ce34">
            <text:p>)|(</text:p>
          </table:table-cell>
          <table:table-cell office:value-type="float" office:value="5" table:style-name="ce5">
            <text:p>5</text:p>
          </table:table-cell>
          <table:table-cell office:value-type="float" office:value="9.0638849081859298" table:style-name="ce43">
            <text:p>9.063884908185930</text:p>
          </table:table-cell>
          <table:table-cell office:value-type="float" office:value="20" table:style-name="ce34">
            <text:p>20</text:p>
          </table:table-cell>
          <table:table-cell office:value-type="string" office:string-value=")|(" table:formula="of:=IF(ISERROR(VLOOKUP([.K24];[Key.$A$2:.$B$982];2;FALSE));&quot;&quot;;VLOOKUP([.K24];[Key.$A$2:.$B$982];2;FALSE))" table:style-name="ce34">
            <text:p>)|(</text:p>
          </table:table-cell>
          <table:table-cell office:value-type="float" office:value="19" table:style-name="ce5">
            <text:p>19</text:p>
          </table:table-cell>
          <table:table-cell office:value-type="float" office:value="9.0638849081860311" table:formula="of:=(ROUND(([.M24]-0.5)/233*809+0.5;0)-0.5)/809*[Calculator.$AD$2]" table:style-name="ce43">
            <text:p>9.063884908186030</text:p>
          </table:table-cell>
          <table:table-cell office:value-type="float" office:value="19" table:style-name="ce34">
            <text:p>19</text:p>
          </table:table-cell>
          <table:table-cell office:value-type="string" office:string-value=",)|(" table:formula="of:=IF(ISERROR(VLOOKUP([.O24];[Key.$A$2:.$B$982];2;FALSE));&quot;&quot;;VLOOKUP([.O24];[Key.$A$2:.$B$982];2;FALSE))" table:style-name="ce34">
            <text:p>,)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5];[Key.$A$2:.$B$982];2;FALSE));&quot;&quot;;VLOOKUP([.C2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5];[Key.$A$2:.$B$982];2;FALSE));&quot;&quot;;VLOOKUP([.G2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25];[Key.$A$2:.$B$982];2;FALSE));&quot;&quot;;VLOOKUP([.K25];[Key.$A$2:.$B$982];2;FALSE))" table:style-name="ce34"/>
          <table:table-cell office:value-type="float" office:value="20" table:style-name="ce5">
            <text:p>20</text:p>
          </table:table-cell>
          <table:table-cell office:value-type="float" office:value="9.4854609504272407" table:formula="of:=(ROUND(([.M25]-0.5)/233*809+0.5;0)-0.5)/809*[Calculator.$AD$2]" table:style-name="ce43">
            <text:p>9.485460950427240</text:p>
          </table:table-cell>
          <table:table-cell office:value-type="float" office:value="20" table:style-name="ce34">
            <text:p>20</text:p>
          </table:table-cell>
          <table:table-cell office:value-type="string" office:string-value=")|(" table:formula="of:=IF(ISERROR(VLOOKUP([.O25];[Key.$A$2:.$B$982];2;FALSE));&quot;&quot;;VLOOKUP([.O25];[Key.$A$2:.$B$982];2;FALSE))" table:style-name="ce34">
            <text:p>)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6];[Key.$A$2:.$B$982];2;FALSE));&quot;&quot;;VLOOKUP([.C2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6];[Key.$A$2:.$B$982];2;FALSE));&quot;&quot;;VLOOKUP([.G2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26];[Key.$A$2:.$B$982];2;FALSE));&quot;&quot;;VLOOKUP([.K26];[Key.$A$2:.$B$982];2;FALSE))" table:style-name="ce34"/>
          <table:table-cell office:value-type="float" office:value="21" table:style-name="ce5">
            <text:p>21</text:p>
          </table:table-cell>
          <table:table-cell office:value-type="float" office:value="10.047562340082191" table:formula="of:=(ROUND(([.M26]-0.5)/233*809+0.5;0)-0.5)/809*[Calculator.$AD$2]" table:style-name="ce43">
            <text:p>10.047562340082200</text:p>
          </table:table-cell>
          <table:table-cell office:value-type="float" office:value="21" table:style-name="ce34">
            <text:p>21</text:p>
          </table:table-cell>
          <table:table-cell office:value-type="string" office:string-value="`)|(" table:formula="of:=IF(ISERROR(VLOOKUP([.O26];[Key.$A$2:.$B$982];2;FALSE));&quot;&quot;;VLOOKUP([.O26];[Key.$A$2:.$B$982];2;FALSE))" table:style-name="ce34">
            <text:p>`)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7];[Key.$A$2:.$B$982];2;FALSE));&quot;&quot;;VLOOKUP([.C2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7];[Key.$A$2:.$B$982];2;FALSE));&quot;&quot;;VLOOKUP([.G2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27];[Key.$A$2:.$B$982];2;FALSE));&quot;&quot;;VLOOKUP([.K27];[Key.$A$2:.$B$982];2;FALSE))" table:style-name="ce34"/>
          <table:table-cell office:value-type="float" office:value="22" table:style-name="ce5">
            <text:p>22</text:p>
          </table:table-cell>
          <table:table-cell office:value-type="float" office:value="10.469138382323401" table:formula="of:=(ROUND(([.M27]-0.5)/233*809+0.5;0)-0.5)/809*[Calculator.$AD$2]" table:style-name="ce43">
            <text:p>10.469138382323400</text:p>
          </table:table-cell>
          <table:table-cell office:value-type="float" office:value="22" table:style-name="ce34">
            <text:p>22</text:p>
          </table:table-cell>
          <table:table-cell office:value-type="string" office:string-value="``)|(" table:formula="of:=IF(ISERROR(VLOOKUP([.O27];[Key.$A$2:.$B$982];2;FALSE));&quot;&quot;;VLOOKUP([.O27];[Key.$A$2:.$B$982];2;FALSE))" table:style-name="ce34">
            <text:p>``)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8];[Key.$A$2:.$B$982];2;FALSE));&quot;&quot;;VLOOKUP([.C28];[Key.$A$2:.$B$982];2;FALSE))" table:style-name="ce34"/>
          <table:table-cell office:value-type="float" office:value="5" table:style-name="ce5">
            <text:p>5</text:p>
          </table:table-cell>
          <table:table-cell office:value-type="float" office:value="11.0312397719782" table:style-name="ce43">
            <text:p>11.031239771978200</text:p>
          </table:table-cell>
          <table:table-cell office:value-type="float" office:value="25" table:style-name="ce34">
            <text:p>25</text:p>
          </table:table-cell>
          <table:table-cell office:value-type="string" office:string-value=")~|" table:formula="of:=IF(ISERROR(VLOOKUP([.G28];[Key.$A$2:.$B$982];2;FALSE));&quot;&quot;;VLOOKUP([.G28];[Key.$A$2:.$B$982];2;FALSE))" table:style-name="ce34">
            <text:p>)~|</text:p>
          </table:table-cell>
          <table:table-cell office:value-type="float" office:value="6" table:style-name="ce44">
            <text:p>6</text:p>
          </table:table-cell>
          <table:table-cell office:value-type="float" office:value="11.0312397719782" table:style-name="ce43">
            <text:p>11.031239771978200</text:p>
          </table:table-cell>
          <table:table-cell office:value-type="float" office:value="24" table:style-name="ce34">
            <text:p>24</text:p>
          </table:table-cell>
          <table:table-cell office:value-type="string" office:string-value="')|(" table:formula="of:=IF(ISERROR(VLOOKUP([.K28];[Key.$A$2:.$B$982];2;FALSE));&quot;&quot;;VLOOKUP([.K28];[Key.$A$2:.$B$982];2;FALSE))" table:style-name="ce34">
            <text:p>')|(</text:p>
          </table:table-cell>
          <table:table-cell office:value-type="float" office:value="23" table:style-name="ce5">
            <text:p>23</text:p>
          </table:table-cell>
          <table:table-cell office:value-type="float" office:value="11.031239771978347" table:formula="of:=(ROUND(([.M28]-0.5)/233*809+0.5;0)-0.5)/809*[Calculator.$AD$2]" table:style-name="ce43">
            <text:p>11.031239771978300</text:p>
          </table:table-cell>
          <table:table-cell office:value-type="float" office:value="23" table:style-name="ce34">
            <text:p>23</text:p>
          </table:table-cell>
          <table:table-cell office:value-type="string" office:string-value=",')|(" table:formula="of:=IF(ISERROR(VLOOKUP([.O28];[Key.$A$2:.$B$982];2;FALSE));&quot;&quot;;VLOOKUP([.O28];[Key.$A$2:.$B$982];2;FALSE))" table:style-name="ce34">
            <text:p>,')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29];[Key.$A$2:.$B$982];2;FALSE));&quot;&quot;;VLOOKUP([.C2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29];[Key.$A$2:.$B$982];2;FALSE));&quot;&quot;;VLOOKUP([.G2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29];[Key.$A$2:.$B$982];2;FALSE));&quot;&quot;;VLOOKUP([.K29];[Key.$A$2:.$B$982];2;FALSE))" table:style-name="ce34"/>
          <table:table-cell office:value-type="float" office:value="24" table:style-name="ce5">
            <text:p>24</text:p>
          </table:table-cell>
          <table:table-cell office:value-type="float" office:value="11.452815814219559" table:formula="of:=(ROUND(([.M29]-0.5)/233*809+0.5;0)-0.5)/809*[Calculator.$AD$2]" table:style-name="ce43">
            <text:p>11.452815814219600</text:p>
          </table:table-cell>
          <table:table-cell office:value-type="float" office:value="24" table:style-name="ce34">
            <text:p>24</text:p>
          </table:table-cell>
          <table:table-cell office:value-type="string" office:string-value="')|(" table:formula="of:=IF(ISERROR(VLOOKUP([.O29];[Key.$A$2:.$B$982];2;FALSE));&quot;&quot;;VLOOKUP([.O29];[Key.$A$2:.$B$982];2;FALSE))" table:style-name="ce34">
            <text:p>')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0];[Key.$A$2:.$B$982];2;FALSE));&quot;&quot;;VLOOKUP([.C3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0];[Key.$A$2:.$B$982];2;FALSE));&quot;&quot;;VLOOKUP([.G30];[Key.$A$2:.$B$982];2;FALSE))" table:style-name="ce34"/>
          <table:table-cell office:value-type="float" office:value="6.4" table:style-name="ce5">
            <text:p>6.4</text:p>
          </table:table-cell>
          <table:table-cell office:value-type="float" office:value="12.014917203874401" table:style-name="ce43">
            <text:p>12.014917203874400</text:p>
          </table:table-cell>
          <table:table-cell office:value-type="float" office:value="25" table:style-name="ce34">
            <text:p>25</text:p>
          </table:table-cell>
          <table:table-cell office:value-type="string" office:string-value=")~|" table:formula="of:=IF(ISERROR(VLOOKUP([.K30];[Key.$A$2:.$B$982];2;FALSE));&quot;&quot;;VLOOKUP([.K30];[Key.$A$2:.$B$982];2;FALSE))" table:style-name="ce34">
            <text:p>)~|</text:p>
          </table:table-cell>
          <table:table-cell office:value-type="float" office:value="25" table:style-name="ce5">
            <text:p>25</text:p>
          </table:table-cell>
          <table:table-cell office:value-type="float" office:value="12.014917203874507" table:formula="of:=(ROUND(([.M30]-0.5)/233*809+0.5;0)-0.5)/809*[Calculator.$AD$2]" table:style-name="ce43">
            <text:p>12.014917203874500</text:p>
          </table:table-cell>
          <table:table-cell office:value-type="float" office:value="25" table:style-name="ce34">
            <text:p>25</text:p>
          </table:table-cell>
          <table:table-cell office:value-type="string" office:string-value=")~|" table:formula="of:=IF(ISERROR(VLOOKUP([.O30];[Key.$A$2:.$B$982];2;FALSE));&quot;&quot;;VLOOKUP([.O30];[Key.$A$2:.$B$982];2;FALSE))" table:style-name="ce34">
            <text:p>)~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1];[Key.$A$2:.$B$982];2;FALSE));&quot;&quot;;VLOOKUP([.C3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1];[Key.$A$2:.$B$982];2;FALSE));&quot;&quot;;VLOOKUP([.G31];[Key.$A$2:.$B$982];2;FALSE))" table:style-name="ce34"/>
          <table:table-cell office:value-type="float" office:value="6.6" table:style-name="ce5">
            <text:p>6.6</text:p>
          </table:table-cell>
          <table:table-cell office:value-type="float" office:value="12.436493246115599" table:style-name="ce43">
            <text:p>12.436493246115600</text:p>
          </table:table-cell>
          <table:table-cell office:value-type="float" office:value="26" table:style-name="ce34">
            <text:p>26</text:p>
          </table:table-cell>
          <table:table-cell office:value-type="string" office:string-value=".~|(" table:formula="of:=IF(ISERROR(VLOOKUP([.K31];[Key.$A$2:.$B$982];2;FALSE));&quot;&quot;;VLOOKUP([.K31];[Key.$A$2:.$B$982];2;FALSE))" table:style-name="ce34">
            <text:p>.~|(</text:p>
          </table:table-cell>
          <table:table-cell office:value-type="float" office:value="26" table:style-name="ce5">
            <text:p>26</text:p>
          </table:table-cell>
          <table:table-cell office:value-type="float" office:value="12.436493246115718" table:formula="of:=(ROUND(([.M31]-0.5)/233*809+0.5;0)-0.5)/809*[Calculator.$AD$2]" table:style-name="ce43">
            <text:p>12.436493246115700</text:p>
          </table:table-cell>
          <table:table-cell office:value-type="float" office:value="26" table:style-name="ce34">
            <text:p>26</text:p>
          </table:table-cell>
          <table:table-cell office:value-type="string" office:string-value=".~|(" table:formula="of:=IF(ISERROR(VLOOKUP([.O31];[Key.$A$2:.$B$982];2;FALSE));&quot;&quot;;VLOOKUP([.O31];[Key.$A$2:.$B$982];2;FALSE))" table:style-name="ce34">
            <text:p>.~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2];[Key.$A$2:.$B$982];2;FALSE));&quot;&quot;;VLOOKUP([.C3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2];[Key.$A$2:.$B$982];2;FALSE));&quot;&quot;;VLOOKUP([.G3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32];[Key.$A$2:.$B$982];2;FALSE));&quot;&quot;;VLOOKUP([.K32];[Key.$A$2:.$B$982];2;FALSE))" table:style-name="ce34"/>
          <table:table-cell office:value-type="float" office:value="27" table:style-name="ce5">
            <text:p>27</text:p>
          </table:table-cell>
          <table:table-cell office:value-type="float" office:value="12.998594635770665" table:formula="of:=(ROUND(([.M32]-0.5)/233*809+0.5;0)-0.5)/809*[Calculator.$AD$2]" table:style-name="ce43">
            <text:p>12.998594635770700</text:p>
          </table:table-cell>
          <table:table-cell office:value-type="float" office:value="27" table:style-name="ce34">
            <text:p>27</text:p>
          </table:table-cell>
          <table:table-cell office:value-type="string" office:string-value="`.~|(" table:formula="of:=IF(ISERROR(VLOOKUP([.O32];[Key.$A$2:.$B$982];2;FALSE));&quot;&quot;;VLOOKUP([.O32];[Key.$A$2:.$B$982];2;FALSE))" table:style-name="ce34">
            <text:p>`.~|(</text:p>
          </table:table-cell>
          <table:table-cell table:number-columns-repeated="16368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float" office:value="13.420170678011701" table:style-name="ce43">
            <text:p>13.420170678011700</text:p>
          </table:table-cell>
          <table:table-cell office:value-type="float" office:value="30" table:style-name="ce34">
            <text:p>30</text:p>
          </table:table-cell>
          <table:table-cell office:value-type="string" office:string-value="~|(" table:formula="of:=IF(ISERROR(VLOOKUP([.C33];[Key.$A$2:.$B$982];2;FALSE));&quot;&quot;;VLOOKUP([.C33];[Key.$A$2:.$B$982];2;FALSE))" table:style-name="ce34">
            <text:p>~|(</text:p>
          </table:table-cell>
          <table:table-cell office:value-type="float" office:value="6" table:style-name="ce5">
            <text:p>6</text:p>
          </table:table-cell>
          <table:table-cell office:value-type="float" office:value="13.420170678011701" table:style-name="ce43">
            <text:p>13.420170678011700</text:p>
          </table:table-cell>
          <table:table-cell office:value-type="float" office:value="30" table:style-name="ce34">
            <text:p>30</text:p>
          </table:table-cell>
          <table:table-cell office:value-type="string" office:string-value="~|(" table:formula="of:=IF(ISERROR(VLOOKUP([.G33];[Key.$A$2:.$B$982];2;FALSE));&quot;&quot;;VLOOKUP([.G33];[Key.$A$2:.$B$982];2;FALSE))" table:style-name="ce34">
            <text:p>~|(</text:p>
          </table:table-cell>
          <table:table-cell office:value-type="float" office:value="7" table:style-name="ce5">
            <text:p>7</text:p>
          </table:table-cell>
          <table:table-cell office:value-type="float" office:value="13.420170678011701" table:style-name="ce43">
            <text:p>13.420170678011700</text:p>
          </table:table-cell>
          <table:table-cell office:value-type="float" office:value="30" table:style-name="ce34">
            <text:p>30</text:p>
          </table:table-cell>
          <table:table-cell office:value-type="string" office:string-value="~|(" table:formula="of:=IF(ISERROR(VLOOKUP([.K33];[Key.$A$2:.$B$982];2;FALSE));&quot;&quot;;VLOOKUP([.K33];[Key.$A$2:.$B$982];2;FALSE))" table:style-name="ce34">
            <text:p>~|(</text:p>
          </table:table-cell>
          <table:table-cell office:value-type="float" office:value="28" table:style-name="ce5">
            <text:p>28</text:p>
          </table:table-cell>
          <table:table-cell office:value-type="float" office:value="13.420170678011875" table:formula="of:=(ROUND(([.M33]-0.5)/233*809+0.5;0)-0.5)/809*[Calculator.$AD$2]" table:style-name="ce43">
            <text:p>13.420170678011900</text:p>
          </table:table-cell>
          <table:table-cell office:value-type="float" office:value="28" table:style-name="ce34">
            <text:p>28</text:p>
          </table:table-cell>
          <table:table-cell office:value-type="string" office:string-value=",,~|(" table:formula="of:=IF(ISERROR(VLOOKUP([.O33];[Key.$A$2:.$B$982];2;FALSE));&quot;&quot;;VLOOKUP([.O33];[Key.$A$2:.$B$982];2;FALSE))" table:style-name="ce34">
            <text:p>,,~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4];[Key.$A$2:.$B$982];2;FALSE));&quot;&quot;;VLOOKUP([.C3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4];[Key.$A$2:.$B$982];2;FALSE));&quot;&quot;;VLOOKUP([.G3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34];[Key.$A$2:.$B$982];2;FALSE));&quot;&quot;;VLOOKUP([.K34];[Key.$A$2:.$B$982];2;FALSE))" table:style-name="ce34"/>
          <table:table-cell office:value-type="float" office:value="29" table:style-name="ce5">
            <text:p>29</text:p>
          </table:table-cell>
          <table:table-cell office:value-type="float" office:value="13.841746720253086" table:formula="of:=(ROUND(([.M34]-0.5)/233*809+0.5;0)-0.5)/809*[Calculator.$AD$2]" table:style-name="ce43">
            <text:p>13.841746720253100</text:p>
          </table:table-cell>
          <table:table-cell office:value-type="float" office:value="29" table:style-name="ce34">
            <text:p>29</text:p>
          </table:table-cell>
          <table:table-cell office:value-type="string" office:string-value=",~|(" table:formula="of:=IF(ISERROR(VLOOKUP([.O34];[Key.$A$2:.$B$982];2;FALSE));&quot;&quot;;VLOOKUP([.O34];[Key.$A$2:.$B$982];2;FALSE))" table:style-name="ce34">
            <text:p>,~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5];[Key.$A$2:.$B$982];2;FALSE));&quot;&quot;;VLOOKUP([.C3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5];[Key.$A$2:.$B$982];2;FALSE));&quot;&quot;;VLOOKUP([.G3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35];[Key.$A$2:.$B$982];2;FALSE));&quot;&quot;;VLOOKUP([.K35];[Key.$A$2:.$B$982];2;FALSE))" table:style-name="ce34"/>
          <table:table-cell office:value-type="float" office:value="30" table:style-name="ce5">
            <text:p>30</text:p>
          </table:table-cell>
          <table:table-cell office:value-type="float" office:value="14.403848109908035" table:formula="of:=(ROUND(([.M35]-0.5)/233*809+0.5;0)-0.5)/809*[Calculator.$AD$2]" table:style-name="ce43">
            <text:p>14.403848109908000</text:p>
          </table:table-cell>
          <table:table-cell office:value-type="float" office:value="30" table:style-name="ce34">
            <text:p>30</text:p>
          </table:table-cell>
          <table:table-cell office:value-type="string" office:string-value="~|(" table:formula="of:=IF(ISERROR(VLOOKUP([.O35];[Key.$A$2:.$B$982];2;FALSE));&quot;&quot;;VLOOKUP([.O35];[Key.$A$2:.$B$982];2;FALSE))" table:style-name="ce34">
            <text:p>~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6];[Key.$A$2:.$B$982];2;FALSE));&quot;&quot;;VLOOKUP([.C3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6];[Key.$A$2:.$B$982];2;FALSE));&quot;&quot;;VLOOKUP([.G3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36];[Key.$A$2:.$B$982];2;FALSE));&quot;&quot;;VLOOKUP([.K36];[Key.$A$2:.$B$982];2;FALSE))" table:style-name="ce34"/>
          <table:table-cell office:value-type="float" office:value="31" table:style-name="ce5">
            <text:p>31</text:p>
          </table:table-cell>
          <table:table-cell office:value-type="float" office:value="14.825424152149244" table:formula="of:=(ROUND(([.M36]-0.5)/233*809+0.5;0)-0.5)/809*[Calculator.$AD$2]" table:style-name="ce43">
            <text:p>14.825424152149200</text:p>
          </table:table-cell>
          <table:table-cell office:value-type="float" office:value="31" table:style-name="ce34">
            <text:p>31</text:p>
          </table:table-cell>
          <table:table-cell office:value-type="string" office:string-value="`~|(" table:formula="of:=IF(ISERROR(VLOOKUP([.O36];[Key.$A$2:.$B$982];2;FALSE));&quot;&quot;;VLOOKUP([.O36];[Key.$A$2:.$B$982];2;FALSE))" table:style-name="ce34">
            <text:p>`~|(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7];[Key.$A$2:.$B$982];2;FALSE));&quot;&quot;;VLOOKUP([.C37];[Key.$A$2:.$B$982];2;FALSE))" table:style-name="ce34"/>
          <table:table-cell office:value-type="float" office:value="7" table:style-name="ce5">
            <text:p>7</text:p>
          </table:table-cell>
          <table:table-cell office:value-type="float" office:value="15.387525541803999" table:style-name="ce43">
            <text:p>15.387525541804000</text:p>
          </table:table-cell>
          <table:table-cell office:value-type="float" office:value="34" table:style-name="ce34">
            <text:p>34</text:p>
          </table:table-cell>
          <table:table-cell office:value-type="string" office:string-value="|~" table:formula="of:=IF(ISERROR(VLOOKUP([.G37];[Key.$A$2:.$B$982];2;FALSE));&quot;&quot;;VLOOKUP([.G37];[Key.$A$2:.$B$982];2;FALSE))" table:style-name="ce34">
            <text:p>|~</text:p>
          </table:table-cell>
          <table:table-cell office:value-type="float" office:value="8" table:style-name="ce5">
            <text:p>8</text:p>
          </table:table-cell>
          <table:table-cell office:value-type="float" office:value="15.387525541803999" table:style-name="ce43">
            <text:p>15.387525541804000</text:p>
          </table:table-cell>
          <table:table-cell office:value-type="float" office:value="34" table:style-name="ce34">
            <text:p>34</text:p>
          </table:table-cell>
          <table:table-cell office:value-type="string" office:string-value="|~" table:formula="of:=IF(ISERROR(VLOOKUP([.K37];[Key.$A$2:.$B$982];2;FALSE));&quot;&quot;;VLOOKUP([.K37];[Key.$A$2:.$B$982];2;FALSE))" table:style-name="ce34">
            <text:p>|~</text:p>
          </table:table-cell>
          <table:table-cell office:value-type="float" office:value="32" table:style-name="ce5">
            <text:p>32</text:p>
          </table:table-cell>
          <table:table-cell office:value-type="float" office:value="15.387525541804195" table:formula="of:=(ROUND(([.M37]-0.5)/233*809+0.5;0)-0.5)/809*[Calculator.$AD$2]" table:style-name="ce43">
            <text:p>15.387525541804200</text:p>
          </table:table-cell>
          <table:table-cell office:value-type="float" office:value="32" table:style-name="ce34">
            <text:p>32</text:p>
          </table:table-cell>
          <table:table-cell office:value-type="string" office:string-value=",,|~" table:formula="of:=IF(ISERROR(VLOOKUP([.O37];[Key.$A$2:.$B$982];2;FALSE));&quot;&quot;;VLOOKUP([.O37];[Key.$A$2:.$B$982];2;FALSE))" table:style-name="ce34">
            <text:p>,,|~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8];[Key.$A$2:.$B$982];2;FALSE));&quot;&quot;;VLOOKUP([.C3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8];[Key.$A$2:.$B$982];2;FALSE));&quot;&quot;;VLOOKUP([.G3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38];[Key.$A$2:.$B$982];2;FALSE));&quot;&quot;;VLOOKUP([.K38];[Key.$A$2:.$B$982];2;FALSE))" table:style-name="ce34"/>
          <table:table-cell office:value-type="float" office:value="33" table:style-name="ce5">
            <text:p>33</text:p>
          </table:table-cell>
          <table:table-cell office:value-type="float" office:value="15.809101584045402" table:formula="of:=(ROUND(([.M38]-0.5)/233*809+0.5;0)-0.5)/809*[Calculator.$AD$2]" table:style-name="ce43">
            <text:p>15.809101584045400</text:p>
          </table:table-cell>
          <table:table-cell office:value-type="float" office:value="33" table:style-name="ce34">
            <text:p>33</text:p>
          </table:table-cell>
          <table:table-cell office:value-type="string" office:string-value=",|~" table:formula="of:=IF(ISERROR(VLOOKUP([.O38];[Key.$A$2:.$B$982];2;FALSE));&quot;&quot;;VLOOKUP([.O38];[Key.$A$2:.$B$982];2;FALSE))" table:style-name="ce34">
            <text:p>,|~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39];[Key.$A$2:.$B$982];2;FALSE));&quot;&quot;;VLOOKUP([.C3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39];[Key.$A$2:.$B$982];2;FALSE));&quot;&quot;;VLOOKUP([.G3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39];[Key.$A$2:.$B$982];2;FALSE));&quot;&quot;;VLOOKUP([.K39];[Key.$A$2:.$B$982];2;FALSE))" table:style-name="ce34"/>
          <table:table-cell office:value-type="float" office:value="34" table:style-name="ce5">
            <text:p>34</text:p>
          </table:table-cell>
          <table:table-cell office:value-type="float" office:value="16.371202973700349" table:formula="of:=(ROUND(([.M39]-0.5)/233*809+0.5;0)-0.5)/809*[Calculator.$AD$2]" table:style-name="ce43">
            <text:p>16.371202973700300</text:p>
          </table:table-cell>
          <table:table-cell office:value-type="float" office:value="34" table:style-name="ce34">
            <text:p>34</text:p>
          </table:table-cell>
          <table:table-cell office:value-type="string" office:string-value="|~" table:formula="of:=IF(ISERROR(VLOOKUP([.O39];[Key.$A$2:.$B$982];2;FALSE));&quot;&quot;;VLOOKUP([.O39];[Key.$A$2:.$B$982];2;FALSE))" table:style-name="ce34">
            <text:p>|~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0];[Key.$A$2:.$B$982];2;FALSE));&quot;&quot;;VLOOKUP([.C4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40];[Key.$A$2:.$B$982];2;FALSE));&quot;&quot;;VLOOKUP([.G4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40];[Key.$A$2:.$B$982];2;FALSE));&quot;&quot;;VLOOKUP([.K40];[Key.$A$2:.$B$982];2;FALSE))" table:style-name="ce34"/>
          <table:table-cell office:value-type="float" office:value="35" table:style-name="ce5">
            <text:p>35</text:p>
          </table:table-cell>
          <table:table-cell office:value-type="float" office:value="16.792779015941562" table:formula="of:=(ROUND(([.M40]-0.5)/233*809+0.5;0)-0.5)/809*[Calculator.$AD$2]" table:style-name="ce43">
            <text:p>16.792779015941600</text:p>
          </table:table-cell>
          <table:table-cell office:value-type="float" office:value="35" table:style-name="ce34">
            <text:p>35</text:p>
          </table:table-cell>
          <table:table-cell office:value-type="string" office:string-value="`|~" table:formula="of:=IF(ISERROR(VLOOKUP([.O40];[Key.$A$2:.$B$982];2;FALSE));&quot;&quot;;VLOOKUP([.O40];[Key.$A$2:.$B$982];2;FALSE))" table:style-name="ce34">
            <text:p>`|~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1];[Key.$A$2:.$B$982];2;FALSE));&quot;&quot;;VLOOKUP([.C41];[Key.$A$2:.$B$982];2;FALSE))" table:style-name="ce34"/>
          <table:table-cell office:value-type="float" office:value="7.5" table:style-name="ce5">
            <text:p>7.5</text:p>
          </table:table-cell>
          <table:table-cell office:value-type="float" office:value="17.354880405596301" table:style-name="ce43">
            <text:p>17.354880405596300</text:p>
          </table:table-cell>
          <table:table-cell office:value-type="float" office:value="36" table:style-name="ce34">
            <text:p>36</text:p>
          </table:table-cell>
          <table:table-cell office:value-type="string" office:string-value="~~|" table:formula="of:=IF(ISERROR(VLOOKUP([.G41];[Key.$A$2:.$B$982];2;FALSE));&quot;&quot;;VLOOKUP([.G41];[Key.$A$2:.$B$982];2;FALSE))" table:style-name="ce34">
            <text:p>~~|</text:p>
          </table:table-cell>
          <table:table-cell office:value-type="float" office:value="9" table:style-name="ce5">
            <text:p>9</text:p>
          </table:table-cell>
          <table:table-cell office:value-type="float" office:value="17.354880405596301" table:style-name="ce43">
            <text:p>17.354880405596300</text:p>
          </table:table-cell>
          <table:table-cell office:value-type="float" office:value="36" table:style-name="ce34">
            <text:p>36</text:p>
          </table:table-cell>
          <table:table-cell office:value-type="string" office:string-value="~~|" table:formula="of:=IF(ISERROR(VLOOKUP([.K41];[Key.$A$2:.$B$982];2;FALSE));&quot;&quot;;VLOOKUP([.K41];[Key.$A$2:.$B$982];2;FALSE))" table:style-name="ce34">
            <text:p>~~|</text:p>
          </table:table-cell>
          <table:table-cell office:value-type="float" office:value="36" table:style-name="ce5">
            <text:p>36</text:p>
          </table:table-cell>
          <table:table-cell office:value-type="float" office:value="17.354880405596507" table:formula="of:=(ROUND(([.M41]-0.5)/233*809+0.5;0)-0.5)/809*[Calculator.$AD$2]" table:style-name="ce43">
            <text:p>17.354880405596500</text:p>
          </table:table-cell>
          <table:table-cell office:value-type="float" office:value="36" table:style-name="ce34">
            <text:p>36</text:p>
          </table:table-cell>
          <table:table-cell office:value-type="string" office:string-value="~~|" table:formula="of:=IF(ISERROR(VLOOKUP([.O41];[Key.$A$2:.$B$982];2;FALSE));&quot;&quot;;VLOOKUP([.O41];[Key.$A$2:.$B$982];2;FALSE))" table:style-name="ce34">
            <text:p>~~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2];[Key.$A$2:.$B$982];2;FALSE));&quot;&quot;;VLOOKUP([.C4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42];[Key.$A$2:.$B$982];2;FALSE));&quot;&quot;;VLOOKUP([.G4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42];[Key.$A$2:.$B$982];2;FALSE));&quot;&quot;;VLOOKUP([.K42];[Key.$A$2:.$B$982];2;FALSE))" table:style-name="ce34"/>
          <table:table-cell office:value-type="float" office:value="37" table:style-name="ce5">
            <text:p>37</text:p>
          </table:table-cell>
          <table:table-cell office:value-type="float" office:value="17.77645644783772" table:formula="of:=(ROUND(([.M42]-0.5)/233*809+0.5;0)-0.5)/809*[Calculator.$AD$2]" table:style-name="ce43">
            <text:p>17.776456447837700</text:p>
          </table:table-cell>
          <table:table-cell office:value-type="float" office:value="37" table:style-name="ce34">
            <text:p>37</text:p>
          </table:table-cell>
          <table:table-cell office:value-type="string" office:string-value="`~~|" table:formula="of:=IF(ISERROR(VLOOKUP([.O42];[Key.$A$2:.$B$982];2;FALSE));&quot;&quot;;VLOOKUP([.O42];[Key.$A$2:.$B$982];2;FALSE))" table:style-name="ce34">
            <text:p>`~~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3];[Key.$A$2:.$B$982];2;FALSE));&quot;&quot;;VLOOKUP([.C4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43];[Key.$A$2:.$B$982];2;FALSE));&quot;&quot;;VLOOKUP([.G4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43];[Key.$A$2:.$B$982];2;FALSE));&quot;&quot;;VLOOKUP([.K43];[Key.$A$2:.$B$982];2;FALSE))" table:style-name="ce34"/>
          <table:table-cell office:value-type="float" office:value="38" table:style-name="ce5">
            <text:p>38</text:p>
          </table:table-cell>
          <table:table-cell office:value-type="float" office:value="18.338557837492669" table:formula="of:=(ROUND(([.M43]-0.5)/233*809+0.5;0)-0.5)/809*[Calculator.$AD$2]" table:style-name="ce43">
            <text:p>18.338557837492700</text:p>
          </table:table-cell>
          <table:table-cell office:value-type="float" office:value="38" table:style-name="ce34">
            <text:p>38</text:p>
          </table:table-cell>
          <table:table-cell office:value-type="string" office:string-value="``~~|" table:formula="of:=IF(ISERROR(VLOOKUP([.O43];[Key.$A$2:.$B$982];2;FALSE));&quot;&quot;;VLOOKUP([.O43];[Key.$A$2:.$B$982];2;FALSE))" table:style-name="ce34">
            <text:p>``~~|</text:p>
          </table:table-cell>
          <table:table-cell table:number-columns-repeated="16368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float" office:value="18.760133879733701" table:style-name="ce43">
            <text:p>18.760133879733700</text:p>
          </table:table-cell>
          <table:table-cell office:value-type="float" office:value="44" table:style-name="ce34">
            <text:p>44</text:p>
          </table:table-cell>
          <table:table-cell office:value-type="string" office:string-value="/|" table:formula="of:=IF(ISERROR(VLOOKUP([.C44];[Key.$A$2:.$B$982];2;FALSE));&quot;&quot;;VLOOKUP([.C44];[Key.$A$2:.$B$982];2;FALSE))" table:style-name="ce34">
            <text:p>/|</text:p>
          </table:table-cell>
          <table:table-cell office:value-type="float" office:value="8" table:style-name="ce5">
            <text:p>8</text:p>
          </table:table-cell>
          <table:table-cell office:value-type="float" office:value="18.760133879733701" table:style-name="ce43">
            <text:p>18.760133879733700</text:p>
          </table:table-cell>
          <table:table-cell office:value-type="float" office:value="41" table:style-name="ce34">
            <text:p>41</text:p>
          </table:table-cell>
          <table:table-cell office:value-type="string" office:string-value=")|~" table:formula="of:=IF(ISERROR(VLOOKUP([.G44];[Key.$A$2:.$B$982];2;FALSE));&quot;&quot;;VLOOKUP([.G44];[Key.$A$2:.$B$982];2;FALSE))" table:style-name="ce34">
            <text:p>)|~</text:p>
          </table:table-cell>
          <table:table-cell office:value-type="float" office:value="10" table:style-name="ce5">
            <text:p>10</text:p>
          </table:table-cell>
          <table:table-cell office:value-type="float" office:value="18.760133879733701" table:style-name="ce43">
            <text:p>18.760133879733700</text:p>
          </table:table-cell>
          <table:table-cell office:value-type="float" office:value="40" table:style-name="ce34">
            <text:p>40</text:p>
          </table:table-cell>
          <table:table-cell office:value-type="string" office:string-value="./|" table:formula="of:=IF(ISERROR(VLOOKUP([.K44];[Key.$A$2:.$B$982];2;FALSE));&quot;&quot;;VLOOKUP([.K44];[Key.$A$2:.$B$982];2;FALSE))" table:style-name="ce34">
            <text:p>./|</text:p>
          </table:table-cell>
          <table:table-cell office:value-type="float" office:value="39" table:style-name="ce5">
            <text:p>39</text:p>
          </table:table-cell>
          <table:table-cell office:value-type="float" office:value="18.760133879733878" table:formula="of:=(ROUND(([.M44]-0.5)/233*809+0.5;0)-0.5)/809*[Calculator.$AD$2]" table:style-name="ce43">
            <text:p>18.760133879733900</text:p>
          </table:table-cell>
          <table:table-cell office:value-type="float" office:value="39" table:style-name="ce34">
            <text:p>39</text:p>
          </table:table-cell>
          <table:table-cell office:value-type="string" office:string-value=",./|" table:formula="of:=IF(ISERROR(VLOOKUP([.O44];[Key.$A$2:.$B$982];2;FALSE));&quot;&quot;;VLOOKUP([.O44];[Key.$A$2:.$B$982];2;FALSE))" table:style-name="ce34">
            <text:p>,.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5];[Key.$A$2:.$B$982];2;FALSE));&quot;&quot;;VLOOKUP([.C4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45];[Key.$A$2:.$B$982];2;FALSE));&quot;&quot;;VLOOKUP([.G4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45];[Key.$A$2:.$B$982];2;FALSE));&quot;&quot;;VLOOKUP([.K45];[Key.$A$2:.$B$982];2;FALSE))" table:style-name="ce34"/>
          <table:table-cell office:value-type="float" office:value="40" table:style-name="ce5">
            <text:p>40</text:p>
          </table:table-cell>
          <table:table-cell office:value-type="float" office:value="19.322235269388827" table:formula="of:=(ROUND(([.M45]-0.5)/233*809+0.5;0)-0.5)/809*[Calculator.$AD$2]" table:style-name="ce43">
            <text:p>19.322235269388800</text:p>
          </table:table-cell>
          <table:table-cell office:value-type="float" office:value="40" table:style-name="ce34">
            <text:p>40</text:p>
          </table:table-cell>
          <table:table-cell office:value-type="string" office:string-value="./|" table:formula="of:=IF(ISERROR(VLOOKUP([.O45];[Key.$A$2:.$B$982];2;FALSE));&quot;&quot;;VLOOKUP([.O45];[Key.$A$2:.$B$982];2;FALSE))" table:style-name="ce34">
            <text:p>.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6];[Key.$A$2:.$B$982];2;FALSE));&quot;&quot;;VLOOKUP([.C4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46];[Key.$A$2:.$B$982];2;FALSE));&quot;&quot;;VLOOKUP([.G46];[Key.$A$2:.$B$982];2;FALSE))" table:style-name="ce34"/>
          <table:table-cell office:value-type="float" office:value="10.7" table:style-name="ce5">
            <text:p>10.7</text:p>
          </table:table-cell>
          <table:table-cell office:value-type="float" office:value="19.743811311629798" table:style-name="ce43">
            <text:p>19.743811311629800</text:p>
          </table:table-cell>
          <table:table-cell office:value-type="float" office:value="41" table:style-name="ce34">
            <text:p>41</text:p>
          </table:table-cell>
          <table:table-cell office:value-type="string" office:string-value=")|~" table:formula="of:=IF(ISERROR(VLOOKUP([.K46];[Key.$A$2:.$B$982];2;FALSE));&quot;&quot;;VLOOKUP([.K46];[Key.$A$2:.$B$982];2;FALSE))" table:style-name="ce34">
            <text:p>)|~</text:p>
          </table:table-cell>
          <table:table-cell office:value-type="float" office:value="41" table:style-name="ce5">
            <text:p>41</text:p>
          </table:table-cell>
          <table:table-cell office:value-type="float" office:value="19.743811311630036" table:formula="of:=(ROUND(([.M46]-0.5)/233*809+0.5;0)-0.5)/809*[Calculator.$AD$2]" table:style-name="ce43">
            <text:p>19.743811311630000</text:p>
          </table:table-cell>
          <table:table-cell office:value-type="float" office:value="41" table:style-name="ce34">
            <text:p>41</text:p>
          </table:table-cell>
          <table:table-cell office:value-type="string" office:string-value=")|~" table:formula="of:=IF(ISERROR(VLOOKUP([.O46];[Key.$A$2:.$B$982];2;FALSE));&quot;&quot;;VLOOKUP([.O46];[Key.$A$2:.$B$982];2;FALSE))" table:style-name="ce34">
            <text:p>)|~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7];[Key.$A$2:.$B$982];2;FALSE));&quot;&quot;;VLOOKUP([.C47];[Key.$A$2:.$B$982];2;FALSE))" table:style-name="ce34"/>
          <table:table-cell office:value-type="float" office:value="9" table:style-name="ce5">
            <text:p>9</text:p>
          </table:table-cell>
          <table:table-cell office:value-type="float" office:value="20.3059127012848" table:style-name="ce43">
            <text:p>20.305912701284800</text:p>
          </table:table-cell>
          <table:table-cell office:value-type="float" office:value="44" table:style-name="ce34">
            <text:p>44</text:p>
          </table:table-cell>
          <table:table-cell office:value-type="string" office:string-value="/|" table:formula="of:=IF(ISERROR(VLOOKUP([.G47];[Key.$A$2:.$B$982];2;FALSE));&quot;&quot;;VLOOKUP([.G47];[Key.$A$2:.$B$982];2;FALSE))" table:style-name="ce34">
            <text:p>/|</text:p>
          </table:table-cell>
          <table:table-cell office:value-type="float" office:value="11" table:style-name="ce5">
            <text:p>11</text:p>
          </table:table-cell>
          <table:table-cell office:value-type="float" office:value="20.3059127012848" table:style-name="ce43">
            <text:p>20.305912701284800</text:p>
          </table:table-cell>
          <table:table-cell office:value-type="float" office:value="44" table:style-name="ce34">
            <text:p>44</text:p>
          </table:table-cell>
          <table:table-cell office:value-type="string" office:string-value="/|" table:formula="of:=IF(ISERROR(VLOOKUP([.K47];[Key.$A$2:.$B$982];2;FALSE));&quot;&quot;;VLOOKUP([.K47];[Key.$A$2:.$B$982];2;FALSE))" table:style-name="ce34">
            <text:p>/|</text:p>
          </table:table-cell>
          <table:table-cell office:value-type="float" office:value="42" table:style-name="ce5">
            <text:p>42</text:p>
          </table:table-cell>
          <table:table-cell office:value-type="float" office:value="20.305912701284985" table:formula="of:=(ROUND(([.M47]-0.5)/233*809+0.5;0)-0.5)/809*[Calculator.$AD$2]" table:style-name="ce43">
            <text:p>20.305912701285000</text:p>
          </table:table-cell>
          <table:table-cell office:value-type="float" office:value="42" table:style-name="ce34">
            <text:p>42</text:p>
          </table:table-cell>
          <table:table-cell office:value-type="string" office:string-value=",,/|" table:formula="of:=IF(ISERROR(VLOOKUP([.O47];[Key.$A$2:.$B$982];2;FALSE));&quot;&quot;;VLOOKUP([.O47];[Key.$A$2:.$B$982];2;FALSE))" table:style-name="ce34">
            <text:p>,,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8];[Key.$A$2:.$B$982];2;FALSE));&quot;&quot;;VLOOKUP([.C4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48];[Key.$A$2:.$B$982];2;FALSE));&quot;&quot;;VLOOKUP([.G4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48];[Key.$A$2:.$B$982];2;FALSE));&quot;&quot;;VLOOKUP([.K48];[Key.$A$2:.$B$982];2;FALSE))" table:style-name="ce34"/>
          <table:table-cell office:value-type="float" office:value="43" table:style-name="ce5">
            <text:p>43</text:p>
          </table:table-cell>
          <table:table-cell office:value-type="float" office:value="20.727488743526195" table:formula="of:=(ROUND(([.M48]-0.5)/233*809+0.5;0)-0.5)/809*[Calculator.$AD$2]" table:style-name="ce43">
            <text:p>20.727488743526200</text:p>
          </table:table-cell>
          <table:table-cell office:value-type="float" office:value="43" table:style-name="ce34">
            <text:p>43</text:p>
          </table:table-cell>
          <table:table-cell office:value-type="string" office:string-value=",/|" table:formula="of:=IF(ISERROR(VLOOKUP([.O48];[Key.$A$2:.$B$982];2;FALSE));&quot;&quot;;VLOOKUP([.O48];[Key.$A$2:.$B$982];2;FALSE))" table:style-name="ce34">
            <text:p>,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49];[Key.$A$2:.$B$982];2;FALSE));&quot;&quot;;VLOOKUP([.C4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49];[Key.$A$2:.$B$982];2;FALSE));&quot;&quot;;VLOOKUP([.G4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49];[Key.$A$2:.$B$982];2;FALSE));&quot;&quot;;VLOOKUP([.K49];[Key.$A$2:.$B$982];2;FALSE))" table:style-name="ce34"/>
          <table:table-cell office:value-type="float" office:value="44" table:style-name="ce5">
            <text:p>44</text:p>
          </table:table-cell>
          <table:table-cell office:value-type="float" office:value="21.289590133181143" table:formula="of:=(ROUND(([.M49]-0.5)/233*809+0.5;0)-0.5)/809*[Calculator.$AD$2]" table:style-name="ce43">
            <text:p>21.289590133181100</text:p>
          </table:table-cell>
          <table:table-cell office:value-type="float" office:value="44" table:style-name="ce34">
            <text:p>44</text:p>
          </table:table-cell>
          <table:table-cell office:value-type="string" office:string-value="/|" table:formula="of:=IF(ISERROR(VLOOKUP([.O49];[Key.$A$2:.$B$982];2;FALSE));&quot;&quot;;VLOOKUP([.O49];[Key.$A$2:.$B$982];2;FALSE))" table:style-name="ce34">
            <text:p>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0];[Key.$A$2:.$B$982];2;FALSE));&quot;&quot;;VLOOKUP([.C5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0];[Key.$A$2:.$B$982];2;FALSE));&quot;&quot;;VLOOKUP([.G5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50];[Key.$A$2:.$B$982];2;FALSE));&quot;&quot;;VLOOKUP([.K50];[Key.$A$2:.$B$982];2;FALSE))" table:style-name="ce34"/>
          <table:table-cell office:value-type="float" office:value="45" table:style-name="ce5">
            <text:p>45</text:p>
          </table:table-cell>
          <table:table-cell office:value-type="float" office:value="21.711166175422356" table:formula="of:=(ROUND(([.M50]-0.5)/233*809+0.5;0)-0.5)/809*[Calculator.$AD$2]" table:style-name="ce43">
            <text:p>21.711166175422400</text:p>
          </table:table-cell>
          <table:table-cell office:value-type="float" office:value="45" table:style-name="ce34">
            <text:p>45</text:p>
          </table:table-cell>
          <table:table-cell office:value-type="string" office:string-value="`/|" table:formula="of:=IF(ISERROR(VLOOKUP([.O50];[Key.$A$2:.$B$982];2;FALSE));&quot;&quot;;VLOOKUP([.O50];[Key.$A$2:.$B$982];2;FALSE))" table:style-name="ce34">
            <text:p>`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1];[Key.$A$2:.$B$982];2;FALSE));&quot;&quot;;VLOOKUP([.C5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1];[Key.$A$2:.$B$982];2;FALSE));&quot;&quot;;VLOOKUP([.G5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51];[Key.$A$2:.$B$982];2;FALSE));&quot;&quot;;VLOOKUP([.K51];[Key.$A$2:.$B$982];2;FALSE))" table:style-name="ce34"/>
          <table:table-cell office:value-type="float" office:value="46" table:style-name="ce5">
            <text:p>46</text:p>
          </table:table-cell>
          <table:table-cell office:value-type="float" office:value="22.132742217663562" table:formula="of:=(ROUND(([.M51]-0.5)/233*809+0.5;0)-0.5)/809*[Calculator.$AD$2]" table:style-name="ce43">
            <text:p>22.132742217663600</text:p>
          </table:table-cell>
          <table:table-cell office:value-type="float" office:value="46" table:style-name="ce34">
            <text:p>46</text:p>
          </table:table-cell>
          <table:table-cell office:value-type="string" office:string-value="``/|" table:formula="of:=IF(ISERROR(VLOOKUP([.O51];[Key.$A$2:.$B$982];2;FALSE));&quot;&quot;;VLOOKUP([.O51];[Key.$A$2:.$B$982];2;FALSE))" table:style-name="ce34">
            <text:p>``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2];[Key.$A$2:.$B$982];2;FALSE));&quot;&quot;;VLOOKUP([.C52];[Key.$A$2:.$B$982];2;FALSE))" table:style-name="ce34"/>
          <table:table-cell office:value-type="float" office:value="10" table:style-name="ce5">
            <text:p>10</text:p>
          </table:table-cell>
          <table:table-cell office:value-type="float" office:value="22.694843607318301" table:style-name="ce43">
            <text:p>22.694843607318300</text:p>
          </table:table-cell>
          <table:table-cell office:value-type="float" office:value="52" table:style-name="ce34">
            <text:p>52</text:p>
          </table:table-cell>
          <table:table-cell office:value-type="string" office:string-value=")/|" table:formula="of:=IF(ISERROR(VLOOKUP([.G52];[Key.$A$2:.$B$982];2;FALSE));&quot;&quot;;VLOOKUP([.G52];[Key.$A$2:.$B$982];2;FALSE))" table:style-name="ce34">
            <text:p>)/|</text:p>
          </table:table-cell>
          <table:table-cell office:value-type="float" office:value="12" table:style-name="ce5">
            <text:p>12</text:p>
          </table:table-cell>
          <table:table-cell office:value-type="float" office:value="22.694843607318301" table:style-name="ce43">
            <text:p>22.694843607318300</text:p>
          </table:table-cell>
          <table:table-cell office:value-type="float" office:value="47" table:style-name="ce34">
            <text:p>47</text:p>
          </table:table-cell>
          <table:table-cell office:value-type="string" office:string-value=".)/|" table:formula="of:=IF(ISERROR(VLOOKUP([.K52];[Key.$A$2:.$B$982];2;FALSE));&quot;&quot;;VLOOKUP([.K52];[Key.$A$2:.$B$982];2;FALSE))" table:style-name="ce34">
            <text:p>.)/|</text:p>
          </table:table-cell>
          <table:table-cell office:value-type="float" office:value="47" table:style-name="ce5">
            <text:p>47</text:p>
          </table:table-cell>
          <table:table-cell office:value-type="float" office:value="22.694843607318514" table:formula="of:=(ROUND(([.M52]-0.5)/233*809+0.5;0)-0.5)/809*[Calculator.$AD$2]" table:style-name="ce43">
            <text:p>22.694843607318500</text:p>
          </table:table-cell>
          <table:table-cell office:value-type="float" office:value="47" table:style-name="ce34">
            <text:p>47</text:p>
          </table:table-cell>
          <table:table-cell office:value-type="string" office:string-value=".)/|" table:formula="of:=IF(ISERROR(VLOOKUP([.O52];[Key.$A$2:.$B$982];2;FALSE));&quot;&quot;;VLOOKUP([.O52];[Key.$A$2:.$B$982];2;FALSE))" table:style-name="ce34">
            <text:p>.)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3];[Key.$A$2:.$B$982];2;FALSE));&quot;&quot;;VLOOKUP([.C5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3];[Key.$A$2:.$B$982];2;FALSE));&quot;&quot;;VLOOKUP([.G53];[Key.$A$2:.$B$982];2;FALSE))" table:style-name="ce34"/>
          <table:table-cell office:value-type="float" office:value="12.4" table:style-name="ce5">
            <text:p>12.4</text:p>
          </table:table-cell>
          <table:table-cell office:value-type="float" office:value="23.1164196495595" table:style-name="ce43">
            <text:p>23.116419649559500</text:p>
          </table:table-cell>
          <table:table-cell office:value-type="float" office:value="48" table:style-name="ce34">
            <text:p>48</text:p>
          </table:table-cell>
          <table:table-cell office:value-type="string" office:string-value="'/|" table:formula="of:=IF(ISERROR(VLOOKUP([.K53];[Key.$A$2:.$B$982];2;FALSE));&quot;&quot;;VLOOKUP([.K53];[Key.$A$2:.$B$982];2;FALSE))" table:style-name="ce34">
            <text:p>'/|</text:p>
          </table:table-cell>
          <table:table-cell office:value-type="float" office:value="48" table:style-name="ce5">
            <text:p>48</text:p>
          </table:table-cell>
          <table:table-cell office:value-type="float" office:value="23.116419649559724" table:formula="of:=(ROUND(([.M53]-0.5)/233*809+0.5;0)-0.5)/809*[Calculator.$AD$2]" table:style-name="ce43">
            <text:p>23.116419649559700</text:p>
          </table:table-cell>
          <table:table-cell office:value-type="float" office:value="48" table:style-name="ce34">
            <text:p>48</text:p>
          </table:table-cell>
          <table:table-cell office:value-type="string" office:string-value="'/|" table:formula="of:=IF(ISERROR(VLOOKUP([.O53];[Key.$A$2:.$B$982];2;FALSE));&quot;&quot;;VLOOKUP([.O53];[Key.$A$2:.$B$982];2;FALSE))" table:style-name="ce34">
            <text:p>'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4];[Key.$A$2:.$B$982];2;FALSE));&quot;&quot;;VLOOKUP([.C5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4];[Key.$A$2:.$B$982];2;FALSE));&quot;&quot;;VLOOKUP([.G5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54];[Key.$A$2:.$B$982];2;FALSE));&quot;&quot;;VLOOKUP([.K54];[Key.$A$2:.$B$982];2;FALSE))" table:style-name="ce34"/>
          <table:table-cell office:value-type="float" office:value="49" table:style-name="ce45">
            <text:p>49</text:p>
          </table:table-cell>
          <table:table-cell office:value-type="float" office:value="23.678521039214669" table:formula="of:=(ROUND(([.M54]-0.5)/233*809+0.5;0)-0.5)/809*[Calculator.$AD$2]" table:style-name="ce46">
            <text:p>23.678521039214700</text:p>
          </table:table-cell>
          <table:table-cell office:value-type="float" office:value="49" table:style-name="ce34">
            <text:p>49</text:p>
          </table:table-cell>
          <table:table-cell office:value-type="string" office:string-value="`'/|" table:formula="of:=IF(ISERROR(VLOOKUP([.O54];[Key.$A$2:.$B$982];2;FALSE));&quot;&quot;;VLOOKUP([.O54];[Key.$A$2:.$B$982];2;FALSE))" table:style-name="ce34">
            <text:p>`'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5];[Key.$A$2:.$B$982];2;FALSE));&quot;&quot;;VLOOKUP([.C5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5];[Key.$A$2:.$B$982];2;FALSE));&quot;&quot;;VLOOKUP([.G55];[Key.$A$2:.$B$982];2;FALSE))" table:style-name="ce34"/>
          <table:table-cell office:value-type="float" office:value="13" table:style-name="ce5">
            <text:p>13</text:p>
          </table:table-cell>
          <table:table-cell office:value-type="float" office:value="23.955448448755476" table:style-name="ce43">
            <text:p>23.955448448755500</text:p>
          </table:table-cell>
          <table:table-cell office:value-type="float" office:value="52" table:style-name="ce34">
            <text:p>52</text:p>
          </table:table-cell>
          <table:table-cell office:value-type="string" office:string-value=")/|" table:formula="of:=IF(ISERROR(VLOOKUP([.K55];[Key.$A$2:.$B$982];2;FALSE));&quot;&quot;;VLOOKUP([.K55];[Key.$A$2:.$B$982];2;FALSE))" table:style-name="ce34">
            <text:p>)/|</text:p>
          </table:table-cell>
          <table:table-cell office:value-type="float" office:value="49.567569010729983" table:formula="of:=[.M54]+([.N55]-[.N54])/[.P$3]" table:style-name="ce47">
            <text:p>49.567569010730000</text:p>
          </table:table-cell>
          <table:table-cell office:value-type="float" office:value="23.955448448755476" table:formula="of:=([Commas.E51]+[Commas.E52])/2" table:style-name="ce48">
            <text:p>23.955448448755500</text:p>
          </table:table-cell>
          <table:table-cell office:value-type="float" office:value="50" table:style-name="ce34">
            <text:p>50</text:p>
          </table:table-cell>
          <table:table-cell office:value-type="string" office:string-value=",,)/|" table:formula="of:=IF(ISERROR(VLOOKUP([.O55];[Key.$A$2:.$B$982];2;FALSE));&quot;&quot;;VLOOKUP([.O55];[Key.$A$2:.$B$982];2;FALSE))" table:style-name="ce34">
            <text:p>,,)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6];[Key.$A$2:.$B$982];2;FALSE));&quot;&quot;;VLOOKUP([.C5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6];[Key.$A$2:.$B$982];2;FALSE));&quot;&quot;;VLOOKUP([.G5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56];[Key.$A$2:.$B$982];2;FALSE));&quot;&quot;;VLOOKUP([.K56];[Key.$A$2:.$B$982];2;FALSE))" table:style-name="ce34"/>
          <table:table-cell office:value-type="float" office:value="50" table:style-name="ce5">
            <text:p>50</text:p>
          </table:table-cell>
          <table:table-cell office:value-type="float" office:value="24.100097081455882" table:formula="of:=(ROUND(([.M56]-0.5)/233*809+0.5;0)-0.5)/809*[Calculator.$AD$2]" table:style-name="ce43">
            <text:p>24.100097081455900</text:p>
          </table:table-cell>
          <table:table-cell office:value-type="float" office:value="51" table:style-name="ce34">
            <text:p>51</text:p>
          </table:table-cell>
          <table:table-cell office:value-type="string" office:string-value=",)/|" table:formula="of:=IF(ISERROR(VLOOKUP([.O56];[Key.$A$2:.$B$982];2;FALSE));&quot;&quot;;VLOOKUP([.O56];[Key.$A$2:.$B$982];2;FALSE))" table:style-name="ce34">
            <text:p>,)/|</text:p>
          </table:table-cell>
          <table:table-cell table:number-columns-repeated="16368"/>
        </table:table-row>
        <table:table-row table:style-name="ro4">
          <table:table-cell office:value-type="float" office:value="5" table:style-name="ce5">
            <text:p>5</text:p>
          </table:table-cell>
          <table:table-cell office:value-type="float" office:value="24.662198471110599" table:style-name="ce43">
            <text:p>24.662198471110600</text:p>
          </table:table-cell>
          <table:table-cell office:value-type="float" office:value="58" table:style-name="ce34">
            <text:p>58</text:p>
          </table:table-cell>
          <table:table-cell office:value-type="string" office:string-value="|)" table:formula="of:=IF(ISERROR(VLOOKUP([.C57];[Key.$A$2:.$B$982];2;FALSE));&quot;&quot;;VLOOKUP([.C57];[Key.$A$2:.$B$982];2;FALSE))" table:style-name="ce34">
            <text:p>|)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7];[Key.$A$2:.$B$982];2;FALSE));&quot;&quot;;VLOOKUP([.G5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57];[Key.$A$2:.$B$982];2;FALSE));&quot;&quot;;VLOOKUP([.K57];[Key.$A$2:.$B$982];2;FALSE))" table:style-name="ce34"/>
          <table:table-cell office:value-type="float" office:value="51" table:style-name="ce45">
            <text:p>51</text:p>
          </table:table-cell>
          <table:table-cell office:value-type="float" office:value="24.662198471110827" table:formula="of:=(ROUND(([.M57]-0.5)/233*809+0.5;0)-0.5)/809*[Calculator.$AD$2]" table:style-name="ce46">
            <text:p>24.662198471110800</text:p>
          </table:table-cell>
          <table:table-cell office:value-type="float" office:value="52" table:style-name="ce34">
            <text:p>52</text:p>
          </table:table-cell>
          <table:table-cell office:value-type="string" office:string-value=")/|" table:formula="of:=IF(ISERROR(VLOOKUP([.O57];[Key.$A$2:.$B$982];2;FALSE));&quot;&quot;;VLOOKUP([.O57];[Key.$A$2:.$B$982];2;FALSE))" table:style-name="ce34">
            <text:p>)/|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8];[Key.$A$2:.$B$982];2;FALSE));&quot;&quot;;VLOOKUP([.C5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8];[Key.$A$2:.$B$982];2;FALSE));&quot;&quot;;VLOOKUP([.G58];[Key.$A$2:.$B$982];2;FALSE))" table:style-name="ce34"/>
          <table:table-cell office:value-type="float" office:value="13.5" table:style-name="ce5">
            <text:p>13.5</text:p>
          </table:table-cell>
          <table:table-cell office:value-type="float" office:value="24.885981585695522" table:style-name="ce43">
            <text:p>24.885981585695500</text:p>
          </table:table-cell>
          <table:table-cell office:value-type="float" office:value="54" table:style-name="ce34">
            <text:p>54</text:p>
          </table:table-cell>
          <table:table-cell office:value-type="string" office:string-value=".|)" table:formula="of:=IF(ISERROR(VLOOKUP([.K58];[Key.$A$2:.$B$982];2;FALSE));&quot;&quot;;VLOOKUP([.K58];[Key.$A$2:.$B$982];2;FALSE))" table:style-name="ce34">
            <text:p>.|)</text:p>
          </table:table-cell>
          <table:table-cell office:value-type="float" office:value="51.458648572106021" table:formula="of:=[.M57]+([.N58]-[.N57])/[.P$3]" table:style-name="ce47">
            <text:p>51.458648572106000</text:p>
          </table:table-cell>
          <table:table-cell office:value-type="float" office:value="24.885981585695522" table:formula="of:=([Commas.E54]+[Commas.E55])/2" table:style-name="ce48">
            <text:p>24.885981585695500</text:p>
          </table:table-cell>
          <table:table-cell office:value-type="float" office:value="53" table:style-name="ce34">
            <text:p>53</text:p>
          </table:table-cell>
          <table:table-cell office:value-type="string" office:string-value=",.|)" table:formula="of:=IF(ISERROR(VLOOKUP([.O58];[Key.$A$2:.$B$982];2;FALSE));&quot;&quot;;VLOOKUP([.O58];[Key.$A$2:.$B$982];2;FALSE))" table:style-name="ce34">
            <text:p>,.|)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59];[Key.$A$2:.$B$982];2;FALSE));&quot;&quot;;VLOOKUP([.C5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59];[Key.$A$2:.$B$982];2;FALSE));&quot;&quot;;VLOOKUP([.G5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59];[Key.$A$2:.$B$982];2;FALSE));&quot;&quot;;VLOOKUP([.K59];[Key.$A$2:.$B$982];2;FALSE))" table:style-name="ce34"/>
          <table:table-cell office:value-type="float" office:value="52" table:style-name="ce5">
            <text:p>52</text:p>
          </table:table-cell>
          <table:table-cell office:value-type="float" office:value="25.08377451335204" table:formula="of:=(ROUND(([.M59]-0.5)/233*809+0.5;0)-0.5)/809*[Calculator.$AD$2]" table:style-name="ce43">
            <text:p>25.083774513352000</text:p>
          </table:table-cell>
          <table:table-cell office:value-type="float" office:value="54" table:style-name="ce34">
            <text:p>54</text:p>
          </table:table-cell>
          <table:table-cell office:value-type="string" office:string-value=".|)" table:formula="of:=IF(ISERROR(VLOOKUP([.O59];[Key.$A$2:.$B$982];2;FALSE));&quot;&quot;;VLOOKUP([.O59];[Key.$A$2:.$B$982];2;FALSE))" table:style-name="ce34">
            <text:p>.|)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0];[Key.$A$2:.$B$982];2;FALSE));&quot;&quot;;VLOOKUP([.C6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0];[Key.$A$2:.$B$982];2;FALSE));&quot;&quot;;VLOOKUP([.G6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0];[Key.$A$2:.$B$982];2;FALSE));&quot;&quot;;VLOOKUP([.K60];[Key.$A$2:.$B$982];2;FALSE))" table:style-name="ce34"/>
          <table:table-cell office:value-type="float" office:value="53" table:style-name="ce5">
            <text:p>53</text:p>
          </table:table-cell>
          <table:table-cell office:value-type="float" office:value="25.645875903006988" table:formula="of:=(ROUND(([.M60]-0.5)/233*809+0.5;0)-0.5)/809*[Calculator.$AD$2]" table:style-name="ce43">
            <text:p>25.645875903007000</text:p>
          </table:table-cell>
          <table:table-cell office:value-type="float" office:value="55" table:style-name="ce34">
            <text:p>55</text:p>
          </table:table-cell>
          <table:table-cell office:value-type="string" office:string-value="`.|)" table:formula="of:=IF(ISERROR(VLOOKUP([.O60];[Key.$A$2:.$B$982];2;FALSE));&quot;&quot;;VLOOKUP([.O60];[Key.$A$2:.$B$982];2;FALSE))" table:style-name="ce34">
            <text:p>`.|)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1];[Key.$A$2:.$B$982];2;FALSE));&quot;&quot;;VLOOKUP([.C61];[Key.$A$2:.$B$982];2;FALSE))" table:style-name="ce34"/>
          <table:table-cell office:value-type="float" office:value="11" table:style-name="ce5">
            <text:p>11</text:p>
          </table:table-cell>
          <table:table-cell office:value-type="float" office:value="26.0674519452479" table:style-name="ce43">
            <text:p>26.067451945247900</text:p>
          </table:table-cell>
          <table:table-cell office:value-type="float" office:value="58" table:style-name="ce34">
            <text:p>58</text:p>
          </table:table-cell>
          <table:table-cell office:value-type="string" office:string-value="|)" table:formula="of:=IF(ISERROR(VLOOKUP([.G61];[Key.$A$2:.$B$982];2;FALSE));&quot;&quot;;VLOOKUP([.G61];[Key.$A$2:.$B$982];2;FALSE))" table:style-name="ce34">
            <text:p>|)</text:p>
          </table:table-cell>
          <table:table-cell office:value-type="float" office:value="14" table:style-name="ce5">
            <text:p>14</text:p>
          </table:table-cell>
          <table:table-cell office:value-type="float" office:value="26.0674519452479" table:style-name="ce43">
            <text:p>26.067451945247900</text:p>
          </table:table-cell>
          <table:table-cell office:value-type="float" office:value="58" table:style-name="ce34">
            <text:p>58</text:p>
          </table:table-cell>
          <table:table-cell office:value-type="string" office:string-value="|)" table:formula="of:=IF(ISERROR(VLOOKUP([.K61];[Key.$A$2:.$B$982];2;FALSE));&quot;&quot;;VLOOKUP([.K61];[Key.$A$2:.$B$982];2;FALSE))" table:style-name="ce34">
            <text:p>|)</text:p>
          </table:table-cell>
          <table:table-cell office:value-type="float" office:value="54" table:style-name="ce5">
            <text:p>54</text:p>
          </table:table-cell>
          <table:table-cell office:value-type="float" office:value="26.067451945248198" table:formula="of:=(ROUND(([.M61]-0.5)/233*809+0.5;0)-0.5)/809*[Calculator.$AD$2]" table:style-name="ce43">
            <text:p>26.067451945248200</text:p>
          </table:table-cell>
          <table:table-cell office:value-type="float" office:value="56" table:style-name="ce34">
            <text:p>56</text:p>
          </table:table-cell>
          <table:table-cell office:value-type="string" office:string-value=",,|)" table:formula="of:=IF(ISERROR(VLOOKUP([.O61];[Key.$A$2:.$B$982];2;FALSE));&quot;&quot;;VLOOKUP([.O61];[Key.$A$2:.$B$982];2;FALSE))" table:style-name="ce34">
            <text:p>,,|)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2];[Key.$A$2:.$B$982];2;FALSE));&quot;&quot;;VLOOKUP([.C6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2];[Key.$A$2:.$B$982];2;FALSE));&quot;&quot;;VLOOKUP([.G6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2];[Key.$A$2:.$B$982];2;FALSE));&quot;&quot;;VLOOKUP([.K62];[Key.$A$2:.$B$982];2;FALSE))" table:style-name="ce34"/>
          <table:table-cell office:value-type="float" office:value="55" table:style-name="ce5">
            <text:p>55</text:p>
          </table:table-cell>
          <table:table-cell office:value-type="float" office:value="26.629553334903147" table:formula="of:=(ROUND(([.M62]-0.5)/233*809+0.5;0)-0.5)/809*[Calculator.$AD$2]" table:style-name="ce43">
            <text:p>26.629553334903100</text:p>
          </table:table-cell>
          <table:table-cell office:value-type="float" office:value="57" table:style-name="ce34">
            <text:p>57</text:p>
          </table:table-cell>
          <table:table-cell office:value-type="string" office:string-value=",|)" table:formula="of:=IF(ISERROR(VLOOKUP([.O62];[Key.$A$2:.$B$982];2;FALSE));&quot;&quot;;VLOOKUP([.O62];[Key.$A$2:.$B$982];2;FALSE))" table:style-name="ce34">
            <text:p>,|)</text:p>
          </table:table-cell>
          <table:table-cell table:number-columns-repeated="16368"/>
        </table:table-row>
        <table:table-row table:style-name="ro4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3];[Key.$A$2:.$B$982];2;FALSE));&quot;&quot;;VLOOKUP([.C6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3];[Key.$A$2:.$B$982];2;FALSE));&quot;&quot;;VLOOKUP([.G6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3];[Key.$A$2:.$B$982];2;FALSE));&quot;&quot;;VLOOKUP([.K63];[Key.$A$2:.$B$982];2;FALSE))" table:style-name="ce34"/>
          <table:table-cell office:value-type="float" office:value="56" table:style-name="ce5">
            <text:p>56</text:p>
          </table:table-cell>
          <table:table-cell office:value-type="float" office:value="27.051129377144356" table:formula="of:=(ROUND(([.M63]-0.5)/233*809+0.5;0)-0.5)/809*[Calculator.$AD$2]" table:style-name="ce43">
            <text:p>27.051129377144400</text:p>
          </table:table-cell>
          <table:table-cell office:value-type="float" office:value="58" table:style-name="ce34">
            <text:p>58</text:p>
          </table:table-cell>
          <table:table-cell office:value-type="string" office:string-value="|)" table:formula="of:=IF(ISERROR(VLOOKUP([.O63];[Key.$A$2:.$B$982];2;FALSE));&quot;&quot;;VLOOKUP([.O63];[Key.$A$2:.$B$982];2;FALSE))" table:style-name="ce34">
            <text:p>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4];[Key.$A$2:.$B$982];2;FALSE));&quot;&quot;;VLOOKUP([.C6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4];[Key.$A$2:.$B$982];2;FALSE));&quot;&quot;;VLOOKUP([.G6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4];[Key.$A$2:.$B$982];2;FALSE));&quot;&quot;;VLOOKUP([.K64];[Key.$A$2:.$B$982];2;FALSE))" table:style-name="ce34"/>
          <table:table-cell office:value-type="float" office:value="57" table:style-name="ce5">
            <text:p>57</text:p>
          </table:table-cell>
          <table:table-cell office:value-type="float" office:value="27.613230766799305" table:formula="of:=(ROUND(([.M64]-0.5)/233*809+0.5;0)-0.5)/809*[Calculator.$AD$2]" table:style-name="ce43">
            <text:p>27.613230766799300</text:p>
          </table:table-cell>
          <table:table-cell office:value-type="float" office:value="59" table:style-name="ce34">
            <text:p>59</text:p>
          </table:table-cell>
          <table:table-cell office:value-type="string" office:string-value="`|)" table:formula="of:=IF(ISERROR(VLOOKUP([.O64];[Key.$A$2:.$B$982];2;FALSE));&quot;&quot;;VLOOKUP([.O64];[Key.$A$2:.$B$982];2;FALSE))" table:style-name="ce34">
            <text:p>`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5];[Key.$A$2:.$B$982];2;FALSE));&quot;&quot;;VLOOKUP([.C6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5];[Key.$A$2:.$B$982];2;FALSE));&quot;&quot;;VLOOKUP([.G6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5];[Key.$A$2:.$B$982];2;FALSE));&quot;&quot;;VLOOKUP([.K65];[Key.$A$2:.$B$982];2;FALSE))" table:style-name="ce34"/>
          <table:table-cell office:value-type="float" office:value="58" table:style-name="ce5">
            <text:p>58</text:p>
          </table:table-cell>
          <table:table-cell office:value-type="float" office:value="28.034806809040514" table:formula="of:=(ROUND(([.M65]-0.5)/233*809+0.5;0)-0.5)/809*[Calculator.$AD$2]" table:style-name="ce43">
            <text:p>28.034806809040500</text:p>
          </table:table-cell>
          <table:table-cell office:value-type="float" office:value="60" table:style-name="ce34">
            <text:p>60</text:p>
          </table:table-cell>
          <table:table-cell office:value-type="string" office:string-value="``|)" table:formula="of:=IF(ISERROR(VLOOKUP([.O65];[Key.$A$2:.$B$982];2;FALSE));&quot;&quot;;VLOOKUP([.O65];[Key.$A$2:.$B$982];2;FALSE))" table:style-name="ce34">
            <text:p>``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6];[Key.$A$2:.$B$982];2;FALSE));&quot;&quot;;VLOOKUP([.C66];[Key.$A$2:.$B$982];2;FALSE))" table:style-name="ce34"/>
          <table:table-cell office:value-type="float" office:value="12" table:style-name="ce5">
            <text:p>12</text:p>
          </table:table-cell>
          <table:table-cell office:value-type="float" office:value="28.5969081986951" table:style-name="ce43">
            <text:p>28.596908198695100</text:p>
          </table:table-cell>
          <table:table-cell office:value-type="float" office:value="65" table:style-name="ce34">
            <text:p>65</text:p>
          </table:table-cell>
          <table:table-cell office:value-type="string" office:string-value=")|)" table:formula="of:=IF(ISERROR(VLOOKUP([.G66];[Key.$A$2:.$B$982];2;FALSE));&quot;&quot;;VLOOKUP([.G66];[Key.$A$2:.$B$982];2;FALSE))" table:style-name="ce34">
            <text:p>)|)</text:p>
          </table:table-cell>
          <table:table-cell office:value-type="float" office:value="15" table:style-name="ce5">
            <text:p>15</text:p>
          </table:table-cell>
          <table:table-cell office:value-type="float" office:value="28.5969081986951" table:style-name="ce43">
            <text:p>28.596908198695100</text:p>
          </table:table-cell>
          <table:table-cell office:value-type="float" office:value="62" table:style-name="ce34">
            <text:p>62</text:p>
          </table:table-cell>
          <table:table-cell office:value-type="string" office:string-value="'|)" table:formula="of:=IF(ISERROR(VLOOKUP([.K66];[Key.$A$2:.$B$982];2;FALSE));&quot;&quot;;VLOOKUP([.K66];[Key.$A$2:.$B$982];2;FALSE))" table:style-name="ce34">
            <text:p>'|)</text:p>
          </table:table-cell>
          <table:table-cell office:value-type="float" office:value="59" table:style-name="ce5">
            <text:p>59</text:p>
          </table:table-cell>
          <table:table-cell office:value-type="float" office:value="28.596908198695463" table:formula="of:=(ROUND(([.M66]-0.5)/233*809+0.5;0)-0.5)/809*[Calculator.$AD$2]" table:style-name="ce43">
            <text:p>28.596908198695500</text:p>
          </table:table-cell>
          <table:table-cell office:value-type="float" office:value="61" table:style-name="ce34">
            <text:p>61</text:p>
          </table:table-cell>
          <table:table-cell office:value-type="string" office:string-value=",'|)" table:formula="of:=IF(ISERROR(VLOOKUP([.O66];[Key.$A$2:.$B$982];2;FALSE));&quot;&quot;;VLOOKUP([.O66];[Key.$A$2:.$B$982];2;FALSE))" table:style-name="ce34">
            <text:p>,'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7];[Key.$A$2:.$B$982];2;FALSE));&quot;&quot;;VLOOKUP([.C6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7];[Key.$A$2:.$B$982];2;FALSE));&quot;&quot;;VLOOKUP([.G6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7];[Key.$A$2:.$B$982];2;FALSE));&quot;&quot;;VLOOKUP([.K67];[Key.$A$2:.$B$982];2;FALSE))" table:style-name="ce34"/>
          <table:table-cell office:value-type="float" office:value="60" table:style-name="ce5">
            <text:p>60</text:p>
          </table:table-cell>
          <table:table-cell office:value-type="float" office:value="29.018484240936672" table:formula="of:=(ROUND(([.M67]-0.5)/233*809+0.5;0)-0.5)/809*[Calculator.$AD$2]" table:style-name="ce43">
            <text:p>29.018484240936700</text:p>
          </table:table-cell>
          <table:table-cell office:value-type="float" office:value="62" table:style-name="ce34">
            <text:p>62</text:p>
          </table:table-cell>
          <table:table-cell office:value-type="string" office:string-value="'|)" table:formula="of:=IF(ISERROR(VLOOKUP([.O67];[Key.$A$2:.$B$982];2;FALSE));&quot;&quot;;VLOOKUP([.O67];[Key.$A$2:.$B$982];2;FALSE))" table:style-name="ce34">
            <text:p>'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68];[Key.$A$2:.$B$982];2;FALSE));&quot;&quot;;VLOOKUP([.C6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8];[Key.$A$2:.$B$982];2;FALSE));&quot;&quot;;VLOOKUP([.G6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68];[Key.$A$2:.$B$982];2;FALSE));&quot;&quot;;VLOOKUP([.K68];[Key.$A$2:.$B$982];2;FALSE))" table:style-name="ce34"/>
          <table:table-cell office:value-type="float" office:value="61" table:style-name="ce5">
            <text:p>61</text:p>
          </table:table-cell>
          <table:table-cell office:value-type="float" office:value="29.580585630591621" table:formula="of:=(ROUND(([.M68]-0.5)/233*809+0.5;0)-0.5)/809*[Calculator.$AD$2]" table:style-name="ce43">
            <text:p>29.580585630591600</text:p>
          </table:table-cell>
          <table:table-cell office:value-type="float" office:value="63" table:style-name="ce34">
            <text:p>63</text:p>
          </table:table-cell>
          <table:table-cell office:value-type="string" office:string-value="`'|)" table:formula="of:=IF(ISERROR(VLOOKUP([.O68];[Key.$A$2:.$B$982];2;FALSE));&quot;&quot;;VLOOKUP([.O68];[Key.$A$2:.$B$982];2;FALSE))" table:style-name="ce34">
            <text:p>`'|)</text:p>
          </table:table-cell>
          <table:table-cell table:number-columns-repeated="16368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float" office:value="30.0021616728325" table:style-name="ce43">
            <text:p>30.002161672832500</text:p>
          </table:table-cell>
          <table:table-cell office:value-type="float" office:value="70" table:style-name="ce34">
            <text:p>70</text:p>
          </table:table-cell>
          <table:table-cell office:value-type="string" office:string-value="(|" table:formula="of:=IF(ISERROR(VLOOKUP([.C69];[Key.$A$2:.$B$982];2;FALSE));&quot;&quot;;VLOOKUP([.C69];[Key.$A$2:.$B$982];2;FALSE))" table:style-name="ce34">
            <text:p>(|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69];[Key.$A$2:.$B$982];2;FALSE));&quot;&quot;;VLOOKUP([.G69];[Key.$A$2:.$B$982];2;FALSE))" table:style-name="ce34"/>
          <table:table-cell office:value-type="float" office:value="16" table:style-name="ce5">
            <text:p>16</text:p>
          </table:table-cell>
          <table:table-cell office:value-type="float" office:value="30.0021616728325" table:style-name="ce43">
            <text:p>30.002161672832500</text:p>
          </table:table-cell>
          <table:table-cell office:value-type="float" office:value="65" table:style-name="ce34">
            <text:p>65</text:p>
          </table:table-cell>
          <table:table-cell office:value-type="string" office:string-value=")|)" table:formula="of:=IF(ISERROR(VLOOKUP([.K69];[Key.$A$2:.$B$982];2;FALSE));&quot;&quot;;VLOOKUP([.K69];[Key.$A$2:.$B$982];2;FALSE))" table:style-name="ce34">
            <text:p>)|)</text:p>
          </table:table-cell>
          <table:table-cell office:value-type="float" office:value="62" table:style-name="ce5">
            <text:p>62</text:p>
          </table:table-cell>
          <table:table-cell office:value-type="float" office:value="30.00216167283283" table:formula="of:=(ROUND(([.M69]-0.5)/233*809+0.5;0)-0.5)/809*[Calculator.$AD$2]" table:style-name="ce43">
            <text:p>30.002161672832800</text:p>
          </table:table-cell>
          <table:table-cell office:value-type="float" office:value="64" table:style-name="ce34">
            <text:p>64</text:p>
          </table:table-cell>
          <table:table-cell office:value-type="string" office:string-value=",)|)" table:formula="of:=IF(ISERROR(VLOOKUP([.O69];[Key.$A$2:.$B$982];2;FALSE));&quot;&quot;;VLOOKUP([.O69];[Key.$A$2:.$B$982];2;FALSE))" table:style-name="ce34">
            <text:p>,)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0];[Key.$A$2:.$B$982];2;FALSE));&quot;&quot;;VLOOKUP([.C7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0];[Key.$A$2:.$B$982];2;FALSE));&quot;&quot;;VLOOKUP([.G7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70];[Key.$A$2:.$B$982];2;FALSE));&quot;&quot;;VLOOKUP([.K70];[Key.$A$2:.$B$982];2;FALSE))" table:style-name="ce34"/>
          <table:table-cell office:value-type="float" office:value="63" table:style-name="ce5">
            <text:p>63</text:p>
          </table:table-cell>
          <table:table-cell office:value-type="float" office:value="30.564263062487782" table:formula="of:=(ROUND(([.M70]-0.5)/233*809+0.5;0)-0.5)/809*[Calculator.$AD$2]" table:style-name="ce43">
            <text:p>30.564263062487800</text:p>
          </table:table-cell>
          <table:table-cell office:value-type="float" office:value="65" table:style-name="ce34">
            <text:p>65</text:p>
          </table:table-cell>
          <table:table-cell office:value-type="string" office:string-value=")|)" table:formula="of:=IF(ISERROR(VLOOKUP([.O70];[Key.$A$2:.$B$982];2;FALSE));&quot;&quot;;VLOOKUP([.O70];[Key.$A$2:.$B$982];2;FALSE))" table:style-name="ce34">
            <text:p>)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1];[Key.$A$2:.$B$982];2;FALSE));&quot;&quot;;VLOOKUP([.C71];[Key.$A$2:.$B$982];2;FALSE))" table:style-name="ce34"/>
          <table:table-cell office:value-type="float" office:value="13" table:style-name="ce5">
            <text:p>13</text:p>
          </table:table-cell>
          <table:table-cell office:value-type="float" office:value="30.985839104728601" table:style-name="ce43">
            <text:p>30.985839104728600</text:p>
          </table:table-cell>
          <table:table-cell office:value-type="float" office:value="67" table:style-name="ce34">
            <text:p>67</text:p>
          </table:table-cell>
          <table:table-cell office:value-type="string" office:string-value="|\" table:formula="of:=IF(ISERROR(VLOOKUP([.G71];[Key.$A$2:.$B$982];2;FALSE));&quot;&quot;;VLOOKUP([.G71];[Key.$A$2:.$B$982];2;FALSE))" table:style-name="ce34">
            <text:p>|\</text:p>
          </table:table-cell>
          <table:table-cell office:value-type="float" office:value="16.399999999999999" table:style-name="ce5">
            <text:p>16.4</text:p>
          </table:table-cell>
          <table:table-cell office:value-type="float" office:value="30.985839104728601" table:style-name="ce43">
            <text:p>30.985839104728600</text:p>
          </table:table-cell>
          <table:table-cell office:value-type="float" office:value="66" table:style-name="ce34">
            <text:p>66</text:p>
          </table:table-cell>
          <table:table-cell office:value-type="string" office:string-value=".(|" table:formula="of:=IF(ISERROR(VLOOKUP([.K71];[Key.$A$2:.$B$982];2;FALSE));&quot;&quot;;VLOOKUP([.K71];[Key.$A$2:.$B$982];2;FALSE))" table:style-name="ce34">
            <text:p>.(|</text:p>
          </table:table-cell>
          <table:table-cell office:value-type="float" office:value="64" table:style-name="ce5">
            <text:p>64</text:p>
          </table:table-cell>
          <table:table-cell office:value-type="float" office:value="30.985839104728989" table:formula="of:=(ROUND(([.M71]-0.5)/233*809+0.5;0)-0.5)/809*[Calculator.$AD$2]" table:style-name="ce43">
            <text:p>30.985839104729000</text:p>
          </table:table-cell>
          <table:table-cell office:value-type="float" office:value="66" table:style-name="ce34">
            <text:p>66</text:p>
          </table:table-cell>
          <table:table-cell office:value-type="string" office:string-value=".(|" table:formula="of:=IF(ISERROR(VLOOKUP([.O71];[Key.$A$2:.$B$982];2;FALSE));&quot;&quot;;VLOOKUP([.O71];[Key.$A$2:.$B$982];2;FALSE))" table:style-name="ce34">
            <text:p>.(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2];[Key.$A$2:.$B$982];2;FALSE));&quot;&quot;;VLOOKUP([.C7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2];[Key.$A$2:.$B$982];2;FALSE));&quot;&quot;;VLOOKUP([.G72];[Key.$A$2:.$B$982];2;FALSE))" table:style-name="ce34"/>
          <table:table-cell office:value-type="float" office:value="16.600000000000001" table:style-name="ce5">
            <text:p>16.6</text:p>
          </table:table-cell>
          <table:table-cell office:value-type="float" office:value="31.4074151469699" table:style-name="ce43">
            <text:p>31.407415146969900</text:p>
          </table:table-cell>
          <table:table-cell office:value-type="float" office:value="67" table:style-name="ce34">
            <text:p>67</text:p>
          </table:table-cell>
          <table:table-cell office:value-type="string" office:string-value="|\" table:formula="of:=IF(ISERROR(VLOOKUP([.K72];[Key.$A$2:.$B$982];2;FALSE));&quot;&quot;;VLOOKUP([.K72];[Key.$A$2:.$B$982];2;FALSE))" table:style-name="ce34">
            <text:p>|\</text:p>
          </table:table-cell>
          <table:table-cell office:value-type="float" office:value="65" table:style-name="ce5">
            <text:p>65</text:p>
          </table:table-cell>
          <table:table-cell office:value-type="float" office:value="31.407415146970205" table:formula="of:=(ROUND(([.M72]-0.5)/233*809+0.5;0)-0.5)/809*[Calculator.$AD$2]" table:style-name="ce43">
            <text:p>31.407415146970200</text:p>
          </table:table-cell>
          <table:table-cell office:value-type="float" office:value="67" table:style-name="ce34">
            <text:p>67</text:p>
          </table:table-cell>
          <table:table-cell office:value-type="string" office:string-value="|\" table:formula="of:=IF(ISERROR(VLOOKUP([.O72];[Key.$A$2:.$B$982];2;FALSE));&quot;&quot;;VLOOKUP([.O72];[Key.$A$2:.$B$982];2;FALSE))" table:style-name="ce34">
            <text:p>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3];[Key.$A$2:.$B$982];2;FALSE));&quot;&quot;;VLOOKUP([.C7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3];[Key.$A$2:.$B$982];2;FALSE));&quot;&quot;;VLOOKUP([.G7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73];[Key.$A$2:.$B$982];2;FALSE));&quot;&quot;;VLOOKUP([.K73];[Key.$A$2:.$B$982];2;FALSE))" table:style-name="ce34"/>
          <table:table-cell office:value-type="float" office:value="66" table:style-name="ce5">
            <text:p>66</text:p>
          </table:table-cell>
          <table:table-cell office:value-type="float" office:value="31.969516536625147" table:formula="of:=(ROUND(([.M73]-0.5)/233*809+0.5;0)-0.5)/809*[Calculator.$AD$2]" table:style-name="ce43">
            <text:p>31.969516536625100</text:p>
          </table:table-cell>
          <table:table-cell office:value-type="float" office:value="68" table:style-name="ce34">
            <text:p>68</text:p>
          </table:table-cell>
          <table:table-cell office:value-type="string" office:string-value="`|\" table:formula="of:=IF(ISERROR(VLOOKUP([.O73];[Key.$A$2:.$B$982];2;FALSE));&quot;&quot;;VLOOKUP([.O73];[Key.$A$2:.$B$982];2;FALSE))" table:style-name="ce34">
            <text:p>`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4];[Key.$A$2:.$B$982];2;FALSE));&quot;&quot;;VLOOKUP([.C74];[Key.$A$2:.$B$982];2;FALSE))" table:style-name="ce34"/>
          <table:table-cell office:value-type="float" office:value="14" table:style-name="ce5">
            <text:p>14</text:p>
          </table:table-cell>
          <table:table-cell office:value-type="float" office:value="32.391092578866001" table:style-name="ce43">
            <text:p>32.391092578866000</text:p>
          </table:table-cell>
          <table:table-cell office:value-type="float" office:value="70" table:style-name="ce34">
            <text:p>70</text:p>
          </table:table-cell>
          <table:table-cell office:value-type="string" office:string-value="(|" table:formula="of:=IF(ISERROR(VLOOKUP([.G74];[Key.$A$2:.$B$982];2;FALSE));&quot;&quot;;VLOOKUP([.G74];[Key.$A$2:.$B$982];2;FALSE))" table:style-name="ce34">
            <text:p>(|</text:p>
          </table:table-cell>
          <table:table-cell office:value-type="float" office:value="17" table:style-name="ce5">
            <text:p>17</text:p>
          </table:table-cell>
          <table:table-cell office:value-type="float" office:value="32.391092578866001" table:style-name="ce43">
            <text:p>32.391092578866000</text:p>
          </table:table-cell>
          <table:table-cell office:value-type="float" office:value="70" table:style-name="ce34">
            <text:p>70</text:p>
          </table:table-cell>
          <table:table-cell office:value-type="string" office:string-value="(|" table:formula="of:=IF(ISERROR(VLOOKUP([.K74];[Key.$A$2:.$B$982];2;FALSE));&quot;&quot;;VLOOKUP([.K74];[Key.$A$2:.$B$982];2;FALSE))" table:style-name="ce34">
            <text:p>(|</text:p>
          </table:table-cell>
          <table:table-cell office:value-type="float" office:value="67" table:style-name="ce5">
            <text:p>67</text:p>
          </table:table-cell>
          <table:table-cell office:value-type="float" office:value="32.391092578866363" table:formula="of:=(ROUND(([.M74]-0.5)/233*809+0.5;0)-0.5)/809*[Calculator.$AD$2]" table:style-name="ce43">
            <text:p>32.391092578866400</text:p>
          </table:table-cell>
          <table:table-cell office:value-type="float" office:value="69" table:style-name="ce34">
            <text:p>69</text:p>
          </table:table-cell>
          <table:table-cell office:value-type="string" office:string-value=",(|" table:formula="of:=IF(ISERROR(VLOOKUP([.O74];[Key.$A$2:.$B$982];2;FALSE));&quot;&quot;;VLOOKUP([.O74];[Key.$A$2:.$B$982];2;FALSE))" table:style-name="ce34">
            <text:p>,(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5];[Key.$A$2:.$B$982];2;FALSE));&quot;&quot;;VLOOKUP([.C7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5];[Key.$A$2:.$B$982];2;FALSE));&quot;&quot;;VLOOKUP([.G7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75];[Key.$A$2:.$B$982];2;FALSE));&quot;&quot;;VLOOKUP([.K75];[Key.$A$2:.$B$982];2;FALSE))" table:style-name="ce34"/>
          <table:table-cell office:value-type="float" office:value="68" table:style-name="ce5">
            <text:p>68</text:p>
          </table:table-cell>
          <table:table-cell office:value-type="float" office:value="32.953193968521305" table:formula="of:=(ROUND(([.M75]-0.5)/233*809+0.5;0)-0.5)/809*[Calculator.$AD$2]" table:style-name="ce43">
            <text:p>32.953193968521300</text:p>
          </table:table-cell>
          <table:table-cell office:value-type="float" office:value="70" table:style-name="ce34">
            <text:p>70</text:p>
          </table:table-cell>
          <table:table-cell office:value-type="string" office:string-value="(|" table:formula="of:=IF(ISERROR(VLOOKUP([.O75];[Key.$A$2:.$B$982];2;FALSE));&quot;&quot;;VLOOKUP([.O75];[Key.$A$2:.$B$982];2;FALSE))" table:style-name="ce34">
            <text:p>(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6];[Key.$A$2:.$B$982];2;FALSE));&quot;&quot;;VLOOKUP([.C7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6];[Key.$A$2:.$B$982];2;FALSE));&quot;&quot;;VLOOKUP([.G7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76];[Key.$A$2:.$B$982];2;FALSE));&quot;&quot;;VLOOKUP([.K76];[Key.$A$2:.$B$982];2;FALSE))" table:style-name="ce34"/>
          <table:table-cell office:value-type="float" office:value="69" table:style-name="ce5">
            <text:p>69</text:p>
          </table:table-cell>
          <table:table-cell office:value-type="float" office:value="33.374770010762518" table:formula="of:=(ROUND(([.M76]-0.5)/233*809+0.5;0)-0.5)/809*[Calculator.$AD$2]" table:style-name="ce43">
            <text:p>33.374770010762500</text:p>
          </table:table-cell>
          <table:table-cell office:value-type="float" office:value="71" table:style-name="ce34">
            <text:p>71</text:p>
          </table:table-cell>
          <table:table-cell office:value-type="string" office:string-value="`(|" table:formula="of:=IF(ISERROR(VLOOKUP([.O76];[Key.$A$2:.$B$982];2;FALSE));&quot;&quot;;VLOOKUP([.O76];[Key.$A$2:.$B$982];2;FALSE))" table:style-name="ce34">
            <text:p>`(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7];[Key.$A$2:.$B$982];2;FALSE));&quot;&quot;;VLOOKUP([.C7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7];[Key.$A$2:.$B$982];2;FALSE));&quot;&quot;;VLOOKUP([.G7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77];[Key.$A$2:.$B$982];2;FALSE));&quot;&quot;;VLOOKUP([.K77];[Key.$A$2:.$B$982];2;FALSE))" table:style-name="ce34"/>
          <table:table-cell office:value-type="float" office:value="70" table:style-name="ce5">
            <text:p>70</text:p>
          </table:table-cell>
          <table:table-cell office:value-type="float" office:value="33.936871400417466" table:formula="of:=(ROUND(([.M77]-0.5)/233*809+0.5;0)-0.5)/809*[Calculator.$AD$2]" table:style-name="ce43">
            <text:p>33.936871400417500</text:p>
          </table:table-cell>
          <table:table-cell office:value-type="float" office:value="72" table:style-name="ce34">
            <text:p>72</text:p>
          </table:table-cell>
          <table:table-cell office:value-type="string" office:string-value="``(|" table:formula="of:=IF(ISERROR(VLOOKUP([.O77];[Key.$A$2:.$B$982];2;FALSE));&quot;&quot;;VLOOKUP([.O77];[Key.$A$2:.$B$982];2;FALSE))" table:style-name="ce34">
            <text:p>``(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8];[Key.$A$2:.$B$982];2;FALSE));&quot;&quot;;VLOOKUP([.C78];[Key.$A$2:.$B$982];2;FALSE))" table:style-name="ce34"/>
          <table:table-cell office:value-type="float" office:value="15" table:style-name="ce5">
            <text:p>15</text:p>
          </table:table-cell>
          <table:table-cell office:value-type="float" office:value="34.358447442658303" table:style-name="ce43">
            <text:p>34.358447442658300</text:p>
          </table:table-cell>
          <table:table-cell office:value-type="float" office:value="76" table:style-name="ce34">
            <text:p>76</text:p>
          </table:table-cell>
          <table:table-cell office:value-type="string" office:string-value="~|)" table:formula="of:=IF(ISERROR(VLOOKUP([.G78];[Key.$A$2:.$B$982];2;FALSE));&quot;&quot;;VLOOKUP([.G78];[Key.$A$2:.$B$982];2;FALSE))" table:style-name="ce34">
            <text:p>~|)</text:p>
          </table:table-cell>
          <table:table-cell office:value-type="float" office:value="18" table:style-name="ce5">
            <text:p>18</text:p>
          </table:table-cell>
          <table:table-cell office:value-type="float" office:value="34.358447442658303" table:style-name="ce43">
            <text:p>34.358447442658300</text:p>
          </table:table-cell>
          <table:table-cell office:value-type="float" office:value="74" table:style-name="ce34">
            <text:p>74</text:p>
          </table:table-cell>
          <table:table-cell office:value-type="string" office:string-value="'(|" table:formula="of:=IF(ISERROR(VLOOKUP([.K78];[Key.$A$2:.$B$982];2;FALSE));&quot;&quot;;VLOOKUP([.K78];[Key.$A$2:.$B$982];2;FALSE))" table:style-name="ce34">
            <text:p>'(|</text:p>
          </table:table-cell>
          <table:table-cell office:value-type="float" office:value="71" table:style-name="ce5">
            <text:p>71</text:p>
          </table:table-cell>
          <table:table-cell office:value-type="float" office:value="34.358447442658672" table:formula="of:=(ROUND(([.M78]-0.5)/233*809+0.5;0)-0.5)/809*[Calculator.$AD$2]" table:style-name="ce43">
            <text:p>34.358447442658700</text:p>
          </table:table-cell>
          <table:table-cell office:value-type="float" office:value="73" table:style-name="ce34">
            <text:p>73</text:p>
          </table:table-cell>
          <table:table-cell office:value-type="string" office:string-value=",'(|" table:formula="of:=IF(ISERROR(VLOOKUP([.O78];[Key.$A$2:.$B$982];2;FALSE));&quot;&quot;;VLOOKUP([.O78];[Key.$A$2:.$B$982];2;FALSE))" table:style-name="ce34">
            <text:p>,'(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79];[Key.$A$2:.$B$982];2;FALSE));&quot;&quot;;VLOOKUP([.C7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79];[Key.$A$2:.$B$982];2;FALSE));&quot;&quot;;VLOOKUP([.G7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79];[Key.$A$2:.$B$982];2;FALSE));&quot;&quot;;VLOOKUP([.K79];[Key.$A$2:.$B$982];2;FALSE))" table:style-name="ce34"/>
          <table:table-cell office:value-type="float" office:value="72" table:style-name="ce45">
            <text:p>72</text:p>
          </table:table-cell>
          <table:table-cell office:value-type="float" office:value="34.920548832313628" table:formula="of:=(ROUND(([.M79]-0.5)/233*809+0.5;0)-0.5)/809*[Calculator.$AD$2]" table:style-name="ce46">
            <text:p>34.920548832313600</text:p>
          </table:table-cell>
          <table:table-cell office:value-type="float" office:value="74" table:style-name="ce34">
            <text:p>74</text:p>
          </table:table-cell>
          <table:table-cell office:value-type="string" office:string-value="'(|" table:formula="of:=IF(ISERROR(VLOOKUP([.O79];[Key.$A$2:.$B$982];2;FALSE));&quot;&quot;;VLOOKUP([.O79];[Key.$A$2:.$B$982];2;FALSE))" table:style-name="ce34">
            <text:p>'(|</text:p>
          </table:table-cell>
          <table:table-cell table:number-columns-repeated="16368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float" office:value="35.118091464366501" table:style-name="ce43">
            <text:p>35.118091464366500</text:p>
          </table:table-cell>
          <table:table-cell office:value-type="float" office:value="84" table:style-name="ce49">
            <text:p>84</text:p>
          </table:table-cell>
          <table:table-cell office:value-type="string" office:string-value="(|(" table:formula="of:=IF(ISERROR(VLOOKUP([.C80];[Key.$A$2:.$B$982];2;FALSE));&quot;&quot;;VLOOKUP([.C80];[Key.$A$2:.$B$982];2;FALSE))" table:style-name="ce34">
            <text:p>(|(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0];[Key.$A$2:.$B$982];2;FALSE));&quot;&quot;;VLOOKUP([.G80];[Key.$A$2:.$B$982];2;FALSE))" table:style-name="ce34"/>
          <table:table-cell office:value-type="float" office:value="18.399999999999999" table:style-name="ce5">
            <text:p>18.4</text:p>
          </table:table-cell>
          <table:table-cell office:value-type="float" office:value="35.118091464366501" table:style-name="ce43">
            <text:p>35.118091464366500</text:p>
          </table:table-cell>
          <table:table-cell office:value-type="float" office:value="76" table:style-name="ce34">
            <text:p>76</text:p>
          </table:table-cell>
          <table:table-cell office:value-type="string" office:string-value="~|)" table:formula="of:=IF(ISERROR(VLOOKUP([.K80];[Key.$A$2:.$B$982];2;FALSE));&quot;&quot;;VLOOKUP([.K80];[Key.$A$2:.$B$982];2;FALSE))" table:style-name="ce34">
            <text:p>~|)</text:p>
          </table:table-cell>
          <table:table-cell office:value-type="float" office:value="72.404868107628488" table:formula="of:=[.M79]+([.N80]-[.N79])/[.P$3]" table:style-name="ce47">
            <text:p>72.404868107628500</text:p>
          </table:table-cell>
          <table:table-cell office:value-type="float" office:value="35.118091464366501" table:formula="of:=([Commas.E76]+[Commas.E77])/2" table:style-name="ce48">
            <text:p>35.118091464366500</text:p>
          </table:table-cell>
          <table:table-cell office:value-type="float" office:value="75" table:style-name="ce34">
            <text:p>75</text:p>
          </table:table-cell>
          <table:table-cell office:value-type="string" office:string-value=",~|)" table:formula="of:=IF(ISERROR(VLOOKUP([.O80];[Key.$A$2:.$B$982];2;FALSE));&quot;&quot;;VLOOKUP([.O80];[Key.$A$2:.$B$982];2;FALSE))" table:style-name="ce34">
            <text:p>,~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1];[Key.$A$2:.$B$982];2;FALSE));&quot;&quot;;VLOOKUP([.C8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1];[Key.$A$2:.$B$982];2;FALSE));&quot;&quot;;VLOOKUP([.G8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81];[Key.$A$2:.$B$982];2;FALSE));&quot;&quot;;VLOOKUP([.K81];[Key.$A$2:.$B$982];2;FALSE))" table:style-name="ce34"/>
          <table:table-cell office:value-type="float" office:value="73" table:style-name="ce5">
            <text:p>73</text:p>
          </table:table-cell>
          <table:table-cell office:value-type="float" office:value="35.342124874554834" table:formula="of:=(ROUND(([.M81]-0.5)/233*809+0.5;0)-0.5)/809*[Calculator.$AD$2]" table:style-name="ce43">
            <text:p>35.342124874554800</text:p>
          </table:table-cell>
          <table:table-cell office:value-type="float" office:value="76" table:style-name="ce34">
            <text:p>76</text:p>
          </table:table-cell>
          <table:table-cell office:value-type="string" office:string-value="~|)" table:formula="of:=IF(ISERROR(VLOOKUP([.O81];[Key.$A$2:.$B$982];2;FALSE));&quot;&quot;;VLOOKUP([.O81];[Key.$A$2:.$B$982];2;FALSE))" table:style-name="ce34">
            <text:p>~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2];[Key.$A$2:.$B$982];2;FALSE));&quot;&quot;;VLOOKUP([.C8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2];[Key.$A$2:.$B$982];2;FALSE));&quot;&quot;;VLOOKUP([.G8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82];[Key.$A$2:.$B$982];2;FALSE));&quot;&quot;;VLOOKUP([.K82];[Key.$A$2:.$B$982];2;FALSE))" table:style-name="ce34"/>
          <table:table-cell office:value-type="float" office:value="74" table:style-name="ce5">
            <text:p>74</text:p>
          </table:table-cell>
          <table:table-cell office:value-type="float" office:value="35.904226264209782" table:formula="of:=(ROUND(([.M82]-0.5)/233*809+0.5;0)-0.5)/809*[Calculator.$AD$2]" table:style-name="ce43">
            <text:p>35.904226264209800</text:p>
          </table:table-cell>
          <table:table-cell office:value-type="float" office:value="77" table:style-name="ce34">
            <text:p>77</text:p>
          </table:table-cell>
          <table:table-cell office:value-type="string" office:string-value="`~|)" table:formula="of:=IF(ISERROR(VLOOKUP([.O82];[Key.$A$2:.$B$982];2;FALSE));&quot;&quot;;VLOOKUP([.O82];[Key.$A$2:.$B$982];2;FALSE))" table:style-name="ce34">
            <text:p>`~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3];[Key.$A$2:.$B$982];2;FALSE));&quot;&quot;;VLOOKUP([.C8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3];[Key.$A$2:.$B$982];2;FALSE));&quot;&quot;;VLOOKUP([.G83];[Key.$A$2:.$B$982];2;FALSE))" table:style-name="ce34"/>
          <table:table-cell office:value-type="float" office:value="19" table:style-name="ce5">
            <text:p>19</text:p>
          </table:table-cell>
          <table:table-cell office:value-type="float" office:value="36.325802306451003" table:style-name="ce50">
            <text:p>36.325802306451000</text:p>
          </table:table-cell>
          <table:table-cell office:value-type="float" office:value="79" table:style-name="ce49">
            <text:p>79</text:p>
          </table:table-cell>
          <table:table-cell office:value-type="string" office:string-value=".(|(" table:formula="of:=IF(ISERROR(VLOOKUP([.K83];[Key.$A$2:.$B$982];2;FALSE));&quot;&quot;;VLOOKUP([.K83];[Key.$A$2:.$B$982];2;FALSE))" table:style-name="ce34">
            <text:p>.(|(</text:p>
          </table:table-cell>
          <table:table-cell office:value-type="float" office:value="75" table:style-name="ce5">
            <text:p>75</text:p>
          </table:table-cell>
          <table:table-cell office:value-type="float" office:value="36.325802306450989" table:formula="of:=(ROUND(([.M83]-0.5)/233*809+0.5;0)-0.5)/809*[Calculator.$AD$2]" table:style-name="ce43">
            <text:p>36.325802306451000</text:p>
          </table:table-cell>
          <table:table-cell office:value-type="float" office:value="78" table:style-name="ce49">
            <text:p>78</text:p>
          </table:table-cell>
          <table:table-cell office:value-type="string" office:string-value=",.(|(" table:formula="of:=IF(ISERROR(VLOOKUP([.O83];[Key.$A$2:.$B$982];2;FALSE));&quot;&quot;;VLOOKUP([.O83];[Key.$A$2:.$B$982];2;FALSE))" table:style-name="ce34">
            <text:p>,.(|(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4];[Key.$A$2:.$B$982];2;FALSE));&quot;&quot;;VLOOKUP([.C8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4];[Key.$A$2:.$B$982];2;FALSE));&quot;&quot;;VLOOKUP([.G8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84];[Key.$A$2:.$B$982];2;FALSE));&quot;&quot;;VLOOKUP([.K84];[Key.$A$2:.$B$982];2;FALSE))" table:style-name="ce34"/>
          <table:table-cell office:value-type="float" office:value="76" table:style-name="ce5">
            <text:p>76</text:p>
          </table:table-cell>
          <table:table-cell office:value-type="float" office:value="36.887903696105944" table:formula="of:=(ROUND(([.M84]-0.5)/233*809+0.5;0)-0.5)/809*[Calculator.$AD$2]" table:style-name="ce43">
            <text:p>36.887903696105900</text:p>
          </table:table-cell>
          <table:table-cell office:value-type="float" office:value="79" table:style-name="ce49">
            <text:p>79</text:p>
          </table:table-cell>
          <table:table-cell office:value-type="string" office:string-value=".(|(" table:formula="of:=IF(ISERROR(VLOOKUP([.O84];[Key.$A$2:.$B$982];2;FALSE));&quot;&quot;;VLOOKUP([.O84];[Key.$A$2:.$B$982];2;FALSE))" table:style-name="ce34">
            <text:p>.(|(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5];[Key.$A$2:.$B$982];2;FALSE));&quot;&quot;;VLOOKUP([.C85];[Key.$A$2:.$B$982];2;FALSE))" table:style-name="ce34"/>
          <table:table-cell office:value-type="float" office:value="16" table:style-name="ce5">
            <text:p>16</text:p>
          </table:table-cell>
          <table:table-cell office:value-type="float" office:value="37.309479738346703" table:style-name="ce43">
            <text:p>37.309479738346700</text:p>
          </table:table-cell>
          <table:table-cell office:value-type="float" office:value="81" table:style-name="ce49">
            <text:p>81</text:p>
          </table:table-cell>
          <table:table-cell office:value-type="string" office:string-value="/|~" table:formula="of:=IF(ISERROR(VLOOKUP([.G85];[Key.$A$2:.$B$982];2;FALSE));&quot;&quot;;VLOOKUP([.G85];[Key.$A$2:.$B$982];2;FALSE))" table:style-name="ce34">
            <text:p>/|~</text:p>
          </table:table-cell>
          <table:table-cell office:value-type="float" office:value="19.600000000000001" table:style-name="ce5">
            <text:p>19.6</text:p>
          </table:table-cell>
          <table:table-cell office:value-type="float" office:value="37.309479738346703" table:style-name="ce43">
            <text:p>37.309479738346700</text:p>
          </table:table-cell>
          <table:table-cell office:value-type="float" office:value="80" table:style-name="ce49">
            <text:p>80</text:p>
          </table:table-cell>
          <table:table-cell office:value-type="string" office:string-value="'~|)" table:formula="of:=IF(ISERROR(VLOOKUP([.K85];[Key.$A$2:.$B$982];2;FALSE));&quot;&quot;;VLOOKUP([.K85];[Key.$A$2:.$B$982];2;FALSE))" table:style-name="ce34">
            <text:p>'~|)</text:p>
          </table:table-cell>
          <table:table-cell office:value-type="float" office:value="77" table:style-name="ce5">
            <text:p>77</text:p>
          </table:table-cell>
          <table:table-cell office:value-type="float" office:value="37.30947973834715" table:formula="of:=(ROUND(([.M85]-0.5)/233*809+0.5;0)-0.5)/809*[Calculator.$AD$2]" table:style-name="ce43">
            <text:p>37.309479738347200</text:p>
          </table:table-cell>
          <table:table-cell office:value-type="float" office:value="80" table:style-name="ce34">
            <text:p>80</text:p>
          </table:table-cell>
          <table:table-cell office:value-type="string" office:string-value="'~|)" table:formula="of:=IF(ISERROR(VLOOKUP([.O85];[Key.$A$2:.$B$982];2;FALSE));&quot;&quot;;VLOOKUP([.O85];[Key.$A$2:.$B$982];2;FALSE))" table:style-name="ce34">
            <text:p>'~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6];[Key.$A$2:.$B$982];2;FALSE));&quot;&quot;;VLOOKUP([.C8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6];[Key.$A$2:.$B$982];2;FALSE));&quot;&quot;;VLOOKUP([.G86];[Key.$A$2:.$B$982];2;FALSE))" table:style-name="ce34"/>
          <table:table-cell office:value-type="float" office:value="19.899999999999999" table:style-name="ce5">
            <text:p>19.9</text:p>
          </table:table-cell>
          <table:table-cell office:value-type="float" office:value="37.871581128001701" table:style-name="ce43">
            <text:p>37.871581128001700</text:p>
          </table:table-cell>
          <table:table-cell office:value-type="float" office:value="81" table:style-name="ce49">
            <text:p>81</text:p>
          </table:table-cell>
          <table:table-cell office:value-type="string" office:string-value="/|~" table:formula="of:=IF(ISERROR(VLOOKUP([.K86];[Key.$A$2:.$B$982];2;FALSE));&quot;&quot;;VLOOKUP([.K86];[Key.$A$2:.$B$982];2;FALSE))" table:style-name="ce34">
            <text:p>/|~</text:p>
          </table:table-cell>
          <table:table-cell office:value-type="float" office:value="78" table:style-name="ce45">
            <text:p>78</text:p>
          </table:table-cell>
          <table:table-cell office:value-type="float" office:value="37.871581128002099" table:formula="of:=(ROUND(([.M86]-0.5)/233*809+0.5;0)-0.5)/809*[Calculator.$AD$2]" table:style-name="ce46">
            <text:p>37.871581128002100</text:p>
          </table:table-cell>
          <table:table-cell office:value-type="float" office:value="81" table:style-name="ce49">
            <text:p>81</text:p>
          </table:table-cell>
          <table:table-cell office:value-type="string" office:string-value="/|~" table:formula="of:=IF(ISERROR(VLOOKUP([.O86];[Key.$A$2:.$B$982];2;FALSE));&quot;&quot;;VLOOKUP([.O86];[Key.$A$2:.$B$982];2;FALSE))" table:style-name="ce34">
            <text:p>/|~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7];[Key.$A$2:.$B$982];2;FALSE));&quot;&quot;;VLOOKUP([.C87];[Key.$A$2:.$B$982];2;FALSE))" table:style-name="ce34"/>
          <table:table-cell office:value-type="float" office:value="16.3" table:style-name="ce5">
            <text:p>16.3</text:p>
          </table:table-cell>
          <table:table-cell office:value-type="float" office:value="38.061940349778503" table:style-name="ce43">
            <text:p>38.061940349778500</text:p>
          </table:table-cell>
          <table:table-cell office:value-type="float" office:value="84" table:style-name="ce49">
            <text:p>84</text:p>
          </table:table-cell>
          <table:table-cell office:value-type="string" office:string-value="(|(" table:formula="of:=IF(ISERROR(VLOOKUP([.G87];[Key.$A$2:.$B$982];2;FALSE));&quot;&quot;;VLOOKUP([.G87];[Key.$A$2:.$B$982];2;FALSE))" table:style-name="ce34">
            <text:p>(|(</text:p>
          </table:table-cell>
          <table:table-cell office:value-type="float" office:value="20" table:style-name="ce5">
            <text:p>20</text:p>
          </table:table-cell>
          <table:table-cell office:value-type="float" office:value="38.061940349778503" table:style-name="ce43">
            <text:p>38.061940349778500</text:p>
          </table:table-cell>
          <table:table-cell office:value-type="float" office:value="84" table:style-name="ce49">
            <text:p>84</text:p>
          </table:table-cell>
          <table:table-cell office:value-type="string" office:string-value="(|(" table:formula="of:=IF(ISERROR(VLOOKUP([.K87];[Key.$A$2:.$B$982];2;FALSE));&quot;&quot;;VLOOKUP([.K87];[Key.$A$2:.$B$982];2;FALSE))" table:style-name="ce34">
            <text:p>(|(</text:p>
          </table:table-cell>
          <table:table-cell office:value-type="float" office:value="78.39014554523915" table:formula="of:=[.M86]+([.N87]-[.N86])/[.P$3]" table:style-name="ce47">
            <text:p>78.390145545239200</text:p>
          </table:table-cell>
          <table:table-cell office:value-type="float" office:value="38.061940349778503" table:formula="of:=([Commas.E83]+[Commas.E84])/2" table:style-name="ce48">
            <text:p>38.061940349778500</text:p>
          </table:table-cell>
          <table:table-cell office:value-type="float" office:value="82" table:style-name="ce49">
            <text:p>82</text:p>
          </table:table-cell>
          <table:table-cell office:value-type="string" office:string-value=",,(|(" table:formula="of:=IF(ISERROR(VLOOKUP([.O87];[Key.$A$2:.$B$982];2;FALSE));&quot;&quot;;VLOOKUP([.O87];[Key.$A$2:.$B$982];2;FALSE))" table:style-name="ce34">
            <text:p>,,(|(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8];[Key.$A$2:.$B$982];2;FALSE));&quot;&quot;;VLOOKUP([.C8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8];[Key.$A$2:.$B$982];2;FALSE));&quot;&quot;;VLOOKUP([.G8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88];[Key.$A$2:.$B$982];2;FALSE));&quot;&quot;;VLOOKUP([.K88];[Key.$A$2:.$B$982];2;FALSE))" table:style-name="ce34"/>
          <table:table-cell office:value-type="float" office:value="79" table:style-name="ce5">
            <text:p>79</text:p>
          </table:table-cell>
          <table:table-cell office:value-type="float" office:value="38.293157170243312" table:formula="of:=(ROUND(([.M88]-0.5)/233*809+0.5;0)-0.5)/809*[Calculator.$AD$2]" table:style-name="ce43">
            <text:p>38.293157170243300</text:p>
          </table:table-cell>
          <table:table-cell office:value-type="float" office:value="83" table:style-name="ce34">
            <text:p>83</text:p>
          </table:table-cell>
          <table:table-cell office:value-type="string" office:string-value=",(|(" table:formula="of:=IF(ISERROR(VLOOKUP([.O88];[Key.$A$2:.$B$982];2;FALSE));&quot;&quot;;VLOOKUP([.O88];[Key.$A$2:.$B$982];2;FALSE))" table:style-name="ce34">
            <text:p>,(|(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89];[Key.$A$2:.$B$982];2;FALSE));&quot;&quot;;VLOOKUP([.C8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89];[Key.$A$2:.$B$982];2;FALSE));&quot;&quot;;VLOOKUP([.G8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89];[Key.$A$2:.$B$982];2;FALSE));&quot;&quot;;VLOOKUP([.K89];[Key.$A$2:.$B$982];2;FALSE))" table:style-name="ce34"/>
          <table:table-cell office:value-type="float" office:value="80" table:style-name="ce5">
            <text:p>80</text:p>
          </table:table-cell>
          <table:table-cell office:value-type="float" office:value="38.85525855989826" table:formula="of:=(ROUND(([.M89]-0.5)/233*809+0.5;0)-0.5)/809*[Calculator.$AD$2]" table:style-name="ce43">
            <text:p>38.855258559898300</text:p>
          </table:table-cell>
          <table:table-cell office:value-type="float" office:value="84" table:style-name="ce49">
            <text:p>84</text:p>
          </table:table-cell>
          <table:table-cell office:value-type="string" office:string-value="(|(" table:formula="of:=IF(ISERROR(VLOOKUP([.O89];[Key.$A$2:.$B$982];2;FALSE));&quot;&quot;;VLOOKUP([.O89];[Key.$A$2:.$B$982];2;FALSE))" table:style-name="ce34">
            <text:p>(|(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0];[Key.$A$2:.$B$982];2;FALSE));&quot;&quot;;VLOOKUP([.C9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0];[Key.$A$2:.$B$982];2;FALSE));&quot;&quot;;VLOOKUP([.G9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90];[Key.$A$2:.$B$982];2;FALSE));&quot;&quot;;VLOOKUP([.K90];[Key.$A$2:.$B$982];2;FALSE))" table:style-name="ce34"/>
          <table:table-cell office:value-type="float" office:value="81" table:style-name="ce5">
            <text:p>81</text:p>
          </table:table-cell>
          <table:table-cell office:value-type="float" office:value="39.276834602139466" table:formula="of:=(ROUND(([.M90]-0.5)/233*809+0.5;0)-0.5)/809*[Calculator.$AD$2]" table:style-name="ce43">
            <text:p>39.276834602139500</text:p>
          </table:table-cell>
          <table:table-cell office:value-type="float" office:value="85" table:style-name="ce49">
            <text:p>85</text:p>
          </table:table-cell>
          <table:table-cell office:value-type="string" office:string-value="`(|(" table:formula="of:=IF(ISERROR(VLOOKUP([.O90];[Key.$A$2:.$B$982];2;FALSE));&quot;&quot;;VLOOKUP([.O90];[Key.$A$2:.$B$982];2;FALSE))" table:style-name="ce34">
            <text:p>`(|(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1];[Key.$A$2:.$B$982];2;FALSE));&quot;&quot;;VLOOKUP([.C91];[Key.$A$2:.$B$982];2;FALSE))" table:style-name="ce34"/>
          <table:table-cell office:value-type="float" office:value="17" table:style-name="ce5">
            <text:p>17</text:p>
          </table:table-cell>
          <table:table-cell office:value-type="float" office:value="39.698410644380203" table:style-name="ce43">
            <text:p>39.698410644380200</text:p>
          </table:table-cell>
          <table:table-cell office:value-type="float" office:value="86" table:style-name="ce49">
            <text:p>86</text:p>
          </table:table-cell>
          <table:table-cell office:value-type="string" office:string-value="~|\" table:formula="of:=IF(ISERROR(VLOOKUP([.G91];[Key.$A$2:.$B$982];2;FALSE));&quot;&quot;;VLOOKUP([.G91];[Key.$A$2:.$B$982];2;FALSE))" table:style-name="ce34">
            <text:p>~|\</text:p>
          </table:table-cell>
          <table:table-cell office:value-type="float" office:value="20.8" table:style-name="ce5">
            <text:p>20.8</text:p>
          </table:table-cell>
          <table:table-cell office:value-type="float" office:value="39.698410644380203" table:style-name="ce43">
            <text:p>39.698410644380200</text:p>
          </table:table-cell>
          <table:table-cell office:value-type="float" office:value="86" table:style-name="ce49">
            <text:p>86</text:p>
          </table:table-cell>
          <table:table-cell office:value-type="string" office:string-value="~|\" table:formula="of:=IF(ISERROR(VLOOKUP([.K91];[Key.$A$2:.$B$982];2;FALSE));&quot;&quot;;VLOOKUP([.K91];[Key.$A$2:.$B$982];2;FALSE))" table:style-name="ce34">
            <text:p>~|\</text:p>
          </table:table-cell>
          <table:table-cell office:value-type="float" office:value="82" table:style-name="ce5">
            <text:p>82</text:p>
          </table:table-cell>
          <table:table-cell office:value-type="float" office:value="39.698410644380679" table:formula="of:=(ROUND(([.M91]-0.5)/233*809+0.5;0)-0.5)/809*[Calculator.$AD$2]" table:style-name="ce43">
            <text:p>39.698410644380700</text:p>
          </table:table-cell>
          <table:table-cell office:value-type="float" office:value="86" table:style-name="ce34">
            <text:p>86</text:p>
          </table:table-cell>
          <table:table-cell office:value-type="string" office:string-value="~|\" table:formula="of:=IF(ISERROR(VLOOKUP([.O91];[Key.$A$2:.$B$982];2;FALSE));&quot;&quot;;VLOOKUP([.O91];[Key.$A$2:.$B$982];2;FALSE))" table:style-name="ce34">
            <text:p>~|\</text:p>
          </table:table-cell>
          <table:table-cell table:number-columns-repeated="16368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float" office:value="40.260512034035202" table:style-name="ce43">
            <text:p>40.260512034035200</text:p>
          </table:table-cell>
          <table:table-cell office:value-type="float" office:value="92" table:style-name="ce49">
            <text:p>92</text:p>
          </table:table-cell>
          <table:table-cell office:value-type="string" office:string-value="//|" table:formula="of:=IF(ISERROR(VLOOKUP([.C92];[Key.$A$2:.$B$982];2;FALSE));&quot;&quot;;VLOOKUP([.C92];[Key.$A$2:.$B$982];2;FALSE))" table:style-name="ce34">
            <text:p>//|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2];[Key.$A$2:.$B$982];2;FALSE));&quot;&quot;;VLOOKUP([.G92];[Key.$A$2:.$B$982];2;FALSE))" table:style-name="ce34"/>
          <table:table-cell office:value-type="float" office:value="21" table:style-name="ce5">
            <text:p>21</text:p>
          </table:table-cell>
          <table:table-cell office:value-type="float" office:value="40.260512034035202" table:style-name="ce43">
            <text:p>40.260512034035200</text:p>
          </table:table-cell>
          <table:table-cell office:value-type="float" office:value="88" table:style-name="ce49">
            <text:p>88</text:p>
          </table:table-cell>
          <table:table-cell office:value-type="string" office:string-value=".//|" table:formula="of:=IF(ISERROR(VLOOKUP([.K92];[Key.$A$2:.$B$982];2;FALSE));&quot;&quot;;VLOOKUP([.K92];[Key.$A$2:.$B$982];2;FALSE))" table:style-name="ce34">
            <text:p>.//|</text:p>
          </table:table-cell>
          <table:table-cell office:value-type="float" office:value="83" table:style-name="ce5">
            <text:p>83</text:p>
          </table:table-cell>
          <table:table-cell office:value-type="float" office:value="40.260512034035628" table:formula="of:=(ROUND(([.M92]-0.5)/233*809+0.5;0)-0.5)/809*[Calculator.$AD$2]" table:style-name="ce43">
            <text:p>40.260512034035600</text:p>
          </table:table-cell>
          <table:table-cell office:value-type="float" office:value="87" table:style-name="ce49">
            <text:p>87</text:p>
          </table:table-cell>
          <table:table-cell office:value-type="string" office:string-value=",.//|" table:formula="of:=IF(ISERROR(VLOOKUP([.O92];[Key.$A$2:.$B$982];2;FALSE));&quot;&quot;;VLOOKUP([.O92];[Key.$A$2:.$B$982];2;FALSE))" table:style-name="ce34">
            <text:p>,.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3];[Key.$A$2:.$B$982];2;FALSE));&quot;&quot;;VLOOKUP([.C9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3];[Key.$A$2:.$B$982];2;FALSE));&quot;&quot;;VLOOKUP([.G9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93];[Key.$A$2:.$B$982];2;FALSE));&quot;&quot;;VLOOKUP([.K93];[Key.$A$2:.$B$982];2;FALSE))" table:style-name="ce34"/>
          <table:table-cell office:value-type="float" office:value="84" table:style-name="ce5">
            <text:p>84</text:p>
          </table:table-cell>
          <table:table-cell office:value-type="float" office:value="40.682088076276841" table:formula="of:=(ROUND(([.M93]-0.5)/233*809+0.5;0)-0.5)/809*[Calculator.$AD$2]" table:style-name="ce43">
            <text:p>40.682088076276800</text:p>
          </table:table-cell>
          <table:table-cell office:value-type="float" office:value="88" table:style-name="ce49">
            <text:p>88</text:p>
          </table:table-cell>
          <table:table-cell office:value-type="string" office:string-value=".//|" table:formula="of:=IF(ISERROR(VLOOKUP([.O93];[Key.$A$2:.$B$982];2;FALSE));&quot;&quot;;VLOOKUP([.O93];[Key.$A$2:.$B$982];2;FALSE))" table:style-name="ce34">
            <text:p>.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4];[Key.$A$2:.$B$982];2;FALSE));&quot;&quot;;VLOOKUP([.C9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4];[Key.$A$2:.$B$982];2;FALSE));&quot;&quot;;VLOOKUP([.G9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94];[Key.$A$2:.$B$982];2;FALSE));&quot;&quot;;VLOOKUP([.K94];[Key.$A$2:.$B$982];2;FALSE))" table:style-name="ce34"/>
          <table:table-cell office:value-type="float" office:value="85" table:style-name="ce5">
            <text:p>85</text:p>
          </table:table-cell>
          <table:table-cell office:value-type="float" office:value="41.244189465931782" table:formula="of:=(ROUND(([.M94]-0.5)/233*809+0.5;0)-0.5)/809*[Calculator.$AD$2]" table:style-name="ce43">
            <text:p>41.244189465931800</text:p>
          </table:table-cell>
          <table:table-cell office:value-type="float" office:value="89" table:style-name="ce34">
            <text:p>89</text:p>
          </table:table-cell>
          <table:table-cell office:value-type="string" office:string-value="`.//|" table:formula="of:=IF(ISERROR(VLOOKUP([.O94];[Key.$A$2:.$B$982];2;FALSE));&quot;&quot;;VLOOKUP([.O94];[Key.$A$2:.$B$982];2;FALSE))" table:style-name="ce34">
            <text:p>`.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5];[Key.$A$2:.$B$982];2;FALSE));&quot;&quot;;VLOOKUP([.C95];[Key.$A$2:.$B$982];2;FALSE))" table:style-name="ce34"/>
          <table:table-cell office:value-type="float" office:value="18" table:style-name="ce5">
            <text:p>18</text:p>
          </table:table-cell>
          <table:table-cell office:value-type="float" office:value="41.665765508172498" table:style-name="ce43">
            <text:p>41.665765508172500</text:p>
          </table:table-cell>
          <table:table-cell office:value-type="float" office:value="92" table:style-name="ce49">
            <text:p>92</text:p>
          </table:table-cell>
          <table:table-cell office:value-type="string" office:string-value="//|" table:formula="of:=IF(ISERROR(VLOOKUP([.G95];[Key.$A$2:.$B$982];2;FALSE));&quot;&quot;;VLOOKUP([.G95];[Key.$A$2:.$B$982];2;FALSE))" table:style-name="ce34">
            <text:p>//|</text:p>
          </table:table-cell>
          <table:table-cell office:value-type="float" office:value="22" table:style-name="ce5">
            <text:p>22</text:p>
          </table:table-cell>
          <table:table-cell office:value-type="float" office:value="41.665765508172498" table:style-name="ce43">
            <text:p>41.665765508172500</text:p>
          </table:table-cell>
          <table:table-cell office:value-type="float" office:value="92" table:style-name="ce49">
            <text:p>92</text:p>
          </table:table-cell>
          <table:table-cell office:value-type="string" office:string-value="//|" table:formula="of:=IF(ISERROR(VLOOKUP([.K95];[Key.$A$2:.$B$982];2;FALSE));&quot;&quot;;VLOOKUP([.K95];[Key.$A$2:.$B$982];2;FALSE))" table:style-name="ce34">
            <text:p>//|</text:p>
          </table:table-cell>
          <table:table-cell office:value-type="float" office:value="86" table:style-name="ce5">
            <text:p>86</text:p>
          </table:table-cell>
          <table:table-cell office:value-type="float" office:value="41.665765508172996" table:formula="of:=(ROUND(([.M95]-0.5)/233*809+0.5;0)-0.5)/809*[Calculator.$AD$2]" table:style-name="ce43">
            <text:p>41.665765508173000</text:p>
          </table:table-cell>
          <table:table-cell office:value-type="float" office:value="90" table:style-name="ce49">
            <text:p>90</text:p>
          </table:table-cell>
          <table:table-cell office:value-type="string" office:string-value=",,//|" table:formula="of:=IF(ISERROR(VLOOKUP([.O95];[Key.$A$2:.$B$982];2;FALSE));&quot;&quot;;VLOOKUP([.O95];[Key.$A$2:.$B$982];2;FALSE))" table:style-name="ce34">
            <text:p>,,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6];[Key.$A$2:.$B$982];2;FALSE));&quot;&quot;;VLOOKUP([.C9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6];[Key.$A$2:.$B$982];2;FALSE));&quot;&quot;;VLOOKUP([.G9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96];[Key.$A$2:.$B$982];2;FALSE));&quot;&quot;;VLOOKUP([.K96];[Key.$A$2:.$B$982];2;FALSE))" table:style-name="ce34"/>
          <table:table-cell office:value-type="float" office:value="87" table:style-name="ce5">
            <text:p>87</text:p>
          </table:table-cell>
          <table:table-cell office:value-type="float" office:value="42.227866897827944" table:formula="of:=(ROUND(([.M96]-0.5)/233*809+0.5;0)-0.5)/809*[Calculator.$AD$2]" table:style-name="ce43">
            <text:p>42.227866897827900</text:p>
          </table:table-cell>
          <table:table-cell office:value-type="float" office:value="91" table:style-name="ce49">
            <text:p>91</text:p>
          </table:table-cell>
          <table:table-cell office:value-type="string" office:string-value=",//|" table:formula="of:=IF(ISERROR(VLOOKUP([.O96];[Key.$A$2:.$B$982];2;FALSE));&quot;&quot;;VLOOKUP([.O96];[Key.$A$2:.$B$982];2;FALSE))" table:style-name="ce34">
            <text:p>,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7];[Key.$A$2:.$B$982];2;FALSE));&quot;&quot;;VLOOKUP([.C9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7];[Key.$A$2:.$B$982];2;FALSE));&quot;&quot;;VLOOKUP([.G9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97];[Key.$A$2:.$B$982];2;FALSE));&quot;&quot;;VLOOKUP([.K97];[Key.$A$2:.$B$982];2;FALSE))" table:style-name="ce34"/>
          <table:table-cell office:value-type="float" office:value="88" table:style-name="ce5">
            <text:p>88</text:p>
          </table:table-cell>
          <table:table-cell office:value-type="float" office:value="42.64944294006915" table:formula="of:=(ROUND(([.M97]-0.5)/233*809+0.5;0)-0.5)/809*[Calculator.$AD$2]" table:style-name="ce43">
            <text:p>42.649442940069200</text:p>
          </table:table-cell>
          <table:table-cell office:value-type="float" office:value="92" table:style-name="ce34">
            <text:p>92</text:p>
          </table:table-cell>
          <table:table-cell office:value-type="string" office:string-value="//|" table:formula="of:=IF(ISERROR(VLOOKUP([.O97];[Key.$A$2:.$B$982];2;FALSE));&quot;&quot;;VLOOKUP([.O97];[Key.$A$2:.$B$982];2;FALSE))" table:style-name="ce34">
            <text:p>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8];[Key.$A$2:.$B$982];2;FALSE));&quot;&quot;;VLOOKUP([.C9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8];[Key.$A$2:.$B$982];2;FALSE));&quot;&quot;;VLOOKUP([.G9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98];[Key.$A$2:.$B$982];2;FALSE));&quot;&quot;;VLOOKUP([.K98];[Key.$A$2:.$B$982];2;FALSE))" table:style-name="ce34"/>
          <table:table-cell office:value-type="float" office:value="89" table:style-name="ce5">
            <text:p>89</text:p>
          </table:table-cell>
          <table:table-cell office:value-type="float" office:value="43.211544329724106" table:formula="of:=(ROUND(([.M98]-0.5)/233*809+0.5;0)-0.5)/809*[Calculator.$AD$2]" table:style-name="ce43">
            <text:p>43.211544329724100</text:p>
          </table:table-cell>
          <table:table-cell office:value-type="float" office:value="93" table:style-name="ce49">
            <text:p>93</text:p>
          </table:table-cell>
          <table:table-cell office:value-type="string" office:string-value="`//|" table:formula="of:=IF(ISERROR(VLOOKUP([.O98];[Key.$A$2:.$B$982];2;FALSE));&quot;&quot;;VLOOKUP([.O98];[Key.$A$2:.$B$982];2;FALSE))" table:style-name="ce34">
            <text:p>`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99];[Key.$A$2:.$B$982];2;FALSE));&quot;&quot;;VLOOKUP([.C9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99];[Key.$A$2:.$B$982];2;FALSE));&quot;&quot;;VLOOKUP([.G9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99];[Key.$A$2:.$B$982];2;FALSE));&quot;&quot;;VLOOKUP([.K99];[Key.$A$2:.$B$982];2;FALSE))" table:style-name="ce34"/>
          <table:table-cell office:value-type="float" office:value="90" table:style-name="ce5">
            <text:p>90</text:p>
          </table:table-cell>
          <table:table-cell office:value-type="float" office:value="43.633120371965312" table:formula="of:=(ROUND(([.M99]-0.5)/233*809+0.5;0)-0.5)/809*[Calculator.$AD$2]" table:style-name="ce43">
            <text:p>43.633120371965300</text:p>
          </table:table-cell>
          <table:table-cell office:value-type="float" office:value="94" table:style-name="ce49">
            <text:p>94</text:p>
          </table:table-cell>
          <table:table-cell office:value-type="string" office:string-value="``//|" table:formula="of:=IF(ISERROR(VLOOKUP([.O99];[Key.$A$2:.$B$982];2;FALSE));&quot;&quot;;VLOOKUP([.O99];[Key.$A$2:.$B$982];2;FALSE))" table:style-name="ce34">
            <text:p>``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0];[Key.$A$2:.$B$982];2;FALSE));&quot;&quot;;VLOOKUP([.C10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0];[Key.$A$2:.$B$982];2;FALSE));&quot;&quot;;VLOOKUP([.G100];[Key.$A$2:.$B$982];2;FALSE))" table:style-name="ce34"/>
          <table:table-cell office:value-type="float" office:value="23" table:style-name="ce5">
            <text:p>23</text:p>
          </table:table-cell>
          <table:table-cell office:value-type="float" office:value="44.195221761619798" table:style-name="ce43">
            <text:p>44.195221761619800</text:p>
          </table:table-cell>
          <table:table-cell office:value-type="float" office:value="96" table:style-name="ce49">
            <text:p>96</text:p>
          </table:table-cell>
          <table:table-cell office:value-type="string" office:string-value="'//|" table:formula="of:=IF(ISERROR(VLOOKUP([.K100];[Key.$A$2:.$B$982];2;FALSE));&quot;&quot;;VLOOKUP([.K100];[Key.$A$2:.$B$982];2;FALSE))" table:style-name="ce34">
            <text:p>'//|</text:p>
          </table:table-cell>
          <table:table-cell office:value-type="float" office:value="91" table:style-name="ce5">
            <text:p>91</text:p>
          </table:table-cell>
          <table:table-cell office:value-type="float" office:value="44.19522176162026" table:formula="of:=(ROUND(([.M100]-0.5)/233*809+0.5;0)-0.5)/809*[Calculator.$AD$2]" table:style-name="ce43">
            <text:p>44.195221761620300</text:p>
          </table:table-cell>
          <table:table-cell office:value-type="float" office:value="95" table:style-name="ce34">
            <text:p>95</text:p>
          </table:table-cell>
          <table:table-cell office:value-type="string" office:string-value=",'//|" table:formula="of:=IF(ISERROR(VLOOKUP([.O100];[Key.$A$2:.$B$982];2;FALSE));&quot;&quot;;VLOOKUP([.O100];[Key.$A$2:.$B$982];2;FALSE))" table:style-name="ce34">
            <text:p>,'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1];[Key.$A$2:.$B$982];2;FALSE));&quot;&quot;;VLOOKUP([.C101];[Key.$A$2:.$B$982];2;FALSE))" table:style-name="ce34"/>
          <table:table-cell table:style-name="ce1"/>
          <table:table-cell table:style-name="ce43"/>
          <table:table-cell table:number-columns-repeated="2" table:style-name="ce1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01];[Key.$A$2:.$B$982];2;FALSE));&quot;&quot;;VLOOKUP([.K101];[Key.$A$2:.$B$982];2;FALSE))" table:style-name="ce34"/>
          <table:table-cell office:value-type="float" office:value="92" table:style-name="ce5">
            <text:p>92</text:p>
          </table:table-cell>
          <table:table-cell office:value-type="float" office:value="44.616797803861473" table:formula="of:=(ROUND(([.M101]-0.5)/233*809+0.5;0)-0.5)/809*[Calculator.$AD$2]" table:style-name="ce43">
            <text:p>44.616797803861500</text:p>
          </table:table-cell>
          <table:table-cell office:value-type="float" office:value="96" table:style-name="ce49">
            <text:p>96</text:p>
          </table:table-cell>
          <table:table-cell office:value-type="string" office:string-value="'//|" table:formula="of:=IF(ISERROR(VLOOKUP([.O101];[Key.$A$2:.$B$982];2;FALSE));&quot;&quot;;VLOOKUP([.O101];[Key.$A$2:.$B$982];2;FALSE))" table:style-name="ce34">
            <text:p>'//|</text:p>
          </table:table-cell>
          <table:table-cell table:number-columns-repeated="16368"/>
        </table:table-row>
        <table:table-row table:style-name="ro5">
          <table:table-cell office:value-type="float" office:value="9" table:style-name="ce51">
            <text:p>9</text:p>
          </table:table-cell>
          <table:table-cell office:value-type="float" office:value="45.112497836531297" table:style-name="ce52">
            <text:p>45.112497836531300</text:p>
          </table:table-cell>
          <table:table-cell office:value-type="float" office:value="104" table:style-name="ce53">
            <text:p>104</text:p>
          </table:table-cell>
          <table:table-cell office:value-type="string" office:string-value="/|)" table:formula="of:=IF(ISERROR(VLOOKUP([.C102];[Key.$A$2:.$B$982];2;FALSE));&quot;&quot;;VLOOKUP([.C102];[Key.$A$2:.$B$982];2;FALSE))" table:style-name="ce54">
            <text:p>/|)</text:p>
          </table:table-cell>
          <table:table-cell office:value-type="float" office:value="19" table:style-name="ce51">
            <text:p>19</text:p>
          </table:table-cell>
          <table:table-cell office:value-type="float" office:value="45.112497836531297" table:style-name="ce52">
            <text:p>45.112497836531300</text:p>
          </table:table-cell>
          <table:table-cell office:value-type="float" office:value="99" table:style-name="ce53">
            <text:p>99</text:p>
          </table:table-cell>
          <table:table-cell office:value-type="string" office:string-value=")//|" table:formula="of:=IF(ISERROR(VLOOKUP([.G102];[Key.$A$2:.$B$982];2;FALSE));&quot;&quot;;VLOOKUP([.G102];[Key.$A$2:.$B$982];2;FALSE))" table:style-name="ce54">
            <text:p>)//|</text:p>
          </table:table-cell>
          <table:table-cell office:value-type="float" office:value="24" table:style-name="ce51">
            <text:p>24</text:p>
          </table:table-cell>
          <table:table-cell office:value-type="float" office:value="45.112497836531297" table:style-name="ce52">
            <text:p>45.112497836531300</text:p>
          </table:table-cell>
          <table:table-cell office:value-type="float" office:value="99" table:style-name="ce53">
            <text:p>99</text:p>
          </table:table-cell>
          <table:table-cell office:value-type="string" office:string-value=")//|" table:formula="of:=IF(ISERROR(VLOOKUP([.K102];[Key.$A$2:.$B$982];2;FALSE));&quot;&quot;;VLOOKUP([.K102];[Key.$A$2:.$B$982];2;FALSE))" table:style-name="ce54">
            <text:p>)//|</text:p>
          </table:table-cell>
          <table:table-cell office:value-type="float" office:value="93" table:style-name="ce51">
            <text:p>93</text:p>
          </table:table-cell>
          <table:table-cell office:value-type="float" office:value="45.112497836531297" table:style-name="ce52">
            <text:p>45.112497836531300</text:p>
          </table:table-cell>
          <table:table-cell office:value-type="float" office:value="97" table:style-name="ce53">
            <text:p>97</text:p>
          </table:table-cell>
          <table:table-cell office:value-type="string" office:string-value=",,)//|" table:formula="of:=IF(ISERROR(VLOOKUP([.O102];[Key.$A$2:.$B$982];2;FALSE));&quot;&quot;;VLOOKUP([.O102];[Key.$A$2:.$B$982];2;FALSE))" table:style-name="ce54">
            <text:p>,,)//|</text:p>
          </table:table-cell>
          <table:table-cell table:number-columns-repeated="16368"/>
        </table:table-row>
        <table:table-row table:style-name="ro5">
          <table:table-cell table:style-name="ce1"/>
          <table:table-cell table:style-name="ce43"/>
          <table:table-cell table:number-columns-repeated="2" table:style-name="ce1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3];[Key.$A$2:.$B$982];2;FALSE));&quot;&quot;;VLOOKUP([.G103];[Key.$A$2:.$B$982];2;FALSE))" table:style-name="ce34"/>
          <table:table-cell table:number-columns-repeated="4" table:style-name="ce1"/>
          <table:table-cell office:value-type="float" office:value="94" table:style-name="ce5">
            <text:p>94</text:p>
          </table:table-cell>
          <table:table-cell office:value-type="float" office:value="45.600475235757628" table:formula="of:=(ROUND(([.M103]-0.5)/233*809+0.5;0)-0.5)/809*[Calculator.$AD$2]" table:style-name="ce43">
            <text:p>45.600475235757600</text:p>
          </table:table-cell>
          <table:table-cell office:value-type="float" office:value="98" table:style-name="ce34">
            <text:p>98</text:p>
          </table:table-cell>
          <table:table-cell office:value-type="string" office:string-value=",)//|" table:formula="of:=IF(ISERROR(VLOOKUP([.O103];[Key.$A$2:.$B$982];2;FALSE));&quot;&quot;;VLOOKUP([.O103];[Key.$A$2:.$B$982];2;FALSE))" table:style-name="ce34">
            <text:p>,)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4];[Key.$A$2:.$B$982];2;FALSE));&quot;&quot;;VLOOKUP([.C10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4];[Key.$A$2:.$B$982];2;FALSE));&quot;&quot;;VLOOKUP([.G10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04];[Key.$A$2:.$B$982];2;FALSE));&quot;&quot;;VLOOKUP([.K104];[Key.$A$2:.$B$982];2;FALSE))" table:style-name="ce34"/>
          <table:table-cell office:value-type="float" office:value="95" table:style-name="ce5">
            <text:p>95</text:p>
          </table:table-cell>
          <table:table-cell office:value-type="float" office:value="46.162576625412576" table:formula="of:=(ROUND(([.M104]-0.5)/233*809+0.5;0)-0.5)/809*[Calculator.$AD$2]" table:style-name="ce43">
            <text:p>46.162576625412600</text:p>
          </table:table-cell>
          <table:table-cell office:value-type="float" office:value="99" table:style-name="ce49">
            <text:p>99</text:p>
          </table:table-cell>
          <table:table-cell office:value-type="string" office:string-value=")//|" table:formula="of:=IF(ISERROR(VLOOKUP([.O104];[Key.$A$2:.$B$982];2;FALSE));&quot;&quot;;VLOOKUP([.O104];[Key.$A$2:.$B$982];2;FALSE))" table:style-name="ce34">
            <text:p>)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5];[Key.$A$2:.$B$982];2;FALSE));&quot;&quot;;VLOOKUP([.C10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5];[Key.$A$2:.$B$982];2;FALSE));&quot;&quot;;VLOOKUP([.G10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05];[Key.$A$2:.$B$982];2;FALSE));&quot;&quot;;VLOOKUP([.K105];[Key.$A$2:.$B$982];2;FALSE))" table:style-name="ce34"/>
          <table:table-cell office:value-type="float" office:value="96" table:style-name="ce5">
            <text:p>96</text:p>
          </table:table-cell>
          <table:table-cell office:value-type="float" office:value="46.58415266765379" table:formula="of:=(ROUND(([.M105]-0.5)/233*809+0.5;0)-0.5)/809*[Calculator.$AD$2]" table:style-name="ce43">
            <text:p>46.584152667653800</text:p>
          </table:table-cell>
          <table:table-cell office:value-type="float" office:value="100" table:style-name="ce49">
            <text:p>100</text:p>
          </table:table-cell>
          <table:table-cell office:value-type="string" office:string-value="`)//|" table:formula="of:=IF(ISERROR(VLOOKUP([.O105];[Key.$A$2:.$B$982];2;FALSE));&quot;&quot;;VLOOKUP([.O105];[Key.$A$2:.$B$982];2;FALSE))" table:style-name="ce34">
            <text:p>`)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6];[Key.$A$2:.$B$982];2;FALSE));&quot;&quot;;VLOOKUP([.C10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6];[Key.$A$2:.$B$982];2;FALSE));&quot;&quot;;VLOOKUP([.G10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06];[Key.$A$2:.$B$982];2;FALSE));&quot;&quot;;VLOOKUP([.K106];[Key.$A$2:.$B$982];2;FALSE))" table:style-name="ce34"/>
          <table:table-cell office:value-type="float" office:value="97" table:style-name="ce5">
            <text:p>97</text:p>
          </table:table-cell>
          <table:table-cell office:value-type="float" office:value="47.146254057308738" table:formula="of:=(ROUND(([.M106]-0.5)/233*809+0.5;0)-0.5)/809*[Calculator.$AD$2]" table:style-name="ce43">
            <text:p>47.146254057308700</text:p>
          </table:table-cell>
          <table:table-cell office:value-type="float" office:value="101" table:style-name="ce34">
            <text:p>101</text:p>
          </table:table-cell>
          <table:table-cell office:value-type="string" office:string-value="``)//|" table:formula="of:=IF(ISERROR(VLOOKUP([.O106];[Key.$A$2:.$B$982];2;FALSE));&quot;&quot;;VLOOKUP([.O106];[Key.$A$2:.$B$982];2;FALSE))" table:style-name="ce34">
            <text:p>``)/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7];[Key.$A$2:.$B$982];2;FALSE));&quot;&quot;;VLOOKUP([.C107];[Key.$A$2:.$B$982];2;FALSE))" table:style-name="ce34"/>
          <table:table-cell office:value-type="float" office:value="20" table:style-name="ce5">
            <text:p>20</text:p>
          </table:table-cell>
          <table:table-cell office:value-type="float" office:value="47.567830099549397" table:style-name="ce43">
            <text:p>47.567830099549400</text:p>
          </table:table-cell>
          <table:table-cell office:value-type="float" office:value="104" table:style-name="ce49">
            <text:p>104</text:p>
          </table:table-cell>
          <table:table-cell office:value-type="string" office:string-value="/|)" table:formula="of:=IF(ISERROR(VLOOKUP([.G107];[Key.$A$2:.$B$982];2;FALSE));&quot;&quot;;VLOOKUP([.G107];[Key.$A$2:.$B$982];2;FALSE))" table:style-name="ce34">
            <text:p>/|)</text:p>
          </table:table-cell>
          <table:table-cell office:value-type="float" office:value="25" table:style-name="ce5">
            <text:p>25</text:p>
          </table:table-cell>
          <table:table-cell office:value-type="float" office:value="47.567830099549397" table:style-name="ce43">
            <text:p>47.567830099549400</text:p>
          </table:table-cell>
          <table:table-cell office:value-type="float" office:value="104" table:style-name="ce49">
            <text:p>104</text:p>
          </table:table-cell>
          <table:table-cell office:value-type="string" office:string-value="/|)" table:formula="of:=IF(ISERROR(VLOOKUP([.K107];[Key.$A$2:.$B$982];2;FALSE));&quot;&quot;;VLOOKUP([.K107];[Key.$A$2:.$B$982];2;FALSE))" table:style-name="ce34">
            <text:p>/|)</text:p>
          </table:table-cell>
          <table:table-cell office:value-type="float" office:value="98" table:style-name="ce5">
            <text:p>98</text:p>
          </table:table-cell>
          <table:table-cell office:value-type="float" office:value="47.567830099549944" table:formula="of:=(ROUND(([.M107]-0.5)/233*809+0.5;0)-0.5)/809*[Calculator.$AD$2]" table:style-name="ce43">
            <text:p>47.567830099549900</text:p>
          </table:table-cell>
          <table:table-cell office:value-type="float" office:value="102" table:style-name="ce49">
            <text:p>102</text:p>
          </table:table-cell>
          <table:table-cell office:value-type="string" office:string-value=",,/|)" table:formula="of:=IF(ISERROR(VLOOKUP([.O107];[Key.$A$2:.$B$982];2;FALSE));&quot;&quot;;VLOOKUP([.O107];[Key.$A$2:.$B$982];2;FALSE))" table:style-name="ce34">
            <text:p>,,/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8];[Key.$A$2:.$B$982];2;FALSE));&quot;&quot;;VLOOKUP([.C10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8];[Key.$A$2:.$B$982];2;FALSE));&quot;&quot;;VLOOKUP([.G10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08];[Key.$A$2:.$B$982];2;FALSE));&quot;&quot;;VLOOKUP([.K108];[Key.$A$2:.$B$982];2;FALSE))" table:style-name="ce34"/>
          <table:table-cell office:value-type="float" office:value="99" table:style-name="ce5">
            <text:p>99</text:p>
          </table:table-cell>
          <table:table-cell office:value-type="float" office:value="48.1299314892049" table:formula="of:=(ROUND(([.M108]-0.5)/233*809+0.5;0)-0.5)/809*[Calculator.$AD$2]" table:style-name="ce43">
            <text:p>48.129931489204900</text:p>
          </table:table-cell>
          <table:table-cell office:value-type="float" office:value="103" table:style-name="ce49">
            <text:p>103</text:p>
          </table:table-cell>
          <table:table-cell office:value-type="string" office:string-value=",/|)" table:formula="of:=IF(ISERROR(VLOOKUP([.O108];[Key.$A$2:.$B$982];2;FALSE));&quot;&quot;;VLOOKUP([.O108];[Key.$A$2:.$B$982];2;FALSE))" table:style-name="ce34">
            <text:p>,/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09];[Key.$A$2:.$B$982];2;FALSE));&quot;&quot;;VLOOKUP([.C10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09];[Key.$A$2:.$B$982];2;FALSE));&quot;&quot;;VLOOKUP([.G10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09];[Key.$A$2:.$B$982];2;FALSE));&quot;&quot;;VLOOKUP([.K109];[Key.$A$2:.$B$982];2;FALSE))" table:style-name="ce34"/>
          <table:table-cell office:value-type="float" office:value="100" table:style-name="ce5">
            <text:p>100</text:p>
          </table:table-cell>
          <table:table-cell office:value-type="float" office:value="48.551507531446106" table:formula="of:=(ROUND(([.M109]-0.5)/233*809+0.5;0)-0.5)/809*[Calculator.$AD$2]" table:style-name="ce43">
            <text:p>48.551507531446100</text:p>
          </table:table-cell>
          <table:table-cell office:value-type="float" office:value="104" table:style-name="ce34">
            <text:p>104</text:p>
          </table:table-cell>
          <table:table-cell office:value-type="string" office:string-value="/|)" table:formula="of:=IF(ISERROR(VLOOKUP([.O109];[Key.$A$2:.$B$982];2;FALSE));&quot;&quot;;VLOOKUP([.O109];[Key.$A$2:.$B$982];2;FALSE))" table:style-name="ce34">
            <text:p>/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0];[Key.$A$2:.$B$982];2;FALSE));&quot;&quot;;VLOOKUP([.C11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0];[Key.$A$2:.$B$982];2;FALSE));&quot;&quot;;VLOOKUP([.G11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10];[Key.$A$2:.$B$982];2;FALSE));&quot;&quot;;VLOOKUP([.K110];[Key.$A$2:.$B$982];2;FALSE))" table:style-name="ce34"/>
          <table:table-cell office:value-type="float" office:value="101" table:style-name="ce5">
            <text:p>101</text:p>
          </table:table-cell>
          <table:table-cell office:value-type="float" office:value="48.973083573687312" table:formula="of:=(ROUND(([.M110]-0.5)/233*809+0.5;0)-0.5)/809*[Calculator.$AD$2]" table:style-name="ce43">
            <text:p>48.973083573687300</text:p>
          </table:table-cell>
          <table:table-cell office:value-type="float" office:value="105" table:style-name="ce49">
            <text:p>105</text:p>
          </table:table-cell>
          <table:table-cell office:value-type="string" office:string-value="`/|)" table:formula="of:=IF(ISERROR(VLOOKUP([.O110];[Key.$A$2:.$B$982];2;FALSE));&quot;&quot;;VLOOKUP([.O110];[Key.$A$2:.$B$982];2;FALSE))" table:style-name="ce34">
            <text:p>`/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1];[Key.$A$2:.$B$982];2;FALSE));&quot;&quot;;VLOOKUP([.C111];[Key.$A$2:.$B$982];2;FALSE))" table:style-name="ce34"/>
          <table:table-cell office:value-type="float" office:value="21" table:style-name="ce5">
            <text:p>21</text:p>
          </table:table-cell>
          <table:table-cell office:value-type="float" office:value="49.535184963341699" table:style-name="ce43">
            <text:p>49.535184963341700</text:p>
          </table:table-cell>
          <table:table-cell office:value-type="float" office:value="106" table:style-name="ce49">
            <text:p>106</text:p>
          </table:table-cell>
          <table:table-cell office:value-type="string" office:string-value="(|~" table:formula="of:=IF(ISERROR(VLOOKUP([.G111];[Key.$A$2:.$B$982];2;FALSE));&quot;&quot;;VLOOKUP([.G111];[Key.$A$2:.$B$982];2;FALSE))" table:style-name="ce34">
            <text:p>(|~</text:p>
          </table:table-cell>
          <table:table-cell office:value-type="float" office:value="25.8" table:style-name="ce5">
            <text:p>25.8</text:p>
          </table:table-cell>
          <table:table-cell office:value-type="float" office:value="49.535184963341699" table:style-name="ce43">
            <text:p>49.535184963341700</text:p>
          </table:table-cell>
          <table:table-cell office:value-type="float" office:value="106" table:style-name="ce49">
            <text:p>106</text:p>
          </table:table-cell>
          <table:table-cell office:value-type="string" office:string-value="(|~" table:formula="of:=IF(ISERROR(VLOOKUP([.K111];[Key.$A$2:.$B$982];2;FALSE));&quot;&quot;;VLOOKUP([.K111];[Key.$A$2:.$B$982];2;FALSE))" table:style-name="ce34">
            <text:p>(|~</text:p>
          </table:table-cell>
          <table:table-cell office:value-type="float" office:value="102" table:style-name="ce5">
            <text:p>102</text:p>
          </table:table-cell>
          <table:table-cell office:value-type="float" office:value="49.53518496334226" table:formula="of:=(ROUND(([.M111]-0.5)/233*809+0.5;0)-0.5)/809*[Calculator.$AD$2]" table:style-name="ce43">
            <text:p>49.535184963342300</text:p>
          </table:table-cell>
          <table:table-cell office:value-type="float" office:value="106" table:style-name="ce49">
            <text:p>106</text:p>
          </table:table-cell>
          <table:table-cell office:value-type="string" office:string-value="(|~" table:formula="of:=IF(ISERROR(VLOOKUP([.O111];[Key.$A$2:.$B$982];2;FALSE));&quot;&quot;;VLOOKUP([.O111];[Key.$A$2:.$B$982];2;FALSE))" table:style-name="ce34">
            <text:p>(|~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2];[Key.$A$2:.$B$982];2;FALSE));&quot;&quot;;VLOOKUP([.C11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2];[Key.$A$2:.$B$982];2;FALSE));&quot;&quot;;VLOOKUP([.G112];[Key.$A$2:.$B$982];2;FALSE))" table:style-name="ce34"/>
          <table:table-cell office:value-type="float" office:value="26" table:style-name="ce5">
            <text:p>26</text:p>
          </table:table-cell>
          <table:table-cell office:value-type="float" office:value="49.956761005582898" table:style-name="ce43">
            <text:p>49.956761005582900</text:p>
          </table:table-cell>
          <table:table-cell office:value-type="float" office:value="108" table:style-name="ce49">
            <text:p>108</text:p>
          </table:table-cell>
          <table:table-cell office:value-type="string" office:string-value="'/|)" table:formula="of:=IF(ISERROR(VLOOKUP([.K112];[Key.$A$2:.$B$982];2;FALSE));&quot;&quot;;VLOOKUP([.K112];[Key.$A$2:.$B$982];2;FALSE))" table:style-name="ce34">
            <text:p>'/|)</text:p>
          </table:table-cell>
          <table:table-cell office:value-type="float" office:value="103" table:style-name="ce5">
            <text:p>103</text:p>
          </table:table-cell>
          <table:table-cell office:value-type="float" office:value="49.956761005583473" table:formula="of:=(ROUND(([.M112]-0.5)/233*809+0.5;0)-0.5)/809*[Calculator.$AD$2]" table:style-name="ce43">
            <text:p>49.956761005583500</text:p>
          </table:table-cell>
          <table:table-cell office:value-type="float" office:value="107" table:style-name="ce34">
            <text:p>107</text:p>
          </table:table-cell>
          <table:table-cell office:value-type="string" office:string-value=",'/|)" table:formula="of:=IF(ISERROR(VLOOKUP([.O112];[Key.$A$2:.$B$982];2;FALSE));&quot;&quot;;VLOOKUP([.O112];[Key.$A$2:.$B$982];2;FALSE))" table:style-name="ce34">
            <text:p>,'/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3];[Key.$A$2:.$B$982];2;FALSE));&quot;&quot;;VLOOKUP([.C11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3];[Key.$A$2:.$B$982];2;FALSE));&quot;&quot;;VLOOKUP([.G11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13];[Key.$A$2:.$B$982];2;FALSE));&quot;&quot;;VLOOKUP([.K113];[Key.$A$2:.$B$982];2;FALSE))" table:style-name="ce34"/>
          <table:table-cell office:value-type="float" office:value="104" table:style-name="ce5">
            <text:p>104</text:p>
          </table:table-cell>
          <table:table-cell office:value-type="float" office:value="50.518862395238422" table:formula="of:=(ROUND(([.M113]-0.5)/233*809+0.5;0)-0.5)/809*[Calculator.$AD$2]" table:style-name="ce43">
            <text:p>50.518862395238400</text:p>
          </table:table-cell>
          <table:table-cell office:value-type="float" office:value="108" table:style-name="ce49">
            <text:p>108</text:p>
          </table:table-cell>
          <table:table-cell office:value-type="string" office:string-value="'/|)" table:formula="of:=IF(ISERROR(VLOOKUP([.O113];[Key.$A$2:.$B$982];2;FALSE));&quot;&quot;;VLOOKUP([.O113];[Key.$A$2:.$B$982];2;FALSE))" table:style-name="ce34">
            <text:p>'/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4];[Key.$A$2:.$B$982];2;FALSE));&quot;&quot;;VLOOKUP([.C11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4];[Key.$A$2:.$B$982];2;FALSE));&quot;&quot;;VLOOKUP([.G11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14];[Key.$A$2:.$B$982];2;FALSE));&quot;&quot;;VLOOKUP([.K114];[Key.$A$2:.$B$982];2;FALSE))" table:style-name="ce34"/>
          <table:table-cell office:value-type="float" office:value="105" table:style-name="ce45">
            <text:p>105</text:p>
          </table:table-cell>
          <table:table-cell office:value-type="float" office:value="50.940438437479628" table:formula="of:=(ROUND(([.M114]-0.5)/233*809+0.5;0)-0.5)/809*[Calculator.$AD$2]" table:style-name="ce46">
            <text:p>50.940438437479600</text:p>
          </table:table-cell>
          <table:table-cell office:value-type="float" office:value="109" table:style-name="ce49">
            <text:p>109</text:p>
          </table:table-cell>
          <table:table-cell office:value-type="string" office:string-value="`'/|)" table:formula="of:=IF(ISERROR(VLOOKUP([.O114];[Key.$A$2:.$B$982];2;FALSE));&quot;&quot;;VLOOKUP([.O114];[Key.$A$2:.$B$982];2;FALSE))" table:style-name="ce34">
            <text:p>`'/|)</text:p>
          </table:table-cell>
          <table:table-cell table:number-columns-repeated="16368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float" office:value="51.219540248855708" table:style-name="ce43">
            <text:p>51.219540248855700</text:p>
          </table:table-cell>
          <table:table-cell office:value-type="float" office:value="114" table:style-name="ce49">
            <text:p>114</text:p>
          </table:table-cell>
          <table:table-cell office:value-type="string" office:string-value="/|\" table:formula="of:=IF(ISERROR(VLOOKUP([.C115];[Key.$A$2:.$B$982];2;FALSE));&quot;&quot;;VLOOKUP([.C115];[Key.$A$2:.$B$982];2;FALSE))" table:style-name="ce34">
            <text:p>/|\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5];[Key.$A$2:.$B$982];2;FALSE));&quot;&quot;;VLOOKUP([.G115];[Key.$A$2:.$B$982];2;FALSE))" table:style-name="ce34"/>
          <table:table-cell office:value-type="float" office:value="26.6" table:style-name="ce5">
            <text:p>26.6</text:p>
          </table:table-cell>
          <table:table-cell office:value-type="float" office:value="51.219540248855708" table:style-name="ce43">
            <text:p>51.219540248855700</text:p>
          </table:table-cell>
          <table:table-cell office:value-type="float" office:value="110" table:style-name="ce49">
            <text:p>110</text:p>
          </table:table-cell>
          <table:table-cell office:value-type="string" office:string-value="./|\" table:formula="of:=IF(ISERROR(VLOOKUP([.K115];[Key.$A$2:.$B$982];2;FALSE));&quot;&quot;;VLOOKUP([.K115];[Key.$A$2:.$B$982];2;FALSE))" table:style-name="ce34">
            <text:p>./|\</text:p>
          </table:table-cell>
          <table:table-cell office:value-type="float" office:value="105.5720254966395" table:formula="of:=[.M114]+([.N115]-[.N114])/[.P$3]" table:style-name="ce47">
            <text:p>105.572025496639000</text:p>
          </table:table-cell>
          <table:table-cell office:value-type="float" office:value="51.219540248855708" table:formula="of:=([Commas.E111]+[Commas.E112])/2" table:style-name="ce48">
            <text:p>51.219540248855700</text:p>
          </table:table-cell>
          <table:table-cell office:value-type="float" office:value="110" table:style-name="ce34">
            <text:p>110</text:p>
          </table:table-cell>
          <table:table-cell office:value-type="string" office:string-value="./|\" table:formula="of:=IF(ISERROR(VLOOKUP([.O115];[Key.$A$2:.$B$982];2;FALSE));&quot;&quot;;VLOOKUP([.O115];[Key.$A$2:.$B$982];2;FALSE))" table:style-name="ce34">
            <text:p>.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6];[Key.$A$2:.$B$982];2;FALSE));&quot;&quot;;VLOOKUP([.C11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6];[Key.$A$2:.$B$982];2;FALSE));&quot;&quot;;VLOOKUP([.G11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16];[Key.$A$2:.$B$982];2;FALSE));&quot;&quot;;VLOOKUP([.K116];[Key.$A$2:.$B$982];2;FALSE))" table:style-name="ce34"/>
          <table:table-cell office:value-type="float" office:value="106" table:style-name="ce5">
            <text:p>106</text:p>
          </table:table-cell>
          <table:table-cell office:value-type="float" office:value="51.502539827134584" table:formula="of:=(ROUND(([.M116]-0.5)/233*809+0.5;0)-0.5)/809*[Calculator.$AD$2]" table:style-name="ce43">
            <text:p>51.502539827134600</text:p>
          </table:table-cell>
          <table:table-cell office:value-type="float" office:value="111" table:style-name="ce49">
            <text:p>111</text:p>
          </table:table-cell>
          <table:table-cell office:value-type="string" office:string-value="`./|\" table:formula="of:=IF(ISERROR(VLOOKUP([.O116];[Key.$A$2:.$B$982];2;FALSE));&quot;&quot;;VLOOKUP([.O116];[Key.$A$2:.$B$982];2;FALSE))" table:style-name="ce34">
            <text:p>`.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7];[Key.$A$2:.$B$982];2;FALSE));&quot;&quot;;VLOOKUP([.C117];[Key.$A$2:.$B$982];2;FALSE))" table:style-name="ce34"/>
          <table:table-cell office:value-type="float" office:value="22" table:style-name="ce5">
            <text:p>22</text:p>
          </table:table-cell>
          <table:table-cell office:value-type="float" office:value="51.9241158693752" table:style-name="ce43">
            <text:p>51.924115869375200</text:p>
          </table:table-cell>
          <table:table-cell office:value-type="float" office:value="114" table:style-name="ce49">
            <text:p>114</text:p>
          </table:table-cell>
          <table:table-cell office:value-type="string" office:string-value="/|\" table:formula="of:=IF(ISERROR(VLOOKUP([.G117];[Key.$A$2:.$B$982];2;FALSE));&quot;&quot;;VLOOKUP([.G117];[Key.$A$2:.$B$982];2;FALSE))" table:style-name="ce34">
            <text:p>/|\</text:p>
          </table:table-cell>
          <table:table-cell office:value-type="float" office:value="27" table:style-name="ce5">
            <text:p>27</text:p>
          </table:table-cell>
          <table:table-cell office:value-type="float" office:value="51.9241158693752" table:style-name="ce43">
            <text:p>51.924115869375200</text:p>
          </table:table-cell>
          <table:table-cell office:value-type="float" office:value="114" table:style-name="ce49">
            <text:p>114</text:p>
          </table:table-cell>
          <table:table-cell office:value-type="string" office:string-value="/|\" table:formula="of:=IF(ISERROR(VLOOKUP([.K117];[Key.$A$2:.$B$982];2;FALSE));&quot;&quot;;VLOOKUP([.K117];[Key.$A$2:.$B$982];2;FALSE))" table:style-name="ce34">
            <text:p>/|\</text:p>
          </table:table-cell>
          <table:table-cell office:value-type="float" office:value="107" table:style-name="ce5">
            <text:p>107</text:p>
          </table:table-cell>
          <table:table-cell office:value-type="float" office:value="51.92411586937579" table:formula="of:=(ROUND(([.M117]-0.5)/233*809+0.5;0)-0.5)/809*[Calculator.$AD$2]" table:style-name="ce43">
            <text:p>51.924115869375800</text:p>
          </table:table-cell>
          <table:table-cell office:value-type="float" office:value="112" table:style-name="ce49">
            <text:p>112</text:p>
          </table:table-cell>
          <table:table-cell office:value-type="string" office:string-value=",,/|\" table:formula="of:=IF(ISERROR(VLOOKUP([.O117];[Key.$A$2:.$B$982];2;FALSE));&quot;&quot;;VLOOKUP([.O117];[Key.$A$2:.$B$982];2;FALSE))" table:style-name="ce34">
            <text:p>,,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8];[Key.$A$2:.$B$982];2;FALSE));&quot;&quot;;VLOOKUP([.C11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8];[Key.$A$2:.$B$982];2;FALSE));&quot;&quot;;VLOOKUP([.G11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18];[Key.$A$2:.$B$982];2;FALSE));&quot;&quot;;VLOOKUP([.K118];[Key.$A$2:.$B$982];2;FALSE))" table:style-name="ce34"/>
          <table:table-cell office:value-type="float" office:value="108" table:style-name="ce5">
            <text:p>108</text:p>
          </table:table-cell>
          <table:table-cell office:value-type="float" office:value="52.486217259030738" table:formula="of:=(ROUND(([.M118]-0.5)/233*809+0.5;0)-0.5)/809*[Calculator.$AD$2]" table:style-name="ce43">
            <text:p>52.486217259030700</text:p>
          </table:table-cell>
          <table:table-cell office:value-type="float" office:value="113" table:style-name="ce34">
            <text:p>113</text:p>
          </table:table-cell>
          <table:table-cell office:value-type="string" office:string-value=",/|\" table:formula="of:=IF(ISERROR(VLOOKUP([.O118];[Key.$A$2:.$B$982];2;FALSE));&quot;&quot;;VLOOKUP([.O118];[Key.$A$2:.$B$982];2;FALSE))" table:style-name="ce34">
            <text:p>,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19];[Key.$A$2:.$B$982];2;FALSE));&quot;&quot;;VLOOKUP([.C11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19];[Key.$A$2:.$B$982];2;FALSE));&quot;&quot;;VLOOKUP([.G11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19];[Key.$A$2:.$B$982];2;FALSE));&quot;&quot;;VLOOKUP([.K119];[Key.$A$2:.$B$982];2;FALSE))" table:style-name="ce34"/>
          <table:table-cell office:value-type="float" office:value="109" table:style-name="ce5">
            <text:p>109</text:p>
          </table:table-cell>
          <table:table-cell office:value-type="float" office:value="52.907793301271951" table:formula="of:=(ROUND(([.M119]-0.5)/233*809+0.5;0)-0.5)/809*[Calculator.$AD$2]" table:style-name="ce43">
            <text:p>52.907793301272000</text:p>
          </table:table-cell>
          <table:table-cell office:value-type="float" office:value="114" table:style-name="ce49">
            <text:p>114</text:p>
          </table:table-cell>
          <table:table-cell office:value-type="string" office:string-value="/|\" table:formula="of:=IF(ISERROR(VLOOKUP([.O119];[Key.$A$2:.$B$982];2;FALSE));&quot;&quot;;VLOOKUP([.O119];[Key.$A$2:.$B$982];2;FALSE))" table:style-name="ce34">
            <text:p>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0];[Key.$A$2:.$B$982];2;FALSE));&quot;&quot;;VLOOKUP([.C12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20];[Key.$A$2:.$B$982];2;FALSE));&quot;&quot;;VLOOKUP([.G12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20];[Key.$A$2:.$B$982];2;FALSE));&quot;&quot;;VLOOKUP([.K120];[Key.$A$2:.$B$982];2;FALSE))" table:style-name="ce34"/>
          <table:table-cell office:value-type="float" office:value="110" table:style-name="ce5">
            <text:p>110</text:p>
          </table:table-cell>
          <table:table-cell office:value-type="float" office:value="53.4698946909269" table:formula="of:=(ROUND(([.M120]-0.5)/233*809+0.5;0)-0.5)/809*[Calculator.$AD$2]" table:style-name="ce43">
            <text:p>53.469894690926900</text:p>
          </table:table-cell>
          <table:table-cell office:value-type="float" office:value="115" table:style-name="ce49">
            <text:p>115</text:p>
          </table:table-cell>
          <table:table-cell office:value-type="string" office:string-value="`/|\" table:formula="of:=IF(ISERROR(VLOOKUP([.O120];[Key.$A$2:.$B$982];2;FALSE));&quot;&quot;;VLOOKUP([.O120];[Key.$A$2:.$B$982];2;FALSE))" table:style-name="ce34">
            <text:p>`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1];[Key.$A$2:.$B$982];2;FALSE));&quot;&quot;;VLOOKUP([.C121];[Key.$A$2:.$B$982];2;FALSE))" table:style-name="ce34"/>
          <table:table-cell office:value-type="float" office:value="23" table:style-name="ce5">
            <text:p>23</text:p>
          </table:table-cell>
          <table:table-cell office:value-type="float" office:value="53.891470733167502" table:style-name="ce43">
            <text:p>53.891470733167500</text:p>
          </table:table-cell>
          <table:table-cell office:value-type="float" office:value="117" table:style-name="ce49">
            <text:p>117</text:p>
          </table:table-cell>
          <table:table-cell office:value-type="string" office:string-value="(/|" table:formula="of:=IF(ISERROR(VLOOKUP([.G121];[Key.$A$2:.$B$982];2;FALSE));&quot;&quot;;VLOOKUP([.G121];[Key.$A$2:.$B$982];2;FALSE))" table:style-name="ce34">
            <text:p>(/|</text:p>
          </table:table-cell>
          <table:table-cell office:value-type="float" office:value="28" table:style-name="ce5">
            <text:p>28</text:p>
          </table:table-cell>
          <table:table-cell office:value-type="float" office:value="53.891470733167502" table:style-name="ce43">
            <text:p>53.891470733167500</text:p>
          </table:table-cell>
          <table:table-cell office:value-type="float" office:value="117" table:style-name="ce49">
            <text:p>117</text:p>
          </table:table-cell>
          <table:table-cell office:value-type="string" office:string-value="(/|" table:formula="of:=IF(ISERROR(VLOOKUP([.K121];[Key.$A$2:.$B$982];2;FALSE));&quot;&quot;;VLOOKUP([.K121];[Key.$A$2:.$B$982];2;FALSE))" table:style-name="ce34">
            <text:p>(/|</text:p>
          </table:table-cell>
          <table:table-cell office:value-type="float" office:value="111" table:style-name="ce5">
            <text:p>111</text:p>
          </table:table-cell>
          <table:table-cell office:value-type="float" office:value="53.891470733168106" table:formula="of:=(ROUND(([.M121]-0.5)/233*809+0.5;0)-0.5)/809*[Calculator.$AD$2]" table:style-name="ce43">
            <text:p>53.891470733168100</text:p>
          </table:table-cell>
          <table:table-cell office:value-type="float" office:value="116" table:style-name="ce34">
            <text:p>116</text:p>
          </table:table-cell>
          <table:table-cell office:value-type="string" office:string-value=",(/|" table:formula="of:=IF(ISERROR(VLOOKUP([.O121];[Key.$A$2:.$B$982];2;FALSE));&quot;&quot;;VLOOKUP([.O121];[Key.$A$2:.$B$982];2;FALSE))" table:style-name="ce34">
            <text:p>,(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2];[Key.$A$2:.$B$982];2;FALSE));&quot;&quot;;VLOOKUP([.C12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22];[Key.$A$2:.$B$982];2;FALSE));&quot;&quot;;VLOOKUP([.G12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22];[Key.$A$2:.$B$982];2;FALSE));&quot;&quot;;VLOOKUP([.K122];[Key.$A$2:.$B$982];2;FALSE))" table:style-name="ce34"/>
          <table:table-cell office:value-type="float" office:value="112" table:style-name="ce5">
            <text:p>112</text:p>
          </table:table-cell>
          <table:table-cell office:value-type="float" office:value="54.453572122823054" table:formula="of:=(ROUND(([.M122]-0.5)/233*809+0.5;0)-0.5)/809*[Calculator.$AD$2]" table:style-name="ce43">
            <text:p>54.453572122823100</text:p>
          </table:table-cell>
          <table:table-cell office:value-type="float" office:value="117" table:style-name="ce49">
            <text:p>117</text:p>
          </table:table-cell>
          <table:table-cell office:value-type="string" office:string-value="(/|" table:formula="of:=IF(ISERROR(VLOOKUP([.O122];[Key.$A$2:.$B$982];2;FALSE));&quot;&quot;;VLOOKUP([.O122];[Key.$A$2:.$B$982];2;FALSE))" table:style-name="ce34">
            <text:p>(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3];[Key.$A$2:.$B$982];2;FALSE));&quot;&quot;;VLOOKUP([.C12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23];[Key.$A$2:.$B$982];2;FALSE));&quot;&quot;;VLOOKUP([.G12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23];[Key.$A$2:.$B$982];2;FALSE));&quot;&quot;;VLOOKUP([.K123];[Key.$A$2:.$B$982];2;FALSE))" table:style-name="ce34"/>
          <table:table-cell office:value-type="float" office:value="113" table:style-name="ce45">
            <text:p>113</text:p>
          </table:table-cell>
          <table:table-cell office:value-type="float" office:value="54.875148165064267" table:formula="of:=(ROUND(([.M123]-0.5)/233*809+0.5;0)-0.5)/809*[Calculator.$AD$2]" table:style-name="ce46">
            <text:p>54.875148165064300</text:p>
          </table:table-cell>
          <table:table-cell office:value-type="float" office:value="118" table:style-name="ce49">
            <text:p>118</text:p>
          </table:table-cell>
          <table:table-cell office:value-type="string" office:string-value="`(/|" table:formula="of:=IF(ISERROR(VLOOKUP([.O123];[Key.$A$2:.$B$982];2;FALSE));&quot;&quot;;VLOOKUP([.O123];[Key.$A$2:.$B$982];2;FALSE))" table:style-name="ce34">
            <text:p>`(/|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4];[Key.$A$2:.$B$982];2;FALSE));&quot;&quot;;VLOOKUP([.C12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24];[Key.$A$2:.$B$982];2;FALSE));&quot;&quot;;VLOOKUP([.G124];[Key.$A$2:.$B$982];2;FALSE))" table:style-name="ce34"/>
          <table:table-cell office:value-type="float" office:value="28.6" table:style-name="ce5">
            <text:p>28.6</text:p>
          </table:table-cell>
          <table:table-cell office:value-type="float" office:value="55.095545776913994" table:style-name="ce43">
            <text:p>55.095545776914000</text:p>
          </table:table-cell>
          <table:table-cell office:value-type="float" office:value="119" table:style-name="ce49">
            <text:p>119</text:p>
          </table:table-cell>
          <table:table-cell office:value-type="string" office:string-value="'/|\" table:formula="of:=IF(ISERROR(VLOOKUP([.K124];[Key.$A$2:.$B$982];2;FALSE));&quot;&quot;;VLOOKUP([.K124];[Key.$A$2:.$B$982];2;FALSE))" table:style-name="ce34">
            <text:p>'/|\</text:p>
          </table:table-cell>
          <table:table-cell office:value-type="float" office:value="113.45170990741661" table:formula="of:=[.M123]+([.N124]-[.N123])/[.P$3]" table:style-name="ce47">
            <text:p>113.451709907417000</text:p>
          </table:table-cell>
          <table:table-cell office:value-type="float" office:value="55.095545776913994" table:formula="of:=([Commas.E120]+[Commas.E121])/2" table:style-name="ce48">
            <text:p>55.095545776914000</text:p>
          </table:table-cell>
          <table:table-cell office:value-type="float" office:value="119" table:style-name="ce34">
            <text:p>119</text:p>
          </table:table-cell>
          <table:table-cell office:value-type="string" office:string-value="'/|\" table:formula="of:=IF(ISERROR(VLOOKUP([.O124];[Key.$A$2:.$B$982];2;FALSE));&quot;&quot;;VLOOKUP([.O124];[Key.$A$2:.$B$982];2;FALSE))" table:style-name="ce34">
            <text:p>'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5];[Key.$A$2:.$B$982];2;FALSE));&quot;&quot;;VLOOKUP([.C12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25];[Key.$A$2:.$B$982];2;FALSE));&quot;&quot;;VLOOKUP([.G125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25];[Key.$A$2:.$B$982];2;FALSE));&quot;&quot;;VLOOKUP([.K125];[Key.$A$2:.$B$982];2;FALSE))" table:style-name="ce34"/>
          <table:table-cell office:value-type="float" office:value="114" table:style-name="ce5">
            <text:p>114</text:p>
          </table:table-cell>
          <table:table-cell office:value-type="float" office:value="55.437249554719216" table:formula="of:=(ROUND(([.M125]-0.5)/233*809+0.5;0)-0.5)/809*[Calculator.$AD$2]" table:style-name="ce43">
            <text:p>55.437249554719200</text:p>
          </table:table-cell>
          <table:table-cell office:value-type="float" office:value="120" table:style-name="ce49">
            <text:p>120</text:p>
          </table:table-cell>
          <table:table-cell office:value-type="string" office:string-value="`'/|\" table:formula="of:=IF(ISERROR(VLOOKUP([.O125];[Key.$A$2:.$B$982];2;FALSE));&quot;&quot;;VLOOKUP([.O125];[Key.$A$2:.$B$982];2;FALSE))" table:style-name="ce34">
            <text:p>`'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6];[Key.$A$2:.$B$982];2;FALSE));&quot;&quot;;VLOOKUP([.C126];[Key.$A$2:.$B$982];2;FALSE))" table:style-name="ce34"/>
          <table:table-cell office:value-type="float" office:value="23.5" table:style-name="ce5">
            <text:p>23.5</text:p>
          </table:table-cell>
          <table:table-cell office:value-type="float" office:value="55.858825596959797" table:style-name="ce43">
            <text:p>55.858825596959800</text:p>
          </table:table-cell>
          <table:table-cell office:value-type="float" office:value="122" table:style-name="ce49">
            <text:p>122</text:p>
          </table:table-cell>
          <table:table-cell office:value-type="string" office:string-value=")/|\" table:formula="of:=IF(ISERROR(VLOOKUP([.G126];[Key.$A$2:.$B$982];2;FALSE));&quot;&quot;;VLOOKUP([.G126];[Key.$A$2:.$B$982];2;FALSE))" table:style-name="ce34">
            <text:p>)/|\</text:p>
          </table:table-cell>
          <table:table-cell office:value-type="float" office:value="29" table:style-name="ce5">
            <text:p>29</text:p>
          </table:table-cell>
          <table:table-cell office:value-type="float" office:value="55.858825596959797" table:style-name="ce43">
            <text:p>55.858825596959800</text:p>
          </table:table-cell>
          <table:table-cell office:value-type="float" office:value="122" table:style-name="ce49">
            <text:p>122</text:p>
          </table:table-cell>
          <table:table-cell office:value-type="string" office:string-value=")/|\" table:formula="of:=IF(ISERROR(VLOOKUP([.K126];[Key.$A$2:.$B$982];2;FALSE));&quot;&quot;;VLOOKUP([.K126];[Key.$A$2:.$B$982];2;FALSE))" table:style-name="ce34">
            <text:p>)/|\</text:p>
          </table:table-cell>
          <table:table-cell office:value-type="float" office:value="115" table:style-name="ce5">
            <text:p>115</text:p>
          </table:table-cell>
          <table:table-cell office:value-type="float" office:value="55.858825596960422" table:formula="of:=(ROUND(([.M126]-0.5)/233*809+0.5;0)-0.5)/809*[Calculator.$AD$2]" table:style-name="ce43">
            <text:p>55.858825596960400</text:p>
          </table:table-cell>
          <table:table-cell office:value-type="float" office:value="121" table:style-name="ce49">
            <text:p>121</text:p>
          </table:table-cell>
          <table:table-cell office:value-type="string" office:string-value=",)/|\" table:formula="of:=IF(ISERROR(VLOOKUP([.O126];[Key.$A$2:.$B$982];2;FALSE));&quot;&quot;;VLOOKUP([.O126];[Key.$A$2:.$B$982];2;FALSE))" table:style-name="ce34">
            <text:p>,)/|\</text:p>
          </table:table-cell>
          <table:table-cell table:number-columns-repeated="16368"/>
        </table:table-row>
        <table:table-row table:style-name="ro5">
          <table:table-cell table:style-name="ce51"/>
          <table:table-cell table:style-name="ce55"/>
          <table:table-cell office:value-type="string" table:style-name="ce54">
            <text:p/>
          </table:table-cell>
          <table:table-cell office:value-type="string" office:string-value="" table:formula="of:=IF(ISERROR(VLOOKUP([.C127];[Key.$A$2:.$B$982];2;FALSE));&quot;&quot;;VLOOKUP([.C127];[Key.$A$2:.$B$982];2;FALSE))" table:style-name="ce54"/>
          <table:table-cell table:style-name="ce51"/>
          <table:table-cell table:style-name="ce55"/>
          <table:table-cell office:value-type="string" table:style-name="ce54">
            <text:p/>
          </table:table-cell>
          <table:table-cell office:value-type="string" office:string-value="" table:formula="of:=IF(ISERROR(VLOOKUP([.G127];[Key.$A$2:.$B$982];2;FALSE));&quot;&quot;;VLOOKUP([.G127];[Key.$A$2:.$B$982];2;FALSE))" table:style-name="ce54"/>
          <table:table-cell table:style-name="ce51"/>
          <table:table-cell table:style-name="ce55"/>
          <table:table-cell office:value-type="string" table:style-name="ce54">
            <text:p/>
          </table:table-cell>
          <table:table-cell office:value-type="string" office:string-value="" table:formula="of:=IF(ISERROR(VLOOKUP([.K127];[Key.$A$2:.$B$982];2;FALSE));&quot;&quot;;VLOOKUP([.K127];[Key.$A$2:.$B$982];2;FALSE))" table:style-name="ce54"/>
          <table:table-cell office:value-type="float" office:value="116" table:style-name="ce51">
            <text:p>116</text:p>
          </table:table-cell>
          <table:table-cell office:value-type="float" office:value="56.420926986615378" table:formula="of:=(ROUND(([.M127]-0.5)/233*809+0.5;0)-0.5)/809*[Calculator.$AD$2]" table:style-name="ce55">
            <text:p>56.420926986615400</text:p>
          </table:table-cell>
          <table:table-cell office:value-type="float" office:value="122" table:style-name="ce54">
            <text:p>122</text:p>
          </table:table-cell>
          <table:table-cell office:value-type="string" office:string-value=")/|\" table:formula="of:=IF(ISERROR(VLOOKUP([.O127];[Key.$A$2:.$B$982];2;FALSE));&quot;&quot;;VLOOKUP([.O127];[Key.$A$2:.$B$982];2;FALSE))" table:style-name="ce54">
            <text:p>)/|\</text:p>
          </table:table-cell>
          <table:table-cell table:number-columns-repeated="16368"/>
        </table:table-row>
        <table:table-row table:style-name="ro5">
          <table:table-cell office:value-type="float" office:value="11" table:style-name="ce51">
            <text:p>11</text:p>
          </table:table-cell>
          <table:table-cell office:value-type="float" office:value="56.842503028856001" table:style-name="ce55">
            <text:p>56.842503028856000</text:p>
          </table:table-cell>
          <table:table-cell office:value-type="float" office:value="131" table:style-name="ce53">
            <text:p>131</text:p>
          </table:table-cell>
          <table:table-cell office:value-type="string" office:string-value="(|)" table:formula="of:=IF(ISERROR(VLOOKUP([.C128];[Key.$A$2:.$B$982];2;FALSE));&quot;&quot;;VLOOKUP([.C128];[Key.$A$2:.$B$982];2;FALSE))" table:style-name="ce54">
            <text:p>(|)</text:p>
          </table:table-cell>
          <table:table-cell table:style-name="ce51"/>
          <table:table-cell table:style-name="ce55"/>
          <table:table-cell office:value-type="string" table:style-name="ce54">
            <text:p/>
          </table:table-cell>
          <table:table-cell office:value-type="string" office:string-value="" table:formula="of:=IF(ISERROR(VLOOKUP([.G128];[Key.$A$2:.$B$982];2;FALSE));&quot;&quot;;VLOOKUP([.G128];[Key.$A$2:.$B$982];2;FALSE))" table:style-name="ce54"/>
          <table:table-cell table:style-name="ce51"/>
          <table:table-cell table:style-name="ce55"/>
          <table:table-cell office:value-type="string" table:style-name="ce54">
            <text:p/>
          </table:table-cell>
          <table:table-cell office:value-type="string" office:string-value="" table:formula="of:=IF(ISERROR(VLOOKUP([.K128];[Key.$A$2:.$B$982];2;FALSE));&quot;&quot;;VLOOKUP([.K128];[Key.$A$2:.$B$982];2;FALSE))" table:style-name="ce54"/>
          <table:table-cell office:value-type="float" office:value="117" table:style-name="ce51">
            <text:p>117</text:p>
          </table:table-cell>
          <table:table-cell office:value-type="float" office:value="56.842503028856584" table:formula="of:=(ROUND(([.M128]-0.5)/233*809+0.5;0)-0.5)/809*[Calculator.$AD$2]" table:style-name="ce55">
            <text:p>56.842503028856600</text:p>
          </table:table-cell>
          <table:table-cell office:value-type="float" office:value="123" table:style-name="ce53">
            <text:p>123</text:p>
          </table:table-cell>
          <table:table-cell office:value-type="string" office:string-value="`)/|\" table:formula="of:=IF(ISERROR(VLOOKUP([.O128];[Key.$A$2:.$B$982];2;FALSE));&quot;&quot;;VLOOKUP([.O128];[Key.$A$2:.$B$982];2;FALSE))" table:style-name="ce54">
            <text:p>`)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29];[Key.$A$2:.$B$982];2;FALSE));&quot;&quot;;VLOOKUP([.C12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29];[Key.$A$2:.$B$982];2;FALSE));&quot;&quot;;VLOOKUP([.G129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29];[Key.$A$2:.$B$982];2;FALSE));&quot;&quot;;VLOOKUP([.K129];[Key.$A$2:.$B$982];2;FALSE))" table:style-name="ce34"/>
          <table:table-cell office:value-type="float" office:value="118" table:style-name="ce5">
            <text:p>118</text:p>
          </table:table-cell>
          <table:table-cell office:value-type="float" office:value="57.264079071097797" table:formula="of:=(ROUND(([.M129]-0.5)/233*809+0.5;0)-0.5)/809*[Calculator.$AD$2]" table:style-name="ce43">
            <text:p>57.264079071097800</text:p>
          </table:table-cell>
          <table:table-cell office:value-type="float" office:value="124" table:style-name="ce49">
            <text:p>124</text:p>
          </table:table-cell>
          <table:table-cell office:value-type="string" office:string-value="``)/|\" table:formula="of:=IF(ISERROR(VLOOKUP([.O129];[Key.$A$2:.$B$982];2;FALSE));&quot;&quot;;VLOOKUP([.O129];[Key.$A$2:.$B$982];2;FALSE))" table:style-name="ce34">
            <text:p>``)/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0];[Key.$A$2:.$B$982];2;FALSE));&quot;&quot;;VLOOKUP([.C130];[Key.$A$2:.$B$982];2;FALSE))" table:style-name="ce34"/>
          <table:table-cell office:value-type="float" office:value="24" table:style-name="ce5">
            <text:p>24</text:p>
          </table:table-cell>
          <table:table-cell office:value-type="float" office:value="57.826180460752099" table:style-name="ce43">
            <text:p>57.826180460752100</text:p>
          </table:table-cell>
          <table:table-cell office:value-type="float" office:value="128" table:style-name="ce49">
            <text:p>128</text:p>
          </table:table-cell>
          <table:table-cell office:value-type="string" office:string-value="|\)" table:formula="of:=IF(ISERROR(VLOOKUP([.G130];[Key.$A$2:.$B$982];2;FALSE));&quot;&quot;;VLOOKUP([.G130];[Key.$A$2:.$B$982];2;FALSE))" table:style-name="ce34">
            <text:p>|\)</text:p>
          </table:table-cell>
          <table:table-cell office:value-type="float" office:value="30" table:style-name="ce5">
            <text:p>30</text:p>
          </table:table-cell>
          <table:table-cell office:value-type="float" office:value="57.826180460752099" table:style-name="ce43">
            <text:p>57.826180460752100</text:p>
          </table:table-cell>
          <table:table-cell office:value-type="float" office:value="126" table:style-name="ce49">
            <text:p>126</text:p>
          </table:table-cell>
          <table:table-cell office:value-type="string" office:string-value=".(|)" table:formula="of:=IF(ISERROR(VLOOKUP([.K130];[Key.$A$2:.$B$982];2;FALSE));&quot;&quot;;VLOOKUP([.K130];[Key.$A$2:.$B$982];2;FALSE))" table:style-name="ce34">
            <text:p>.(|)</text:p>
          </table:table-cell>
          <table:table-cell office:value-type="float" office:value="119" table:style-name="ce5">
            <text:p>119</text:p>
          </table:table-cell>
          <table:table-cell office:value-type="float" office:value="57.826180460752745" table:formula="of:=(ROUND(([.M130]-0.5)/233*809+0.5;0)-0.5)/809*[Calculator.$AD$2]" table:style-name="ce43">
            <text:p>57.826180460752700</text:p>
          </table:table-cell>
          <table:table-cell office:value-type="float" office:value="125" table:style-name="ce34">
            <text:p>125</text:p>
          </table:table-cell>
          <table:table-cell office:value-type="string" office:string-value=",.(|)" table:formula="of:=IF(ISERROR(VLOOKUP([.O130];[Key.$A$2:.$B$982];2;FALSE));&quot;&quot;;VLOOKUP([.O130];[Key.$A$2:.$B$982];2;FALSE))" table:style-name="ce34">
            <text:p>,.(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1];[Key.$A$2:.$B$982];2;FALSE));&quot;&quot;;VLOOKUP([.C13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1];[Key.$A$2:.$B$982];2;FALSE));&quot;&quot;;VLOOKUP([.G13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31];[Key.$A$2:.$B$982];2;FALSE));&quot;&quot;;VLOOKUP([.K131];[Key.$A$2:.$B$982];2;FALSE))" table:style-name="ce34"/>
          <table:table-cell office:value-type="float" office:value="120" table:style-name="ce45">
            <text:p>120</text:p>
          </table:table-cell>
          <table:table-cell office:value-type="float" office:value="58.247756502993958" table:formula="of:=(ROUND(([.M131]-0.5)/233*809+0.5;0)-0.5)/809*[Calculator.$AD$2]" table:style-name="ce46">
            <text:p>58.247756502994000</text:p>
          </table:table-cell>
          <table:table-cell office:value-type="float" office:value="126" table:style-name="ce49">
            <text:p>126</text:p>
          </table:table-cell>
          <table:table-cell office:value-type="string" office:string-value=".(|)" table:formula="of:=IF(ISERROR(VLOOKUP([.O131];[Key.$A$2:.$B$982];2;FALSE));&quot;&quot;;VLOOKUP([.O131];[Key.$A$2:.$B$982];2;FALSE))" table:style-name="ce34">
            <text:p>.(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2];[Key.$A$2:.$B$982];2;FALSE));&quot;&quot;;VLOOKUP([.C13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2];[Key.$A$2:.$B$982];2;FALSE));&quot;&quot;;VLOOKUP([.G132];[Key.$A$2:.$B$982];2;FALSE))" table:style-name="ce34"/>
          <table:table-cell office:value-type="float" office:value="30.4" table:style-name="ce5">
            <text:p>30.4</text:p>
          </table:table-cell>
          <table:table-cell office:value-type="float" office:value="58.589460280797908" table:style-name="ce43">
            <text:p>58.589460280797900</text:p>
          </table:table-cell>
          <table:table-cell office:value-type="float" office:value="128" table:style-name="ce49">
            <text:p>128</text:p>
          </table:table-cell>
          <table:table-cell office:value-type="string" office:string-value="|\)" table:formula="of:=IF(ISERROR(VLOOKUP([.K132];[Key.$A$2:.$B$982];2;FALSE));&quot;&quot;;VLOOKUP([.K132];[Key.$A$2:.$B$982];2;FALSE))" table:style-name="ce34">
            <text:p>|\)</text:p>
          </table:table-cell>
          <table:table-cell office:value-type="float" office:value="120.70032964758697" table:formula="of:=[.M131]+([.N132]-[.N131])/[.P$3]" table:style-name="ce47">
            <text:p>120.700329647587000</text:p>
          </table:table-cell>
          <table:table-cell office:value-type="float" office:value="58.589460280797908" table:formula="of:=([Commas.E128]+[Commas.E129])/2" table:style-name="ce48">
            <text:p>58.589460280797900</text:p>
          </table:table-cell>
          <table:table-cell office:value-type="float" office:value="127" table:style-name="ce49">
            <text:p>127</text:p>
          </table:table-cell>
          <table:table-cell office:value-type="string" office:string-value=",|\)" table:formula="of:=IF(ISERROR(VLOOKUP([.O132];[Key.$A$2:.$B$982];2;FALSE));&quot;&quot;;VLOOKUP([.O132];[Key.$A$2:.$B$982];2;FALSE))" table:style-name="ce34">
            <text:p>,|\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3];[Key.$A$2:.$B$982];2;FALSE));&quot;&quot;;VLOOKUP([.C13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3];[Key.$A$2:.$B$982];2;FALSE));&quot;&quot;;VLOOKUP([.G13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33];[Key.$A$2:.$B$982];2;FALSE));&quot;&quot;;VLOOKUP([.K133];[Key.$A$2:.$B$982];2;FALSE))" table:style-name="ce34"/>
          <table:table-cell office:value-type="float" office:value="121" table:style-name="ce5">
            <text:p>121</text:p>
          </table:table-cell>
          <table:table-cell office:value-type="float" office:value="58.8098578926489" table:formula="of:=(ROUND(([.M133]-0.5)/233*809+0.5;0)-0.5)/809*[Calculator.$AD$2]" table:style-name="ce43">
            <text:p>58.809857892648900</text:p>
          </table:table-cell>
          <table:table-cell office:value-type="float" office:value="128" table:style-name="ce34">
            <text:p>128</text:p>
          </table:table-cell>
          <table:table-cell office:value-type="string" office:string-value="|\)" table:formula="of:=IF(ISERROR(VLOOKUP([.O133];[Key.$A$2:.$B$982];2;FALSE));&quot;&quot;;VLOOKUP([.O133];[Key.$A$2:.$B$982];2;FALSE))" table:style-name="ce34">
            <text:p>|\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4];[Key.$A$2:.$B$982];2;FALSE));&quot;&quot;;VLOOKUP([.C13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4];[Key.$A$2:.$B$982];2;FALSE));&quot;&quot;;VLOOKUP([.G13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34];[Key.$A$2:.$B$982];2;FALSE));&quot;&quot;;VLOOKUP([.K134];[Key.$A$2:.$B$982];2;FALSE))" table:style-name="ce34"/>
          <table:table-cell office:value-type="float" office:value="122" table:style-name="ce5">
            <text:p>122</text:p>
          </table:table-cell>
          <table:table-cell office:value-type="float" office:value="59.231433934890113" table:formula="of:=(ROUND(([.M134]-0.5)/233*809+0.5;0)-0.5)/809*[Calculator.$AD$2]" table:style-name="ce43">
            <text:p>59.231433934890100</text:p>
          </table:table-cell>
          <table:table-cell office:value-type="float" office:value="129" table:style-name="ce49">
            <text:p>129</text:p>
          </table:table-cell>
          <table:table-cell office:value-type="string" office:string-value="`|\)" table:formula="of:=IF(ISERROR(VLOOKUP([.O134];[Key.$A$2:.$B$982];2;FALSE));&quot;&quot;;VLOOKUP([.O134];[Key.$A$2:.$B$982];2;FALSE))" table:style-name="ce34">
            <text:p>`|\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5];[Key.$A$2:.$B$982];2;FALSE));&quot;&quot;;VLOOKUP([.C135];[Key.$A$2:.$B$982];2;FALSE))" table:style-name="ce34"/>
          <table:table-cell office:value-type="float" office:value="25" table:style-name="ce5">
            <text:p>25</text:p>
          </table:table-cell>
          <table:table-cell office:value-type="float" office:value="59.793535324544401" table:style-name="ce43">
            <text:p>59.793535324544400</text:p>
          </table:table-cell>
          <table:table-cell office:value-type="float" office:value="131" table:style-name="ce49">
            <text:p>131</text:p>
          </table:table-cell>
          <table:table-cell office:value-type="string" office:string-value="(|)" table:formula="of:=IF(ISERROR(VLOOKUP([.G135];[Key.$A$2:.$B$982];2;FALSE));&quot;&quot;;VLOOKUP([.G135];[Key.$A$2:.$B$982];2;FALSE))" table:style-name="ce34">
            <text:p>(|)</text:p>
          </table:table-cell>
          <table:table-cell office:value-type="float" office:value="31" table:style-name="ce5">
            <text:p>31</text:p>
          </table:table-cell>
          <table:table-cell office:value-type="float" office:value="59.793535324544401" table:style-name="ce43">
            <text:p>59.793535324544400</text:p>
          </table:table-cell>
          <table:table-cell office:value-type="float" office:value="131" table:style-name="ce49">
            <text:p>131</text:p>
          </table:table-cell>
          <table:table-cell office:value-type="string" office:string-value="(|)" table:formula="of:=IF(ISERROR(VLOOKUP([.K135];[Key.$A$2:.$B$982];2;FALSE));&quot;&quot;;VLOOKUP([.K135];[Key.$A$2:.$B$982];2;FALSE))" table:style-name="ce34">
            <text:p>(|)</text:p>
          </table:table-cell>
          <table:table-cell office:value-type="float" office:value="123" table:style-name="ce5">
            <text:p>123</text:p>
          </table:table-cell>
          <table:table-cell office:value-type="float" office:value="59.793535324545061" table:formula="of:=(ROUND(([.M135]-0.5)/233*809+0.5;0)-0.5)/809*[Calculator.$AD$2]" table:style-name="ce43">
            <text:p>59.793535324545100</text:p>
          </table:table-cell>
          <table:table-cell office:value-type="float" office:value="130" table:style-name="ce49">
            <text:p>130</text:p>
          </table:table-cell>
          <table:table-cell office:value-type="string" office:string-value=",(|)" table:formula="of:=IF(ISERROR(VLOOKUP([.O135];[Key.$A$2:.$B$982];2;FALSE));&quot;&quot;;VLOOKUP([.O135];[Key.$A$2:.$B$982];2;FALSE))" table:style-name="ce34">
            <text:p>,(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6];[Key.$A$2:.$B$982];2;FALSE));&quot;&quot;;VLOOKUP([.C13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6];[Key.$A$2:.$B$982];2;FALSE));&quot;&quot;;VLOOKUP([.G13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36];[Key.$A$2:.$B$982];2;FALSE));&quot;&quot;;VLOOKUP([.K136];[Key.$A$2:.$B$982];2;FALSE))" table:style-name="ce34"/>
          <table:table-cell office:value-type="float" office:value="124" table:style-name="ce5">
            <text:p>124</text:p>
          </table:table-cell>
          <table:table-cell office:value-type="float" office:value="60.215111366786275" table:formula="of:=(ROUND(([.M136]-0.5)/233*809+0.5;0)-0.5)/809*[Calculator.$AD$2]" table:style-name="ce43">
            <text:p>60.215111366786300</text:p>
          </table:table-cell>
          <table:table-cell office:value-type="float" office:value="131" table:style-name="ce34">
            <text:p>131</text:p>
          </table:table-cell>
          <table:table-cell office:value-type="string" office:string-value="(|)" table:formula="of:=IF(ISERROR(VLOOKUP([.O136];[Key.$A$2:.$B$982];2;FALSE));&quot;&quot;;VLOOKUP([.O136];[Key.$A$2:.$B$982];2;FALSE))" table:style-name="ce34">
            <text:p>(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7];[Key.$A$2:.$B$982];2;FALSE));&quot;&quot;;VLOOKUP([.C13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7];[Key.$A$2:.$B$982];2;FALSE));&quot;&quot;;VLOOKUP([.G13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37];[Key.$A$2:.$B$982];2;FALSE));&quot;&quot;;VLOOKUP([.K137];[Key.$A$2:.$B$982];2;FALSE))" table:style-name="ce34"/>
          <table:table-cell office:value-type="float" office:value="125" table:style-name="ce5">
            <text:p>125</text:p>
          </table:table-cell>
          <table:table-cell office:value-type="float" office:value="60.777212756441216" table:formula="of:=(ROUND(([.M137]-0.5)/233*809+0.5;0)-0.5)/809*[Calculator.$AD$2]" table:style-name="ce43">
            <text:p>60.777212756441200</text:p>
          </table:table-cell>
          <table:table-cell office:value-type="float" office:value="132" table:style-name="ce49">
            <text:p>132</text:p>
          </table:table-cell>
          <table:table-cell office:value-type="string" office:string-value="`(|)" table:formula="of:=IF(ISERROR(VLOOKUP([.O137];[Key.$A$2:.$B$982];2;FALSE));&quot;&quot;;VLOOKUP([.O137];[Key.$A$2:.$B$982];2;FALSE))" table:style-name="ce34">
            <text:p>`(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8];[Key.$A$2:.$B$982];2;FALSE));&quot;&quot;;VLOOKUP([.C13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38];[Key.$A$2:.$B$982];2;FALSE));&quot;&quot;;VLOOKUP([.G13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38];[Key.$A$2:.$B$982];2;FALSE));&quot;&quot;;VLOOKUP([.K138];[Key.$A$2:.$B$982];2;FALSE))" table:style-name="ce34"/>
          <table:table-cell office:value-type="float" office:value="126" table:style-name="ce5">
            <text:p>126</text:p>
          </table:table-cell>
          <table:table-cell office:value-type="float" office:value="61.198788798682436" table:formula="of:=(ROUND(([.M138]-0.5)/233*809+0.5;0)-0.5)/809*[Calculator.$AD$2]" table:style-name="ce43">
            <text:p>61.198788798682400</text:p>
          </table:table-cell>
          <table:table-cell office:value-type="float" office:value="133" table:style-name="ce49">
            <text:p>133</text:p>
          </table:table-cell>
          <table:table-cell office:value-type="string" office:string-value="``(|)" table:formula="of:=IF(ISERROR(VLOOKUP([.O138];[Key.$A$2:.$B$982];2;FALSE));&quot;&quot;;VLOOKUP([.O138];[Key.$A$2:.$B$982];2;FALSE))" table:style-name="ce34">
            <text:p>``(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39];[Key.$A$2:.$B$982];2;FALSE));&quot;&quot;;VLOOKUP([.C139];[Key.$A$2:.$B$982];2;FALSE))" table:style-name="ce34"/>
          <table:table-cell office:value-type="float" office:value="26" table:style-name="ce5">
            <text:p>26</text:p>
          </table:table-cell>
          <table:table-cell office:value-type="float" office:value="61.760890188336703" table:style-name="ce43">
            <text:p>61.760890188336700</text:p>
          </table:table-cell>
          <table:table-cell office:value-type="float" office:value="139" table:style-name="ce49">
            <text:p>139</text:p>
          </table:table-cell>
          <table:table-cell office:value-type="string" office:string-value="|\\" table:formula="of:=IF(ISERROR(VLOOKUP([.G139];[Key.$A$2:.$B$982];2;FALSE));&quot;&quot;;VLOOKUP([.G139];[Key.$A$2:.$B$982];2;FALSE))" table:style-name="ce34">
            <text:p>|\\</text:p>
          </table:table-cell>
          <table:table-cell office:value-type="float" office:value="32" table:style-name="ce5">
            <text:p>32</text:p>
          </table:table-cell>
          <table:table-cell office:value-type="float" office:value="61.760890188336703" table:style-name="ce43">
            <text:p>61.760890188336700</text:p>
          </table:table-cell>
          <table:table-cell office:value-type="float" office:value="135" table:style-name="ce49">
            <text:p>135</text:p>
          </table:table-cell>
          <table:table-cell office:value-type="string" office:string-value="'(|)" table:formula="of:=IF(ISERROR(VLOOKUP([.K139];[Key.$A$2:.$B$982];2;FALSE));&quot;&quot;;VLOOKUP([.K139];[Key.$A$2:.$B$982];2;FALSE))" table:style-name="ce34">
            <text:p>'(|)</text:p>
          </table:table-cell>
          <table:table-cell office:value-type="float" office:value="127" table:style-name="ce5">
            <text:p>127</text:p>
          </table:table-cell>
          <table:table-cell office:value-type="float" office:value="61.760890188337378" table:formula="of:=(ROUND(([.M139]-0.5)/233*809+0.5;0)-0.5)/809*[Calculator.$AD$2]" table:style-name="ce43">
            <text:p>61.760890188337400</text:p>
          </table:table-cell>
          <table:table-cell office:value-type="float" office:value="134" table:style-name="ce34">
            <text:p>134</text:p>
          </table:table-cell>
          <table:table-cell office:value-type="string" office:string-value=",'(|)" table:formula="of:=IF(ISERROR(VLOOKUP([.O139];[Key.$A$2:.$B$982];2;FALSE));&quot;&quot;;VLOOKUP([.O139];[Key.$A$2:.$B$982];2;FALSE))" table:style-name="ce34">
            <text:p>,'(|)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0];[Key.$A$2:.$B$982];2;FALSE));&quot;&quot;;VLOOKUP([.C14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0];[Key.$A$2:.$B$982];2;FALSE));&quot;&quot;;VLOOKUP([.G14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40];[Key.$A$2:.$B$982];2;FALSE));&quot;&quot;;VLOOKUP([.K140];[Key.$A$2:.$B$982];2;FALSE))" table:style-name="ce34"/>
          <table:table-cell office:value-type="float" office:value="128" table:style-name="ce45">
            <text:p>128</text:p>
          </table:table-cell>
          <table:table-cell office:value-type="float" office:value="62.182466230578591" table:formula="of:=(ROUND(([.M140]-0.5)/233*809+0.5;0)-0.5)/809*[Calculator.$AD$2]" table:style-name="ce46">
            <text:p>62.182466230578600</text:p>
          </table:table-cell>
          <table:table-cell office:value-type="float" office:value="135" table:style-name="ce49">
            <text:p>135</text:p>
          </table:table-cell>
          <table:table-cell office:value-type="string" office:string-value="'(|)" table:formula="of:=IF(ISERROR(VLOOKUP([.O140];[Key.$A$2:.$B$982];2;FALSE));&quot;&quot;;VLOOKUP([.O140];[Key.$A$2:.$B$982];2;FALSE))" table:style-name="ce34">
            <text:p>'(|)</text:p>
          </table:table-cell>
          <table:table-cell table:number-columns-repeated="16368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float" office:value="62.465465808856194" table:style-name="ce43">
            <text:p>62.465465808856200</text:p>
          </table:table-cell>
          <table:table-cell office:value-type="float" office:value="141" table:style-name="ce49">
            <text:p>141</text:p>
          </table:table-cell>
          <table:table-cell office:value-type="string" office:string-value="(|\" table:formula="of:=IF(ISERROR(VLOOKUP([.C141];[Key.$A$2:.$B$982];2;FALSE));&quot;&quot;;VLOOKUP([.C141];[Key.$A$2:.$B$982];2;FALSE))" table:style-name="ce34">
            <text:p>(|\</text:p>
          </table:table-cell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1];[Key.$A$2:.$B$982];2;FALSE));&quot;&quot;;VLOOKUP([.G141];[Key.$A$2:.$B$982];2;FALSE))" table:style-name="ce34"/>
          <table:table-cell office:value-type="float" office:value="32.4" table:style-name="ce5">
            <text:p>32.4</text:p>
          </table:table-cell>
          <table:table-cell office:value-type="float" office:value="62.465465808856194" table:style-name="ce43">
            <text:p>62.465465808856200</text:p>
          </table:table-cell>
          <table:table-cell office:value-type="float" office:value="137" table:style-name="ce49">
            <text:p>137</text:p>
          </table:table-cell>
          <table:table-cell office:value-type="string" office:string-value=".(|\" table:formula="of:=IF(ISERROR(VLOOKUP([.K141];[Key.$A$2:.$B$982];2;FALSE));&quot;&quot;;VLOOKUP([.K141];[Key.$A$2:.$B$982];2;FALSE))" table:style-name="ce34">
            <text:p>.(|\</text:p>
          </table:table-cell>
          <table:table-cell office:value-type="float" office:value="128.5800140583641" table:formula="of:=[.M140]+([.N141]-[.N140])/[.P$3]" table:style-name="ce47">
            <text:p>128.580014058364000</text:p>
          </table:table-cell>
          <table:table-cell office:value-type="float" office:value="62.465465808856194" table:formula="of:=([Commas.E137]+[Commas.E138])/2" table:style-name="ce48">
            <text:p>62.465465808856200</text:p>
          </table:table-cell>
          <table:table-cell office:value-type="float" office:value="136" table:style-name="ce49">
            <text:p>136</text:p>
          </table:table-cell>
          <table:table-cell office:value-type="string" office:string-value=",.(|\" table:formula="of:=IF(ISERROR(VLOOKUP([.O141];[Key.$A$2:.$B$982];2;FALSE));&quot;&quot;;VLOOKUP([.O141];[Key.$A$2:.$B$982];2;FALSE))" table:style-name="ce34">
            <text:p>,.(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2];[Key.$A$2:.$B$982];2;FALSE));&quot;&quot;;VLOOKUP([.C14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2];[Key.$A$2:.$B$982];2;FALSE));&quot;&quot;;VLOOKUP([.G14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42];[Key.$A$2:.$B$982];2;FALSE));&quot;&quot;;VLOOKUP([.K142];[Key.$A$2:.$B$982];2;FALSE))" table:style-name="ce34"/>
          <table:table-cell office:value-type="float" office:value="129" table:style-name="ce5">
            <text:p>129</text:p>
          </table:table-cell>
          <table:table-cell office:value-type="float" office:value="62.744567620233539" table:formula="of:=(ROUND(([.M142]-0.5)/233*809+0.5;0)-0.5)/809*[Calculator.$AD$2]" table:style-name="ce43">
            <text:p>62.744567620233500</text:p>
          </table:table-cell>
          <table:table-cell office:value-type="float" office:value="137" table:style-name="ce34">
            <text:p>137</text:p>
          </table:table-cell>
          <table:table-cell office:value-type="string" office:string-value=".(|\" table:formula="of:=IF(ISERROR(VLOOKUP([.O142];[Key.$A$2:.$B$982];2;FALSE));&quot;&quot;;VLOOKUP([.O142];[Key.$A$2:.$B$982];2;FALSE))" table:style-name="ce34">
            <text:p>.(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3];[Key.$A$2:.$B$982];2;FALSE));&quot;&quot;;VLOOKUP([.C14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3];[Key.$A$2:.$B$982];2;FALSE));&quot;&quot;;VLOOKUP([.G14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43];[Key.$A$2:.$B$982];2;FALSE));&quot;&quot;;VLOOKUP([.K143];[Key.$A$2:.$B$982];2;FALSE))" table:style-name="ce34"/>
          <table:table-cell office:value-type="float" office:value="130" table:style-name="ce5">
            <text:p>130</text:p>
          </table:table-cell>
          <table:table-cell office:value-type="float" office:value="63.166143662474752" table:formula="of:=(ROUND(([.M143]-0.5)/233*809+0.5;0)-0.5)/809*[Calculator.$AD$2]" table:style-name="ce43">
            <text:p>63.166143662474800</text:p>
          </table:table-cell>
          <table:table-cell office:value-type="float" office:value="138" table:style-name="ce49">
            <text:p>138</text:p>
          </table:table-cell>
          <table:table-cell office:value-type="string" office:string-value="`.(|\" table:formula="of:=IF(ISERROR(VLOOKUP([.O143];[Key.$A$2:.$B$982];2;FALSE));&quot;&quot;;VLOOKUP([.O143];[Key.$A$2:.$B$982];2;FALSE))" table:style-name="ce34">
            <text:p>`.(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4];[Key.$A$2:.$B$982];2;FALSE));&quot;&quot;;VLOOKUP([.C144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4];[Key.$A$2:.$B$982];2;FALSE));&quot;&quot;;VLOOKUP([.G144];[Key.$A$2:.$B$982];2;FALSE))" table:style-name="ce34"/>
          <table:table-cell office:value-type="float" office:value="33" table:style-name="ce5">
            <text:p>33</text:p>
          </table:table-cell>
          <table:table-cell office:value-type="float" office:value="63.728245052128997" table:style-name="ce43">
            <text:p>63.728245052129000</text:p>
          </table:table-cell>
          <table:table-cell office:value-type="float" office:value="139" table:style-name="ce49">
            <text:p>139</text:p>
          </table:table-cell>
          <table:table-cell office:value-type="string" office:string-value="|\\" table:formula="of:=IF(ISERROR(VLOOKUP([.K144];[Key.$A$2:.$B$982];2;FALSE));&quot;&quot;;VLOOKUP([.K144];[Key.$A$2:.$B$982];2;FALSE))" table:style-name="ce34">
            <text:p>|\\</text:p>
          </table:table-cell>
          <table:table-cell office:value-type="float" office:value="131" table:style-name="ce5">
            <text:p>131</text:p>
          </table:table-cell>
          <table:table-cell office:value-type="float" office:value="63.728245052129694" table:formula="of:=(ROUND(([.M144]-0.5)/233*809+0.5;0)-0.5)/809*[Calculator.$AD$2]" table:style-name="ce43">
            <text:p>63.728245052129700</text:p>
          </table:table-cell>
          <table:table-cell office:value-type="float" office:value="139" table:style-name="ce49">
            <text:p>139</text:p>
          </table:table-cell>
          <table:table-cell office:value-type="string" office:string-value="|\\" table:formula="of:=IF(ISERROR(VLOOKUP([.O144];[Key.$A$2:.$B$982];2;FALSE));&quot;&quot;;VLOOKUP([.O144];[Key.$A$2:.$B$982];2;FALSE))" table:style-name="ce34">
            <text:p>|\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5];[Key.$A$2:.$B$982];2;FALSE));&quot;&quot;;VLOOKUP([.C145];[Key.$A$2:.$B$982];2;FALSE))" table:style-name="ce34"/>
          <table:table-cell office:value-type="float" office:value="27" table:style-name="ce5">
            <text:p>27</text:p>
          </table:table-cell>
          <table:table-cell office:value-type="float" office:value="64.149821094370196" table:style-name="ce43">
            <text:p>64.149821094370200</text:p>
          </table:table-cell>
          <table:table-cell office:value-type="float" office:value="141" table:style-name="ce49">
            <text:p>141</text:p>
          </table:table-cell>
          <table:table-cell office:value-type="string" office:string-value="(|\" table:formula="of:=IF(ISERROR(VLOOKUP([.G145];[Key.$A$2:.$B$982];2;FALSE));&quot;&quot;;VLOOKUP([.G145];[Key.$A$2:.$B$982];2;FALSE))" table:style-name="ce34">
            <text:p>(|\</text:p>
          </table:table-cell>
          <table:table-cell office:value-type="float" office:value="33.200000000000003" table:style-name="ce5">
            <text:p>33.2</text:p>
          </table:table-cell>
          <table:table-cell office:value-type="float" office:value="64.149821094370196" table:style-name="ce43">
            <text:p>64.149821094370200</text:p>
          </table:table-cell>
          <table:table-cell office:value-type="float" office:value="141" table:style-name="ce49">
            <text:p>141</text:p>
          </table:table-cell>
          <table:table-cell office:value-type="string" office:string-value="(|\" table:formula="of:=IF(ISERROR(VLOOKUP([.K145];[Key.$A$2:.$B$982];2;FALSE));&quot;&quot;;VLOOKUP([.K145];[Key.$A$2:.$B$982];2;FALSE))" table:style-name="ce34">
            <text:p>(|\</text:p>
          </table:table-cell>
          <table:table-cell office:value-type="float" office:value="132" table:style-name="ce5">
            <text:p>132</text:p>
          </table:table-cell>
          <table:table-cell office:value-type="float" office:value="64.149821094370907" table:formula="of:=(ROUND(([.M145]-0.5)/233*809+0.5;0)-0.5)/809*[Calculator.$AD$2]" table:style-name="ce43">
            <text:p>64.149821094370900</text:p>
          </table:table-cell>
          <table:table-cell office:value-type="float" office:value="140" table:style-name="ce34">
            <text:p>140</text:p>
          </table:table-cell>
          <table:table-cell office:value-type="string" office:string-value=",(|\" table:formula="of:=IF(ISERROR(VLOOKUP([.O145];[Key.$A$2:.$B$982];2;FALSE));&quot;&quot;;VLOOKUP([.O145];[Key.$A$2:.$B$982];2;FALSE))" table:style-name="ce34">
            <text:p>,(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6];[Key.$A$2:.$B$982];2;FALSE));&quot;&quot;;VLOOKUP([.C14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6];[Key.$A$2:.$B$982];2;FALSE));&quot;&quot;;VLOOKUP([.G146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46];[Key.$A$2:.$B$982];2;FALSE));&quot;&quot;;VLOOKUP([.K146];[Key.$A$2:.$B$982];2;FALSE))" table:style-name="ce34"/>
          <table:table-cell office:value-type="float" office:value="133" table:style-name="ce5">
            <text:p>133</text:p>
          </table:table-cell>
          <table:table-cell office:value-type="float" office:value="64.711922484025848" table:formula="of:=(ROUND(([.M146]-0.5)/233*809+0.5;0)-0.5)/809*[Calculator.$AD$2]" table:style-name="ce43">
            <text:p>64.711922484025800</text:p>
          </table:table-cell>
          <table:table-cell office:value-type="float" office:value="141" table:style-name="ce49">
            <text:p>141</text:p>
          </table:table-cell>
          <table:table-cell office:value-type="string" office:string-value="(|\" table:formula="of:=IF(ISERROR(VLOOKUP([.O146];[Key.$A$2:.$B$982];2;FALSE));&quot;&quot;;VLOOKUP([.O146];[Key.$A$2:.$B$982];2;FALSE))" table:style-name="ce34">
            <text:p>(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7];[Key.$A$2:.$B$982];2;FALSE));&quot;&quot;;VLOOKUP([.C14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7];[Key.$A$2:.$B$982];2;FALSE));&quot;&quot;;VLOOKUP([.G147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47];[Key.$A$2:.$B$982];2;FALSE));&quot;&quot;;VLOOKUP([.K147];[Key.$A$2:.$B$982];2;FALSE))" table:style-name="ce34"/>
          <table:table-cell office:value-type="float" office:value="134" table:style-name="ce5">
            <text:p>134</text:p>
          </table:table-cell>
          <table:table-cell office:value-type="float" office:value="65.133498526267061" table:formula="of:=(ROUND(([.M147]-0.5)/233*809+0.5;0)-0.5)/809*[Calculator.$AD$2]" table:style-name="ce43">
            <text:p>65.133498526267100</text:p>
          </table:table-cell>
          <table:table-cell office:value-type="float" office:value="142" table:style-name="ce49">
            <text:p>142</text:p>
          </table:table-cell>
          <table:table-cell office:value-type="string" office:string-value="`(|\" table:formula="of:=IF(ISERROR(VLOOKUP([.O147];[Key.$A$2:.$B$982];2;FALSE));&quot;&quot;;VLOOKUP([.O147];[Key.$A$2:.$B$982];2;FALSE))" table:style-name="ce34">
            <text:p>`(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8];[Key.$A$2:.$B$982];2;FALSE));&quot;&quot;;VLOOKUP([.C14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48];[Key.$A$2:.$B$982];2;FALSE));&quot;&quot;;VLOOKUP([.G148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48];[Key.$A$2:.$B$982];2;FALSE));&quot;&quot;;VLOOKUP([.K148];[Key.$A$2:.$B$982];2;FALSE))" table:style-name="ce34"/>
          <table:table-cell office:value-type="float" office:value="135" table:style-name="ce5">
            <text:p>135</text:p>
          </table:table-cell>
          <table:table-cell office:value-type="float" office:value="65.555074568508275" table:formula="of:=(ROUND(([.M148]-0.5)/233*809+0.5;0)-0.5)/809*[Calculator.$AD$2]" table:style-name="ce43">
            <text:p>65.555074568508300</text:p>
          </table:table-cell>
          <table:table-cell office:value-type="float" office:value="143" table:style-name="ce34">
            <text:p>143</text:p>
          </table:table-cell>
          <table:table-cell office:value-type="string" office:string-value="``(|\" table:formula="of:=IF(ISERROR(VLOOKUP([.O148];[Key.$A$2:.$B$982];2;FALSE));&quot;&quot;;VLOOKUP([.O148];[Key.$A$2:.$B$982];2;FALSE))" table:style-name="ce34">
            <text:p>``(|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49];[Key.$A$2:.$B$982];2;FALSE));&quot;&quot;;VLOOKUP([.C149];[Key.$A$2:.$B$982];2;FALSE))" table:style-name="ce34"/>
          <table:table-cell office:value-type="float" office:value="28" table:style-name="ce5">
            <text:p>28</text:p>
          </table:table-cell>
          <table:table-cell office:value-type="float" office:value="66.117175958162605" table:style-name="ce43">
            <text:p>66.117175958162600</text:p>
          </table:table-cell>
          <table:table-cell office:value-type="float" office:value="146" table:style-name="ce49">
            <text:p>146</text:p>
          </table:table-cell>
          <table:table-cell office:value-type="string" office:string-value=")|\\" table:formula="of:=IF(ISERROR(VLOOKUP([.G149];[Key.$A$2:.$B$982];2;FALSE));&quot;&quot;;VLOOKUP([.G149];[Key.$A$2:.$B$982];2;FALSE))" table:style-name="ce34">
            <text:p>)|\\</text:p>
          </table:table-cell>
          <table:table-cell office:value-type="float" office:value="34" table:style-name="ce5">
            <text:p>34</text:p>
          </table:table-cell>
          <table:table-cell office:value-type="float" office:value="66.117175958162605" table:style-name="ce43">
            <text:p>66.117175958162600</text:p>
          </table:table-cell>
          <table:table-cell office:value-type="float" office:value="146" table:style-name="ce49">
            <text:p>146</text:p>
          </table:table-cell>
          <table:table-cell office:value-type="string" office:string-value=")|\\" table:formula="of:=IF(ISERROR(VLOOKUP([.K149];[Key.$A$2:.$B$982];2;FALSE));&quot;&quot;;VLOOKUP([.K149];[Key.$A$2:.$B$982];2;FALSE))" table:style-name="ce34">
            <text:p>)|\\</text:p>
          </table:table-cell>
          <table:table-cell office:value-type="float" office:value="136" table:style-name="ce5">
            <text:p>136</text:p>
          </table:table-cell>
          <table:table-cell office:value-type="float" office:value="66.117175958163216" table:formula="of:=(ROUND(([.M149]-0.5)/233*809+0.5;0)-0.5)/809*[Calculator.$AD$2]" table:style-name="ce43">
            <text:p>66.117175958163200</text:p>
          </table:table-cell>
          <table:table-cell office:value-type="float" office:value="144" table:style-name="ce49">
            <text:p>144</text:p>
          </table:table-cell>
          <table:table-cell office:value-type="string" office:string-value=",,)|\\" table:formula="of:=IF(ISERROR(VLOOKUP([.O149];[Key.$A$2:.$B$982];2;FALSE));&quot;&quot;;VLOOKUP([.O149];[Key.$A$2:.$B$982];2;FALSE))" table:style-name="ce34">
            <text:p>,,)|\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50];[Key.$A$2:.$B$982];2;FALSE));&quot;&quot;;VLOOKUP([.C15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50];[Key.$A$2:.$B$982];2;FALSE));&quot;&quot;;VLOOKUP([.G150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50];[Key.$A$2:.$B$982];2;FALSE));&quot;&quot;;VLOOKUP([.K150];[Key.$A$2:.$B$982];2;FALSE))" table:style-name="ce34"/>
          <table:table-cell office:value-type="float" office:value="137" table:style-name="ce5">
            <text:p>137</text:p>
          </table:table-cell>
          <table:table-cell office:value-type="float" office:value="66.538752000404429" table:formula="of:=(ROUND(([.M150]-0.5)/233*809+0.5;0)-0.5)/809*[Calculator.$AD$2]" table:style-name="ce43">
            <text:p>66.538752000404400</text:p>
          </table:table-cell>
          <table:table-cell office:value-type="float" office:value="145" table:style-name="ce49">
            <text:p>145</text:p>
          </table:table-cell>
          <table:table-cell office:value-type="string" office:string-value=",)|\\" table:formula="of:=IF(ISERROR(VLOOKUP([.O150];[Key.$A$2:.$B$982];2;FALSE));&quot;&quot;;VLOOKUP([.O150];[Key.$A$2:.$B$982];2;FALSE))" table:style-name="ce34">
            <text:p>,)|\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51];[Key.$A$2:.$B$982];2;FALSE));&quot;&quot;;VLOOKUP([.C15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51];[Key.$A$2:.$B$982];2;FALSE));&quot;&quot;;VLOOKUP([.G151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51];[Key.$A$2:.$B$982];2;FALSE));&quot;&quot;;VLOOKUP([.K151];[Key.$A$2:.$B$982];2;FALSE))" table:style-name="ce34"/>
          <table:table-cell office:value-type="float" office:value="138" table:style-name="ce5">
            <text:p>138</text:p>
          </table:table-cell>
          <table:table-cell office:value-type="float" office:value="67.10085339005937" table:formula="of:=(ROUND(([.M151]-0.5)/233*809+0.5;0)-0.5)/809*[Calculator.$AD$2]" table:style-name="ce43">
            <text:p>67.100853390059400</text:p>
          </table:table-cell>
          <table:table-cell office:value-type="float" office:value="146" table:style-name="ce34">
            <text:p>146</text:p>
          </table:table-cell>
          <table:table-cell office:value-type="string" office:string-value=")|\\" table:formula="of:=IF(ISERROR(VLOOKUP([.O151];[Key.$A$2:.$B$982];2;FALSE));&quot;&quot;;VLOOKUP([.O151];[Key.$A$2:.$B$982];2;FALSE))" table:style-name="ce34">
            <text:p>)|\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52];[Key.$A$2:.$B$982];2;FALSE));&quot;&quot;;VLOOKUP([.C15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52];[Key.$A$2:.$B$982];2;FALSE));&quot;&quot;;VLOOKUP([.G152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K152];[Key.$A$2:.$B$982];2;FALSE));&quot;&quot;;VLOOKUP([.K152];[Key.$A$2:.$B$982];2;FALSE))" table:style-name="ce34"/>
          <table:table-cell office:value-type="float" office:value="139" table:style-name="ce5">
            <text:p>139</text:p>
          </table:table-cell>
          <table:table-cell office:value-type="float" office:value="67.522429432300584" table:formula="of:=(ROUND(([.M152]-0.5)/233*809+0.5;0)-0.5)/809*[Calculator.$AD$2]" table:style-name="ce43">
            <text:p>67.522429432300600</text:p>
          </table:table-cell>
          <table:table-cell office:value-type="float" office:value="147" table:style-name="ce49">
            <text:p>147</text:p>
          </table:table-cell>
          <table:table-cell office:value-type="string" office:string-value="`)|\\" table:formula="of:=IF(ISERROR(VLOOKUP([.O152];[Key.$A$2:.$B$982];2;FALSE));&quot;&quot;;VLOOKUP([.O152];[Key.$A$2:.$B$982];2;FALSE))" table:style-name="ce34">
            <text:p>`)|\\</text:p>
          </table:table-cell>
          <table:table-cell table:number-columns-repeated="16368"/>
        </table:table-row>
        <table:table-row table:style-name="ro5"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C153];[Key.$A$2:.$B$982];2;FALSE));&quot;&quot;;VLOOKUP([.C153];[Key.$A$2:.$B$982];2;FALSE))" table:style-name="ce34"/>
          <table:table-cell table:style-name="ce5"/>
          <table:table-cell table:style-name="ce43"/>
          <table:table-cell office:value-type="string" table:style-name="ce34">
            <text:p/>
          </table:table-cell>
          <table:table-cell office:value-type="string" office:string-value="" table:formula="of:=IF(ISERROR(VLOOKUP([.G153];[Key.$A$2:.$B$982];2;FALSE));&quot;&quot;;VLOOKUP([.G153];[Key.$A$2:.$B$982];2;FALSE))" table:style-name="ce34"/>
          <table:table-cell table:style-name="ce5"/>
          <table:table-cell table:style-name="ce43"/>
          <table:table-cell table:style-name="ce34"/>
          <table:table-cell office:value-type="string" office:string-value=" " table:formula="of:=IF(ISERROR(VLOOKUP([.K153];[Key.$A$2:.$B$982];2;FALSE));&quot;&quot;;VLOOKUP([.K153];[Key.$A$2:.$B$982];2;FALSE))" table:style-name="ce34">
            <text:p><text:s/></text:p>
          </table:table-cell>
          <table:table-cell office:value-type="float" office:value="140" table:style-name="ce5">
            <text:p>140</text:p>
          </table:table-cell>
          <table:table-cell office:value-type="float" office:value="68.084530821955539" table:formula="of:=(ROUND(([.M153]-0.5)/233*809+0.5;0)-0.5)/809*[Calculator.$AD$2]" table:style-name="ce43">
            <text:p>68.084530821955500</text:p>
          </table:table-cell>
          <table:table-cell office:value-type="float" office:value="148" table:style-name="ce49">
            <text:p>148</text:p>
          </table:table-cell>
          <table:table-cell office:value-type="string" office:string-value="``)|\\" table:formula="of:=IF(ISERROR(VLOOKUP([.O153];[Key.$A$2:.$B$982];2;FALSE));&quot;&quot;;VLOOKUP([.O153];[Key.$A$2:.$B$982];2;FALSE))" table:style-name="ce34">
            <text:p>``)|\\</text:p>
          </table:table-cell>
          <table:table-cell table:number-columns-repeated="16368"/>
        </table:table-row>
        <table:table-row table:style-name="ro5">
          <table:table-cell table:style-name="ce56"/>
          <table:table-cell office:value-type="float" office:value="68.572508221180399" table:style-name="ce52">
            <text:p>68.572508221180400</text:p>
          </table:table-cell>
          <table:table-cell table:number-columns-repeated="2" table:style-name="ce54"/>
          <table:table-cell table:style-name="ce56"/>
          <table:table-cell office:value-type="float" office:value="68.572508221180399" table:style-name="ce52">
            <text:p>68.572508221180400</text:p>
          </table:table-cell>
          <table:table-cell table:number-columns-repeated="2" table:style-name="ce54"/>
          <table:table-cell table:style-name="ce56"/>
          <table:table-cell office:value-type="float" office:value="68.572508221180399" table:style-name="ce52">
            <text:p>68.572508221180400</text:p>
          </table:table-cell>
          <table:table-cell table:number-columns-repeated="2" table:style-name="ce54"/>
          <table:table-cell table:style-name="ce56"/>
          <table:table-cell office:value-type="float" office:value="68.572508221180399" table:style-name="ce52">
            <text:p>68.572508221180400</text:p>
          </table:table-cell>
          <table:table-cell table:number-columns-repeated="2" table:style-name="ce54"/>
          <table:table-cell table:number-columns-repeated="16368"/>
        </table:table-row>
        <table:table-row table:number-rows-repeated="1048422" table:style-name="ro4">
          <table:table-cell table:number-columns-repeated="16384"/>
        </table:table-row>
      </table:table>
      <table:table table:name="Commas" table:style-name="ta1">
        <table:table-column table:style-name="co29" table:default-cell-style-name="ce1"/>
        <table:table-column table:style-name="co1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5" table:default-cell-style-name="ce1"/>
        <table:table-column table:style-name="co8" table:number-columns-repeated="16378" table:default-cell-style-name="ce1"/>
        <table:table-row table:style-name="ro4">
          <table:table-cell office:value-type="string" table:style-name="ce57">
            <text:p>Key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nominator</text:p>
          </table:table-cell>
          <table:table-cell office:value-type="string" table:style-name="ce28">
            <text:p>Numerator</text:p>
          </table:table-cell>
          <table:table-cell office:value-type="string" table:style-name="ce2">
            <text:p>Value (¢)</text:p>
          </table:table-cell>
          <table:table-cell office:value-type="string" table:style-name="ce2">
            <text:p>Symbol</text:p>
          </table:table-cell>
          <table:table-cell table:number-columns-repeated="16378"/>
        </table:table-row>
        <table:table-row table:style-name="ro4">
          <table:table-cell office:value-type="string" table:style-name="ce58">
            <text:p>0</text:p>
          </table:table-cell>
          <table:table-cell office:value-type="string" table:style-name="ce49">
            <text:p>1u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formula="of:=1200*LN([.$D2]/[.$C2])/LN(2)" table:style-name="ce59">
            <text:p>0.000000000000000</text:p>
          </table:table-cell>
          <table:table-cell table:style-name="ce3"/>
          <table:table-cell table:number-columns-repeated="16378"/>
        </table:table-row>
        <table:table-row table:style-name="ro4">
          <table:table-cell office:value-type="float" office:value="1" table:style-name="ce58">
            <text:p>1</text:p>
          </table:table-cell>
          <table:table-cell office:value-type="string" table:style-name="ce60">
            <text:p>1/455n</text:p>
          </table:table-cell>
          <table:table-cell office:value-type="float" office:value="4095" table:style-name="ce3">
            <text:p>4095</text:p>
          </table:table-cell>
          <table:table-cell office:value-type="float" office:value="4096" table:style-name="ce30">
            <text:p>4096</text:p>
          </table:table-cell>
          <table:table-cell office:value-type="float" office:value="0.42271616595482425" table:formula="of:=1200*LN([.$D3]/[.$C3])/LN(2)" table:style-name="ce59">
            <text:p>0.422716165954824</text:p>
          </table:table-cell>
          <table:table-cell office:value-type="string" office:string-value="`|" table:formula="of:=VLOOKUP([.A3];[Key.$A$2:.$B$982];2;FALSE)" table:style-name="ce3">
            <text:p>`|</text:p>
          </table:table-cell>
          <table:table-cell table:number-columns-repeated="16378"/>
        </table:table-row>
        <table:table-row table:style-name="ro4">
          <table:table-cell office:value-type="float" office:value="2" table:style-name="ce58">
            <text:p>2</text:p>
          </table:table-cell>
          <table:table-cell office:value-type="string" table:style-name="ce60">
            <text:p>65/77n</text:p>
          </table:table-cell>
          <table:table-cell office:value-type="float" office:value="2079" table:style-name="ce3">
            <text:p>2079</text:p>
          </table:table-cell>
          <table:table-cell office:value-type="float" office:value="2080" table:style-name="ce30">
            <text:p>2080</text:p>
          </table:table-cell>
          <table:table-cell office:value-type="float" office:value="0.83252420410159889" table:formula="of:=1200*LN([.$D4]/[.$C4])/LN(2)" table:style-name="ce59">
            <text:p>0.832524204101599</text:p>
          </table:table-cell>
          <table:table-cell office:value-type="string" office:string-value="``|" table:formula="of:=VLOOKUP([.A4];[Key.$A$2:.$B$982];2;FALSE)" table:style-name="ce3">
            <text:p>``|</text:p>
          </table:table-cell>
          <table:table-cell table:number-columns-repeated="16378"/>
        </table:table-row>
        <table:table-row table:style-name="ro4">
          <table:table-cell office:value-type="float" office:value="3" table:style-name="ce58">
            <text:p>3</text:p>
          </table:table-cell>
          <table:table-cell office:value-type="string" table:style-name="ce60">
            <text:p>19/5n</text:p>
          </table:table-cell>
          <table:table-cell office:value-type="float" office:value="1215" table:style-name="ce3">
            <text:p>1215</text:p>
          </table:table-cell>
          <table:table-cell office:value-type="float" office:value="1216" table:style-name="ce30">
            <text:p>1216</text:p>
          </table:table-cell>
          <table:table-cell office:value-type="float" office:value="1.4242979405307952" table:formula="of:=1200*LN([.$D5]/[.$C5])/LN(2)" table:style-name="ce59">
            <text:p>1.424297940530800</text:p>
          </table:table-cell>
          <table:table-cell office:value-type="string" office:string-value=".)|" table:formula="of:=VLOOKUP([.A5];[Key.$A$2:.$B$982];2;FALSE)" table:style-name="ce3">
            <text:p>.)|</text:p>
          </table:table-cell>
          <table:table-cell table:number-columns-repeated="16378"/>
        </table:table-row>
        <table:table-row table:style-name="ro4">
          <table:table-cell office:value-type="float" office:value="4" table:style-name="ce58">
            <text:p>4</text:p>
          </table:table-cell>
          <table:table-cell office:value-type="string" table:style-name="ce60">
            <text:p>5s</text:p>
          </table:table-cell>
          <table:table-cell office:value-type="float" office:value="32768" table:style-name="ce3">
            <text:p>32768</text:p>
          </table:table-cell>
          <table:table-cell office:value-type="float" office:value="32805" table:style-name="ce30">
            <text:p>32805</text:p>
          </table:table-cell>
          <table:table-cell office:value-type="float" office:value="1.9537207879341596" table:formula="of:=1200*LN([.$D6]/[.$C6])/LN(2)" table:style-name="ce59">
            <text:p>1.953720787934160</text:p>
          </table:table-cell>
          <table:table-cell office:value-type="string" office:string-value="'|" table:formula="of:=VLOOKUP([.A6];[Key.$A$2:.$B$982];2;FALSE)" table:style-name="ce3">
            <text:p>'|</text:p>
          </table:table-cell>
          <table:table-cell table:number-columns-repeated="16378"/>
        </table:table-row>
        <table:table-row table:style-name="ro4">
          <table:table-cell office:value-type="float" office:value="5" table:style-name="ce58">
            <text:p>5</text:p>
          </table:table-cell>
          <table:table-cell office:value-type="string" table:style-name="ce60">
            <text:p>1/91s</text:p>
          </table:table-cell>
          <table:table-cell office:value-type="float" office:value="728" table:style-name="ce3">
            <text:p>728</text:p>
          </table:table-cell>
          <table:table-cell office:value-type="float" office:value="729" table:style-name="ce30">
            <text:p>729</text:p>
          </table:table-cell>
          <table:table-cell office:value-type="float" office:value="2.3764369538889771" table:formula="of:=1200*LN([.$D7]/[.$C7])/LN(2)" table:style-name="ce59">
            <text:p>2.376436953888980</text:p>
          </table:table-cell>
          <table:table-cell office:value-type="string" office:string-value="`'|" table:formula="of:=VLOOKUP([.A7];[Key.$A$2:.$B$982];2;FALSE)" table:style-name="ce3">
            <text:p>`'|</text:p>
          </table:table-cell>
          <table:table-cell table:number-columns-repeated="16378"/>
        </table:table-row>
        <table:table-row table:style-name="ro4">
          <table:table-cell office:value-type="float" office:value="6" table:style-name="ce58">
            <text:p>6</text:p>
          </table:table-cell>
          <table:table-cell office:value-type="string" table:style-name="ce60">
            <text:p>19/4375s</text:p>
          </table:table-cell>
          <table:table-cell office:value-type="float" office:value="1120000" table:style-name="ce3">
            <text:p>1120000</text:p>
          </table:table-cell>
          <table:table-cell office:value-type="float" office:value="1121931" table:style-name="ce30">
            <text:p>1121931</text:p>
          </table:table-cell>
          <table:table-cell office:value-type="float" office:value="2.9822628577124797" table:formula="of:=1200*LN([.$D8]/[.$C8])/LN(2)" table:style-name="ce59">
            <text:p>2.982262857712480</text:p>
          </table:table-cell>
          <table:table-cell office:value-type="string" office:string-value=",)|" table:formula="of:=VLOOKUP([.A8];[Key.$A$2:.$B$982];2;FALSE)" table:style-name="ce3">
            <text:p>,)|</text:p>
          </table:table-cell>
          <table:table-cell table:number-columns-repeated="16378"/>
        </table:table-row>
        <table:table-row table:style-name="ro4">
          <table:table-cell office:value-type="float" office:value="7" table:style-name="ce58">
            <text:p>7</text:p>
          </table:table-cell>
          <table:table-cell office:value-type="string" table:style-name="ce60">
            <text:p>19s</text:p>
          </table:table-cell>
          <table:table-cell office:value-type="float" office:value="512" table:style-name="ce3">
            <text:p>512</text:p>
          </table:table-cell>
          <table:table-cell office:value-type="float" office:value="513" table:style-name="ce30">
            <text:p>513</text:p>
          </table:table-cell>
          <table:table-cell office:value-type="float" office:value="3.3780187284648457" table:formula="of:=1200*LN([.$D9]/[.$C9])/LN(2)" table:style-name="ce59">
            <text:p>3.378018728464850</text:p>
          </table:table-cell>
          <table:table-cell office:value-type="string" office:string-value=")|" table:formula="of:=VLOOKUP([.A9];[Key.$A$2:.$B$982];2;FALSE)" table:style-name="ce3">
            <text:p>)|</text:p>
          </table:table-cell>
          <table:table-cell table:number-columns-repeated="16378"/>
        </table:table-row>
        <table:table-row table:style-name="ro4">
          <table:table-cell office:value-type="float" office:value="8" table:style-name="ce58">
            <text:p>8</text:p>
          </table:table-cell>
          <table:table-cell office:value-type="string" table:style-name="ce60">
            <text:p>49/55s</text:p>
          </table:table-cell>
          <table:table-cell office:value-type="float" office:value="440" table:style-name="ce3">
            <text:p>440</text:p>
          </table:table-cell>
          <table:table-cell office:value-type="float" office:value="441" table:style-name="ce30">
            <text:p>441</text:p>
          </table:table-cell>
          <table:table-cell office:value-type="float" office:value="3.9301584394330495" table:formula="of:=1200*LN([.$D10]/[.$C10])/LN(2)" table:style-name="ce59">
            <text:p>3.930158439433050</text:p>
          </table:table-cell>
          <table:table-cell office:value-type="string" office:string-value="`)|" table:formula="of:=VLOOKUP([.A10];[Key.$A$2:.$B$982];2;FALSE)" table:style-name="ce3">
            <text:p>`)|</text:p>
          </table:table-cell>
          <table:table-cell table:number-columns-repeated="16378"/>
        </table:table-row>
        <table:table-row table:style-name="ro4">
          <table:table-cell office:value-type="float" office:value="9" table:style-name="ce58">
            <text:p>9</text:p>
          </table:table-cell>
          <table:table-cell office:value-type="string" table:style-name="ce60">
            <text:p>385k</text:p>
          </table:table-cell>
          <table:table-cell office:value-type="float" office:value="384" table:style-name="ce3">
            <text:p>384</text:p>
          </table:table-cell>
          <table:table-cell office:value-type="float" office:value="385" table:style-name="ce30">
            <text:p>385</text:p>
          </table:table-cell>
          <table:table-cell office:value-type="float" office:value="4.5025618333291639" table:formula="of:=1200*LN([.$D11]/[.$C11])/LN(2)" table:style-name="ce59">
            <text:p>4.502561833329160</text:p>
          </table:table-cell>
          <table:table-cell office:value-type="string" office:string-value="``)|" table:formula="of:=VLOOKUP([.A11];[Key.$A$2:.$B$982];2;FALSE)" table:style-name="ce3">
            <text:p>``)|</text:p>
          </table:table-cell>
          <table:table-cell table:number-columns-repeated="16378"/>
        </table:table-row>
        <table:table-row table:style-name="ro4">
          <table:table-cell office:value-type="float" office:value="10" table:style-name="ce58">
            <text:p>10</text:p>
          </table:table-cell>
          <table:table-cell office:value-type="string" table:style-name="ce60">
            <text:p>11/13k</text:p>
          </table:table-cell>
          <table:table-cell office:value-type="float" office:value="351" table:style-name="ce3">
            <text:p>351</text:p>
          </table:table-cell>
          <table:table-cell office:value-type="float" office:value="352" table:style-name="ce30">
            <text:p>352</text:p>
          </table:table-cell>
          <table:table-cell office:value-type="float" office:value="4.9252779992839724" table:formula="of:=1200*LN([.$D12]/[.$C12])/LN(2)" table:style-name="ce59">
            <text:p>4.925277999283970</text:p>
          </table:table-cell>
          <table:table-cell office:value-type="string" office:string-value=",,|(" table:formula="of:=VLOOKUP([.A12];[Key.$A$2:.$B$982];2;FALSE)" table:style-name="ce3">
            <text:p>,,|(</text:p>
          </table:table-cell>
          <table:table-cell table:number-columns-repeated="16378"/>
        </table:table-row>
        <table:table-row table:style-name="ro4">
          <table:table-cell office:value-type="float" office:value="11" table:style-name="ce58">
            <text:p>11</text:p>
          </table:table-cell>
          <table:table-cell office:value-type="string" table:style-name="ce60">
            <text:p>31/11k</text:p>
          </table:table-cell>
          <table:table-cell office:value-type="float" office:value="22528" table:style-name="ce3">
            <text:p>22528</text:p>
          </table:table-cell>
          <table:table-cell office:value-type="float" office:value="22599" table:style-name="ce30">
            <text:p>22599</text:p>
          </table:table-cell>
          <table:table-cell office:value-type="float" office:value="5.4476352918180853" table:formula="of:=1200*LN([.$D13]/[.$C13])/LN(2)" table:style-name="ce59">
            <text:p>5.447635291818090</text:p>
          </table:table-cell>
          <table:table-cell office:value-type="string" office:string-value=",|(" table:formula="of:=VLOOKUP([.A13];[Key.$A$2:.$B$982];2;FALSE)" table:style-name="ce3">
            <text:p>,|(</text:p>
          </table:table-cell>
          <table:table-cell table:number-columns-repeated="16378"/>
        </table:table-row>
        <table:table-row table:style-name="ro4">
          <table:table-cell office:value-type="float" office:value="12" table:style-name="ce58">
            <text:p>12</text:p>
          </table:table-cell>
          <table:table-cell office:value-type="string" table:style-name="ce60">
            <text:p>5/7k</text:p>
          </table:table-cell>
          <table:table-cell office:value-type="float" office:value="5103" table:style-name="ce3">
            <text:p>5103</text:p>
          </table:table-cell>
          <table:table-cell office:value-type="float" office:value="5120" table:style-name="ce30">
            <text:p>5120</text:p>
          </table:table-cell>
          <table:table-cell office:value-type="float" office:value="5.757802203385201" table:formula="of:=1200*LN([.$D14]/[.$C14])/LN(2)" table:style-name="ce59">
            <text:p>5.757802203385200</text:p>
          </table:table-cell>
          <table:table-cell office:value-type="string" office:string-value="|(" table:formula="of:=VLOOKUP([.A14];[Key.$A$2:.$B$982];2;FALSE)" table:style-name="ce3">
            <text:p>|(</text:p>
          </table:table-cell>
          <table:table-cell table:number-columns-repeated="16378"/>
        </table:table-row>
        <table:table-row table:style-name="ro4">
          <table:table-cell office:value-type="float" office:value="13" table:style-name="ce58">
            <text:p>13</text:p>
          </table:table-cell>
          <table:table-cell office:value-type="string" table:style-name="ce60">
            <text:p>343/5k</text:p>
          </table:table-cell>
          <table:table-cell office:value-type="float" office:value="10935" table:style-name="ce3">
            <text:p>10935</text:p>
          </table:table-cell>
          <table:table-cell office:value-type="float" office:value="10976" table:style-name="ce30">
            <text:p>10976</text:p>
          </table:table-cell>
          <table:table-cell office:value-type="float" office:value="6.478999484827944" table:formula="of:=1200*LN([.$D15]/[.$C15])/LN(2)" table:style-name="ce59">
            <text:p>6.478999484827940</text:p>
          </table:table-cell>
          <table:table-cell office:value-type="string" office:string-value="`|(" table:formula="of:=VLOOKUP([.A15];[Key.$A$2:.$B$982];2;FALSE)" table:style-name="ce3">
            <text:p>`|(</text:p>
          </table:table-cell>
          <table:table-cell table:number-columns-repeated="16378"/>
        </table:table-row>
        <table:table-row table:style-name="ro4">
          <table:table-cell office:value-type="float" office:value="14" table:style-name="ce58">
            <text:p>14</text:p>
          </table:table-cell>
          <table:table-cell office:value-type="string" table:style-name="ce60">
            <text:p>1/85k</text:p>
          </table:table-cell>
          <table:table-cell office:value-type="float" office:value="255" table:style-name="ce3">
            <text:p>255</text:p>
          </table:table-cell>
          <table:table-cell office:value-type="float" office:value="256" table:style-name="ce30">
            <text:p>256</text:p>
          </table:table-cell>
          <table:table-cell office:value-type="float" office:value="6.7758757693704501" table:formula="of:=1200*LN([.$D16]/[.$C16])/LN(2)" table:style-name="ce59">
            <text:p>6.775875769370450</text:p>
          </table:table-cell>
          <table:table-cell office:value-type="string" office:string-value=".~|" table:formula="of:=VLOOKUP([.A16];[Key.$A$2:.$B$982];2;FALSE)" table:style-name="ce3">
            <text:p>.~|</text:p>
          </table:table-cell>
          <table:table-cell table:number-columns-repeated="16378"/>
        </table:table-row>
        <table:table-row table:style-name="ro4">
          <table:table-cell office:value-type="float" office:value="15" table:style-name="ce58">
            <text:p>15</text:p>
          </table:table-cell>
          <table:table-cell office:value-type="string" table:style-name="ce60">
            <text:p>1/1225k</text:p>
          </table:table-cell>
          <table:table-cell office:value-type="float" office:value="19600" table:style-name="ce3">
            <text:p>19600</text:p>
          </table:table-cell>
          <table:table-cell office:value-type="float" office:value="19683" table:style-name="ce30">
            <text:p>19683</text:p>
          </table:table-cell>
          <table:table-cell office:value-type="float" office:value="7.3157671205673074" table:formula="of:=1200*LN([.$D17]/[.$C17])/LN(2)" table:style-name="ce59">
            <text:p>7.315767120567310</text:p>
          </table:table-cell>
          <table:table-cell office:value-type="string" office:string-value=",'|(" table:formula="of:=VLOOKUP([.A17];[Key.$A$2:.$B$982];2;FALSE)" table:style-name="ce3">
            <text:p>,'|(</text:p>
          </table:table-cell>
          <table:table-cell table:number-columns-repeated="16378"/>
        </table:table-row>
        <table:table-row table:style-name="ro4">
          <table:table-cell office:value-type="float" office:value="16" table:style-name="ce58">
            <text:p>16</text:p>
          </table:table-cell>
          <table:table-cell office:value-type="string" table:style-name="ce60">
            <text:p>25/7k</text:p>
          </table:table-cell>
          <table:table-cell office:value-type="float" office:value="224" table:style-name="ce3">
            <text:p>224</text:p>
          </table:table-cell>
          <table:table-cell office:value-type="float" office:value="225" table:style-name="ce30">
            <text:p>225</text:p>
          </table:table-cell>
          <table:table-cell office:value-type="float" office:value="7.7115229913197059" table:formula="of:=1200*LN([.$D18]/[.$C18])/LN(2)" table:style-name="ce59">
            <text:p>7.711522991319710</text:p>
          </table:table-cell>
          <table:table-cell office:value-type="string" office:string-value="'|(" table:formula="of:=VLOOKUP([.A18];[Key.$A$2:.$B$982];2;FALSE)" table:style-name="ce3">
            <text:p>'|(</text:p>
          </table:table-cell>
          <table:table-cell table:number-columns-repeated="16378"/>
        </table:table-row>
        <table:table-row table:style-name="ro4">
          <table:table-cell office:value-type="float" office:value="17" table:style-name="ce58">
            <text:p>17</text:p>
          </table:table-cell>
          <table:table-cell office:value-type="string" table:style-name="ce60">
            <text:p>343k</text:p>
          </table:table-cell>
          <table:table-cell office:value-type="float" office:value="1024" table:style-name="ce3">
            <text:p>1024</text:p>
          </table:table-cell>
          <table:table-cell office:value-type="float" office:value="1029" table:style-name="ce30">
            <text:p>1029</text:p>
          </table:table-cell>
          <table:table-cell office:value-type="float" office:value="8.4327202727622055" table:formula="of:=1200*LN([.$D19]/[.$C19])/LN(2)" table:style-name="ce59">
            <text:p>8.432720272762210</text:p>
          </table:table-cell>
          <table:table-cell office:value-type="string" office:string-value=",~|" table:formula="of:=VLOOKUP([.A19];[Key.$A$2:.$B$982];2;FALSE)" table:style-name="ce3">
            <text:p>,~|</text:p>
          </table:table-cell>
          <table:table-cell table:number-columns-repeated="16378"/>
        </table:table-row>
        <table:table-row table:style-name="ro4">
          <table:table-cell office:value-type="float" office:value="18" table:style-name="ce58">
            <text:p>18</text:p>
          </table:table-cell>
          <table:table-cell office:value-type="string" table:style-name="ce60">
            <text:p>1/17k</text:p>
          </table:table-cell>
          <table:table-cell office:value-type="float" office:value="2176" table:style-name="ce3">
            <text:p>2176</text:p>
          </table:table-cell>
          <table:table-cell office:value-type="float" office:value="2187" table:style-name="ce30">
            <text:p>2187</text:p>
          </table:table-cell>
          <table:table-cell office:value-type="float" office:value="8.7295965573047472" table:formula="of:=1200*LN([.$D20]/[.$C20])/LN(2)" table:style-name="ce59">
            <text:p>8.729596557304750</text:p>
          </table:table-cell>
          <table:table-cell office:value-type="string" office:string-value="~|" table:formula="of:=VLOOKUP([.A20];[Key.$A$2:.$B$982];2;FALSE)" table:style-name="ce3">
            <text:p>~|</text:p>
          </table:table-cell>
          <table:table-cell table:number-columns-repeated="16378"/>
        </table:table-row>
        <table:table-row table:style-name="ro4">
          <table:table-cell office:value-type="float" office:value="19" table:style-name="ce58">
            <text:p>19</text:p>
          </table:table-cell>
          <table:table-cell office:value-type="string" table:style-name="ce60">
            <text:p>14641k</text:p>
          </table:table-cell>
          <table:table-cell office:value-type="float" office:value="131072" table:style-name="ce3">
            <text:p>131072</text:p>
          </table:table-cell>
          <table:table-cell office:value-type="float" office:value="131769" table:style-name="ce30">
            <text:p>131769</text:p>
          </table:table-cell>
          <table:table-cell office:value-type="float" office:value="9.1817711898016654" table:formula="of:=1200*LN([.$D21]/[.$C21])/LN(2)" table:style-name="ce59">
            <text:p>9.181771189801670</text:p>
          </table:table-cell>
          <table:table-cell office:value-type="string" office:string-value=",)|(" table:formula="of:=VLOOKUP([.A21];[Key.$A$2:.$B$982];2;FALSE)" table:style-name="ce3">
            <text:p>,)|(</text:p>
          </table:table-cell>
          <table:table-cell table:number-columns-repeated="16378"/>
        </table:table-row>
        <table:table-row table:style-name="ro4">
          <table:table-cell office:value-type="float" office:value="20" table:style-name="ce58">
            <text:p>20</text:p>
          </table:table-cell>
          <table:table-cell office:value-type="string" table:style-name="ce60">
            <text:p>7/11k</text:p>
          </table:table-cell>
          <table:table-cell office:value-type="float" office:value="891" table:style-name="ce3">
            <text:p>891</text:p>
          </table:table-cell>
          <table:table-cell office:value-type="float" office:value="896" table:style-name="ce30">
            <text:p>896</text:p>
          </table:table-cell>
          <table:table-cell office:value-type="float" office:value="9.6879606428186964" table:formula="of:=1200*LN([.$D22]/[.$C22])/LN(2)" table:style-name="ce59">
            <text:p>9.687960642818700</text:p>
          </table:table-cell>
          <table:table-cell office:value-type="string" office:string-value=")|(" table:formula="of:=VLOOKUP([.A22];[Key.$A$2:.$B$982];2;FALSE)" table:style-name="ce3">
            <text:p>)|(</text:p>
          </table:table-cell>
          <table:table-cell table:number-columns-repeated="16378"/>
        </table:table-row>
        <table:table-row table:style-name="ro4">
          <table:table-cell office:value-type="float" office:value="21" table:style-name="ce58">
            <text:p>21</text:p>
          </table:table-cell>
          <table:table-cell office:value-type="string" table:style-name="ce60">
            <text:p>275k</text:p>
          </table:table-cell>
          <table:table-cell office:value-type="float" office:value="2187" table:style-name="ce3">
            <text:p>2187</text:p>
          </table:table-cell>
          <table:table-cell office:value-type="float" office:value="2200" table:style-name="ce30">
            <text:p>2200</text:p>
          </table:table-cell>
          <table:table-cell office:value-type="float" office:value="10.260364036714352" table:formula="of:=1200*LN([.$D23]/[.$C23])/LN(2)" table:style-name="ce59">
            <text:p>10.260364036714400</text:p>
          </table:table-cell>
          <table:table-cell office:value-type="string" office:string-value="`)|(" table:formula="of:=VLOOKUP([.A23];[Key.$A$2:.$B$982];2;FALSE)" table:style-name="ce3">
            <text:p>`)|(</text:p>
          </table:table-cell>
          <table:table-cell table:number-columns-repeated="16378"/>
        </table:table-row>
        <table:table-row table:style-name="ro4">
          <table:table-cell office:value-type="float" office:value="22" table:style-name="ce58">
            <text:p>22</text:p>
          </table:table-cell>
          <table:table-cell office:value-type="string" table:style-name="ce60">
            <text:p>49/13k</text:p>
          </table:table-cell>
          <table:table-cell office:value-type="float" office:value="106496" table:style-name="ce3">
            <text:p>106496</text:p>
          </table:table-cell>
          <table:table-cell office:value-type="float" office:value="107163" table:style-name="ce30">
            <text:p>107163</text:p>
          </table:table-cell>
          <table:table-cell office:value-type="float" office:value="10.809157226651013" table:formula="of:=1200*LN([.$D24]/[.$C24])/LN(2)" table:style-name="ce59">
            <text:p>10.809157226651000</text:p>
          </table:table-cell>
          <table:table-cell office:value-type="string" office:string-value="``)|(" table:formula="of:=VLOOKUP([.A24];[Key.$A$2:.$B$982];2;FALSE)" table:style-name="ce3">
            <text:p>``)|(</text:p>
          </table:table-cell>
          <table:table-cell table:number-columns-repeated="16378"/>
        </table:table-row>
        <table:table-row table:style-name="ro4">
          <table:table-cell office:value-type="float" office:value="23" table:style-name="ce58">
            <text:p>23</text:p>
          </table:table-cell>
          <table:table-cell office:value-type="string" table:style-name="ce60">
            <text:p>1/8575k</text:p>
          </table:table-cell>
          <table:table-cell office:value-type="float" office:value="2083725" table:style-name="ce3">
            <text:p>2083725</text:p>
          </table:table-cell>
          <table:table-cell office:value-type="float" office:value="2097152" table:style-name="ce30">
            <text:p>2097152</text:p>
          </table:table-cell>
          <table:table-cell office:value-type="float" office:value="11.119848536018317" table:formula="of:=1200*LN([.$D25]/[.$C25])/LN(2)" table:style-name="ce59">
            <text:p>11.119848536018300</text:p>
          </table:table-cell>
          <table:table-cell office:value-type="string" office:string-value=",')|(" table:formula="of:=VLOOKUP([.A25];[Key.$A$2:.$B$982];2;FALSE)" table:style-name="ce3">
            <text:p>,')|(</text:p>
          </table:table-cell>
          <table:table-cell table:number-columns-repeated="16378"/>
        </table:table-row>
        <table:table-row table:style-name="ro4">
          <table:table-cell office:value-type="float" office:value="24" table:style-name="ce58">
            <text:p>24</text:p>
          </table:table-cell>
          <table:table-cell office:value-type="string" table:style-name="ce60">
            <text:p>35/11k</text:p>
          </table:table-cell>
          <table:table-cell office:value-type="float" office:value="2816" table:style-name="ce3">
            <text:p>2816</text:p>
          </table:table-cell>
          <table:table-cell office:value-type="float" office:value="2835" table:style-name="ce30">
            <text:p>2835</text:p>
          </table:table-cell>
          <table:table-cell office:value-type="float" office:value="11.641681430752847" table:formula="of:=1200*LN([.$D26]/[.$C26])/LN(2)" table:style-name="ce59">
            <text:p>11.641681430752800</text:p>
          </table:table-cell>
          <table:table-cell office:value-type="string" office:string-value="')|(" table:formula="of:=VLOOKUP([.A26];[Key.$A$2:.$B$982];2;FALSE)" table:style-name="ce3">
            <text:p>')|(</text:p>
          </table:table-cell>
          <table:table-cell table:number-columns-repeated="16378"/>
        </table:table-row>
        <table:table-row table:style-name="ro4">
          <table:table-cell office:value-type="float" office:value="25" table:style-name="ce58">
            <text:p>25</text:p>
          </table:table-cell>
          <table:table-cell office:value-type="string" table:style-name="ce60">
            <text:p>1/143C</text:p>
          </table:table-cell>
          <table:table-cell office:value-type="float" office:value="143" table:style-name="ce3">
            <text:p>143</text:p>
          </table:table-cell>
          <table:table-cell office:value-type="float" office:value="144" table:style-name="ce30">
            <text:p>144</text:p>
          </table:table-cell>
          <table:table-cell office:value-type="float" office:value="12.064397596707702" table:formula="of:=1200*LN([.$D27]/[.$C27])/LN(2)" table:style-name="ce59">
            <text:p>12.064397596707700</text:p>
          </table:table-cell>
          <table:table-cell office:value-type="string" office:string-value=")~|" table:formula="of:=VLOOKUP([.A27];[Key.$A$2:.$B$982];2;FALSE)" table:style-name="ce3">
            <text:p>)~|</text:p>
          </table:table-cell>
          <table:table-cell table:number-columns-repeated="16378"/>
        </table:table-row>
        <table:table-row table:style-name="ro4">
          <table:table-cell office:value-type="float" office:value="26" table:style-name="ce58">
            <text:p>26</text:p>
          </table:table-cell>
          <table:table-cell office:value-type="string" table:style-name="ce60">
            <text:p>17/5C</text:p>
          </table:table-cell>
          <table:table-cell office:value-type="float" office:value="135" table:style-name="ce3">
            <text:p>135</text:p>
          </table:table-cell>
          <table:table-cell office:value-type="float" office:value="136" table:style-name="ce30">
            <text:p>136</text:p>
          </table:table-cell>
          <table:table-cell office:value-type="float" office:value="12.776693039410047" table:formula="of:=1200*LN([.$D28]/[.$C28])/LN(2)" table:style-name="ce59">
            <text:p>12.776693039410000</text:p>
          </table:table-cell>
          <table:table-cell office:value-type="string" office:string-value=".~|(" table:formula="of:=VLOOKUP([.A28];[Key.$A$2:.$B$982];2;FALSE)" table:style-name="ce3">
            <text:p>.~|(</text:p>
          </table:table-cell>
          <table:table-cell table:number-columns-repeated="16378"/>
        </table:table-row>
        <table:table-row table:style-name="ro4">
          <table:table-cell office:value-type="float" office:value="27" table:style-name="ce58">
            <text:p>27</text:p>
          </table:table-cell>
          <table:table-cell office:value-type="string" table:style-name="ce60">
            <text:p>11/23C</text:p>
          </table:table-cell>
          <table:table-cell office:value-type="float" office:value="5589" table:style-name="ce3">
            <text:p>5589</text:p>
          </table:table-cell>
          <table:table-cell office:value-type="float" office:value="5632" table:style-name="ce30">
            <text:p>5632</text:p>
          </table:table-cell>
          <table:table-cell office:value-type="float" office:value="13.268590769404103" table:formula="of:=1200*LN([.$D29]/[.$C29])/LN(2)" table:style-name="ce59">
            <text:p>13.268590769404100</text:p>
          </table:table-cell>
          <table:table-cell office:value-type="string" office:string-value="`.~|(" table:formula="of:=VLOOKUP([.A29];[Key.$A$2:.$B$982];2;FALSE)" table:style-name="ce3">
            <text:p>`.~|(</text:p>
          </table:table-cell>
          <table:table-cell table:number-columns-repeated="16378"/>
        </table:table-row>
        <table:table-row table:style-name="ro4">
          <table:table-cell office:value-type="float" office:value="28" table:style-name="ce58">
            <text:p>28</text:p>
          </table:table-cell>
          <table:table-cell office:value-type="string" table:style-name="ce60">
            <text:p>7/125C</text:p>
          </table:table-cell>
          <table:table-cell office:value-type="float" office:value="125" table:style-name="ce3">
            <text:p>125</text:p>
          </table:table-cell>
          <table:table-cell office:value-type="float" office:value="126" table:style-name="ce30">
            <text:p>126</text:p>
          </table:table-cell>
          <table:table-cell office:value-type="float" office:value="13.794766605395326" table:formula="of:=1200*LN([.$D30]/[.$C30])/LN(2)" table:style-name="ce59">
            <text:p>13.794766605395300</text:p>
          </table:table-cell>
          <table:table-cell office:value-type="string" office:string-value=",,~|(" table:formula="of:=VLOOKUP([.A30];[Key.$A$2:.$B$982];2;FALSE)" table:style-name="ce3">
            <text:p>,,~|(</text:p>
          </table:table-cell>
          <table:table-cell table:number-columns-repeated="16378"/>
        </table:table-row>
        <table:table-row table:style-name="ro4">
          <table:table-cell office:value-type="float" office:value="29" table:style-name="ce58">
            <text:p>29</text:p>
          </table:table-cell>
          <table:table-cell office:value-type="string" table:style-name="ce60">
            <text:p>245C</text:p>
          </table:table-cell>
          <table:table-cell office:value-type="float" office:value="243" table:style-name="ce3">
            <text:p>243</text:p>
          </table:table-cell>
          <table:table-cell office:value-type="float" office:value="245" table:style-name="ce30">
            <text:p>245</text:p>
          </table:table-cell>
          <table:table-cell office:value-type="float" office:value="14.190522476147523" table:formula="of:=1200*LN([.$D31]/[.$C31])/LN(2)" table:style-name="ce59">
            <text:p>14.190522476147500</text:p>
          </table:table-cell>
          <table:table-cell office:value-type="string" office:string-value=",~|(" table:formula="of:=VLOOKUP([.A31];[Key.$A$2:.$B$982];2;FALSE)" table:style-name="ce3">
            <text:p>,~|(</text:p>
          </table:table-cell>
          <table:table-cell table:number-columns-repeated="16378"/>
        </table:table-row>
        <table:table-row table:style-name="ro4">
          <table:table-cell office:value-type="float" office:value="30" table:style-name="ce58">
            <text:p>30</text:p>
          </table:table-cell>
          <table:table-cell office:value-type="string" table:style-name="ce60">
            <text:p>17C</text:p>
          </table:table-cell>
          <table:table-cell office:value-type="float" office:value="4096" table:style-name="ce3">
            <text:p>4096</text:p>
          </table:table-cell>
          <table:table-cell office:value-type="float" office:value="4131" table:style-name="ce30">
            <text:p>4131</text:p>
          </table:table-cell>
          <table:table-cell office:value-type="float" office:value="14.730413827344378" table:formula="of:=1200*LN([.$D32]/[.$C32])/LN(2)" table:style-name="ce59">
            <text:p>14.730413827344400</text:p>
          </table:table-cell>
          <table:table-cell office:value-type="string" office:string-value="~|(" table:formula="of:=VLOOKUP([.A32];[Key.$A$2:.$B$982];2;FALSE)" table:style-name="ce3">
            <text:p>~|(</text:p>
          </table:table-cell>
          <table:table-cell table:number-columns-repeated="16378"/>
        </table:table-row>
        <table:table-row table:style-name="ro4">
          <table:table-cell office:value-type="float" office:value="31" table:style-name="ce58">
            <text:p>31</text:p>
          </table:table-cell>
          <table:table-cell office:value-type="string" table:style-name="ce60">
            <text:p>143/7C</text:p>
          </table:table-cell>
          <table:table-cell office:value-type="float" office:value="567" table:style-name="ce3">
            <text:p>567</text:p>
          </table:table-cell>
          <table:table-cell office:value-type="float" office:value="572" table:style-name="ce30">
            <text:p>572</text:p>
          </table:table-cell>
          <table:table-cell office:value-type="float" office:value="15.199694203392605" table:formula="of:=1200*LN([.$D33]/[.$C33])/LN(2)" table:style-name="ce59">
            <text:p>15.199694203392600</text:p>
          </table:table-cell>
          <table:table-cell office:value-type="string" office:string-value="`~|(" table:formula="of:=VLOOKUP([.A33];[Key.$A$2:.$B$982];2;FALSE)" table:style-name="ce3">
            <text:p>`~|(</text:p>
          </table:table-cell>
          <table:table-cell table:number-columns-repeated="16378"/>
        </table:table-row>
        <table:table-row table:style-name="ro4">
          <table:table-cell office:value-type="float" office:value="32" table:style-name="ce58">
            <text:p>32</text:p>
          </table:table-cell>
          <table:table-cell office:value-type="string" table:style-name="ce60">
            <text:p>7/25C</text:p>
          </table:table-cell>
          <table:table-cell office:value-type="float" office:value="409600" table:style-name="ce3">
            <text:p>409600</text:p>
          </table:table-cell>
          <table:table-cell office:value-type="float" office:value="413343" table:style-name="ce30">
            <text:p>413343</text:p>
          </table:table-cell>
          <table:table-cell office:value-type="float" office:value="15.748487393329595" table:formula="of:=1200*LN([.$D34]/[.$C34])/LN(2)" table:style-name="ce59">
            <text:p>15.748487393329600</text:p>
          </table:table-cell>
          <table:table-cell office:value-type="string" office:string-value=",,|~" table:formula="of:=VLOOKUP([.A34];[Key.$A$2:.$B$982];2;FALSE)" table:style-name="ce3">
            <text:p>,,|~</text:p>
          </table:table-cell>
          <table:table-cell table:number-columns-repeated="16378"/>
        </table:table-row>
        <table:table-row table:style-name="ro4">
          <table:table-cell office:value-type="float" office:value="33" table:style-name="ce58">
            <text:p>33</text:p>
          </table:table-cell>
          <table:table-cell office:value-type="string" table:style-name="ce60">
            <text:p>1225C</text:p>
          </table:table-cell>
          <table:table-cell office:value-type="float" office:value="32768" table:style-name="ce3">
            <text:p>32768</text:p>
          </table:table-cell>
          <table:table-cell office:value-type="float" office:value="33075" table:style-name="ce30">
            <text:p>33075</text:p>
          </table:table-cell>
          <table:table-cell office:value-type="float" office:value="16.144243264081744" table:formula="of:=1200*LN([.$D35]/[.$C35])/LN(2)" table:style-name="ce59">
            <text:p>16.144243264081700</text:p>
          </table:table-cell>
          <table:table-cell office:value-type="string" office:string-value=",|~" table:formula="of:=VLOOKUP([.A35];[Key.$A$2:.$B$982];2;FALSE)" table:style-name="ce3">
            <text:p>,|~</text:p>
          </table:table-cell>
          <table:table-cell table:number-columns-repeated="16378"/>
        </table:table-row>
        <table:table-row table:style-name="ro4">
          <table:table-cell office:value-type="float" office:value="34" table:style-name="ce58">
            <text:p>34</text:p>
          </table:table-cell>
          <table:table-cell office:value-type="string" table:style-name="ce60">
            <text:p>23C</text:p>
          </table:table-cell>
          <table:table-cell office:value-type="float" office:value="729" table:style-name="ce3">
            <text:p>729</text:p>
          </table:table-cell>
          <table:table-cell office:value-type="float" office:value="736" table:style-name="ce30">
            <text:p>736</text:p>
          </table:table-cell>
          <table:table-cell office:value-type="float" office:value="16.544342076090803" table:formula="of:=1200*LN([.$D36]/[.$C36])/LN(2)" table:style-name="ce59">
            <text:p>16.544342076090800</text:p>
          </table:table-cell>
          <table:table-cell office:value-type="string" office:string-value="|~" table:formula="of:=VLOOKUP([.A36];[Key.$A$2:.$B$982];2;FALSE)" table:style-name="ce3">
            <text:p>|~</text:p>
          </table:table-cell>
          <table:table-cell table:number-columns-repeated="16378"/>
        </table:table-row>
        <table:table-row table:style-name="ro4">
          <table:table-cell office:value-type="float" office:value="35" table:style-name="ce58">
            <text:p>35</text:p>
          </table:table-cell>
          <table:table-cell office:value-type="string" table:style-name="ce60">
            <text:p>1/169C</text:p>
          </table:table-cell>
          <table:table-cell office:value-type="float" office:value="507" table:style-name="ce3">
            <text:p>507</text:p>
          </table:table-cell>
          <table:table-cell office:value-type="float" office:value="512" table:style-name="ce30">
            <text:p>512</text:p>
          </table:table-cell>
          <table:table-cell office:value-type="float" office:value="16.989675595991482" table:formula="of:=1200*LN([.$D37]/[.$C37])/LN(2)" table:style-name="ce59">
            <text:p>16.989675595991500</text:p>
          </table:table-cell>
          <table:table-cell office:value-type="string" office:string-value="`|~" table:formula="of:=VLOOKUP([.A37];[Key.$A$2:.$B$982];2;FALSE)" table:style-name="ce3">
            <text:p>`|~</text:p>
          </table:table-cell>
          <table:table-cell table:number-columns-repeated="16378"/>
        </table:table-row>
        <table:table-row table:style-name="ro4">
          <table:table-cell office:value-type="float" office:value="36" table:style-name="ce58">
            <text:p>36</text:p>
          </table:table-cell>
          <table:table-cell office:value-type="string" table:style-name="ce60">
            <text:p>11/49C</text:p>
          </table:table-cell>
          <table:table-cell office:value-type="float" office:value="98" table:style-name="ce3">
            <text:p>98</text:p>
          </table:table-cell>
          <table:table-cell office:value-type="float" office:value="99" table:style-name="ce30">
            <text:p>99</text:p>
          </table:table-cell>
          <table:table-cell office:value-type="float" office:value="17.576131157281512" table:formula="of:=1200*LN([.$D38]/[.$C38])/LN(2)" table:style-name="ce59">
            <text:p>17.576131157281500</text:p>
          </table:table-cell>
          <table:table-cell office:value-type="string" office:string-value="~~|" table:formula="of:=VLOOKUP([.A38];[Key.$A$2:.$B$982];2;FALSE)" table:style-name="ce3">
            <text:p>~~|</text:p>
          </table:table-cell>
          <table:table-cell table:number-columns-repeated="16378"/>
        </table:table-row>
        <table:table-row table:style-name="ro4">
          <table:table-cell office:value-type="float" office:value="37" table:style-name="ce58">
            <text:p>37</text:p>
          </table:table-cell>
          <table:table-cell office:value-type="string" table:style-name="ce60">
            <text:p>11/31C</text:p>
          </table:table-cell>
          <table:table-cell office:value-type="float" office:value="7936" table:style-name="ce3">
            <text:p>7936</text:p>
          </table:table-cell>
          <table:table-cell office:value-type="float" office:value="8019" table:style-name="ce30">
            <text:p>8019</text:p>
          </table:table-cell>
          <table:table-cell office:value-type="float" office:value="18.012375092831025" table:formula="of:=1200*LN([.$D39]/[.$C39])/LN(2)" table:style-name="ce59">
            <text:p>18.012375092831000</text:p>
          </table:table-cell>
          <table:table-cell office:value-type="string" office:string-value="`~~|" table:formula="of:=VLOOKUP([.A39];[Key.$A$2:.$B$982];2;FALSE)" table:style-name="ce3">
            <text:p>`~~|</text:p>
          </table:table-cell>
          <table:table-cell table:number-columns-repeated="16378"/>
        </table:table-row>
        <table:table-row table:style-name="ro4">
          <table:table-cell office:value-type="float" office:value="38" table:style-name="ce58">
            <text:p>38</text:p>
          </table:table-cell>
          <table:table-cell office:value-type="string" table:style-name="ce60">
            <text:p>17/7C</text:p>
          </table:table-cell>
          <table:table-cell office:value-type="float" office:value="137781" table:style-name="ce3">
            <text:p>137781</text:p>
          </table:table-cell>
          <table:table-cell office:value-type="float" office:value="139264" table:style-name="ce30">
            <text:p>139264</text:p>
          </table:table-cell>
          <table:table-cell office:value-type="float" office:value="18.534495242795682" table:formula="of:=1200*LN([.$D40]/[.$C40])/LN(2)" table:style-name="ce59">
            <text:p>18.534495242795700</text:p>
          </table:table-cell>
          <table:table-cell office:value-type="string" office:string-value="``~~|" table:formula="of:=VLOOKUP([.A40];[Key.$A$2:.$B$982];2;FALSE)" table:style-name="ce3">
            <text:p>``~~|</text:p>
          </table:table-cell>
          <table:table-cell table:number-columns-repeated="16378"/>
        </table:table-row>
        <table:table-row table:style-name="ro4">
          <table:table-cell office:value-type="float" office:value="39" table:style-name="ce58">
            <text:p>39</text:p>
          </table:table-cell>
          <table:table-cell office:value-type="string" table:style-name="ce60">
            <text:p>91/5C</text:p>
          </table:table-cell>
          <table:table-cell office:value-type="float" office:value="90" table:style-name="ce3">
            <text:p>90</text:p>
          </table:table-cell>
          <table:table-cell office:value-type="float" office:value="91" table:style-name="ce30">
            <text:p>91</text:p>
          </table:table-cell>
          <table:table-cell office:value-type="float" office:value="19.129852642825803" table:formula="of:=1200*LN([.$D41]/[.$C41])/LN(2)" table:style-name="ce59">
            <text:p>19.129852642825800</text:p>
          </table:table-cell>
          <table:table-cell office:value-type="string" office:string-value=",./|" table:formula="of:=VLOOKUP([.A41];[Key.$A$2:.$B$982];2;FALSE)" table:style-name="ce3">
            <text:p>,./|</text:p>
          </table:table-cell>
          <table:table-cell table:number-columns-repeated="16378"/>
        </table:table-row>
        <table:table-row table:style-name="ro4">
          <table:table-cell office:value-type="float" office:value="40" table:style-name="ce58">
            <text:p>40</text:p>
          </table:table-cell>
          <table:table-cell office:value-type="string" table:style-name="ce60">
            <text:p>1/25C</text:p>
          </table:table-cell>
          <table:table-cell office:value-type="float" office:value="2025" table:style-name="ce3">
            <text:p>2025</text:p>
          </table:table-cell>
          <table:table-cell office:value-type="float" office:value="2048" table:style-name="ce30">
            <text:p>2048</text:p>
          </table:table-cell>
          <table:table-cell office:value-type="float" office:value="19.552568808780734" table:formula="of:=1200*LN([.$D42]/[.$C42])/LN(2)" table:style-name="ce59">
            <text:p>19.552568808780700</text:p>
          </table:table-cell>
          <table:table-cell office:value-type="string" office:string-value="./|" table:formula="of:=VLOOKUP([.A42];[Key.$A$2:.$B$982];2;FALSE)" table:style-name="ce3">
            <text:p>./|</text:p>
          </table:table-cell>
          <table:table-cell table:number-columns-repeated="16378"/>
        </table:table-row>
        <table:table-row table:style-name="ro4">
          <table:table-cell office:value-type="float" office:value="41" table:style-name="ce58">
            <text:p>41</text:p>
          </table:table-cell>
          <table:table-cell office:value-type="string" table:style-name="ce60">
            <text:p>1/19C</text:p>
          </table:table-cell>
          <table:table-cell office:value-type="float" office:value="19456" table:style-name="ce3">
            <text:p>19456</text:p>
          </table:table-cell>
          <table:table-cell office:value-type="float" office:value="19683" table:style-name="ce30">
            <text:p>19683</text:p>
          </table:table-cell>
          <table:table-cell office:value-type="float" office:value="20.081991656184307" table:formula="of:=1200*LN([.$D43]/[.$C43])/LN(2)" table:style-name="ce59">
            <text:p>20.081991656184300</text:p>
          </table:table-cell>
          <table:table-cell office:value-type="string" office:string-value=")|~" table:formula="of:=VLOOKUP([.A43];[Key.$A$2:.$B$982];2;FALSE)" table:style-name="ce3">
            <text:p>)|~</text:p>
          </table:table-cell>
          <table:table-cell table:number-columns-repeated="16378"/>
        </table:table-row>
        <table:table-row table:style-name="ro4">
          <table:table-cell office:value-type="float" office:value="42" table:style-name="ce58">
            <text:p>42</text:p>
          </table:table-cell>
          <table:table-cell office:value-type="string" table:style-name="ce60">
            <text:p>1/253C</text:p>
          </table:table-cell>
          <table:table-cell office:value-type="float" office:value="253" table:style-name="ce3">
            <text:p>253</text:p>
          </table:table-cell>
          <table:table-cell office:value-type="float" office:value="256" table:style-name="ce30">
            <text:p>256</text:p>
          </table:table-cell>
          <table:table-cell office:value-type="float" office:value="20.407710366827729" table:formula="of:=1200*LN([.$D44]/[.$C44])/LN(2)" table:style-name="ce59">
            <text:p>20.407710366827700</text:p>
          </table:table-cell>
          <table:table-cell office:value-type="string" office:string-value=",,/|" table:formula="of:=VLOOKUP([.A44];[Key.$A$2:.$B$982];2;FALSE)" table:style-name="ce3">
            <text:p>,,/|</text:p>
          </table:table-cell>
          <table:table-cell table:number-columns-repeated="16378"/>
        </table:table-row>
        <table:table-row table:style-name="ro4">
          <table:table-cell office:value-type="float" office:value="43" table:style-name="ce58">
            <text:p>43</text:p>
          </table:table-cell>
          <table:table-cell office:value-type="string" table:style-name="ce60">
            <text:p>91C</text:p>
          </table:table-cell>
          <table:table-cell office:value-type="float" office:value="65536" table:style-name="ce3">
            <text:p>65536</text:p>
          </table:table-cell>
          <table:table-cell office:value-type="float" office:value="66339" table:style-name="ce30">
            <text:p>66339</text:p>
          </table:table-cell>
          <table:table-cell office:value-type="float" office:value="21.083573430760026" table:formula="of:=1200*LN([.$D45]/[.$C45])/LN(2)" table:style-name="ce59">
            <text:p>21.083573430760000</text:p>
          </table:table-cell>
          <table:table-cell office:value-type="string" office:string-value=",/|" table:formula="of:=VLOOKUP([.A45];[Key.$A$2:.$B$982];2;FALSE)" table:style-name="ce3">
            <text:p>,/|</text:p>
          </table:table-cell>
          <table:table-cell table:number-columns-repeated="16378"/>
        </table:table-row>
        <table:table-row table:style-name="ro4">
          <table:table-cell office:value-type="float" office:value="44" table:style-name="ce58">
            <text:p>44</text:p>
          </table:table-cell>
          <table:table-cell office:value-type="string" table:style-name="ce60">
            <text:p>1/5C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0">
            <text:p>81</text:p>
          </table:table-cell>
          <table:table-cell office:value-type="float" office:value="21.50628959671478" table:formula="of:=1200*LN([.$D46]/[.$C46])/LN(2)" table:style-name="ce59">
            <text:p>21.506289596714800</text:p>
          </table:table-cell>
          <table:table-cell office:value-type="string" office:string-value="/|" table:formula="of:=VLOOKUP([.A46];[Key.$A$2:.$B$982];2;FALSE)" table:style-name="ce3">
            <text:p>/|</text:p>
          </table:table-cell>
          <table:table-cell table:number-columns-repeated="16378"/>
        </table:table-row>
        <table:table-row table:style-name="ro4">
          <table:table-cell office:value-type="float" office:value="45" table:style-name="ce58">
            <text:p>45</text:p>
          </table:table-cell>
          <table:table-cell office:value-type="string" table:style-name="ce60">
            <text:p>875C</text:p>
          </table:table-cell>
          <table:table-cell office:value-type="float" office:value="864" table:style-name="ce3">
            <text:p>864</text:p>
          </table:table-cell>
          <table:table-cell office:value-type="float" office:value="875" table:style-name="ce30">
            <text:p>875</text:p>
          </table:table-cell>
          <table:table-cell office:value-type="float" office:value="21.902045467466987" table:formula="of:=1200*LN([.$D47]/[.$C47])/LN(2)" table:style-name="ce59">
            <text:p>21.902045467467000</text:p>
          </table:table-cell>
          <table:table-cell office:value-type="string" office:string-value="`/|" table:formula="of:=VLOOKUP([.A47];[Key.$A$2:.$B$982];2;FALSE)" table:style-name="ce3">
            <text:p>`/|</text:p>
          </table:table-cell>
          <table:table-cell table:number-columns-repeated="16378"/>
        </table:table-row>
        <table:table-row table:style-name="ro4">
          <table:table-cell office:value-type="float" office:value="46" table:style-name="ce58">
            <text:p>46</text:p>
          </table:table-cell>
          <table:table-cell office:value-type="string" table:style-name="ce60">
            <text:p>25/13C</text:p>
          </table:table-cell>
          <table:table-cell office:value-type="float" office:value="3159" table:style-name="ce3">
            <text:p>3159</text:p>
          </table:table-cell>
          <table:table-cell office:value-type="float" office:value="3200" table:style-name="ce30">
            <text:p>3200</text:p>
          </table:table-cell>
          <table:table-cell office:value-type="float" office:value="22.324761633422071" table:formula="of:=1200*LN([.$D48]/[.$C48])/LN(2)" table:style-name="ce59">
            <text:p>22.324761633422100</text:p>
          </table:table-cell>
          <table:table-cell office:value-type="string" office:string-value="``/|" table:formula="of:=VLOOKUP([.A48];[Key.$A$2:.$B$982];2;FALSE)" table:style-name="ce3">
            <text:p>``/|</text:p>
          </table:table-cell>
          <table:table-cell table:number-columns-repeated="16378"/>
        </table:table-row>
        <table:table-row table:style-name="ro4">
          <table:table-cell office:value-type="float" office:value="47" table:style-name="ce58">
            <text:p>47</text:p>
          </table:table-cell>
          <table:table-cell office:value-type="string" table:style-name="ce60">
            <text:p>19/25C</text:p>
          </table:table-cell>
          <table:table-cell office:value-type="float" office:value="75" table:style-name="ce3">
            <text:p>75</text:p>
          </table:table-cell>
          <table:table-cell office:value-type="float" office:value="76" table:style-name="ce30">
            <text:p>76</text:p>
          </table:table-cell>
          <table:table-cell office:value-type="float" office:value="22.930587537245689" table:formula="of:=1200*LN([.$D49]/[.$C49])/LN(2)" table:style-name="ce59">
            <text:p>22.930587537245700</text:p>
          </table:table-cell>
          <table:table-cell office:value-type="string" office:string-value=".)/|" table:formula="of:=VLOOKUP([.A49];[Key.$A$2:.$B$982];2;FALSE)" table:style-name="ce3">
            <text:p>.)/|</text:p>
          </table:table-cell>
          <table:table-cell table:number-columns-repeated="16378"/>
        </table:table-row>
        <table:table-row table:style-name="ro4">
          <table:table-cell office:value-type="float" office:value="48" table:style-name="ce58">
            <text:p>48</text:p>
          </table:table-cell>
          <table:table-cell office:value-type="string" table:style-name="ce60">
            <text:p>1C</text:p>
          </table:table-cell>
          <table:table-cell office:value-type="float" office:value="524288" table:style-name="ce3">
            <text:p>524288</text:p>
          </table:table-cell>
          <table:table-cell office:value-type="float" office:value="531441" table:style-name="ce30">
            <text:p>531441</text:p>
          </table:table-cell>
          <table:table-cell office:value-type="float" office:value="23.460010384649014" table:formula="of:=1200*LN([.$D50]/[.$C50])/LN(2)" table:style-name="ce59">
            <text:p>23.460010384649000</text:p>
          </table:table-cell>
          <table:table-cell office:value-type="string" office:string-value="'/|" table:formula="of:=VLOOKUP([.A50];[Key.$A$2:.$B$982];2;FALSE)" table:style-name="ce3">
            <text:p>'/|</text:p>
          </table:table-cell>
          <table:table-cell table:number-columns-repeated="16378"/>
        </table:table-row>
        <table:table-row table:style-name="ro4">
          <table:table-cell office:value-type="float" office:value="49" table:style-name="ce58">
            <text:p>49</text:p>
          </table:table-cell>
          <table:table-cell office:value-type="string" table:style-name="ce60">
            <text:p>4375C</text:p>
          </table:table-cell>
          <table:table-cell office:value-type="float" office:value="1048576" table:style-name="ce3">
            <text:p>1048576</text:p>
          </table:table-cell>
          <table:table-cell office:value-type="float" office:value="1063125" table:style-name="ce30">
            <text:p>1063125</text:p>
          </table:table-cell>
          <table:table-cell office:value-type="float" office:value="23.855766255401289" table:formula="of:=1200*LN([.$D51]/[.$C51])/LN(2)" table:style-name="ce59">
            <text:p>23.855766255401300</text:p>
          </table:table-cell>
          <table:table-cell office:value-type="string" office:string-value="`'/|" table:formula="of:=VLOOKUP([.A51];[Key.$A$2:.$B$982];2;FALSE)" table:style-name="ce3">
            <text:p>`'/|</text:p>
          </table:table-cell>
          <table:table-cell table:number-columns-repeated="16378"/>
        </table:table-row>
        <table:table-row table:style-name="ro4">
          <table:table-cell office:value-type="float" office:value="50" table:style-name="ce58">
            <text:p>50</text:p>
          </table:table-cell>
          <table:table-cell office:value-type="string" table:style-name="ce60">
            <text:p>77/5C</text:p>
          </table:table-cell>
          <table:table-cell office:value-type="float" office:value="1215" table:style-name="ce3">
            <text:p>1215</text:p>
          </table:table-cell>
          <table:table-cell office:value-type="float" office:value="1232" table:style-name="ce30">
            <text:p>1232</text:p>
          </table:table-cell>
          <table:table-cell office:value-type="float" office:value="24.05513064210966" table:formula="of:=1200*LN([.$D52]/[.$C52])/LN(2)" table:style-name="ce59">
            <text:p>24.055130642109700</text:p>
          </table:table-cell>
          <table:table-cell office:value-type="string" office:string-value=",,)/|" table:formula="of:=VLOOKUP([.A52];[Key.$A$2:.$B$982];2;FALSE)" table:style-name="ce3">
            <text:p>,,)/|</text:p>
          </table:table-cell>
          <table:table-cell table:number-columns-repeated="16378"/>
        </table:table-row>
        <table:table-row table:style-name="ro4">
          <table:table-cell office:value-type="float" office:value="51" table:style-name="ce58">
            <text:p>51</text:p>
          </table:table-cell>
          <table:table-cell office:value-type="string" table:style-name="ce60">
            <text:p>125/13C</text:p>
          </table:table-cell>
          <table:table-cell office:value-type="float" office:value="3328" table:style-name="ce3">
            <text:p>3328</text:p>
          </table:table-cell>
          <table:table-cell office:value-type="float" office:value="3375" table:style-name="ce30">
            <text:p>3375</text:p>
          </table:table-cell>
          <table:table-cell office:value-type="float" office:value="24.278482421356287" table:formula="of:=1200*LN([.$D53]/[.$C53])/LN(2)" table:style-name="ce59">
            <text:p>24.278482421356300</text:p>
          </table:table-cell>
          <table:table-cell office:value-type="string" office:string-value=",)/|" table:formula="of:=VLOOKUP([.A53];[Key.$A$2:.$B$982];2;FALSE)" table:style-name="ce3">
            <text:p>,)/|</text:p>
          </table:table-cell>
          <table:table-cell table:number-columns-repeated="16378"/>
        </table:table-row>
        <table:table-row table:style-name="ro4">
          <table:table-cell office:value-type="float" office:value="52" table:style-name="ce58">
            <text:p>52</text:p>
          </table:table-cell>
          <table:table-cell office:value-type="string" table:style-name="ce60">
            <text:p>19/5C</text:p>
          </table:table-cell>
          <table:table-cell office:value-type="float" office:value="40960" table:style-name="ce3">
            <text:p>40960</text:p>
          </table:table-cell>
          <table:table-cell office:value-type="float" office:value="41553" table:style-name="ce30">
            <text:p>41553</text:p>
          </table:table-cell>
          <table:table-cell office:value-type="float" office:value="24.884308325179774" table:formula="of:=1200*LN([.$D54]/[.$C54])/LN(2)" table:style-name="ce59">
            <text:p>24.884308325179800</text:p>
          </table:table-cell>
          <table:table-cell office:value-type="string" office:string-value=")/|" table:formula="of:=VLOOKUP([.A54];[Key.$A$2:.$B$982];2;FALSE)" table:style-name="ce3">
            <text:p>)/|</text:p>
          </table:table-cell>
          <table:table-cell table:number-columns-repeated="16378"/>
        </table:table-row>
        <table:table-row table:style-name="ro4">
          <table:table-cell office:value-type="float" office:value="53" table:style-name="ce58">
            <text:p>53</text:p>
          </table:table-cell>
          <table:table-cell office:value-type="string" table:style-name="ce60">
            <text:p>13C</text:p>
          </table:table-cell>
          <table:table-cell office:value-type="float" office:value="6561" table:style-name="ce3">
            <text:p>6561</text:p>
          </table:table-cell>
          <table:table-cell office:value-type="float" office:value="6656" table:style-name="ce30">
            <text:p>6656</text:p>
          </table:table-cell>
          <table:table-cell office:value-type="float" office:value="24.887654846211269" table:formula="of:=1200*LN([.$D55]/[.$C55])/LN(2)" table:style-name="ce59">
            <text:p>24.887654846211300</text:p>
          </table:table-cell>
          <table:table-cell office:value-type="string" office:string-value=",.|)" table:formula="of:=VLOOKUP([.A55];[Key.$A$2:.$B$982];2;FALSE)" table:style-name="ce3">
            <text:p>,.|)</text:p>
          </table:table-cell>
          <table:table-cell table:number-columns-repeated="16378"/>
        </table:table-row>
        <table:table-row table:style-name="ro4">
          <table:table-cell office:value-type="float" office:value="54" table:style-name="ce58">
            <text:p>54</text:p>
          </table:table-cell>
          <table:table-cell office:value-type="string" table:style-name="ce60">
            <text:p>1/35C</text:p>
          </table:table-cell>
          <table:table-cell office:value-type="float" office:value="2066715" table:style-name="ce3">
            <text:p>2066715</text:p>
          </table:table-cell>
          <table:table-cell office:value-type="float" office:value="2097152" table:style-name="ce30">
            <text:p>2097152</text:p>
          </table:table-cell>
          <table:table-cell office:value-type="float" office:value="25.310371012165891" table:formula="of:=1200*LN([.$D56]/[.$C56])/LN(2)" table:style-name="ce59">
            <text:p>25.310371012165900</text:p>
          </table:table-cell>
          <table:table-cell office:value-type="string" office:string-value=".|)" table:formula="of:=VLOOKUP([.A56];[Key.$A$2:.$B$982];2;FALSE)" table:style-name="ce3">
            <text:p>.|)</text:p>
          </table:table-cell>
          <table:table-cell table:number-columns-repeated="16378"/>
        </table:table-row>
        <table:table-row table:style-name="ro4">
          <table:table-cell office:value-type="float" office:value="55" table:style-name="ce58">
            <text:p>55</text:p>
          </table:table-cell>
          <table:table-cell office:value-type="string" table:style-name="ce60">
            <text:p>77C</text:p>
          </table:table-cell>
          <table:table-cell office:value-type="float" office:value="2048" table:style-name="ce3">
            <text:p>2048</text:p>
          </table:table-cell>
          <table:table-cell office:value-type="float" office:value="2079" table:style-name="ce30">
            <text:p>2079</text:p>
          </table:table-cell>
          <table:table-cell office:value-type="float" office:value="26.00885143004389" table:formula="of:=1200*LN([.$D57]/[.$C57])/LN(2)" table:style-name="ce59">
            <text:p>26.008851430043900</text:p>
          </table:table-cell>
          <table:table-cell office:value-type="string" office:string-value="`.|)" table:formula="of:=VLOOKUP([.A57];[Key.$A$2:.$B$982];2;FALSE)" table:style-name="ce3">
            <text:p>`.|)</text:p>
          </table:table-cell>
          <table:table-cell table:number-columns-repeated="16378"/>
        </table:table-row>
        <table:table-row table:style-name="ro4">
          <table:table-cell office:value-type="float" office:value="56" table:style-name="ce58">
            <text:p>56</text:p>
          </table:table-cell>
          <table:table-cell office:value-type="string" table:style-name="ce60">
            <text:p>11/65C</text:p>
          </table:table-cell>
          <table:table-cell office:value-type="float" office:value="65" table:style-name="ce3">
            <text:p>65</text:p>
          </table:table-cell>
          <table:table-cell office:value-type="float" office:value="66" table:style-name="ce30">
            <text:p>66</text:p>
          </table:table-cell>
          <table:table-cell office:value-type="float" office:value="26.431567595998626" table:formula="of:=1200*LN([.$D58]/[.$C58])/LN(2)" table:style-name="ce59">
            <text:p>26.431567595998600</text:p>
          </table:table-cell>
          <table:table-cell office:value-type="string" office:string-value=",,|)" table:formula="of:=VLOOKUP([.A58];[Key.$A$2:.$B$982];2;FALSE)" table:style-name="ce3">
            <text:p>,,|)</text:p>
          </table:table-cell>
          <table:table-cell table:number-columns-repeated="16378"/>
        </table:table-row>
        <table:table-row table:style-name="ro4">
          <table:table-cell office:value-type="float" office:value="57" table:style-name="ce58">
            <text:p>57</text:p>
          </table:table-cell>
          <table:table-cell office:value-type="string" table:style-name="ce60">
            <text:p>65C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30">
            <text:p>65</text:p>
          </table:table-cell>
          <table:table-cell office:value-type="float" office:value="26.841375634145415" table:formula="of:=1200*LN([.$D59]/[.$C59])/LN(2)" table:style-name="ce59">
            <text:p>26.841375634145400</text:p>
          </table:table-cell>
          <table:table-cell office:value-type="string" office:string-value=",|)" table:formula="of:=VLOOKUP([.A59];[Key.$A$2:.$B$982];2;FALSE)" table:style-name="ce3">
            <text:p>,|)</text:p>
          </table:table-cell>
          <table:table-cell table:number-columns-repeated="16378"/>
        </table:table-row>
        <table:table-row table:style-name="ro5">
          <table:table-cell office:value-type="float" office:value="58" table:style-name="ce58">
            <text:p>58</text:p>
          </table:table-cell>
          <table:table-cell office:value-type="string" table:style-name="ce60">
            <text:p>1/7C</text:p>
          </table:table-cell>
          <table:table-cell office:value-type="float" office:value="63" table:style-name="ce3">
            <text:p>63</text:p>
          </table:table-cell>
          <table:table-cell office:value-type="float" office:value="64" table:style-name="ce30">
            <text:p>64</text:p>
          </table:table-cell>
          <table:table-cell office:value-type="float" office:value="27.264091800100136" table:formula="of:=1200*LN([.$D60]/[.$C60])/LN(2)" table:style-name="ce59">
            <text:p>27.264091800100100</text:p>
          </table:table-cell>
          <table:table-cell office:value-type="string" office:string-value="|)" table:formula="of:=VLOOKUP([.A60];[Key.$A$2:.$B$982];2;FALSE)" table:style-name="ce3">
            <text:p>|)</text:p>
          </table:table-cell>
          <table:table-cell table:number-columns-repeated="16378"/>
        </table:table-row>
        <table:table-row table:style-name="ro5">
          <table:table-cell office:value-type="float" office:value="59" table:style-name="ce58">
            <text:p>59</text:p>
          </table:table-cell>
          <table:table-cell office:value-type="string" table:style-name="ce60">
            <text:p>625C</text:p>
          </table:table-cell>
          <table:table-cell office:value-type="float" office:value="19683" table:style-name="ce3">
            <text:p>19683</text:p>
          </table:table-cell>
          <table:table-cell office:value-type="float" office:value="20000" table:style-name="ce30">
            <text:p>20000</text:p>
          </table:table-cell>
          <table:table-cell office:value-type="float" office:value="27.659847670852461" table:formula="of:=1200*LN([.$D61]/[.$C61])/LN(2)" table:style-name="ce59">
            <text:p>27.659847670852500</text:p>
          </table:table-cell>
          <table:table-cell office:value-type="string" office:string-value="`|)" table:formula="of:=VLOOKUP([.A61];[Key.$A$2:.$B$982];2;FALSE)" table:style-name="ce3">
            <text:p>`|)</text:p>
          </table:table-cell>
          <table:table-cell table:number-columns-repeated="16378"/>
        </table:table-row>
        <table:table-row table:style-name="ro5">
          <table:table-cell office:value-type="float" office:value="60" table:style-name="ce58">
            <text:p>60</text:p>
          </table:table-cell>
          <table:table-cell office:value-type="string" table:style-name="ce60">
            <text:p>11/13C</text:p>
          </table:table-cell>
          <table:table-cell office:value-type="float" office:value="212992" table:style-name="ce3">
            <text:p>212992</text:p>
          </table:table-cell>
          <table:table-cell office:value-type="float" office:value="216513" table:style-name="ce30">
            <text:p>216513</text:p>
          </table:table-cell>
          <table:table-cell office:value-type="float" office:value="28.385288383932725" table:formula="of:=1200*LN([.$D62]/[.$C62])/LN(2)" table:style-name="ce59">
            <text:p>28.385288383932700</text:p>
          </table:table-cell>
          <table:table-cell office:value-type="string" office:string-value="``|)" table:formula="of:=VLOOKUP([.A62];[Key.$A$2:.$B$982];2;FALSE)" table:style-name="ce3">
            <text:p>``|)</text:p>
          </table:table-cell>
          <table:table-cell table:number-columns-repeated="16378"/>
        </table:table-row>
        <table:table-row table:style-name="ro5">
          <table:table-cell office:value-type="float" office:value="61" table:style-name="ce58">
            <text:p>61</text:p>
          </table:table-cell>
          <table:table-cell office:value-type="string" table:style-name="ce60">
            <text:p>325C</text:p>
          </table:table-cell>
          <table:table-cell office:value-type="float" office:value="2097152" table:style-name="ce3">
            <text:p>2097152</text:p>
          </table:table-cell>
          <table:table-cell office:value-type="float" office:value="2132325" table:style-name="ce30">
            <text:p>2132325</text:p>
          </table:table-cell>
          <table:table-cell office:value-type="float" office:value="28.795096422079567" table:formula="of:=1200*LN([.$D63]/[.$C63])/LN(2)" table:style-name="ce59">
            <text:p>28.795096422079600</text:p>
          </table:table-cell>
          <table:table-cell office:value-type="string" office:string-value=",'|)" table:formula="of:=VLOOKUP([.A63];[Key.$A$2:.$B$982];2;FALSE)" table:style-name="ce3">
            <text:p>,'|)</text:p>
          </table:table-cell>
          <table:table-cell table:number-columns-repeated="16378"/>
        </table:table-row>
        <table:table-row table:style-name="ro5">
          <table:table-cell office:value-type="float" office:value="62" table:style-name="ce58">
            <text:p>62</text:p>
          </table:table-cell>
          <table:table-cell office:value-type="string" table:style-name="ce60">
            <text:p>5/7C</text:p>
          </table:table-cell>
          <table:table-cell office:value-type="float" office:value="3584" table:style-name="ce3">
            <text:p>3584</text:p>
          </table:table-cell>
          <table:table-cell office:value-type="float" office:value="3645" table:style-name="ce30">
            <text:p>3645</text:p>
          </table:table-cell>
          <table:table-cell office:value-type="float" office:value="29.217812588034239" table:formula="of:=1200*LN([.$D64]/[.$C64])/LN(2)" table:style-name="ce59">
            <text:p>29.217812588034200</text:p>
          </table:table-cell>
          <table:table-cell office:value-type="string" office:string-value="'|)" table:formula="of:=VLOOKUP([.A64];[Key.$A$2:.$B$982];2;FALSE)" table:style-name="ce3">
            <text:p>'|)</text:p>
          </table:table-cell>
          <table:table-cell table:number-columns-repeated="16378"/>
        </table:table-row>
        <table:table-row table:style-name="ro5">
          <table:table-cell office:value-type="float" office:value="63" table:style-name="ce58">
            <text:p>63</text:p>
          </table:table-cell>
          <table:table-cell office:value-type="string" table:style-name="ce60">
            <text:p>3125C</text:p>
          </table:table-cell>
          <table:table-cell office:value-type="float" office:value="3072" table:style-name="ce3">
            <text:p>3072</text:p>
          </table:table-cell>
          <table:table-cell office:value-type="float" office:value="3125" table:style-name="ce30">
            <text:p>3125</text:p>
          </table:table-cell>
          <table:table-cell office:value-type="float" office:value="29.613568458786798" table:formula="of:=1200*LN([.$D65]/[.$C65])/LN(2)" table:style-name="ce59">
            <text:p>29.613568458786800</text:p>
          </table:table-cell>
          <table:table-cell office:value-type="string" office:string-value="`'|)" table:formula="of:=VLOOKUP([.A65];[Key.$A$2:.$B$982];2;FALSE)" table:style-name="ce3">
            <text:p>`'|)</text:p>
          </table:table-cell>
          <table:table-cell table:number-columns-repeated="16378"/>
        </table:table-row>
        <table:table-row table:style-name="ro5">
          <table:table-cell office:value-type="float" office:value="64" table:style-name="ce58">
            <text:p>64</text:p>
          </table:table-cell>
          <table:table-cell office:value-type="string" table:style-name="ce60">
            <text:p>85/11C</text:p>
          </table:table-cell>
          <table:table-cell office:value-type="float" office:value="2673" table:style-name="ce3">
            <text:p>2673</text:p>
          </table:table-cell>
          <table:table-cell office:value-type="float" office:value="2720" table:style-name="ce30">
            <text:p>2720</text:p>
          </table:table-cell>
          <table:table-cell office:value-type="float" office:value="30.176176673548365" table:formula="of:=1200*LN([.$D66]/[.$C66])/LN(2)" table:style-name="ce59">
            <text:p>30.176176673548400</text:p>
          </table:table-cell>
          <table:table-cell office:value-type="string" office:string-value=",)|)" table:formula="of:=VLOOKUP([.A66];[Key.$A$2:.$B$982];2;FALSE)" table:style-name="ce3">
            <text:p>,)|)</text:p>
          </table:table-cell>
          <table:table-cell table:number-columns-repeated="16378"/>
        </table:table-row>
        <table:table-row table:style-name="ro5">
          <table:table-cell office:value-type="float" office:value="65" table:style-name="ce58">
            <text:p>65</text:p>
          </table:table-cell>
          <table:table-cell office:value-type="string" table:style-name="ce60">
            <text:p>19/7C</text:p>
          </table:table-cell>
          <table:table-cell office:value-type="float" office:value="56" table:style-name="ce3">
            <text:p>56</text:p>
          </table:table-cell>
          <table:table-cell office:value-type="float" office:value="57" table:style-name="ce30">
            <text:p>57</text:p>
          </table:table-cell>
          <table:table-cell office:value-type="float" office:value="30.642110528564977" table:formula="of:=1200*LN([.$D67]/[.$C67])/LN(2)" table:style-name="ce59">
            <text:p>30.642110528565000</text:p>
          </table:table-cell>
          <table:table-cell office:value-type="string" office:string-value=")|)" table:formula="of:=VLOOKUP([.A67];[Key.$A$2:.$B$982];2;FALSE)" table:style-name="ce3">
            <text:p>)|)</text:p>
          </table:table-cell>
          <table:table-cell table:number-columns-repeated="16378"/>
        </table:table-row>
        <table:table-row table:style-name="ro5">
          <table:table-cell office:value-type="float" office:value="66" table:style-name="ce58">
            <text:p>66</text:p>
          </table:table-cell>
          <table:table-cell office:value-type="string" table:style-name="ce60">
            <text:p>55/7C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0">
            <text:p>56</text:p>
          </table:table-cell>
          <table:table-cell office:value-type="float" office:value="31.194250239533226" table:formula="of:=1200*LN([.$D68]/[.$C68])/LN(2)" table:style-name="ce59">
            <text:p>31.194250239533200</text:p>
          </table:table-cell>
          <table:table-cell office:value-type="string" office:string-value=".(|" table:formula="of:=VLOOKUP([.A68];[Key.$A$2:.$B$982];2;FALSE)" table:style-name="ce3">
            <text:p>.(|</text:p>
          </table:table-cell>
          <table:table-cell table:number-columns-repeated="16378"/>
        </table:table-row>
        <table:table-row table:style-name="ro5">
          <table:table-cell office:value-type="float" office:value="67" table:style-name="ce58">
            <text:p>67</text:p>
          </table:table-cell>
          <table:table-cell office:value-type="string" table:style-name="ce60">
            <text:p>55C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0">
            <text:p>55</text:p>
          </table:table-cell>
          <table:table-cell office:value-type="float" office:value="31.766653633429414" table:formula="of:=1200*LN([.$D69]/[.$C69])/LN(2)" table:style-name="ce59">
            <text:p>31.766653633429400</text:p>
          </table:table-cell>
          <table:table-cell office:value-type="string" office:string-value="|\" table:formula="of:=VLOOKUP([.A69];[Key.$A$2:.$B$982];2;FALSE)" table:style-name="ce3">
            <text:p>|\</text:p>
          </table:table-cell>
          <table:table-cell table:number-columns-repeated="16378"/>
        </table:table-row>
        <table:table-row table:style-name="ro5">
          <table:table-cell office:value-type="float" office:value="68" table:style-name="ce58">
            <text:p>68</text:p>
          </table:table-cell>
          <table:table-cell office:value-type="string" table:style-name="ce60">
            <text:p>11/91C</text:p>
          </table:table-cell>
          <table:table-cell office:value-type="float" office:value="22113" table:style-name="ce3">
            <text:p>22113</text:p>
          </table:table-cell>
          <table:table-cell office:value-type="float" office:value="22528" table:style-name="ce30">
            <text:p>22528</text:p>
          </table:table-cell>
          <table:table-cell office:value-type="float" office:value="32.189369799384167" table:formula="of:=1200*LN([.$D70]/[.$C70])/LN(2)" table:style-name="ce59">
            <text:p>32.189369799384200</text:p>
          </table:table-cell>
          <table:table-cell office:value-type="string" office:string-value="`|\" table:formula="of:=VLOOKUP([.A70];[Key.$A$2:.$B$982];2;FALSE)" table:style-name="ce3">
            <text:p>`|\</text:p>
          </table:table-cell>
          <table:table-cell table:number-columns-repeated="16378"/>
        </table:table-row>
        <table:table-row table:style-name="ro5">
          <table:table-cell office:value-type="float" office:value="69" table:style-name="ce58">
            <text:p>69</text:p>
          </table:table-cell>
          <table:table-cell office:value-type="string" table:style-name="ce60">
            <text:p>125/23C</text:p>
          </table:table-cell>
          <table:table-cell office:value-type="float" office:value="368" table:style-name="ce3">
            <text:p>368</text:p>
          </table:table-cell>
          <table:table-cell office:value-type="float" office:value="375" table:style-name="ce30">
            <text:p>375</text:p>
          </table:table-cell>
          <table:table-cell office:value-type="float" office:value="32.621795191476473" table:formula="of:=1200*LN([.$D71]/[.$C71])/LN(2)" table:style-name="ce59">
            <text:p>32.621795191476500</text:p>
          </table:table-cell>
          <table:table-cell office:value-type="string" office:string-value=",(|" table:formula="of:=VLOOKUP([.A71];[Key.$A$2:.$B$982];2;FALSE)" table:style-name="ce3">
            <text:p>,(|</text:p>
          </table:table-cell>
          <table:table-cell table:number-columns-repeated="16378"/>
        </table:table-row>
        <table:table-row table:style-name="ro5">
          <table:table-cell office:value-type="float" office:value="70" table:style-name="ce58">
            <text:p>70</text:p>
          </table:table-cell>
          <table:table-cell office:value-type="string" table:style-name="ce60">
            <text:p>7/11C</text:p>
          </table:table-cell>
          <table:table-cell office:value-type="float" office:value="45056" table:style-name="ce3">
            <text:p>45056</text:p>
          </table:table-cell>
          <table:table-cell office:value-type="float" office:value="45927" table:style-name="ce30">
            <text:p>45927</text:p>
          </table:table-cell>
          <table:table-cell office:value-type="float" office:value="33.147971027467491" table:formula="of:=1200*LN([.$D72]/[.$C72])/LN(2)" table:style-name="ce59">
            <text:p>33.147971027467500</text:p>
          </table:table-cell>
          <table:table-cell office:value-type="string" office:string-value="(|" table:formula="of:=VLOOKUP([.A72];[Key.$A$2:.$B$982];2;FALSE)" table:style-name="ce3">
            <text:p>(|</text:p>
          </table:table-cell>
          <table:table-cell table:number-columns-repeated="16378"/>
        </table:table-row>
        <table:table-row table:style-name="ro5">
          <table:table-cell office:value-type="float" office:value="71" table:style-name="ce58">
            <text:p>71</text:p>
          </table:table-cell>
          <table:table-cell office:value-type="string" table:style-name="ce60">
            <text:p>13/17S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0">
            <text:p>52</text:p>
          </table:table-cell>
          <table:table-cell office:value-type="float" office:value="33.617251403515773" table:formula="of:=1200*LN([.$D73]/[.$C73])/LN(2)" table:style-name="ce59">
            <text:p>33.617251403515800</text:p>
          </table:table-cell>
          <table:table-cell office:value-type="string" office:string-value="`(|" table:formula="of:=VLOOKUP([.A73];[Key.$A$2:.$B$982];2;FALSE)" table:style-name="ce3">
            <text:p>`(|</text:p>
          </table:table-cell>
          <table:table-cell table:number-columns-repeated="16378"/>
        </table:table-row>
        <table:table-row table:style-name="ro5">
          <table:table-cell office:value-type="float" office:value="72" table:style-name="ce58">
            <text:p>72</text:p>
          </table:table-cell>
          <table:table-cell office:value-type="string" table:style-name="ce60">
            <text:p>17/25C</text:p>
          </table:table-cell>
          <table:table-cell office:value-type="float" office:value="50" table:style-name="ce3">
            <text:p>50</text:p>
          </table:table-cell>
          <table:table-cell office:value-type="float" office:value="51" table:style-name="ce30">
            <text:p>51</text:p>
          </table:table-cell>
          <table:table-cell office:value-type="float" office:value="34.282982636125098" table:formula="of:=1200*LN([.$D74]/[.$C74])/LN(2)" table:style-name="ce59">
            <text:p>34.282982636125100</text:p>
          </table:table-cell>
          <table:table-cell office:value-type="string" office:string-value="``(|" table:formula="of:=VLOOKUP([.A74];[Key.$A$2:.$B$982];2;FALSE)" table:style-name="ce3">
            <text:p>``(|</text:p>
          </table:table-cell>
          <table:table-cell table:number-columns-repeated="16378"/>
        </table:table-row>
        <table:table-row table:style-name="ro5">
          <table:table-cell office:value-type="float" office:value="73" table:style-name="ce58">
            <text:p>73</text:p>
          </table:table-cell>
          <table:table-cell office:value-type="string" table:style-name="ce60">
            <text:p>7/247S</text:p>
          </table:table-cell>
          <table:table-cell office:value-type="float" office:value="247" table:style-name="ce3">
            <text:p>247</text:p>
          </table:table-cell>
          <table:table-cell office:value-type="float" office:value="252" table:style-name="ce30">
            <text:p>252</text:p>
          </table:table-cell>
          <table:table-cell office:value-type="float" office:value="34.695230298286717" table:formula="of:=1200*LN([.$D75]/[.$C75])/LN(2)" table:style-name="ce59">
            <text:p>34.695230298286700</text:p>
          </table:table-cell>
          <table:table-cell office:value-type="string" office:string-value=",'(|" table:formula="of:=VLOOKUP([.A75];[Key.$A$2:.$B$982];2;FALSE)" table:style-name="ce3">
            <text:p>,'(|</text:p>
          </table:table-cell>
          <table:table-cell table:number-columns-repeated="16378"/>
        </table:table-row>
        <table:table-row table:style-name="ro5">
          <table:table-cell office:value-type="float" office:value="74" table:style-name="ce58">
            <text:p>74</text:p>
          </table:table-cell>
          <table:table-cell office:value-type="string" table:style-name="ce60">
            <text:p>25/49C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0">
            <text:p>50</text:p>
          </table:table-cell>
          <table:table-cell office:value-type="float" office:value="34.975614791419815" table:formula="of:=1200*LN([.$D76]/[.$C76])/LN(2)" table:style-name="ce59">
            <text:p>34.975614791419800</text:p>
          </table:table-cell>
          <table:table-cell office:value-type="string" office:string-value="'(|" table:formula="of:=VLOOKUP([.A76];[Key.$A$2:.$B$982];2;FALSE)" table:style-name="ce3">
            <text:p>'(|</text:p>
          </table:table-cell>
          <table:table-cell table:number-columns-repeated="16378"/>
        </table:table-row>
        <table:table-row table:style-name="ro5">
          <table:table-cell office:value-type="float" office:value="75" table:style-name="ce58">
            <text:p>75</text:p>
          </table:table-cell>
          <table:table-cell office:value-type="string" table:style-name="ce60">
            <text:p>31S</text:p>
          </table:table-cell>
          <table:table-cell office:value-type="float" office:value="243" table:style-name="ce3">
            <text:p>243</text:p>
          </table:table-cell>
          <table:table-cell office:value-type="float" office:value="248" table:style-name="ce30">
            <text:p>248</text:p>
          </table:table-cell>
          <table:table-cell office:value-type="float" office:value="35.260568137313193" table:formula="of:=1200*LN([.$D77]/[.$C77])/LN(2)" table:style-name="ce59">
            <text:p>35.260568137313200</text:p>
          </table:table-cell>
          <table:table-cell office:value-type="string" office:string-value=",~|)" table:formula="of:=VLOOKUP([.A77];[Key.$A$2:.$B$982];2;FALSE)" table:style-name="ce3">
            <text:p>,~|)</text:p>
          </table:table-cell>
          <table:table-cell table:number-columns-repeated="16378"/>
        </table:table-row>
        <table:table-row table:style-name="ro5">
          <table:table-cell office:value-type="float" office:value="76" table:style-name="ce58">
            <text:p>76</text:p>
          </table:table-cell>
          <table:table-cell office:value-type="string" table:style-name="ce60">
            <text:p>49S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0">
            <text:p>49</text:p>
          </table:table-cell>
          <table:table-cell office:value-type="float" office:value="35.696812072862322" table:formula="of:=1200*LN([.$D78]/[.$C78])/LN(2)" table:style-name="ce59">
            <text:p>35.696812072862300</text:p>
          </table:table-cell>
          <table:table-cell office:value-type="string" office:string-value="~|)" table:formula="of:=VLOOKUP([.A78];[Key.$A$2:.$B$982];2;FALSE)" table:style-name="ce3">
            <text:p>~|)</text:p>
          </table:table-cell>
          <table:table-cell table:number-columns-repeated="16378"/>
        </table:table-row>
        <table:table-row table:style-name="ro5">
          <table:table-cell office:value-type="float" office:value="77" table:style-name="ce58">
            <text:p>77</text:p>
          </table:table-cell>
          <table:table-cell office:value-type="string" table:style-name="ce60">
            <text:p>17/5S</text:p>
          </table:table-cell>
          <table:table-cell office:value-type="float" office:value="327680" table:style-name="ce3">
            <text:p>327680</text:p>
          </table:table-cell>
          <table:table-cell office:value-type="float" office:value="334611" table:style-name="ce30">
            <text:p>334611</text:p>
          </table:table-cell>
          <table:table-cell office:value-type="float" office:value="36.236703424059158" table:formula="of:=1200*LN([.$D79]/[.$C79])/LN(2)" table:style-name="ce59">
            <text:p>36.236703424059200</text:p>
          </table:table-cell>
          <table:table-cell office:value-type="string" office:string-value="`~|)" table:formula="of:=VLOOKUP([.A79];[Key.$A$2:.$B$982];2;FALSE)" table:style-name="ce3">
            <text:p>`~|)</text:p>
          </table:table-cell>
          <table:table-cell table:number-columns-repeated="16378"/>
        </table:table-row>
        <table:table-row table:style-name="ro5">
          <table:table-cell office:value-type="float" office:value="78" table:style-name="ce61">
            <text:p>78</text:p>
          </table:table-cell>
          <table:table-cell office:value-type="string" table:style-name="ce60">
            <text:p>11/23S</text:p>
          </table:table-cell>
          <table:table-cell office:value-type="float" office:value="23552" table:style-name="ce3">
            <text:p>23552</text:p>
          </table:table-cell>
          <table:table-cell office:value-type="float" office:value="24057" table:style-name="ce30">
            <text:p>24057</text:p>
          </table:table-cell>
          <table:table-cell office:value-type="float" office:value="36.728601154053287" table:formula="of:=1200*LN([.$D80]/[.$C80])/LN(2)" table:style-name="ce59">
            <text:p>36.728601154053300</text:p>
          </table:table-cell>
          <table:table-cell office:value-type="string" office:string-value=",.(|(" table:formula="of:=VLOOKUP([.A80];[Key.$A$2:.$B$982];2;FALSE)" table:style-name="ce3">
            <text:p>,.(|(</text:p>
          </table:table-cell>
          <table:table-cell table:number-columns-repeated="16378"/>
        </table:table-row>
        <table:table-row table:style-name="ro5">
          <table:table-cell office:value-type="float" office:value="79" table:style-name="ce58">
            <text:p>79</text:p>
          </table:table-cell>
          <table:table-cell office:value-type="string" table:style-name="ce60">
            <text:p>1/11S</text:p>
          </table:table-cell>
          <table:table-cell office:value-type="float" office:value="8019" table:style-name="ce3">
            <text:p>8019</text:p>
          </table:table-cell>
          <table:table-cell office:value-type="float" office:value="8192" table:style-name="ce30">
            <text:p>8192</text:p>
          </table:table-cell>
          <table:table-cell office:value-type="float" office:value="36.952052442918934" table:formula="of:=1200*LN([.$D81]/[.$C81])/LN(2)" table:style-name="ce59">
            <text:p>36.952052442918900</text:p>
          </table:table-cell>
          <table:table-cell office:value-type="string" office:string-value=".(|(" table:formula="of:=VLOOKUP([.A81];[Key.$A$2:.$B$982];2;FALSE)" table:style-name="ce3">
            <text:p>.(|(</text:p>
          </table:table-cell>
          <table:table-cell table:number-columns-repeated="16378"/>
        </table:table-row>
        <table:table-row table:style-name="ro5">
          <table:table-cell office:value-type="float" office:value="80" table:style-name="ce58">
            <text:p>80</text:p>
          </table:table-cell>
          <table:table-cell office:value-type="string" table:style-name="ce60">
            <text:p>245S</text:p>
          </table:table-cell>
          <table:table-cell office:value-type="float" office:value="524288" table:style-name="ce3">
            <text:p>524288</text:p>
          </table:table-cell>
          <table:table-cell office:value-type="float" office:value="535815" table:style-name="ce30">
            <text:p>535815</text:p>
          </table:table-cell>
          <table:table-cell office:value-type="float" office:value="37.650532860796602" table:formula="of:=1200*LN([.$D82]/[.$C82])/LN(2)" table:style-name="ce59">
            <text:p>37.650532860796600</text:p>
          </table:table-cell>
          <table:table-cell office:value-type="string" office:string-value="'~|)" table:formula="of:=VLOOKUP([.A82];[Key.$A$2:.$B$982];2;FALSE)" table:style-name="ce3">
            <text:p>'~|)</text:p>
          </table:table-cell>
          <table:table-cell table:number-columns-repeated="16378"/>
        </table:table-row>
        <table:table-row table:style-name="ro5">
          <table:table-cell office:value-type="float" office:value="81" table:style-name="ce61">
            <text:p>81</text:p>
          </table:table-cell>
          <table:table-cell office:value-type="string" table:style-name="ce60">
            <text:p>23/5S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0">
            <text:p>46</text:p>
          </table:table-cell>
          <table:table-cell office:value-type="float" office:value="38.050631672805665" table:formula="of:=1200*LN([.$D83]/[.$C83])/LN(2)" table:style-name="ce59">
            <text:p>38.050631672805700</text:p>
          </table:table-cell>
          <table:table-cell office:value-type="string" office:string-value="/|~" table:formula="of:=VLOOKUP([.A83];[Key.$A$2:.$B$982];2;FALSE)" table:style-name="ce3">
            <text:p>/|~</text:p>
          </table:table-cell>
          <table:table-cell table:number-columns-repeated="16378"/>
        </table:table-row>
        <table:table-row table:style-name="ro5">
          <table:table-cell office:value-type="float" office:value="82" table:style-name="ce58">
            <text:p>82</text:p>
          </table:table-cell>
          <table:table-cell office:value-type="string" table:style-name="ce60">
            <text:p>7/13S</text:p>
          </table:table-cell>
          <table:table-cell office:value-type="float" office:value="1664" table:style-name="ce3">
            <text:p>1664</text:p>
          </table:table-cell>
          <table:table-cell office:value-type="float" office:value="1701" table:style-name="ce30">
            <text:p>1701</text:p>
          </table:table-cell>
          <table:table-cell office:value-type="float" office:value="38.073249026751341" table:formula="of:=1200*LN([.$D84]/[.$C84])/LN(2)" table:style-name="ce59">
            <text:p>38.073249026751300</text:p>
          </table:table-cell>
          <table:table-cell office:value-type="string" office:string-value=",,(|(" table:formula="of:=VLOOKUP([.A84];[Key.$A$2:.$B$982];2;FALSE)" table:style-name="ce3">
            <text:p>,,(|(</text:p>
          </table:table-cell>
          <table:table-cell table:number-columns-repeated="16378"/>
        </table:table-row>
        <table:table-row table:style-name="ro5">
          <table:table-cell office:value-type="float" office:value="83" table:style-name="ce58">
            <text:p>83</text:p>
          </table:table-cell>
          <table:table-cell office:value-type="string" table:style-name="ce60">
            <text:p>11/17S</text:p>
          </table:table-cell>
          <table:table-cell office:value-type="float" office:value="1377" table:style-name="ce3">
            <text:p>1377</text:p>
          </table:table-cell>
          <table:table-cell office:value-type="float" office:value="1408" table:style-name="ce30">
            <text:p>1408</text:p>
          </table:table-cell>
          <table:table-cell office:value-type="float" office:value="38.542529402799694" table:formula="of:=1200*LN([.$D85]/[.$C85])/LN(2)" table:style-name="ce59">
            <text:p>38.542529402799700</text:p>
          </table:table-cell>
          <table:table-cell office:value-type="string" office:string-value=",(|(" table:formula="of:=VLOOKUP([.A85];[Key.$A$2:.$B$982];2;FALSE)" table:style-name="ce3">
            <text:p>,(|(</text:p>
          </table:table-cell>
          <table:table-cell table:number-columns-repeated="16378"/>
        </table:table-row>
        <table:table-row table:style-name="ro5">
          <table:table-cell office:value-type="float" office:value="84" table:style-name="ce61">
            <text:p>84</text:p>
          </table:table-cell>
          <table:table-cell office:value-type="string" table:style-name="ce60">
            <text:p>5/11S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0">
            <text:p>45</text:p>
          </table:table-cell>
          <table:table-cell office:value-type="float" office:value="38.905773230852915" table:formula="of:=1200*LN([.$D86]/[.$C86])/LN(2)" table:style-name="ce59">
            <text:p>38.905773230852900</text:p>
          </table:table-cell>
          <table:table-cell office:value-type="string" office:string-value="(|(" table:formula="of:=VLOOKUP([.A86];[Key.$A$2:.$B$982];2;FALSE)" table:style-name="ce3">
            <text:p>(|(</text:p>
          </table:table-cell>
          <table:table-cell table:number-columns-repeated="16378"/>
        </table:table-row>
        <table:table-row table:style-name="ro5">
          <table:table-cell office:value-type="float" office:value="85" table:style-name="ce58">
            <text:p>85</text:p>
          </table:table-cell>
          <table:table-cell office:value-type="string" table:style-name="ce60">
            <text:p>1/1001S</text:p>
          </table:table-cell>
          <table:table-cell office:value-type="float" office:value="1001" table:style-name="ce3">
            <text:p>1001</text:p>
          </table:table-cell>
          <table:table-cell office:value-type="float" office:value="1024" table:style-name="ce30">
            <text:p>1024</text:p>
          </table:table-cell>
          <table:table-cell office:value-type="float" office:value="39.328489396807768" table:formula="of:=1200*LN([.$D87]/[.$C87])/LN(2)" table:style-name="ce59">
            <text:p>39.328489396807800</text:p>
          </table:table-cell>
          <table:table-cell office:value-type="string" office:string-value="`(|(" table:formula="of:=VLOOKUP([.A87];[Key.$A$2:.$B$982];2;FALSE)" table:style-name="ce3">
            <text:p>`(|(</text:p>
          </table:table-cell>
          <table:table-cell table:number-columns-repeated="16378"/>
        </table:table-row>
        <table:table-row table:style-name="ro5">
          <table:table-cell office:value-type="float" office:value="86" table:style-name="ce58">
            <text:p>86</text:p>
          </table:table-cell>
          <table:table-cell office:value-type="string" table:style-name="ce60">
            <text:p>23S</text:p>
          </table:table-cell>
          <table:table-cell office:value-type="float" office:value="16384" table:style-name="ce3">
            <text:p>16384</text:p>
          </table:table-cell>
          <table:table-cell office:value-type="float" office:value="16767" table:style-name="ce30">
            <text:p>16767</text:p>
          </table:table-cell>
          <table:table-cell office:value-type="float" office:value="40.004352460739959" table:formula="of:=1200*LN([.$D88]/[.$C88])/LN(2)" table:style-name="ce59">
            <text:p>40.004352460740000</text:p>
          </table:table-cell>
          <table:table-cell office:value-type="string" office:string-value="~|\" table:formula="of:=VLOOKUP([.A88];[Key.$A$2:.$B$982];2;FALSE)" table:style-name="ce3">
            <text:p>~|\</text:p>
          </table:table-cell>
          <table:table-cell table:number-columns-repeated="16378"/>
        </table:table-row>
        <table:table-row table:style-name="ro5">
          <table:table-cell office:value-type="float" office:value="87" table:style-name="ce61">
            <text:p>87</text:p>
          </table:table-cell>
          <table:table-cell office:value-type="string" table:style-name="ce60">
            <text:p>91/25S</text:p>
          </table:table-cell>
          <table:table-cell office:value-type="float" office:value="800" table:style-name="ce3">
            <text:p>800</text:p>
          </table:table-cell>
          <table:table-cell office:value-type="float" office:value="819" table:style-name="ce30">
            <text:p>819</text:p>
          </table:table-cell>
          <table:table-cell office:value-type="float" office:value="40.636142239540618" table:formula="of:=1200*LN([.$D89]/[.$C89])/LN(2)" table:style-name="ce59">
            <text:p>40.636142239540600</text:p>
          </table:table-cell>
          <table:table-cell office:value-type="string" office:string-value=",.//|" table:formula="of:=VLOOKUP([.A89];[Key.$A$2:.$B$982];2;FALSE)" table:style-name="ce3">
            <text:p>,.//|</text:p>
          </table:table-cell>
          <table:table-cell table:number-columns-repeated="16378"/>
        </table:table-row>
        <table:table-row table:style-name="ro5">
          <table:table-cell office:value-type="float" office:value="88" table:style-name="ce58">
            <text:p>88</text:p>
          </table:table-cell>
          <table:table-cell office:value-type="string" table:style-name="ce60">
            <text:p>1/125S</text:p>
          </table:table-cell>
          <table:table-cell office:value-type="float" office:value="125" table:style-name="ce3">
            <text:p>125</text:p>
          </table:table-cell>
          <table:table-cell office:value-type="float" office:value="128" table:style-name="ce30">
            <text:p>128</text:p>
          </table:table-cell>
          <table:table-cell office:value-type="float" office:value="41.058858405495592" table:formula="of:=1200*LN([.$D90]/[.$C90])/LN(2)" table:style-name="ce59">
            <text:p>41.058858405495600</text:p>
          </table:table-cell>
          <table:table-cell office:value-type="string" office:string-value=".//|" table:formula="of:=VLOOKUP([.A90];[Key.$A$2:.$B$982];2;FALSE)" table:style-name="ce3">
            <text:p>.//|</text:p>
          </table:table-cell>
          <table:table-cell table:number-columns-repeated="16378"/>
        </table:table-row>
        <table:table-row table:style-name="ro5">
          <table:table-cell office:value-type="float" office:value="89" table:style-name="ce58">
            <text:p>89</text:p>
          </table:table-cell>
          <table:table-cell office:value-type="string" table:style-name="ce60">
            <text:p>35S</text:p>
          </table:table-cell>
          <table:table-cell office:value-type="float" office:value="2187" table:style-name="ce3">
            <text:p>2187</text:p>
          </table:table-cell>
          <table:table-cell office:value-type="float" office:value="2240" table:style-name="ce30">
            <text:p>2240</text:p>
          </table:table-cell>
          <table:table-cell office:value-type="float" office:value="41.454614276247781" table:formula="of:=1200*LN([.$D91]/[.$C91])/LN(2)" table:style-name="ce59">
            <text:p>41.454614276247800</text:p>
          </table:table-cell>
          <table:table-cell office:value-type="string" office:string-value="`.//|" table:formula="of:=VLOOKUP([.A91];[Key.$A$2:.$B$982];2;FALSE)" table:style-name="ce3">
            <text:p>`.//|</text:p>
          </table:table-cell>
          <table:table-cell table:number-columns-repeated="16378"/>
        </table:table-row>
        <table:table-row table:style-name="ro5">
          <table:table-cell office:value-type="float" office:value="90" table:style-name="ce61">
            <text:p>90</text:p>
          </table:table-cell>
          <table:table-cell office:value-type="string" table:style-name="ce60">
            <text:p>17/7S</text:p>
          </table:table-cell>
          <table:table-cell office:value-type="float" office:value="448" table:style-name="ce3">
            <text:p>448</text:p>
          </table:table-cell>
          <table:table-cell office:value-type="float" office:value="459" table:style-name="ce30">
            <text:p>459</text:p>
          </table:table-cell>
          <table:table-cell office:value-type="float" office:value="41.994505627444561" table:formula="of:=1200*LN([.$D92]/[.$C92])/LN(2)" table:style-name="ce59">
            <text:p>41.994505627444600</text:p>
          </table:table-cell>
          <table:table-cell office:value-type="string" office:string-value=",,//|" table:formula="of:=VLOOKUP([.A92];[Key.$A$2:.$B$982];2;FALSE)" table:style-name="ce3">
            <text:p>,,//|</text:p>
          </table:table-cell>
          <table:table-cell table:number-columns-repeated="16378"/>
        </table:table-row>
        <table:table-row table:style-name="ro5">
          <table:table-cell office:value-type="float" office:value="91" table:style-name="ce58">
            <text:p>91</text:p>
          </table:table-cell>
          <table:table-cell office:value-type="string" table:style-name="ce60">
            <text:p>91/5S</text:p>
          </table:table-cell>
          <table:table-cell office:value-type="float" office:value="5242880" table:style-name="ce3">
            <text:p>5242880</text:p>
          </table:table-cell>
          <table:table-cell office:value-type="float" office:value="5373459" table:style-name="ce30">
            <text:p>5373459</text:p>
          </table:table-cell>
          <table:table-cell office:value-type="float" office:value="42.589863027474955" table:formula="of:=1200*LN([.$D93]/[.$C93])/LN(2)" table:style-name="ce59">
            <text:p>42.589863027475000</text:p>
          </table:table-cell>
          <table:table-cell office:value-type="string" office:string-value=",//|" table:formula="of:=VLOOKUP([.A93];[Key.$A$2:.$B$982];2;FALSE)" table:style-name="ce3">
            <text:p>,//|</text:p>
          </table:table-cell>
          <table:table-cell table:number-columns-repeated="16378"/>
        </table:table-row>
        <table:table-row table:style-name="ro5">
          <table:table-cell office:value-type="float" office:value="92" table:style-name="ce58">
            <text:p>92</text:p>
          </table:table-cell>
          <table:table-cell office:value-type="string" table:style-name="ce60">
            <text:p>1/25S</text:p>
          </table:table-cell>
          <table:table-cell office:value-type="float" office:value="6400" table:style-name="ce3">
            <text:p>6400</text:p>
          </table:table-cell>
          <table:table-cell office:value-type="float" office:value="6561" table:style-name="ce30">
            <text:p>6561</text:p>
          </table:table-cell>
          <table:table-cell office:value-type="float" office:value="43.012579193429687" table:formula="of:=1200*LN([.$D94]/[.$C94])/LN(2)" table:style-name="ce59">
            <text:p>43.012579193429700</text:p>
          </table:table-cell>
          <table:table-cell office:value-type="string" office:string-value="//|" table:formula="of:=VLOOKUP([.A94];[Key.$A$2:.$B$982];2;FALSE)" table:style-name="ce3">
            <text:p>//|</text:p>
          </table:table-cell>
          <table:table-cell table:number-columns-repeated="16378"/>
        </table:table-row>
        <table:table-row table:style-name="ro5">
          <table:table-cell office:value-type="float" office:value="93" table:style-name="ce61">
            <text:p>93</text:p>
          </table:table-cell>
          <table:table-cell office:value-type="string" table:style-name="ce60">
            <text:p>175S</text:p>
          </table:table-cell>
          <table:table-cell office:value-type="float" office:value="512" table:style-name="ce3">
            <text:p>512</text:p>
          </table:table-cell>
          <table:table-cell office:value-type="float" office:value="525" table:style-name="ce30">
            <text:p>525</text:p>
          </table:table-cell>
          <table:table-cell office:value-type="float" office:value="43.408335064181976" table:formula="of:=1200*LN([.$D95]/[.$C95])/LN(2)" table:style-name="ce59">
            <text:p>43.408335064182000</text:p>
          </table:table-cell>
          <table:table-cell office:value-type="string" office:string-value="`//|" table:formula="of:=VLOOKUP([.A95];[Key.$A$2:.$B$982];2;FALSE)" table:style-name="ce3">
            <text:p>`//|</text:p>
          </table:table-cell>
          <table:table-cell table:number-columns-repeated="16378"/>
        </table:table-row>
        <table:table-row table:style-name="ro5">
          <table:table-cell office:value-type="float" office:value="94" table:style-name="ce58">
            <text:p>94</text:p>
          </table:table-cell>
          <table:table-cell office:value-type="string" table:style-name="ce60">
            <text:p>5/13S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0">
            <text:p>40</text:p>
          </table:table-cell>
          <table:table-cell office:value-type="float" office:value="43.831051230136659" table:formula="of:=1200*LN([.$D96]/[.$C96])/LN(2)" table:style-name="ce59">
            <text:p>43.831051230136700</text:p>
          </table:table-cell>
          <table:table-cell office:value-type="string" office:string-value="``//|" table:formula="of:=VLOOKUP([.A96];[Key.$A$2:.$B$982];2;FALSE)" table:style-name="ce3">
            <text:p>``//|</text:p>
          </table:table-cell>
          <table:table-cell table:number-columns-repeated="16378"/>
        </table:table-row>
        <table:table-row table:style-name="ro5">
          <table:table-cell office:value-type="float" office:value="95" table:style-name="ce58">
            <text:p>95</text:p>
          </table:table-cell>
          <table:table-cell office:value-type="string" table:style-name="ce60">
            <text:p>49/17S</text:p>
          </table:table-cell>
          <table:table-cell office:value-type="float" office:value="34816" table:style-name="ce3">
            <text:p>34816</text:p>
          </table:table-cell>
          <table:table-cell office:value-type="float" office:value="35721" table:style-name="ce30">
            <text:p>35721</text:p>
          </table:table-cell>
          <table:table-cell office:value-type="float" office:value="44.426408630166897" table:formula="of:=1200*LN([.$D97]/[.$C97])/LN(2)" table:style-name="ce59">
            <text:p>44.426408630166900</text:p>
          </table:table-cell>
          <table:table-cell office:value-type="string" office:string-value=",'//|" table:formula="of:=VLOOKUP([.A97];[Key.$A$2:.$B$982];2;FALSE)" table:style-name="ce3">
            <text:p>,'//|</text:p>
          </table:table-cell>
          <table:table-cell table:number-columns-repeated="16378"/>
        </table:table-row>
        <table:table-row table:style-name="ro5">
          <table:table-cell office:value-type="float" office:value="96" table:style-name="ce61">
            <text:p>96</text:p>
          </table:table-cell>
          <table:table-cell office:value-type="string" table:style-name="ce60">
            <text:p>13/19S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0">
            <text:p>39</text:p>
          </table:table-cell>
          <table:table-cell office:value-type="float" office:value="44.969646502395555" table:formula="of:=1200*LN([.$D98]/[.$C98])/LN(2)" table:style-name="ce59">
            <text:p>44.969646502395600</text:p>
          </table:table-cell>
          <table:table-cell office:value-type="string" office:string-value="'//|" table:formula="of:=VLOOKUP([.A98];[Key.$A$2:.$B$982];2;FALSE)" table:style-name="ce3">
            <text:p>'//|</text:p>
          </table:table-cell>
          <table:table-cell table:number-columns-repeated="16378"/>
        </table:table-row>
        <table:table-row table:style-name="ro5">
          <table:table-cell office:value-type="float" office:value="97" table:style-name="ce58">
            <text:p>97</text:p>
          </table:table-cell>
          <table:table-cell office:value-type="string" table:style-name="ce60">
            <text:p>77/25M</text:p>
          </table:table-cell>
          <table:table-cell office:value-type="float" office:value="75" table:style-name="ce3">
            <text:p>75</text:p>
          </table:table-cell>
          <table:table-cell office:value-type="float" office:value="77" table:style-name="ce30">
            <text:p>77</text:p>
          </table:table-cell>
          <table:table-cell office:value-type="float" office:value="45.561420238824496" table:formula="of:=1200*LN([.$D99]/[.$C99])/LN(2)" table:style-name="ce59">
            <text:p>45.561420238824500</text:p>
          </table:table-cell>
          <table:table-cell office:value-type="string" office:string-value=",,)//|" table:formula="of:=VLOOKUP([.A99];[Key.$A$2:.$B$982];2;FALSE)" table:style-name="ce3">
            <text:p>,,)//|</text:p>
          </table:table-cell>
          <table:table-cell table:number-columns-repeated="16378"/>
        </table:table-row>
        <table:table-row table:style-name="ro5">
          <table:table-cell office:value-type="float" office:value="98" table:style-name="ce58">
            <text:p>98</text:p>
          </table:table-cell>
          <table:table-cell office:value-type="string" table:style-name="ce60">
            <text:p>25/13M</text:p>
          </table:table-cell>
          <table:table-cell office:value-type="float" office:value="53248" table:style-name="ce3">
            <text:p>53248</text:p>
          </table:table-cell>
          <table:table-cell office:value-type="float" office:value="54675" table:style-name="ce30">
            <text:p>54675</text:p>
          </table:table-cell>
          <table:table-cell office:value-type="float" office:value="45.784772018070854" table:formula="of:=1200*LN([.$D100]/[.$C100])/LN(2)" table:style-name="ce59">
            <text:p>45.784772018070900</text:p>
          </table:table-cell>
          <table:table-cell office:value-type="string" office:string-value=",)//|" table:formula="of:=VLOOKUP([.A100];[Key.$A$2:.$B$982];2;FALSE)" table:style-name="ce3">
            <text:p>,)//|</text:p>
          </table:table-cell>
          <table:table-cell table:number-columns-repeated="16378"/>
        </table:table-row>
        <table:table-row table:style-name="ro5">
          <table:table-cell office:value-type="float" office:value="99" table:style-name="ce61">
            <text:p>99</text:p>
          </table:table-cell>
          <table:table-cell office:value-type="string" table:style-name="ce60">
            <text:p>13/5M</text:p>
          </table:table-cell>
          <table:table-cell office:value-type="float" office:value="405" table:style-name="ce3">
            <text:p>405</text:p>
          </table:table-cell>
          <table:table-cell office:value-type="float" office:value="416" table:style-name="ce30">
            <text:p>416</text:p>
          </table:table-cell>
          <table:table-cell office:value-type="float" office:value="46.393944442926234" table:formula="of:=1200*LN([.$D101]/[.$C101])/LN(2)" table:style-name="ce59">
            <text:p>46.393944442926200</text:p>
          </table:table-cell>
          <table:table-cell office:value-type="string" office:string-value=")//|" table:formula="of:=VLOOKUP([.A101];[Key.$A$2:.$B$982];2;FALSE)" table:style-name="ce3">
            <text:p>)//|</text:p>
          </table:table-cell>
          <table:table-cell table:number-columns-repeated="16378"/>
        </table:table-row>
        <table:table-row table:style-name="ro5">
          <table:table-cell office:value-type="float" office:value="100" table:style-name="ce58">
            <text:p>100</text:p>
          </table:table-cell>
          <table:table-cell office:value-type="string" table:style-name="ce60">
            <text:p>1/175M</text:p>
          </table:table-cell>
          <table:table-cell office:value-type="float" office:value="127575" table:style-name="ce3">
            <text:p>127575</text:p>
          </table:table-cell>
          <table:table-cell office:value-type="float" office:value="131072" table:style-name="ce30">
            <text:p>131072</text:p>
          </table:table-cell>
          <table:table-cell office:value-type="float" office:value="46.816660608881037" table:formula="of:=1200*LN([.$D102]/[.$C102])/LN(2)" table:style-name="ce59">
            <text:p>46.816660608881000</text:p>
          </table:table-cell>
          <table:table-cell office:value-type="string" office:string-value="`)//|" table:formula="of:=VLOOKUP([.A102];[Key.$A$2:.$B$982];2;FALSE)" table:style-name="ce3">
            <text:p>`)//|</text:p>
          </table:table-cell>
          <table:table-cell table:number-columns-repeated="16378"/>
        </table:table-row>
        <table:table-row table:style-name="ro5">
          <table:table-cell office:value-type="float" office:value="101" table:style-name="ce58">
            <text:p>101</text:p>
          </table:table-cell>
          <table:table-cell office:value-type="string" table:style-name="ce60">
            <text:p>37M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0">
            <text:p>37</text:p>
          </table:table-cell>
          <table:table-cell office:value-type="float" office:value="47.434037023964734" table:formula="of:=1200*LN([.$D103]/[.$C103])/LN(2)" table:style-name="ce59">
            <text:p>47.434037023964700</text:p>
          </table:table-cell>
          <table:table-cell office:value-type="string" office:string-value="``)//|" table:formula="of:=VLOOKUP([.A103];[Key.$A$2:.$B$982];2;FALSE)" table:style-name="ce3">
            <text:p>``)//|</text:p>
          </table:table-cell>
          <table:table-cell table:number-columns-repeated="16378"/>
        </table:table-row>
        <table:table-row table:style-name="ro5">
          <table:table-cell office:value-type="float" office:value="102" table:style-name="ce61">
            <text:p>102</text:p>
          </table:table-cell>
          <table:table-cell office:value-type="string" table:style-name="ce60">
            <text:p>11/325M</text:p>
          </table:table-cell>
          <table:table-cell office:value-type="float" office:value="18200" table:style-name="ce3">
            <text:p>18200</text:p>
          </table:table-cell>
          <table:table-cell office:value-type="float" office:value="18711" table:style-name="ce30">
            <text:p>18711</text:p>
          </table:table-cell>
          <table:table-cell office:value-type="float" office:value="47.937857192713629" table:formula="of:=1200*LN([.$D104]/[.$C104])/LN(2)" table:style-name="ce59">
            <text:p>47.937857192713600</text:p>
          </table:table-cell>
          <table:table-cell office:value-type="string" office:string-value=",,/|)" table:formula="of:=VLOOKUP([.A104];[Key.$A$2:.$B$982];2;FALSE)" table:style-name="ce3">
            <text:p>,,/|)</text:p>
          </table:table-cell>
          <table:table-cell table:number-columns-repeated="16378"/>
        </table:table-row>
        <table:table-row table:style-name="ro5">
          <table:table-cell office:value-type="float" office:value="103" table:style-name="ce58">
            <text:p>103</text:p>
          </table:table-cell>
          <table:table-cell office:value-type="string" table:style-name="ce60">
            <text:p>13M</text:p>
          </table:table-cell>
          <table:table-cell office:value-type="float" office:value="1024" table:style-name="ce3">
            <text:p>1024</text:p>
          </table:table-cell>
          <table:table-cell office:value-type="float" office:value="1053" table:style-name="ce30">
            <text:p>1053</text:p>
          </table:table-cell>
          <table:table-cell office:value-type="float" office:value="48.347665230860272" table:formula="of:=1200*LN([.$D105]/[.$C105])/LN(2)" table:style-name="ce59">
            <text:p>48.347665230860300</text:p>
          </table:table-cell>
          <table:table-cell office:value-type="string" office:string-value=",/|)" table:formula="of:=VLOOKUP([.A105];[Key.$A$2:.$B$982];2;FALSE)" table:style-name="ce3">
            <text:p>,/|)</text:p>
          </table:table-cell>
          <table:table-cell table:number-columns-repeated="16378"/>
        </table:table-row>
        <table:table-row table:style-name="ro5">
          <table:table-cell office:value-type="float" office:value="104" table:style-name="ce58">
            <text:p>104</text:p>
          </table:table-cell>
          <table:table-cell office:value-type="string" table:style-name="ce60">
            <text:p>1/35M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0">
            <text:p>36</text:p>
          </table:table-cell>
          <table:table-cell office:value-type="float" office:value="48.770381396814919" table:formula="of:=1200*LN([.$D106]/[.$C106])/LN(2)" table:style-name="ce59">
            <text:p>48.770381396814900</text:p>
          </table:table-cell>
          <table:table-cell office:value-type="string" office:string-value="/|)" table:formula="of:=VLOOKUP([.A106];[Key.$A$2:.$B$982];2;FALSE)" table:style-name="ce3">
            <text:p>/|)</text:p>
          </table:table-cell>
          <table:table-cell table:number-columns-repeated="16378"/>
        </table:table-row>
        <table:table-row table:style-name="ro5">
          <table:table-cell office:value-type="float" office:value="105" table:style-name="ce61">
            <text:p>105</text:p>
          </table:table-cell>
          <table:table-cell office:value-type="string" table:style-name="ce60">
            <text:p>125M</text:p>
          </table:table-cell>
          <table:table-cell office:value-type="float" office:value="243" table:style-name="ce3">
            <text:p>243</text:p>
          </table:table-cell>
          <table:table-cell office:value-type="float" office:value="250" table:style-name="ce30">
            <text:p>250</text:p>
          </table:table-cell>
          <table:table-cell office:value-type="float" office:value="49.166137267567329" table:formula="of:=1200*LN([.$D107]/[.$C107])/LN(2)" table:style-name="ce59">
            <text:p>49.166137267567300</text:p>
          </table:table-cell>
          <table:table-cell office:value-type="string" office:string-value="`/|)" table:formula="of:=VLOOKUP([.A107];[Key.$A$2:.$B$982];2;FALSE)" table:style-name="ce3">
            <text:p>`/|)</text:p>
          </table:table-cell>
          <table:table-cell table:number-columns-repeated="16378"/>
        </table:table-row>
        <table:table-row table:style-name="ro5">
          <table:table-cell office:value-type="float" office:value="106" table:style-name="ce58">
            <text:p>106</text:p>
          </table:table-cell>
          <table:table-cell office:value-type="string" table:style-name="ce60">
            <text:p>11/19M</text:p>
          </table:table-cell>
          <table:table-cell office:value-type="float" office:value="171" table:style-name="ce3">
            <text:p>171</text:p>
          </table:table-cell>
          <table:table-cell office:value-type="float" office:value="176" table:style-name="ce30">
            <text:p>176</text:p>
          </table:table-cell>
          <table:table-cell office:value-type="float" office:value="49.894924501679178" table:formula="of:=1200*LN([.$D108]/[.$C108])/LN(2)" table:style-name="ce59">
            <text:p>49.894924501679200</text:p>
          </table:table-cell>
          <table:table-cell office:value-type="string" office:string-value="(|~" table:formula="of:=VLOOKUP([.A108];[Key.$A$2:.$B$982];2;FALSE)" table:style-name="ce3">
            <text:p>(|~</text:p>
          </table:table-cell>
          <table:table-cell table:number-columns-repeated="16378"/>
        </table:table-row>
        <table:table-row table:style-name="ro5">
          <table:table-cell office:value-type="float" office:value="107" table:style-name="ce58">
            <text:p>107</text:p>
          </table:table-cell>
          <table:table-cell office:value-type="string" table:style-name="ce60">
            <text:p>65M</text:p>
          </table:table-cell>
          <table:table-cell office:value-type="float" office:value="33554432" table:style-name="ce3">
            <text:p>33554432</text:p>
          </table:table-cell>
          <table:table-cell office:value-type="float" office:value="34543665" table:style-name="ce30">
            <text:p>34543665</text:p>
          </table:table-cell>
          <table:table-cell office:value-type="float" office:value="50.301386018794425" table:formula="of:=1200*LN([.$D109]/[.$C109])/LN(2)" table:style-name="ce59">
            <text:p>50.301386018794400</text:p>
          </table:table-cell>
          <table:table-cell office:value-type="string" office:string-value=",'/|)" table:formula="of:=VLOOKUP([.A109];[Key.$A$2:.$B$982];2;FALSE)" table:style-name="ce3">
            <text:p>,'/|)</text:p>
          </table:table-cell>
          <table:table-cell table:number-columns-repeated="16378"/>
        </table:table-row>
        <table:table-row table:style-name="ro5">
          <table:table-cell office:value-type="float" office:value="108" table:style-name="ce61">
            <text:p>108</text:p>
          </table:table-cell>
          <table:table-cell office:value-type="string" table:style-name="ce60">
            <text:p>1/7M</text:p>
          </table:table-cell>
          <table:table-cell office:value-type="float" office:value="57344" table:style-name="ce3">
            <text:p>57344</text:p>
          </table:table-cell>
          <table:table-cell office:value-type="float" office:value="59049" table:style-name="ce30">
            <text:p>59049</text:p>
          </table:table-cell>
          <table:table-cell office:value-type="float" office:value="50.724102184749405" table:formula="of:=1200*LN([.$D110]/[.$C110])/LN(2)" table:style-name="ce59">
            <text:p>50.724102184749400</text:p>
          </table:table-cell>
          <table:table-cell office:value-type="string" office:string-value="'/|)" table:formula="of:=VLOOKUP([.A110];[Key.$A$2:.$B$982];2;FALSE)" table:style-name="ce3">
            <text:p>'/|)</text:p>
          </table:table-cell>
          <table:table-cell table:number-columns-repeated="16378"/>
        </table:table-row>
        <table:table-row table:style-name="ro5">
          <table:table-cell office:value-type="float" office:value="109" table:style-name="ce58">
            <text:p>109</text:p>
          </table:table-cell>
          <table:table-cell office:value-type="string" table:style-name="ce60">
            <text:p>625M</text:p>
          </table:table-cell>
          <table:table-cell office:value-type="float" office:value="16384" table:style-name="ce3">
            <text:p>16384</text:p>
          </table:table-cell>
          <table:table-cell office:value-type="float" office:value="16875" table:style-name="ce30">
            <text:p>16875</text:p>
          </table:table-cell>
          <table:table-cell office:value-type="float" office:value="51.119858055501524" table:formula="of:=1200*LN([.$D111]/[.$C111])/LN(2)" table:style-name="ce59">
            <text:p>51.119858055501500</text:p>
          </table:table-cell>
          <table:table-cell office:value-type="string" office:string-value="`'/|)" table:formula="of:=VLOOKUP([.A111];[Key.$A$2:.$B$982];2;FALSE)" table:style-name="ce3">
            <text:p>`'/|)</text:p>
          </table:table-cell>
          <table:table-cell table:number-columns-repeated="16378"/>
        </table:table-row>
        <table:table-row table:style-name="ro5">
          <table:table-cell office:value-type="float" office:value="110" table:style-name="ce58">
            <text:p>110</text:p>
          </table:table-cell>
          <table:table-cell office:value-type="string" table:style-name="ce60">
            <text:p>11/5M</text:p>
          </table:table-cell>
          <table:table-cell office:value-type="float" office:value="10935" table:style-name="ce3">
            <text:p>10935</text:p>
          </table:table-cell>
          <table:table-cell office:value-type="float" office:value="11264" table:style-name="ce30">
            <text:p>11264</text:p>
          </table:table-cell>
          <table:table-cell office:value-type="float" office:value="51.319222442209885" table:formula="of:=1200*LN([.$D112]/[.$C112])/LN(2)" table:style-name="ce59">
            <text:p>51.319222442209900</text:p>
          </table:table-cell>
          <table:table-cell office:value-type="string" office:string-value="./|\" table:formula="of:=VLOOKUP([.A112];[Key.$A$2:.$B$982];2;FALSE)" table:style-name="ce3">
            <text:p>./|\</text:p>
          </table:table-cell>
          <table:table-cell table:number-columns-repeated="16378"/>
        </table:table-row>
        <table:table-row table:style-name="ro5">
          <table:table-cell office:value-type="float" office:value="111" table:style-name="ce61">
            <text:p>111</text:p>
          </table:table-cell>
          <table:table-cell office:value-type="string" table:style-name="ce60">
            <text:p>17/11M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0">
            <text:p>34</text:p>
          </table:table-cell>
          <table:table-cell office:value-type="float" office:value="51.68246627026312" table:formula="of:=1200*LN([.$D113]/[.$C113])/LN(2)" table:style-name="ce59">
            <text:p>51.682466270263100</text:p>
          </table:table-cell>
          <table:table-cell office:value-type="string" office:string-value="`./|\" table:formula="of:=VLOOKUP([.A113];[Key.$A$2:.$B$982];2;FALSE)" table:style-name="ce3">
            <text:p>`./|\</text:p>
          </table:table-cell>
          <table:table-cell table:number-columns-repeated="16378"/>
        </table:table-row>
        <table:table-row table:style-name="ro5">
          <table:table-cell office:value-type="float" office:value="112" table:style-name="ce58">
            <text:p>112</text:p>
          </table:table-cell>
          <table:table-cell office:value-type="string" table:style-name="ce60">
            <text:p>5/23M</text:p>
          </table:table-cell>
          <table:table-cell office:value-type="float" office:value="621" table:style-name="ce3">
            <text:p>621</text:p>
          </table:table-cell>
          <table:table-cell office:value-type="float" office:value="640" table:style-name="ce30">
            <text:p>640</text:p>
          </table:table-cell>
          <table:table-cell office:value-type="float" office:value="52.174364000256972" table:formula="of:=1200*LN([.$D114]/[.$C114])/LN(2)" table:style-name="ce59">
            <text:p>52.174364000257000</text:p>
          </table:table-cell>
          <table:table-cell office:value-type="string" office:string-value=",,/|\" table:formula="of:=VLOOKUP([.A114];[Key.$A$2:.$B$982];2;FALSE)" table:style-name="ce3">
            <text:p>,,/|\</text:p>
          </table:table-cell>
          <table:table-cell table:number-columns-repeated="16378"/>
        </table:table-row>
        <table:table-row table:style-name="ro5">
          <table:table-cell office:value-type="float" office:value="113" table:style-name="ce58">
            <text:p>113</text:p>
          </table:table-cell>
          <table:table-cell office:value-type="string" table:style-name="ce60">
            <text:p>7/275M</text:p>
          </table:table-cell>
          <table:table-cell office:value-type="float" office:value="550" table:style-name="ce3">
            <text:p>550</text:p>
          </table:table-cell>
          <table:table-cell office:value-type="float" office:value="567" table:style-name="ce30">
            <text:p>567</text:p>
          </table:table-cell>
          <table:table-cell office:value-type="float" office:value="52.70053983624841" table:formula="of:=1200*LN([.$D115]/[.$C115])/LN(2)" table:style-name="ce59">
            <text:p>52.700539836248400</text:p>
          </table:table-cell>
          <table:table-cell office:value-type="string" office:string-value=",/|\" table:formula="of:=VLOOKUP([.A115];[Key.$A$2:.$B$982];2;FALSE)" table:style-name="ce3">
            <text:p>,/|\</text:p>
          </table:table-cell>
          <table:table-cell table:number-columns-repeated="16378"/>
        </table:table-row>
        <table:table-row table:style-name="ro5">
          <table:table-cell office:value-type="float" office:value="114" table:style-name="ce61">
            <text:p>114</text:p>
          </table:table-cell>
          <table:table-cell office:value-type="string" table:style-name="ce60">
            <text:p>11M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0">
            <text:p>33</text:p>
          </table:table-cell>
          <table:table-cell office:value-type="float" office:value="53.272943230144122" table:formula="of:=1200*LN([.$D116]/[.$C116])/LN(2)" table:style-name="ce59">
            <text:p>53.272943230144100</text:p>
          </table:table-cell>
          <table:table-cell office:value-type="string" office:string-value="/|\" table:formula="of:=VLOOKUP([.A116];[Key.$A$2:.$B$982];2;FALSE)" table:style-name="ce3">
            <text:p>/|\</text:p>
          </table:table-cell>
          <table:table-cell table:number-columns-repeated="16378"/>
        </table:table-row>
        <table:table-row table:style-name="ro5">
          <table:table-cell office:value-type="float" office:value="115" table:style-name="ce58">
            <text:p>115</text:p>
          </table:table-cell>
          <table:table-cell office:value-type="string" table:style-name="ce60">
            <text:p>85/11M</text:p>
          </table:table-cell>
          <table:table-cell office:value-type="float" office:value="180224" table:style-name="ce3">
            <text:p>180224</text:p>
          </table:table-cell>
          <table:table-cell office:value-type="float" office:value="185895" table:style-name="ce30">
            <text:p>185895</text:p>
          </table:table-cell>
          <table:table-cell office:value-type="float" office:value="53.636187058197457" table:formula="of:=1200*LN([.$D117]/[.$C117])/LN(2)" table:style-name="ce59">
            <text:p>53.636187058197500</text:p>
          </table:table-cell>
          <table:table-cell office:value-type="string" office:string-value="`/|\" table:formula="of:=VLOOKUP([.A117];[Key.$A$2:.$B$982];2;FALSE)" table:style-name="ce3">
            <text:p>`/|\</text:p>
          </table:table-cell>
          <table:table-cell table:number-columns-repeated="16378"/>
        </table:table-row>
        <table:table-row table:style-name="ro5">
          <table:table-cell office:value-type="float" office:value="116" table:style-name="ce58">
            <text:p>116</text:p>
          </table:table-cell>
          <table:table-cell office:value-type="string" table:style-name="ce60">
            <text:p>65/7M</text:p>
          </table:table-cell>
          <table:table-cell office:value-type="float" office:value="63" table:style-name="ce3">
            <text:p>63</text:p>
          </table:table-cell>
          <table:table-cell office:value-type="float" office:value="65" table:style-name="ce30">
            <text:p>65</text:p>
          </table:table-cell>
          <table:table-cell office:value-type="float" office:value="54.105467434245838" table:formula="of:=1200*LN([.$D118]/[.$C118])/LN(2)" table:style-name="ce59">
            <text:p>54.105467434245800</text:p>
          </table:table-cell>
          <table:table-cell office:value-type="string" office:string-value=",(/|" table:formula="of:=VLOOKUP([.A118];[Key.$A$2:.$B$982];2;FALSE)" table:style-name="ce3">
            <text:p>,(/|</text:p>
          </table:table-cell>
          <table:table-cell table:number-columns-repeated="16378"/>
        </table:table-row>
        <table:table-row table:style-name="ro5">
          <table:table-cell office:value-type="float" office:value="117" table:style-name="ce61">
            <text:p>117</text:p>
          </table:table-cell>
          <table:table-cell office:value-type="string" table:style-name="ce60">
            <text:p>1/49M</text:p>
          </table:table-cell>
          <table:table-cell office:value-type="float" office:value="3969" table:style-name="ce3">
            <text:p>3969</text:p>
          </table:table-cell>
          <table:table-cell office:value-type="float" office:value="4096" table:style-name="ce30">
            <text:p>4096</text:p>
          </table:table-cell>
          <table:table-cell office:value-type="float" office:value="54.528183600200641" table:formula="of:=1200*LN([.$D119]/[.$C119])/LN(2)" table:style-name="ce59">
            <text:p>54.528183600200600</text:p>
          </table:table-cell>
          <table:table-cell office:value-type="string" office:string-value="(/|" table:formula="of:=VLOOKUP([.A119];[Key.$A$2:.$B$982];2;FALSE)" table:style-name="ce3">
            <text:p>(/|</text:p>
          </table:table-cell>
          <table:table-cell table:number-columns-repeated="16378"/>
        </table:table-row>
        <table:table-row table:style-name="ro5">
          <table:table-cell office:value-type="float" office:value="118" table:style-name="ce58">
            <text:p>118</text:p>
          </table:table-cell>
          <table:table-cell office:value-type="string" table:style-name="ce60">
            <text:p>1/31M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0">
            <text:p>32</text:p>
          </table:table-cell>
          <table:table-cell office:value-type="float" office:value="54.964427535749699" table:formula="of:=1200*LN([.$D120]/[.$C120])/LN(2)" table:style-name="ce59">
            <text:p>54.964427535749700</text:p>
          </table:table-cell>
          <table:table-cell office:value-type="string" office:string-value="`(/|" table:formula="of:=VLOOKUP([.A120];[Key.$A$2:.$B$982];2;FALSE)" table:style-name="ce3">
            <text:p>`(/|</text:p>
          </table:table-cell>
          <table:table-cell table:number-columns-repeated="16378"/>
        </table:table-row>
        <table:table-row table:style-name="ro5">
          <table:table-cell office:value-type="float" office:value="119" table:style-name="ce58">
            <text:p>119</text:p>
          </table:table-cell>
          <table:table-cell office:value-type="string" table:style-name="ce60">
            <text:p>55M</text:p>
          </table:table-cell>
          <table:table-cell office:value-type="float" office:value="1048576" table:style-name="ce3">
            <text:p>1048576</text:p>
          </table:table-cell>
          <table:table-cell office:value-type="float" office:value="1082565" table:style-name="ce30">
            <text:p>1082565</text:p>
          </table:table-cell>
          <table:table-cell office:value-type="float" office:value="55.226664018078296" table:formula="of:=1200*LN([.$D121]/[.$C121])/LN(2)" table:style-name="ce59">
            <text:p>55.226664018078300</text:p>
          </table:table-cell>
          <table:table-cell office:value-type="string" office:string-value="'/|\" table:formula="of:=VLOOKUP([.A121];[Key.$A$2:.$B$982];2;FALSE)" table:style-name="ce3">
            <text:p>'/|\</text:p>
          </table:table-cell>
          <table:table-cell table:number-columns-repeated="16378"/>
        </table:table-row>
        <table:table-row table:style-name="ro5">
          <table:table-cell office:value-type="float" office:value="120" table:style-name="ce61">
            <text:p>120</text:p>
          </table:table-cell>
          <table:table-cell office:value-type="string" table:style-name="ce60">
            <text:p>11/91M</text:p>
          </table:table-cell>
          <table:table-cell office:value-type="float" office:value="23296" table:style-name="ce3">
            <text:p>23296</text:p>
          </table:table-cell>
          <table:table-cell office:value-type="float" office:value="24057" table:style-name="ce30">
            <text:p>24057</text:p>
          </table:table-cell>
          <table:table-cell office:value-type="float" office:value="55.649380184033184" table:formula="of:=1200*LN([.$D122]/[.$C122])/LN(2)" table:style-name="ce59">
            <text:p>55.649380184033200</text:p>
          </table:table-cell>
          <table:table-cell office:value-type="string" office:string-value="`'/|\" table:formula="of:=VLOOKUP([.A122];[Key.$A$2:.$B$982];2;FALSE)" table:style-name="ce3">
            <text:p>`'/|\</text:p>
          </table:table-cell>
          <table:table-cell table:number-columns-repeated="16378"/>
        </table:table-row>
        <table:table-row table:style-name="ro5">
          <table:table-cell office:value-type="float" office:value="121" table:style-name="ce58">
            <text:p>121</text:p>
          </table:table-cell>
          <table:table-cell office:value-type="string" table:style-name="ce60">
            <text:p>595M</text:p>
          </table:table-cell>
          <table:table-cell office:value-type="float" office:value="576" table:style-name="ce3">
            <text:p>576</text:p>
          </table:table-cell>
          <table:table-cell office:value-type="float" office:value="595" table:style-name="ce30">
            <text:p>595</text:p>
          </table:table-cell>
          <table:table-cell office:value-type="float" office:value="56.185028103592295" table:formula="of:=1200*LN([.$D123]/[.$C123])/LN(2)" table:style-name="ce59">
            <text:p>56.185028103592300</text:p>
          </table:table-cell>
          <table:table-cell office:value-type="string" office:string-value=",)/|\" table:formula="of:=VLOOKUP([.A123];[Key.$A$2:.$B$982];2;FALSE)" table:style-name="ce3">
            <text:p>,)/|\</text:p>
          </table:table-cell>
          <table:table-cell table:number-columns-repeated="16378"/>
        </table:table-row>
        <table:table-row table:style-name="ro5">
          <table:table-cell office:value-type="float" office:value="122" table:style-name="ce58">
            <text:p>122</text:p>
          </table:table-cell>
          <table:table-cell office:value-type="string" table:style-name="ce60">
            <text:p>5/49M</text:p>
          </table:table-cell>
          <table:table-cell office:value-type="float" office:value="392" table:style-name="ce3">
            <text:p>392</text:p>
          </table:table-cell>
          <table:table-cell office:value-type="float" office:value="405" table:style-name="ce30">
            <text:p>405</text:p>
          </table:table-cell>
          <table:table-cell office:value-type="float" office:value="56.481904388134645" table:formula="of:=1200*LN([.$D124]/[.$C124])/LN(2)" table:style-name="ce59">
            <text:p>56.481904388134600</text:p>
          </table:table-cell>
          <table:table-cell office:value-type="string" office:string-value=")/|\" table:formula="of:=VLOOKUP([.A124];[Key.$A$2:.$B$982];2;FALSE)" table:style-name="ce3">
            <text:p>)/|\</text:p>
          </table:table-cell>
          <table:table-cell table:number-columns-repeated="16378"/>
        </table:table-row>
        <table:table-row table:style-name="ro5">
          <table:table-cell office:value-type="float" office:value="123" table:style-name="ce61">
            <text:p>123</text:p>
          </table:table-cell>
          <table:table-cell office:value-type="string" table:style-name="ce60">
            <text:p>49/5L</text:p>
          </table:table-cell>
          <table:table-cell office:value-type="float" office:value="1280" table:style-name="ce3">
            <text:p>1280</text:p>
          </table:table-cell>
          <table:table-cell office:value-type="float" office:value="1323" table:style-name="ce30">
            <text:p>1323</text:p>
          </table:table-cell>
          <table:table-cell office:value-type="float" office:value="57.203101669577443" table:formula="of:=1200*LN([.$D125]/[.$C125])/LN(2)" table:style-name="ce59">
            <text:p>57.203101669577400</text:p>
          </table:table-cell>
          <table:table-cell office:value-type="string" office:string-value="`)/|\" table:formula="of:=VLOOKUP([.A125];[Key.$A$2:.$B$982];2;FALSE)" table:style-name="ce3">
            <text:p>`)/|\</text:p>
          </table:table-cell>
          <table:table-cell table:number-columns-repeated="16378"/>
        </table:table-row>
        <table:table-row table:style-name="ro5">
          <table:table-cell office:value-type="float" office:value="124" table:style-name="ce58">
            <text:p>124</text:p>
          </table:table-cell>
          <table:table-cell office:value-type="string" table:style-name="ce60">
            <text:p>1/595L</text:p>
          </table:table-cell>
          <table:table-cell office:value-type="float" office:value="19040" table:style-name="ce3">
            <text:p>19040</text:p>
          </table:table-cell>
          <table:table-cell office:value-type="float" office:value="19683" table:style-name="ce30">
            <text:p>19683</text:p>
          </table:table-cell>
          <table:table-cell office:value-type="float" office:value="57.499977954119714" table:formula="of:=1200*LN([.$D126]/[.$C126])/LN(2)" table:style-name="ce59">
            <text:p>57.499977954119700</text:p>
          </table:table-cell>
          <table:table-cell office:value-type="string" office:string-value="``)/|\" table:formula="of:=VLOOKUP([.A126];[Key.$A$2:.$B$982];2;FALSE)" table:style-name="ce3">
            <text:p>``)/|\</text:p>
          </table:table-cell>
          <table:table-cell table:number-columns-repeated="16378"/>
        </table:table-row>
        <table:table-row table:style-name="ro5">
          <table:table-cell office:value-type="float" office:value="125" table:style-name="ce58">
            <text:p>125</text:p>
          </table:table-cell>
          <table:table-cell office:value-type="string" table:style-name="ce60">
            <text:p>91/11L</text:p>
          </table:table-cell>
          <table:table-cell office:value-type="float" office:value="88" table:style-name="ce3">
            <text:p>88</text:p>
          </table:table-cell>
          <table:table-cell office:value-type="float" office:value="91" table:style-name="ce30">
            <text:p>91</text:p>
          </table:table-cell>
          <table:table-cell office:value-type="float" office:value="58.035625873678946" table:formula="of:=1200*LN([.$D127]/[.$C127])/LN(2)" table:style-name="ce59">
            <text:p>58.035625873678900</text:p>
          </table:table-cell>
          <table:table-cell office:value-type="string" office:string-value=",.(|)" table:formula="of:=VLOOKUP([.A127];[Key.$A$2:.$B$982];2;FALSE)" table:style-name="ce3">
            <text:p>,.(|)</text:p>
          </table:table-cell>
          <table:table-cell table:number-columns-repeated="16378"/>
        </table:table-row>
        <table:table-row table:style-name="ro5">
          <table:table-cell office:value-type="float" office:value="126" table:style-name="ce61">
            <text:p>126</text:p>
          </table:table-cell>
          <table:table-cell office:value-type="string" table:style-name="ce60">
            <text:p>1/55L</text:p>
          </table:table-cell>
          <table:table-cell office:value-type="float" office:value="495" table:style-name="ce3">
            <text:p>495</text:p>
          </table:table-cell>
          <table:table-cell office:value-type="float" office:value="512" table:style-name="ce30">
            <text:p>512</text:p>
          </table:table-cell>
          <table:table-cell office:value-type="float" office:value="58.458342039633642" table:formula="of:=1200*LN([.$D128]/[.$C128])/LN(2)" table:style-name="ce59">
            <text:p>58.458342039633600</text:p>
          </table:table-cell>
          <table:table-cell office:value-type="string" office:string-value=".(|)" table:formula="of:=VLOOKUP([.A128];[Key.$A$2:.$B$982];2;FALSE)" table:style-name="ce3">
            <text:p>.(|)</text:p>
          </table:table-cell>
          <table:table-cell table:number-columns-repeated="16378"/>
        </table:table-row>
        <table:table-row table:style-name="ro5">
          <table:table-cell office:value-type="float" office:value="127" table:style-name="ce58">
            <text:p>127</text:p>
          </table:table-cell>
          <table:table-cell office:value-type="string" table:style-name="ce60">
            <text:p>31L</text:p>
          </table:table-cell>
          <table:table-cell office:value-type="float" office:value="65536" table:style-name="ce3">
            <text:p>65536</text:p>
          </table:table-cell>
          <table:table-cell office:value-type="float" office:value="67797" table:style-name="ce30">
            <text:p>67797</text:p>
          </table:table-cell>
          <table:table-cell office:value-type="float" office:value="58.720578521962175" table:formula="of:=1200*LN([.$D129]/[.$C129])/LN(2)" table:style-name="ce59">
            <text:p>58.720578521962200</text:p>
          </table:table-cell>
          <table:table-cell office:value-type="string" office:string-value=",|\)" table:formula="of:=VLOOKUP([.A129];[Key.$A$2:.$B$982];2;FALSE)" table:style-name="ce3">
            <text:p>,|\)</text:p>
          </table:table-cell>
          <table:table-cell table:number-columns-repeated="16378"/>
        </table:table-row>
        <table:table-row table:style-name="ro5">
          <table:table-cell office:value-type="float" office:value="128" table:style-name="ce58">
            <text:p>128</text:p>
          </table:table-cell>
          <table:table-cell office:value-type="string" table:style-name="ce60">
            <text:p>49L</text:p>
          </table:table-cell>
          <table:table-cell office:value-type="float" office:value="8388608" table:style-name="ce3">
            <text:p>8388608</text:p>
          </table:table-cell>
          <table:table-cell office:value-type="float" office:value="8680203" table:style-name="ce30">
            <text:p>8680203</text:p>
          </table:table-cell>
          <table:table-cell office:value-type="float" office:value="59.156822457511446" table:formula="of:=1200*LN([.$D130]/[.$C130])/LN(2)" table:style-name="ce59">
            <text:p>59.156822457511400</text:p>
          </table:table-cell>
          <table:table-cell office:value-type="string" office:string-value="|\)" table:formula="of:=VLOOKUP([.A130];[Key.$A$2:.$B$982];2;FALSE)" table:style-name="ce3">
            <text:p>|\)</text:p>
          </table:table-cell>
          <table:table-cell table:number-columns-repeated="16378"/>
        </table:table-row>
        <table:table-row table:style-name="ro5">
          <table:table-cell office:value-type="float" office:value="129" table:style-name="ce61">
            <text:p>129</text:p>
          </table:table-cell>
          <table:table-cell office:value-type="string" table:style-name="ce60">
            <text:p>7/65L</text:p>
          </table:table-cell>
          <table:table-cell office:value-type="float" office:value="133120" table:style-name="ce3">
            <text:p>133120</text:p>
          </table:table-cell>
          <table:table-cell office:value-type="float" office:value="137781" table:style-name="ce30">
            <text:p>137781</text:p>
          </table:table-cell>
          <table:table-cell office:value-type="float" office:value="59.579538623466412" table:formula="of:=1200*LN([.$D131]/[.$C131])/LN(2)" table:style-name="ce59">
            <text:p>59.579538623466400</text:p>
          </table:table-cell>
          <table:table-cell office:value-type="string" office:string-value="`|\)" table:formula="of:=VLOOKUP([.A131];[Key.$A$2:.$B$982];2;FALSE)" table:style-name="ce3">
            <text:p>`|\)</text:p>
          </table:table-cell>
          <table:table-cell table:number-columns-repeated="16378"/>
        </table:table-row>
        <table:table-row table:style-name="ro5">
          <table:table-cell office:value-type="float" office:value="130" table:style-name="ce58">
            <text:p>130</text:p>
          </table:table-cell>
          <table:table-cell office:value-type="string" table:style-name="ce60">
            <text:p>11/85L</text:p>
          </table:table-cell>
          <table:table-cell office:value-type="float" office:value="85" table:style-name="ce3">
            <text:p>85</text:p>
          </table:table-cell>
          <table:table-cell office:value-type="float" office:value="88" table:style-name="ce30">
            <text:p>88</text:p>
          </table:table-cell>
          <table:table-cell office:value-type="float" office:value="60.048818999514758" table:formula="of:=1200*LN([.$D132]/[.$C132])/LN(2)" table:style-name="ce59">
            <text:p>60.048818999514800</text:p>
          </table:table-cell>
          <table:table-cell office:value-type="string" office:string-value=",(|)" table:formula="of:=VLOOKUP([.A132];[Key.$A$2:.$B$982];2;FALSE)" table:style-name="ce3">
            <text:p>,(|)</text:p>
          </table:table-cell>
          <table:table-cell table:number-columns-repeated="16378"/>
        </table:table-row>
        <table:table-row table:style-name="ro5">
          <table:table-cell office:value-type="float" office:value="131" table:style-name="ce58">
            <text:p>131</text:p>
          </table:table-cell>
          <table:table-cell office:value-type="string" table:style-name="ce60">
            <text:p>1/11L</text:p>
          </table:table-cell>
          <table:table-cell office:value-type="float" office:value="704" table:style-name="ce3">
            <text:p>704</text:p>
          </table:table-cell>
          <table:table-cell office:value-type="float" office:value="729" table:style-name="ce30">
            <text:p>729</text:p>
          </table:table-cell>
          <table:table-cell office:value-type="float" office:value="60.412062827567631" table:formula="of:=1200*LN([.$D133]/[.$C133])/LN(2)" table:style-name="ce59">
            <text:p>60.412062827567600</text:p>
          </table:table-cell>
          <table:table-cell office:value-type="string" office:string-value="(|)" table:formula="of:=VLOOKUP([.A133];[Key.$A$2:.$B$982];2;FALSE)" table:style-name="ce3">
            <text:p>(|)</text:p>
          </table:table-cell>
          <table:table-cell table:number-columns-repeated="16378"/>
        </table:table-row>
        <table:table-row table:style-name="ro5">
          <table:table-cell office:value-type="float" office:value="132" table:style-name="ce61">
            <text:p>132</text:p>
          </table:table-cell>
          <table:table-cell office:value-type="string" table:style-name="ce60">
            <text:p>275/7L</text:p>
          </table:table-cell>
          <table:table-cell office:value-type="float" office:value="7168" table:style-name="ce3">
            <text:p>7168</text:p>
          </table:table-cell>
          <table:table-cell office:value-type="float" office:value="7425" table:style-name="ce30">
            <text:p>7425</text:p>
          </table:table-cell>
          <table:table-cell office:value-type="float" office:value="60.984466221463769" table:formula="of:=1200*LN([.$D134]/[.$C134])/LN(2)" table:style-name="ce59">
            <text:p>60.984466221463800</text:p>
          </table:table-cell>
          <table:table-cell office:value-type="string" office:string-value="`(|)" table:formula="of:=VLOOKUP([.A134];[Key.$A$2:.$B$982];2;FALSE)" table:style-name="ce3">
            <text:p>`(|)</text:p>
          </table:table-cell>
          <table:table-cell table:number-columns-repeated="16378"/>
        </table:table-row>
        <table:table-row table:style-name="ro5">
          <table:table-cell office:value-type="float" office:value="133" table:style-name="ce58">
            <text:p>133</text:p>
          </table:table-cell>
          <table:table-cell office:value-type="string" table:style-name="ce60">
            <text:p>23/5L</text:p>
          </table:table-cell>
          <table:table-cell office:value-type="float" office:value="1310720" table:style-name="ce3">
            <text:p>1310720</text:p>
          </table:table-cell>
          <table:table-cell office:value-type="float" office:value="1358127" table:style-name="ce30">
            <text:p>1358127</text:p>
          </table:table-cell>
          <table:table-cell office:value-type="float" office:value="61.510642057454952" table:formula="of:=1200*LN([.$D135]/[.$C135])/LN(2)" table:style-name="ce59">
            <text:p>61.510642057455000</text:p>
          </table:table-cell>
          <table:table-cell office:value-type="string" office:string-value="``(|)" table:formula="of:=VLOOKUP([.A135];[Key.$A$2:.$B$982];2;FALSE)" table:style-name="ce3">
            <text:p>``(|)</text:p>
          </table:table-cell>
          <table:table-cell table:number-columns-repeated="16378"/>
        </table:table-row>
        <table:table-row table:style-name="ro5">
          <table:table-cell office:value-type="float" office:value="134" table:style-name="ce58">
            <text:p>134</text:p>
          </table:table-cell>
          <table:table-cell office:value-type="string" table:style-name="ce60">
            <text:p>11/17L</text:p>
          </table:table-cell>
          <table:table-cell office:value-type="float" office:value="69632" table:style-name="ce3">
            <text:p>69632</text:p>
          </table:table-cell>
          <table:table-cell office:value-type="float" office:value="72171" table:style-name="ce30">
            <text:p>72171</text:p>
          </table:table-cell>
          <table:table-cell office:value-type="float" office:value="62.002539787448633" table:formula="of:=1200*LN([.$D136]/[.$C136])/LN(2)" table:style-name="ce59">
            <text:p>62.002539787448600</text:p>
          </table:table-cell>
          <table:table-cell office:value-type="string" office:string-value=",'(|)" table:formula="of:=VLOOKUP([.A136];[Key.$A$2:.$B$982];2;FALSE)" table:style-name="ce3">
            <text:p>,'(|)</text:p>
          </table:table-cell>
          <table:table-cell table:number-columns-repeated="16378"/>
        </table:table-row>
        <table:table-row table:style-name="ro5">
          <table:table-cell office:value-type="float" office:value="135" table:style-name="ce61">
            <text:p>135</text:p>
          </table:table-cell>
          <table:table-cell office:value-type="string" table:style-name="ce60">
            <text:p>5/11L</text:p>
          </table:table-cell>
          <table:table-cell office:value-type="float" office:value="23068672" table:style-name="ce3">
            <text:p>23068672</text:p>
          </table:table-cell>
          <table:table-cell office:value-type="float" office:value="23914845" table:style-name="ce30">
            <text:p>23914845</text:p>
          </table:table-cell>
          <table:table-cell office:value-type="float" office:value="62.365783615502089" table:formula="of:=1200*LN([.$D137]/[.$C137])/LN(2)" table:style-name="ce59">
            <text:p>62.365783615502100</text:p>
          </table:table-cell>
          <table:table-cell office:value-type="string" office:string-value="'(|)" table:formula="of:=VLOOKUP([.A137];[Key.$A$2:.$B$982];2;FALSE)" table:style-name="ce3">
            <text:p>'(|)</text:p>
          </table:table-cell>
          <table:table-cell table:number-columns-repeated="16378"/>
        </table:table-row>
        <table:table-row table:style-name="ro5">
          <table:table-cell office:value-type="float" office:value="136" table:style-name="ce58">
            <text:p>136</text:p>
          </table:table-cell>
          <table:table-cell office:value-type="string" table:style-name="ce60">
            <text:p>1/625L</text:p>
          </table:table-cell>
          <table:table-cell office:value-type="float" office:value="625" table:style-name="ce3">
            <text:p>625</text:p>
          </table:table-cell>
          <table:table-cell office:value-type="float" office:value="648" table:style-name="ce30">
            <text:p>648</text:p>
          </table:table-cell>
          <table:table-cell office:value-type="float" office:value="62.565148002210307" table:formula="of:=1200*LN([.$D138]/[.$C138])/LN(2)" table:style-name="ce59">
            <text:p>62.565148002210300</text:p>
          </table:table-cell>
          <table:table-cell office:value-type="string" office:string-value=",.(|\" table:formula="of:=VLOOKUP([.A138];[Key.$A$2:.$B$982];2;FALSE)" table:style-name="ce3">
            <text:p>,.(|\</text:p>
          </table:table-cell>
          <table:table-cell table:number-columns-repeated="16378"/>
        </table:table-row>
        <table:table-row table:style-name="ro5">
          <table:table-cell office:value-type="float" office:value="137" table:style-name="ce58">
            <text:p>137</text:p>
          </table:table-cell>
          <table:table-cell office:value-type="string" table:style-name="ce60">
            <text:p>7L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0">
            <text:p>28</text:p>
          </table:table-cell>
          <table:table-cell office:value-type="float" office:value="62.960903872962582" table:formula="of:=1200*LN([.$D139]/[.$C139])/LN(2)" table:style-name="ce59">
            <text:p>62.960903872962600</text:p>
          </table:table-cell>
          <table:table-cell office:value-type="string" office:string-value=".(|\" table:formula="of:=VLOOKUP([.A139];[Key.$A$2:.$B$982];2;FALSE)" table:style-name="ce3">
            <text:p>.(|\</text:p>
          </table:table-cell>
          <table:table-cell table:number-columns-repeated="16378"/>
        </table:table-row>
        <table:table-row table:style-name="ro5">
          <table:table-cell office:value-type="float" office:value="138" table:style-name="ce61">
            <text:p>138</text:p>
          </table:table-cell>
          <table:table-cell office:value-type="string" table:style-name="ce60">
            <text:p>1/65L</text:p>
          </table:table-cell>
          <table:table-cell office:value-type="float" office:value="15795" table:style-name="ce3">
            <text:p>15795</text:p>
          </table:table-cell>
          <table:table-cell office:value-type="float" office:value="16384" table:style-name="ce30">
            <text:p>16384</text:p>
          </table:table-cell>
          <table:table-cell office:value-type="float" office:value="63.383620038917627" table:formula="of:=1200*LN([.$D140]/[.$C140])/LN(2)" table:style-name="ce59">
            <text:p>63.383620038917600</text:p>
          </table:table-cell>
          <table:table-cell office:value-type="string" office:string-value="`.(|\" table:formula="of:=VLOOKUP([.A140];[Key.$A$2:.$B$982];2;FALSE)" table:style-name="ce3">
            <text:p>`.(|\</text:p>
          </table:table-cell>
          <table:table-cell table:number-columns-repeated="16378"/>
        </table:table-row>
        <table:table-row table:style-name="ro5">
          <table:table-cell office:value-type="float" office:value="139" table:style-name="ce58">
            <text:p>139</text:p>
          </table:table-cell>
          <table:table-cell office:value-type="string" table:style-name="ce60">
            <text:p>19/11L</text:p>
          </table:table-cell>
          <table:table-cell office:value-type="float" office:value="360448" table:style-name="ce3">
            <text:p>360448</text:p>
          </table:table-cell>
          <table:table-cell office:value-type="float" office:value="373977" table:style-name="ce30">
            <text:p>373977</text:p>
          </table:table-cell>
          <table:table-cell office:value-type="float" office:value="63.790081556032519" table:formula="of:=1200*LN([.$D141]/[.$C141])/LN(2)" table:style-name="ce59">
            <text:p>63.790081556032500</text:p>
          </table:table-cell>
          <table:table-cell office:value-type="string" office:string-value="|\\" table:formula="of:=VLOOKUP([.A141];[Key.$A$2:.$B$982];2;FALSE)" table:style-name="ce3">
            <text:p>|\\</text:p>
          </table:table-cell>
          <table:table-cell table:number-columns-repeated="16378"/>
        </table:table-row>
        <table:table-row table:style-name="ro5">
          <table:table-cell office:value-type="float" office:value="140" table:style-name="ce58">
            <text:p>140</text:p>
          </table:table-cell>
          <table:table-cell office:value-type="string" table:style-name="ce60">
            <text:p>1/125L</text:p>
          </table:table-cell>
          <table:table-cell office:value-type="float" office:value="512000" table:style-name="ce3">
            <text:p>512000</text:p>
          </table:table-cell>
          <table:table-cell office:value-type="float" office:value="531441" table:style-name="ce30">
            <text:p>531441</text:p>
          </table:table-cell>
          <table:table-cell office:value-type="float" office:value="64.518868790144666" table:formula="of:=1200*LN([.$D142]/[.$C142])/LN(2)" table:style-name="ce59">
            <text:p>64.518868790144700</text:p>
          </table:table-cell>
          <table:table-cell office:value-type="string" office:string-value=",(|\" table:formula="of:=VLOOKUP([.A142];[Key.$A$2:.$B$982];2;FALSE)" table:style-name="ce3">
            <text:p>,(|\</text:p>
          </table:table-cell>
          <table:table-cell table:number-columns-repeated="16378"/>
        </table:table-row>
        <table:table-row table:style-name="ro5">
          <table:table-cell office:value-type="float" office:value="141" table:style-name="ce61">
            <text:p>141</text:p>
          </table:table-cell>
          <table:table-cell office:value-type="string" table:style-name="ce60">
            <text:p>35L</text:p>
          </table:table-cell>
          <table:table-cell office:value-type="float" office:value="8192" table:style-name="ce3">
            <text:p>8192</text:p>
          </table:table-cell>
          <table:table-cell office:value-type="float" office:value="8505" table:style-name="ce30">
            <text:p>8505</text:p>
          </table:table-cell>
          <table:table-cell office:value-type="float" office:value="64.914624660896834" table:formula="of:=1200*LN([.$D143]/[.$C143])/LN(2)" table:style-name="ce59">
            <text:p>64.914624660896800</text:p>
          </table:table-cell>
          <table:table-cell office:value-type="string" office:string-value="(|\" table:formula="of:=VLOOKUP([.A143];[Key.$A$2:.$B$982];2;FALSE)" table:style-name="ce3">
            <text:p>(|\</text:p>
          </table:table-cell>
          <table:table-cell table:number-columns-repeated="16378"/>
        </table:table-row>
        <table:table-row table:style-name="ro5">
          <table:table-cell office:value-type="float" office:value="142" table:style-name="ce58">
            <text:p>142</text:p>
          </table:table-cell>
          <table:table-cell office:value-type="string" table:style-name="ce60">
            <text:p>1/13L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0">
            <text:p>27</text:p>
          </table:table-cell>
          <table:table-cell office:value-type="float" office:value="65.337340826851815" table:formula="of:=1200*LN([.$D144]/[.$C144])/LN(2)" table:style-name="ce59">
            <text:p>65.337340826851800</text:p>
          </table:table-cell>
          <table:table-cell office:value-type="string" office:string-value="`(|\" table:formula="of:=VLOOKUP([.A144];[Key.$A$2:.$B$982];2;FALSE)" table:style-name="ce3">
            <text:p>`(|\</text:p>
          </table:table-cell>
          <table:table-cell table:number-columns-repeated="16378"/>
        </table:table-row>
        <table:table-row table:style-name="ro5">
          <table:table-cell office:value-type="float" office:value="143" table:style-name="ce58">
            <text:p>143</text:p>
          </table:table-cell>
          <table:table-cell office:value-type="string" table:style-name="ce60">
            <text:p>325/11L</text:p>
          </table:table-cell>
          <table:table-cell office:value-type="float" office:value="2816" table:style-name="ce3">
            <text:p>2816</text:p>
          </table:table-cell>
          <table:table-cell office:value-type="float" office:value="2925" table:style-name="ce30">
            <text:p>2925</text:p>
          </table:table-cell>
          <table:table-cell office:value-type="float" office:value="65.747148864998536" table:formula="of:=1200*LN([.$D145]/[.$C145])/LN(2)" table:style-name="ce59">
            <text:p>65.747148864998500</text:p>
          </table:table-cell>
          <table:table-cell office:value-type="string" office:string-value="``(|\" table:formula="of:=VLOOKUP([.A145];[Key.$A$2:.$B$982];2;FALSE)" table:style-name="ce3">
            <text:p>``(|\</text:p>
          </table:table-cell>
          <table:table-cell table:number-columns-repeated="16378"/>
        </table:table-row>
        <table:table-row table:style-name="ro5">
          <table:table-cell office:value-type="float" office:value="144" table:style-name="ce61">
            <text:p>144</text:p>
          </table:table-cell>
          <table:table-cell office:value-type="string" table:style-name="ce60">
            <text:p>1/37L</text:p>
          </table:table-cell>
          <table:table-cell office:value-type="float" office:value="18944" table:style-name="ce3">
            <text:p>18944</text:p>
          </table:table-cell>
          <table:table-cell office:value-type="float" office:value="19683" table:style-name="ce30">
            <text:p>19683</text:p>
          </table:table-cell>
          <table:table-cell office:value-type="float" office:value="66.250969033747197" table:formula="of:=1200*LN([.$D146]/[.$C146])/LN(2)" table:style-name="ce59">
            <text:p>66.250969033747200</text:p>
          </table:table-cell>
          <table:table-cell office:value-type="string" office:string-value=",,)|\\" table:formula="of:=VLOOKUP([.A146];[Key.$A$2:.$B$982];2;FALSE)" table:style-name="ce3">
            <text:p>,,)|\\</text:p>
          </table:table-cell>
          <table:table-cell table:number-columns-repeated="16378"/>
        </table:table-row>
        <table:table-row table:style-name="ro5">
          <table:table-cell office:value-type="float" office:value="145" table:style-name="ce58">
            <text:p>145</text:p>
          </table:table-cell>
          <table:table-cell office:value-type="string" table:style-name="ce60">
            <text:p>175L</text:p>
          </table:table-cell>
          <table:table-cell office:value-type="float" office:value="268435456" table:style-name="ce3">
            <text:p>268435456</text:p>
          </table:table-cell>
          <table:table-cell office:value-type="float" office:value="279006525" table:style-name="ce30">
            <text:p>279006525</text:p>
          </table:table-cell>
          <table:table-cell office:value-type="float" office:value="66.868345448830993" table:formula="of:=1200*LN([.$D147]/[.$C147])/LN(2)" table:style-name="ce59">
            <text:p>66.868345448831000</text:p>
          </table:table-cell>
          <table:table-cell office:value-type="string" office:string-value=",)|\\" table:formula="of:=VLOOKUP([.A147];[Key.$A$2:.$B$982];2;FALSE)" table:style-name="ce3">
            <text:p>,)|\\</text:p>
          </table:table-cell>
          <table:table-cell table:number-columns-repeated="16378"/>
        </table:table-row>
        <table:table-row table:style-name="ro5">
          <table:table-cell office:value-type="float" office:value="146" table:style-name="ce58">
            <text:p>146</text:p>
          </table:table-cell>
          <table:table-cell office:value-type="string" table:style-name="ce60">
            <text:p>5/13L</text:p>
          </table:table-cell>
          <table:table-cell office:value-type="float" office:value="851968" table:style-name="ce3">
            <text:p>851968</text:p>
          </table:table-cell>
          <table:table-cell office:value-type="float" office:value="885735" table:style-name="ce30">
            <text:p>885735</text:p>
          </table:table-cell>
          <table:table-cell office:value-type="float" office:value="67.291061614785647" table:formula="of:=1200*LN([.$D148]/[.$C148])/LN(2)" table:style-name="ce59">
            <text:p>67.291061614785600</text:p>
          </table:table-cell>
          <table:table-cell office:value-type="string" office:string-value=")|\\" table:formula="of:=VLOOKUP([.A148];[Key.$A$2:.$B$982];2;FALSE)" table:style-name="ce3">
            <text:p>)|\\</text:p>
          </table:table-cell>
          <table:table-cell table:number-columns-repeated="16378"/>
        </table:table-row>
        <table:table-row table:style-name="ro5">
          <table:table-cell office:value-type="float" office:value="147" table:style-name="ce61">
            <text:p>147</text:p>
          </table:table-cell>
          <table:table-cell office:value-type="string" table:style-name="ce60">
            <text:p>13/25L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0">
            <text:p>26</text:p>
          </table:table-cell>
          <table:table-cell office:value-type="float" office:value="67.90023403964102" table:formula="of:=1200*LN([.$D149]/[.$C149])/LN(2)" table:style-name="ce59">
            <text:p>67.900234039641000</text:p>
          </table:table-cell>
          <table:table-cell office:value-type="string" office:string-value="`)|\\" table:formula="of:=VLOOKUP([.A149];[Key.$A$2:.$B$982];2;FALSE)" table:style-name="ce3">
            <text:p>`)|\\</text:p>
          </table:table-cell>
          <table:table-cell table:number-columns-repeated="16378"/>
        </table:table-row>
        <table:table-row table:style-name="ro5">
          <table:table-cell office:value-type="float" office:value="148" table:style-name="ce58">
            <text:p>148</text:p>
          </table:table-cell>
          <table:table-cell office:value-type="string" table:style-name="ce49">
            <text:p>25/77L</text:p>
          </table:table-cell>
          <table:table-cell office:value-type="float" office:value="164025" table:style-name="ce60">
            <text:p>164025</text:p>
          </table:table-cell>
          <table:table-cell office:value-type="float" office:value="157696" table:style-name="ce62">
            <text:p>157696</text:p>
          </table:table-cell>
          <table:table-cell office:value-type="float" office:value="68.123585818887406" table:style-name="ce63">
            <text:p>68.123585818887400</text:p>
          </table:table-cell>
          <table:table-cell office:value-type="string" table:style-name="ce49">
            <text:p>``)|\\</text:p>
          </table:table-cell>
          <table:table-cell table:number-columns-repeated="16378"/>
        </table:table-row>
        <table:table-row table:number-rows-repeated="1048426" table:style-name="ro4">
          <table:table-cell table:number-columns-repeated="16384"/>
        </table:table-row>
      </table:table>
      <table:table table:name="Key" table:style-name="ta1">
        <table:table-column table:style-name="co33" table:number-columns-repeated="3" table:default-cell-style-name="ce1"/>
        <table:table-column table:style-name="co20" table:number-columns-repeated="2" table:default-cell-style-name="ce1"/>
        <table:table-column table:style-name="co8" table:number-columns-repeated="16379" table:default-cell-style-name="ce1"/>
        <table:table-row table:style-name="ro6">
          <table:table-cell office:value-type="string" table:style-name="ce64">
            <text:p>Key</text:p>
          </table:table-cell>
          <table:table-cell office:value-type="string" table:style-name="ce64">
            <text:p>Mixed Symbol</text:p>
          </table:table-cell>
          <table:table-cell office:value-type="string" table:style-name="ce64">
            <text:p>Pure Symbol</text:p>
          </table:table-cell>
          <table:table-cell office:value-type="string" table:style-name="ce64">
            <text:p>Mixed Unicode</text:p>
          </table:table-cell>
          <table:table-cell office:value-type="string" table:style-name="ce64">
            <text:p>Pure Unicode</text:p>
          </table:table-cell>
          <table:table-cell table:number-columns-repeated="16379"/>
        </table:table-row>
        <table:table-row table:style-name="ro7">
          <table:table-cell office:value-type="float" office:value="0" table:style-name="ce65">
            <text:p>0</text:p>
          </table:table-cell>
          <table:table-cell office:value-type="string" table:style-name="ce65">
            <text:p><text:s/></text:p>
          </table:table-cell>
          <table:table-cell office:value-type="string" table:style-name="ce65">
            <text:p><text:s/></text:p>
          </table:table-cell>
          <table:table-cell office:value-type="string" table:style-name="ce66">
            <text:p/>
          </table:table-cell>
          <table:table-cell office:value-type="string" table:style-name="ce66">
            <text:p/>
          </table:table-cell>
          <table:table-cell table:number-columns-repeated="16379"/>
        </table:table-row>
        <table:table-row table:style-name="ro7">
          <table:table-cell office:value-type="float" office:value="1" table:style-name="ce65">
            <text:p>1</text:p>
          </table:table-cell>
          <table:table-cell office:value-type="string" table:style-name="ce65">
            <text:p>`|</text:p>
          </table:table-cell>
          <table:table-cell office:value-type="string" table:style-name="ce65">
            <text:p>`|</text:p>
          </table:table-cell>
          <table:table-cell office:value-type="string" table:style-name="ce66">
            <text:p> </text:p>
          </table:table-cell>
          <table:table-cell office:value-type="string" table:style-name="ce66">
            <text:p> </text:p>
          </table:table-cell>
          <table:table-cell table:number-columns-repeated="16379"/>
        </table:table-row>
        <table:table-row table:style-name="ro7">
          <table:table-cell office:value-type="float" office:value="2" table:style-name="ce65">
            <text:p>2</text:p>
          </table:table-cell>
          <table:table-cell office:value-type="string" table:style-name="ce65">
            <text:p>``|</text:p>
          </table:table-cell>
          <table:table-cell office:value-type="string" table:style-name="ce65">
            <text:p>``|</text:p>
          </table:table-cell>
          <table:table-cell office:value-type="string" table:style-name="ce66">
            <text:p> </text:p>
          </table:table-cell>
          <table:table-cell office:value-type="string" table:style-name="ce66">
            <text:p> </text:p>
          </table:table-cell>
          <table:table-cell table:number-columns-repeated="16379"/>
        </table:table-row>
        <table:table-row table:style-name="ro7">
          <table:table-cell office:value-type="float" office:value="3" table:style-name="ce65">
            <text:p>3</text:p>
          </table:table-cell>
          <table:table-cell office:value-type="string" table:style-name="ce65">
            <text:p>.)|</text:p>
          </table:table-cell>
          <table:table-cell office:value-type="string" table:style-name="ce65">
            <text:p>.)|</text:p>
          </table:table-cell>
          <table:table-cell office:value-type="string" table:style-name="ce66">
            <text:p> </text:p>
          </table:table-cell>
          <table:table-cell office:value-type="string" table:style-name="ce66">
            <text:p> </text:p>
          </table:table-cell>
          <table:table-cell table:number-columns-repeated="16379"/>
        </table:table-row>
        <table:table-row table:style-name="ro7">
          <table:table-cell office:value-type="float" office:value="4" table:style-name="ce65">
            <text:p>4</text:p>
          </table:table-cell>
          <table:table-cell office:value-type="string" table:style-name="ce67">
            <text:p>'|</text:p>
          </table:table-cell>
          <table:table-cell office:value-type="string" table:style-name="ce67">
            <text:p>'|</text:p>
          </table:table-cell>
          <table:table-cell office:value-type="string" table:style-name="ce66">
            <text:p> </text:p>
          </table:table-cell>
          <table:table-cell office:value-type="string" table:style-name="ce66">
            <text:p> </text:p>
          </table:table-cell>
          <table:table-cell table:number-columns-repeated="16379"/>
        </table:table-row>
        <table:table-row table:style-name="ro7">
          <table:table-cell office:value-type="float" office:value="5" table:style-name="ce65">
            <text:p>5</text:p>
          </table:table-cell>
          <table:table-cell office:value-type="string" table:style-name="ce65">
            <text:p>`'|</text:p>
          </table:table-cell>
          <table:table-cell office:value-type="string" table:style-name="ce65">
            <text:p>`'|</text:p>
          </table:table-cell>
          <table:table-cell office:value-type="string" table:style-name="ce66">
            <text:p>  </text:p>
          </table:table-cell>
          <table:table-cell office:value-type="string" table:style-name="ce66">
            <text:p>  </text:p>
          </table:table-cell>
          <table:table-cell table:number-columns-repeated="16379"/>
        </table:table-row>
        <table:table-row table:style-name="ro7">
          <table:table-cell office:value-type="float" office:value="6" table:style-name="ce65">
            <text:p>6</text:p>
          </table:table-cell>
          <table:table-cell office:value-type="string" table:style-name="ce65">
            <text:p>,)|</text:p>
          </table:table-cell>
          <table:table-cell office:value-type="string" table:style-name="ce65">
            <text:p>,)|</text:p>
          </table:table-cell>
          <table:table-cell office:value-type="string" table:style-name="ce66">
            <text:p> </text:p>
          </table:table-cell>
          <table:table-cell office:value-type="string" table:style-name="ce66">
            <text:p> </text:p>
          </table:table-cell>
          <table:table-cell table:number-columns-repeated="16379"/>
        </table:table-row>
        <table:table-row table:style-name="ro7">
          <table:table-cell office:value-type="float" office:value="7" table:style-name="ce65">
            <text:p>7</text:p>
          </table:table-cell>
          <table:table-cell office:value-type="string" table:style-name="ce65">
            <text:p>)|</text:p>
          </table:table-cell>
          <table:table-cell office:value-type="string" table:style-name="ce65">
            <text:p>)|</text:p>
          </table:table-cell>
          <table:table-cell office:value-type="string" table:style-name="ce66">
            <text:p></text:p>
          </table:table-cell>
          <table:table-cell office:value-type="string" table:style-name="ce66">
            <text:p></text:p>
          </table:table-cell>
          <table:table-cell table:number-columns-repeated="16379"/>
        </table:table-row>
        <table:table-row table:style-name="ro7">
          <table:table-cell office:value-type="float" office:value="8" table:style-name="ce65">
            <text:p>8</text:p>
          </table:table-cell>
          <table:table-cell office:value-type="string" table:style-name="ce65">
            <text:p>`)|</text:p>
          </table:table-cell>
          <table:table-cell office:value-type="string" table:style-name="ce65">
            <text:p>`)|</text:p>
          </table:table-cell>
          <table:table-cell office:value-type="string" table:style-name="ce66">
            <text:p> </text:p>
          </table:table-cell>
          <table:table-cell office:value-type="string" table:style-name="ce66">
            <text:p> </text:p>
          </table:table-cell>
          <table:table-cell table:number-columns-repeated="16379"/>
        </table:table-row>
        <table:table-row table:style-name="ro7">
          <table:table-cell office:value-type="float" office:value="9" table:style-name="ce65">
            <text:p>9</text:p>
          </table:table-cell>
          <table:table-cell office:value-type="string" table:style-name="ce65">
            <text:p>``)|</text:p>
          </table:table-cell>
          <table:table-cell office:value-type="string" table:style-name="ce65">
            <text:p>``)|</text:p>
          </table:table-cell>
          <table:table-cell office:value-type="string" table:style-name="ce66">
            <text:p> </text:p>
          </table:table-cell>
          <table:table-cell office:value-type="string" table:style-name="ce66">
            <text:p> </text:p>
          </table:table-cell>
          <table:table-cell table:number-columns-repeated="16379"/>
        </table:table-row>
        <table:table-row table:style-name="ro7">
          <table:table-cell office:value-type="float" office:value="10" table:style-name="ce65">
            <text:p>10</text:p>
          </table:table-cell>
          <table:table-cell office:value-type="string" table:style-name="ce65">
            <text:p>,,|(</text:p>
          </table:table-cell>
          <table:table-cell office:value-type="string" table:style-name="ce65">
            <text:p>,,|(</text:p>
          </table:table-cell>
          <table:table-cell office:value-type="string" table:style-name="ce66">
            <text:p> </text:p>
          </table:table-cell>
          <table:table-cell office:value-type="string" table:style-name="ce66">
            <text:p> </text:p>
          </table:table-cell>
          <table:table-cell table:number-columns-repeated="16379"/>
        </table:table-row>
        <table:table-row table:style-name="ro7">
          <table:table-cell office:value-type="float" office:value="11" table:style-name="ce65">
            <text:p>11</text:p>
          </table:table-cell>
          <table:table-cell office:value-type="string" table:style-name="ce65">
            <text:p>,|(</text:p>
          </table:table-cell>
          <table:table-cell office:value-type="string" table:style-name="ce65">
            <text:p>,|(</text:p>
          </table:table-cell>
          <table:table-cell office:value-type="string" table:style-name="ce66">
            <text:p> </text:p>
          </table:table-cell>
          <table:table-cell office:value-type="string" table:style-name="ce66">
            <text:p> </text:p>
          </table:table-cell>
          <table:table-cell table:number-columns-repeated="16379"/>
        </table:table-row>
        <table:table-row table:style-name="ro7">
          <table:table-cell office:value-type="float" office:value="12" table:style-name="ce65">
            <text:p>12</text:p>
          </table:table-cell>
          <table:table-cell office:value-type="string" table:style-name="ce65">
            <text:p>|(</text:p>
          </table:table-cell>
          <table:table-cell office:value-type="string" table:style-name="ce65">
            <text:p>|(</text:p>
          </table:table-cell>
          <table:table-cell office:value-type="string" table:style-name="ce66">
            <text:p></text:p>
          </table:table-cell>
          <table:table-cell office:value-type="string" table:style-name="ce66">
            <text:p></text:p>
          </table:table-cell>
          <table:table-cell table:number-columns-repeated="16379"/>
        </table:table-row>
        <table:table-row table:style-name="ro7">
          <table:table-cell office:value-type="float" office:value="13" table:style-name="ce65">
            <text:p>13</text:p>
          </table:table-cell>
          <table:table-cell office:value-type="string" table:style-name="ce65">
            <text:p>`|(</text:p>
          </table:table-cell>
          <table:table-cell office:value-type="string" table:style-name="ce65">
            <text:p>`|(</text:p>
          </table:table-cell>
          <table:table-cell office:value-type="string" table:style-name="ce66">
            <text:p> </text:p>
          </table:table-cell>
          <table:table-cell office:value-type="string" table:style-name="ce66">
            <text:p> </text:p>
          </table:table-cell>
          <table:table-cell table:number-columns-repeated="16379"/>
        </table:table-row>
        <table:table-row table:style-name="ro7">
          <table:table-cell office:value-type="float" office:value="14" table:style-name="ce65">
            <text:p>14</text:p>
          </table:table-cell>
          <table:table-cell office:value-type="string" table:style-name="ce65">
            <text:p>.~|</text:p>
          </table:table-cell>
          <table:table-cell office:value-type="string" table:style-name="ce65">
            <text:p>.~|</text:p>
          </table:table-cell>
          <table:table-cell office:value-type="string" table:style-name="ce66">
            <text:p> </text:p>
          </table:table-cell>
          <table:table-cell office:value-type="string" table:style-name="ce66">
            <text:p> </text:p>
          </table:table-cell>
          <table:table-cell table:number-columns-repeated="16379"/>
        </table:table-row>
        <table:table-row table:style-name="ro7">
          <table:table-cell office:value-type="float" office:value="15" table:style-name="ce65">
            <text:p>15</text:p>
          </table:table-cell>
          <table:table-cell office:value-type="string" table:style-name="ce65">
            <text:p>,'|(</text:p>
          </table:table-cell>
          <table:table-cell office:value-type="string" table:style-name="ce65">
            <text:p>,'|(</text:p>
          </table:table-cell>
          <table:table-cell office:value-type="string" table:style-name="ce66">
            <text:p>  </text:p>
          </table:table-cell>
          <table:table-cell office:value-type="string" table:style-name="ce66">
            <text:p>  </text:p>
          </table:table-cell>
          <table:table-cell table:number-columns-repeated="16379"/>
        </table:table-row>
        <table:table-row table:style-name="ro7">
          <table:table-cell office:value-type="float" office:value="16" table:style-name="ce65">
            <text:p>16</text:p>
          </table:table-cell>
          <table:table-cell office:value-type="string" table:style-name="ce65">
            <text:p>'|(</text:p>
          </table:table-cell>
          <table:table-cell office:value-type="string" table:style-name="ce65">
            <text:p>'|(</text:p>
          </table:table-cell>
          <table:table-cell office:value-type="string" table:style-name="ce66">
            <text:p> </text:p>
          </table:table-cell>
          <table:table-cell office:value-type="string" table:style-name="ce66">
            <text:p> </text:p>
          </table:table-cell>
          <table:table-cell table:number-columns-repeated="16379"/>
        </table:table-row>
        <table:table-row table:style-name="ro7">
          <table:table-cell office:value-type="float" office:value="17" table:style-name="ce65">
            <text:p>17</text:p>
          </table:table-cell>
          <table:table-cell office:value-type="string" table:style-name="ce65">
            <text:p>,~|</text:p>
          </table:table-cell>
          <table:table-cell office:value-type="string" table:style-name="ce65">
            <text:p>,~|</text:p>
          </table:table-cell>
          <table:table-cell office:value-type="string" table:style-name="ce66">
            <text:p> </text:p>
          </table:table-cell>
          <table:table-cell office:value-type="string" table:style-name="ce66">
            <text:p> </text:p>
          </table:table-cell>
          <table:table-cell table:number-columns-repeated="16379"/>
        </table:table-row>
        <table:table-row table:style-name="ro7">
          <table:table-cell office:value-type="float" office:value="18" table:style-name="ce65">
            <text:p>18</text:p>
          </table:table-cell>
          <table:table-cell office:value-type="string" table:style-name="ce65">
            <text:p>~|</text:p>
          </table:table-cell>
          <table:table-cell office:value-type="string" table:style-name="ce65">
            <text:p>~|</text:p>
          </table:table-cell>
          <table:table-cell office:value-type="string" table:style-name="ce66">
            <text:p></text:p>
          </table:table-cell>
          <table:table-cell office:value-type="string" table:style-name="ce66">
            <text:p></text:p>
          </table:table-cell>
          <table:table-cell table:number-columns-repeated="16379"/>
        </table:table-row>
        <table:table-row table:style-name="ro7">
          <table:table-cell office:value-type="float" office:value="19" table:style-name="ce65">
            <text:p>19</text:p>
          </table:table-cell>
          <table:table-cell office:value-type="string" table:style-name="ce65">
            <text:p>,)|(</text:p>
          </table:table-cell>
          <table:table-cell office:value-type="string" table:style-name="ce65">
            <text:p>,)|(</text:p>
          </table:table-cell>
          <table:table-cell office:value-type="string" table:style-name="ce66">
            <text:p> </text:p>
          </table:table-cell>
          <table:table-cell office:value-type="string" table:style-name="ce66">
            <text:p> </text:p>
          </table:table-cell>
          <table:table-cell table:number-columns-repeated="16379"/>
        </table:table-row>
        <table:table-row table:style-name="ro7">
          <table:table-cell office:value-type="float" office:value="20" table:style-name="ce65">
            <text:p>20</text:p>
          </table:table-cell>
          <table:table-cell office:value-type="string" table:style-name="ce65">
            <text:p>)|(</text:p>
          </table:table-cell>
          <table:table-cell office:value-type="string" table:style-name="ce65">
            <text:p>)|(</text:p>
          </table:table-cell>
          <table:table-cell office:value-type="string" table:style-name="ce66">
            <text:p></text:p>
          </table:table-cell>
          <table:table-cell office:value-type="string" table:style-name="ce66">
            <text:p></text:p>
          </table:table-cell>
          <table:table-cell table:number-columns-repeated="16379"/>
        </table:table-row>
        <table:table-row table:style-name="ro7">
          <table:table-cell office:value-type="float" office:value="21" table:style-name="ce65">
            <text:p>21</text:p>
          </table:table-cell>
          <table:table-cell office:value-type="string" table:style-name="ce65">
            <text:p>`)|(</text:p>
          </table:table-cell>
          <table:table-cell office:value-type="string" table:style-name="ce65">
            <text:p>`)|(</text:p>
          </table:table-cell>
          <table:table-cell office:value-type="string" table:style-name="ce66">
            <text:p> </text:p>
          </table:table-cell>
          <table:table-cell office:value-type="string" table:style-name="ce66">
            <text:p> </text:p>
          </table:table-cell>
          <table:table-cell table:number-columns-repeated="16379"/>
        </table:table-row>
        <table:table-row table:style-name="ro7">
          <table:table-cell office:value-type="float" office:value="22" table:style-name="ce65">
            <text:p>22</text:p>
          </table:table-cell>
          <table:table-cell office:value-type="string" table:style-name="ce65">
            <text:p>``)|(</text:p>
          </table:table-cell>
          <table:table-cell office:value-type="string" table:style-name="ce65">
            <text:p>``)|(</text:p>
          </table:table-cell>
          <table:table-cell office:value-type="string" table:style-name="ce66">
            <text:p> </text:p>
          </table:table-cell>
          <table:table-cell office:value-type="string" table:style-name="ce66">
            <text:p> </text:p>
          </table:table-cell>
          <table:table-cell table:number-columns-repeated="16379"/>
        </table:table-row>
        <table:table-row table:style-name="ro7">
          <table:table-cell office:value-type="float" office:value="23" table:style-name="ce65">
            <text:p>23</text:p>
          </table:table-cell>
          <table:table-cell office:value-type="string" table:style-name="ce65">
            <text:p>,')|(</text:p>
          </table:table-cell>
          <table:table-cell office:value-type="string" table:style-name="ce65">
            <text:p>,')|(</text:p>
          </table:table-cell>
          <table:table-cell office:value-type="string" table:style-name="ce66">
            <text:p>  </text:p>
          </table:table-cell>
          <table:table-cell office:value-type="string" table:style-name="ce66">
            <text:p>  </text:p>
          </table:table-cell>
          <table:table-cell table:number-columns-repeated="16379"/>
        </table:table-row>
        <table:table-row table:style-name="ro7">
          <table:table-cell office:value-type="float" office:value="24" table:style-name="ce65">
            <text:p>24</text:p>
          </table:table-cell>
          <table:table-cell office:value-type="string" table:style-name="ce65">
            <text:p>')|(</text:p>
          </table:table-cell>
          <table:table-cell office:value-type="string" table:style-name="ce65">
            <text:p>')|(</text:p>
          </table:table-cell>
          <table:table-cell office:value-type="string" table:style-name="ce66">
            <text:p> </text:p>
          </table:table-cell>
          <table:table-cell office:value-type="string" table:style-name="ce66">
            <text:p> </text:p>
          </table:table-cell>
          <table:table-cell table:number-columns-repeated="16379"/>
        </table:table-row>
        <table:table-row table:style-name="ro7">
          <table:table-cell office:value-type="float" office:value="25" table:style-name="ce65">
            <text:p>25</text:p>
          </table:table-cell>
          <table:table-cell office:value-type="string" table:style-name="ce65">
            <text:p>)~|</text:p>
          </table:table-cell>
          <table:table-cell office:value-type="string" table:style-name="ce65">
            <text:p>)~|</text:p>
          </table:table-cell>
          <table:table-cell office:value-type="string" table:style-name="ce66">
            <text:p></text:p>
          </table:table-cell>
          <table:table-cell office:value-type="string" table:style-name="ce66">
            <text:p></text:p>
          </table:table-cell>
          <table:table-cell table:number-columns-repeated="16379"/>
        </table:table-row>
        <table:table-row table:style-name="ro7">
          <table:table-cell office:value-type="float" office:value="26" table:style-name="ce65">
            <text:p>26</text:p>
          </table:table-cell>
          <table:table-cell office:value-type="string" table:style-name="ce65">
            <text:p>.~|(</text:p>
          </table:table-cell>
          <table:table-cell office:value-type="string" table:style-name="ce65">
            <text:p>.~|(</text:p>
          </table:table-cell>
          <table:table-cell office:value-type="string" table:style-name="ce66">
            <text:p> </text:p>
          </table:table-cell>
          <table:table-cell office:value-type="string" table:style-name="ce66">
            <text:p> </text:p>
          </table:table-cell>
          <table:table-cell table:number-columns-repeated="16379"/>
        </table:table-row>
        <table:table-row table:style-name="ro7">
          <table:table-cell office:value-type="float" office:value="27" table:style-name="ce65">
            <text:p>27</text:p>
          </table:table-cell>
          <table:table-cell office:value-type="string" table:style-name="ce65">
            <text:p>`.~|(</text:p>
          </table:table-cell>
          <table:table-cell office:value-type="string" table:style-name="ce65">
            <text:p>`.~|(</text:p>
          </table:table-cell>
          <table:table-cell office:value-type="string" table:style-name="ce66">
            <text:p>  </text:p>
          </table:table-cell>
          <table:table-cell office:value-type="string" table:style-name="ce66">
            <text:p>  </text:p>
          </table:table-cell>
          <table:table-cell table:number-columns-repeated="16379"/>
        </table:table-row>
        <table:table-row table:style-name="ro7">
          <table:table-cell office:value-type="float" office:value="28" table:style-name="ce65">
            <text:p>28</text:p>
          </table:table-cell>
          <table:table-cell office:value-type="string" table:style-name="ce65">
            <text:p>,,~|(</text:p>
          </table:table-cell>
          <table:table-cell office:value-type="string" table:style-name="ce65">
            <text:p>,,~|(</text:p>
          </table:table-cell>
          <table:table-cell office:value-type="string" table:style-name="ce66">
            <text:p> </text:p>
          </table:table-cell>
          <table:table-cell office:value-type="string" table:style-name="ce66">
            <text:p> </text:p>
          </table:table-cell>
          <table:table-cell table:number-columns-repeated="16379"/>
        </table:table-row>
        <table:table-row table:style-name="ro7">
          <table:table-cell office:value-type="float" office:value="29" table:style-name="ce65">
            <text:p>29</text:p>
          </table:table-cell>
          <table:table-cell office:value-type="string" table:style-name="ce65">
            <text:p>,~|(</text:p>
          </table:table-cell>
          <table:table-cell office:value-type="string" table:style-name="ce65">
            <text:p>,~|(</text:p>
          </table:table-cell>
          <table:table-cell office:value-type="string" table:style-name="ce66">
            <text:p> </text:p>
          </table:table-cell>
          <table:table-cell office:value-type="string" table:style-name="ce66">
            <text:p> </text:p>
          </table:table-cell>
          <table:table-cell table:number-columns-repeated="16379"/>
        </table:table-row>
        <table:table-row table:style-name="ro7">
          <table:table-cell office:value-type="float" office:value="30" table:style-name="ce65">
            <text:p>30</text:p>
          </table:table-cell>
          <table:table-cell office:value-type="string" table:style-name="ce65">
            <text:p>~|(</text:p>
          </table:table-cell>
          <table:table-cell office:value-type="string" table:style-name="ce65">
            <text:p>~|(</text:p>
          </table:table-cell>
          <table:table-cell office:value-type="string" table:style-name="ce66">
            <text:p></text:p>
          </table:table-cell>
          <table:table-cell office:value-type="string" table:style-name="ce66">
            <text:p></text:p>
          </table:table-cell>
          <table:table-cell table:number-columns-repeated="16379"/>
        </table:table-row>
        <table:table-row table:style-name="ro7">
          <table:table-cell office:value-type="float" office:value="31" table:style-name="ce65">
            <text:p>31</text:p>
          </table:table-cell>
          <table:table-cell office:value-type="string" table:style-name="ce65">
            <text:p>`~|(</text:p>
          </table:table-cell>
          <table:table-cell office:value-type="string" table:style-name="ce65">
            <text:p>`~|(</text:p>
          </table:table-cell>
          <table:table-cell office:value-type="string" table:style-name="ce66">
            <text:p> </text:p>
          </table:table-cell>
          <table:table-cell office:value-type="string" table:style-name="ce66">
            <text:p> </text:p>
          </table:table-cell>
          <table:table-cell table:number-columns-repeated="16379"/>
        </table:table-row>
        <table:table-row table:style-name="ro7">
          <table:table-cell office:value-type="float" office:value="32" table:style-name="ce65">
            <text:p>32</text:p>
          </table:table-cell>
          <table:table-cell office:value-type="string" table:style-name="ce65">
            <text:p>,,|~</text:p>
          </table:table-cell>
          <table:table-cell office:value-type="string" table:style-name="ce65">
            <text:p>,,|~</text:p>
          </table:table-cell>
          <table:table-cell office:value-type="string" table:style-name="ce66">
            <text:p> </text:p>
          </table:table-cell>
          <table:table-cell office:value-type="string" table:style-name="ce66">
            <text:p> </text:p>
          </table:table-cell>
          <table:table-cell table:number-columns-repeated="16379"/>
        </table:table-row>
        <table:table-row table:style-name="ro7">
          <table:table-cell office:value-type="float" office:value="33" table:style-name="ce65">
            <text:p>33</text:p>
          </table:table-cell>
          <table:table-cell office:value-type="string" table:style-name="ce65">
            <text:p>,|~</text:p>
          </table:table-cell>
          <table:table-cell office:value-type="string" table:style-name="ce65">
            <text:p>,|~</text:p>
          </table:table-cell>
          <table:table-cell office:value-type="string" table:style-name="ce66">
            <text:p> </text:p>
          </table:table-cell>
          <table:table-cell office:value-type="string" table:style-name="ce66">
            <text:p> </text:p>
          </table:table-cell>
          <table:table-cell table:number-columns-repeated="16379"/>
        </table:table-row>
        <table:table-row table:style-name="ro7">
          <table:table-cell office:value-type="float" office:value="34" table:style-name="ce65">
            <text:p>34</text:p>
          </table:table-cell>
          <table:table-cell office:value-type="string" table:style-name="ce65">
            <text:p>|~</text:p>
          </table:table-cell>
          <table:table-cell office:value-type="string" table:style-name="ce65">
            <text:p>|~</text:p>
          </table:table-cell>
          <table:table-cell office:value-type="string" table:style-name="ce66">
            <text:p></text:p>
          </table:table-cell>
          <table:table-cell office:value-type="string" table:style-name="ce66">
            <text:p></text:p>
          </table:table-cell>
          <table:table-cell table:number-columns-repeated="16379"/>
        </table:table-row>
        <table:table-row table:style-name="ro7">
          <table:table-cell office:value-type="float" office:value="35" table:style-name="ce65">
            <text:p>35</text:p>
          </table:table-cell>
          <table:table-cell office:value-type="string" table:style-name="ce65">
            <text:p>`|~</text:p>
          </table:table-cell>
          <table:table-cell office:value-type="string" table:style-name="ce65">
            <text:p>`|~</text:p>
          </table:table-cell>
          <table:table-cell office:value-type="string" table:style-name="ce66">
            <text:p> </text:p>
          </table:table-cell>
          <table:table-cell office:value-type="string" table:style-name="ce66">
            <text:p> </text:p>
          </table:table-cell>
          <table:table-cell table:number-columns-repeated="16379"/>
        </table:table-row>
        <table:table-row table:style-name="ro7">
          <table:table-cell office:value-type="float" office:value="36" table:style-name="ce65">
            <text:p>36</text:p>
          </table:table-cell>
          <table:table-cell office:value-type="string" table:style-name="ce65">
            <text:p>~~|</text:p>
          </table:table-cell>
          <table:table-cell office:value-type="string" table:style-name="ce65">
            <text:p>~~|</text:p>
          </table:table-cell>
          <table:table-cell office:value-type="string" table:style-name="ce66">
            <text:p></text:p>
          </table:table-cell>
          <table:table-cell office:value-type="string" table:style-name="ce66">
            <text:p></text:p>
          </table:table-cell>
          <table:table-cell table:number-columns-repeated="16379"/>
        </table:table-row>
        <table:table-row table:style-name="ro7">
          <table:table-cell office:value-type="float" office:value="37" table:style-name="ce65">
            <text:p>37</text:p>
          </table:table-cell>
          <table:table-cell office:value-type="string" table:style-name="ce65">
            <text:p>`~~|</text:p>
          </table:table-cell>
          <table:table-cell office:value-type="string" table:style-name="ce65">
            <text:p>`~~|</text:p>
          </table:table-cell>
          <table:table-cell office:value-type="string" table:style-name="ce66">
            <text:p> </text:p>
          </table:table-cell>
          <table:table-cell office:value-type="string" table:style-name="ce66">
            <text:p> </text:p>
          </table:table-cell>
          <table:table-cell table:number-columns-repeated="16379"/>
        </table:table-row>
        <table:table-row table:style-name="ro7">
          <table:table-cell office:value-type="float" office:value="38" table:style-name="ce65">
            <text:p>38</text:p>
          </table:table-cell>
          <table:table-cell office:value-type="string" table:style-name="ce65">
            <text:p>``~~|</text:p>
          </table:table-cell>
          <table:table-cell office:value-type="string" table:style-name="ce65">
            <text:p>``~~|</text:p>
          </table:table-cell>
          <table:table-cell office:value-type="string" table:style-name="ce66">
            <text:p> </text:p>
          </table:table-cell>
          <table:table-cell office:value-type="string" table:style-name="ce66">
            <text:p> </text:p>
          </table:table-cell>
          <table:table-cell table:number-columns-repeated="16379"/>
        </table:table-row>
        <table:table-row table:style-name="ro7">
          <table:table-cell office:value-type="float" office:value="39" table:style-name="ce65">
            <text:p>39</text:p>
          </table:table-cell>
          <table:table-cell office:value-type="string" table:style-name="ce65">
            <text:p>,./|</text:p>
          </table:table-cell>
          <table:table-cell office:value-type="string" table:style-name="ce65">
            <text:p>,./|</text:p>
          </table:table-cell>
          <table:table-cell office:value-type="string" table:style-name="ce66">
            <text:p>  </text:p>
          </table:table-cell>
          <table:table-cell office:value-type="string" table:style-name="ce66">
            <text:p>  </text:p>
          </table:table-cell>
          <table:table-cell table:number-columns-repeated="16379"/>
        </table:table-row>
        <table:table-row table:style-name="ro7">
          <table:table-cell office:value-type="float" office:value="40" table:style-name="ce65">
            <text:p>40</text:p>
          </table:table-cell>
          <table:table-cell office:value-type="string" table:style-name="ce65">
            <text:p>./|</text:p>
          </table:table-cell>
          <table:table-cell office:value-type="string" table:style-name="ce65">
            <text:p>./|</text:p>
          </table:table-cell>
          <table:table-cell office:value-type="string" table:style-name="ce66">
            <text:p> </text:p>
          </table:table-cell>
          <table:table-cell office:value-type="string" table:style-name="ce66">
            <text:p> </text:p>
          </table:table-cell>
          <table:table-cell table:number-columns-repeated="16379"/>
        </table:table-row>
        <table:table-row table:style-name="ro7">
          <table:table-cell office:value-type="float" office:value="41" table:style-name="ce65">
            <text:p>41</text:p>
          </table:table-cell>
          <table:table-cell office:value-type="string" table:style-name="ce65">
            <text:p>)|~</text:p>
          </table:table-cell>
          <table:table-cell office:value-type="string" table:style-name="ce65">
            <text:p>)|~</text:p>
          </table:table-cell>
          <table:table-cell office:value-type="string" table:style-name="ce66">
            <text:p></text:p>
          </table:table-cell>
          <table:table-cell office:value-type="string" table:style-name="ce66">
            <text:p></text:p>
          </table:table-cell>
          <table:table-cell table:number-columns-repeated="16379"/>
        </table:table-row>
        <table:table-row table:style-name="ro7">
          <table:table-cell office:value-type="float" office:value="42" table:style-name="ce65">
            <text:p>42</text:p>
          </table:table-cell>
          <table:table-cell office:value-type="string" table:style-name="ce65">
            <text:p>,,/|</text:p>
          </table:table-cell>
          <table:table-cell office:value-type="string" table:style-name="ce65">
            <text:p>,,/|</text:p>
          </table:table-cell>
          <table:table-cell office:value-type="string" table:style-name="ce66">
            <text:p> </text:p>
          </table:table-cell>
          <table:table-cell office:value-type="string" table:style-name="ce66">
            <text:p> </text:p>
          </table:table-cell>
          <table:table-cell table:number-columns-repeated="16379"/>
        </table:table-row>
        <table:table-row table:style-name="ro7">
          <table:table-cell office:value-type="float" office:value="43" table:style-name="ce65">
            <text:p>43</text:p>
          </table:table-cell>
          <table:table-cell office:value-type="string" table:style-name="ce65">
            <text:p>,/|</text:p>
          </table:table-cell>
          <table:table-cell office:value-type="string" table:style-name="ce65">
            <text:p>,/|</text:p>
          </table:table-cell>
          <table:table-cell office:value-type="string" table:style-name="ce66">
            <text:p> </text:p>
          </table:table-cell>
          <table:table-cell office:value-type="string" table:style-name="ce66">
            <text:p> </text:p>
          </table:table-cell>
          <table:table-cell table:number-columns-repeated="16379"/>
        </table:table-row>
        <table:table-row table:style-name="ro7">
          <table:table-cell office:value-type="float" office:value="44" table:style-name="ce65">
            <text:p>44</text:p>
          </table:table-cell>
          <table:table-cell office:value-type="string" table:style-name="ce65">
            <text:p>/|</text:p>
          </table:table-cell>
          <table:table-cell office:value-type="string" table:style-name="ce65">
            <text:p>/|</text:p>
          </table:table-cell>
          <table:table-cell office:value-type="string" table:style-name="ce66">
            <text:p></text:p>
          </table:table-cell>
          <table:table-cell office:value-type="string" table:style-name="ce66">
            <text:p></text:p>
          </table:table-cell>
          <table:table-cell table:number-columns-repeated="16379"/>
        </table:table-row>
        <table:table-row table:style-name="ro7">
          <table:table-cell office:value-type="float" office:value="45" table:style-name="ce65">
            <text:p>45</text:p>
          </table:table-cell>
          <table:table-cell office:value-type="string" table:style-name="ce65">
            <text:p>`/|</text:p>
          </table:table-cell>
          <table:table-cell office:value-type="string" table:style-name="ce65">
            <text:p>`/|</text:p>
          </table:table-cell>
          <table:table-cell office:value-type="string" table:style-name="ce66">
            <text:p> </text:p>
          </table:table-cell>
          <table:table-cell office:value-type="string" table:style-name="ce66">
            <text:p> </text:p>
          </table:table-cell>
          <table:table-cell table:number-columns-repeated="16379"/>
        </table:table-row>
        <table:table-row table:style-name="ro7">
          <table:table-cell office:value-type="float" office:value="46" table:style-name="ce65">
            <text:p>46</text:p>
          </table:table-cell>
          <table:table-cell office:value-type="string" table:style-name="ce65">
            <text:p>``/|</text:p>
          </table:table-cell>
          <table:table-cell office:value-type="string" table:style-name="ce65">
            <text:p>``/|</text:p>
          </table:table-cell>
          <table:table-cell office:value-type="string" table:style-name="ce66">
            <text:p> </text:p>
          </table:table-cell>
          <table:table-cell office:value-type="string" table:style-name="ce66">
            <text:p> </text:p>
          </table:table-cell>
          <table:table-cell table:number-columns-repeated="16379"/>
        </table:table-row>
        <table:table-row table:style-name="ro7">
          <table:table-cell office:value-type="float" office:value="47" table:style-name="ce65">
            <text:p>47</text:p>
          </table:table-cell>
          <table:table-cell office:value-type="string" table:style-name="ce65">
            <text:p>.)/|</text:p>
          </table:table-cell>
          <table:table-cell office:value-type="string" table:style-name="ce65">
            <text:p>.)/|</text:p>
          </table:table-cell>
          <table:table-cell office:value-type="string" table:style-name="ce66">
            <text:p> </text:p>
          </table:table-cell>
          <table:table-cell office:value-type="string" table:style-name="ce66">
            <text:p> </text:p>
          </table:table-cell>
          <table:table-cell table:number-columns-repeated="16379"/>
        </table:table-row>
        <table:table-row table:style-name="ro7">
          <table:table-cell office:value-type="float" office:value="48" table:style-name="ce65">
            <text:p>48</text:p>
          </table:table-cell>
          <table:table-cell office:value-type="string" table:style-name="ce65">
            <text:p>'/|</text:p>
          </table:table-cell>
          <table:table-cell office:value-type="string" table:style-name="ce65">
            <text:p>'/|</text:p>
          </table:table-cell>
          <table:table-cell office:value-type="string" table:style-name="ce66">
            <text:p> </text:p>
          </table:table-cell>
          <table:table-cell office:value-type="string" table:style-name="ce66">
            <text:p> </text:p>
          </table:table-cell>
          <table:table-cell table:number-columns-repeated="16379"/>
        </table:table-row>
        <table:table-row table:style-name="ro7">
          <table:table-cell office:value-type="float" office:value="49" table:style-name="ce65">
            <text:p>49</text:p>
          </table:table-cell>
          <table:table-cell office:value-type="string" table:style-name="ce65">
            <text:p>`'/|</text:p>
          </table:table-cell>
          <table:table-cell office:value-type="string" table:style-name="ce65">
            <text:p>`'/|</text:p>
          </table:table-cell>
          <table:table-cell office:value-type="string" table:style-name="ce66">
            <text:p>  </text:p>
          </table:table-cell>
          <table:table-cell office:value-type="string" table:style-name="ce66">
            <text:p>  </text:p>
          </table:table-cell>
          <table:table-cell table:number-columns-repeated="16379"/>
        </table:table-row>
        <table:table-row table:style-name="ro7">
          <table:table-cell office:value-type="float" office:value="50" table:style-name="ce65">
            <text:p>50</text:p>
          </table:table-cell>
          <table:table-cell office:value-type="string" table:style-name="ce65">
            <text:p>,,)/|</text:p>
          </table:table-cell>
          <table:table-cell office:value-type="string" table:style-name="ce65">
            <text:p>,,)/|</text:p>
          </table:table-cell>
          <table:table-cell office:value-type="string" table:style-name="ce66">
            <text:p> </text:p>
          </table:table-cell>
          <table:table-cell office:value-type="string" table:style-name="ce66">
            <text:p> </text:p>
          </table:table-cell>
          <table:table-cell table:number-columns-repeated="16379"/>
        </table:table-row>
        <table:table-row table:style-name="ro7">
          <table:table-cell office:value-type="float" office:value="51" table:style-name="ce65">
            <text:p>51</text:p>
          </table:table-cell>
          <table:table-cell office:value-type="string" table:style-name="ce65">
            <text:p>,)/|</text:p>
          </table:table-cell>
          <table:table-cell office:value-type="string" table:style-name="ce65">
            <text:p>,)/|</text:p>
          </table:table-cell>
          <table:table-cell office:value-type="string" table:style-name="ce66">
            <text:p> </text:p>
          </table:table-cell>
          <table:table-cell office:value-type="string" table:style-name="ce66">
            <text:p> </text:p>
          </table:table-cell>
          <table:table-cell table:number-columns-repeated="16379"/>
        </table:table-row>
        <table:table-row table:style-name="ro7">
          <table:table-cell office:value-type="float" office:value="52" table:style-name="ce65">
            <text:p>52</text:p>
          </table:table-cell>
          <table:table-cell office:value-type="string" table:style-name="ce65">
            <text:p>)/|</text:p>
          </table:table-cell>
          <table:table-cell office:value-type="string" table:style-name="ce65">
            <text:p>)/|</text:p>
          </table:table-cell>
          <table:table-cell office:value-type="string" table:style-name="ce66">
            <text:p></text:p>
          </table:table-cell>
          <table:table-cell office:value-type="string" table:style-name="ce66">
            <text:p></text:p>
          </table:table-cell>
          <table:table-cell table:number-columns-repeated="16379"/>
        </table:table-row>
        <table:table-row table:style-name="ro7">
          <table:table-cell office:value-type="float" office:value="53" table:style-name="ce65">
            <text:p>53</text:p>
          </table:table-cell>
          <table:table-cell office:value-type="string" table:style-name="ce65">
            <text:p>,.|)</text:p>
          </table:table-cell>
          <table:table-cell office:value-type="string" table:style-name="ce65">
            <text:p>,.|)</text:p>
          </table:table-cell>
          <table:table-cell office:value-type="string" table:style-name="ce66">
            <text:p>  </text:p>
          </table:table-cell>
          <table:table-cell office:value-type="string" table:style-name="ce66">
            <text:p>  </text:p>
          </table:table-cell>
          <table:table-cell table:number-columns-repeated="16379"/>
        </table:table-row>
        <table:table-row table:style-name="ro7">
          <table:table-cell office:value-type="float" office:value="54" table:style-name="ce65">
            <text:p>54</text:p>
          </table:table-cell>
          <table:table-cell office:value-type="string" table:style-name="ce65">
            <text:p>.|)</text:p>
          </table:table-cell>
          <table:table-cell office:value-type="string" table:style-name="ce65">
            <text:p>.|)</text:p>
          </table:table-cell>
          <table:table-cell office:value-type="string" table:style-name="ce66">
            <text:p> </text:p>
          </table:table-cell>
          <table:table-cell office:value-type="string" table:style-name="ce66">
            <text:p> </text:p>
          </table:table-cell>
          <table:table-cell table:number-columns-repeated="16379"/>
        </table:table-row>
        <table:table-row table:style-name="ro7">
          <table:table-cell office:value-type="float" office:value="55" table:style-name="ce65">
            <text:p>55</text:p>
          </table:table-cell>
          <table:table-cell office:value-type="string" table:style-name="ce65">
            <text:p>`.|)</text:p>
          </table:table-cell>
          <table:table-cell office:value-type="string" table:style-name="ce65">
            <text:p>`.|)</text:p>
          </table:table-cell>
          <table:table-cell office:value-type="string" table:style-name="ce66">
            <text:p>  </text:p>
          </table:table-cell>
          <table:table-cell office:value-type="string" table:style-name="ce66">
            <text:p>  </text:p>
          </table:table-cell>
          <table:table-cell table:number-columns-repeated="16379"/>
        </table:table-row>
        <table:table-row table:style-name="ro7">
          <table:table-cell office:value-type="float" office:value="56" table:style-name="ce65">
            <text:p>56</text:p>
          </table:table-cell>
          <table:table-cell office:value-type="string" table:style-name="ce65">
            <text:p>,,|)</text:p>
          </table:table-cell>
          <table:table-cell office:value-type="string" table:style-name="ce65">
            <text:p>,,|)</text:p>
          </table:table-cell>
          <table:table-cell office:value-type="string" table:style-name="ce66">
            <text:p> </text:p>
          </table:table-cell>
          <table:table-cell office:value-type="string" table:style-name="ce66">
            <text:p> </text:p>
          </table:table-cell>
          <table:table-cell table:number-columns-repeated="16379"/>
        </table:table-row>
        <table:table-row table:style-name="ro7">
          <table:table-cell office:value-type="float" office:value="57" table:style-name="ce65">
            <text:p>57</text:p>
          </table:table-cell>
          <table:table-cell office:value-type="string" table:style-name="ce65">
            <text:p>,|)</text:p>
          </table:table-cell>
          <table:table-cell office:value-type="string" table:style-name="ce65">
            <text:p>,|)</text:p>
          </table:table-cell>
          <table:table-cell office:value-type="string" table:style-name="ce66">
            <text:p> </text:p>
          </table:table-cell>
          <table:table-cell office:value-type="string" table:style-name="ce66">
            <text:p> </text:p>
          </table:table-cell>
          <table:table-cell table:number-columns-repeated="16379"/>
        </table:table-row>
        <table:table-row table:style-name="ro7">
          <table:table-cell office:value-type="float" office:value="58" table:style-name="ce65">
            <text:p>58</text:p>
          </table:table-cell>
          <table:table-cell office:value-type="string" table:style-name="ce65">
            <text:p>|)</text:p>
          </table:table-cell>
          <table:table-cell office:value-type="string" table:style-name="ce65">
            <text:p>|)</text:p>
          </table:table-cell>
          <table:table-cell office:value-type="string" table:style-name="ce66">
            <text:p></text:p>
          </table:table-cell>
          <table:table-cell office:value-type="string" table:style-name="ce66">
            <text:p></text:p>
          </table:table-cell>
          <table:table-cell table:number-columns-repeated="16379"/>
        </table:table-row>
        <table:table-row table:style-name="ro7">
          <table:table-cell office:value-type="float" office:value="59" table:style-name="ce65">
            <text:p>59</text:p>
          </table:table-cell>
          <table:table-cell office:value-type="string" table:style-name="ce65">
            <text:p>`|)</text:p>
          </table:table-cell>
          <table:table-cell office:value-type="string" table:style-name="ce65">
            <text:p>`|)</text:p>
          </table:table-cell>
          <table:table-cell office:value-type="string" table:style-name="ce66">
            <text:p> </text:p>
          </table:table-cell>
          <table:table-cell office:value-type="string" table:style-name="ce66">
            <text:p> </text:p>
          </table:table-cell>
          <table:table-cell table:number-columns-repeated="16379"/>
        </table:table-row>
        <table:table-row table:style-name="ro7">
          <table:table-cell office:value-type="float" office:value="60" table:style-name="ce65">
            <text:p>60</text:p>
          </table:table-cell>
          <table:table-cell office:value-type="string" table:style-name="ce65">
            <text:p>``|)</text:p>
          </table:table-cell>
          <table:table-cell office:value-type="string" table:style-name="ce65">
            <text:p>``|)</text:p>
          </table:table-cell>
          <table:table-cell office:value-type="string" table:style-name="ce66">
            <text:p> </text:p>
          </table:table-cell>
          <table:table-cell office:value-type="string" table:style-name="ce66">
            <text:p> </text:p>
          </table:table-cell>
          <table:table-cell table:number-columns-repeated="16379"/>
        </table:table-row>
        <table:table-row table:style-name="ro7">
          <table:table-cell office:value-type="float" office:value="61" table:style-name="ce65">
            <text:p>61</text:p>
          </table:table-cell>
          <table:table-cell office:value-type="string" table:style-name="ce65">
            <text:p>,'|)</text:p>
          </table:table-cell>
          <table:table-cell office:value-type="string" table:style-name="ce65">
            <text:p>,'|)</text:p>
          </table:table-cell>
          <table:table-cell office:value-type="string" table:style-name="ce66">
            <text:p>  </text:p>
          </table:table-cell>
          <table:table-cell office:value-type="string" table:style-name="ce66">
            <text:p>  </text:p>
          </table:table-cell>
          <table:table-cell table:number-columns-repeated="16379"/>
        </table:table-row>
        <table:table-row table:style-name="ro7">
          <table:table-cell office:value-type="float" office:value="62" table:style-name="ce65">
            <text:p>62</text:p>
          </table:table-cell>
          <table:table-cell office:value-type="string" table:style-name="ce65">
            <text:p>'|)</text:p>
          </table:table-cell>
          <table:table-cell office:value-type="string" table:style-name="ce65">
            <text:p>'|)</text:p>
          </table:table-cell>
          <table:table-cell office:value-type="string" table:style-name="ce66">
            <text:p> </text:p>
          </table:table-cell>
          <table:table-cell office:value-type="string" table:style-name="ce66">
            <text:p> </text:p>
          </table:table-cell>
          <table:table-cell table:number-columns-repeated="16379"/>
        </table:table-row>
        <table:table-row table:style-name="ro7">
          <table:table-cell office:value-type="float" office:value="63" table:style-name="ce65">
            <text:p>63</text:p>
          </table:table-cell>
          <table:table-cell office:value-type="string" table:style-name="ce65">
            <text:p>`'|)</text:p>
          </table:table-cell>
          <table:table-cell office:value-type="string" table:style-name="ce65">
            <text:p>`'|)</text:p>
          </table:table-cell>
          <table:table-cell office:value-type="string" table:style-name="ce66">
            <text:p>  </text:p>
          </table:table-cell>
          <table:table-cell office:value-type="string" table:style-name="ce66">
            <text:p>  </text:p>
          </table:table-cell>
          <table:table-cell table:number-columns-repeated="16379"/>
        </table:table-row>
        <table:table-row table:style-name="ro7">
          <table:table-cell office:value-type="float" office:value="64" table:style-name="ce65">
            <text:p>64</text:p>
          </table:table-cell>
          <table:table-cell office:value-type="string" table:style-name="ce65">
            <text:p>,)|)</text:p>
          </table:table-cell>
          <table:table-cell office:value-type="string" table:style-name="ce65">
            <text:p>,)|)</text:p>
          </table:table-cell>
          <table:table-cell office:value-type="string" table:style-name="ce66">
            <text:p> </text:p>
          </table:table-cell>
          <table:table-cell office:value-type="string" table:style-name="ce66">
            <text:p> </text:p>
          </table:table-cell>
          <table:table-cell table:number-columns-repeated="16379"/>
        </table:table-row>
        <table:table-row table:style-name="ro7">
          <table:table-cell office:value-type="float" office:value="65" table:style-name="ce65">
            <text:p>65</text:p>
          </table:table-cell>
          <table:table-cell office:value-type="string" table:style-name="ce65">
            <text:p>)|)</text:p>
          </table:table-cell>
          <table:table-cell office:value-type="string" table:style-name="ce65">
            <text:p>)|)</text:p>
          </table:table-cell>
          <table:table-cell office:value-type="string" table:style-name="ce66">
            <text:p></text:p>
          </table:table-cell>
          <table:table-cell office:value-type="string" table:style-name="ce66">
            <text:p></text:p>
          </table:table-cell>
          <table:table-cell table:number-columns-repeated="16379"/>
        </table:table-row>
        <table:table-row table:style-name="ro7">
          <table:table-cell office:value-type="float" office:value="66" table:style-name="ce65">
            <text:p>66</text:p>
          </table:table-cell>
          <table:table-cell office:value-type="string" table:style-name="ce65">
            <text:p>.(|</text:p>
          </table:table-cell>
          <table:table-cell office:value-type="string" table:style-name="ce65">
            <text:p>.(|</text:p>
          </table:table-cell>
          <table:table-cell office:value-type="string" table:style-name="ce66">
            <text:p> </text:p>
          </table:table-cell>
          <table:table-cell office:value-type="string" table:style-name="ce66">
            <text:p> </text:p>
          </table:table-cell>
          <table:table-cell table:number-columns-repeated="16379"/>
        </table:table-row>
        <table:table-row table:style-name="ro7">
          <table:table-cell office:value-type="float" office:value="67" table:style-name="ce65">
            <text:p>67</text:p>
          </table:table-cell>
          <table:table-cell office:value-type="string" table:style-name="ce65">
            <text:p>|\</text:p>
          </table:table-cell>
          <table:table-cell office:value-type="string" table:style-name="ce65">
            <text:p>|\</text:p>
          </table:table-cell>
          <table:table-cell office:value-type="string" table:style-name="ce66">
            <text:p></text:p>
          </table:table-cell>
          <table:table-cell office:value-type="string" table:style-name="ce66">
            <text:p></text:p>
          </table:table-cell>
          <table:table-cell table:number-columns-repeated="16379"/>
        </table:table-row>
        <table:table-row table:style-name="ro7">
          <table:table-cell office:value-type="float" office:value="68" table:style-name="ce65">
            <text:p>68</text:p>
          </table:table-cell>
          <table:table-cell office:value-type="string" table:style-name="ce65">
            <text:p>`|\</text:p>
          </table:table-cell>
          <table:table-cell office:value-type="string" table:style-name="ce65">
            <text:p>`|\</text:p>
          </table:table-cell>
          <table:table-cell office:value-type="string" table:style-name="ce66">
            <text:p> </text:p>
          </table:table-cell>
          <table:table-cell office:value-type="string" table:style-name="ce66">
            <text:p> </text:p>
          </table:table-cell>
          <table:table-cell table:number-columns-repeated="16379"/>
        </table:table-row>
        <table:table-row table:style-name="ro7">
          <table:table-cell office:value-type="float" office:value="69" table:style-name="ce65">
            <text:p>69</text:p>
          </table:table-cell>
          <table:table-cell office:value-type="string" table:style-name="ce65">
            <text:p>,(|</text:p>
          </table:table-cell>
          <table:table-cell office:value-type="string" table:style-name="ce65">
            <text:p>,(|</text:p>
          </table:table-cell>
          <table:table-cell office:value-type="string" table:style-name="ce66">
            <text:p> </text:p>
          </table:table-cell>
          <table:table-cell office:value-type="string" table:style-name="ce66">
            <text:p> </text:p>
          </table:table-cell>
          <table:table-cell table:number-columns-repeated="16379"/>
        </table:table-row>
        <table:table-row table:style-name="ro7">
          <table:table-cell office:value-type="float" office:value="70" table:style-name="ce65">
            <text:p>70</text:p>
          </table:table-cell>
          <table:table-cell office:value-type="string" table:style-name="ce65">
            <text:p>(|</text:p>
          </table:table-cell>
          <table:table-cell office:value-type="string" table:style-name="ce65">
            <text:p>(|</text:p>
          </table:table-cell>
          <table:table-cell office:value-type="string" table:style-name="ce66">
            <text:p></text:p>
          </table:table-cell>
          <table:table-cell office:value-type="string" table:style-name="ce66">
            <text:p></text:p>
          </table:table-cell>
          <table:table-cell table:number-columns-repeated="16379"/>
        </table:table-row>
        <table:table-row table:style-name="ro7">
          <table:table-cell office:value-type="float" office:value="71" table:style-name="ce65">
            <text:p>71</text:p>
          </table:table-cell>
          <table:table-cell office:value-type="string" table:style-name="ce65">
            <text:p>`(|</text:p>
          </table:table-cell>
          <table:table-cell office:value-type="string" table:style-name="ce65">
            <text:p>`(|</text:p>
          </table:table-cell>
          <table:table-cell office:value-type="string" table:style-name="ce66">
            <text:p> </text:p>
          </table:table-cell>
          <table:table-cell office:value-type="string" table:style-name="ce66">
            <text:p> </text:p>
          </table:table-cell>
          <table:table-cell table:number-columns-repeated="16379"/>
        </table:table-row>
        <table:table-row table:style-name="ro7">
          <table:table-cell office:value-type="float" office:value="72" table:style-name="ce65">
            <text:p>72</text:p>
          </table:table-cell>
          <table:table-cell office:value-type="string" table:style-name="ce65">
            <text:p>``(|</text:p>
          </table:table-cell>
          <table:table-cell office:value-type="string" table:style-name="ce65">
            <text:p>``(|</text:p>
          </table:table-cell>
          <table:table-cell office:value-type="string" table:style-name="ce66">
            <text:p> </text:p>
          </table:table-cell>
          <table:table-cell office:value-type="string" table:style-name="ce66">
            <text:p> </text:p>
          </table:table-cell>
          <table:table-cell table:number-columns-repeated="16379"/>
        </table:table-row>
        <table:table-row table:style-name="ro7">
          <table:table-cell office:value-type="float" office:value="73" table:style-name="ce65">
            <text:p>73</text:p>
          </table:table-cell>
          <table:table-cell office:value-type="string" table:style-name="ce65">
            <text:p>,'(|</text:p>
          </table:table-cell>
          <table:table-cell office:value-type="string" table:style-name="ce65">
            <text:p>,'(|</text:p>
          </table:table-cell>
          <table:table-cell office:value-type="string" table:style-name="ce66">
            <text:p>  </text:p>
          </table:table-cell>
          <table:table-cell office:value-type="string" table:style-name="ce66">
            <text:p>  </text:p>
          </table:table-cell>
          <table:table-cell table:number-columns-repeated="16379"/>
        </table:table-row>
        <table:table-row table:style-name="ro7">
          <table:table-cell office:value-type="float" office:value="74" table:style-name="ce65">
            <text:p>74</text:p>
          </table:table-cell>
          <table:table-cell office:value-type="string" table:style-name="ce65">
            <text:p>'(|</text:p>
          </table:table-cell>
          <table:table-cell office:value-type="string" table:style-name="ce65">
            <text:p>'(|</text:p>
          </table:table-cell>
          <table:table-cell office:value-type="string" table:style-name="ce66">
            <text:p> </text:p>
          </table:table-cell>
          <table:table-cell office:value-type="string" table:style-name="ce66">
            <text:p> </text:p>
          </table:table-cell>
          <table:table-cell table:number-columns-repeated="16379"/>
        </table:table-row>
        <table:table-row table:style-name="ro7">
          <table:table-cell office:value-type="float" office:value="75" table:style-name="ce65">
            <text:p>75</text:p>
          </table:table-cell>
          <table:table-cell office:value-type="string" table:style-name="ce65">
            <text:p>,~|)</text:p>
          </table:table-cell>
          <table:table-cell office:value-type="string" table:style-name="ce65">
            <text:p>,~|)</text:p>
          </table:table-cell>
          <table:table-cell office:value-type="string" table:style-name="ce66">
            <text:p> </text:p>
          </table:table-cell>
          <table:table-cell office:value-type="string" table:style-name="ce66">
            <text:p> </text:p>
          </table:table-cell>
          <table:table-cell table:number-columns-repeated="16379"/>
        </table:table-row>
        <table:table-row table:style-name="ro7">
          <table:table-cell office:value-type="float" office:value="76" table:style-name="ce65">
            <text:p>76</text:p>
          </table:table-cell>
          <table:table-cell office:value-type="string" table:style-name="ce65">
            <text:p>~|)</text:p>
          </table:table-cell>
          <table:table-cell office:value-type="string" table:style-name="ce65">
            <text:p>~|)</text:p>
          </table:table-cell>
          <table:table-cell office:value-type="string" table:style-name="ce66">
            <text:p></text:p>
          </table:table-cell>
          <table:table-cell office:value-type="string" table:style-name="ce66">
            <text:p></text:p>
          </table:table-cell>
          <table:table-cell table:number-columns-repeated="16379"/>
        </table:table-row>
        <table:table-row table:style-name="ro7">
          <table:table-cell office:value-type="float" office:value="77" table:style-name="ce65">
            <text:p>77</text:p>
          </table:table-cell>
          <table:table-cell office:value-type="string" table:style-name="ce65">
            <text:p>`~|)</text:p>
          </table:table-cell>
          <table:table-cell office:value-type="string" table:style-name="ce65">
            <text:p>`~|)</text:p>
          </table:table-cell>
          <table:table-cell office:value-type="string" table:style-name="ce66">
            <text:p> </text:p>
          </table:table-cell>
          <table:table-cell office:value-type="string" table:style-name="ce66">
            <text:p> </text:p>
          </table:table-cell>
          <table:table-cell table:number-columns-repeated="16379"/>
        </table:table-row>
        <table:table-row table:style-name="ro7">
          <table:table-cell office:value-type="float" office:value="78" table:style-name="ce68">
            <text:p>78</text:p>
          </table:table-cell>
          <table:table-cell office:value-type="string" table:style-name="ce65">
            <text:p>,.(|(</text:p>
          </table:table-cell>
          <table:table-cell office:value-type="string" table:style-name="ce65">
            <text:p>,.(|(</text:p>
          </table:table-cell>
          <table:table-cell office:value-type="string" table:style-name="ce66">
            <text:p>  </text:p>
          </table:table-cell>
          <table:table-cell office:value-type="string" table:style-name="ce66">
            <text:p>  </text:p>
          </table:table-cell>
          <table:table-cell table:number-columns-repeated="16379"/>
        </table:table-row>
        <table:table-row table:style-name="ro7">
          <table:table-cell office:value-type="float" office:value="79" table:style-name="ce68">
            <text:p>79</text:p>
          </table:table-cell>
          <table:table-cell office:value-type="string" table:style-name="ce65">
            <text:p>.(|(</text:p>
          </table:table-cell>
          <table:table-cell office:value-type="string" table:style-name="ce65">
            <text:p>.(|(</text:p>
          </table:table-cell>
          <table:table-cell office:value-type="string" table:style-name="ce66">
            <text:p> </text:p>
          </table:table-cell>
          <table:table-cell office:value-type="string" table:style-name="ce66">
            <text:p> </text:p>
          </table:table-cell>
          <table:table-cell table:number-columns-repeated="16379"/>
        </table:table-row>
        <table:table-row table:style-name="ro7">
          <table:table-cell office:value-type="float" office:value="80" table:style-name="ce69">
            <text:p>80</text:p>
          </table:table-cell>
          <table:table-cell office:value-type="string" table:style-name="ce65">
            <text:p>'~|)</text:p>
          </table:table-cell>
          <table:table-cell office:value-type="string" table:style-name="ce65">
            <text:p>'~|)</text:p>
          </table:table-cell>
          <table:table-cell office:value-type="string" table:style-name="ce66">
            <text:p> </text:p>
          </table:table-cell>
          <table:table-cell office:value-type="string" table:style-name="ce66">
            <text:p> </text:p>
          </table:table-cell>
          <table:table-cell table:number-columns-repeated="16379"/>
        </table:table-row>
        <table:table-row table:style-name="ro7">
          <table:table-cell office:value-type="float" office:value="81" table:style-name="ce69">
            <text:p>81</text:p>
          </table:table-cell>
          <table:table-cell office:value-type="string" table:style-name="ce65">
            <text:p>/|~</text:p>
          </table:table-cell>
          <table:table-cell office:value-type="string" table:style-name="ce65">
            <text:p>/|~</text:p>
          </table:table-cell>
          <table:table-cell office:value-type="string" table:style-name="ce66">
            <text:p></text:p>
          </table:table-cell>
          <table:table-cell office:value-type="string" table:style-name="ce66">
            <text:p></text:p>
          </table:table-cell>
          <table:table-cell table:number-columns-repeated="16379"/>
        </table:table-row>
        <table:table-row table:style-name="ro7">
          <table:table-cell office:value-type="float" office:value="82" table:style-name="ce68">
            <text:p>82</text:p>
          </table:table-cell>
          <table:table-cell office:value-type="string" table:style-name="ce65">
            <text:p>,,(|(</text:p>
          </table:table-cell>
          <table:table-cell office:value-type="string" table:style-name="ce65">
            <text:p>,,(|(</text:p>
          </table:table-cell>
          <table:table-cell office:value-type="string" table:style-name="ce66">
            <text:p> </text:p>
          </table:table-cell>
          <table:table-cell office:value-type="string" table:style-name="ce66">
            <text:p> </text:p>
          </table:table-cell>
          <table:table-cell table:number-columns-repeated="16379"/>
        </table:table-row>
        <table:table-row table:style-name="ro7">
          <table:table-cell office:value-type="float" office:value="83" table:style-name="ce68">
            <text:p>83</text:p>
          </table:table-cell>
          <table:table-cell office:value-type="string" table:style-name="ce65">
            <text:p>,(|(</text:p>
          </table:table-cell>
          <table:table-cell office:value-type="string" table:style-name="ce65">
            <text:p>,(|(</text:p>
          </table:table-cell>
          <table:table-cell office:value-type="string" table:style-name="ce66">
            <text:p> </text:p>
          </table:table-cell>
          <table:table-cell office:value-type="string" table:style-name="ce66">
            <text:p> </text:p>
          </table:table-cell>
          <table:table-cell table:number-columns-repeated="16379"/>
        </table:table-row>
        <table:table-row table:style-name="ro7">
          <table:table-cell office:value-type="float" office:value="84" table:style-name="ce69">
            <text:p>84</text:p>
          </table:table-cell>
          <table:table-cell office:value-type="string" table:style-name="ce65">
            <text:p>(|(</text:p>
          </table:table-cell>
          <table:table-cell office:value-type="string" table:style-name="ce65">
            <text:p>(|(</text:p>
          </table:table-cell>
          <table:table-cell office:value-type="string" table:style-name="ce66">
            <text:p></text:p>
          </table:table-cell>
          <table:table-cell office:value-type="string" table:style-name="ce66">
            <text:p></text:p>
          </table:table-cell>
          <table:table-cell table:number-columns-repeated="16379"/>
        </table:table-row>
        <table:table-row table:style-name="ro7">
          <table:table-cell office:value-type="float" office:value="85" table:style-name="ce69">
            <text:p>85</text:p>
          </table:table-cell>
          <table:table-cell office:value-type="string" table:style-name="ce65">
            <text:p>`(|(</text:p>
          </table:table-cell>
          <table:table-cell office:value-type="string" table:style-name="ce65">
            <text:p>`(|(</text:p>
          </table:table-cell>
          <table:table-cell office:value-type="string" table:style-name="ce66">
            <text:p> </text:p>
          </table:table-cell>
          <table:table-cell office:value-type="string" table:style-name="ce66">
            <text:p> </text:p>
          </table:table-cell>
          <table:table-cell table:number-columns-repeated="16379"/>
        </table:table-row>
        <table:table-row table:style-name="ro7">
          <table:table-cell office:value-type="float" office:value="86" table:style-name="ce68">
            <text:p>86</text:p>
          </table:table-cell>
          <table:table-cell office:value-type="string" table:style-name="ce65">
            <text:p>~|\</text:p>
          </table:table-cell>
          <table:table-cell office:value-type="string" table:style-name="ce65">
            <text:p>~|\</text:p>
          </table:table-cell>
          <table:table-cell office:value-type="string" table:style-name="ce66">
            <text:p></text:p>
          </table:table-cell>
          <table:table-cell office:value-type="string" table:style-name="ce66">
            <text:p></text:p>
          </table:table-cell>
          <table:table-cell table:number-columns-repeated="16379"/>
        </table:table-row>
        <table:table-row table:style-name="ro7">
          <table:table-cell office:value-type="float" office:value="87" table:style-name="ce68">
            <text:p>87</text:p>
          </table:table-cell>
          <table:table-cell office:value-type="string" table:style-name="ce65">
            <text:p>,.//|</text:p>
          </table:table-cell>
          <table:table-cell office:value-type="string" table:style-name="ce65">
            <text:p>,.//|</text:p>
          </table:table-cell>
          <table:table-cell office:value-type="string" table:style-name="ce66">
            <text:p>  </text:p>
          </table:table-cell>
          <table:table-cell office:value-type="string" table:style-name="ce66">
            <text:p>  </text:p>
          </table:table-cell>
          <table:table-cell table:number-columns-repeated="16379"/>
        </table:table-row>
        <table:table-row table:style-name="ro7">
          <table:table-cell office:value-type="float" office:value="88" table:style-name="ce69">
            <text:p>88</text:p>
          </table:table-cell>
          <table:table-cell office:value-type="string" table:style-name="ce65">
            <text:p>.//|</text:p>
          </table:table-cell>
          <table:table-cell office:value-type="string" table:style-name="ce65">
            <text:p>.//|</text:p>
          </table:table-cell>
          <table:table-cell office:value-type="string" table:style-name="ce66">
            <text:p> </text:p>
          </table:table-cell>
          <table:table-cell office:value-type="string" table:style-name="ce66">
            <text:p> </text:p>
          </table:table-cell>
          <table:table-cell table:number-columns-repeated="16379"/>
        </table:table-row>
        <table:table-row table:style-name="ro7">
          <table:table-cell office:value-type="float" office:value="89" table:style-name="ce69">
            <text:p>89</text:p>
          </table:table-cell>
          <table:table-cell office:value-type="string" table:style-name="ce65">
            <text:p>`.//|</text:p>
          </table:table-cell>
          <table:table-cell office:value-type="string" table:style-name="ce65">
            <text:p>`.//|</text:p>
          </table:table-cell>
          <table:table-cell office:value-type="string" table:style-name="ce66">
            <text:p>  </text:p>
          </table:table-cell>
          <table:table-cell office:value-type="string" table:style-name="ce66">
            <text:p>  </text:p>
          </table:table-cell>
          <table:table-cell table:number-columns-repeated="16379"/>
        </table:table-row>
        <table:table-row table:style-name="ro7">
          <table:table-cell office:value-type="float" office:value="90" table:style-name="ce68">
            <text:p>90</text:p>
          </table:table-cell>
          <table:table-cell office:value-type="string" table:style-name="ce65">
            <text:p>,,//|</text:p>
          </table:table-cell>
          <table:table-cell office:value-type="string" table:style-name="ce65">
            <text:p>,,//|</text:p>
          </table:table-cell>
          <table:table-cell office:value-type="string" table:style-name="ce70">
            <text:p> </text:p>
          </table:table-cell>
          <table:table-cell office:value-type="string" table:style-name="ce66">
            <text:p> </text:p>
          </table:table-cell>
          <table:table-cell table:number-columns-repeated="16379"/>
        </table:table-row>
        <table:table-row table:style-name="ro7">
          <table:table-cell office:value-type="float" office:value="91" table:style-name="ce68">
            <text:p>91</text:p>
          </table:table-cell>
          <table:table-cell office:value-type="string" table:style-name="ce65">
            <text:p>,//|</text:p>
          </table:table-cell>
          <table:table-cell office:value-type="string" table:style-name="ce65">
            <text:p>,//|</text:p>
          </table:table-cell>
          <table:table-cell office:value-type="string" table:style-name="ce66">
            <text:p> </text:p>
          </table:table-cell>
          <table:table-cell office:value-type="string" table:style-name="ce66">
            <text:p> </text:p>
          </table:table-cell>
          <table:table-cell table:number-columns-repeated="16379"/>
        </table:table-row>
        <table:table-row table:style-name="ro7">
          <table:table-cell office:value-type="float" office:value="92" table:style-name="ce69">
            <text:p>92</text:p>
          </table:table-cell>
          <table:table-cell office:value-type="string" table:style-name="ce65">
            <text:p>//|</text:p>
          </table:table-cell>
          <table:table-cell office:value-type="string" table:style-name="ce65">
            <text:p>//|</text:p>
          </table:table-cell>
          <table:table-cell office:value-type="string" table:style-name="ce66">
            <text:p></text:p>
          </table:table-cell>
          <table:table-cell office:value-type="string" table:style-name="ce66">
            <text:p></text:p>
          </table:table-cell>
          <table:table-cell table:number-columns-repeated="16379"/>
        </table:table-row>
        <table:table-row table:style-name="ro7">
          <table:table-cell office:value-type="float" office:value="93" table:style-name="ce69">
            <text:p>93</text:p>
          </table:table-cell>
          <table:table-cell office:value-type="string" table:style-name="ce65">
            <text:p>`//|</text:p>
          </table:table-cell>
          <table:table-cell office:value-type="string" table:style-name="ce65">
            <text:p>`//|</text:p>
          </table:table-cell>
          <table:table-cell office:value-type="string" table:style-name="ce66">
            <text:p> </text:p>
          </table:table-cell>
          <table:table-cell office:value-type="string" table:style-name="ce66">
            <text:p> </text:p>
          </table:table-cell>
          <table:table-cell table:number-columns-repeated="16379"/>
        </table:table-row>
        <table:table-row table:style-name="ro7">
          <table:table-cell office:value-type="float" office:value="94" table:style-name="ce68">
            <text:p>94</text:p>
          </table:table-cell>
          <table:table-cell office:value-type="string" table:style-name="ce65">
            <text:p>``//|</text:p>
          </table:table-cell>
          <table:table-cell office:value-type="string" table:style-name="ce65">
            <text:p>``//|</text:p>
          </table:table-cell>
          <table:table-cell office:value-type="string" table:style-name="ce66">
            <text:p> </text:p>
          </table:table-cell>
          <table:table-cell office:value-type="string" table:style-name="ce66">
            <text:p> </text:p>
          </table:table-cell>
          <table:table-cell table:number-columns-repeated="16379"/>
        </table:table-row>
        <table:table-row table:style-name="ro7">
          <table:table-cell office:value-type="float" office:value="95" table:style-name="ce68">
            <text:p>95</text:p>
          </table:table-cell>
          <table:table-cell office:value-type="string" table:style-name="ce65">
            <text:p>,'//|</text:p>
          </table:table-cell>
          <table:table-cell office:value-type="string" table:style-name="ce65">
            <text:p>,'//|</text:p>
          </table:table-cell>
          <table:table-cell office:value-type="string" table:style-name="ce66">
            <text:p>  </text:p>
          </table:table-cell>
          <table:table-cell office:value-type="string" table:style-name="ce66">
            <text:p>  </text:p>
          </table:table-cell>
          <table:table-cell table:number-columns-repeated="16379"/>
        </table:table-row>
        <table:table-row table:style-name="ro7">
          <table:table-cell office:value-type="float" office:value="96" table:style-name="ce69">
            <text:p>96</text:p>
          </table:table-cell>
          <table:table-cell office:value-type="string" table:style-name="ce65">
            <text:p>'//|</text:p>
          </table:table-cell>
          <table:table-cell office:value-type="string" table:style-name="ce65">
            <text:p>'//|</text:p>
          </table:table-cell>
          <table:table-cell office:value-type="string" table:style-name="ce66">
            <text:p> </text:p>
          </table:table-cell>
          <table:table-cell office:value-type="string" table:style-name="ce66">
            <text:p> </text:p>
          </table:table-cell>
          <table:table-cell table:number-columns-repeated="16379"/>
        </table:table-row>
        <table:table-row table:style-name="ro7">
          <table:table-cell office:value-type="float" office:value="97" table:style-name="ce69">
            <text:p>97</text:p>
          </table:table-cell>
          <table:table-cell office:value-type="string" table:style-name="ce71">
            <text:p>,,)//|</text:p>
          </table:table-cell>
          <table:table-cell office:value-type="string" table:style-name="ce71">
            <text:p>,,)//|</text:p>
          </table:table-cell>
          <table:table-cell office:value-type="string" table:style-name="ce70">
            <text:p> </text:p>
          </table:table-cell>
          <table:table-cell office:value-type="string" table:style-name="ce70">
            <text:p> </text:p>
          </table:table-cell>
          <table:table-cell table:number-columns-repeated="16379"/>
        </table:table-row>
        <table:table-row table:style-name="ro7">
          <table:table-cell office:value-type="float" office:value="98" table:style-name="ce68">
            <text:p>98</text:p>
          </table:table-cell>
          <table:table-cell office:value-type="string" table:style-name="ce65">
            <text:p>,)//|</text:p>
          </table:table-cell>
          <table:table-cell office:value-type="string" table:style-name="ce65">
            <text:p>,)//|</text:p>
          </table:table-cell>
          <table:table-cell office:value-type="string" table:style-name="ce70">
            <text:p> </text:p>
          </table:table-cell>
          <table:table-cell office:value-type="string" table:style-name="ce66">
            <text:p> </text:p>
          </table:table-cell>
          <table:table-cell table:number-columns-repeated="16379"/>
        </table:table-row>
        <table:table-row table:style-name="ro7">
          <table:table-cell office:value-type="float" office:value="99" table:style-name="ce68">
            <text:p>99</text:p>
          </table:table-cell>
          <table:table-cell office:value-type="string" table:style-name="ce65">
            <text:p>)//|</text:p>
          </table:table-cell>
          <table:table-cell office:value-type="string" table:style-name="ce65">
            <text:p>)//|</text:p>
          </table:table-cell>
          <table:table-cell office:value-type="string" table:style-name="ce66">
            <text:p></text:p>
          </table:table-cell>
          <table:table-cell office:value-type="string" table:style-name="ce66">
            <text:p></text:p>
          </table:table-cell>
          <table:table-cell table:number-columns-repeated="16379"/>
        </table:table-row>
        <table:table-row table:style-name="ro7">
          <table:table-cell office:value-type="float" office:value="100" table:style-name="ce69">
            <text:p>100</text:p>
          </table:table-cell>
          <table:table-cell office:value-type="string" table:style-name="ce65">
            <text:p>`)//|</text:p>
          </table:table-cell>
          <table:table-cell office:value-type="string" table:style-name="ce65">
            <text:p>`)//|</text:p>
          </table:table-cell>
          <table:table-cell office:value-type="string" table:style-name="ce66">
            <text:p> </text:p>
          </table:table-cell>
          <table:table-cell office:value-type="string" table:style-name="ce66">
            <text:p> </text:p>
          </table:table-cell>
          <table:table-cell table:number-columns-repeated="16379"/>
        </table:table-row>
        <table:table-row table:style-name="ro7">
          <table:table-cell office:value-type="float" office:value="101" table:style-name="ce69">
            <text:p>101</text:p>
          </table:table-cell>
          <table:table-cell office:value-type="string" table:style-name="ce65">
            <text:p>``)//|</text:p>
          </table:table-cell>
          <table:table-cell office:value-type="string" table:style-name="ce65">
            <text:p>``)//|</text:p>
          </table:table-cell>
          <table:table-cell office:value-type="string" table:style-name="ce66">
            <text:p> </text:p>
          </table:table-cell>
          <table:table-cell office:value-type="string" table:style-name="ce66">
            <text:p> </text:p>
          </table:table-cell>
          <table:table-cell table:number-columns-repeated="16379"/>
        </table:table-row>
        <table:table-row table:style-name="ro7">
          <table:table-cell office:value-type="float" office:value="102" table:style-name="ce68">
            <text:p>102</text:p>
          </table:table-cell>
          <table:table-cell office:value-type="string" table:style-name="ce65">
            <text:p>,,/|)</text:p>
          </table:table-cell>
          <table:table-cell office:value-type="string" table:style-name="ce65">
            <text:p>,,/|)</text:p>
          </table:table-cell>
          <table:table-cell office:value-type="string" table:style-name="ce66">
            <text:p> </text:p>
          </table:table-cell>
          <table:table-cell office:value-type="string" table:style-name="ce66">
            <text:p> </text:p>
          </table:table-cell>
          <table:table-cell table:number-columns-repeated="16379"/>
        </table:table-row>
        <table:table-row table:style-name="ro7">
          <table:table-cell office:value-type="float" office:value="103" table:style-name="ce68">
            <text:p>103</text:p>
          </table:table-cell>
          <table:table-cell office:value-type="string" table:style-name="ce65">
            <text:p>,/|)</text:p>
          </table:table-cell>
          <table:table-cell office:value-type="string" table:style-name="ce65">
            <text:p>,/|)</text:p>
          </table:table-cell>
          <table:table-cell office:value-type="string" table:style-name="ce66">
            <text:p> </text:p>
          </table:table-cell>
          <table:table-cell office:value-type="string" table:style-name="ce66">
            <text:p> </text:p>
          </table:table-cell>
          <table:table-cell table:number-columns-repeated="16379"/>
        </table:table-row>
        <table:table-row table:style-name="ro7">
          <table:table-cell office:value-type="float" office:value="104" table:style-name="ce69">
            <text:p>104</text:p>
          </table:table-cell>
          <table:table-cell office:value-type="string" table:style-name="ce65">
            <text:p>/|)</text:p>
          </table:table-cell>
          <table:table-cell office:value-type="string" table:style-name="ce65">
            <text:p>/|)</text:p>
          </table:table-cell>
          <table:table-cell office:value-type="string" table:style-name="ce66">
            <text:p></text:p>
          </table:table-cell>
          <table:table-cell office:value-type="string" table:style-name="ce66">
            <text:p></text:p>
          </table:table-cell>
          <table:table-cell table:number-columns-repeated="16379"/>
        </table:table-row>
        <table:table-row table:style-name="ro7">
          <table:table-cell office:value-type="float" office:value="105" table:style-name="ce69">
            <text:p>105</text:p>
          </table:table-cell>
          <table:table-cell office:value-type="string" table:style-name="ce65">
            <text:p>`/|)</text:p>
          </table:table-cell>
          <table:table-cell office:value-type="string" table:style-name="ce65">
            <text:p>`/|)</text:p>
          </table:table-cell>
          <table:table-cell office:value-type="string" table:style-name="ce66">
            <text:p> </text:p>
          </table:table-cell>
          <table:table-cell office:value-type="string" table:style-name="ce66">
            <text:p> </text:p>
          </table:table-cell>
          <table:table-cell table:number-columns-repeated="16379"/>
        </table:table-row>
        <table:table-row table:style-name="ro7">
          <table:table-cell office:value-type="float" office:value="106" table:style-name="ce68">
            <text:p>106</text:p>
          </table:table-cell>
          <table:table-cell office:value-type="string" table:style-name="ce65">
            <text:p>(|~</text:p>
          </table:table-cell>
          <table:table-cell office:value-type="string" table:style-name="ce65">
            <text:p>(|~</text:p>
          </table:table-cell>
          <table:table-cell office:value-type="string" table:style-name="ce66">
            <text:p></text:p>
          </table:table-cell>
          <table:table-cell office:value-type="string" table:style-name="ce66">
            <text:p></text:p>
          </table:table-cell>
          <table:table-cell table:number-columns-repeated="16379"/>
        </table:table-row>
        <table:table-row table:style-name="ro7">
          <table:table-cell office:value-type="float" office:value="107" table:style-name="ce68">
            <text:p>107</text:p>
          </table:table-cell>
          <table:table-cell office:value-type="string" table:style-name="ce65">
            <text:p>,'/|)</text:p>
          </table:table-cell>
          <table:table-cell office:value-type="string" table:style-name="ce65">
            <text:p>,'/|)</text:p>
          </table:table-cell>
          <table:table-cell office:value-type="string" table:style-name="ce66">
            <text:p>  </text:p>
          </table:table-cell>
          <table:table-cell office:value-type="string" table:style-name="ce66">
            <text:p>  </text:p>
          </table:table-cell>
          <table:table-cell table:number-columns-repeated="16379"/>
        </table:table-row>
        <table:table-row table:style-name="ro7">
          <table:table-cell office:value-type="float" office:value="108" table:style-name="ce69">
            <text:p>108</text:p>
          </table:table-cell>
          <table:table-cell office:value-type="string" table:style-name="ce65">
            <text:p>'/|)</text:p>
          </table:table-cell>
          <table:table-cell office:value-type="string" table:style-name="ce65">
            <text:p>'/|)</text:p>
          </table:table-cell>
          <table:table-cell office:value-type="string" table:style-name="ce66">
            <text:p> </text:p>
          </table:table-cell>
          <table:table-cell office:value-type="string" table:style-name="ce66">
            <text:p> </text:p>
          </table:table-cell>
          <table:table-cell table:number-columns-repeated="16379"/>
        </table:table-row>
        <table:table-row table:style-name="ro7">
          <table:table-cell office:value-type="float" office:value="109" table:style-name="ce69">
            <text:p>109</text:p>
          </table:table-cell>
          <table:table-cell office:value-type="string" table:style-name="ce65">
            <text:p>`'/|)</text:p>
          </table:table-cell>
          <table:table-cell office:value-type="string" table:style-name="ce65">
            <text:p>`'/|)</text:p>
          </table:table-cell>
          <table:table-cell office:value-type="string" table:style-name="ce66">
            <text:p>  </text:p>
          </table:table-cell>
          <table:table-cell office:value-type="string" table:style-name="ce66">
            <text:p>  </text:p>
          </table:table-cell>
          <table:table-cell table:number-columns-repeated="16379"/>
        </table:table-row>
        <table:table-row table:style-name="ro7">
          <table:table-cell office:value-type="float" office:value="110" table:style-name="ce68">
            <text:p>110</text:p>
          </table:table-cell>
          <table:table-cell office:value-type="string" table:style-name="ce65">
            <text:p>./|\</text:p>
          </table:table-cell>
          <table:table-cell office:value-type="string" table:style-name="ce65">
            <text:p>./|\</text:p>
          </table:table-cell>
          <table:table-cell office:value-type="string" table:style-name="ce66">
            <text:p> </text:p>
          </table:table-cell>
          <table:table-cell office:value-type="string" table:style-name="ce66">
            <text:p> </text:p>
          </table:table-cell>
          <table:table-cell table:number-columns-repeated="16379"/>
        </table:table-row>
        <table:table-row table:style-name="ro7">
          <table:table-cell office:value-type="float" office:value="111" table:style-name="ce68">
            <text:p>111</text:p>
          </table:table-cell>
          <table:table-cell office:value-type="string" table:style-name="ce65">
            <text:p>`./|\</text:p>
          </table:table-cell>
          <table:table-cell office:value-type="string" table:style-name="ce65">
            <text:p>`./|\</text:p>
          </table:table-cell>
          <table:table-cell office:value-type="string" table:style-name="ce66">
            <text:p>  </text:p>
          </table:table-cell>
          <table:table-cell office:value-type="string" table:style-name="ce66">
            <text:p>  </text:p>
          </table:table-cell>
          <table:table-cell table:number-columns-repeated="16379"/>
        </table:table-row>
        <table:table-row table:style-name="ro7">
          <table:table-cell office:value-type="float" office:value="112" table:style-name="ce69">
            <text:p>112</text:p>
          </table:table-cell>
          <table:table-cell office:value-type="string" table:style-name="ce65">
            <text:p>,,/|\</text:p>
          </table:table-cell>
          <table:table-cell office:value-type="string" table:style-name="ce65">
            <text:p>,,/|\</text:p>
          </table:table-cell>
          <table:table-cell office:value-type="string" table:style-name="ce66">
            <text:p> </text:p>
          </table:table-cell>
          <table:table-cell office:value-type="string" table:style-name="ce66">
            <text:p> </text:p>
          </table:table-cell>
          <table:table-cell table:number-columns-repeated="16379"/>
        </table:table-row>
        <table:table-row table:style-name="ro7">
          <table:table-cell office:value-type="float" office:value="113" table:style-name="ce69">
            <text:p>113</text:p>
          </table:table-cell>
          <table:table-cell office:value-type="string" table:style-name="ce65">
            <text:p>,/|\</text:p>
          </table:table-cell>
          <table:table-cell office:value-type="string" table:style-name="ce65">
            <text:p>,/|\</text:p>
          </table:table-cell>
          <table:table-cell office:value-type="string" table:style-name="ce66">
            <text:p> </text:p>
          </table:table-cell>
          <table:table-cell office:value-type="string" table:style-name="ce66">
            <text:p> </text:p>
          </table:table-cell>
          <table:table-cell table:number-columns-repeated="16379"/>
        </table:table-row>
        <table:table-row table:style-name="ro7">
          <table:table-cell office:value-type="float" office:value="114" table:style-name="ce68">
            <text:p>114</text:p>
          </table:table-cell>
          <table:table-cell office:value-type="string" table:style-name="ce65">
            <text:p>/|\</text:p>
          </table:table-cell>
          <table:table-cell office:value-type="string" table:style-name="ce65">
            <text:p>/|\</text:p>
          </table:table-cell>
          <table:table-cell office:value-type="string" table:style-name="ce66">
            <text:p></text:p>
          </table:table-cell>
          <table:table-cell office:value-type="string" table:style-name="ce66">
            <text:p></text:p>
          </table:table-cell>
          <table:table-cell table:number-columns-repeated="16379"/>
        </table:table-row>
        <table:table-row table:style-name="ro7">
          <table:table-cell office:value-type="float" office:value="115" table:style-name="ce68">
            <text:p>115</text:p>
          </table:table-cell>
          <table:table-cell office:value-type="string" table:style-name="ce65">
            <text:p>`/|\</text:p>
          </table:table-cell>
          <table:table-cell office:value-type="string" table:style-name="ce65">
            <text:p>`/|\</text:p>
          </table:table-cell>
          <table:table-cell office:value-type="string" table:style-name="ce66">
            <text:p> </text:p>
          </table:table-cell>
          <table:table-cell office:value-type="string" table:style-name="ce66">
            <text:p> </text:p>
          </table:table-cell>
          <table:table-cell table:number-columns-repeated="16379"/>
        </table:table-row>
        <table:table-row table:style-name="ro7">
          <table:table-cell office:value-type="float" office:value="116" table:style-name="ce69">
            <text:p>116</text:p>
          </table:table-cell>
          <table:table-cell office:value-type="string" table:style-name="ce65">
            <text:p>,(/|</text:p>
          </table:table-cell>
          <table:table-cell office:value-type="string" table:style-name="ce65">
            <text:p>,(/|</text:p>
          </table:table-cell>
          <table:table-cell office:value-type="string" table:style-name="ce66">
            <text:p> </text:p>
          </table:table-cell>
          <table:table-cell office:value-type="string" table:style-name="ce66">
            <text:p> </text:p>
          </table:table-cell>
          <table:table-cell table:number-columns-repeated="16379"/>
        </table:table-row>
        <table:table-row table:style-name="ro7">
          <table:table-cell office:value-type="float" office:value="117" table:style-name="ce69">
            <text:p>117</text:p>
          </table:table-cell>
          <table:table-cell office:value-type="string" table:style-name="ce65">
            <text:p>(/|</text:p>
          </table:table-cell>
          <table:table-cell office:value-type="string" table:style-name="ce65">
            <text:p>(/|</text:p>
          </table:table-cell>
          <table:table-cell office:value-type="string" table:style-name="ce66">
            <text:p></text:p>
          </table:table-cell>
          <table:table-cell office:value-type="string" table:style-name="ce66">
            <text:p></text:p>
          </table:table-cell>
          <table:table-cell table:number-columns-repeated="16379"/>
        </table:table-row>
        <table:table-row table:style-name="ro7">
          <table:table-cell office:value-type="float" office:value="118" table:style-name="ce68">
            <text:p>118</text:p>
          </table:table-cell>
          <table:table-cell office:value-type="string" table:style-name="ce65">
            <text:p>`(/|</text:p>
          </table:table-cell>
          <table:table-cell office:value-type="string" table:style-name="ce65">
            <text:p>`(/|</text:p>
          </table:table-cell>
          <table:table-cell office:value-type="string" table:style-name="ce66">
            <text:p> </text:p>
          </table:table-cell>
          <table:table-cell office:value-type="string" table:style-name="ce66">
            <text:p> </text:p>
          </table:table-cell>
          <table:table-cell table:number-columns-repeated="16379"/>
        </table:table-row>
        <table:table-row table:style-name="ro7">
          <table:table-cell office:value-type="float" office:value="119" table:style-name="ce68">
            <text:p>119</text:p>
          </table:table-cell>
          <table:table-cell office:value-type="string" table:style-name="ce65">
            <text:p>'/|\</text:p>
          </table:table-cell>
          <table:table-cell office:value-type="string" table:style-name="ce65">
            <text:p>'/|\</text:p>
          </table:table-cell>
          <table:table-cell office:value-type="string" table:style-name="ce66">
            <text:p> </text:p>
          </table:table-cell>
          <table:table-cell office:value-type="string" table:style-name="ce66">
            <text:p> </text:p>
          </table:table-cell>
          <table:table-cell table:number-columns-repeated="16379"/>
        </table:table-row>
        <table:table-row table:style-name="ro7">
          <table:table-cell office:value-type="float" office:value="120" table:style-name="ce69">
            <text:p>120</text:p>
          </table:table-cell>
          <table:table-cell office:value-type="string" table:style-name="ce65">
            <text:p>`'/|\</text:p>
          </table:table-cell>
          <table:table-cell office:value-type="string" table:style-name="ce65">
            <text:p>`'/|\</text:p>
          </table:table-cell>
          <table:table-cell office:value-type="string" table:style-name="ce66">
            <text:p>  </text:p>
          </table:table-cell>
          <table:table-cell office:value-type="string" table:style-name="ce66">
            <text:p>  </text:p>
          </table:table-cell>
          <table:table-cell table:number-columns-repeated="16379"/>
        </table:table-row>
        <table:table-row table:style-name="ro7">
          <table:table-cell office:value-type="float" office:value="121" table:style-name="ce69">
            <text:p>121</text:p>
          </table:table-cell>
          <table:table-cell office:value-type="string" table:style-name="ce65">
            <text:p>,)/|\</text:p>
          </table:table-cell>
          <table:table-cell office:value-type="string" table:style-name="ce65">
            <text:p>,)/|\</text:p>
          </table:table-cell>
          <table:table-cell office:value-type="string" table:style-name="ce66">
            <text:p> </text:p>
          </table:table-cell>
          <table:table-cell office:value-type="string" table:style-name="ce66">
            <text:p> </text:p>
          </table:table-cell>
          <table:table-cell table:number-columns-repeated="16379"/>
        </table:table-row>
        <table:table-row table:style-name="ro7">
          <table:table-cell office:value-type="float" office:value="122" table:style-name="ce68">
            <text:p>122</text:p>
          </table:table-cell>
          <table:table-cell office:value-type="string" table:style-name="ce65">
            <text:p>)/|\</text:p>
          </table:table-cell>
          <table:table-cell office:value-type="string" table:style-name="ce65">
            <text:p>)/|\</text:p>
          </table:table-cell>
          <table:table-cell office:value-type="string" table:style-name="ce66">
            <text:p></text:p>
          </table:table-cell>
          <table:table-cell office:value-type="string" table:style-name="ce66">
            <text:p></text:p>
          </table:table-cell>
          <table:table-cell table:number-columns-repeated="16379"/>
        </table:table-row>
        <table:table-row table:style-name="ro7">
          <table:table-cell office:value-type="float" office:value="123" table:style-name="ce68">
            <text:p>123</text:p>
          </table:table-cell>
          <table:table-cell office:value-type="string" table:style-name="ce65">
            <text:p>`)/|\</text:p>
          </table:table-cell>
          <table:table-cell office:value-type="string" table:style-name="ce65">
            <text:p>`)/|\</text:p>
          </table:table-cell>
          <table:table-cell office:value-type="string" table:style-name="ce66">
            <text:p> </text:p>
          </table:table-cell>
          <table:table-cell office:value-type="string" table:style-name="ce66">
            <text:p> </text:p>
          </table:table-cell>
          <table:table-cell table:number-columns-repeated="16379"/>
        </table:table-row>
        <table:table-row table:style-name="ro7">
          <table:table-cell office:value-type="float" office:value="124" table:style-name="ce69">
            <text:p>124</text:p>
          </table:table-cell>
          <table:table-cell office:value-type="string" table:style-name="ce65">
            <text:p>``)/|\</text:p>
          </table:table-cell>
          <table:table-cell office:value-type="string" table:style-name="ce65">
            <text:p>``)/|\</text:p>
          </table:table-cell>
          <table:table-cell office:value-type="string" table:style-name="ce66">
            <text:p> </text:p>
          </table:table-cell>
          <table:table-cell office:value-type="string" table:style-name="ce66">
            <text:p> </text:p>
          </table:table-cell>
          <table:table-cell table:number-columns-repeated="16379"/>
        </table:table-row>
        <table:table-row table:style-name="ro7">
          <table:table-cell office:value-type="float" office:value="125" table:style-name="ce69">
            <text:p>125</text:p>
          </table:table-cell>
          <table:table-cell office:value-type="string" table:style-name="ce65">
            <text:p>,.(|)</text:p>
          </table:table-cell>
          <table:table-cell office:value-type="string" table:style-name="ce65">
            <text:p>,.(|)</text:p>
          </table:table-cell>
          <table:table-cell office:value-type="string" table:style-name="ce66">
            <text:p>  </text:p>
          </table:table-cell>
          <table:table-cell office:value-type="string" table:style-name="ce66">
            <text:p>  </text:p>
          </table:table-cell>
          <table:table-cell table:number-columns-repeated="16379"/>
        </table:table-row>
        <table:table-row table:style-name="ro7">
          <table:table-cell office:value-type="float" office:value="126" table:style-name="ce68">
            <text:p>126</text:p>
          </table:table-cell>
          <table:table-cell office:value-type="string" table:style-name="ce65">
            <text:p>.(|)</text:p>
          </table:table-cell>
          <table:table-cell office:value-type="string" table:style-name="ce65">
            <text:p>.(|)</text:p>
          </table:table-cell>
          <table:table-cell office:value-type="string" table:style-name="ce66">
            <text:p> </text:p>
          </table:table-cell>
          <table:table-cell office:value-type="string" table:style-name="ce66">
            <text:p> </text:p>
          </table:table-cell>
          <table:table-cell table:number-columns-repeated="16379"/>
        </table:table-row>
        <table:table-row table:style-name="ro7">
          <table:table-cell office:value-type="float" office:value="127" table:style-name="ce68">
            <text:p>127</text:p>
          </table:table-cell>
          <table:table-cell office:value-type="string" table:style-name="ce65">
            <text:p>,|\)</text:p>
          </table:table-cell>
          <table:table-cell office:value-type="string" table:style-name="ce65">
            <text:p>,|\)</text:p>
          </table:table-cell>
          <table:table-cell office:value-type="string" table:style-name="ce66">
            <text:p> </text:p>
          </table:table-cell>
          <table:table-cell office:value-type="string" table:style-name="ce66">
            <text:p> </text:p>
          </table:table-cell>
          <table:table-cell table:number-columns-repeated="16379"/>
        </table:table-row>
        <table:table-row table:style-name="ro7">
          <table:table-cell office:value-type="float" office:value="128" table:style-name="ce69">
            <text:p>128</text:p>
          </table:table-cell>
          <table:table-cell office:value-type="string" table:style-name="ce65">
            <text:p>|\)</text:p>
          </table:table-cell>
          <table:table-cell office:value-type="string" table:style-name="ce65">
            <text:p>|\)</text:p>
          </table:table-cell>
          <table:table-cell office:value-type="string" table:style-name="ce66">
            <text:p></text:p>
          </table:table-cell>
          <table:table-cell office:value-type="string" table:style-name="ce66">
            <text:p></text:p>
          </table:table-cell>
          <table:table-cell table:number-columns-repeated="16379"/>
        </table:table-row>
        <table:table-row table:style-name="ro7">
          <table:table-cell office:value-type="float" office:value="129" table:style-name="ce69">
            <text:p>129</text:p>
          </table:table-cell>
          <table:table-cell office:value-type="string" table:style-name="ce65">
            <text:p>`|\)</text:p>
          </table:table-cell>
          <table:table-cell office:value-type="string" table:style-name="ce65">
            <text:p>`|\)</text:p>
          </table:table-cell>
          <table:table-cell office:value-type="string" table:style-name="ce66">
            <text:p> </text:p>
          </table:table-cell>
          <table:table-cell office:value-type="string" table:style-name="ce66">
            <text:p> </text:p>
          </table:table-cell>
          <table:table-cell table:number-columns-repeated="16379"/>
        </table:table-row>
        <table:table-row table:style-name="ro7">
          <table:table-cell office:value-type="float" office:value="130" table:style-name="ce68">
            <text:p>130</text:p>
          </table:table-cell>
          <table:table-cell office:value-type="string" table:style-name="ce65">
            <text:p>,(|)</text:p>
          </table:table-cell>
          <table:table-cell office:value-type="string" table:style-name="ce65">
            <text:p>,(|)</text:p>
          </table:table-cell>
          <table:table-cell office:value-type="string" table:style-name="ce66">
            <text:p> </text:p>
          </table:table-cell>
          <table:table-cell office:value-type="string" table:style-name="ce66">
            <text:p> </text:p>
          </table:table-cell>
          <table:table-cell table:number-columns-repeated="16379"/>
        </table:table-row>
        <table:table-row table:style-name="ro7">
          <table:table-cell office:value-type="float" office:value="131" table:style-name="ce68">
            <text:p>131</text:p>
          </table:table-cell>
          <table:table-cell office:value-type="string" table:style-name="ce65">
            <text:p>(|)</text:p>
          </table:table-cell>
          <table:table-cell office:value-type="string" table:style-name="ce65">
            <text:p>(|)</text:p>
          </table:table-cell>
          <table:table-cell office:value-type="string" table:style-name="ce66">
            <text:p></text:p>
          </table:table-cell>
          <table:table-cell office:value-type="string" table:style-name="ce66">
            <text:p></text:p>
          </table:table-cell>
          <table:table-cell table:number-columns-repeated="16379"/>
        </table:table-row>
        <table:table-row table:style-name="ro7">
          <table:table-cell office:value-type="float" office:value="132" table:style-name="ce69">
            <text:p>132</text:p>
          </table:table-cell>
          <table:table-cell office:value-type="string" table:style-name="ce65">
            <text:p>`(|)</text:p>
          </table:table-cell>
          <table:table-cell office:value-type="string" table:style-name="ce65">
            <text:p>`(|)</text:p>
          </table:table-cell>
          <table:table-cell office:value-type="string" table:style-name="ce66">
            <text:p> </text:p>
          </table:table-cell>
          <table:table-cell office:value-type="string" table:style-name="ce66">
            <text:p> </text:p>
          </table:table-cell>
          <table:table-cell table:number-columns-repeated="16379"/>
        </table:table-row>
        <table:table-row table:style-name="ro7">
          <table:table-cell office:value-type="float" office:value="133" table:style-name="ce69">
            <text:p>133</text:p>
          </table:table-cell>
          <table:table-cell office:value-type="string" table:style-name="ce65">
            <text:p>``(|)</text:p>
          </table:table-cell>
          <table:table-cell office:value-type="string" table:style-name="ce65">
            <text:p>``(|)</text:p>
          </table:table-cell>
          <table:table-cell office:value-type="string" table:style-name="ce66">
            <text:p> </text:p>
          </table:table-cell>
          <table:table-cell office:value-type="string" table:style-name="ce66">
            <text:p> </text:p>
          </table:table-cell>
          <table:table-cell table:number-columns-repeated="16379"/>
        </table:table-row>
        <table:table-row table:style-name="ro7">
          <table:table-cell office:value-type="float" office:value="134" table:style-name="ce68">
            <text:p>134</text:p>
          </table:table-cell>
          <table:table-cell office:value-type="string" table:style-name="ce65">
            <text:p>,'(|)</text:p>
          </table:table-cell>
          <table:table-cell office:value-type="string" table:style-name="ce65">
            <text:p>,'(|)</text:p>
          </table:table-cell>
          <table:table-cell office:value-type="string" table:style-name="ce66">
            <text:p>  </text:p>
          </table:table-cell>
          <table:table-cell office:value-type="string" table:style-name="ce66">
            <text:p>  </text:p>
          </table:table-cell>
          <table:table-cell table:number-columns-repeated="16379"/>
        </table:table-row>
        <table:table-row table:style-name="ro7">
          <table:table-cell office:value-type="float" office:value="135" table:style-name="ce68">
            <text:p>135</text:p>
          </table:table-cell>
          <table:table-cell office:value-type="string" table:style-name="ce65">
            <text:p>'(|)</text:p>
          </table:table-cell>
          <table:table-cell office:value-type="string" table:style-name="ce65">
            <text:p>'(|)</text:p>
          </table:table-cell>
          <table:table-cell office:value-type="string" table:style-name="ce66">
            <text:p> </text:p>
          </table:table-cell>
          <table:table-cell office:value-type="string" table:style-name="ce66">
            <text:p> </text:p>
          </table:table-cell>
          <table:table-cell table:number-columns-repeated="16379"/>
        </table:table-row>
        <table:table-row table:style-name="ro7">
          <table:table-cell office:value-type="float" office:value="136" table:style-name="ce69">
            <text:p>136</text:p>
          </table:table-cell>
          <table:table-cell office:value-type="string" table:style-name="ce65">
            <text:p>,.(|\</text:p>
          </table:table-cell>
          <table:table-cell office:value-type="string" table:style-name="ce65">
            <text:p>,.(|\</text:p>
          </table:table-cell>
          <table:table-cell office:value-type="string" table:style-name="ce66">
            <text:p>  </text:p>
          </table:table-cell>
          <table:table-cell office:value-type="string" table:style-name="ce66">
            <text:p>  </text:p>
          </table:table-cell>
          <table:table-cell table:number-columns-repeated="16379"/>
        </table:table-row>
        <table:table-row table:style-name="ro7">
          <table:table-cell office:value-type="float" office:value="137" table:style-name="ce69">
            <text:p>137</text:p>
          </table:table-cell>
          <table:table-cell office:value-type="string" table:style-name="ce65">
            <text:p>.(|\</text:p>
          </table:table-cell>
          <table:table-cell office:value-type="string" table:style-name="ce65">
            <text:p>.(|\</text:p>
          </table:table-cell>
          <table:table-cell office:value-type="string" table:style-name="ce66">
            <text:p> </text:p>
          </table:table-cell>
          <table:table-cell office:value-type="string" table:style-name="ce66">
            <text:p> </text:p>
          </table:table-cell>
          <table:table-cell table:number-columns-repeated="16379"/>
        </table:table-row>
        <table:table-row table:style-name="ro7">
          <table:table-cell office:value-type="float" office:value="138" table:style-name="ce68">
            <text:p>138</text:p>
          </table:table-cell>
          <table:table-cell office:value-type="string" table:style-name="ce65">
            <text:p>`.(|\</text:p>
          </table:table-cell>
          <table:table-cell office:value-type="string" table:style-name="ce65">
            <text:p>`.(|\</text:p>
          </table:table-cell>
          <table:table-cell office:value-type="string" table:style-name="ce66">
            <text:p>  </text:p>
          </table:table-cell>
          <table:table-cell office:value-type="string" table:style-name="ce66">
            <text:p>  </text:p>
          </table:table-cell>
          <table:table-cell table:number-columns-repeated="16379"/>
        </table:table-row>
        <table:table-row table:style-name="ro7">
          <table:table-cell office:value-type="float" office:value="139" table:style-name="ce68">
            <text:p>139</text:p>
          </table:table-cell>
          <table:table-cell office:value-type="string" table:style-name="ce65">
            <text:p>|\\</text:p>
          </table:table-cell>
          <table:table-cell office:value-type="string" table:style-name="ce65">
            <text:p>|\\</text:p>
          </table:table-cell>
          <table:table-cell office:value-type="string" table:style-name="ce66">
            <text:p></text:p>
          </table:table-cell>
          <table:table-cell office:value-type="string" table:style-name="ce66">
            <text:p></text:p>
          </table:table-cell>
          <table:table-cell table:number-columns-repeated="16379"/>
        </table:table-row>
        <table:table-row table:style-name="ro7">
          <table:table-cell office:value-type="float" office:value="140" table:style-name="ce69">
            <text:p>140</text:p>
          </table:table-cell>
          <table:table-cell office:value-type="string" table:style-name="ce65">
            <text:p>,(|\</text:p>
          </table:table-cell>
          <table:table-cell office:value-type="string" table:style-name="ce65">
            <text:p>,(|\</text:p>
          </table:table-cell>
          <table:table-cell office:value-type="string" table:style-name="ce66">
            <text:p> </text:p>
          </table:table-cell>
          <table:table-cell office:value-type="string" table:style-name="ce66">
            <text:p> </text:p>
          </table:table-cell>
          <table:table-cell table:number-columns-repeated="16379"/>
        </table:table-row>
        <table:table-row table:style-name="ro7">
          <table:table-cell office:value-type="float" office:value="141" table:style-name="ce69">
            <text:p>141</text:p>
          </table:table-cell>
          <table:table-cell office:value-type="string" table:style-name="ce65">
            <text:p>(|\</text:p>
          </table:table-cell>
          <table:table-cell office:value-type="string" table:style-name="ce65">
            <text:p>(|\</text:p>
          </table:table-cell>
          <table:table-cell office:value-type="string" table:style-name="ce66">
            <text:p></text:p>
          </table:table-cell>
          <table:table-cell office:value-type="string" table:style-name="ce66">
            <text:p></text:p>
          </table:table-cell>
          <table:table-cell table:number-columns-repeated="16379"/>
        </table:table-row>
        <table:table-row table:style-name="ro7">
          <table:table-cell office:value-type="float" office:value="142" table:style-name="ce68">
            <text:p>142</text:p>
          </table:table-cell>
          <table:table-cell office:value-type="string" table:style-name="ce65">
            <text:p>`(|\</text:p>
          </table:table-cell>
          <table:table-cell office:value-type="string" table:style-name="ce65">
            <text:p>`(|\</text:p>
          </table:table-cell>
          <table:table-cell office:value-type="string" table:style-name="ce66">
            <text:p> </text:p>
          </table:table-cell>
          <table:table-cell office:value-type="string" table:style-name="ce66">
            <text:p> </text:p>
          </table:table-cell>
          <table:table-cell table:number-columns-repeated="16379"/>
        </table:table-row>
        <table:table-row table:style-name="ro7">
          <table:table-cell office:value-type="float" office:value="143" table:style-name="ce68">
            <text:p>143</text:p>
          </table:table-cell>
          <table:table-cell office:value-type="string" table:style-name="ce65">
            <text:p>``(|\</text:p>
          </table:table-cell>
          <table:table-cell office:value-type="string" table:style-name="ce65">
            <text:p>``(|\</text:p>
          </table:table-cell>
          <table:table-cell office:value-type="string" table:style-name="ce70">
            <text:p> </text:p>
          </table:table-cell>
          <table:table-cell office:value-type="string" table:style-name="ce70">
            <text:p> </text:p>
          </table:table-cell>
          <table:table-cell table:number-columns-repeated="16379"/>
        </table:table-row>
        <table:table-row table:style-name="ro7">
          <table:table-cell office:value-type="float" office:value="144" table:style-name="ce69">
            <text:p>144</text:p>
          </table:table-cell>
          <table:table-cell office:value-type="string" table:style-name="ce65">
            <text:p>,,)|\\</text:p>
          </table:table-cell>
          <table:table-cell office:value-type="string" table:style-name="ce65">
            <text:p>,,)|\\</text:p>
          </table:table-cell>
          <table:table-cell office:value-type="string" table:style-name="ce66">
            <text:p> </text:p>
          </table:table-cell>
          <table:table-cell office:value-type="string" table:style-name="ce66">
            <text:p> </text:p>
          </table:table-cell>
          <table:table-cell table:number-columns-repeated="16379"/>
        </table:table-row>
        <table:table-row table:style-name="ro7">
          <table:table-cell office:value-type="float" office:value="145" table:style-name="ce69">
            <text:p>145</text:p>
          </table:table-cell>
          <table:table-cell office:value-type="string" table:style-name="ce65">
            <text:p>,)|\\</text:p>
          </table:table-cell>
          <table:table-cell office:value-type="string" table:style-name="ce65">
            <text:p>,)|\\</text:p>
          </table:table-cell>
          <table:table-cell office:value-type="string" table:style-name="ce66">
            <text:p> </text:p>
          </table:table-cell>
          <table:table-cell office:value-type="string" table:style-name="ce66">
            <text:p> </text:p>
          </table:table-cell>
          <table:table-cell table:number-columns-repeated="16379"/>
        </table:table-row>
        <table:table-row table:style-name="ro7">
          <table:table-cell office:value-type="float" office:value="146" table:style-name="ce68">
            <text:p>146</text:p>
          </table:table-cell>
          <table:table-cell office:value-type="string" table:style-name="ce65">
            <text:p>)|\\</text:p>
          </table:table-cell>
          <table:table-cell office:value-type="string" table:style-name="ce65">
            <text:p>)|\\</text:p>
          </table:table-cell>
          <table:table-cell office:value-type="string" table:style-name="ce66">
            <text:p></text:p>
          </table:table-cell>
          <table:table-cell office:value-type="string" table:style-name="ce66">
            <text:p></text:p>
          </table:table-cell>
          <table:table-cell table:number-columns-repeated="16379"/>
        </table:table-row>
        <table:table-row table:style-name="ro7">
          <table:table-cell office:value-type="float" office:value="147" table:style-name="ce68">
            <text:p>147</text:p>
          </table:table-cell>
          <table:table-cell office:value-type="string" table:style-name="ce65">
            <text:p>`)|\\</text:p>
          </table:table-cell>
          <table:table-cell office:value-type="string" table:style-name="ce65">
            <text:p>`)|\\</text:p>
          </table:table-cell>
          <table:table-cell office:value-type="string" table:style-name="ce70">
            <text:p> </text:p>
          </table:table-cell>
          <table:table-cell office:value-type="string" table:style-name="ce66">
            <text:p> </text:p>
          </table:table-cell>
          <table:table-cell table:number-columns-repeated="16379"/>
        </table:table-row>
        <table:table-row table:style-name="ro7">
          <table:table-cell office:value-type="float" office:value="148" table:style-name="ce69">
            <text:p>148</text:p>
          </table:table-cell>
          <table:table-cell office:value-type="string" table:style-name="ce71">
            <text:p>``)|\\</text:p>
          </table:table-cell>
          <table:table-cell office:value-type="string" table:style-name="ce71">
            <text:p>``)|\\</text:p>
          </table:table-cell>
          <table:table-cell office:value-type="string" table:style-name="ce70">
            <text:p> </text:p>
          </table:table-cell>
          <table:table-cell office:value-type="string" table:style-name="ce70">
            <text:p> </text:p>
          </table:table-cell>
          <table:table-cell table:number-columns-repeated="16379"/>
        </table:table-row>
        <table:table-row table:style-name="ro7">
          <table:table-cell office:value-type="float" office:value="-1" table:style-name="ce65">
            <text:p>-1</text:p>
          </table:table-cell>
          <table:table-cell office:value-type="string" table:style-name="ce65">
            <text:p>,!</text:p>
          </table:table-cell>
          <table:table-cell office:value-type="string" table:style-name="ce65">
            <text:p>,!</text:p>
          </table:table-cell>
          <table:table-cell office:value-type="string" table:style-name="ce66">
            <text:p> </text:p>
          </table:table-cell>
          <table:table-cell office:value-type="string" table:style-name="ce66">
            <text:p> </text:p>
          </table:table-cell>
          <table:table-cell table:number-columns-repeated="16379"/>
        </table:table-row>
        <table:table-row table:style-name="ro7">
          <table:table-cell office:value-type="float" office:value="-2" table:style-name="ce65">
            <text:p>-2</text:p>
          </table:table-cell>
          <table:table-cell office:value-type="string" table:style-name="ce65">
            <text:p>,,!</text:p>
          </table:table-cell>
          <table:table-cell office:value-type="string" table:style-name="ce65">
            <text:p>,,!</text:p>
          </table:table-cell>
          <table:table-cell office:value-type="string" table:style-name="ce66">
            <text:p> </text:p>
          </table:table-cell>
          <table:table-cell office:value-type="string" table:style-name="ce66">
            <text:p> </text:p>
          </table:table-cell>
          <table:table-cell table:number-columns-repeated="16379"/>
        </table:table-row>
        <table:table-row table:style-name="ro7">
          <table:table-cell office:value-type="float" office:value="-3" table:style-name="ce65">
            <text:p>-3</text:p>
          </table:table-cell>
          <table:table-cell office:value-type="string" table:style-name="ce65">
            <text:p>')!</text:p>
          </table:table-cell>
          <table:table-cell office:value-type="string" table:style-name="ce65">
            <text:p>')!</text:p>
          </table:table-cell>
          <table:table-cell office:value-type="string" table:style-name="ce66">
            <text:p> </text:p>
          </table:table-cell>
          <table:table-cell office:value-type="string" table:style-name="ce66">
            <text:p> </text:p>
          </table:table-cell>
          <table:table-cell table:number-columns-repeated="16379"/>
        </table:table-row>
        <table:table-row table:style-name="ro7">
          <table:table-cell office:value-type="float" office:value="-4" table:style-name="ce65">
            <text:p>-4</text:p>
          </table:table-cell>
          <table:table-cell office:value-type="string" table:style-name="ce65">
            <text:p>.!</text:p>
          </table:table-cell>
          <table:table-cell office:value-type="string" table:style-name="ce65">
            <text:p>.!</text:p>
          </table:table-cell>
          <table:table-cell office:value-type="string" table:style-name="ce66">
            <text:p> </text:p>
          </table:table-cell>
          <table:table-cell office:value-type="string" table:style-name="ce66">
            <text:p> </text:p>
          </table:table-cell>
          <table:table-cell table:number-columns-repeated="16379"/>
        </table:table-row>
        <table:table-row table:style-name="ro7">
          <table:table-cell office:value-type="float" office:value="-5" table:style-name="ce65">
            <text:p>-5</text:p>
          </table:table-cell>
          <table:table-cell office:value-type="string" table:style-name="ce65">
            <text:p>,.!</text:p>
          </table:table-cell>
          <table:table-cell office:value-type="string" table:style-name="ce65">
            <text:p>,.!</text:p>
          </table:table-cell>
          <table:table-cell office:value-type="string" table:style-name="ce66">
            <text:p>  </text:p>
          </table:table-cell>
          <table:table-cell office:value-type="string" table:style-name="ce66">
            <text:p>  </text:p>
          </table:table-cell>
          <table:table-cell table:number-columns-repeated="16379"/>
        </table:table-row>
        <table:table-row table:style-name="ro7">
          <table:table-cell office:value-type="float" office:value="-6" table:style-name="ce65">
            <text:p>-6</text:p>
          </table:table-cell>
          <table:table-cell office:value-type="string" table:style-name="ce65">
            <text:p>`)!</text:p>
          </table:table-cell>
          <table:table-cell office:value-type="string" table:style-name="ce65">
            <text:p>`)!</text:p>
          </table:table-cell>
          <table:table-cell office:value-type="string" table:style-name="ce66">
            <text:p> </text:p>
          </table:table-cell>
          <table:table-cell office:value-type="string" table:style-name="ce66">
            <text:p> </text:p>
          </table:table-cell>
          <table:table-cell table:number-columns-repeated="16379"/>
        </table:table-row>
        <table:table-row table:style-name="ro7">
          <table:table-cell office:value-type="float" office:value="-7" table:style-name="ce65">
            <text:p>-7</text:p>
          </table:table-cell>
          <table:table-cell office:value-type="string" table:style-name="ce65">
            <text:p>)!</text:p>
          </table:table-cell>
          <table:table-cell office:value-type="string" table:style-name="ce65">
            <text:p>)!</text:p>
          </table:table-cell>
          <table:table-cell office:value-type="string" table:style-name="ce66">
            <text:p></text:p>
          </table:table-cell>
          <table:table-cell office:value-type="string" table:style-name="ce66">
            <text:p></text:p>
          </table:table-cell>
          <table:table-cell table:number-columns-repeated="16379"/>
        </table:table-row>
        <table:table-row table:style-name="ro7">
          <table:table-cell office:value-type="float" office:value="-8" table:style-name="ce65">
            <text:p>-8</text:p>
          </table:table-cell>
          <table:table-cell office:value-type="string" table:style-name="ce65">
            <text:p>,)!</text:p>
          </table:table-cell>
          <table:table-cell office:value-type="string" table:style-name="ce65">
            <text:p>,)!</text:p>
          </table:table-cell>
          <table:table-cell office:value-type="string" table:style-name="ce66">
            <text:p> </text:p>
          </table:table-cell>
          <table:table-cell office:value-type="string" table:style-name="ce66">
            <text:p> </text:p>
          </table:table-cell>
          <table:table-cell table:number-columns-repeated="16379"/>
        </table:table-row>
        <table:table-row table:style-name="ro7">
          <table:table-cell office:value-type="float" office:value="-9" table:style-name="ce65">
            <text:p>-9</text:p>
          </table:table-cell>
          <table:table-cell office:value-type="string" table:style-name="ce65">
            <text:p>,,)!</text:p>
          </table:table-cell>
          <table:table-cell office:value-type="string" table:style-name="ce65">
            <text:p>,,)!</text:p>
          </table:table-cell>
          <table:table-cell office:value-type="string" table:style-name="ce66">
            <text:p> </text:p>
          </table:table-cell>
          <table:table-cell office:value-type="string" table:style-name="ce66">
            <text:p> </text:p>
          </table:table-cell>
          <table:table-cell table:number-columns-repeated="16379"/>
        </table:table-row>
        <table:table-row table:style-name="ro7">
          <table:table-cell office:value-type="float" office:value="-10" table:style-name="ce65">
            <text:p>-10</text:p>
          </table:table-cell>
          <table:table-cell office:value-type="string" table:style-name="ce65">
            <text:p>``!(</text:p>
          </table:table-cell>
          <table:table-cell office:value-type="string" table:style-name="ce65">
            <text:p>``!(</text:p>
          </table:table-cell>
          <table:table-cell office:value-type="string" table:style-name="ce66">
            <text:p> </text:p>
          </table:table-cell>
          <table:table-cell office:value-type="string" table:style-name="ce66">
            <text:p> </text:p>
          </table:table-cell>
          <table:table-cell table:number-columns-repeated="16379"/>
        </table:table-row>
        <table:table-row table:style-name="ro7">
          <table:table-cell office:value-type="float" office:value="-11" table:style-name="ce65">
            <text:p>-11</text:p>
          </table:table-cell>
          <table:table-cell office:value-type="string" table:style-name="ce65">
            <text:p>`!(</text:p>
          </table:table-cell>
          <table:table-cell office:value-type="string" table:style-name="ce65">
            <text:p>`!(</text:p>
          </table:table-cell>
          <table:table-cell office:value-type="string" table:style-name="ce66">
            <text:p> </text:p>
          </table:table-cell>
          <table:table-cell office:value-type="string" table:style-name="ce66">
            <text:p> </text:p>
          </table:table-cell>
          <table:table-cell table:number-columns-repeated="16379"/>
        </table:table-row>
        <table:table-row table:style-name="ro7">
          <table:table-cell office:value-type="float" office:value="-12" table:style-name="ce65">
            <text:p>-12</text:p>
          </table:table-cell>
          <table:table-cell office:value-type="string" table:style-name="ce65">
            <text:p>!(</text:p>
          </table:table-cell>
          <table:table-cell office:value-type="string" table:style-name="ce65">
            <text:p>!(</text:p>
          </table:table-cell>
          <table:table-cell office:value-type="string" table:style-name="ce66">
            <text:p></text:p>
          </table:table-cell>
          <table:table-cell office:value-type="string" table:style-name="ce66">
            <text:p></text:p>
          </table:table-cell>
          <table:table-cell table:number-columns-repeated="16379"/>
        </table:table-row>
        <table:table-row table:style-name="ro7">
          <table:table-cell office:value-type="float" office:value="-13" table:style-name="ce65">
            <text:p>-13</text:p>
          </table:table-cell>
          <table:table-cell office:value-type="string" table:style-name="ce65">
            <text:p>,!(</text:p>
          </table:table-cell>
          <table:table-cell office:value-type="string" table:style-name="ce65">
            <text:p>,!(</text:p>
          </table:table-cell>
          <table:table-cell office:value-type="string" table:style-name="ce66">
            <text:p> </text:p>
          </table:table-cell>
          <table:table-cell office:value-type="string" table:style-name="ce66">
            <text:p> </text:p>
          </table:table-cell>
          <table:table-cell table:number-columns-repeated="16379"/>
        </table:table-row>
        <table:table-row table:style-name="ro7">
          <table:table-cell office:value-type="float" office:value="-14" table:style-name="ce65">
            <text:p>-14</text:p>
          </table:table-cell>
          <table:table-cell office:value-type="string" table:style-name="ce65">
            <text:p>'~!</text:p>
          </table:table-cell>
          <table:table-cell office:value-type="string" table:style-name="ce65">
            <text:p>'~!</text:p>
          </table:table-cell>
          <table:table-cell office:value-type="string" table:style-name="ce66">
            <text:p> </text:p>
          </table:table-cell>
          <table:table-cell office:value-type="string" table:style-name="ce66">
            <text:p> </text:p>
          </table:table-cell>
          <table:table-cell table:number-columns-repeated="16379"/>
        </table:table-row>
        <table:table-row table:style-name="ro7">
          <table:table-cell office:value-type="float" office:value="-15" table:style-name="ce65">
            <text:p>-15</text:p>
          </table:table-cell>
          <table:table-cell office:value-type="string" table:style-name="ce65">
            <text:p>`.!(</text:p>
          </table:table-cell>
          <table:table-cell office:value-type="string" table:style-name="ce65">
            <text:p>`.!(</text:p>
          </table:table-cell>
          <table:table-cell office:value-type="string" table:style-name="ce66">
            <text:p>  </text:p>
          </table:table-cell>
          <table:table-cell office:value-type="string" table:style-name="ce66">
            <text:p>  </text:p>
          </table:table-cell>
          <table:table-cell table:number-columns-repeated="16379"/>
        </table:table-row>
        <table:table-row table:style-name="ro7">
          <table:table-cell office:value-type="float" office:value="-16" table:style-name="ce65">
            <text:p>-16</text:p>
          </table:table-cell>
          <table:table-cell office:value-type="string" table:style-name="ce65">
            <text:p>.!(</text:p>
          </table:table-cell>
          <table:table-cell office:value-type="string" table:style-name="ce65">
            <text:p>.!(</text:p>
          </table:table-cell>
          <table:table-cell office:value-type="string" table:style-name="ce66">
            <text:p> </text:p>
          </table:table-cell>
          <table:table-cell office:value-type="string" table:style-name="ce66">
            <text:p> </text:p>
          </table:table-cell>
          <table:table-cell table:number-columns-repeated="16379"/>
        </table:table-row>
        <table:table-row table:style-name="ro7">
          <table:table-cell office:value-type="float" office:value="-17" table:style-name="ce65">
            <text:p>-17</text:p>
          </table:table-cell>
          <table:table-cell office:value-type="string" table:style-name="ce65">
            <text:p>`~!</text:p>
          </table:table-cell>
          <table:table-cell office:value-type="string" table:style-name="ce65">
            <text:p>`~!</text:p>
          </table:table-cell>
          <table:table-cell office:value-type="string" table:style-name="ce66">
            <text:p> </text:p>
          </table:table-cell>
          <table:table-cell office:value-type="string" table:style-name="ce66">
            <text:p> </text:p>
          </table:table-cell>
          <table:table-cell table:number-columns-repeated="16379"/>
        </table:table-row>
        <table:table-row table:style-name="ro7">
          <table:table-cell office:value-type="float" office:value="-18" table:style-name="ce65">
            <text:p>-18</text:p>
          </table:table-cell>
          <table:table-cell office:value-type="string" table:style-name="ce65">
            <text:p>~!</text:p>
          </table:table-cell>
          <table:table-cell office:value-type="string" table:style-name="ce65">
            <text:p>~!</text:p>
          </table:table-cell>
          <table:table-cell office:value-type="string" table:style-name="ce66">
            <text:p></text:p>
          </table:table-cell>
          <table:table-cell office:value-type="string" table:style-name="ce66">
            <text:p></text:p>
          </table:table-cell>
          <table:table-cell table:number-columns-repeated="16379"/>
        </table:table-row>
        <table:table-row table:style-name="ro7">
          <table:table-cell office:value-type="float" office:value="-19" table:style-name="ce65">
            <text:p>-19</text:p>
          </table:table-cell>
          <table:table-cell office:value-type="string" table:style-name="ce65">
            <text:p>`)!(</text:p>
          </table:table-cell>
          <table:table-cell office:value-type="string" table:style-name="ce65">
            <text:p>`)!(</text:p>
          </table:table-cell>
          <table:table-cell office:value-type="string" table:style-name="ce66">
            <text:p> </text:p>
          </table:table-cell>
          <table:table-cell office:value-type="string" table:style-name="ce66">
            <text:p> </text:p>
          </table:table-cell>
          <table:table-cell table:number-columns-repeated="16379"/>
        </table:table-row>
        <table:table-row table:style-name="ro7">
          <table:table-cell office:value-type="float" office:value="-20" table:style-name="ce65">
            <text:p>-20</text:p>
          </table:table-cell>
          <table:table-cell office:value-type="string" table:style-name="ce65">
            <text:p>)!(</text:p>
          </table:table-cell>
          <table:table-cell office:value-type="string" table:style-name="ce65">
            <text:p>)!(</text:p>
          </table:table-cell>
          <table:table-cell office:value-type="string" table:style-name="ce66">
            <text:p></text:p>
          </table:table-cell>
          <table:table-cell office:value-type="string" table:style-name="ce66">
            <text:p></text:p>
          </table:table-cell>
          <table:table-cell table:number-columns-repeated="16379"/>
        </table:table-row>
        <table:table-row table:style-name="ro7">
          <table:table-cell office:value-type="float" office:value="-21" table:style-name="ce65">
            <text:p>-21</text:p>
          </table:table-cell>
          <table:table-cell office:value-type="string" table:style-name="ce65">
            <text:p>,)!(</text:p>
          </table:table-cell>
          <table:table-cell office:value-type="string" table:style-name="ce65">
            <text:p>,)!(</text:p>
          </table:table-cell>
          <table:table-cell office:value-type="string" table:style-name="ce66">
            <text:p> </text:p>
          </table:table-cell>
          <table:table-cell office:value-type="string" table:style-name="ce66">
            <text:p> </text:p>
          </table:table-cell>
          <table:table-cell table:number-columns-repeated="16379"/>
        </table:table-row>
        <table:table-row table:style-name="ro7">
          <table:table-cell office:value-type="float" office:value="-22" table:style-name="ce65">
            <text:p>-22</text:p>
          </table:table-cell>
          <table:table-cell office:value-type="string" table:style-name="ce65">
            <text:p>,,)!(</text:p>
          </table:table-cell>
          <table:table-cell office:value-type="string" table:style-name="ce65">
            <text:p>,,)!(</text:p>
          </table:table-cell>
          <table:table-cell office:value-type="string" table:style-name="ce66">
            <text:p> </text:p>
          </table:table-cell>
          <table:table-cell office:value-type="string" table:style-name="ce66">
            <text:p> </text:p>
          </table:table-cell>
          <table:table-cell table:number-columns-repeated="16379"/>
        </table:table-row>
        <table:table-row table:style-name="ro7">
          <table:table-cell office:value-type="float" office:value="-23" table:style-name="ce65">
            <text:p>-23</text:p>
          </table:table-cell>
          <table:table-cell office:value-type="string" table:style-name="ce65">
            <text:p>`.)!(</text:p>
          </table:table-cell>
          <table:table-cell office:value-type="string" table:style-name="ce65">
            <text:p>`.)!(</text:p>
          </table:table-cell>
          <table:table-cell office:value-type="string" table:style-name="ce66">
            <text:p>  </text:p>
          </table:table-cell>
          <table:table-cell office:value-type="string" table:style-name="ce66">
            <text:p>  </text:p>
          </table:table-cell>
          <table:table-cell table:number-columns-repeated="16379"/>
        </table:table-row>
        <table:table-row table:style-name="ro7">
          <table:table-cell office:value-type="float" office:value="-24" table:style-name="ce65">
            <text:p>-24</text:p>
          </table:table-cell>
          <table:table-cell office:value-type="string" table:style-name="ce65">
            <text:p>.)!(</text:p>
          </table:table-cell>
          <table:table-cell office:value-type="string" table:style-name="ce65">
            <text:p>.)!(</text:p>
          </table:table-cell>
          <table:table-cell office:value-type="string" table:style-name="ce66">
            <text:p> </text:p>
          </table:table-cell>
          <table:table-cell office:value-type="string" table:style-name="ce66">
            <text:p> </text:p>
          </table:table-cell>
          <table:table-cell table:number-columns-repeated="16379"/>
        </table:table-row>
        <table:table-row table:style-name="ro7">
          <table:table-cell office:value-type="float" office:value="-25" table:style-name="ce65">
            <text:p>-25</text:p>
          </table:table-cell>
          <table:table-cell office:value-type="string" table:style-name="ce65">
            <text:p>)~!</text:p>
          </table:table-cell>
          <table:table-cell office:value-type="string" table:style-name="ce65">
            <text:p>)~!</text:p>
          </table:table-cell>
          <table:table-cell office:value-type="string" table:style-name="ce66">
            <text:p></text:p>
          </table:table-cell>
          <table:table-cell office:value-type="string" table:style-name="ce66">
            <text:p></text:p>
          </table:table-cell>
          <table:table-cell table:number-columns-repeated="16379"/>
        </table:table-row>
        <table:table-row table:style-name="ro7">
          <table:table-cell office:value-type="float" office:value="-26" table:style-name="ce65">
            <text:p>-26</text:p>
          </table:table-cell>
          <table:table-cell office:value-type="string" table:style-name="ce65">
            <text:p>'~!(</text:p>
          </table:table-cell>
          <table:table-cell office:value-type="string" table:style-name="ce65">
            <text:p>'~!(</text:p>
          </table:table-cell>
          <table:table-cell office:value-type="string" table:style-name="ce66">
            <text:p> </text:p>
          </table:table-cell>
          <table:table-cell office:value-type="string" table:style-name="ce66">
            <text:p> </text:p>
          </table:table-cell>
          <table:table-cell table:number-columns-repeated="16379"/>
        </table:table-row>
        <table:table-row table:style-name="ro7">
          <table:table-cell office:value-type="float" office:value="-27" table:style-name="ce65">
            <text:p>-27</text:p>
          </table:table-cell>
          <table:table-cell office:value-type="string" table:style-name="ce65">
            <text:p>,'~!(</text:p>
          </table:table-cell>
          <table:table-cell office:value-type="string" table:style-name="ce65">
            <text:p>,'~!(</text:p>
          </table:table-cell>
          <table:table-cell office:value-type="string" table:style-name="ce66">
            <text:p>  </text:p>
          </table:table-cell>
          <table:table-cell office:value-type="string" table:style-name="ce66">
            <text:p>  </text:p>
          </table:table-cell>
          <table:table-cell table:number-columns-repeated="16379"/>
        </table:table-row>
        <table:table-row table:style-name="ro7">
          <table:table-cell office:value-type="float" office:value="-28" table:style-name="ce65">
            <text:p>-28</text:p>
          </table:table-cell>
          <table:table-cell office:value-type="string" table:style-name="ce65">
            <text:p>``~!(</text:p>
          </table:table-cell>
          <table:table-cell office:value-type="string" table:style-name="ce65">
            <text:p>``~!(</text:p>
          </table:table-cell>
          <table:table-cell office:value-type="string" table:style-name="ce66">
            <text:p> </text:p>
          </table:table-cell>
          <table:table-cell office:value-type="string" table:style-name="ce66">
            <text:p> </text:p>
          </table:table-cell>
          <table:table-cell table:number-columns-repeated="16379"/>
        </table:table-row>
        <table:table-row table:style-name="ro7">
          <table:table-cell office:value-type="float" office:value="-29" table:style-name="ce65">
            <text:p>-29</text:p>
          </table:table-cell>
          <table:table-cell office:value-type="string" table:style-name="ce65">
            <text:p>`~!(</text:p>
          </table:table-cell>
          <table:table-cell office:value-type="string" table:style-name="ce65">
            <text:p>`~!(</text:p>
          </table:table-cell>
          <table:table-cell office:value-type="string" table:style-name="ce66">
            <text:p> </text:p>
          </table:table-cell>
          <table:table-cell office:value-type="string" table:style-name="ce66">
            <text:p> </text:p>
          </table:table-cell>
          <table:table-cell table:number-columns-repeated="16379"/>
        </table:table-row>
        <table:table-row table:style-name="ro7">
          <table:table-cell office:value-type="float" office:value="-30" table:style-name="ce65">
            <text:p>-30</text:p>
          </table:table-cell>
          <table:table-cell office:value-type="string" table:style-name="ce65">
            <text:p>~!(</text:p>
          </table:table-cell>
          <table:table-cell office:value-type="string" table:style-name="ce65">
            <text:p>~!(</text:p>
          </table:table-cell>
          <table:table-cell office:value-type="string" table:style-name="ce66">
            <text:p></text:p>
          </table:table-cell>
          <table:table-cell office:value-type="string" table:style-name="ce66">
            <text:p></text:p>
          </table:table-cell>
          <table:table-cell table:number-columns-repeated="16379"/>
        </table:table-row>
        <table:table-row table:style-name="ro7">
          <table:table-cell office:value-type="float" office:value="-31" table:style-name="ce65">
            <text:p>-31</text:p>
          </table:table-cell>
          <table:table-cell office:value-type="string" table:style-name="ce65">
            <text:p>,~!(</text:p>
          </table:table-cell>
          <table:table-cell office:value-type="string" table:style-name="ce65">
            <text:p>,~!(</text:p>
          </table:table-cell>
          <table:table-cell office:value-type="string" table:style-name="ce66">
            <text:p> </text:p>
          </table:table-cell>
          <table:table-cell office:value-type="string" table:style-name="ce66">
            <text:p> </text:p>
          </table:table-cell>
          <table:table-cell table:number-columns-repeated="16379"/>
        </table:table-row>
        <table:table-row table:style-name="ro7">
          <table:table-cell office:value-type="float" office:value="-32" table:style-name="ce65">
            <text:p>-32</text:p>
          </table:table-cell>
          <table:table-cell office:value-type="string" table:style-name="ce65">
            <text:p>``!~</text:p>
          </table:table-cell>
          <table:table-cell office:value-type="string" table:style-name="ce65">
            <text:p>``!~</text:p>
          </table:table-cell>
          <table:table-cell office:value-type="string" table:style-name="ce66">
            <text:p> </text:p>
          </table:table-cell>
          <table:table-cell office:value-type="string" table:style-name="ce66">
            <text:p> </text:p>
          </table:table-cell>
          <table:table-cell table:number-columns-repeated="16379"/>
        </table:table-row>
        <table:table-row table:style-name="ro7">
          <table:table-cell office:value-type="float" office:value="-33" table:style-name="ce65">
            <text:p>-33</text:p>
          </table:table-cell>
          <table:table-cell office:value-type="string" table:style-name="ce65">
            <text:p>`!~</text:p>
          </table:table-cell>
          <table:table-cell office:value-type="string" table:style-name="ce65">
            <text:p>`!~</text:p>
          </table:table-cell>
          <table:table-cell office:value-type="string" table:style-name="ce66">
            <text:p> </text:p>
          </table:table-cell>
          <table:table-cell office:value-type="string" table:style-name="ce66">
            <text:p> </text:p>
          </table:table-cell>
          <table:table-cell table:number-columns-repeated="16379"/>
        </table:table-row>
        <table:table-row table:style-name="ro7">
          <table:table-cell office:value-type="float" office:value="-34" table:style-name="ce65">
            <text:p>-34</text:p>
          </table:table-cell>
          <table:table-cell office:value-type="string" table:style-name="ce65">
            <text:p>!~</text:p>
          </table:table-cell>
          <table:table-cell office:value-type="string" table:style-name="ce65">
            <text:p>!~</text:p>
          </table:table-cell>
          <table:table-cell office:value-type="string" table:style-name="ce66">
            <text:p></text:p>
          </table:table-cell>
          <table:table-cell office:value-type="string" table:style-name="ce66">
            <text:p></text:p>
          </table:table-cell>
          <table:table-cell table:number-columns-repeated="16379"/>
        </table:table-row>
        <table:table-row table:style-name="ro7">
          <table:table-cell office:value-type="float" office:value="-35" table:style-name="ce65">
            <text:p>-35</text:p>
          </table:table-cell>
          <table:table-cell office:value-type="string" table:style-name="ce65">
            <text:p>,!~</text:p>
          </table:table-cell>
          <table:table-cell office:value-type="string" table:style-name="ce65">
            <text:p>,!~</text:p>
          </table:table-cell>
          <table:table-cell office:value-type="string" table:style-name="ce66">
            <text:p> </text:p>
          </table:table-cell>
          <table:table-cell office:value-type="string" table:style-name="ce66">
            <text:p> </text:p>
          </table:table-cell>
          <table:table-cell table:number-columns-repeated="16379"/>
        </table:table-row>
        <table:table-row table:style-name="ro7">
          <table:table-cell office:value-type="float" office:value="-36" table:style-name="ce65">
            <text:p>-36</text:p>
          </table:table-cell>
          <table:table-cell office:value-type="string" table:style-name="ce65">
            <text:p>~~!</text:p>
          </table:table-cell>
          <table:table-cell office:value-type="string" table:style-name="ce65">
            <text:p>~~!</text:p>
          </table:table-cell>
          <table:table-cell office:value-type="string" table:style-name="ce66">
            <text:p></text:p>
          </table:table-cell>
          <table:table-cell office:value-type="string" table:style-name="ce66">
            <text:p></text:p>
          </table:table-cell>
          <table:table-cell table:number-columns-repeated="16379"/>
        </table:table-row>
        <table:table-row table:style-name="ro7">
          <table:table-cell office:value-type="float" office:value="-37" table:style-name="ce65">
            <text:p>-37</text:p>
          </table:table-cell>
          <table:table-cell office:value-type="string" table:style-name="ce65">
            <text:p>,~~!</text:p>
          </table:table-cell>
          <table:table-cell office:value-type="string" table:style-name="ce65">
            <text:p>,~~!</text:p>
          </table:table-cell>
          <table:table-cell office:value-type="string" table:style-name="ce66">
            <text:p> </text:p>
          </table:table-cell>
          <table:table-cell office:value-type="string" table:style-name="ce66">
            <text:p> </text:p>
          </table:table-cell>
          <table:table-cell table:number-columns-repeated="16379"/>
        </table:table-row>
        <table:table-row table:style-name="ro7">
          <table:table-cell office:value-type="float" office:value="-38" table:style-name="ce65">
            <text:p>-38</text:p>
          </table:table-cell>
          <table:table-cell office:value-type="string" table:style-name="ce65">
            <text:p>,,~~!</text:p>
          </table:table-cell>
          <table:table-cell office:value-type="string" table:style-name="ce65">
            <text:p>,,~~!</text:p>
          </table:table-cell>
          <table:table-cell office:value-type="string" table:style-name="ce66">
            <text:p> </text:p>
          </table:table-cell>
          <table:table-cell office:value-type="string" table:style-name="ce66">
            <text:p> </text:p>
          </table:table-cell>
          <table:table-cell table:number-columns-repeated="16379"/>
        </table:table-row>
        <table:table-row table:style-name="ro7">
          <table:table-cell office:value-type="float" office:value="-39" table:style-name="ce65">
            <text:p>-39</text:p>
          </table:table-cell>
          <table:table-cell office:value-type="string" table:style-name="ce65">
            <text:p>`'\!</text:p>
          </table:table-cell>
          <table:table-cell office:value-type="string" table:style-name="ce65">
            <text:p>`'\!</text:p>
          </table:table-cell>
          <table:table-cell office:value-type="string" table:style-name="ce66">
            <text:p>  </text:p>
          </table:table-cell>
          <table:table-cell office:value-type="string" table:style-name="ce66">
            <text:p>  </text:p>
          </table:table-cell>
          <table:table-cell table:number-columns-repeated="16379"/>
        </table:table-row>
        <table:table-row table:style-name="ro7">
          <table:table-cell office:value-type="float" office:value="-40" table:style-name="ce65">
            <text:p>-40</text:p>
          </table:table-cell>
          <table:table-cell office:value-type="string" table:style-name="ce65">
            <text:p>'\!</text:p>
          </table:table-cell>
          <table:table-cell office:value-type="string" table:style-name="ce65">
            <text:p>'\!</text:p>
          </table:table-cell>
          <table:table-cell office:value-type="string" table:style-name="ce66">
            <text:p> </text:p>
          </table:table-cell>
          <table:table-cell office:value-type="string" table:style-name="ce66">
            <text:p> </text:p>
          </table:table-cell>
          <table:table-cell table:number-columns-repeated="16379"/>
        </table:table-row>
        <table:table-row table:style-name="ro7">
          <table:table-cell office:value-type="float" office:value="-41" table:style-name="ce65">
            <text:p>-41</text:p>
          </table:table-cell>
          <table:table-cell office:value-type="string" table:style-name="ce65">
            <text:p>)!~</text:p>
          </table:table-cell>
          <table:table-cell office:value-type="string" table:style-name="ce65">
            <text:p>)!~</text:p>
          </table:table-cell>
          <table:table-cell office:value-type="string" table:style-name="ce66">
            <text:p></text:p>
          </table:table-cell>
          <table:table-cell office:value-type="string" table:style-name="ce66">
            <text:p></text:p>
          </table:table-cell>
          <table:table-cell table:number-columns-repeated="16379"/>
        </table:table-row>
        <table:table-row table:style-name="ro7">
          <table:table-cell office:value-type="float" office:value="-42" table:style-name="ce65">
            <text:p>-42</text:p>
          </table:table-cell>
          <table:table-cell office:value-type="string" table:style-name="ce65">
            <text:p>``\!</text:p>
          </table:table-cell>
          <table:table-cell office:value-type="string" table:style-name="ce65">
            <text:p>``\!</text:p>
          </table:table-cell>
          <table:table-cell office:value-type="string" table:style-name="ce66">
            <text:p> </text:p>
          </table:table-cell>
          <table:table-cell office:value-type="string" table:style-name="ce66">
            <text:p> </text:p>
          </table:table-cell>
          <table:table-cell table:number-columns-repeated="16379"/>
        </table:table-row>
        <table:table-row table:style-name="ro7">
          <table:table-cell office:value-type="float" office:value="-43" table:style-name="ce65">
            <text:p>-43</text:p>
          </table:table-cell>
          <table:table-cell office:value-type="string" table:style-name="ce65">
            <text:p>`\!</text:p>
          </table:table-cell>
          <table:table-cell office:value-type="string" table:style-name="ce65">
            <text:p>`\!</text:p>
          </table:table-cell>
          <table:table-cell office:value-type="string" table:style-name="ce66">
            <text:p> </text:p>
          </table:table-cell>
          <table:table-cell office:value-type="string" table:style-name="ce66">
            <text:p> </text:p>
          </table:table-cell>
          <table:table-cell table:number-columns-repeated="16379"/>
        </table:table-row>
        <table:table-row table:style-name="ro7">
          <table:table-cell office:value-type="float" office:value="-44" table:style-name="ce65">
            <text:p>-44</text:p>
          </table:table-cell>
          <table:table-cell office:value-type="string" table:style-name="ce65">
            <text:p>\!</text:p>
          </table:table-cell>
          <table:table-cell office:value-type="string" table:style-name="ce65">
            <text:p>\!</text:p>
          </table:table-cell>
          <table:table-cell office:value-type="string" table:style-name="ce66">
            <text:p></text:p>
          </table:table-cell>
          <table:table-cell office:value-type="string" table:style-name="ce66">
            <text:p></text:p>
          </table:table-cell>
          <table:table-cell table:number-columns-repeated="16379"/>
        </table:table-row>
        <table:table-row table:style-name="ro7">
          <table:table-cell office:value-type="float" office:value="-45" table:style-name="ce65">
            <text:p>-45</text:p>
          </table:table-cell>
          <table:table-cell office:value-type="string" table:style-name="ce65">
            <text:p>,\!</text:p>
          </table:table-cell>
          <table:table-cell office:value-type="string" table:style-name="ce65">
            <text:p>,\!</text:p>
          </table:table-cell>
          <table:table-cell office:value-type="string" table:style-name="ce66">
            <text:p> </text:p>
          </table:table-cell>
          <table:table-cell office:value-type="string" table:style-name="ce66">
            <text:p> </text:p>
          </table:table-cell>
          <table:table-cell table:number-columns-repeated="16379"/>
        </table:table-row>
        <table:table-row table:style-name="ro7">
          <table:table-cell office:value-type="float" office:value="-46" table:style-name="ce65">
            <text:p>-46</text:p>
          </table:table-cell>
          <table:table-cell office:value-type="string" table:style-name="ce65">
            <text:p>,,\!</text:p>
          </table:table-cell>
          <table:table-cell office:value-type="string" table:style-name="ce65">
            <text:p>,,\!</text:p>
          </table:table-cell>
          <table:table-cell office:value-type="string" table:style-name="ce66">
            <text:p> </text:p>
          </table:table-cell>
          <table:table-cell office:value-type="string" table:style-name="ce66">
            <text:p> </text:p>
          </table:table-cell>
          <table:table-cell table:number-columns-repeated="16379"/>
        </table:table-row>
        <table:table-row table:style-name="ro7">
          <table:table-cell office:value-type="float" office:value="-47" table:style-name="ce65">
            <text:p>-47</text:p>
          </table:table-cell>
          <table:table-cell office:value-type="string" table:style-name="ce65">
            <text:p>')\!</text:p>
          </table:table-cell>
          <table:table-cell office:value-type="string" table:style-name="ce65">
            <text:p>')\!</text:p>
          </table:table-cell>
          <table:table-cell office:value-type="string" table:style-name="ce66">
            <text:p> </text:p>
          </table:table-cell>
          <table:table-cell office:value-type="string" table:style-name="ce66">
            <text:p> </text:p>
          </table:table-cell>
          <table:table-cell table:number-columns-repeated="16379"/>
        </table:table-row>
        <table:table-row table:style-name="ro7">
          <table:table-cell office:value-type="float" office:value="-48" table:style-name="ce65">
            <text:p>-48</text:p>
          </table:table-cell>
          <table:table-cell office:value-type="string" table:style-name="ce65">
            <text:p>.\!</text:p>
          </table:table-cell>
          <table:table-cell office:value-type="string" table:style-name="ce65">
            <text:p>.\!</text:p>
          </table:table-cell>
          <table:table-cell office:value-type="string" table:style-name="ce66">
            <text:p> </text:p>
          </table:table-cell>
          <table:table-cell office:value-type="string" table:style-name="ce66">
            <text:p> </text:p>
          </table:table-cell>
          <table:table-cell table:number-columns-repeated="16379"/>
        </table:table-row>
        <table:table-row table:style-name="ro7">
          <table:table-cell office:value-type="float" office:value="-49" table:style-name="ce65">
            <text:p>-49</text:p>
          </table:table-cell>
          <table:table-cell office:value-type="string" table:style-name="ce65">
            <text:p>,.\!</text:p>
          </table:table-cell>
          <table:table-cell office:value-type="string" table:style-name="ce65">
            <text:p>,.\!</text:p>
          </table:table-cell>
          <table:table-cell office:value-type="string" table:style-name="ce66">
            <text:p>  </text:p>
          </table:table-cell>
          <table:table-cell office:value-type="string" table:style-name="ce66">
            <text:p>  </text:p>
          </table:table-cell>
          <table:table-cell table:number-columns-repeated="16379"/>
        </table:table-row>
        <table:table-row table:style-name="ro7">
          <table:table-cell office:value-type="float" office:value="-50" table:style-name="ce65">
            <text:p>-50</text:p>
          </table:table-cell>
          <table:table-cell office:value-type="string" table:style-name="ce65">
            <text:p>``)\!</text:p>
          </table:table-cell>
          <table:table-cell office:value-type="string" table:style-name="ce65">
            <text:p>``)\!</text:p>
          </table:table-cell>
          <table:table-cell office:value-type="string" table:style-name="ce66">
            <text:p> </text:p>
          </table:table-cell>
          <table:table-cell office:value-type="string" table:style-name="ce66">
            <text:p> </text:p>
          </table:table-cell>
          <table:table-cell table:number-columns-repeated="16379"/>
        </table:table-row>
        <table:table-row table:style-name="ro7">
          <table:table-cell office:value-type="float" office:value="-51" table:style-name="ce65">
            <text:p>-51</text:p>
          </table:table-cell>
          <table:table-cell office:value-type="string" table:style-name="ce65">
            <text:p>`)\!</text:p>
          </table:table-cell>
          <table:table-cell office:value-type="string" table:style-name="ce65">
            <text:p>`)\!</text:p>
          </table:table-cell>
          <table:table-cell office:value-type="string" table:style-name="ce66">
            <text:p> </text:p>
          </table:table-cell>
          <table:table-cell office:value-type="string" table:style-name="ce66">
            <text:p> </text:p>
          </table:table-cell>
          <table:table-cell table:number-columns-repeated="16379"/>
        </table:table-row>
        <table:table-row table:style-name="ro7">
          <table:table-cell office:value-type="float" office:value="-52" table:style-name="ce65">
            <text:p>-52</text:p>
          </table:table-cell>
          <table:table-cell office:value-type="string" table:style-name="ce65">
            <text:p>)\!</text:p>
          </table:table-cell>
          <table:table-cell office:value-type="string" table:style-name="ce65">
            <text:p>)\!</text:p>
          </table:table-cell>
          <table:table-cell office:value-type="string" table:style-name="ce66">
            <text:p></text:p>
          </table:table-cell>
          <table:table-cell office:value-type="string" table:style-name="ce66">
            <text:p></text:p>
          </table:table-cell>
          <table:table-cell table:number-columns-repeated="16379"/>
        </table:table-row>
        <table:table-row table:style-name="ro7">
          <table:table-cell office:value-type="float" office:value="-53" table:style-name="ce65">
            <text:p>-53</text:p>
          </table:table-cell>
          <table:table-cell office:value-type="string" table:style-name="ce65">
            <text:p>`'!)</text:p>
          </table:table-cell>
          <table:table-cell office:value-type="string" table:style-name="ce65">
            <text:p>`'!)</text:p>
          </table:table-cell>
          <table:table-cell office:value-type="string" table:style-name="ce66">
            <text:p>  </text:p>
          </table:table-cell>
          <table:table-cell office:value-type="string" table:style-name="ce66">
            <text:p>  </text:p>
          </table:table-cell>
          <table:table-cell table:number-columns-repeated="16379"/>
        </table:table-row>
        <table:table-row table:style-name="ro7">
          <table:table-cell office:value-type="float" office:value="-54" table:style-name="ce65">
            <text:p>-54</text:p>
          </table:table-cell>
          <table:table-cell office:value-type="string" table:style-name="ce65">
            <text:p>'!)</text:p>
          </table:table-cell>
          <table:table-cell office:value-type="string" table:style-name="ce65">
            <text:p>'!)</text:p>
          </table:table-cell>
          <table:table-cell office:value-type="string" table:style-name="ce66">
            <text:p> </text:p>
          </table:table-cell>
          <table:table-cell office:value-type="string" table:style-name="ce66">
            <text:p> </text:p>
          </table:table-cell>
          <table:table-cell table:number-columns-repeated="16379"/>
        </table:table-row>
        <table:table-row table:style-name="ro7">
          <table:table-cell office:value-type="float" office:value="-55" table:style-name="ce65">
            <text:p>-55</text:p>
          </table:table-cell>
          <table:table-cell office:value-type="string" table:style-name="ce65">
            <text:p>,'!)</text:p>
          </table:table-cell>
          <table:table-cell office:value-type="string" table:style-name="ce65">
            <text:p>,'!)</text:p>
          </table:table-cell>
          <table:table-cell office:value-type="string" table:style-name="ce66">
            <text:p>  </text:p>
          </table:table-cell>
          <table:table-cell office:value-type="string" table:style-name="ce66">
            <text:p>  </text:p>
          </table:table-cell>
          <table:table-cell table:number-columns-repeated="16379"/>
        </table:table-row>
        <table:table-row table:style-name="ro7">
          <table:table-cell office:value-type="float" office:value="-56" table:style-name="ce65">
            <text:p>-56</text:p>
          </table:table-cell>
          <table:table-cell office:value-type="string" table:style-name="ce65">
            <text:p>``!)</text:p>
          </table:table-cell>
          <table:table-cell office:value-type="string" table:style-name="ce65">
            <text:p>``!)</text:p>
          </table:table-cell>
          <table:table-cell office:value-type="string" table:style-name="ce66">
            <text:p> </text:p>
          </table:table-cell>
          <table:table-cell office:value-type="string" table:style-name="ce66">
            <text:p> </text:p>
          </table:table-cell>
          <table:table-cell table:number-columns-repeated="16379"/>
        </table:table-row>
        <table:table-row table:style-name="ro7">
          <table:table-cell office:value-type="float" office:value="-57" table:style-name="ce65">
            <text:p>-57</text:p>
          </table:table-cell>
          <table:table-cell office:value-type="string" table:style-name="ce65">
            <text:p>`!)</text:p>
          </table:table-cell>
          <table:table-cell office:value-type="string" table:style-name="ce65">
            <text:p>`!)</text:p>
          </table:table-cell>
          <table:table-cell office:value-type="string" table:style-name="ce66">
            <text:p> </text:p>
          </table:table-cell>
          <table:table-cell office:value-type="string" table:style-name="ce66">
            <text:p> </text:p>
          </table:table-cell>
          <table:table-cell table:number-columns-repeated="16379"/>
        </table:table-row>
        <table:table-row table:style-name="ro7">
          <table:table-cell office:value-type="float" office:value="-58" table:style-name="ce65">
            <text:p>-58</text:p>
          </table:table-cell>
          <table:table-cell office:value-type="string" table:style-name="ce65">
            <text:p>!)</text:p>
          </table:table-cell>
          <table:table-cell office:value-type="string" table:style-name="ce65">
            <text:p>!)</text:p>
          </table:table-cell>
          <table:table-cell office:value-type="string" table:style-name="ce66">
            <text:p></text:p>
          </table:table-cell>
          <table:table-cell office:value-type="string" table:style-name="ce66">
            <text:p></text:p>
          </table:table-cell>
          <table:table-cell table:number-columns-repeated="16379"/>
        </table:table-row>
        <table:table-row table:style-name="ro7">
          <table:table-cell office:value-type="float" office:value="-59" table:style-name="ce65">
            <text:p>-59</text:p>
          </table:table-cell>
          <table:table-cell office:value-type="string" table:style-name="ce65">
            <text:p>,!)</text:p>
          </table:table-cell>
          <table:table-cell office:value-type="string" table:style-name="ce65">
            <text:p>,!)</text:p>
          </table:table-cell>
          <table:table-cell office:value-type="string" table:style-name="ce66">
            <text:p> </text:p>
          </table:table-cell>
          <table:table-cell office:value-type="string" table:style-name="ce66">
            <text:p> </text:p>
          </table:table-cell>
          <table:table-cell table:number-columns-repeated="16379"/>
        </table:table-row>
        <table:table-row table:style-name="ro7">
          <table:table-cell office:value-type="float" office:value="-60" table:style-name="ce65">
            <text:p>-60</text:p>
          </table:table-cell>
          <table:table-cell office:value-type="string" table:style-name="ce65">
            <text:p>,,!)</text:p>
          </table:table-cell>
          <table:table-cell office:value-type="string" table:style-name="ce65">
            <text:p>,,!)</text:p>
          </table:table-cell>
          <table:table-cell office:value-type="string" table:style-name="ce66">
            <text:p> </text:p>
          </table:table-cell>
          <table:table-cell office:value-type="string" table:style-name="ce66">
            <text:p> </text:p>
          </table:table-cell>
          <table:table-cell table:number-columns-repeated="16379"/>
        </table:table-row>
        <table:table-row table:style-name="ro7">
          <table:table-cell office:value-type="float" office:value="-61" table:style-name="ce65">
            <text:p>-61</text:p>
          </table:table-cell>
          <table:table-cell office:value-type="string" table:style-name="ce65">
            <text:p>`.!)</text:p>
          </table:table-cell>
          <table:table-cell office:value-type="string" table:style-name="ce65">
            <text:p>`.!)</text:p>
          </table:table-cell>
          <table:table-cell office:value-type="string" table:style-name="ce66">
            <text:p>  </text:p>
          </table:table-cell>
          <table:table-cell office:value-type="string" table:style-name="ce66">
            <text:p>  </text:p>
          </table:table-cell>
          <table:table-cell table:number-columns-repeated="16379"/>
        </table:table-row>
        <table:table-row table:style-name="ro7">
          <table:table-cell office:value-type="float" office:value="-62" table:style-name="ce65">
            <text:p>-62</text:p>
          </table:table-cell>
          <table:table-cell office:value-type="string" table:style-name="ce65">
            <text:p>.!)</text:p>
          </table:table-cell>
          <table:table-cell office:value-type="string" table:style-name="ce65">
            <text:p>.!)</text:p>
          </table:table-cell>
          <table:table-cell office:value-type="string" table:style-name="ce66">
            <text:p> </text:p>
          </table:table-cell>
          <table:table-cell office:value-type="string" table:style-name="ce66">
            <text:p> </text:p>
          </table:table-cell>
          <table:table-cell table:number-columns-repeated="16379"/>
        </table:table-row>
        <table:table-row table:style-name="ro7">
          <table:table-cell office:value-type="float" office:value="-63" table:style-name="ce65">
            <text:p>-63</text:p>
          </table:table-cell>
          <table:table-cell office:value-type="string" table:style-name="ce65">
            <text:p>,.!)</text:p>
          </table:table-cell>
          <table:table-cell office:value-type="string" table:style-name="ce65">
            <text:p>,.!)</text:p>
          </table:table-cell>
          <table:table-cell office:value-type="string" table:style-name="ce66">
            <text:p>  </text:p>
          </table:table-cell>
          <table:table-cell office:value-type="string" table:style-name="ce66">
            <text:p>  </text:p>
          </table:table-cell>
          <table:table-cell table:number-columns-repeated="16379"/>
        </table:table-row>
        <table:table-row table:style-name="ro7">
          <table:table-cell office:value-type="float" office:value="-64" table:style-name="ce65">
            <text:p>-64</text:p>
          </table:table-cell>
          <table:table-cell office:value-type="string" table:style-name="ce65">
            <text:p>`)!)</text:p>
          </table:table-cell>
          <table:table-cell office:value-type="string" table:style-name="ce65">
            <text:p>`)!)</text:p>
          </table:table-cell>
          <table:table-cell office:value-type="string" table:style-name="ce66">
            <text:p> </text:p>
          </table:table-cell>
          <table:table-cell office:value-type="string" table:style-name="ce66">
            <text:p> </text:p>
          </table:table-cell>
          <table:table-cell table:number-columns-repeated="16379"/>
        </table:table-row>
        <table:table-row table:style-name="ro7">
          <table:table-cell office:value-type="float" office:value="-65" table:style-name="ce65">
            <text:p>-65</text:p>
          </table:table-cell>
          <table:table-cell office:value-type="string" table:style-name="ce65">
            <text:p>)!)</text:p>
          </table:table-cell>
          <table:table-cell office:value-type="string" table:style-name="ce65">
            <text:p>)!)</text:p>
          </table:table-cell>
          <table:table-cell office:value-type="string" table:style-name="ce66">
            <text:p></text:p>
          </table:table-cell>
          <table:table-cell office:value-type="string" table:style-name="ce66">
            <text:p></text:p>
          </table:table-cell>
          <table:table-cell table:number-columns-repeated="16379"/>
        </table:table-row>
        <table:table-row table:style-name="ro7">
          <table:table-cell office:value-type="float" office:value="-66" table:style-name="ce65">
            <text:p>-66</text:p>
          </table:table-cell>
          <table:table-cell office:value-type="string" table:style-name="ce65">
            <text:p>'(!</text:p>
          </table:table-cell>
          <table:table-cell office:value-type="string" table:style-name="ce65">
            <text:p>'(!</text:p>
          </table:table-cell>
          <table:table-cell office:value-type="string" table:style-name="ce66">
            <text:p> </text:p>
          </table:table-cell>
          <table:table-cell office:value-type="string" table:style-name="ce66">
            <text:p> </text:p>
          </table:table-cell>
          <table:table-cell table:number-columns-repeated="16379"/>
        </table:table-row>
        <table:table-row table:style-name="ro7">
          <table:table-cell office:value-type="float" office:value="-67" table:style-name="ce65">
            <text:p>-67</text:p>
          </table:table-cell>
          <table:table-cell office:value-type="string" table:style-name="ce65">
            <text:p>!/</text:p>
          </table:table-cell>
          <table:table-cell office:value-type="string" table:style-name="ce65">
            <text:p>!/</text:p>
          </table:table-cell>
          <table:table-cell office:value-type="string" table:style-name="ce66">
            <text:p></text:p>
          </table:table-cell>
          <table:table-cell office:value-type="string" table:style-name="ce66">
            <text:p></text:p>
          </table:table-cell>
          <table:table-cell table:number-columns-repeated="16379"/>
        </table:table-row>
        <table:table-row table:style-name="ro7">
          <table:table-cell office:value-type="float" office:value="-68" table:style-name="ce65">
            <text:p>-68</text:p>
          </table:table-cell>
          <table:table-cell office:value-type="string" table:style-name="ce65">
            <text:p>,!/</text:p>
          </table:table-cell>
          <table:table-cell office:value-type="string" table:style-name="ce65">
            <text:p>,!/</text:p>
          </table:table-cell>
          <table:table-cell office:value-type="string" table:style-name="ce66">
            <text:p> </text:p>
          </table:table-cell>
          <table:table-cell office:value-type="string" table:style-name="ce66">
            <text:p> </text:p>
          </table:table-cell>
          <table:table-cell table:number-columns-repeated="16379"/>
        </table:table-row>
        <table:table-row table:style-name="ro7">
          <table:table-cell office:value-type="float" office:value="-69" table:style-name="ce65">
            <text:p>-69</text:p>
          </table:table-cell>
          <table:table-cell office:value-type="string" table:style-name="ce65">
            <text:p>`(!</text:p>
          </table:table-cell>
          <table:table-cell office:value-type="string" table:style-name="ce65">
            <text:p>`(!</text:p>
          </table:table-cell>
          <table:table-cell office:value-type="string" table:style-name="ce66">
            <text:p> </text:p>
          </table:table-cell>
          <table:table-cell office:value-type="string" table:style-name="ce66">
            <text:p> </text:p>
          </table:table-cell>
          <table:table-cell table:number-columns-repeated="16379"/>
        </table:table-row>
        <table:table-row table:style-name="ro7">
          <table:table-cell office:value-type="float" office:value="-70" table:style-name="ce65">
            <text:p>-70</text:p>
          </table:table-cell>
          <table:table-cell office:value-type="string" table:style-name="ce65">
            <text:p>(!</text:p>
          </table:table-cell>
          <table:table-cell office:value-type="string" table:style-name="ce65">
            <text:p>(!</text:p>
          </table:table-cell>
          <table:table-cell office:value-type="string" table:style-name="ce66">
            <text:p></text:p>
          </table:table-cell>
          <table:table-cell office:value-type="string" table:style-name="ce66">
            <text:p></text:p>
          </table:table-cell>
          <table:table-cell table:number-columns-repeated="16379"/>
        </table:table-row>
        <table:table-row table:style-name="ro7">
          <table:table-cell office:value-type="float" office:value="-71" table:style-name="ce65">
            <text:p>-71</text:p>
          </table:table-cell>
          <table:table-cell office:value-type="string" table:style-name="ce65">
            <text:p>,(!</text:p>
          </table:table-cell>
          <table:table-cell office:value-type="string" table:style-name="ce65">
            <text:p>,(!</text:p>
          </table:table-cell>
          <table:table-cell office:value-type="string" table:style-name="ce66">
            <text:p> </text:p>
          </table:table-cell>
          <table:table-cell office:value-type="string" table:style-name="ce66">
            <text:p> </text:p>
          </table:table-cell>
          <table:table-cell table:number-columns-repeated="16379"/>
        </table:table-row>
        <table:table-row table:style-name="ro7">
          <table:table-cell office:value-type="float" office:value="-72" table:style-name="ce65">
            <text:p>-72</text:p>
          </table:table-cell>
          <table:table-cell office:value-type="string" table:style-name="ce65">
            <text:p>,,(!</text:p>
          </table:table-cell>
          <table:table-cell office:value-type="string" table:style-name="ce65">
            <text:p>,,(!</text:p>
          </table:table-cell>
          <table:table-cell office:value-type="string" table:style-name="ce66">
            <text:p> </text:p>
          </table:table-cell>
          <table:table-cell office:value-type="string" table:style-name="ce66">
            <text:p> </text:p>
          </table:table-cell>
          <table:table-cell table:number-columns-repeated="16379"/>
        </table:table-row>
        <table:table-row table:style-name="ro7">
          <table:table-cell office:value-type="float" office:value="-73" table:style-name="ce65">
            <text:p>-73</text:p>
          </table:table-cell>
          <table:table-cell office:value-type="string" table:style-name="ce65">
            <text:p>`.(!</text:p>
          </table:table-cell>
          <table:table-cell office:value-type="string" table:style-name="ce65">
            <text:p>`.(!</text:p>
          </table:table-cell>
          <table:table-cell office:value-type="string" table:style-name="ce66">
            <text:p>  </text:p>
          </table:table-cell>
          <table:table-cell office:value-type="string" table:style-name="ce66">
            <text:p>  </text:p>
          </table:table-cell>
          <table:table-cell table:number-columns-repeated="16379"/>
        </table:table-row>
        <table:table-row table:style-name="ro7">
          <table:table-cell office:value-type="float" office:value="-74" table:style-name="ce65">
            <text:p>-74</text:p>
          </table:table-cell>
          <table:table-cell office:value-type="string" table:style-name="ce65">
            <text:p>.(!</text:p>
          </table:table-cell>
          <table:table-cell office:value-type="string" table:style-name="ce65">
            <text:p>.(!</text:p>
          </table:table-cell>
          <table:table-cell office:value-type="string" table:style-name="ce66">
            <text:p> </text:p>
          </table:table-cell>
          <table:table-cell office:value-type="string" table:style-name="ce66">
            <text:p> </text:p>
          </table:table-cell>
          <table:table-cell table:number-columns-repeated="16379"/>
        </table:table-row>
        <table:table-row table:style-name="ro7">
          <table:table-cell office:value-type="float" office:value="-75" table:style-name="ce65">
            <text:p>-75</text:p>
          </table:table-cell>
          <table:table-cell office:value-type="string" table:style-name="ce65">
            <text:p>`~!)</text:p>
          </table:table-cell>
          <table:table-cell office:value-type="string" table:style-name="ce65">
            <text:p>`~!)</text:p>
          </table:table-cell>
          <table:table-cell office:value-type="string" table:style-name="ce66">
            <text:p> </text:p>
          </table:table-cell>
          <table:table-cell office:value-type="string" table:style-name="ce66">
            <text:p> </text:p>
          </table:table-cell>
          <table:table-cell table:number-columns-repeated="16379"/>
        </table:table-row>
        <table:table-row table:style-name="ro7">
          <table:table-cell office:value-type="float" office:value="-76" table:style-name="ce65">
            <text:p>-76</text:p>
          </table:table-cell>
          <table:table-cell office:value-type="string" table:style-name="ce65">
            <text:p>~!)</text:p>
          </table:table-cell>
          <table:table-cell office:value-type="string" table:style-name="ce65">
            <text:p>~!)</text:p>
          </table:table-cell>
          <table:table-cell office:value-type="string" table:style-name="ce66">
            <text:p></text:p>
          </table:table-cell>
          <table:table-cell office:value-type="string" table:style-name="ce66">
            <text:p></text:p>
          </table:table-cell>
          <table:table-cell table:number-columns-repeated="16379"/>
        </table:table-row>
        <table:table-row table:style-name="ro7">
          <table:table-cell office:value-type="float" office:value="-77" table:style-name="ce65">
            <text:p>-77</text:p>
          </table:table-cell>
          <table:table-cell office:value-type="string" table:style-name="ce65">
            <text:p>,~!)</text:p>
          </table:table-cell>
          <table:table-cell office:value-type="string" table:style-name="ce65">
            <text:p>,~!)</text:p>
          </table:table-cell>
          <table:table-cell office:value-type="string" table:style-name="ce66">
            <text:p> </text:p>
          </table:table-cell>
          <table:table-cell office:value-type="string" table:style-name="ce66">
            <text:p> </text:p>
          </table:table-cell>
          <table:table-cell table:number-columns-repeated="16379"/>
        </table:table-row>
        <table:table-row table:style-name="ro7">
          <table:table-cell office:value-type="float" office:value="-78" table:style-name="ce68">
            <text:p>-78</text:p>
          </table:table-cell>
          <table:table-cell office:value-type="string" table:style-name="ce65">
            <text:p>`'(!(</text:p>
          </table:table-cell>
          <table:table-cell office:value-type="string" table:style-name="ce65">
            <text:p>`'(!(</text:p>
          </table:table-cell>
          <table:table-cell office:value-type="string" table:style-name="ce66">
            <text:p>  </text:p>
          </table:table-cell>
          <table:table-cell office:value-type="string" table:style-name="ce66">
            <text:p>  </text:p>
          </table:table-cell>
          <table:table-cell table:number-columns-repeated="16379"/>
        </table:table-row>
        <table:table-row table:style-name="ro7">
          <table:table-cell office:value-type="float" office:value="-79" table:style-name="ce69">
            <text:p>-79</text:p>
          </table:table-cell>
          <table:table-cell office:value-type="string" table:style-name="ce65">
            <text:p>'(!(</text:p>
          </table:table-cell>
          <table:table-cell office:value-type="string" table:style-name="ce65">
            <text:p>'(!(</text:p>
          </table:table-cell>
          <table:table-cell office:value-type="string" table:style-name="ce66">
            <text:p> </text:p>
          </table:table-cell>
          <table:table-cell office:value-type="string" table:style-name="ce66">
            <text:p> </text:p>
          </table:table-cell>
          <table:table-cell table:number-columns-repeated="16379"/>
        </table:table-row>
        <table:table-row table:style-name="ro7">
          <table:table-cell office:value-type="float" office:value="-80" table:style-name="ce69">
            <text:p>-80</text:p>
          </table:table-cell>
          <table:table-cell office:value-type="string" table:style-name="ce65">
            <text:p>.~!)</text:p>
          </table:table-cell>
          <table:table-cell office:value-type="string" table:style-name="ce65">
            <text:p>.~!)</text:p>
          </table:table-cell>
          <table:table-cell office:value-type="string" table:style-name="ce66">
            <text:p> </text:p>
          </table:table-cell>
          <table:table-cell office:value-type="string" table:style-name="ce66">
            <text:p> </text:p>
          </table:table-cell>
          <table:table-cell table:number-columns-repeated="16379"/>
        </table:table-row>
        <table:table-row table:style-name="ro7">
          <table:table-cell office:value-type="float" office:value="-81" table:style-name="ce69">
            <text:p>-81</text:p>
          </table:table-cell>
          <table:table-cell office:value-type="string" table:style-name="ce65">
            <text:p>\!~</text:p>
          </table:table-cell>
          <table:table-cell office:value-type="string" table:style-name="ce65">
            <text:p>\!~</text:p>
          </table:table-cell>
          <table:table-cell office:value-type="string" table:style-name="ce66">
            <text:p></text:p>
          </table:table-cell>
          <table:table-cell office:value-type="string" table:style-name="ce66">
            <text:p></text:p>
          </table:table-cell>
          <table:table-cell table:number-columns-repeated="16379"/>
        </table:table-row>
        <table:table-row table:style-name="ro7">
          <table:table-cell office:value-type="float" office:value="-82" table:style-name="ce69">
            <text:p>-82</text:p>
          </table:table-cell>
          <table:table-cell office:value-type="string" table:style-name="ce65">
            <text:p>``(!(</text:p>
          </table:table-cell>
          <table:table-cell office:value-type="string" table:style-name="ce65">
            <text:p>``(!(</text:p>
          </table:table-cell>
          <table:table-cell office:value-type="string" table:style-name="ce66">
            <text:p> </text:p>
          </table:table-cell>
          <table:table-cell office:value-type="string" table:style-name="ce66">
            <text:p> </text:p>
          </table:table-cell>
          <table:table-cell table:number-columns-repeated="16379"/>
        </table:table-row>
        <table:table-row table:style-name="ro7">
          <table:table-cell office:value-type="float" office:value="-83" table:style-name="ce69">
            <text:p>-83</text:p>
          </table:table-cell>
          <table:table-cell office:value-type="string" table:style-name="ce65">
            <text:p>`(!(</text:p>
          </table:table-cell>
          <table:table-cell office:value-type="string" table:style-name="ce65">
            <text:p>`(!(</text:p>
          </table:table-cell>
          <table:table-cell office:value-type="string" table:style-name="ce66">
            <text:p> </text:p>
          </table:table-cell>
          <table:table-cell office:value-type="string" table:style-name="ce66">
            <text:p> </text:p>
          </table:table-cell>
          <table:table-cell table:number-columns-repeated="16379"/>
        </table:table-row>
        <table:table-row table:style-name="ro7">
          <table:table-cell office:value-type="float" office:value="-84" table:style-name="ce68">
            <text:p>-84</text:p>
          </table:table-cell>
          <table:table-cell office:value-type="string" table:style-name="ce65">
            <text:p>(!(</text:p>
          </table:table-cell>
          <table:table-cell office:value-type="string" table:style-name="ce65">
            <text:p>(!(</text:p>
          </table:table-cell>
          <table:table-cell office:value-type="string" table:style-name="ce66">
            <text:p></text:p>
          </table:table-cell>
          <table:table-cell office:value-type="string" table:style-name="ce66">
            <text:p></text:p>
          </table:table-cell>
          <table:table-cell table:number-columns-repeated="16379"/>
        </table:table-row>
        <table:table-row table:style-name="ro7">
          <table:table-cell office:value-type="float" office:value="-85" table:style-name="ce69">
            <text:p>-85</text:p>
          </table:table-cell>
          <table:table-cell office:value-type="string" table:style-name="ce65">
            <text:p>,(!(</text:p>
          </table:table-cell>
          <table:table-cell office:value-type="string" table:style-name="ce65">
            <text:p>,(!(</text:p>
          </table:table-cell>
          <table:table-cell office:value-type="string" table:style-name="ce66">
            <text:p> </text:p>
          </table:table-cell>
          <table:table-cell office:value-type="string" table:style-name="ce66">
            <text:p> </text:p>
          </table:table-cell>
          <table:table-cell table:number-columns-repeated="16379"/>
        </table:table-row>
        <table:table-row table:style-name="ro7">
          <table:table-cell office:value-type="float" office:value="-86" table:style-name="ce69">
            <text:p>-86</text:p>
          </table:table-cell>
          <table:table-cell office:value-type="string" table:style-name="ce65">
            <text:p>~!/</text:p>
          </table:table-cell>
          <table:table-cell office:value-type="string" table:style-name="ce65">
            <text:p>~!/</text:p>
          </table:table-cell>
          <table:table-cell office:value-type="string" table:style-name="ce66">
            <text:p></text:p>
          </table:table-cell>
          <table:table-cell office:value-type="string" table:style-name="ce66">
            <text:p></text:p>
          </table:table-cell>
          <table:table-cell table:number-columns-repeated="16379"/>
        </table:table-row>
        <table:table-row table:style-name="ro7">
          <table:table-cell office:value-type="float" office:value="-87" table:style-name="ce69">
            <text:p>-87</text:p>
          </table:table-cell>
          <table:table-cell office:value-type="string" table:style-name="ce65">
            <text:p>`'\\!</text:p>
          </table:table-cell>
          <table:table-cell office:value-type="string" table:style-name="ce65">
            <text:p>`'\\!</text:p>
          </table:table-cell>
          <table:table-cell office:value-type="string" table:style-name="ce66">
            <text:p>  </text:p>
          </table:table-cell>
          <table:table-cell office:value-type="string" table:style-name="ce66">
            <text:p>  </text:p>
          </table:table-cell>
          <table:table-cell table:number-columns-repeated="16379"/>
        </table:table-row>
        <table:table-row table:style-name="ro7">
          <table:table-cell office:value-type="float" office:value="-88" table:style-name="ce69">
            <text:p>-88</text:p>
          </table:table-cell>
          <table:table-cell office:value-type="string" table:style-name="ce65">
            <text:p>'\\!</text:p>
          </table:table-cell>
          <table:table-cell office:value-type="string" table:style-name="ce65">
            <text:p>'\\!</text:p>
          </table:table-cell>
          <table:table-cell office:value-type="string" table:style-name="ce66">
            <text:p> </text:p>
          </table:table-cell>
          <table:table-cell office:value-type="string" table:style-name="ce66">
            <text:p> </text:p>
          </table:table-cell>
          <table:table-cell table:number-columns-repeated="16379"/>
        </table:table-row>
        <table:table-row table:style-name="ro7">
          <table:table-cell office:value-type="float" office:value="-89" table:style-name="ce69">
            <text:p>-89</text:p>
          </table:table-cell>
          <table:table-cell office:value-type="string" table:style-name="ce65">
            <text:p>,'\\!</text:p>
          </table:table-cell>
          <table:table-cell office:value-type="string" table:style-name="ce65">
            <text:p>,'\\!</text:p>
          </table:table-cell>
          <table:table-cell office:value-type="string" table:style-name="ce66">
            <text:p>  </text:p>
          </table:table-cell>
          <table:table-cell office:value-type="string" table:style-name="ce66">
            <text:p>  </text:p>
          </table:table-cell>
          <table:table-cell table:number-columns-repeated="16379"/>
        </table:table-row>
        <table:table-row table:style-name="ro7">
          <table:table-cell office:value-type="float" office:value="-90" table:style-name="ce68">
            <text:p>-90</text:p>
          </table:table-cell>
          <table:table-cell office:value-type="string" table:style-name="ce65">
            <text:p>``\\!</text:p>
          </table:table-cell>
          <table:table-cell office:value-type="string" table:style-name="ce65">
            <text:p>``\\!</text:p>
          </table:table-cell>
          <table:table-cell office:value-type="string" table:style-name="ce70">
            <text:p> </text:p>
          </table:table-cell>
          <table:table-cell office:value-type="string" table:style-name="ce66">
            <text:p> </text:p>
          </table:table-cell>
          <table:table-cell table:number-columns-repeated="16379"/>
        </table:table-row>
        <table:table-row table:style-name="ro7">
          <table:table-cell office:value-type="float" office:value="-91" table:style-name="ce69">
            <text:p>-91</text:p>
          </table:table-cell>
          <table:table-cell office:value-type="string" table:style-name="ce65">
            <text:p>`\\!</text:p>
          </table:table-cell>
          <table:table-cell office:value-type="string" table:style-name="ce65">
            <text:p>`\\!</text:p>
          </table:table-cell>
          <table:table-cell office:value-type="string" table:style-name="ce66">
            <text:p> </text:p>
          </table:table-cell>
          <table:table-cell office:value-type="string" table:style-name="ce66">
            <text:p> </text:p>
          </table:table-cell>
          <table:table-cell table:number-columns-repeated="16379"/>
        </table:table-row>
        <table:table-row table:style-name="ro7">
          <table:table-cell office:value-type="float" office:value="-92" table:style-name="ce69">
            <text:p>-92</text:p>
          </table:table-cell>
          <table:table-cell office:value-type="string" table:style-name="ce65">
            <text:p>\\!</text:p>
          </table:table-cell>
          <table:table-cell office:value-type="string" table:style-name="ce65">
            <text:p>\\!</text:p>
          </table:table-cell>
          <table:table-cell office:value-type="string" table:style-name="ce66">
            <text:p></text:p>
          </table:table-cell>
          <table:table-cell office:value-type="string" table:style-name="ce66">
            <text:p></text:p>
          </table:table-cell>
          <table:table-cell table:number-columns-repeated="16379"/>
        </table:table-row>
        <table:table-row table:style-name="ro7">
          <table:table-cell office:value-type="float" office:value="-93" table:style-name="ce69">
            <text:p>-93</text:p>
          </table:table-cell>
          <table:table-cell office:value-type="string" table:style-name="ce65">
            <text:p>,\\!</text:p>
          </table:table-cell>
          <table:table-cell office:value-type="string" table:style-name="ce65">
            <text:p>,\\!</text:p>
          </table:table-cell>
          <table:table-cell office:value-type="string" table:style-name="ce66">
            <text:p> </text:p>
          </table:table-cell>
          <table:table-cell office:value-type="string" table:style-name="ce66">
            <text:p> </text:p>
          </table:table-cell>
          <table:table-cell table:number-columns-repeated="16379"/>
        </table:table-row>
        <table:table-row table:style-name="ro7">
          <table:table-cell office:value-type="float" office:value="-94" table:style-name="ce69">
            <text:p>-94</text:p>
          </table:table-cell>
          <table:table-cell office:value-type="string" table:style-name="ce65">
            <text:p>,,\\!</text:p>
          </table:table-cell>
          <table:table-cell office:value-type="string" table:style-name="ce65">
            <text:p>,,\\!</text:p>
          </table:table-cell>
          <table:table-cell office:value-type="string" table:style-name="ce66">
            <text:p> </text:p>
          </table:table-cell>
          <table:table-cell office:value-type="string" table:style-name="ce66">
            <text:p> </text:p>
          </table:table-cell>
          <table:table-cell table:number-columns-repeated="16379"/>
        </table:table-row>
        <table:table-row table:style-name="ro7">
          <table:table-cell office:value-type="float" office:value="-95" table:style-name="ce69">
            <text:p>-95</text:p>
          </table:table-cell>
          <table:table-cell office:value-type="string" table:style-name="ce65">
            <text:p>`.\\!</text:p>
          </table:table-cell>
          <table:table-cell office:value-type="string" table:style-name="ce65">
            <text:p>`.\\!</text:p>
          </table:table-cell>
          <table:table-cell office:value-type="string" table:style-name="ce66">
            <text:p>  </text:p>
          </table:table-cell>
          <table:table-cell office:value-type="string" table:style-name="ce66">
            <text:p>  </text:p>
          </table:table-cell>
          <table:table-cell table:number-columns-repeated="16379"/>
        </table:table-row>
        <table:table-row table:style-name="ro7">
          <table:table-cell office:value-type="float" office:value="-96" table:style-name="ce68">
            <text:p>-96</text:p>
          </table:table-cell>
          <table:table-cell office:value-type="string" table:style-name="ce65">
            <text:p>.\\!</text:p>
          </table:table-cell>
          <table:table-cell office:value-type="string" table:style-name="ce65">
            <text:p>.\\!</text:p>
          </table:table-cell>
          <table:table-cell office:value-type="string" table:style-name="ce66">
            <text:p> </text:p>
          </table:table-cell>
          <table:table-cell office:value-type="string" table:style-name="ce66">
            <text:p> </text:p>
          </table:table-cell>
          <table:table-cell table:number-columns-repeated="16379"/>
        </table:table-row>
        <table:table-row table:style-name="ro7">
          <table:table-cell office:value-type="float" office:value="-97" table:style-name="ce69">
            <text:p>-97</text:p>
          </table:table-cell>
          <table:table-cell office:value-type="string" table:style-name="ce71">
            <text:p>``)\\!</text:p>
          </table:table-cell>
          <table:table-cell office:value-type="string" table:style-name="ce71">
            <text:p>``)\\!</text:p>
          </table:table-cell>
          <table:table-cell office:value-type="string" table:style-name="ce70">
            <text:p> </text:p>
          </table:table-cell>
          <table:table-cell office:value-type="string" table:style-name="ce70">
            <text:p> </text:p>
          </table:table-cell>
          <table:table-cell table:number-columns-repeated="16379"/>
        </table:table-row>
        <table:table-row table:style-name="ro7">
          <table:table-cell office:value-type="float" office:value="-98" table:style-name="ce69">
            <text:p>-98</text:p>
          </table:table-cell>
          <table:table-cell office:value-type="string" table:style-name="ce65">
            <text:p>`)\\!</text:p>
          </table:table-cell>
          <table:table-cell office:value-type="string" table:style-name="ce65">
            <text:p>`)\\!</text:p>
          </table:table-cell>
          <table:table-cell office:value-type="string" table:style-name="ce66">
            <text:p> </text:p>
          </table:table-cell>
          <table:table-cell office:value-type="string" table:style-name="ce66">
            <text:p> </text:p>
          </table:table-cell>
          <table:table-cell table:number-columns-repeated="16379"/>
        </table:table-row>
        <table:table-row table:style-name="ro7">
          <table:table-cell office:value-type="float" office:value="-99" table:style-name="ce69">
            <text:p>-99</text:p>
          </table:table-cell>
          <table:table-cell office:value-type="string" table:style-name="ce65">
            <text:p>)\\!</text:p>
          </table:table-cell>
          <table:table-cell office:value-type="string" table:style-name="ce65">
            <text:p>)\\!</text:p>
          </table:table-cell>
          <table:table-cell office:value-type="string" table:style-name="ce66">
            <text:p></text:p>
          </table:table-cell>
          <table:table-cell office:value-type="string" table:style-name="ce66">
            <text:p></text:p>
          </table:table-cell>
          <table:table-cell table:number-columns-repeated="16379"/>
        </table:table-row>
        <table:table-row table:style-name="ro7">
          <table:table-cell office:value-type="float" office:value="-100" table:style-name="ce69">
            <text:p>-100</text:p>
          </table:table-cell>
          <table:table-cell office:value-type="string" table:style-name="ce65">
            <text:p>,)\\!</text:p>
          </table:table-cell>
          <table:table-cell office:value-type="string" table:style-name="ce65">
            <text:p>,)\\!</text:p>
          </table:table-cell>
          <table:table-cell office:value-type="string" table:style-name="ce66">
            <text:p> </text:p>
          </table:table-cell>
          <table:table-cell office:value-type="string" table:style-name="ce66">
            <text:p> </text:p>
          </table:table-cell>
          <table:table-cell table:number-columns-repeated="16379"/>
        </table:table-row>
        <table:table-row table:style-name="ro7">
          <table:table-cell office:value-type="float" office:value="-101" table:style-name="ce69">
            <text:p>-101</text:p>
          </table:table-cell>
          <table:table-cell office:value-type="string" table:style-name="ce65">
            <text:p>,,)\\!</text:p>
          </table:table-cell>
          <table:table-cell office:value-type="string" table:style-name="ce65">
            <text:p>,,)\\!</text:p>
          </table:table-cell>
          <table:table-cell office:value-type="string" table:style-name="ce66">
            <text:p> </text:p>
          </table:table-cell>
          <table:table-cell office:value-type="string" table:style-name="ce66">
            <text:p> </text:p>
          </table:table-cell>
          <table:table-cell table:number-columns-repeated="16379"/>
        </table:table-row>
        <table:table-row table:style-name="ro7">
          <table:table-cell office:value-type="float" office:value="-102" table:style-name="ce68">
            <text:p>-102</text:p>
          </table:table-cell>
          <table:table-cell office:value-type="string" table:style-name="ce65">
            <text:p>``\!)</text:p>
          </table:table-cell>
          <table:table-cell office:value-type="string" table:style-name="ce65">
            <text:p>``\!)</text:p>
          </table:table-cell>
          <table:table-cell office:value-type="string" table:style-name="ce66">
            <text:p> </text:p>
          </table:table-cell>
          <table:table-cell office:value-type="string" table:style-name="ce66">
            <text:p> </text:p>
          </table:table-cell>
          <table:table-cell table:number-columns-repeated="16379"/>
        </table:table-row>
        <table:table-row table:style-name="ro7">
          <table:table-cell office:value-type="float" office:value="-103" table:style-name="ce69">
            <text:p>-103</text:p>
          </table:table-cell>
          <table:table-cell office:value-type="string" table:style-name="ce65">
            <text:p>`\!)</text:p>
          </table:table-cell>
          <table:table-cell office:value-type="string" table:style-name="ce65">
            <text:p>`\!)</text:p>
          </table:table-cell>
          <table:table-cell office:value-type="string" table:style-name="ce66">
            <text:p> </text:p>
          </table:table-cell>
          <table:table-cell office:value-type="string" table:style-name="ce66">
            <text:p> </text:p>
          </table:table-cell>
          <table:table-cell table:number-columns-repeated="16379"/>
        </table:table-row>
        <table:table-row table:style-name="ro7">
          <table:table-cell office:value-type="float" office:value="-104" table:style-name="ce69">
            <text:p>-104</text:p>
          </table:table-cell>
          <table:table-cell office:value-type="string" table:style-name="ce65">
            <text:p>\!)</text:p>
          </table:table-cell>
          <table:table-cell office:value-type="string" table:style-name="ce65">
            <text:p>\!)</text:p>
          </table:table-cell>
          <table:table-cell office:value-type="string" table:style-name="ce66">
            <text:p></text:p>
          </table:table-cell>
          <table:table-cell office:value-type="string" table:style-name="ce66">
            <text:p></text:p>
          </table:table-cell>
          <table:table-cell table:number-columns-repeated="16379"/>
        </table:table-row>
        <table:table-row table:style-name="ro7">
          <table:table-cell office:value-type="float" office:value="-105" table:style-name="ce69">
            <text:p>-105</text:p>
          </table:table-cell>
          <table:table-cell office:value-type="string" table:style-name="ce65">
            <text:p>,\!)</text:p>
          </table:table-cell>
          <table:table-cell office:value-type="string" table:style-name="ce65">
            <text:p>,\!)</text:p>
          </table:table-cell>
          <table:table-cell office:value-type="string" table:style-name="ce66">
            <text:p> </text:p>
          </table:table-cell>
          <table:table-cell office:value-type="string" table:style-name="ce66">
            <text:p> </text:p>
          </table:table-cell>
          <table:table-cell table:number-columns-repeated="16379"/>
        </table:table-row>
        <table:table-row table:style-name="ro7">
          <table:table-cell office:value-type="float" office:value="-106" table:style-name="ce69">
            <text:p>-106</text:p>
          </table:table-cell>
          <table:table-cell office:value-type="string" table:style-name="ce65">
            <text:p>(!~</text:p>
          </table:table-cell>
          <table:table-cell office:value-type="string" table:style-name="ce65">
            <text:p>(!~</text:p>
          </table:table-cell>
          <table:table-cell office:value-type="string" table:style-name="ce66">
            <text:p></text:p>
          </table:table-cell>
          <table:table-cell office:value-type="string" table:style-name="ce66">
            <text:p></text:p>
          </table:table-cell>
          <table:table-cell table:number-columns-repeated="16379"/>
        </table:table-row>
        <table:table-row table:style-name="ro7">
          <table:table-cell office:value-type="float" office:value="-107" table:style-name="ce69">
            <text:p>-107</text:p>
          </table:table-cell>
          <table:table-cell office:value-type="string" table:style-name="ce65">
            <text:p>`.\!)</text:p>
          </table:table-cell>
          <table:table-cell office:value-type="string" table:style-name="ce65">
            <text:p>`.\!)</text:p>
          </table:table-cell>
          <table:table-cell office:value-type="string" table:style-name="ce66">
            <text:p>  </text:p>
          </table:table-cell>
          <table:table-cell office:value-type="string" table:style-name="ce66">
            <text:p>  </text:p>
          </table:table-cell>
          <table:table-cell table:number-columns-repeated="16379"/>
        </table:table-row>
        <table:table-row table:style-name="ro7">
          <table:table-cell office:value-type="float" office:value="-108" table:style-name="ce68">
            <text:p>-108</text:p>
          </table:table-cell>
          <table:table-cell office:value-type="string" table:style-name="ce65">
            <text:p>.\!)</text:p>
          </table:table-cell>
          <table:table-cell office:value-type="string" table:style-name="ce65">
            <text:p>.\!)</text:p>
          </table:table-cell>
          <table:table-cell office:value-type="string" table:style-name="ce66">
            <text:p> </text:p>
          </table:table-cell>
          <table:table-cell office:value-type="string" table:style-name="ce66">
            <text:p> </text:p>
          </table:table-cell>
          <table:table-cell table:number-columns-repeated="16379"/>
        </table:table-row>
        <table:table-row table:style-name="ro7">
          <table:table-cell office:value-type="float" office:value="-109" table:style-name="ce69">
            <text:p>-109</text:p>
          </table:table-cell>
          <table:table-cell office:value-type="string" table:style-name="ce65">
            <text:p>,.\!)</text:p>
          </table:table-cell>
          <table:table-cell office:value-type="string" table:style-name="ce65">
            <text:p>,.\!)</text:p>
          </table:table-cell>
          <table:table-cell office:value-type="string" table:style-name="ce66">
            <text:p>  </text:p>
          </table:table-cell>
          <table:table-cell office:value-type="string" table:style-name="ce66">
            <text:p>  </text:p>
          </table:table-cell>
          <table:table-cell table:number-columns-repeated="16379"/>
        </table:table-row>
        <table:table-row table:style-name="ro7">
          <table:table-cell office:value-type="float" office:value="-110" table:style-name="ce69">
            <text:p>-110</text:p>
          </table:table-cell>
          <table:table-cell office:value-type="string" table:style-name="ce65">
            <text:p>'\!/</text:p>
          </table:table-cell>
          <table:table-cell office:value-type="string" table:style-name="ce65">
            <text:p>'\!/</text:p>
          </table:table-cell>
          <table:table-cell office:value-type="string" table:style-name="ce66">
            <text:p> </text:p>
          </table:table-cell>
          <table:table-cell office:value-type="string" table:style-name="ce66">
            <text:p> </text:p>
          </table:table-cell>
          <table:table-cell table:number-columns-repeated="16379"/>
        </table:table-row>
        <table:table-row table:style-name="ro7">
          <table:table-cell office:value-type="float" office:value="-111" table:style-name="ce69">
            <text:p>-111</text:p>
          </table:table-cell>
          <table:table-cell office:value-type="string" table:style-name="ce65">
            <text:p>,'\!/</text:p>
          </table:table-cell>
          <table:table-cell office:value-type="string" table:style-name="ce65">
            <text:p>,'\!/</text:p>
          </table:table-cell>
          <table:table-cell office:value-type="string" table:style-name="ce66">
            <text:p>  </text:p>
          </table:table-cell>
          <table:table-cell office:value-type="string" table:style-name="ce66">
            <text:p>  </text:p>
          </table:table-cell>
          <table:table-cell table:number-columns-repeated="16379"/>
        </table:table-row>
        <table:table-row table:style-name="ro7">
          <table:table-cell office:value-type="float" office:value="-112" table:style-name="ce69">
            <text:p>-112</text:p>
          </table:table-cell>
          <table:table-cell office:value-type="string" table:style-name="ce65">
            <text:p>``\!/</text:p>
          </table:table-cell>
          <table:table-cell office:value-type="string" table:style-name="ce65">
            <text:p>``\!/</text:p>
          </table:table-cell>
          <table:table-cell office:value-type="string" table:style-name="ce66">
            <text:p> </text:p>
          </table:table-cell>
          <table:table-cell office:value-type="string" table:style-name="ce66">
            <text:p> </text:p>
          </table:table-cell>
          <table:table-cell table:number-columns-repeated="16379"/>
        </table:table-row>
        <table:table-row table:style-name="ro7">
          <table:table-cell office:value-type="float" office:value="-113" table:style-name="ce69">
            <text:p>-113</text:p>
          </table:table-cell>
          <table:table-cell office:value-type="string" table:style-name="ce65">
            <text:p>`\!/</text:p>
          </table:table-cell>
          <table:table-cell office:value-type="string" table:style-name="ce65">
            <text:p>`\!/</text:p>
          </table:table-cell>
          <table:table-cell office:value-type="string" table:style-name="ce66">
            <text:p> </text:p>
          </table:table-cell>
          <table:table-cell office:value-type="string" table:style-name="ce66">
            <text:p> </text:p>
          </table:table-cell>
          <table:table-cell table:number-columns-repeated="16379"/>
        </table:table-row>
        <table:table-row table:style-name="ro7">
          <table:table-cell office:value-type="float" office:value="-114" table:style-name="ce68">
            <text:p>-114</text:p>
          </table:table-cell>
          <table:table-cell office:value-type="string" table:style-name="ce65">
            <text:p>\!/</text:p>
          </table:table-cell>
          <table:table-cell office:value-type="string" table:style-name="ce65">
            <text:p>\!/</text:p>
          </table:table-cell>
          <table:table-cell office:value-type="string" table:style-name="ce66">
            <text:p></text:p>
          </table:table-cell>
          <table:table-cell office:value-type="string" table:style-name="ce66">
            <text:p></text:p>
          </table:table-cell>
          <table:table-cell table:number-columns-repeated="16379"/>
        </table:table-row>
        <table:table-row table:style-name="ro7">
          <table:table-cell office:value-type="float" office:value="-115" table:style-name="ce69">
            <text:p>-115</text:p>
          </table:table-cell>
          <table:table-cell office:value-type="string" table:style-name="ce65">
            <text:p>,\!/</text:p>
          </table:table-cell>
          <table:table-cell office:value-type="string" table:style-name="ce65">
            <text:p>,\!/</text:p>
          </table:table-cell>
          <table:table-cell office:value-type="string" table:style-name="ce66">
            <text:p> </text:p>
          </table:table-cell>
          <table:table-cell office:value-type="string" table:style-name="ce66">
            <text:p> </text:p>
          </table:table-cell>
          <table:table-cell table:number-columns-repeated="16379"/>
        </table:table-row>
        <table:table-row table:style-name="ro7">
          <table:table-cell office:value-type="float" office:value="-116" table:style-name="ce69">
            <text:p>-116</text:p>
          </table:table-cell>
          <table:table-cell office:value-type="string" table:style-name="ce65">
            <text:p>`(\!</text:p>
          </table:table-cell>
          <table:table-cell office:value-type="string" table:style-name="ce65">
            <text:p>`(\!</text:p>
          </table:table-cell>
          <table:table-cell office:value-type="string" table:style-name="ce66">
            <text:p> </text:p>
          </table:table-cell>
          <table:table-cell office:value-type="string" table:style-name="ce66">
            <text:p> </text:p>
          </table:table-cell>
          <table:table-cell table:number-columns-repeated="16379"/>
        </table:table-row>
        <table:table-row table:style-name="ro7">
          <table:table-cell office:value-type="float" office:value="-117" table:style-name="ce69">
            <text:p>-117</text:p>
          </table:table-cell>
          <table:table-cell office:value-type="string" table:style-name="ce65">
            <text:p>(\!</text:p>
          </table:table-cell>
          <table:table-cell office:value-type="string" table:style-name="ce65">
            <text:p>(\!</text:p>
          </table:table-cell>
          <table:table-cell office:value-type="string" table:style-name="ce66">
            <text:p></text:p>
          </table:table-cell>
          <table:table-cell office:value-type="string" table:style-name="ce66">
            <text:p></text:p>
          </table:table-cell>
          <table:table-cell table:number-columns-repeated="16379"/>
        </table:table-row>
        <table:table-row table:style-name="ro7">
          <table:table-cell office:value-type="float" office:value="-118" table:style-name="ce69">
            <text:p>-118</text:p>
          </table:table-cell>
          <table:table-cell office:value-type="string" table:style-name="ce65">
            <text:p>,(\!</text:p>
          </table:table-cell>
          <table:table-cell office:value-type="string" table:style-name="ce65">
            <text:p>,(\!</text:p>
          </table:table-cell>
          <table:table-cell office:value-type="string" table:style-name="ce66">
            <text:p> </text:p>
          </table:table-cell>
          <table:table-cell office:value-type="string" table:style-name="ce66">
            <text:p> </text:p>
          </table:table-cell>
          <table:table-cell table:number-columns-repeated="16379"/>
        </table:table-row>
        <table:table-row table:style-name="ro7">
          <table:table-cell office:value-type="float" office:value="-119" table:style-name="ce69">
            <text:p>-119</text:p>
          </table:table-cell>
          <table:table-cell office:value-type="string" table:style-name="ce65">
            <text:p>.\!/</text:p>
          </table:table-cell>
          <table:table-cell office:value-type="string" table:style-name="ce65">
            <text:p>.\!/</text:p>
          </table:table-cell>
          <table:table-cell office:value-type="string" table:style-name="ce66">
            <text:p> </text:p>
          </table:table-cell>
          <table:table-cell office:value-type="string" table:style-name="ce66">
            <text:p> </text:p>
          </table:table-cell>
          <table:table-cell table:number-columns-repeated="16379"/>
        </table:table-row>
        <table:table-row table:style-name="ro7">
          <table:table-cell office:value-type="float" office:value="-120" table:style-name="ce68">
            <text:p>-120</text:p>
          </table:table-cell>
          <table:table-cell office:value-type="string" table:style-name="ce65">
            <text:p>,.\!/</text:p>
          </table:table-cell>
          <table:table-cell office:value-type="string" table:style-name="ce65">
            <text:p>,.\!/</text:p>
          </table:table-cell>
          <table:table-cell office:value-type="string" table:style-name="ce66">
            <text:p>  </text:p>
          </table:table-cell>
          <table:table-cell office:value-type="string" table:style-name="ce66">
            <text:p>  </text:p>
          </table:table-cell>
          <table:table-cell table:number-columns-repeated="16379"/>
        </table:table-row>
        <table:table-row table:style-name="ro7">
          <table:table-cell office:value-type="float" office:value="-121" table:style-name="ce69">
            <text:p>-121</text:p>
          </table:table-cell>
          <table:table-cell office:value-type="string" table:style-name="ce65">
            <text:p>`)\!/</text:p>
          </table:table-cell>
          <table:table-cell office:value-type="string" table:style-name="ce65">
            <text:p>`)\!/</text:p>
          </table:table-cell>
          <table:table-cell office:value-type="string" table:style-name="ce66">
            <text:p> </text:p>
          </table:table-cell>
          <table:table-cell office:value-type="string" table:style-name="ce66">
            <text:p> </text:p>
          </table:table-cell>
          <table:table-cell table:number-columns-repeated="16379"/>
        </table:table-row>
        <table:table-row table:style-name="ro7">
          <table:table-cell office:value-type="float" office:value="-122" table:style-name="ce69">
            <text:p>-122</text:p>
          </table:table-cell>
          <table:table-cell office:value-type="string" table:style-name="ce65">
            <text:p>)\!/</text:p>
          </table:table-cell>
          <table:table-cell office:value-type="string" table:style-name="ce65">
            <text:p>)\!/</text:p>
          </table:table-cell>
          <table:table-cell office:value-type="string" table:style-name="ce66">
            <text:p></text:p>
          </table:table-cell>
          <table:table-cell office:value-type="string" table:style-name="ce66">
            <text:p></text:p>
          </table:table-cell>
          <table:table-cell table:number-columns-repeated="16379"/>
        </table:table-row>
        <table:table-row table:style-name="ro7">
          <table:table-cell office:value-type="float" office:value="-123" table:style-name="ce69">
            <text:p>-123</text:p>
          </table:table-cell>
          <table:table-cell office:value-type="string" table:style-name="ce65">
            <text:p>,)\!/</text:p>
          </table:table-cell>
          <table:table-cell office:value-type="string" table:style-name="ce65">
            <text:p>,)\!/</text:p>
          </table:table-cell>
          <table:table-cell office:value-type="string" table:style-name="ce66">
            <text:p> </text:p>
          </table:table-cell>
          <table:table-cell office:value-type="string" table:style-name="ce66">
            <text:p> </text:p>
          </table:table-cell>
          <table:table-cell table:number-columns-repeated="16379"/>
        </table:table-row>
        <table:table-row table:style-name="ro7">
          <table:table-cell office:value-type="float" office:value="-124" table:style-name="ce69">
            <text:p>-124</text:p>
          </table:table-cell>
          <table:table-cell office:value-type="string" table:style-name="ce65">
            <text:p>,,)\!/</text:p>
          </table:table-cell>
          <table:table-cell office:value-type="string" table:style-name="ce65">
            <text:p>,,)\!/</text:p>
          </table:table-cell>
          <table:table-cell office:value-type="string" table:style-name="ce66">
            <text:p> </text:p>
          </table:table-cell>
          <table:table-cell office:value-type="string" table:style-name="ce66">
            <text:p> </text:p>
          </table:table-cell>
          <table:table-cell table:number-columns-repeated="16379"/>
        </table:table-row>
        <table:table-row table:style-name="ro7">
          <table:table-cell office:value-type="float" office:value="-125" table:style-name="ce69">
            <text:p>-125</text:p>
          </table:table-cell>
          <table:table-cell office:value-type="string" table:style-name="ce65">
            <text:p>`'(!)</text:p>
          </table:table-cell>
          <table:table-cell office:value-type="string" table:style-name="ce65">
            <text:p>`'(!)</text:p>
          </table:table-cell>
          <table:table-cell office:value-type="string" table:style-name="ce66">
            <text:p>  </text:p>
          </table:table-cell>
          <table:table-cell office:value-type="string" table:style-name="ce66">
            <text:p>  </text:p>
          </table:table-cell>
          <table:table-cell table:number-columns-repeated="16379"/>
        </table:table-row>
        <table:table-row table:style-name="ro7">
          <table:table-cell office:value-type="float" office:value="-126" table:style-name="ce68">
            <text:p>-126</text:p>
          </table:table-cell>
          <table:table-cell office:value-type="string" table:style-name="ce65">
            <text:p>'(!)</text:p>
          </table:table-cell>
          <table:table-cell office:value-type="string" table:style-name="ce65">
            <text:p>'(!)</text:p>
          </table:table-cell>
          <table:table-cell office:value-type="string" table:style-name="ce66">
            <text:p> </text:p>
          </table:table-cell>
          <table:table-cell office:value-type="string" table:style-name="ce66">
            <text:p> </text:p>
          </table:table-cell>
          <table:table-cell table:number-columns-repeated="16379"/>
        </table:table-row>
        <table:table-row table:style-name="ro7">
          <table:table-cell office:value-type="float" office:value="-127" table:style-name="ce69">
            <text:p>-127</text:p>
          </table:table-cell>
          <table:table-cell office:value-type="string" table:style-name="ce65">
            <text:p>`!/)</text:p>
          </table:table-cell>
          <table:table-cell office:value-type="string" table:style-name="ce65">
            <text:p>`!/)</text:p>
          </table:table-cell>
          <table:table-cell office:value-type="string" table:style-name="ce66">
            <text:p> </text:p>
          </table:table-cell>
          <table:table-cell office:value-type="string" table:style-name="ce66">
            <text:p> </text:p>
          </table:table-cell>
          <table:table-cell table:number-columns-repeated="16379"/>
        </table:table-row>
        <table:table-row table:style-name="ro7">
          <table:table-cell office:value-type="float" office:value="-128" table:style-name="ce69">
            <text:p>-128</text:p>
          </table:table-cell>
          <table:table-cell office:value-type="string" table:style-name="ce65">
            <text:p>!/)</text:p>
          </table:table-cell>
          <table:table-cell office:value-type="string" table:style-name="ce65">
            <text:p>!/)</text:p>
          </table:table-cell>
          <table:table-cell office:value-type="string" table:style-name="ce66">
            <text:p></text:p>
          </table:table-cell>
          <table:table-cell office:value-type="string" table:style-name="ce66">
            <text:p></text:p>
          </table:table-cell>
          <table:table-cell table:number-columns-repeated="16379"/>
        </table:table-row>
        <table:table-row table:style-name="ro7">
          <table:table-cell office:value-type="float" office:value="-129" table:style-name="ce69">
            <text:p>-129</text:p>
          </table:table-cell>
          <table:table-cell office:value-type="string" table:style-name="ce65">
            <text:p>,!/)</text:p>
          </table:table-cell>
          <table:table-cell office:value-type="string" table:style-name="ce65">
            <text:p>,!/)</text:p>
          </table:table-cell>
          <table:table-cell office:value-type="string" table:style-name="ce66">
            <text:p> </text:p>
          </table:table-cell>
          <table:table-cell office:value-type="string" table:style-name="ce66">
            <text:p> </text:p>
          </table:table-cell>
          <table:table-cell table:number-columns-repeated="16379"/>
        </table:table-row>
        <table:table-row table:style-name="ro7">
          <table:table-cell office:value-type="float" office:value="-130" table:style-name="ce69">
            <text:p>-130</text:p>
          </table:table-cell>
          <table:table-cell office:value-type="string" table:style-name="ce65">
            <text:p>`(!)</text:p>
          </table:table-cell>
          <table:table-cell office:value-type="string" table:style-name="ce65">
            <text:p>`(!)</text:p>
          </table:table-cell>
          <table:table-cell office:value-type="string" table:style-name="ce66">
            <text:p> </text:p>
          </table:table-cell>
          <table:table-cell office:value-type="string" table:style-name="ce66">
            <text:p> </text:p>
          </table:table-cell>
          <table:table-cell table:number-columns-repeated="16379"/>
        </table:table-row>
        <table:table-row table:style-name="ro7">
          <table:table-cell office:value-type="float" office:value="-131" table:style-name="ce69">
            <text:p>-131</text:p>
          </table:table-cell>
          <table:table-cell office:value-type="string" table:style-name="ce65">
            <text:p>(!)</text:p>
          </table:table-cell>
          <table:table-cell office:value-type="string" table:style-name="ce65">
            <text:p>(!)</text:p>
          </table:table-cell>
          <table:table-cell office:value-type="string" table:style-name="ce66">
            <text:p></text:p>
          </table:table-cell>
          <table:table-cell office:value-type="string" table:style-name="ce66">
            <text:p></text:p>
          </table:table-cell>
          <table:table-cell table:number-columns-repeated="16379"/>
        </table:table-row>
        <table:table-row table:style-name="ro7">
          <table:table-cell office:value-type="float" office:value="-132" table:style-name="ce68">
            <text:p>-132</text:p>
          </table:table-cell>
          <table:table-cell office:value-type="string" table:style-name="ce65">
            <text:p>,(!)</text:p>
          </table:table-cell>
          <table:table-cell office:value-type="string" table:style-name="ce65">
            <text:p>,(!)</text:p>
          </table:table-cell>
          <table:table-cell office:value-type="string" table:style-name="ce66">
            <text:p> </text:p>
          </table:table-cell>
          <table:table-cell office:value-type="string" table:style-name="ce66">
            <text:p> </text:p>
          </table:table-cell>
          <table:table-cell table:number-columns-repeated="16379"/>
        </table:table-row>
        <table:table-row table:style-name="ro7">
          <table:table-cell office:value-type="float" office:value="-133" table:style-name="ce69">
            <text:p>-133</text:p>
          </table:table-cell>
          <table:table-cell office:value-type="string" table:style-name="ce65">
            <text:p>,,(!)</text:p>
          </table:table-cell>
          <table:table-cell office:value-type="string" table:style-name="ce65">
            <text:p>,,(!)</text:p>
          </table:table-cell>
          <table:table-cell office:value-type="string" table:style-name="ce66">
            <text:p> </text:p>
          </table:table-cell>
          <table:table-cell office:value-type="string" table:style-name="ce66">
            <text:p> </text:p>
          </table:table-cell>
          <table:table-cell table:number-columns-repeated="16379"/>
        </table:table-row>
        <table:table-row table:style-name="ro7">
          <table:table-cell office:value-type="float" office:value="-134" table:style-name="ce69">
            <text:p>-134</text:p>
          </table:table-cell>
          <table:table-cell office:value-type="string" table:style-name="ce65">
            <text:p>`.(!)</text:p>
          </table:table-cell>
          <table:table-cell office:value-type="string" table:style-name="ce65">
            <text:p>`.(!)</text:p>
          </table:table-cell>
          <table:table-cell office:value-type="string" table:style-name="ce66">
            <text:p>  </text:p>
          </table:table-cell>
          <table:table-cell office:value-type="string" table:style-name="ce66">
            <text:p>  </text:p>
          </table:table-cell>
          <table:table-cell table:number-columns-repeated="16379"/>
        </table:table-row>
        <table:table-row table:style-name="ro7">
          <table:table-cell office:value-type="float" office:value="-135" table:style-name="ce69">
            <text:p>-135</text:p>
          </table:table-cell>
          <table:table-cell office:value-type="string" table:style-name="ce65">
            <text:p>.(!)</text:p>
          </table:table-cell>
          <table:table-cell office:value-type="string" table:style-name="ce65">
            <text:p>.(!)</text:p>
          </table:table-cell>
          <table:table-cell office:value-type="string" table:style-name="ce66">
            <text:p> </text:p>
          </table:table-cell>
          <table:table-cell office:value-type="string" table:style-name="ce66">
            <text:p> </text:p>
          </table:table-cell>
          <table:table-cell table:number-columns-repeated="16379"/>
        </table:table-row>
        <table:table-row table:style-name="ro7">
          <table:table-cell office:value-type="float" office:value="-136" table:style-name="ce69">
            <text:p>-136</text:p>
          </table:table-cell>
          <table:table-cell office:value-type="string" table:style-name="ce65">
            <text:p>`'(!/</text:p>
          </table:table-cell>
          <table:table-cell office:value-type="string" table:style-name="ce65">
            <text:p>`'(!/</text:p>
          </table:table-cell>
          <table:table-cell office:value-type="string" table:style-name="ce66">
            <text:p>  </text:p>
          </table:table-cell>
          <table:table-cell office:value-type="string" table:style-name="ce66">
            <text:p>  </text:p>
          </table:table-cell>
          <table:table-cell table:number-columns-repeated="16379"/>
        </table:table-row>
        <table:table-row table:style-name="ro7">
          <table:table-cell office:value-type="float" office:value="-137" table:style-name="ce69">
            <text:p>-137</text:p>
          </table:table-cell>
          <table:table-cell office:value-type="string" table:style-name="ce65">
            <text:p>'(!/</text:p>
          </table:table-cell>
          <table:table-cell office:value-type="string" table:style-name="ce65">
            <text:p>'(!/</text:p>
          </table:table-cell>
          <table:table-cell office:value-type="string" table:style-name="ce66">
            <text:p> </text:p>
          </table:table-cell>
          <table:table-cell office:value-type="string" table:style-name="ce66">
            <text:p> </text:p>
          </table:table-cell>
          <table:table-cell table:number-columns-repeated="16379"/>
        </table:table-row>
        <table:table-row table:style-name="ro7">
          <table:table-cell office:value-type="float" office:value="-138" table:style-name="ce68">
            <text:p>-138</text:p>
          </table:table-cell>
          <table:table-cell office:value-type="string" table:style-name="ce65">
            <text:p>,'(!/</text:p>
          </table:table-cell>
          <table:table-cell office:value-type="string" table:style-name="ce65">
            <text:p>,'(!/</text:p>
          </table:table-cell>
          <table:table-cell office:value-type="string" table:style-name="ce66">
            <text:p>  </text:p>
          </table:table-cell>
          <table:table-cell office:value-type="string" table:style-name="ce66">
            <text:p>  </text:p>
          </table:table-cell>
          <table:table-cell table:number-columns-repeated="16379"/>
        </table:table-row>
        <table:table-row table:style-name="ro7">
          <table:table-cell office:value-type="float" office:value="-139" table:style-name="ce69">
            <text:p>-139</text:p>
          </table:table-cell>
          <table:table-cell office:value-type="string" table:style-name="ce65">
            <text:p>!//</text:p>
          </table:table-cell>
          <table:table-cell office:value-type="string" table:style-name="ce65">
            <text:p>!//</text:p>
          </table:table-cell>
          <table:table-cell office:value-type="string" table:style-name="ce66">
            <text:p></text:p>
          </table:table-cell>
          <table:table-cell office:value-type="string" table:style-name="ce66">
            <text:p></text:p>
          </table:table-cell>
          <table:table-cell table:number-columns-repeated="16379"/>
        </table:table-row>
        <table:table-row table:style-name="ro7">
          <table:table-cell office:value-type="float" office:value="-140" table:style-name="ce69">
            <text:p>-140</text:p>
          </table:table-cell>
          <table:table-cell office:value-type="string" table:style-name="ce65">
            <text:p>`(!/</text:p>
          </table:table-cell>
          <table:table-cell office:value-type="string" table:style-name="ce65">
            <text:p>`(!/</text:p>
          </table:table-cell>
          <table:table-cell office:value-type="string" table:style-name="ce66">
            <text:p> </text:p>
          </table:table-cell>
          <table:table-cell office:value-type="string" table:style-name="ce66">
            <text:p> </text:p>
          </table:table-cell>
          <table:table-cell table:number-columns-repeated="16379"/>
        </table:table-row>
        <table:table-row table:style-name="ro7">
          <table:table-cell office:value-type="float" office:value="-141" table:style-name="ce69">
            <text:p>-141</text:p>
          </table:table-cell>
          <table:table-cell office:value-type="string" table:style-name="ce65">
            <text:p>(!/</text:p>
          </table:table-cell>
          <table:table-cell office:value-type="string" table:style-name="ce65">
            <text:p>(!/</text:p>
          </table:table-cell>
          <table:table-cell office:value-type="string" table:style-name="ce66">
            <text:p></text:p>
          </table:table-cell>
          <table:table-cell office:value-type="string" table:style-name="ce66">
            <text:p></text:p>
          </table:table-cell>
          <table:table-cell table:number-columns-repeated="16379"/>
        </table:table-row>
        <table:table-row table:style-name="ro7">
          <table:table-cell office:value-type="float" office:value="-142" table:style-name="ce69">
            <text:p>-142</text:p>
          </table:table-cell>
          <table:table-cell office:value-type="string" table:style-name="ce65">
            <text:p>,(!/</text:p>
          </table:table-cell>
          <table:table-cell office:value-type="string" table:style-name="ce65">
            <text:p>,(!/</text:p>
          </table:table-cell>
          <table:table-cell office:value-type="string" table:style-name="ce66">
            <text:p> </text:p>
          </table:table-cell>
          <table:table-cell office:value-type="string" table:style-name="ce66">
            <text:p> </text:p>
          </table:table-cell>
          <table:table-cell table:number-columns-repeated="16379"/>
        </table:table-row>
        <table:table-row table:style-name="ro7">
          <table:table-cell office:value-type="float" office:value="-143" table:style-name="ce69">
            <text:p>-143</text:p>
          </table:table-cell>
          <table:table-cell office:value-type="string" table:style-name="ce65">
            <text:p>,,(!/</text:p>
          </table:table-cell>
          <table:table-cell office:value-type="string" table:style-name="ce65">
            <text:p>,,(!/</text:p>
          </table:table-cell>
          <table:table-cell office:value-type="string" table:style-name="ce70">
            <text:p> </text:p>
          </table:table-cell>
          <table:table-cell office:value-type="string" table:style-name="ce66">
            <text:p> </text:p>
          </table:table-cell>
          <table:table-cell table:number-columns-repeated="16379"/>
        </table:table-row>
        <table:table-row table:style-name="ro7">
          <table:table-cell office:value-type="float" office:value="-144" table:style-name="ce68">
            <text:p>-144</text:p>
          </table:table-cell>
          <table:table-cell office:value-type="string" table:style-name="ce65">
            <text:p>``)!//</text:p>
          </table:table-cell>
          <table:table-cell office:value-type="string" table:style-name="ce65">
            <text:p>``)!//</text:p>
          </table:table-cell>
          <table:table-cell office:value-type="string" table:style-name="ce66">
            <text:p> </text:p>
          </table:table-cell>
          <table:table-cell office:value-type="string" table:style-name="ce66">
            <text:p> </text:p>
          </table:table-cell>
          <table:table-cell table:number-columns-repeated="16379"/>
        </table:table-row>
        <table:table-row table:style-name="ro7">
          <table:table-cell office:value-type="float" office:value="-145" table:style-name="ce69">
            <text:p>-145</text:p>
          </table:table-cell>
          <table:table-cell office:value-type="string" table:style-name="ce65">
            <text:p>`)!//</text:p>
          </table:table-cell>
          <table:table-cell office:value-type="string" table:style-name="ce65">
            <text:p>`)!//</text:p>
          </table:table-cell>
          <table:table-cell office:value-type="string" table:style-name="ce66">
            <text:p> </text:p>
          </table:table-cell>
          <table:table-cell office:value-type="string" table:style-name="ce66">
            <text:p> </text:p>
          </table:table-cell>
          <table:table-cell table:number-columns-repeated="16379"/>
        </table:table-row>
        <table:table-row table:style-name="ro7">
          <table:table-cell office:value-type="float" office:value="-146" table:style-name="ce69">
            <text:p>-146</text:p>
          </table:table-cell>
          <table:table-cell office:value-type="string" table:style-name="ce65">
            <text:p>)!//</text:p>
          </table:table-cell>
          <table:table-cell office:value-type="string" table:style-name="ce65">
            <text:p>)!//</text:p>
          </table:table-cell>
          <table:table-cell office:value-type="string" table:style-name="ce66">
            <text:p></text:p>
          </table:table-cell>
          <table:table-cell office:value-type="string" table:style-name="ce66">
            <text:p></text:p>
          </table:table-cell>
          <table:table-cell table:number-columns-repeated="16379"/>
        </table:table-row>
        <table:table-row table:style-name="ro7">
          <table:table-cell office:value-type="float" office:value="-147" table:style-name="ce69">
            <text:p>-147</text:p>
          </table:table-cell>
          <table:table-cell office:value-type="string" table:style-name="ce65">
            <text:p>,)!//</text:p>
          </table:table-cell>
          <table:table-cell office:value-type="string" table:style-name="ce65">
            <text:p>,)!//</text:p>
          </table:table-cell>
          <table:table-cell office:value-type="string" table:style-name="ce70">
            <text:p> </text:p>
          </table:table-cell>
          <table:table-cell office:value-type="string" table:style-name="ce66">
            <text:p> </text:p>
          </table:table-cell>
          <table:table-cell table:number-columns-repeated="16379"/>
        </table:table-row>
        <table:table-row table:style-name="ro7">
          <table:table-cell office:value-type="float" office:value="-148" table:style-name="ce69">
            <text:p>-148</text:p>
          </table:table-cell>
          <table:table-cell office:value-type="string" table:style-name="ce71">
            <text:p>,,)!//</text:p>
          </table:table-cell>
          <table:table-cell office:value-type="string" table:style-name="ce71">
            <text:p>,,)!//</text:p>
          </table:table-cell>
          <table:table-cell office:value-type="string" table:style-name="ce70">
            <text:p> </text:p>
          </table:table-cell>
          <table:table-cell office:value-type="string" table:style-name="ce70">
            <text:p> </text:p>
          </table:table-cell>
          <table:table-cell table:number-columns-repeated="16379"/>
        </table:table-row>
        <table:table-row table:style-name="ro7">
          <table:table-cell office:value-type="float" office:value="1000" table:style-name="ce65">
            <text:p>1000</text:p>
          </table:table-cell>
          <table:table-cell office:value-type="string" table:style-name="ce65">
            <text:p>#</text:p>
          </table:table-cell>
          <table:table-cell office:value-type="string" table:style-name="ce65">
            <text:p>/||\</text:p>
          </table:table-cell>
          <table:table-cell office:value-type="string" table:style-name="ce66">
            <text:p></text:p>
          </table:table-cell>
          <table:table-cell office:value-type="string" table:style-name="ce66">
            <text:p></text:p>
          </table:table-cell>
          <table:table-cell table:number-columns-repeated="16379"/>
        </table:table-row>
        <table:table-row table:style-name="ro7">
          <table:table-cell office:value-type="float" office:value="1001" table:style-name="ce65">
            <text:p>1001</text:p>
          </table:table-cell>
          <table:table-cell office:value-type="string" table:style-name="ce65">
            <text:p>`|#</text:p>
          </table:table-cell>
          <table:table-cell office:value-type="string" table:style-name="ce65">
            <text:p>`/||\</text:p>
          </table:table-cell>
          <table:table-cell office:value-type="string" table:style-name="ce66">
            <text:p>  </text:p>
          </table:table-cell>
          <table:table-cell office:value-type="string" table:style-name="ce66">
            <text:p> </text:p>
          </table:table-cell>
          <table:table-cell table:number-columns-repeated="16379"/>
        </table:table-row>
        <table:table-row table:style-name="ro7">
          <table:table-cell office:value-type="float" office:value="1002" table:style-name="ce65">
            <text:p>1002</text:p>
          </table:table-cell>
          <table:table-cell office:value-type="string" table:style-name="ce65">
            <text:p>``|#</text:p>
          </table:table-cell>
          <table:table-cell office:value-type="string" table:style-name="ce65">
            <text:p>``/||\</text:p>
          </table:table-cell>
          <table:table-cell office:value-type="string" table:style-name="ce66">
            <text:p>  </text:p>
          </table:table-cell>
          <table:table-cell office:value-type="string" table:style-name="ce66">
            <text:p> </text:p>
          </table:table-cell>
          <table:table-cell table:number-columns-repeated="16379"/>
        </table:table-row>
        <table:table-row table:style-name="ro7">
          <table:table-cell office:value-type="float" office:value="1003" table:style-name="ce65">
            <text:p>1003</text:p>
          </table:table-cell>
          <table:table-cell office:value-type="string" table:style-name="ce65">
            <text:p>.)|#</text:p>
          </table:table-cell>
          <table:table-cell office:value-type="string" table:style-name="ce65">
            <text:p>.)|||</text:p>
          </table:table-cell>
          <table:table-cell office:value-type="string" table:style-name="ce66">
            <text:p>  </text:p>
          </table:table-cell>
          <table:table-cell office:value-type="string" table:style-name="ce66">
            <text:p> </text:p>
          </table:table-cell>
          <table:table-cell table:number-columns-repeated="16379"/>
        </table:table-row>
        <table:table-row table:style-name="ro7">
          <table:table-cell office:value-type="float" office:value="1004" table:style-name="ce65">
            <text:p>1004</text:p>
          </table:table-cell>
          <table:table-cell office:value-type="string" table:style-name="ce67">
            <text:p>'|#</text:p>
          </table:table-cell>
          <table:table-cell office:value-type="string" table:style-name="ce65">
            <text:p>'/||\</text:p>
          </table:table-cell>
          <table:table-cell office:value-type="string" table:style-name="ce66">
            <text:p>  </text:p>
          </table:table-cell>
          <table:table-cell office:value-type="string" table:style-name="ce66">
            <text:p> </text:p>
          </table:table-cell>
          <table:table-cell table:number-columns-repeated="16379"/>
        </table:table-row>
        <table:table-row table:style-name="ro7">
          <table:table-cell office:value-type="float" office:value="1005" table:style-name="ce65">
            <text:p>1005</text:p>
          </table:table-cell>
          <table:table-cell office:value-type="string" table:style-name="ce65">
            <text:p>`'|#</text:p>
          </table:table-cell>
          <table:table-cell office:value-type="string" table:style-name="ce65">
            <text:p>`'/||\</text:p>
          </table:table-cell>
          <table:table-cell office:value-type="string" table:style-name="ce66">
            <text:p>   </text:p>
          </table:table-cell>
          <table:table-cell office:value-type="string" table:style-name="ce66">
            <text:p>  </text:p>
          </table:table-cell>
          <table:table-cell table:number-columns-repeated="16379"/>
        </table:table-row>
        <table:table-row table:style-name="ro7">
          <table:table-cell office:value-type="float" office:value="1006" table:style-name="ce65">
            <text:p>1006</text:p>
          </table:table-cell>
          <table:table-cell office:value-type="string" table:style-name="ce65">
            <text:p>,)|#</text:p>
          </table:table-cell>
          <table:table-cell office:value-type="string" table:style-name="ce65">
            <text:p>,)|||</text:p>
          </table:table-cell>
          <table:table-cell office:value-type="string" table:style-name="ce66">
            <text:p>  </text:p>
          </table:table-cell>
          <table:table-cell office:value-type="string" table:style-name="ce66">
            <text:p> </text:p>
          </table:table-cell>
          <table:table-cell table:number-columns-repeated="16379"/>
        </table:table-row>
        <table:table-row table:style-name="ro7">
          <table:table-cell office:value-type="float" office:value="1007" table:style-name="ce65">
            <text:p>1007</text:p>
          </table:table-cell>
          <table:table-cell office:value-type="string" table:style-name="ce65">
            <text:p>)|#</text:p>
          </table:table-cell>
          <table:table-cell office:value-type="string" table:style-name="ce65">
            <text:p>)|||</text:p>
          </table:table-cell>
          <table:table-cell office:value-type="string" table:style-name="ce66">
            <text:p> </text:p>
          </table:table-cell>
          <table:table-cell office:value-type="string" table:style-name="ce66">
            <text:p></text:p>
          </table:table-cell>
          <table:table-cell table:number-columns-repeated="16379"/>
        </table:table-row>
        <table:table-row table:style-name="ro7">
          <table:table-cell office:value-type="float" office:value="1008" table:style-name="ce65">
            <text:p>1008</text:p>
          </table:table-cell>
          <table:table-cell office:value-type="string" table:style-name="ce65">
            <text:p>`)|#</text:p>
          </table:table-cell>
          <table:table-cell office:value-type="string" table:style-name="ce65">
            <text:p>`)|||</text:p>
          </table:table-cell>
          <table:table-cell office:value-type="string" table:style-name="ce66">
            <text:p>  </text:p>
          </table:table-cell>
          <table:table-cell office:value-type="string" table:style-name="ce66">
            <text:p> </text:p>
          </table:table-cell>
          <table:table-cell table:number-columns-repeated="16379"/>
        </table:table-row>
        <table:table-row table:style-name="ro7">
          <table:table-cell office:value-type="float" office:value="1009" table:style-name="ce65">
            <text:p>1009</text:p>
          </table:table-cell>
          <table:table-cell office:value-type="string" table:style-name="ce65">
            <text:p>``)|#</text:p>
          </table:table-cell>
          <table:table-cell office:value-type="string" table:style-name="ce65">
            <text:p>``)|||</text:p>
          </table:table-cell>
          <table:table-cell office:value-type="string" table:style-name="ce66">
            <text:p>  </text:p>
          </table:table-cell>
          <table:table-cell office:value-type="string" table:style-name="ce66">
            <text:p> </text:p>
          </table:table-cell>
          <table:table-cell table:number-columns-repeated="16379"/>
        </table:table-row>
        <table:table-row table:style-name="ro7">
          <table:table-cell office:value-type="float" office:value="1010" table:style-name="ce65">
            <text:p>1010</text:p>
          </table:table-cell>
          <table:table-cell office:value-type="string" table:style-name="ce65">
            <text:p>,,|(#</text:p>
          </table:table-cell>
          <table:table-cell office:value-type="string" table:style-name="ce65">
            <text:p>,,|||(</text:p>
          </table:table-cell>
          <table:table-cell office:value-type="string" table:style-name="ce66">
            <text:p>  </text:p>
          </table:table-cell>
          <table:table-cell office:value-type="string" table:style-name="ce66">
            <text:p> </text:p>
          </table:table-cell>
          <table:table-cell table:number-columns-repeated="16379"/>
        </table:table-row>
        <table:table-row table:style-name="ro7">
          <table:table-cell office:value-type="float" office:value="1011" table:style-name="ce65">
            <text:p>1011</text:p>
          </table:table-cell>
          <table:table-cell office:value-type="string" table:style-name="ce65">
            <text:p>,|(#</text:p>
          </table:table-cell>
          <table:table-cell office:value-type="string" table:style-name="ce65">
            <text:p>,|||(</text:p>
          </table:table-cell>
          <table:table-cell office:value-type="string" table:style-name="ce66">
            <text:p>  </text:p>
          </table:table-cell>
          <table:table-cell office:value-type="string" table:style-name="ce66">
            <text:p> </text:p>
          </table:table-cell>
          <table:table-cell table:number-columns-repeated="16379"/>
        </table:table-row>
        <table:table-row table:style-name="ro7">
          <table:table-cell office:value-type="float" office:value="1012" table:style-name="ce65">
            <text:p>1012</text:p>
          </table:table-cell>
          <table:table-cell office:value-type="string" table:style-name="ce65">
            <text:p>|(#</text:p>
          </table:table-cell>
          <table:table-cell office:value-type="string" table:style-name="ce65">
            <text:p>|||(</text:p>
          </table:table-cell>
          <table:table-cell office:value-type="string" table:style-name="ce66">
            <text:p> </text:p>
          </table:table-cell>
          <table:table-cell office:value-type="string" table:style-name="ce66">
            <text:p></text:p>
          </table:table-cell>
          <table:table-cell table:number-columns-repeated="16379"/>
        </table:table-row>
        <table:table-row table:style-name="ro7">
          <table:table-cell office:value-type="float" office:value="1013" table:style-name="ce65">
            <text:p>1013</text:p>
          </table:table-cell>
          <table:table-cell office:value-type="string" table:style-name="ce65">
            <text:p>`|(#</text:p>
          </table:table-cell>
          <table:table-cell office:value-type="string" table:style-name="ce65">
            <text:p>`|||(</text:p>
          </table:table-cell>
          <table:table-cell office:value-type="string" table:style-name="ce66">
            <text:p>  </text:p>
          </table:table-cell>
          <table:table-cell office:value-type="string" table:style-name="ce66">
            <text:p> </text:p>
          </table:table-cell>
          <table:table-cell table:number-columns-repeated="16379"/>
        </table:table-row>
        <table:table-row table:style-name="ro7">
          <table:table-cell office:value-type="float" office:value="1014" table:style-name="ce65">
            <text:p>1014</text:p>
          </table:table-cell>
          <table:table-cell office:value-type="string" table:style-name="ce65">
            <text:p>.~|#</text:p>
          </table:table-cell>
          <table:table-cell office:value-type="string" table:style-name="ce65">
            <text:p>.~|||</text:p>
          </table:table-cell>
          <table:table-cell office:value-type="string" table:style-name="ce66">
            <text:p>  </text:p>
          </table:table-cell>
          <table:table-cell office:value-type="string" table:style-name="ce66">
            <text:p> </text:p>
          </table:table-cell>
          <table:table-cell table:number-columns-repeated="16379"/>
        </table:table-row>
        <table:table-row table:style-name="ro7">
          <table:table-cell office:value-type="float" office:value="1015" table:style-name="ce65">
            <text:p>1015</text:p>
          </table:table-cell>
          <table:table-cell office:value-type="string" table:style-name="ce65">
            <text:p>,'|(#</text:p>
          </table:table-cell>
          <table:table-cell office:value-type="string" table:style-name="ce65">
            <text:p>,'|||(</text:p>
          </table:table-cell>
          <table:table-cell office:value-type="string" table:style-name="ce66">
            <text:p>   </text:p>
          </table:table-cell>
          <table:table-cell office:value-type="string" table:style-name="ce66">
            <text:p>  </text:p>
          </table:table-cell>
          <table:table-cell table:number-columns-repeated="16379"/>
        </table:table-row>
        <table:table-row table:style-name="ro7">
          <table:table-cell office:value-type="float" office:value="1016" table:style-name="ce65">
            <text:p>1016</text:p>
          </table:table-cell>
          <table:table-cell office:value-type="string" table:style-name="ce65">
            <text:p>'|(#</text:p>
          </table:table-cell>
          <table:table-cell office:value-type="string" table:style-name="ce65">
            <text:p>'|||(</text:p>
          </table:table-cell>
          <table:table-cell office:value-type="string" table:style-name="ce66">
            <text:p>  </text:p>
          </table:table-cell>
          <table:table-cell office:value-type="string" table:style-name="ce66">
            <text:p> </text:p>
          </table:table-cell>
          <table:table-cell table:number-columns-repeated="16379"/>
        </table:table-row>
        <table:table-row table:style-name="ro7">
          <table:table-cell office:value-type="float" office:value="1017" table:style-name="ce65">
            <text:p>1017</text:p>
          </table:table-cell>
          <table:table-cell office:value-type="string" table:style-name="ce65">
            <text:p>,~|#</text:p>
          </table:table-cell>
          <table:table-cell office:value-type="string" table:style-name="ce65">
            <text:p>,~|||</text:p>
          </table:table-cell>
          <table:table-cell office:value-type="string" table:style-name="ce66">
            <text:p>  </text:p>
          </table:table-cell>
          <table:table-cell office:value-type="string" table:style-name="ce66">
            <text:p> </text:p>
          </table:table-cell>
          <table:table-cell table:number-columns-repeated="16379"/>
        </table:table-row>
        <table:table-row table:style-name="ro7">
          <table:table-cell office:value-type="float" office:value="1018" table:style-name="ce65">
            <text:p>1018</text:p>
          </table:table-cell>
          <table:table-cell office:value-type="string" table:style-name="ce65">
            <text:p>~|#</text:p>
          </table:table-cell>
          <table:table-cell office:value-type="string" table:style-name="ce65">
            <text:p>~|||</text:p>
          </table:table-cell>
          <table:table-cell office:value-type="string" table:style-name="ce66">
            <text:p> </text:p>
          </table:table-cell>
          <table:table-cell office:value-type="string" table:style-name="ce66">
            <text:p></text:p>
          </table:table-cell>
          <table:table-cell table:number-columns-repeated="16379"/>
        </table:table-row>
        <table:table-row table:style-name="ro7">
          <table:table-cell office:value-type="float" office:value="1019" table:style-name="ce65">
            <text:p>1019</text:p>
          </table:table-cell>
          <table:table-cell office:value-type="string" table:style-name="ce65">
            <text:p>,)|(#</text:p>
          </table:table-cell>
          <table:table-cell office:value-type="string" table:style-name="ce65">
            <text:p>,)|||(</text:p>
          </table:table-cell>
          <table:table-cell office:value-type="string" table:style-name="ce66">
            <text:p>  </text:p>
          </table:table-cell>
          <table:table-cell office:value-type="string" table:style-name="ce66">
            <text:p> </text:p>
          </table:table-cell>
          <table:table-cell table:number-columns-repeated="16379"/>
        </table:table-row>
        <table:table-row table:style-name="ro7">
          <table:table-cell office:value-type="float" office:value="1020" table:style-name="ce65">
            <text:p>1020</text:p>
          </table:table-cell>
          <table:table-cell office:value-type="string" table:style-name="ce65">
            <text:p>)|(#</text:p>
          </table:table-cell>
          <table:table-cell office:value-type="string" table:style-name="ce65">
            <text:p>)|||(</text:p>
          </table:table-cell>
          <table:table-cell office:value-type="string" table:style-name="ce66">
            <text:p> </text:p>
          </table:table-cell>
          <table:table-cell office:value-type="string" table:style-name="ce66">
            <text:p></text:p>
          </table:table-cell>
          <table:table-cell table:number-columns-repeated="16379"/>
        </table:table-row>
        <table:table-row table:style-name="ro7">
          <table:table-cell office:value-type="float" office:value="1021" table:style-name="ce65">
            <text:p>1021</text:p>
          </table:table-cell>
          <table:table-cell office:value-type="string" table:style-name="ce65">
            <text:p>`)|(#</text:p>
          </table:table-cell>
          <table:table-cell office:value-type="string" table:style-name="ce65">
            <text:p>`)|||(</text:p>
          </table:table-cell>
          <table:table-cell office:value-type="string" table:style-name="ce66">
            <text:p>  </text:p>
          </table:table-cell>
          <table:table-cell office:value-type="string" table:style-name="ce66">
            <text:p> </text:p>
          </table:table-cell>
          <table:table-cell table:number-columns-repeated="16379"/>
        </table:table-row>
        <table:table-row table:style-name="ro7">
          <table:table-cell office:value-type="float" office:value="1022" table:style-name="ce65">
            <text:p>1022</text:p>
          </table:table-cell>
          <table:table-cell office:value-type="string" table:style-name="ce65">
            <text:p>``)|(#</text:p>
          </table:table-cell>
          <table:table-cell office:value-type="string" table:style-name="ce65">
            <text:p>``)|||(</text:p>
          </table:table-cell>
          <table:table-cell office:value-type="string" table:style-name="ce66">
            <text:p>  </text:p>
          </table:table-cell>
          <table:table-cell office:value-type="string" table:style-name="ce66">
            <text:p> </text:p>
          </table:table-cell>
          <table:table-cell table:number-columns-repeated="16379"/>
        </table:table-row>
        <table:table-row table:style-name="ro7">
          <table:table-cell office:value-type="float" office:value="1023" table:style-name="ce65">
            <text:p>1023</text:p>
          </table:table-cell>
          <table:table-cell office:value-type="string" table:style-name="ce65">
            <text:p>,')|(#</text:p>
          </table:table-cell>
          <table:table-cell office:value-type="string" table:style-name="ce65">
            <text:p>,')|||(</text:p>
          </table:table-cell>
          <table:table-cell office:value-type="string" table:style-name="ce66">
            <text:p>   </text:p>
          </table:table-cell>
          <table:table-cell office:value-type="string" table:style-name="ce66">
            <text:p>  </text:p>
          </table:table-cell>
          <table:table-cell table:number-columns-repeated="16379"/>
        </table:table-row>
        <table:table-row table:style-name="ro7">
          <table:table-cell office:value-type="float" office:value="1024" table:style-name="ce65">
            <text:p>1024</text:p>
          </table:table-cell>
          <table:table-cell office:value-type="string" table:style-name="ce65">
            <text:p>')|(#</text:p>
          </table:table-cell>
          <table:table-cell office:value-type="string" table:style-name="ce65">
            <text:p>')|||(</text:p>
          </table:table-cell>
          <table:table-cell office:value-type="string" table:style-name="ce66">
            <text:p>  </text:p>
          </table:table-cell>
          <table:table-cell office:value-type="string" table:style-name="ce66">
            <text:p> </text:p>
          </table:table-cell>
          <table:table-cell table:number-columns-repeated="16379"/>
        </table:table-row>
        <table:table-row table:style-name="ro7">
          <table:table-cell office:value-type="float" office:value="1025" table:style-name="ce65">
            <text:p>1025</text:p>
          </table:table-cell>
          <table:table-cell office:value-type="string" table:style-name="ce65">
            <text:p>)~|#</text:p>
          </table:table-cell>
          <table:table-cell office:value-type="string" table:style-name="ce65">
            <text:p>)~|||</text:p>
          </table:table-cell>
          <table:table-cell office:value-type="string" table:style-name="ce66">
            <text:p> </text:p>
          </table:table-cell>
          <table:table-cell office:value-type="string" table:style-name="ce66">
            <text:p></text:p>
          </table:table-cell>
          <table:table-cell table:number-columns-repeated="16379"/>
        </table:table-row>
        <table:table-row table:style-name="ro7">
          <table:table-cell office:value-type="float" office:value="1026" table:style-name="ce65">
            <text:p>1026</text:p>
          </table:table-cell>
          <table:table-cell office:value-type="string" table:style-name="ce65">
            <text:p>.~|(#</text:p>
          </table:table-cell>
          <table:table-cell office:value-type="string" table:style-name="ce65">
            <text:p>.~|||(</text:p>
          </table:table-cell>
          <table:table-cell office:value-type="string" table:style-name="ce66">
            <text:p>  </text:p>
          </table:table-cell>
          <table:table-cell office:value-type="string" table:style-name="ce66">
            <text:p> </text:p>
          </table:table-cell>
          <table:table-cell table:number-columns-repeated="16379"/>
        </table:table-row>
        <table:table-row table:style-name="ro7">
          <table:table-cell office:value-type="float" office:value="1027" table:style-name="ce65">
            <text:p>1027</text:p>
          </table:table-cell>
          <table:table-cell office:value-type="string" table:style-name="ce65">
            <text:p>`.~|(#</text:p>
          </table:table-cell>
          <table:table-cell office:value-type="string" table:style-name="ce65">
            <text:p>`.~|||(</text:p>
          </table:table-cell>
          <table:table-cell office:value-type="string" table:style-name="ce66">
            <text:p>   </text:p>
          </table:table-cell>
          <table:table-cell office:value-type="string" table:style-name="ce66">
            <text:p>  </text:p>
          </table:table-cell>
          <table:table-cell table:number-columns-repeated="16379"/>
        </table:table-row>
        <table:table-row table:style-name="ro7">
          <table:table-cell office:value-type="float" office:value="1028" table:style-name="ce65">
            <text:p>1028</text:p>
          </table:table-cell>
          <table:table-cell office:value-type="string" table:style-name="ce65">
            <text:p>,,~|(#</text:p>
          </table:table-cell>
          <table:table-cell office:value-type="string" table:style-name="ce65">
            <text:p>,,~|||(</text:p>
          </table:table-cell>
          <table:table-cell office:value-type="string" table:style-name="ce66">
            <text:p>  </text:p>
          </table:table-cell>
          <table:table-cell office:value-type="string" table:style-name="ce66">
            <text:p> </text:p>
          </table:table-cell>
          <table:table-cell table:number-columns-repeated="16379"/>
        </table:table-row>
        <table:table-row table:style-name="ro7">
          <table:table-cell office:value-type="float" office:value="1029" table:style-name="ce65">
            <text:p>1029</text:p>
          </table:table-cell>
          <table:table-cell office:value-type="string" table:style-name="ce65">
            <text:p>,~|(#</text:p>
          </table:table-cell>
          <table:table-cell office:value-type="string" table:style-name="ce65">
            <text:p>,~|||(</text:p>
          </table:table-cell>
          <table:table-cell office:value-type="string" table:style-name="ce66">
            <text:p>  </text:p>
          </table:table-cell>
          <table:table-cell office:value-type="string" table:style-name="ce66">
            <text:p> </text:p>
          </table:table-cell>
          <table:table-cell table:number-columns-repeated="16379"/>
        </table:table-row>
        <table:table-row table:style-name="ro7">
          <table:table-cell office:value-type="float" office:value="1030" table:style-name="ce65">
            <text:p>1030</text:p>
          </table:table-cell>
          <table:table-cell office:value-type="string" table:style-name="ce65">
            <text:p>~|(#</text:p>
          </table:table-cell>
          <table:table-cell office:value-type="string" table:style-name="ce65">
            <text:p>~|||(</text:p>
          </table:table-cell>
          <table:table-cell office:value-type="string" table:style-name="ce66">
            <text:p> </text:p>
          </table:table-cell>
          <table:table-cell office:value-type="string" table:style-name="ce66">
            <text:p></text:p>
          </table:table-cell>
          <table:table-cell table:number-columns-repeated="16379"/>
        </table:table-row>
        <table:table-row table:style-name="ro7">
          <table:table-cell office:value-type="float" office:value="1031" table:style-name="ce65">
            <text:p>1031</text:p>
          </table:table-cell>
          <table:table-cell office:value-type="string" table:style-name="ce65">
            <text:p>`~|(#</text:p>
          </table:table-cell>
          <table:table-cell office:value-type="string" table:style-name="ce65">
            <text:p>`~|||(</text:p>
          </table:table-cell>
          <table:table-cell office:value-type="string" table:style-name="ce66">
            <text:p>  </text:p>
          </table:table-cell>
          <table:table-cell office:value-type="string" table:style-name="ce66">
            <text:p> </text:p>
          </table:table-cell>
          <table:table-cell table:number-columns-repeated="16379"/>
        </table:table-row>
        <table:table-row table:style-name="ro7">
          <table:table-cell office:value-type="float" office:value="1032" table:style-name="ce65">
            <text:p>1032</text:p>
          </table:table-cell>
          <table:table-cell office:value-type="string" table:style-name="ce65">
            <text:p>,,|~#</text:p>
          </table:table-cell>
          <table:table-cell office:value-type="string" table:style-name="ce65">
            <text:p>,,|||~</text:p>
          </table:table-cell>
          <table:table-cell office:value-type="string" table:style-name="ce66">
            <text:p>  </text:p>
          </table:table-cell>
          <table:table-cell office:value-type="string" table:style-name="ce66">
            <text:p> </text:p>
          </table:table-cell>
          <table:table-cell table:number-columns-repeated="16379"/>
        </table:table-row>
        <table:table-row table:style-name="ro7">
          <table:table-cell office:value-type="float" office:value="1033" table:style-name="ce65">
            <text:p>1033</text:p>
          </table:table-cell>
          <table:table-cell office:value-type="string" table:style-name="ce65">
            <text:p>,|~#</text:p>
          </table:table-cell>
          <table:table-cell office:value-type="string" table:style-name="ce65">
            <text:p>,|||~</text:p>
          </table:table-cell>
          <table:table-cell office:value-type="string" table:style-name="ce66">
            <text:p>  </text:p>
          </table:table-cell>
          <table:table-cell office:value-type="string" table:style-name="ce66">
            <text:p> </text:p>
          </table:table-cell>
          <table:table-cell table:number-columns-repeated="16379"/>
        </table:table-row>
        <table:table-row table:style-name="ro7">
          <table:table-cell office:value-type="float" office:value="1034" table:style-name="ce65">
            <text:p>1034</text:p>
          </table:table-cell>
          <table:table-cell office:value-type="string" table:style-name="ce65">
            <text:p>|~#</text:p>
          </table:table-cell>
          <table:table-cell office:value-type="string" table:style-name="ce65">
            <text:p>|||~</text:p>
          </table:table-cell>
          <table:table-cell office:value-type="string" table:style-name="ce66">
            <text:p> </text:p>
          </table:table-cell>
          <table:table-cell office:value-type="string" table:style-name="ce66">
            <text:p></text:p>
          </table:table-cell>
          <table:table-cell table:number-columns-repeated="16379"/>
        </table:table-row>
        <table:table-row table:style-name="ro7">
          <table:table-cell office:value-type="float" office:value="1035" table:style-name="ce65">
            <text:p>1035</text:p>
          </table:table-cell>
          <table:table-cell office:value-type="string" table:style-name="ce65">
            <text:p>`|~#</text:p>
          </table:table-cell>
          <table:table-cell office:value-type="string" table:style-name="ce65">
            <text:p>`|||~</text:p>
          </table:table-cell>
          <table:table-cell office:value-type="string" table:style-name="ce66">
            <text:p>  </text:p>
          </table:table-cell>
          <table:table-cell office:value-type="string" table:style-name="ce66">
            <text:p> </text:p>
          </table:table-cell>
          <table:table-cell table:number-columns-repeated="16379"/>
        </table:table-row>
        <table:table-row table:style-name="ro7">
          <table:table-cell office:value-type="float" office:value="1036" table:style-name="ce65">
            <text:p>1036</text:p>
          </table:table-cell>
          <table:table-cell office:value-type="string" table:style-name="ce65">
            <text:p>~~|#</text:p>
          </table:table-cell>
          <table:table-cell office:value-type="string" table:style-name="ce65">
            <text:p>~~|||</text:p>
          </table:table-cell>
          <table:table-cell office:value-type="string" table:style-name="ce66">
            <text:p> </text:p>
          </table:table-cell>
          <table:table-cell office:value-type="string" table:style-name="ce66">
            <text:p></text:p>
          </table:table-cell>
          <table:table-cell table:number-columns-repeated="16379"/>
        </table:table-row>
        <table:table-row table:style-name="ro7">
          <table:table-cell office:value-type="float" office:value="1037" table:style-name="ce65">
            <text:p>1037</text:p>
          </table:table-cell>
          <table:table-cell office:value-type="string" table:style-name="ce65">
            <text:p>`~~|#</text:p>
          </table:table-cell>
          <table:table-cell office:value-type="string" table:style-name="ce65">
            <text:p>`~~|||</text:p>
          </table:table-cell>
          <table:table-cell office:value-type="string" table:style-name="ce66">
            <text:p>  </text:p>
          </table:table-cell>
          <table:table-cell office:value-type="string" table:style-name="ce66">
            <text:p> </text:p>
          </table:table-cell>
          <table:table-cell table:number-columns-repeated="16379"/>
        </table:table-row>
        <table:table-row table:style-name="ro7">
          <table:table-cell office:value-type="float" office:value="1038" table:style-name="ce65">
            <text:p>1038</text:p>
          </table:table-cell>
          <table:table-cell office:value-type="string" table:style-name="ce65">
            <text:p>``~~|#</text:p>
          </table:table-cell>
          <table:table-cell office:value-type="string" table:style-name="ce65">
            <text:p>``~~|||</text:p>
          </table:table-cell>
          <table:table-cell office:value-type="string" table:style-name="ce66">
            <text:p>  </text:p>
          </table:table-cell>
          <table:table-cell office:value-type="string" table:style-name="ce66">
            <text:p> </text:p>
          </table:table-cell>
          <table:table-cell table:number-columns-repeated="16379"/>
        </table:table-row>
        <table:table-row table:style-name="ro7">
          <table:table-cell office:value-type="float" office:value="1039" table:style-name="ce65">
            <text:p>1039</text:p>
          </table:table-cell>
          <table:table-cell office:value-type="string" table:style-name="ce65">
            <text:p>,./|#</text:p>
          </table:table-cell>
          <table:table-cell office:value-type="string" table:style-name="ce65">
            <text:p>,./|||</text:p>
          </table:table-cell>
          <table:table-cell office:value-type="string" table:style-name="ce66">
            <text:p>   </text:p>
          </table:table-cell>
          <table:table-cell office:value-type="string" table:style-name="ce66">
            <text:p>  </text:p>
          </table:table-cell>
          <table:table-cell table:number-columns-repeated="16379"/>
        </table:table-row>
        <table:table-row table:style-name="ro7">
          <table:table-cell office:value-type="float" office:value="1040" table:style-name="ce65">
            <text:p>1040</text:p>
          </table:table-cell>
          <table:table-cell office:value-type="string" table:style-name="ce65">
            <text:p>./|#</text:p>
          </table:table-cell>
          <table:table-cell office:value-type="string" table:style-name="ce65">
            <text:p>./|||</text:p>
          </table:table-cell>
          <table:table-cell office:value-type="string" table:style-name="ce66">
            <text:p>  </text:p>
          </table:table-cell>
          <table:table-cell office:value-type="string" table:style-name="ce66">
            <text:p> </text:p>
          </table:table-cell>
          <table:table-cell table:number-columns-repeated="16379"/>
        </table:table-row>
        <table:table-row table:style-name="ro7">
          <table:table-cell office:value-type="float" office:value="1041" table:style-name="ce65">
            <text:p>1041</text:p>
          </table:table-cell>
          <table:table-cell office:value-type="string" table:style-name="ce65">
            <text:p>)|~#</text:p>
          </table:table-cell>
          <table:table-cell office:value-type="string" table:style-name="ce65">
            <text:p>)|||~</text:p>
          </table:table-cell>
          <table:table-cell office:value-type="string" table:style-name="ce66">
            <text:p> </text:p>
          </table:table-cell>
          <table:table-cell office:value-type="string" table:style-name="ce66">
            <text:p></text:p>
          </table:table-cell>
          <table:table-cell table:number-columns-repeated="16379"/>
        </table:table-row>
        <table:table-row table:style-name="ro7">
          <table:table-cell office:value-type="float" office:value="1042" table:style-name="ce65">
            <text:p>1042</text:p>
          </table:table-cell>
          <table:table-cell office:value-type="string" table:style-name="ce65">
            <text:p>,,/|#</text:p>
          </table:table-cell>
          <table:table-cell office:value-type="string" table:style-name="ce65">
            <text:p>,,/|||</text:p>
          </table:table-cell>
          <table:table-cell office:value-type="string" table:style-name="ce66">
            <text:p>  </text:p>
          </table:table-cell>
          <table:table-cell office:value-type="string" table:style-name="ce66">
            <text:p> </text:p>
          </table:table-cell>
          <table:table-cell table:number-columns-repeated="16379"/>
        </table:table-row>
        <table:table-row table:style-name="ro7">
          <table:table-cell office:value-type="float" office:value="1043" table:style-name="ce65">
            <text:p>1043</text:p>
          </table:table-cell>
          <table:table-cell office:value-type="string" table:style-name="ce65">
            <text:p>,/|#</text:p>
          </table:table-cell>
          <table:table-cell office:value-type="string" table:style-name="ce65">
            <text:p>,/|||</text:p>
          </table:table-cell>
          <table:table-cell office:value-type="string" table:style-name="ce66">
            <text:p>  </text:p>
          </table:table-cell>
          <table:table-cell office:value-type="string" table:style-name="ce66">
            <text:p> </text:p>
          </table:table-cell>
          <table:table-cell table:number-columns-repeated="16379"/>
        </table:table-row>
        <table:table-row table:style-name="ro7">
          <table:table-cell office:value-type="float" office:value="1044" table:style-name="ce65">
            <text:p>1044</text:p>
          </table:table-cell>
          <table:table-cell office:value-type="string" table:style-name="ce65">
            <text:p>/|#</text:p>
          </table:table-cell>
          <table:table-cell office:value-type="string" table:style-name="ce65">
            <text:p>/|||</text:p>
          </table:table-cell>
          <table:table-cell office:value-type="string" table:style-name="ce66">
            <text:p> </text:p>
          </table:table-cell>
          <table:table-cell office:value-type="string" table:style-name="ce66">
            <text:p></text:p>
          </table:table-cell>
          <table:table-cell table:number-columns-repeated="16379"/>
        </table:table-row>
        <table:table-row table:style-name="ro7">
          <table:table-cell office:value-type="float" office:value="1045" table:style-name="ce65">
            <text:p>1045</text:p>
          </table:table-cell>
          <table:table-cell office:value-type="string" table:style-name="ce65">
            <text:p>`/|#</text:p>
          </table:table-cell>
          <table:table-cell office:value-type="string" table:style-name="ce65">
            <text:p>`/|||</text:p>
          </table:table-cell>
          <table:table-cell office:value-type="string" table:style-name="ce66">
            <text:p>  </text:p>
          </table:table-cell>
          <table:table-cell office:value-type="string" table:style-name="ce66">
            <text:p> </text:p>
          </table:table-cell>
          <table:table-cell table:number-columns-repeated="16379"/>
        </table:table-row>
        <table:table-row table:style-name="ro7">
          <table:table-cell office:value-type="float" office:value="1046" table:style-name="ce65">
            <text:p>1046</text:p>
          </table:table-cell>
          <table:table-cell office:value-type="string" table:style-name="ce65">
            <text:p>``/|#</text:p>
          </table:table-cell>
          <table:table-cell office:value-type="string" table:style-name="ce65">
            <text:p>``/|||</text:p>
          </table:table-cell>
          <table:table-cell office:value-type="string" table:style-name="ce66">
            <text:p>  </text:p>
          </table:table-cell>
          <table:table-cell office:value-type="string" table:style-name="ce66">
            <text:p> </text:p>
          </table:table-cell>
          <table:table-cell table:number-columns-repeated="16379"/>
        </table:table-row>
        <table:table-row table:style-name="ro7">
          <table:table-cell office:value-type="float" office:value="1047" table:style-name="ce65">
            <text:p>1047</text:p>
          </table:table-cell>
          <table:table-cell office:value-type="string" table:style-name="ce65">
            <text:p>.)/|#</text:p>
          </table:table-cell>
          <table:table-cell office:value-type="string" table:style-name="ce65">
            <text:p>.)/|||</text:p>
          </table:table-cell>
          <table:table-cell office:value-type="string" table:style-name="ce66">
            <text:p>  </text:p>
          </table:table-cell>
          <table:table-cell office:value-type="string" table:style-name="ce66">
            <text:p> </text:p>
          </table:table-cell>
          <table:table-cell table:number-columns-repeated="16379"/>
        </table:table-row>
        <table:table-row table:style-name="ro7">
          <table:table-cell office:value-type="float" office:value="1048" table:style-name="ce65">
            <text:p>1048</text:p>
          </table:table-cell>
          <table:table-cell office:value-type="string" table:style-name="ce65">
            <text:p>'/|#</text:p>
          </table:table-cell>
          <table:table-cell office:value-type="string" table:style-name="ce65">
            <text:p>'/|||</text:p>
          </table:table-cell>
          <table:table-cell office:value-type="string" table:style-name="ce66">
            <text:p>  </text:p>
          </table:table-cell>
          <table:table-cell office:value-type="string" table:style-name="ce66">
            <text:p> </text:p>
          </table:table-cell>
          <table:table-cell table:number-columns-repeated="16379"/>
        </table:table-row>
        <table:table-row table:style-name="ro7">
          <table:table-cell office:value-type="float" office:value="1049" table:style-name="ce65">
            <text:p>1049</text:p>
          </table:table-cell>
          <table:table-cell office:value-type="string" table:style-name="ce65">
            <text:p>`'/|#</text:p>
          </table:table-cell>
          <table:table-cell office:value-type="string" table:style-name="ce65">
            <text:p>`'/|||</text:p>
          </table:table-cell>
          <table:table-cell office:value-type="string" table:style-name="ce66">
            <text:p>   </text:p>
          </table:table-cell>
          <table:table-cell office:value-type="string" table:style-name="ce66">
            <text:p>  </text:p>
          </table:table-cell>
          <table:table-cell table:number-columns-repeated="16379"/>
        </table:table-row>
        <table:table-row table:style-name="ro7">
          <table:table-cell office:value-type="float" office:value="1050" table:style-name="ce65">
            <text:p>1050</text:p>
          </table:table-cell>
          <table:table-cell office:value-type="string" table:style-name="ce65">
            <text:p>,,)/|#</text:p>
          </table:table-cell>
          <table:table-cell office:value-type="string" table:style-name="ce65">
            <text:p>,,)/|||</text:p>
          </table:table-cell>
          <table:table-cell office:value-type="string" table:style-name="ce66">
            <text:p>  </text:p>
          </table:table-cell>
          <table:table-cell office:value-type="string" table:style-name="ce66">
            <text:p> </text:p>
          </table:table-cell>
          <table:table-cell table:number-columns-repeated="16379"/>
        </table:table-row>
        <table:table-row table:style-name="ro7">
          <table:table-cell office:value-type="float" office:value="1051" table:style-name="ce65">
            <text:p>1051</text:p>
          </table:table-cell>
          <table:table-cell office:value-type="string" table:style-name="ce65">
            <text:p>,)/|#</text:p>
          </table:table-cell>
          <table:table-cell office:value-type="string" table:style-name="ce65">
            <text:p>,)/|||</text:p>
          </table:table-cell>
          <table:table-cell office:value-type="string" table:style-name="ce66">
            <text:p>  </text:p>
          </table:table-cell>
          <table:table-cell office:value-type="string" table:style-name="ce66">
            <text:p> </text:p>
          </table:table-cell>
          <table:table-cell table:number-columns-repeated="16379"/>
        </table:table-row>
        <table:table-row table:style-name="ro7">
          <table:table-cell office:value-type="float" office:value="1052" table:style-name="ce65">
            <text:p>1052</text:p>
          </table:table-cell>
          <table:table-cell office:value-type="string" table:style-name="ce65">
            <text:p>)/|#</text:p>
          </table:table-cell>
          <table:table-cell office:value-type="string" table:style-name="ce65">
            <text:p>)/|||</text:p>
          </table:table-cell>
          <table:table-cell office:value-type="string" table:style-name="ce66">
            <text:p> </text:p>
          </table:table-cell>
          <table:table-cell office:value-type="string" table:style-name="ce66">
            <text:p></text:p>
          </table:table-cell>
          <table:table-cell table:number-columns-repeated="16379"/>
        </table:table-row>
        <table:table-row table:style-name="ro7">
          <table:table-cell office:value-type="float" office:value="1053" table:style-name="ce65">
            <text:p>1053</text:p>
          </table:table-cell>
          <table:table-cell office:value-type="string" table:style-name="ce65">
            <text:p>,.|)#</text:p>
          </table:table-cell>
          <table:table-cell office:value-type="string" table:style-name="ce65">
            <text:p>,.|||)</text:p>
          </table:table-cell>
          <table:table-cell office:value-type="string" table:style-name="ce66">
            <text:p>   </text:p>
          </table:table-cell>
          <table:table-cell office:value-type="string" table:style-name="ce66">
            <text:p>  </text:p>
          </table:table-cell>
          <table:table-cell table:number-columns-repeated="16379"/>
        </table:table-row>
        <table:table-row table:style-name="ro7">
          <table:table-cell office:value-type="float" office:value="1054" table:style-name="ce65">
            <text:p>1054</text:p>
          </table:table-cell>
          <table:table-cell office:value-type="string" table:style-name="ce65">
            <text:p>.|)#</text:p>
          </table:table-cell>
          <table:table-cell office:value-type="string" table:style-name="ce65">
            <text:p>.|||)</text:p>
          </table:table-cell>
          <table:table-cell office:value-type="string" table:style-name="ce66">
            <text:p>  </text:p>
          </table:table-cell>
          <table:table-cell office:value-type="string" table:style-name="ce66">
            <text:p> </text:p>
          </table:table-cell>
          <table:table-cell table:number-columns-repeated="16379"/>
        </table:table-row>
        <table:table-row table:style-name="ro7">
          <table:table-cell office:value-type="float" office:value="1055" table:style-name="ce65">
            <text:p>1055</text:p>
          </table:table-cell>
          <table:table-cell office:value-type="string" table:style-name="ce65">
            <text:p>`.|)#</text:p>
          </table:table-cell>
          <table:table-cell office:value-type="string" table:style-name="ce65">
            <text:p>`.|||)</text:p>
          </table:table-cell>
          <table:table-cell office:value-type="string" table:style-name="ce66">
            <text:p>   </text:p>
          </table:table-cell>
          <table:table-cell office:value-type="string" table:style-name="ce66">
            <text:p>  </text:p>
          </table:table-cell>
          <table:table-cell table:number-columns-repeated="16379"/>
        </table:table-row>
        <table:table-row table:style-name="ro7">
          <table:table-cell office:value-type="float" office:value="1056" table:style-name="ce65">
            <text:p>1056</text:p>
          </table:table-cell>
          <table:table-cell office:value-type="string" table:style-name="ce65">
            <text:p>,,|)#</text:p>
          </table:table-cell>
          <table:table-cell office:value-type="string" table:style-name="ce65">
            <text:p>,,|||)</text:p>
          </table:table-cell>
          <table:table-cell office:value-type="string" table:style-name="ce66">
            <text:p>  </text:p>
          </table:table-cell>
          <table:table-cell office:value-type="string" table:style-name="ce66">
            <text:p> </text:p>
          </table:table-cell>
          <table:table-cell table:number-columns-repeated="16379"/>
        </table:table-row>
        <table:table-row table:style-name="ro7">
          <table:table-cell office:value-type="float" office:value="1057" table:style-name="ce65">
            <text:p>1057</text:p>
          </table:table-cell>
          <table:table-cell office:value-type="string" table:style-name="ce65">
            <text:p>,|)#</text:p>
          </table:table-cell>
          <table:table-cell office:value-type="string" table:style-name="ce65">
            <text:p>,|||)</text:p>
          </table:table-cell>
          <table:table-cell office:value-type="string" table:style-name="ce66">
            <text:p>  </text:p>
          </table:table-cell>
          <table:table-cell office:value-type="string" table:style-name="ce66">
            <text:p> </text:p>
          </table:table-cell>
          <table:table-cell table:number-columns-repeated="16379"/>
        </table:table-row>
        <table:table-row table:style-name="ro7">
          <table:table-cell office:value-type="float" office:value="1058" table:style-name="ce65">
            <text:p>1058</text:p>
          </table:table-cell>
          <table:table-cell office:value-type="string" table:style-name="ce65">
            <text:p>|)#</text:p>
          </table:table-cell>
          <table:table-cell office:value-type="string" table:style-name="ce65">
            <text:p>|||)</text:p>
          </table:table-cell>
          <table:table-cell office:value-type="string" table:style-name="ce66">
            <text:p> </text:p>
          </table:table-cell>
          <table:table-cell office:value-type="string" table:style-name="ce66">
            <text:p></text:p>
          </table:table-cell>
          <table:table-cell table:number-columns-repeated="16379"/>
        </table:table-row>
        <table:table-row table:style-name="ro7">
          <table:table-cell office:value-type="float" office:value="1059" table:style-name="ce65">
            <text:p>1059</text:p>
          </table:table-cell>
          <table:table-cell office:value-type="string" table:style-name="ce65">
            <text:p>`|)#</text:p>
          </table:table-cell>
          <table:table-cell office:value-type="string" table:style-name="ce65">
            <text:p>`|||)</text:p>
          </table:table-cell>
          <table:table-cell office:value-type="string" table:style-name="ce66">
            <text:p>  </text:p>
          </table:table-cell>
          <table:table-cell office:value-type="string" table:style-name="ce66">
            <text:p> </text:p>
          </table:table-cell>
          <table:table-cell table:number-columns-repeated="16379"/>
        </table:table-row>
        <table:table-row table:style-name="ro7">
          <table:table-cell office:value-type="float" office:value="1060" table:style-name="ce65">
            <text:p>1060</text:p>
          </table:table-cell>
          <table:table-cell office:value-type="string" table:style-name="ce65">
            <text:p>``|)#</text:p>
          </table:table-cell>
          <table:table-cell office:value-type="string" table:style-name="ce65">
            <text:p>``|||)</text:p>
          </table:table-cell>
          <table:table-cell office:value-type="string" table:style-name="ce66">
            <text:p>  </text:p>
          </table:table-cell>
          <table:table-cell office:value-type="string" table:style-name="ce66">
            <text:p> </text:p>
          </table:table-cell>
          <table:table-cell table:number-columns-repeated="16379"/>
        </table:table-row>
        <table:table-row table:style-name="ro7">
          <table:table-cell office:value-type="float" office:value="1061" table:style-name="ce65">
            <text:p>1061</text:p>
          </table:table-cell>
          <table:table-cell office:value-type="string" table:style-name="ce65">
            <text:p>,'|)#</text:p>
          </table:table-cell>
          <table:table-cell office:value-type="string" table:style-name="ce65">
            <text:p>,'|||)</text:p>
          </table:table-cell>
          <table:table-cell office:value-type="string" table:style-name="ce66">
            <text:p>   </text:p>
          </table:table-cell>
          <table:table-cell office:value-type="string" table:style-name="ce66">
            <text:p>  </text:p>
          </table:table-cell>
          <table:table-cell table:number-columns-repeated="16379"/>
        </table:table-row>
        <table:table-row table:style-name="ro7">
          <table:table-cell office:value-type="float" office:value="1062" table:style-name="ce65">
            <text:p>1062</text:p>
          </table:table-cell>
          <table:table-cell office:value-type="string" table:style-name="ce65">
            <text:p>'|)#</text:p>
          </table:table-cell>
          <table:table-cell office:value-type="string" table:style-name="ce65">
            <text:p>'|||)</text:p>
          </table:table-cell>
          <table:table-cell office:value-type="string" table:style-name="ce66">
            <text:p>  </text:p>
          </table:table-cell>
          <table:table-cell office:value-type="string" table:style-name="ce66">
            <text:p> </text:p>
          </table:table-cell>
          <table:table-cell table:number-columns-repeated="16379"/>
        </table:table-row>
        <table:table-row table:style-name="ro7">
          <table:table-cell office:value-type="float" office:value="1063" table:style-name="ce65">
            <text:p>1063</text:p>
          </table:table-cell>
          <table:table-cell office:value-type="string" table:style-name="ce65">
            <text:p>`'|)#</text:p>
          </table:table-cell>
          <table:table-cell office:value-type="string" table:style-name="ce65">
            <text:p>`'|||)</text:p>
          </table:table-cell>
          <table:table-cell office:value-type="string" table:style-name="ce66">
            <text:p>   </text:p>
          </table:table-cell>
          <table:table-cell office:value-type="string" table:style-name="ce66">
            <text:p>  </text:p>
          </table:table-cell>
          <table:table-cell table:number-columns-repeated="16379"/>
        </table:table-row>
        <table:table-row table:style-name="ro7">
          <table:table-cell office:value-type="float" office:value="1064" table:style-name="ce65">
            <text:p>1064</text:p>
          </table:table-cell>
          <table:table-cell office:value-type="string" table:style-name="ce65">
            <text:p>,)|)#</text:p>
          </table:table-cell>
          <table:table-cell office:value-type="string" table:style-name="ce65">
            <text:p>,)|||)</text:p>
          </table:table-cell>
          <table:table-cell office:value-type="string" table:style-name="ce66">
            <text:p>  </text:p>
          </table:table-cell>
          <table:table-cell office:value-type="string" table:style-name="ce66">
            <text:p> </text:p>
          </table:table-cell>
          <table:table-cell table:number-columns-repeated="16379"/>
        </table:table-row>
        <table:table-row table:style-name="ro7">
          <table:table-cell office:value-type="float" office:value="1065" table:style-name="ce65">
            <text:p>1065</text:p>
          </table:table-cell>
          <table:table-cell office:value-type="string" table:style-name="ce65">
            <text:p>)|)#</text:p>
          </table:table-cell>
          <table:table-cell office:value-type="string" table:style-name="ce65">
            <text:p>)|||)</text:p>
          </table:table-cell>
          <table:table-cell office:value-type="string" table:style-name="ce66">
            <text:p> </text:p>
          </table:table-cell>
          <table:table-cell office:value-type="string" table:style-name="ce66">
            <text:p></text:p>
          </table:table-cell>
          <table:table-cell table:number-columns-repeated="16379"/>
        </table:table-row>
        <table:table-row table:style-name="ro7">
          <table:table-cell office:value-type="float" office:value="1066" table:style-name="ce65">
            <text:p>1066</text:p>
          </table:table-cell>
          <table:table-cell office:value-type="string" table:style-name="ce65">
            <text:p>.(|#</text:p>
          </table:table-cell>
          <table:table-cell office:value-type="string" table:style-name="ce65">
            <text:p>.(|||</text:p>
          </table:table-cell>
          <table:table-cell office:value-type="string" table:style-name="ce66">
            <text:p>  </text:p>
          </table:table-cell>
          <table:table-cell office:value-type="string" table:style-name="ce66">
            <text:p> </text:p>
          </table:table-cell>
          <table:table-cell table:number-columns-repeated="16379"/>
        </table:table-row>
        <table:table-row table:style-name="ro7">
          <table:table-cell office:value-type="float" office:value="1067" table:style-name="ce65">
            <text:p>1067</text:p>
          </table:table-cell>
          <table:table-cell office:value-type="string" table:style-name="ce65">
            <text:p>|\#</text:p>
          </table:table-cell>
          <table:table-cell office:value-type="string" table:style-name="ce65">
            <text:p>|||\</text:p>
          </table:table-cell>
          <table:table-cell office:value-type="string" table:style-name="ce66">
            <text:p> </text:p>
          </table:table-cell>
          <table:table-cell office:value-type="string" table:style-name="ce66">
            <text:p></text:p>
          </table:table-cell>
          <table:table-cell table:number-columns-repeated="16379"/>
        </table:table-row>
        <table:table-row table:style-name="ro7">
          <table:table-cell office:value-type="float" office:value="1068" table:style-name="ce65">
            <text:p>1068</text:p>
          </table:table-cell>
          <table:table-cell office:value-type="string" table:style-name="ce65">
            <text:p>`|\#</text:p>
          </table:table-cell>
          <table:table-cell office:value-type="string" table:style-name="ce65">
            <text:p>`|||\</text:p>
          </table:table-cell>
          <table:table-cell office:value-type="string" table:style-name="ce66">
            <text:p>  </text:p>
          </table:table-cell>
          <table:table-cell office:value-type="string" table:style-name="ce66">
            <text:p> </text:p>
          </table:table-cell>
          <table:table-cell table:number-columns-repeated="16379"/>
        </table:table-row>
        <table:table-row table:style-name="ro7">
          <table:table-cell office:value-type="float" office:value="1069" table:style-name="ce65">
            <text:p>1069</text:p>
          </table:table-cell>
          <table:table-cell office:value-type="string" table:style-name="ce65">
            <text:p>,(|#</text:p>
          </table:table-cell>
          <table:table-cell office:value-type="string" table:style-name="ce65">
            <text:p>,(|||</text:p>
          </table:table-cell>
          <table:table-cell office:value-type="string" table:style-name="ce66">
            <text:p>  </text:p>
          </table:table-cell>
          <table:table-cell office:value-type="string" table:style-name="ce66">
            <text:p> </text:p>
          </table:table-cell>
          <table:table-cell table:number-columns-repeated="16379"/>
        </table:table-row>
        <table:table-row table:style-name="ro7">
          <table:table-cell office:value-type="float" office:value="1070" table:style-name="ce65">
            <text:p>1070</text:p>
          </table:table-cell>
          <table:table-cell office:value-type="string" table:style-name="ce65">
            <text:p>(|#</text:p>
          </table:table-cell>
          <table:table-cell office:value-type="string" table:style-name="ce65">
            <text:p>(|||</text:p>
          </table:table-cell>
          <table:table-cell office:value-type="string" table:style-name="ce66">
            <text:p> </text:p>
          </table:table-cell>
          <table:table-cell office:value-type="string" table:style-name="ce66">
            <text:p></text:p>
          </table:table-cell>
          <table:table-cell table:number-columns-repeated="16379"/>
        </table:table-row>
        <table:table-row table:style-name="ro7">
          <table:table-cell office:value-type="float" office:value="1071" table:style-name="ce65">
            <text:p>1071</text:p>
          </table:table-cell>
          <table:table-cell office:value-type="string" table:style-name="ce65">
            <text:p>`(|#</text:p>
          </table:table-cell>
          <table:table-cell office:value-type="string" table:style-name="ce65">
            <text:p>`(|||</text:p>
          </table:table-cell>
          <table:table-cell office:value-type="string" table:style-name="ce66">
            <text:p>  </text:p>
          </table:table-cell>
          <table:table-cell office:value-type="string" table:style-name="ce66">
            <text:p> </text:p>
          </table:table-cell>
          <table:table-cell table:number-columns-repeated="16379"/>
        </table:table-row>
        <table:table-row table:style-name="ro7">
          <table:table-cell office:value-type="float" office:value="1072" table:style-name="ce65">
            <text:p>1072</text:p>
          </table:table-cell>
          <table:table-cell office:value-type="string" table:style-name="ce65">
            <text:p>``(|#</text:p>
          </table:table-cell>
          <table:table-cell office:value-type="string" table:style-name="ce65">
            <text:p>``(|||</text:p>
          </table:table-cell>
          <table:table-cell office:value-type="string" table:style-name="ce66">
            <text:p>  </text:p>
          </table:table-cell>
          <table:table-cell office:value-type="string" table:style-name="ce66">
            <text:p> </text:p>
          </table:table-cell>
          <table:table-cell table:number-columns-repeated="16379"/>
        </table:table-row>
        <table:table-row table:style-name="ro7">
          <table:table-cell office:value-type="float" office:value="1073" table:style-name="ce65">
            <text:p>1073</text:p>
          </table:table-cell>
          <table:table-cell office:value-type="string" table:style-name="ce65">
            <text:p>,'(|#</text:p>
          </table:table-cell>
          <table:table-cell office:value-type="string" table:style-name="ce65">
            <text:p>,'(|||</text:p>
          </table:table-cell>
          <table:table-cell office:value-type="string" table:style-name="ce66">
            <text:p>   </text:p>
          </table:table-cell>
          <table:table-cell office:value-type="string" table:style-name="ce66">
            <text:p>  </text:p>
          </table:table-cell>
          <table:table-cell table:number-columns-repeated="16379"/>
        </table:table-row>
        <table:table-row table:style-name="ro7">
          <table:table-cell office:value-type="float" office:value="1074" table:style-name="ce65">
            <text:p>1074</text:p>
          </table:table-cell>
          <table:table-cell office:value-type="string" table:style-name="ce65">
            <text:p>'(|#</text:p>
          </table:table-cell>
          <table:table-cell office:value-type="string" table:style-name="ce65">
            <text:p>'(|||</text:p>
          </table:table-cell>
          <table:table-cell office:value-type="string" table:style-name="ce66">
            <text:p>  </text:p>
          </table:table-cell>
          <table:table-cell office:value-type="string" table:style-name="ce66">
            <text:p> </text:p>
          </table:table-cell>
          <table:table-cell table:number-columns-repeated="16379"/>
        </table:table-row>
        <table:table-row table:style-name="ro7">
          <table:table-cell office:value-type="float" office:value="1075" table:style-name="ce65">
            <text:p>1075</text:p>
          </table:table-cell>
          <table:table-cell office:value-type="string" table:style-name="ce65">
            <text:p>,~|)#</text:p>
          </table:table-cell>
          <table:table-cell office:value-type="string" table:style-name="ce65">
            <text:p>,~|||)</text:p>
          </table:table-cell>
          <table:table-cell office:value-type="string" table:style-name="ce66">
            <text:p>  </text:p>
          </table:table-cell>
          <table:table-cell office:value-type="string" table:style-name="ce66">
            <text:p> </text:p>
          </table:table-cell>
          <table:table-cell table:number-columns-repeated="16379"/>
        </table:table-row>
        <table:table-row table:style-name="ro7">
          <table:table-cell office:value-type="float" office:value="1076" table:style-name="ce65">
            <text:p>1076</text:p>
          </table:table-cell>
          <table:table-cell office:value-type="string" table:style-name="ce65">
            <text:p>~|)#</text:p>
          </table:table-cell>
          <table:table-cell office:value-type="string" table:style-name="ce65">
            <text:p>~|||)</text:p>
          </table:table-cell>
          <table:table-cell office:value-type="string" table:style-name="ce66">
            <text:p> </text:p>
          </table:table-cell>
          <table:table-cell office:value-type="string" table:style-name="ce66">
            <text:p></text:p>
          </table:table-cell>
          <table:table-cell table:number-columns-repeated="16379"/>
        </table:table-row>
        <table:table-row table:style-name="ro7">
          <table:table-cell office:value-type="float" office:value="1077" table:style-name="ce65">
            <text:p>1077</text:p>
          </table:table-cell>
          <table:table-cell office:value-type="string" table:style-name="ce65">
            <text:p>`~|)#</text:p>
          </table:table-cell>
          <table:table-cell office:value-type="string" table:style-name="ce65">
            <text:p>`~|||)</text:p>
          </table:table-cell>
          <table:table-cell office:value-type="string" table:style-name="ce66">
            <text:p>  </text:p>
          </table:table-cell>
          <table:table-cell office:value-type="string" table:style-name="ce66">
            <text:p> </text:p>
          </table:table-cell>
          <table:table-cell table:number-columns-repeated="16379"/>
        </table:table-row>
        <table:table-row table:style-name="ro7">
          <table:table-cell office:value-type="float" office:value="1078" table:style-name="ce68">
            <text:p>1078</text:p>
          </table:table-cell>
          <table:table-cell office:value-type="string" table:style-name="ce65">
            <text:p>,.(|(#</text:p>
          </table:table-cell>
          <table:table-cell office:value-type="string" table:style-name="ce65">
            <text:p>,.(|||(</text:p>
          </table:table-cell>
          <table:table-cell office:value-type="string" table:style-name="ce66">
            <text:p>   </text:p>
          </table:table-cell>
          <table:table-cell office:value-type="string" table:style-name="ce66">
            <text:p>  </text:p>
          </table:table-cell>
          <table:table-cell table:number-columns-repeated="16379"/>
        </table:table-row>
        <table:table-row table:style-name="ro7">
          <table:table-cell office:value-type="float" office:value="1079" table:style-name="ce69">
            <text:p>1079</text:p>
          </table:table-cell>
          <table:table-cell office:value-type="string" table:style-name="ce65">
            <text:p>.(|(#</text:p>
          </table:table-cell>
          <table:table-cell office:value-type="string" table:style-name="ce65">
            <text:p>.(|||(</text:p>
          </table:table-cell>
          <table:table-cell office:value-type="string" table:style-name="ce66">
            <text:p>  </text:p>
          </table:table-cell>
          <table:table-cell office:value-type="string" table:style-name="ce66">
            <text:p> </text:p>
          </table:table-cell>
          <table:table-cell table:number-columns-repeated="16379"/>
        </table:table-row>
        <table:table-row table:style-name="ro7">
          <table:table-cell office:value-type="float" office:value="1080" table:style-name="ce69">
            <text:p>1080</text:p>
          </table:table-cell>
          <table:table-cell office:value-type="string" table:style-name="ce65">
            <text:p>'~|)#</text:p>
          </table:table-cell>
          <table:table-cell office:value-type="string" table:style-name="ce65">
            <text:p>'~|||)</text:p>
          </table:table-cell>
          <table:table-cell office:value-type="string" table:style-name="ce66">
            <text:p>  </text:p>
          </table:table-cell>
          <table:table-cell office:value-type="string" table:style-name="ce66">
            <text:p> </text:p>
          </table:table-cell>
          <table:table-cell table:number-columns-repeated="16379"/>
        </table:table-row>
        <table:table-row table:style-name="ro7">
          <table:table-cell office:value-type="float" office:value="1081" table:style-name="ce69">
            <text:p>1081</text:p>
          </table:table-cell>
          <table:table-cell office:value-type="string" table:style-name="ce65">
            <text:p>/|~#</text:p>
          </table:table-cell>
          <table:table-cell office:value-type="string" table:style-name="ce65">
            <text:p>/|||~</text:p>
          </table:table-cell>
          <table:table-cell office:value-type="string" table:style-name="ce66">
            <text:p> </text:p>
          </table:table-cell>
          <table:table-cell office:value-type="string" table:style-name="ce66">
            <text:p></text:p>
          </table:table-cell>
          <table:table-cell table:number-columns-repeated="16379"/>
        </table:table-row>
        <table:table-row table:style-name="ro7">
          <table:table-cell office:value-type="float" office:value="1082" table:style-name="ce69">
            <text:p>1082</text:p>
          </table:table-cell>
          <table:table-cell office:value-type="string" table:style-name="ce65">
            <text:p>,,(|(#</text:p>
          </table:table-cell>
          <table:table-cell office:value-type="string" table:style-name="ce65">
            <text:p>,,(|||(</text:p>
          </table:table-cell>
          <table:table-cell office:value-type="string" table:style-name="ce66">
            <text:p>  </text:p>
          </table:table-cell>
          <table:table-cell office:value-type="string" table:style-name="ce66">
            <text:p> </text:p>
          </table:table-cell>
          <table:table-cell table:number-columns-repeated="16379"/>
        </table:table-row>
        <table:table-row table:style-name="ro7">
          <table:table-cell office:value-type="float" office:value="1083" table:style-name="ce68">
            <text:p>1083</text:p>
          </table:table-cell>
          <table:table-cell office:value-type="string" table:style-name="ce65">
            <text:p>,(|(#</text:p>
          </table:table-cell>
          <table:table-cell office:value-type="string" table:style-name="ce65">
            <text:p>,(|||(</text:p>
          </table:table-cell>
          <table:table-cell office:value-type="string" table:style-name="ce66">
            <text:p>  </text:p>
          </table:table-cell>
          <table:table-cell office:value-type="string" table:style-name="ce66">
            <text:p> </text:p>
          </table:table-cell>
          <table:table-cell table:number-columns-repeated="16379"/>
        </table:table-row>
        <table:table-row table:style-name="ro7">
          <table:table-cell office:value-type="float" office:value="1084" table:style-name="ce69">
            <text:p>1084</text:p>
          </table:table-cell>
          <table:table-cell office:value-type="string" table:style-name="ce65">
            <text:p>(|(#</text:p>
          </table:table-cell>
          <table:table-cell office:value-type="string" table:style-name="ce65">
            <text:p>(|||(</text:p>
          </table:table-cell>
          <table:table-cell office:value-type="string" table:style-name="ce66">
            <text:p> </text:p>
          </table:table-cell>
          <table:table-cell office:value-type="string" table:style-name="ce66">
            <text:p></text:p>
          </table:table-cell>
          <table:table-cell table:number-columns-repeated="16379"/>
        </table:table-row>
        <table:table-row table:style-name="ro7">
          <table:table-cell office:value-type="float" office:value="1085" table:style-name="ce69">
            <text:p>1085</text:p>
          </table:table-cell>
          <table:table-cell office:value-type="string" table:style-name="ce65">
            <text:p>`(|(#</text:p>
          </table:table-cell>
          <table:table-cell office:value-type="string" table:style-name="ce65">
            <text:p>`(|||(</text:p>
          </table:table-cell>
          <table:table-cell office:value-type="string" table:style-name="ce66">
            <text:p>  </text:p>
          </table:table-cell>
          <table:table-cell office:value-type="string" table:style-name="ce66">
            <text:p> </text:p>
          </table:table-cell>
          <table:table-cell table:number-columns-repeated="16379"/>
        </table:table-row>
        <table:table-row table:style-name="ro7">
          <table:table-cell office:value-type="float" office:value="1086" table:style-name="ce69">
            <text:p>1086</text:p>
          </table:table-cell>
          <table:table-cell office:value-type="string" table:style-name="ce65">
            <text:p>~|\#</text:p>
          </table:table-cell>
          <table:table-cell office:value-type="string" table:style-name="ce65">
            <text:p>~|||\</text:p>
          </table:table-cell>
          <table:table-cell office:value-type="string" table:style-name="ce66">
            <text:p> </text:p>
          </table:table-cell>
          <table:table-cell office:value-type="string" table:style-name="ce66">
            <text:p></text:p>
          </table:table-cell>
          <table:table-cell table:number-columns-repeated="16379"/>
        </table:table-row>
        <table:table-row table:style-name="ro7">
          <table:table-cell office:value-type="float" office:value="1087" table:style-name="ce69">
            <text:p>1087</text:p>
          </table:table-cell>
          <table:table-cell office:value-type="string" table:style-name="ce65">
            <text:p>,.//|#</text:p>
          </table:table-cell>
          <table:table-cell office:value-type="string" table:style-name="ce65">
            <text:p>,.//|||</text:p>
          </table:table-cell>
          <table:table-cell office:value-type="string" table:style-name="ce66">
            <text:p>   </text:p>
          </table:table-cell>
          <table:table-cell office:value-type="string" table:style-name="ce66">
            <text:p>  </text:p>
          </table:table-cell>
          <table:table-cell table:number-columns-repeated="16379"/>
        </table:table-row>
        <table:table-row table:style-name="ro7">
          <table:table-cell office:value-type="float" office:value="1088" table:style-name="ce68">
            <text:p>1088</text:p>
          </table:table-cell>
          <table:table-cell office:value-type="string" table:style-name="ce65">
            <text:p>.//|#</text:p>
          </table:table-cell>
          <table:table-cell office:value-type="string" table:style-name="ce65">
            <text:p>.//|||</text:p>
          </table:table-cell>
          <table:table-cell office:value-type="string" table:style-name="ce66">
            <text:p>  </text:p>
          </table:table-cell>
          <table:table-cell office:value-type="string" table:style-name="ce66">
            <text:p> </text:p>
          </table:table-cell>
          <table:table-cell table:number-columns-repeated="16379"/>
        </table:table-row>
        <table:table-row table:style-name="ro7">
          <table:table-cell office:value-type="float" office:value="1089" table:style-name="ce69">
            <text:p>1089</text:p>
          </table:table-cell>
          <table:table-cell office:value-type="string" table:style-name="ce65">
            <text:p>`.//|#</text:p>
          </table:table-cell>
          <table:table-cell office:value-type="string" table:style-name="ce65">
            <text:p>`.//|||</text:p>
          </table:table-cell>
          <table:table-cell office:value-type="string" table:style-name="ce66">
            <text:p>   </text:p>
          </table:table-cell>
          <table:table-cell office:value-type="string" table:style-name="ce66">
            <text:p>  </text:p>
          </table:table-cell>
          <table:table-cell table:number-columns-repeated="16379"/>
        </table:table-row>
        <table:table-row table:style-name="ro7">
          <table:table-cell office:value-type="float" office:value="1090" table:style-name="ce69">
            <text:p>1090</text:p>
          </table:table-cell>
          <table:table-cell office:value-type="string" table:style-name="ce65">
            <text:p>,,//|#</text:p>
          </table:table-cell>
          <table:table-cell office:value-type="string" table:style-name="ce65">
            <text:p>,,//|||</text:p>
          </table:table-cell>
          <table:table-cell office:value-type="string" table:style-name="ce70">
            <text:p>  </text:p>
          </table:table-cell>
          <table:table-cell office:value-type="string" table:style-name="ce66">
            <text:p> </text:p>
          </table:table-cell>
          <table:table-cell table:number-columns-repeated="16379"/>
        </table:table-row>
        <table:table-row table:style-name="ro7">
          <table:table-cell office:value-type="float" office:value="1091" table:style-name="ce69">
            <text:p>1091</text:p>
          </table:table-cell>
          <table:table-cell office:value-type="string" table:style-name="ce65">
            <text:p>,//|#</text:p>
          </table:table-cell>
          <table:table-cell office:value-type="string" table:style-name="ce65">
            <text:p>,//|||</text:p>
          </table:table-cell>
          <table:table-cell office:value-type="string" table:style-name="ce66">
            <text:p>  </text:p>
          </table:table-cell>
          <table:table-cell office:value-type="string" table:style-name="ce66">
            <text:p> </text:p>
          </table:table-cell>
          <table:table-cell table:number-columns-repeated="16379"/>
        </table:table-row>
        <table:table-row table:style-name="ro7">
          <table:table-cell office:value-type="float" office:value="1092" table:style-name="ce69">
            <text:p>1092</text:p>
          </table:table-cell>
          <table:table-cell office:value-type="string" table:style-name="ce65">
            <text:p>//|#</text:p>
          </table:table-cell>
          <table:table-cell office:value-type="string" table:style-name="ce65">
            <text:p>//|||</text:p>
          </table:table-cell>
          <table:table-cell office:value-type="string" table:style-name="ce66">
            <text:p> </text:p>
          </table:table-cell>
          <table:table-cell office:value-type="string" table:style-name="ce66">
            <text:p></text:p>
          </table:table-cell>
          <table:table-cell table:number-columns-repeated="16379"/>
        </table:table-row>
        <table:table-row table:style-name="ro7">
          <table:table-cell office:value-type="float" office:value="1093" table:style-name="ce68">
            <text:p>1093</text:p>
          </table:table-cell>
          <table:table-cell office:value-type="string" table:style-name="ce65">
            <text:p>`//|#</text:p>
          </table:table-cell>
          <table:table-cell office:value-type="string" table:style-name="ce65">
            <text:p>`//|||</text:p>
          </table:table-cell>
          <table:table-cell office:value-type="string" table:style-name="ce66">
            <text:p>  </text:p>
          </table:table-cell>
          <table:table-cell office:value-type="string" table:style-name="ce66">
            <text:p> </text:p>
          </table:table-cell>
          <table:table-cell table:number-columns-repeated="16379"/>
        </table:table-row>
        <table:table-row table:style-name="ro7">
          <table:table-cell office:value-type="float" office:value="1094" table:style-name="ce69">
            <text:p>1094</text:p>
          </table:table-cell>
          <table:table-cell office:value-type="string" table:style-name="ce65">
            <text:p>``//|#</text:p>
          </table:table-cell>
          <table:table-cell office:value-type="string" table:style-name="ce65">
            <text:p>``//|||</text:p>
          </table:table-cell>
          <table:table-cell office:value-type="string" table:style-name="ce66">
            <text:p>  </text:p>
          </table:table-cell>
          <table:table-cell office:value-type="string" table:style-name="ce66">
            <text:p> </text:p>
          </table:table-cell>
          <table:table-cell table:number-columns-repeated="16379"/>
        </table:table-row>
        <table:table-row table:style-name="ro7">
          <table:table-cell office:value-type="float" office:value="1095" table:style-name="ce69">
            <text:p>1095</text:p>
          </table:table-cell>
          <table:table-cell office:value-type="string" table:style-name="ce65">
            <text:p>,'//|#</text:p>
          </table:table-cell>
          <table:table-cell office:value-type="string" table:style-name="ce65">
            <text:p>,'//|||</text:p>
          </table:table-cell>
          <table:table-cell office:value-type="string" table:style-name="ce66">
            <text:p>   </text:p>
          </table:table-cell>
          <table:table-cell office:value-type="string" table:style-name="ce66">
            <text:p>  </text:p>
          </table:table-cell>
          <table:table-cell table:number-columns-repeated="16379"/>
        </table:table-row>
        <table:table-row table:style-name="ro7">
          <table:table-cell office:value-type="float" office:value="1096" table:style-name="ce69">
            <text:p>1096</text:p>
          </table:table-cell>
          <table:table-cell office:value-type="string" table:style-name="ce65">
            <text:p>'//|#</text:p>
          </table:table-cell>
          <table:table-cell office:value-type="string" table:style-name="ce65">
            <text:p>'//|||</text:p>
          </table:table-cell>
          <table:table-cell office:value-type="string" table:style-name="ce66">
            <text:p>  </text:p>
          </table:table-cell>
          <table:table-cell office:value-type="string" table:style-name="ce66">
            <text:p> </text:p>
          </table:table-cell>
          <table:table-cell table:number-columns-repeated="16379"/>
        </table:table-row>
        <table:table-row table:style-name="ro7">
          <table:table-cell office:value-type="float" office:value="1097" table:style-name="ce69">
            <text:p>1097</text:p>
          </table:table-cell>
          <table:table-cell office:value-type="string" table:style-name="ce71">
            <text:p>,,)//|#</text:p>
          </table:table-cell>
          <table:table-cell office:value-type="string" table:style-name="ce71">
            <text:p>,,)//|||</text:p>
          </table:table-cell>
          <table:table-cell office:value-type="string" table:style-name="ce70">
            <text:p>  </text:p>
          </table:table-cell>
          <table:table-cell office:value-type="string" table:style-name="ce70">
            <text:p> </text:p>
          </table:table-cell>
          <table:table-cell table:number-columns-repeated="16379"/>
        </table:table-row>
        <table:table-row table:style-name="ro7">
          <table:table-cell office:value-type="float" office:value="1098" table:style-name="ce68">
            <text:p>1098</text:p>
          </table:table-cell>
          <table:table-cell office:value-type="string" table:style-name="ce65">
            <text:p>,)//|#</text:p>
          </table:table-cell>
          <table:table-cell office:value-type="string" table:style-name="ce65">
            <text:p>,)//|||</text:p>
          </table:table-cell>
          <table:table-cell office:value-type="string" table:style-name="ce66">
            <text:p>  </text:p>
          </table:table-cell>
          <table:table-cell office:value-type="string" table:style-name="ce66">
            <text:p> </text:p>
          </table:table-cell>
          <table:table-cell table:number-columns-repeated="16379"/>
        </table:table-row>
        <table:table-row table:style-name="ro7">
          <table:table-cell office:value-type="float" office:value="1099" table:style-name="ce69">
            <text:p>1099</text:p>
          </table:table-cell>
          <table:table-cell office:value-type="string" table:style-name="ce65">
            <text:p>)//|#</text:p>
          </table:table-cell>
          <table:table-cell office:value-type="string" table:style-name="ce65">
            <text:p>)//|||</text:p>
          </table:table-cell>
          <table:table-cell office:value-type="string" table:style-name="ce66">
            <text:p> </text:p>
          </table:table-cell>
          <table:table-cell office:value-type="string" table:style-name="ce66">
            <text:p></text:p>
          </table:table-cell>
          <table:table-cell table:number-columns-repeated="16379"/>
        </table:table-row>
        <table:table-row table:style-name="ro7">
          <table:table-cell office:value-type="float" office:value="1100" table:style-name="ce69">
            <text:p>1100</text:p>
          </table:table-cell>
          <table:table-cell office:value-type="string" table:style-name="ce65">
            <text:p>`)//|#</text:p>
          </table:table-cell>
          <table:table-cell office:value-type="string" table:style-name="ce65">
            <text:p>`)//|||</text:p>
          </table:table-cell>
          <table:table-cell office:value-type="string" table:style-name="ce66">
            <text:p>  </text:p>
          </table:table-cell>
          <table:table-cell office:value-type="string" table:style-name="ce66">
            <text:p> </text:p>
          </table:table-cell>
          <table:table-cell table:number-columns-repeated="16379"/>
        </table:table-row>
        <table:table-row table:style-name="ro7">
          <table:table-cell office:value-type="float" office:value="1101" table:style-name="ce69">
            <text:p>1101</text:p>
          </table:table-cell>
          <table:table-cell office:value-type="string" table:style-name="ce65">
            <text:p>``)//|#</text:p>
          </table:table-cell>
          <table:table-cell office:value-type="string" table:style-name="ce65">
            <text:p>``)//|||</text:p>
          </table:table-cell>
          <table:table-cell office:value-type="string" table:style-name="ce66">
            <text:p>  </text:p>
          </table:table-cell>
          <table:table-cell office:value-type="string" table:style-name="ce66">
            <text:p> </text:p>
          </table:table-cell>
          <table:table-cell table:number-columns-repeated="16379"/>
        </table:table-row>
        <table:table-row table:style-name="ro7">
          <table:table-cell office:value-type="float" office:value="1102" table:style-name="ce69">
            <text:p>1102</text:p>
          </table:table-cell>
          <table:table-cell office:value-type="string" table:style-name="ce65">
            <text:p>,,/|)#</text:p>
          </table:table-cell>
          <table:table-cell office:value-type="string" table:style-name="ce65">
            <text:p>,,/|||)</text:p>
          </table:table-cell>
          <table:table-cell office:value-type="string" table:style-name="ce66">
            <text:p>  </text:p>
          </table:table-cell>
          <table:table-cell office:value-type="string" table:style-name="ce66">
            <text:p> </text:p>
          </table:table-cell>
          <table:table-cell table:number-columns-repeated="16379"/>
        </table:table-row>
        <table:table-row table:style-name="ro7">
          <table:table-cell office:value-type="float" office:value="1103" table:style-name="ce68">
            <text:p>1103</text:p>
          </table:table-cell>
          <table:table-cell office:value-type="string" table:style-name="ce65">
            <text:p>,/|)#</text:p>
          </table:table-cell>
          <table:table-cell office:value-type="string" table:style-name="ce65">
            <text:p>,/|||)</text:p>
          </table:table-cell>
          <table:table-cell office:value-type="string" table:style-name="ce66">
            <text:p>  </text:p>
          </table:table-cell>
          <table:table-cell office:value-type="string" table:style-name="ce66">
            <text:p> </text:p>
          </table:table-cell>
          <table:table-cell table:number-columns-repeated="16379"/>
        </table:table-row>
        <table:table-row table:style-name="ro7">
          <table:table-cell office:value-type="float" office:value="1104" table:style-name="ce69">
            <text:p>1104</text:p>
          </table:table-cell>
          <table:table-cell office:value-type="string" table:style-name="ce65">
            <text:p>/|)#</text:p>
          </table:table-cell>
          <table:table-cell office:value-type="string" table:style-name="ce65">
            <text:p>/|||)</text:p>
          </table:table-cell>
          <table:table-cell office:value-type="string" table:style-name="ce66">
            <text:p> </text:p>
          </table:table-cell>
          <table:table-cell office:value-type="string" table:style-name="ce66">
            <text:p></text:p>
          </table:table-cell>
          <table:table-cell table:number-columns-repeated="16379"/>
        </table:table-row>
        <table:table-row table:style-name="ro7">
          <table:table-cell office:value-type="float" office:value="1105" table:style-name="ce69">
            <text:p>1105</text:p>
          </table:table-cell>
          <table:table-cell office:value-type="string" table:style-name="ce65">
            <text:p>`/|)#</text:p>
          </table:table-cell>
          <table:table-cell office:value-type="string" table:style-name="ce65">
            <text:p>`/|||)</text:p>
          </table:table-cell>
          <table:table-cell office:value-type="string" table:style-name="ce66">
            <text:p>  </text:p>
          </table:table-cell>
          <table:table-cell office:value-type="string" table:style-name="ce66">
            <text:p> </text:p>
          </table:table-cell>
          <table:table-cell table:number-columns-repeated="16379"/>
        </table:table-row>
        <table:table-row table:style-name="ro7">
          <table:table-cell office:value-type="float" office:value="1106" table:style-name="ce69">
            <text:p>1106</text:p>
          </table:table-cell>
          <table:table-cell office:value-type="string" table:style-name="ce65">
            <text:p>(|~#</text:p>
          </table:table-cell>
          <table:table-cell office:value-type="string" table:style-name="ce65">
            <text:p>(|||~</text:p>
          </table:table-cell>
          <table:table-cell office:value-type="string" table:style-name="ce66">
            <text:p> </text:p>
          </table:table-cell>
          <table:table-cell office:value-type="string" table:style-name="ce66">
            <text:p></text:p>
          </table:table-cell>
          <table:table-cell table:number-columns-repeated="16379"/>
        </table:table-row>
        <table:table-row table:style-name="ro7">
          <table:table-cell office:value-type="float" office:value="1107" table:style-name="ce69">
            <text:p>1107</text:p>
          </table:table-cell>
          <table:table-cell office:value-type="string" table:style-name="ce65">
            <text:p>,'/|)#</text:p>
          </table:table-cell>
          <table:table-cell office:value-type="string" table:style-name="ce65">
            <text:p>,'/|||)</text:p>
          </table:table-cell>
          <table:table-cell office:value-type="string" table:style-name="ce66">
            <text:p>   </text:p>
          </table:table-cell>
          <table:table-cell office:value-type="string" table:style-name="ce66">
            <text:p>  </text:p>
          </table:table-cell>
          <table:table-cell table:number-columns-repeated="16379"/>
        </table:table-row>
        <table:table-row table:style-name="ro7">
          <table:table-cell office:value-type="float" office:value="1108" table:style-name="ce68">
            <text:p>1108</text:p>
          </table:table-cell>
          <table:table-cell office:value-type="string" table:style-name="ce65">
            <text:p>'/|)#</text:p>
          </table:table-cell>
          <table:table-cell office:value-type="string" table:style-name="ce65">
            <text:p>'/|||)</text:p>
          </table:table-cell>
          <table:table-cell office:value-type="string" table:style-name="ce66">
            <text:p>  </text:p>
          </table:table-cell>
          <table:table-cell office:value-type="string" table:style-name="ce66">
            <text:p> </text:p>
          </table:table-cell>
          <table:table-cell table:number-columns-repeated="16379"/>
        </table:table-row>
        <table:table-row table:style-name="ro7">
          <table:table-cell office:value-type="float" office:value="1109" table:style-name="ce69">
            <text:p>1109</text:p>
          </table:table-cell>
          <table:table-cell office:value-type="string" table:style-name="ce65">
            <text:p>`'/|)#</text:p>
          </table:table-cell>
          <table:table-cell office:value-type="string" table:style-name="ce65">
            <text:p>`'/|||)</text:p>
          </table:table-cell>
          <table:table-cell office:value-type="string" table:style-name="ce66">
            <text:p>   </text:p>
          </table:table-cell>
          <table:table-cell office:value-type="string" table:style-name="ce66">
            <text:p>  </text:p>
          </table:table-cell>
          <table:table-cell table:number-columns-repeated="16379"/>
        </table:table-row>
        <table:table-row table:style-name="ro7">
          <table:table-cell office:value-type="float" office:value="1110" table:style-name="ce69">
            <text:p>1110</text:p>
          </table:table-cell>
          <table:table-cell office:value-type="string" table:style-name="ce65">
            <text:p>./|\#</text:p>
          </table:table-cell>
          <table:table-cell office:value-type="string" table:style-name="ce65">
            <text:p>./|||\</text:p>
          </table:table-cell>
          <table:table-cell office:value-type="string" table:style-name="ce66">
            <text:p>  </text:p>
          </table:table-cell>
          <table:table-cell office:value-type="string" table:style-name="ce66">
            <text:p> </text:p>
          </table:table-cell>
          <table:table-cell table:number-columns-repeated="16379"/>
        </table:table-row>
        <table:table-row table:style-name="ro7">
          <table:table-cell office:value-type="float" office:value="1111" table:style-name="ce69">
            <text:p>1111</text:p>
          </table:table-cell>
          <table:table-cell office:value-type="string" table:style-name="ce65">
            <text:p>`./|\#</text:p>
          </table:table-cell>
          <table:table-cell office:value-type="string" table:style-name="ce65">
            <text:p>`./|||\</text:p>
          </table:table-cell>
          <table:table-cell office:value-type="string" table:style-name="ce66">
            <text:p>   </text:p>
          </table:table-cell>
          <table:table-cell office:value-type="string" table:style-name="ce66">
            <text:p>  </text:p>
          </table:table-cell>
          <table:table-cell table:number-columns-repeated="16379"/>
        </table:table-row>
        <table:table-row table:style-name="ro7">
          <table:table-cell office:value-type="float" office:value="1112" table:style-name="ce69">
            <text:p>1112</text:p>
          </table:table-cell>
          <table:table-cell office:value-type="string" table:style-name="ce65">
            <text:p>,,/|\#</text:p>
          </table:table-cell>
          <table:table-cell office:value-type="string" table:style-name="ce65">
            <text:p>,,/|||\</text:p>
          </table:table-cell>
          <table:table-cell office:value-type="string" table:style-name="ce66">
            <text:p>  </text:p>
          </table:table-cell>
          <table:table-cell office:value-type="string" table:style-name="ce66">
            <text:p> </text:p>
          </table:table-cell>
          <table:table-cell table:number-columns-repeated="16379"/>
        </table:table-row>
        <table:table-row table:style-name="ro7">
          <table:table-cell office:value-type="float" office:value="1113" table:style-name="ce68">
            <text:p>1113</text:p>
          </table:table-cell>
          <table:table-cell office:value-type="string" table:style-name="ce65">
            <text:p>,/|\#</text:p>
          </table:table-cell>
          <table:table-cell office:value-type="string" table:style-name="ce65">
            <text:p>,/|||\</text:p>
          </table:table-cell>
          <table:table-cell office:value-type="string" table:style-name="ce66">
            <text:p>  </text:p>
          </table:table-cell>
          <table:table-cell office:value-type="string" table:style-name="ce66">
            <text:p> </text:p>
          </table:table-cell>
          <table:table-cell table:number-columns-repeated="16379"/>
        </table:table-row>
        <table:table-row table:style-name="ro7">
          <table:table-cell office:value-type="float" office:value="1114" table:style-name="ce69">
            <text:p>1114</text:p>
          </table:table-cell>
          <table:table-cell office:value-type="string" table:style-name="ce65">
            <text:p>/|\#</text:p>
          </table:table-cell>
          <table:table-cell office:value-type="string" table:style-name="ce65">
            <text:p>/|||\</text:p>
          </table:table-cell>
          <table:table-cell office:value-type="string" table:style-name="ce66">
            <text:p> </text:p>
          </table:table-cell>
          <table:table-cell office:value-type="string" table:style-name="ce66">
            <text:p></text:p>
          </table:table-cell>
          <table:table-cell table:number-columns-repeated="16379"/>
        </table:table-row>
        <table:table-row table:style-name="ro7">
          <table:table-cell office:value-type="float" office:value="1115" table:style-name="ce69">
            <text:p>1115</text:p>
          </table:table-cell>
          <table:table-cell office:value-type="string" table:style-name="ce65">
            <text:p>`/|\#</text:p>
          </table:table-cell>
          <table:table-cell office:value-type="string" table:style-name="ce65">
            <text:p>`/|||\</text:p>
          </table:table-cell>
          <table:table-cell office:value-type="string" table:style-name="ce66">
            <text:p>  </text:p>
          </table:table-cell>
          <table:table-cell office:value-type="string" table:style-name="ce66">
            <text:p> </text:p>
          </table:table-cell>
          <table:table-cell table:number-columns-repeated="16379"/>
        </table:table-row>
        <table:table-row table:style-name="ro7">
          <table:table-cell office:value-type="float" office:value="1116" table:style-name="ce69">
            <text:p>1116</text:p>
          </table:table-cell>
          <table:table-cell office:value-type="string" table:style-name="ce65">
            <text:p>,(/|#</text:p>
          </table:table-cell>
          <table:table-cell office:value-type="string" table:style-name="ce65">
            <text:p>,(/|||</text:p>
          </table:table-cell>
          <table:table-cell office:value-type="string" table:style-name="ce66">
            <text:p>  </text:p>
          </table:table-cell>
          <table:table-cell office:value-type="string" table:style-name="ce66">
            <text:p> </text:p>
          </table:table-cell>
          <table:table-cell table:number-columns-repeated="16379"/>
        </table:table-row>
        <table:table-row table:style-name="ro7">
          <table:table-cell office:value-type="float" office:value="1117" table:style-name="ce69">
            <text:p>1117</text:p>
          </table:table-cell>
          <table:table-cell office:value-type="string" table:style-name="ce65">
            <text:p>(/|#</text:p>
          </table:table-cell>
          <table:table-cell office:value-type="string" table:style-name="ce65">
            <text:p>(/|||</text:p>
          </table:table-cell>
          <table:table-cell office:value-type="string" table:style-name="ce66">
            <text:p> </text:p>
          </table:table-cell>
          <table:table-cell office:value-type="string" table:style-name="ce66">
            <text:p></text:p>
          </table:table-cell>
          <table:table-cell table:number-columns-repeated="16379"/>
        </table:table-row>
        <table:table-row table:style-name="ro7">
          <table:table-cell office:value-type="float" office:value="1118" table:style-name="ce68">
            <text:p>1118</text:p>
          </table:table-cell>
          <table:table-cell office:value-type="string" table:style-name="ce65">
            <text:p>`(/|#</text:p>
          </table:table-cell>
          <table:table-cell office:value-type="string" table:style-name="ce65">
            <text:p>`(/|||</text:p>
          </table:table-cell>
          <table:table-cell office:value-type="string" table:style-name="ce66">
            <text:p>  </text:p>
          </table:table-cell>
          <table:table-cell office:value-type="string" table:style-name="ce66">
            <text:p> </text:p>
          </table:table-cell>
          <table:table-cell table:number-columns-repeated="16379"/>
        </table:table-row>
        <table:table-row table:style-name="ro7">
          <table:table-cell office:value-type="float" office:value="1119" table:style-name="ce69">
            <text:p>1119</text:p>
          </table:table-cell>
          <table:table-cell office:value-type="string" table:style-name="ce65">
            <text:p>'/|\#</text:p>
          </table:table-cell>
          <table:table-cell office:value-type="string" table:style-name="ce65">
            <text:p>'/|||\</text:p>
          </table:table-cell>
          <table:table-cell office:value-type="string" table:style-name="ce66">
            <text:p>  </text:p>
          </table:table-cell>
          <table:table-cell office:value-type="string" table:style-name="ce66">
            <text:p> </text:p>
          </table:table-cell>
          <table:table-cell table:number-columns-repeated="16379"/>
        </table:table-row>
        <table:table-row table:style-name="ro7">
          <table:table-cell office:value-type="float" office:value="1120" table:style-name="ce69">
            <text:p>1120</text:p>
          </table:table-cell>
          <table:table-cell office:value-type="string" table:style-name="ce65">
            <text:p>`'/|\#</text:p>
          </table:table-cell>
          <table:table-cell office:value-type="string" table:style-name="ce65">
            <text:p>`'/|||\</text:p>
          </table:table-cell>
          <table:table-cell office:value-type="string" table:style-name="ce66">
            <text:p>   </text:p>
          </table:table-cell>
          <table:table-cell office:value-type="string" table:style-name="ce66">
            <text:p>  </text:p>
          </table:table-cell>
          <table:table-cell table:number-columns-repeated="16379"/>
        </table:table-row>
        <table:table-row table:style-name="ro7">
          <table:table-cell office:value-type="float" office:value="1121" table:style-name="ce69">
            <text:p>1121</text:p>
          </table:table-cell>
          <table:table-cell office:value-type="string" table:style-name="ce65">
            <text:p>,)/|\#</text:p>
          </table:table-cell>
          <table:table-cell office:value-type="string" table:style-name="ce65">
            <text:p>,)/|||\</text:p>
          </table:table-cell>
          <table:table-cell office:value-type="string" table:style-name="ce66">
            <text:p>  </text:p>
          </table:table-cell>
          <table:table-cell office:value-type="string" table:style-name="ce66">
            <text:p> </text:p>
          </table:table-cell>
          <table:table-cell table:number-columns-repeated="16379"/>
        </table:table-row>
        <table:table-row table:style-name="ro7">
          <table:table-cell office:value-type="float" office:value="1122" table:style-name="ce69">
            <text:p>1122</text:p>
          </table:table-cell>
          <table:table-cell office:value-type="string" table:style-name="ce65">
            <text:p>)/|\#</text:p>
          </table:table-cell>
          <table:table-cell office:value-type="string" table:style-name="ce65">
            <text:p>)/|||\</text:p>
          </table:table-cell>
          <table:table-cell office:value-type="string" table:style-name="ce66">
            <text:p> </text:p>
          </table:table-cell>
          <table:table-cell office:value-type="string" table:style-name="ce66">
            <text:p></text:p>
          </table:table-cell>
          <table:table-cell table:number-columns-repeated="16379"/>
        </table:table-row>
        <table:table-row table:style-name="ro7">
          <table:table-cell office:value-type="float" office:value="1123" table:style-name="ce68">
            <text:p>1123</text:p>
          </table:table-cell>
          <table:table-cell office:value-type="string" table:style-name="ce65">
            <text:p>`)/|\#</text:p>
          </table:table-cell>
          <table:table-cell office:value-type="string" table:style-name="ce65">
            <text:p>`)/|||\</text:p>
          </table:table-cell>
          <table:table-cell office:value-type="string" table:style-name="ce66">
            <text:p>  </text:p>
          </table:table-cell>
          <table:table-cell office:value-type="string" table:style-name="ce66">
            <text:p> </text:p>
          </table:table-cell>
          <table:table-cell table:number-columns-repeated="16379"/>
        </table:table-row>
        <table:table-row table:style-name="ro7">
          <table:table-cell office:value-type="float" office:value="1124" table:style-name="ce69">
            <text:p>1124</text:p>
          </table:table-cell>
          <table:table-cell office:value-type="string" table:style-name="ce65">
            <text:p>``)/|\#</text:p>
          </table:table-cell>
          <table:table-cell office:value-type="string" table:style-name="ce65">
            <text:p>``)/|||\</text:p>
          </table:table-cell>
          <table:table-cell office:value-type="string" table:style-name="ce66">
            <text:p>  </text:p>
          </table:table-cell>
          <table:table-cell office:value-type="string" table:style-name="ce66">
            <text:p> </text:p>
          </table:table-cell>
          <table:table-cell table:number-columns-repeated="16379"/>
        </table:table-row>
        <table:table-row table:style-name="ro7">
          <table:table-cell office:value-type="float" office:value="1125" table:style-name="ce69">
            <text:p>1125</text:p>
          </table:table-cell>
          <table:table-cell office:value-type="string" table:style-name="ce65">
            <text:p>,.(|)#</text:p>
          </table:table-cell>
          <table:table-cell office:value-type="string" table:style-name="ce65">
            <text:p>,.(|||)</text:p>
          </table:table-cell>
          <table:table-cell office:value-type="string" table:style-name="ce66">
            <text:p>   </text:p>
          </table:table-cell>
          <table:table-cell office:value-type="string" table:style-name="ce66">
            <text:p>  </text:p>
          </table:table-cell>
          <table:table-cell table:number-columns-repeated="16379"/>
        </table:table-row>
        <table:table-row table:style-name="ro7">
          <table:table-cell office:value-type="float" office:value="1126" table:style-name="ce69">
            <text:p>1126</text:p>
          </table:table-cell>
          <table:table-cell office:value-type="string" table:style-name="ce65">
            <text:p>.(|)#</text:p>
          </table:table-cell>
          <table:table-cell office:value-type="string" table:style-name="ce65">
            <text:p>.(|||)</text:p>
          </table:table-cell>
          <table:table-cell office:value-type="string" table:style-name="ce66">
            <text:p>  </text:p>
          </table:table-cell>
          <table:table-cell office:value-type="string" table:style-name="ce66">
            <text:p> </text:p>
          </table:table-cell>
          <table:table-cell table:number-columns-repeated="16379"/>
        </table:table-row>
        <table:table-row table:style-name="ro7">
          <table:table-cell office:value-type="float" office:value="1127" table:style-name="ce69">
            <text:p>1127</text:p>
          </table:table-cell>
          <table:table-cell office:value-type="string" table:style-name="ce65">
            <text:p>,|\)#</text:p>
          </table:table-cell>
          <table:table-cell office:value-type="string" table:style-name="ce65">
            <text:p>,|||\)</text:p>
          </table:table-cell>
          <table:table-cell office:value-type="string" table:style-name="ce66">
            <text:p>  </text:p>
          </table:table-cell>
          <table:table-cell office:value-type="string" table:style-name="ce66">
            <text:p> </text:p>
          </table:table-cell>
          <table:table-cell table:number-columns-repeated="16379"/>
        </table:table-row>
        <table:table-row table:style-name="ro7">
          <table:table-cell office:value-type="float" office:value="1128" table:style-name="ce68">
            <text:p>1128</text:p>
          </table:table-cell>
          <table:table-cell office:value-type="string" table:style-name="ce65">
            <text:p>|\)#</text:p>
          </table:table-cell>
          <table:table-cell office:value-type="string" table:style-name="ce65">
            <text:p>|||\)</text:p>
          </table:table-cell>
          <table:table-cell office:value-type="string" table:style-name="ce66">
            <text:p> </text:p>
          </table:table-cell>
          <table:table-cell office:value-type="string" table:style-name="ce66">
            <text:p></text:p>
          </table:table-cell>
          <table:table-cell table:number-columns-repeated="16379"/>
        </table:table-row>
        <table:table-row table:style-name="ro7">
          <table:table-cell office:value-type="float" office:value="1129" table:style-name="ce69">
            <text:p>1129</text:p>
          </table:table-cell>
          <table:table-cell office:value-type="string" table:style-name="ce65">
            <text:p>`|\)#</text:p>
          </table:table-cell>
          <table:table-cell office:value-type="string" table:style-name="ce65">
            <text:p>`|||\)</text:p>
          </table:table-cell>
          <table:table-cell office:value-type="string" table:style-name="ce66">
            <text:p>  </text:p>
          </table:table-cell>
          <table:table-cell office:value-type="string" table:style-name="ce66">
            <text:p> </text:p>
          </table:table-cell>
          <table:table-cell table:number-columns-repeated="16379"/>
        </table:table-row>
        <table:table-row table:style-name="ro7">
          <table:table-cell office:value-type="float" office:value="1130" table:style-name="ce69">
            <text:p>1130</text:p>
          </table:table-cell>
          <table:table-cell office:value-type="string" table:style-name="ce65">
            <text:p>,(|)#</text:p>
          </table:table-cell>
          <table:table-cell office:value-type="string" table:style-name="ce65">
            <text:p>,(|||)</text:p>
          </table:table-cell>
          <table:table-cell office:value-type="string" table:style-name="ce66">
            <text:p>  </text:p>
          </table:table-cell>
          <table:table-cell office:value-type="string" table:style-name="ce66">
            <text:p> </text:p>
          </table:table-cell>
          <table:table-cell table:number-columns-repeated="16379"/>
        </table:table-row>
        <table:table-row table:style-name="ro7">
          <table:table-cell office:value-type="float" office:value="1131" table:style-name="ce69">
            <text:p>1131</text:p>
          </table:table-cell>
          <table:table-cell office:value-type="string" table:style-name="ce65">
            <text:p>(|)#</text:p>
          </table:table-cell>
          <table:table-cell office:value-type="string" table:style-name="ce65">
            <text:p>(|||)</text:p>
          </table:table-cell>
          <table:table-cell office:value-type="string" table:style-name="ce66">
            <text:p> </text:p>
          </table:table-cell>
          <table:table-cell office:value-type="string" table:style-name="ce66">
            <text:p></text:p>
          </table:table-cell>
          <table:table-cell table:number-columns-repeated="16379"/>
        </table:table-row>
        <table:table-row table:style-name="ro7">
          <table:table-cell office:value-type="float" office:value="1132" table:style-name="ce69">
            <text:p>1132</text:p>
          </table:table-cell>
          <table:table-cell office:value-type="string" table:style-name="ce65">
            <text:p>`(|)#</text:p>
          </table:table-cell>
          <table:table-cell office:value-type="string" table:style-name="ce65">
            <text:p>`(|||)</text:p>
          </table:table-cell>
          <table:table-cell office:value-type="string" table:style-name="ce66">
            <text:p>  </text:p>
          </table:table-cell>
          <table:table-cell office:value-type="string" table:style-name="ce66">
            <text:p> </text:p>
          </table:table-cell>
          <table:table-cell table:number-columns-repeated="16379"/>
        </table:table-row>
        <table:table-row table:style-name="ro7">
          <table:table-cell office:value-type="float" office:value="1133" table:style-name="ce68">
            <text:p>1133</text:p>
          </table:table-cell>
          <table:table-cell office:value-type="string" table:style-name="ce65">
            <text:p>``(|)#</text:p>
          </table:table-cell>
          <table:table-cell office:value-type="string" table:style-name="ce65">
            <text:p>``(|||)</text:p>
          </table:table-cell>
          <table:table-cell office:value-type="string" table:style-name="ce66">
            <text:p>  </text:p>
          </table:table-cell>
          <table:table-cell office:value-type="string" table:style-name="ce66">
            <text:p> </text:p>
          </table:table-cell>
          <table:table-cell table:number-columns-repeated="16379"/>
        </table:table-row>
        <table:table-row table:style-name="ro7">
          <table:table-cell office:value-type="float" office:value="1134" table:style-name="ce69">
            <text:p>1134</text:p>
          </table:table-cell>
          <table:table-cell office:value-type="string" table:style-name="ce65">
            <text:p>,'(|)#</text:p>
          </table:table-cell>
          <table:table-cell office:value-type="string" table:style-name="ce65">
            <text:p>,'(|||)</text:p>
          </table:table-cell>
          <table:table-cell office:value-type="string" table:style-name="ce66">
            <text:p>   </text:p>
          </table:table-cell>
          <table:table-cell office:value-type="string" table:style-name="ce66">
            <text:p>  </text:p>
          </table:table-cell>
          <table:table-cell table:number-columns-repeated="16379"/>
        </table:table-row>
        <table:table-row table:style-name="ro7">
          <table:table-cell office:value-type="float" office:value="1135" table:style-name="ce69">
            <text:p>1135</text:p>
          </table:table-cell>
          <table:table-cell office:value-type="string" table:style-name="ce65">
            <text:p>'(|)#</text:p>
          </table:table-cell>
          <table:table-cell office:value-type="string" table:style-name="ce65">
            <text:p>'(|||)</text:p>
          </table:table-cell>
          <table:table-cell office:value-type="string" table:style-name="ce66">
            <text:p>  </text:p>
          </table:table-cell>
          <table:table-cell office:value-type="string" table:style-name="ce66">
            <text:p> </text:p>
          </table:table-cell>
          <table:table-cell table:number-columns-repeated="16379"/>
        </table:table-row>
        <table:table-row table:style-name="ro7">
          <table:table-cell office:value-type="float" office:value="1136" table:style-name="ce69">
            <text:p>1136</text:p>
          </table:table-cell>
          <table:table-cell office:value-type="string" table:style-name="ce65">
            <text:p>,.(|\#</text:p>
          </table:table-cell>
          <table:table-cell office:value-type="string" table:style-name="ce65">
            <text:p>,.(|||\</text:p>
          </table:table-cell>
          <table:table-cell office:value-type="string" table:style-name="ce66">
            <text:p>   </text:p>
          </table:table-cell>
          <table:table-cell office:value-type="string" table:style-name="ce66">
            <text:p>  </text:p>
          </table:table-cell>
          <table:table-cell table:number-columns-repeated="16379"/>
        </table:table-row>
        <table:table-row table:style-name="ro7">
          <table:table-cell office:value-type="float" office:value="1137" table:style-name="ce69">
            <text:p>1137</text:p>
          </table:table-cell>
          <table:table-cell office:value-type="string" table:style-name="ce65">
            <text:p>.(|\#</text:p>
          </table:table-cell>
          <table:table-cell office:value-type="string" table:style-name="ce65">
            <text:p>.(|||\</text:p>
          </table:table-cell>
          <table:table-cell office:value-type="string" table:style-name="ce66">
            <text:p>  </text:p>
          </table:table-cell>
          <table:table-cell office:value-type="string" table:style-name="ce66">
            <text:p> </text:p>
          </table:table-cell>
          <table:table-cell table:number-columns-repeated="16379"/>
        </table:table-row>
        <table:table-row table:style-name="ro7">
          <table:table-cell office:value-type="float" office:value="1138" table:style-name="ce68">
            <text:p>1138</text:p>
          </table:table-cell>
          <table:table-cell office:value-type="string" table:style-name="ce65">
            <text:p>`.(|\#</text:p>
          </table:table-cell>
          <table:table-cell office:value-type="string" table:style-name="ce65">
            <text:p>`.(|||\</text:p>
          </table:table-cell>
          <table:table-cell office:value-type="string" table:style-name="ce66">
            <text:p>   </text:p>
          </table:table-cell>
          <table:table-cell office:value-type="string" table:style-name="ce66">
            <text:p>  </text:p>
          </table:table-cell>
          <table:table-cell table:number-columns-repeated="16379"/>
        </table:table-row>
        <table:table-row table:style-name="ro7">
          <table:table-cell office:value-type="float" office:value="1139" table:style-name="ce69">
            <text:p>1139</text:p>
          </table:table-cell>
          <table:table-cell office:value-type="string" table:style-name="ce65">
            <text:p>|\\#</text:p>
          </table:table-cell>
          <table:table-cell office:value-type="string" table:style-name="ce65">
            <text:p>|||\\</text:p>
          </table:table-cell>
          <table:table-cell office:value-type="string" table:style-name="ce66">
            <text:p> </text:p>
          </table:table-cell>
          <table:table-cell office:value-type="string" table:style-name="ce66">
            <text:p></text:p>
          </table:table-cell>
          <table:table-cell table:number-columns-repeated="16379"/>
        </table:table-row>
        <table:table-row table:style-name="ro7">
          <table:table-cell office:value-type="float" office:value="1140" table:style-name="ce69">
            <text:p>1140</text:p>
          </table:table-cell>
          <table:table-cell office:value-type="string" table:style-name="ce65">
            <text:p>,(|\#</text:p>
          </table:table-cell>
          <table:table-cell office:value-type="string" table:style-name="ce65">
            <text:p>,(|||\</text:p>
          </table:table-cell>
          <table:table-cell office:value-type="string" table:style-name="ce66">
            <text:p>  </text:p>
          </table:table-cell>
          <table:table-cell office:value-type="string" table:style-name="ce66">
            <text:p> </text:p>
          </table:table-cell>
          <table:table-cell table:number-columns-repeated="16379"/>
        </table:table-row>
        <table:table-row table:style-name="ro7">
          <table:table-cell office:value-type="float" office:value="1141" table:style-name="ce69">
            <text:p>1141</text:p>
          </table:table-cell>
          <table:table-cell office:value-type="string" table:style-name="ce65">
            <text:p>(|\#</text:p>
          </table:table-cell>
          <table:table-cell office:value-type="string" table:style-name="ce65">
            <text:p>(|||\</text:p>
          </table:table-cell>
          <table:table-cell office:value-type="string" table:style-name="ce66">
            <text:p> </text:p>
          </table:table-cell>
          <table:table-cell office:value-type="string" table:style-name="ce66">
            <text:p></text:p>
          </table:table-cell>
          <table:table-cell table:number-columns-repeated="16379"/>
        </table:table-row>
        <table:table-row table:style-name="ro7">
          <table:table-cell office:value-type="float" office:value="1142" table:style-name="ce69">
            <text:p>1142</text:p>
          </table:table-cell>
          <table:table-cell office:value-type="string" table:style-name="ce65">
            <text:p>`(|\#</text:p>
          </table:table-cell>
          <table:table-cell office:value-type="string" table:style-name="ce65">
            <text:p>`(|||\</text:p>
          </table:table-cell>
          <table:table-cell office:value-type="string" table:style-name="ce66">
            <text:p>  </text:p>
          </table:table-cell>
          <table:table-cell office:value-type="string" table:style-name="ce66">
            <text:p> </text:p>
          </table:table-cell>
          <table:table-cell table:number-columns-repeated="16379"/>
        </table:table-row>
        <table:table-row table:style-name="ro7">
          <table:table-cell office:value-type="float" office:value="1143" table:style-name="ce68">
            <text:p>1143</text:p>
          </table:table-cell>
          <table:table-cell office:value-type="string" table:style-name="ce65">
            <text:p>``(|\#</text:p>
          </table:table-cell>
          <table:table-cell office:value-type="string" table:style-name="ce65">
            <text:p>``(|||\</text:p>
          </table:table-cell>
          <table:table-cell office:value-type="string" table:style-name="ce70">
            <text:p>  </text:p>
          </table:table-cell>
          <table:table-cell office:value-type="string" table:style-name="ce66">
            <text:p> </text:p>
          </table:table-cell>
          <table:table-cell table:number-columns-repeated="16379"/>
        </table:table-row>
        <table:table-row table:style-name="ro7">
          <table:table-cell office:value-type="float" office:value="1144" table:style-name="ce69">
            <text:p>1144</text:p>
          </table:table-cell>
          <table:table-cell office:value-type="string" table:style-name="ce65">
            <text:p>,,)|\\#</text:p>
          </table:table-cell>
          <table:table-cell office:value-type="string" table:style-name="ce65">
            <text:p>,,)|||\\</text:p>
          </table:table-cell>
          <table:table-cell office:value-type="string" table:style-name="ce66">
            <text:p>  </text:p>
          </table:table-cell>
          <table:table-cell office:value-type="string" table:style-name="ce66">
            <text:p> </text:p>
          </table:table-cell>
          <table:table-cell table:number-columns-repeated="16379"/>
        </table:table-row>
        <table:table-row table:style-name="ro7">
          <table:table-cell office:value-type="float" office:value="1145" table:style-name="ce69">
            <text:p>1145</text:p>
          </table:table-cell>
          <table:table-cell office:value-type="string" table:style-name="ce65">
            <text:p>,)|\\#</text:p>
          </table:table-cell>
          <table:table-cell office:value-type="string" table:style-name="ce65">
            <text:p>,)|||\\</text:p>
          </table:table-cell>
          <table:table-cell office:value-type="string" table:style-name="ce66">
            <text:p>  </text:p>
          </table:table-cell>
          <table:table-cell office:value-type="string" table:style-name="ce66">
            <text:p> </text:p>
          </table:table-cell>
          <table:table-cell table:number-columns-repeated="16379"/>
        </table:table-row>
        <table:table-row table:style-name="ro7">
          <table:table-cell office:value-type="float" office:value="1146" table:style-name="ce69">
            <text:p>1146</text:p>
          </table:table-cell>
          <table:table-cell office:value-type="string" table:style-name="ce65">
            <text:p>)|\\#</text:p>
          </table:table-cell>
          <table:table-cell office:value-type="string" table:style-name="ce65">
            <text:p>)|||\\</text:p>
          </table:table-cell>
          <table:table-cell office:value-type="string" table:style-name="ce66">
            <text:p> </text:p>
          </table:table-cell>
          <table:table-cell office:value-type="string" table:style-name="ce66">
            <text:p></text:p>
          </table:table-cell>
          <table:table-cell table:number-columns-repeated="16379"/>
        </table:table-row>
        <table:table-row table:style-name="ro7">
          <table:table-cell office:value-type="float" office:value="1147" table:style-name="ce69">
            <text:p>1147</text:p>
          </table:table-cell>
          <table:table-cell office:value-type="string" table:style-name="ce65">
            <text:p>`)|\\#</text:p>
          </table:table-cell>
          <table:table-cell office:value-type="string" table:style-name="ce65">
            <text:p>`)|||\\</text:p>
          </table:table-cell>
          <table:table-cell office:value-type="string" table:style-name="ce70">
            <text:p>  </text:p>
          </table:table-cell>
          <table:table-cell office:value-type="string" table:style-name="ce70">
            <text:p> </text:p>
          </table:table-cell>
          <table:table-cell table:number-columns-repeated="16379"/>
        </table:table-row>
        <table:table-row table:style-name="ro7">
          <table:table-cell office:value-type="float" office:value="1148" table:style-name="ce68">
            <text:p>1148</text:p>
          </table:table-cell>
          <table:table-cell office:value-type="string" table:style-name="ce71">
            <text:p>``)|\\#</text:p>
          </table:table-cell>
          <table:table-cell office:value-type="string" table:style-name="ce71">
            <text:p>``)|||\\</text:p>
          </table:table-cell>
          <table:table-cell office:value-type="string" table:style-name="ce70">
            <text:p>  </text:p>
          </table:table-cell>
          <table:table-cell office:value-type="string" table:style-name="ce70">
            <text:p> </text:p>
          </table:table-cell>
          <table:table-cell table:number-columns-repeated="16379"/>
        </table:table-row>
        <table:table-row table:style-name="ro7">
          <table:table-cell office:value-type="float" office:value="999" table:style-name="ce65">
            <text:p>999</text:p>
          </table:table-cell>
          <table:table-cell office:value-type="string" table:style-name="ce65">
            <text:p>,!#</text:p>
          </table:table-cell>
          <table:table-cell office:value-type="string" table:style-name="ce65">
            <text:p>,/||\</text:p>
          </table:table-cell>
          <table:table-cell office:value-type="string" table:style-name="ce66">
            <text:p>  </text:p>
          </table:table-cell>
          <table:table-cell office:value-type="string" table:style-name="ce66">
            <text:p> </text:p>
          </table:table-cell>
          <table:table-cell table:number-columns-repeated="16379"/>
        </table:table-row>
        <table:table-row table:style-name="ro7">
          <table:table-cell office:value-type="float" office:value="998" table:style-name="ce65">
            <text:p>998</text:p>
          </table:table-cell>
          <table:table-cell office:value-type="string" table:style-name="ce65">
            <text:p>,,!#</text:p>
          </table:table-cell>
          <table:table-cell office:value-type="string" table:style-name="ce65">
            <text:p>,,/||\</text:p>
          </table:table-cell>
          <table:table-cell office:value-type="string" table:style-name="ce66">
            <text:p>  </text:p>
          </table:table-cell>
          <table:table-cell office:value-type="string" table:style-name="ce66">
            <text:p> </text:p>
          </table:table-cell>
          <table:table-cell table:number-columns-repeated="16379"/>
        </table:table-row>
        <table:table-row table:style-name="ro7">
          <table:table-cell office:value-type="float" office:value="997" table:style-name="ce65">
            <text:p>997</text:p>
          </table:table-cell>
          <table:table-cell office:value-type="string" table:style-name="ce65">
            <text:p>')!#</text:p>
          </table:table-cell>
          <table:table-cell office:value-type="string" table:style-name="ce65">
            <text:p>'(||~</text:p>
          </table:table-cell>
          <table:table-cell office:value-type="string" table:style-name="ce66">
            <text:p>  </text:p>
          </table:table-cell>
          <table:table-cell office:value-type="string" table:style-name="ce66">
            <text:p> </text:p>
          </table:table-cell>
          <table:table-cell table:number-columns-repeated="16379"/>
        </table:table-row>
        <table:table-row table:style-name="ro7">
          <table:table-cell office:value-type="float" office:value="996" table:style-name="ce65">
            <text:p>996</text:p>
          </table:table-cell>
          <table:table-cell office:value-type="string" table:style-name="ce65">
            <text:p>.!#</text:p>
          </table:table-cell>
          <table:table-cell office:value-type="string" table:style-name="ce65">
            <text:p>./||\</text:p>
          </table:table-cell>
          <table:table-cell office:value-type="string" table:style-name="ce66">
            <text:p>  </text:p>
          </table:table-cell>
          <table:table-cell office:value-type="string" table:style-name="ce66">
            <text:p> </text:p>
          </table:table-cell>
          <table:table-cell table:number-columns-repeated="16379"/>
        </table:table-row>
        <table:table-row table:style-name="ro7">
          <table:table-cell office:value-type="float" office:value="995" table:style-name="ce65">
            <text:p>995</text:p>
          </table:table-cell>
          <table:table-cell office:value-type="string" table:style-name="ce65">
            <text:p>,.!#</text:p>
          </table:table-cell>
          <table:table-cell office:value-type="string" table:style-name="ce65">
            <text:p>,./||\</text:p>
          </table:table-cell>
          <table:table-cell office:value-type="string" table:style-name="ce66">
            <text:p>   </text:p>
          </table:table-cell>
          <table:table-cell office:value-type="string" table:style-name="ce66">
            <text:p>  </text:p>
          </table:table-cell>
          <table:table-cell table:number-columns-repeated="16379"/>
        </table:table-row>
        <table:table-row table:style-name="ro7">
          <table:table-cell office:value-type="float" office:value="994" table:style-name="ce65">
            <text:p>994</text:p>
          </table:table-cell>
          <table:table-cell office:value-type="string" table:style-name="ce65">
            <text:p>`)!#</text:p>
          </table:table-cell>
          <table:table-cell office:value-type="string" table:style-name="ce65">
            <text:p>`(||~</text:p>
          </table:table-cell>
          <table:table-cell office:value-type="string" table:style-name="ce66">
            <text:p>  </text:p>
          </table:table-cell>
          <table:table-cell office:value-type="string" table:style-name="ce66">
            <text:p> </text:p>
          </table:table-cell>
          <table:table-cell table:number-columns-repeated="16379"/>
        </table:table-row>
        <table:table-row table:style-name="ro7">
          <table:table-cell office:value-type="float" office:value="993" table:style-name="ce65">
            <text:p>993</text:p>
          </table:table-cell>
          <table:table-cell office:value-type="string" table:style-name="ce65">
            <text:p>)!#</text:p>
          </table:table-cell>
          <table:table-cell office:value-type="string" table:style-name="ce65">
            <text:p>(||~</text:p>
          </table:table-cell>
          <table:table-cell office:value-type="string" table:style-name="ce66">
            <text:p> </text:p>
          </table:table-cell>
          <table:table-cell office:value-type="string" table:style-name="ce66">
            <text:p></text:p>
          </table:table-cell>
          <table:table-cell table:number-columns-repeated="16379"/>
        </table:table-row>
        <table:table-row table:style-name="ro7">
          <table:table-cell office:value-type="float" office:value="992" table:style-name="ce65">
            <text:p>992</text:p>
          </table:table-cell>
          <table:table-cell office:value-type="string" table:style-name="ce65">
            <text:p>,)!#</text:p>
          </table:table-cell>
          <table:table-cell office:value-type="string" table:style-name="ce65">
            <text:p>,(||~</text:p>
          </table:table-cell>
          <table:table-cell office:value-type="string" table:style-name="ce66">
            <text:p>  </text:p>
          </table:table-cell>
          <table:table-cell office:value-type="string" table:style-name="ce66">
            <text:p> </text:p>
          </table:table-cell>
          <table:table-cell table:number-columns-repeated="16379"/>
        </table:table-row>
        <table:table-row table:style-name="ro7">
          <table:table-cell office:value-type="float" office:value="991" table:style-name="ce65">
            <text:p>991</text:p>
          </table:table-cell>
          <table:table-cell office:value-type="string" table:style-name="ce65">
            <text:p>,,)!#</text:p>
          </table:table-cell>
          <table:table-cell office:value-type="string" table:style-name="ce65">
            <text:p>,,(||~</text:p>
          </table:table-cell>
          <table:table-cell office:value-type="string" table:style-name="ce66">
            <text:p>  </text:p>
          </table:table-cell>
          <table:table-cell office:value-type="string" table:style-name="ce66">
            <text:p> </text:p>
          </table:table-cell>
          <table:table-cell table:number-columns-repeated="16379"/>
        </table:table-row>
        <table:table-row table:style-name="ro7">
          <table:table-cell office:value-type="float" office:value="990" table:style-name="ce65">
            <text:p>990</text:p>
          </table:table-cell>
          <table:table-cell office:value-type="string" table:style-name="ce65">
            <text:p>``!(#</text:p>
          </table:table-cell>
          <table:table-cell office:value-type="string" table:style-name="ce65">
            <text:p>``/||)</text:p>
          </table:table-cell>
          <table:table-cell office:value-type="string" table:style-name="ce66">
            <text:p>  </text:p>
          </table:table-cell>
          <table:table-cell office:value-type="string" table:style-name="ce66">
            <text:p> </text:p>
          </table:table-cell>
          <table:table-cell table:number-columns-repeated="16379"/>
        </table:table-row>
        <table:table-row table:style-name="ro7">
          <table:table-cell office:value-type="float" office:value="989" table:style-name="ce65">
            <text:p>989</text:p>
          </table:table-cell>
          <table:table-cell office:value-type="string" table:style-name="ce65">
            <text:p>`!(#</text:p>
          </table:table-cell>
          <table:table-cell office:value-type="string" table:style-name="ce65">
            <text:p>`/||)</text:p>
          </table:table-cell>
          <table:table-cell office:value-type="string" table:style-name="ce66">
            <text:p>  </text:p>
          </table:table-cell>
          <table:table-cell office:value-type="string" table:style-name="ce66">
            <text:p> </text:p>
          </table:table-cell>
          <table:table-cell table:number-columns-repeated="16379"/>
        </table:table-row>
        <table:table-row table:style-name="ro7">
          <table:table-cell office:value-type="float" office:value="988" table:style-name="ce65">
            <text:p>988</text:p>
          </table:table-cell>
          <table:table-cell office:value-type="string" table:style-name="ce65">
            <text:p>!(#</text:p>
          </table:table-cell>
          <table:table-cell office:value-type="string" table:style-name="ce65">
            <text:p>/||)</text:p>
          </table:table-cell>
          <table:table-cell office:value-type="string" table:style-name="ce66">
            <text:p> </text:p>
          </table:table-cell>
          <table:table-cell office:value-type="string" table:style-name="ce66">
            <text:p></text:p>
          </table:table-cell>
          <table:table-cell table:number-columns-repeated="16379"/>
        </table:table-row>
        <table:table-row table:style-name="ro7">
          <table:table-cell office:value-type="float" office:value="987" table:style-name="ce65">
            <text:p>987</text:p>
          </table:table-cell>
          <table:table-cell office:value-type="string" table:style-name="ce65">
            <text:p>,!(#</text:p>
          </table:table-cell>
          <table:table-cell office:value-type="string" table:style-name="ce65">
            <text:p>,/||)</text:p>
          </table:table-cell>
          <table:table-cell office:value-type="string" table:style-name="ce66">
            <text:p>  </text:p>
          </table:table-cell>
          <table:table-cell office:value-type="string" table:style-name="ce66">
            <text:p> </text:p>
          </table:table-cell>
          <table:table-cell table:number-columns-repeated="16379"/>
        </table:table-row>
        <table:table-row table:style-name="ro7">
          <table:table-cell office:value-type="float" office:value="986" table:style-name="ce65">
            <text:p>986</text:p>
          </table:table-cell>
          <table:table-cell office:value-type="string" table:style-name="ce65">
            <text:p>'~!#</text:p>
          </table:table-cell>
          <table:table-cell office:value-type="string" table:style-name="ce65">
            <text:p>')//||</text:p>
          </table:table-cell>
          <table:table-cell office:value-type="string" table:style-name="ce66">
            <text:p>  </text:p>
          </table:table-cell>
          <table:table-cell office:value-type="string" table:style-name="ce66">
            <text:p> </text:p>
          </table:table-cell>
          <table:table-cell table:number-columns-repeated="16379"/>
        </table:table-row>
        <table:table-row table:style-name="ro7">
          <table:table-cell office:value-type="float" office:value="985" table:style-name="ce65">
            <text:p>985</text:p>
          </table:table-cell>
          <table:table-cell office:value-type="string" table:style-name="ce65">
            <text:p>`.!(#</text:p>
          </table:table-cell>
          <table:table-cell office:value-type="string" table:style-name="ce65">
            <text:p>`./||)</text:p>
          </table:table-cell>
          <table:table-cell office:value-type="string" table:style-name="ce66">
            <text:p>   </text:p>
          </table:table-cell>
          <table:table-cell office:value-type="string" table:style-name="ce66">
            <text:p>  </text:p>
          </table:table-cell>
          <table:table-cell table:number-columns-repeated="16379"/>
        </table:table-row>
        <table:table-row table:style-name="ro7">
          <table:table-cell office:value-type="float" office:value="984" table:style-name="ce65">
            <text:p>984</text:p>
          </table:table-cell>
          <table:table-cell office:value-type="string" table:style-name="ce65">
            <text:p>.!(#</text:p>
          </table:table-cell>
          <table:table-cell office:value-type="string" table:style-name="ce65">
            <text:p>./||)</text:p>
          </table:table-cell>
          <table:table-cell office:value-type="string" table:style-name="ce66">
            <text:p>  </text:p>
          </table:table-cell>
          <table:table-cell office:value-type="string" table:style-name="ce66">
            <text:p> </text:p>
          </table:table-cell>
          <table:table-cell table:number-columns-repeated="16379"/>
        </table:table-row>
        <table:table-row table:style-name="ro7">
          <table:table-cell office:value-type="float" office:value="983" table:style-name="ce65">
            <text:p>983</text:p>
          </table:table-cell>
          <table:table-cell office:value-type="string" table:style-name="ce65">
            <text:p>`~!#</text:p>
          </table:table-cell>
          <table:table-cell office:value-type="string" table:style-name="ce65">
            <text:p>`)//||</text:p>
          </table:table-cell>
          <table:table-cell office:value-type="string" table:style-name="ce66">
            <text:p>  </text:p>
          </table:table-cell>
          <table:table-cell office:value-type="string" table:style-name="ce66">
            <text:p> </text:p>
          </table:table-cell>
          <table:table-cell table:number-columns-repeated="16379"/>
        </table:table-row>
        <table:table-row table:style-name="ro7">
          <table:table-cell office:value-type="float" office:value="982" table:style-name="ce65">
            <text:p>982</text:p>
          </table:table-cell>
          <table:table-cell office:value-type="string" table:style-name="ce65">
            <text:p>~!#</text:p>
          </table:table-cell>
          <table:table-cell office:value-type="string" table:style-name="ce65">
            <text:p>)//||</text:p>
          </table:table-cell>
          <table:table-cell office:value-type="string" table:style-name="ce66">
            <text:p> </text:p>
          </table:table-cell>
          <table:table-cell office:value-type="string" table:style-name="ce66">
            <text:p></text:p>
          </table:table-cell>
          <table:table-cell table:number-columns-repeated="16379"/>
        </table:table-row>
        <table:table-row table:style-name="ro7">
          <table:table-cell office:value-type="float" office:value="981" table:style-name="ce65">
            <text:p>981</text:p>
          </table:table-cell>
          <table:table-cell office:value-type="string" table:style-name="ce65">
            <text:p>`)!(#</text:p>
          </table:table-cell>
          <table:table-cell office:value-type="string" table:style-name="ce65">
            <text:p>`//||</text:p>
          </table:table-cell>
          <table:table-cell office:value-type="string" table:style-name="ce66">
            <text:p>  </text:p>
          </table:table-cell>
          <table:table-cell office:value-type="string" table:style-name="ce66">
            <text:p> </text:p>
          </table:table-cell>
          <table:table-cell table:number-columns-repeated="16379"/>
        </table:table-row>
        <table:table-row table:style-name="ro7">
          <table:table-cell office:value-type="float" office:value="980" table:style-name="ce65">
            <text:p>980</text:p>
          </table:table-cell>
          <table:table-cell office:value-type="string" table:style-name="ce65">
            <text:p>)!(#</text:p>
          </table:table-cell>
          <table:table-cell office:value-type="string" table:style-name="ce65">
            <text:p>//||</text:p>
          </table:table-cell>
          <table:table-cell office:value-type="string" table:style-name="ce66">
            <text:p> </text:p>
          </table:table-cell>
          <table:table-cell office:value-type="string" table:style-name="ce66">
            <text:p></text:p>
          </table:table-cell>
          <table:table-cell table:number-columns-repeated="16379"/>
        </table:table-row>
        <table:table-row table:style-name="ro7">
          <table:table-cell office:value-type="float" office:value="979" table:style-name="ce65">
            <text:p>979</text:p>
          </table:table-cell>
          <table:table-cell office:value-type="string" table:style-name="ce65">
            <text:p>,)!(#</text:p>
          </table:table-cell>
          <table:table-cell office:value-type="string" table:style-name="ce65">
            <text:p>,//||</text:p>
          </table:table-cell>
          <table:table-cell office:value-type="string" table:style-name="ce66">
            <text:p>  </text:p>
          </table:table-cell>
          <table:table-cell office:value-type="string" table:style-name="ce66">
            <text:p> </text:p>
          </table:table-cell>
          <table:table-cell table:number-columns-repeated="16379"/>
        </table:table-row>
        <table:table-row table:style-name="ro7">
          <table:table-cell office:value-type="float" office:value="978" table:style-name="ce65">
            <text:p>978</text:p>
          </table:table-cell>
          <table:table-cell office:value-type="string" table:style-name="ce65">
            <text:p>,,)!(#</text:p>
          </table:table-cell>
          <table:table-cell office:value-type="string" table:style-name="ce65">
            <text:p>,,//||</text:p>
          </table:table-cell>
          <table:table-cell office:value-type="string" table:style-name="ce66">
            <text:p>  </text:p>
          </table:table-cell>
          <table:table-cell office:value-type="string" table:style-name="ce66">
            <text:p> </text:p>
          </table:table-cell>
          <table:table-cell table:number-columns-repeated="16379"/>
        </table:table-row>
        <table:table-row table:style-name="ro7">
          <table:table-cell office:value-type="float" office:value="977" table:style-name="ce65">
            <text:p>977</text:p>
          </table:table-cell>
          <table:table-cell office:value-type="string" table:style-name="ce65">
            <text:p>`.)!(#</text:p>
          </table:table-cell>
          <table:table-cell office:value-type="string" table:style-name="ce65">
            <text:p>`.//||</text:p>
          </table:table-cell>
          <table:table-cell office:value-type="string" table:style-name="ce66">
            <text:p>   </text:p>
          </table:table-cell>
          <table:table-cell office:value-type="string" table:style-name="ce66">
            <text:p>  </text:p>
          </table:table-cell>
          <table:table-cell table:number-columns-repeated="16379"/>
        </table:table-row>
        <table:table-row table:style-name="ro7">
          <table:table-cell office:value-type="float" office:value="976" table:style-name="ce65">
            <text:p>976</text:p>
          </table:table-cell>
          <table:table-cell office:value-type="string" table:style-name="ce65">
            <text:p>.)!(#</text:p>
          </table:table-cell>
          <table:table-cell office:value-type="string" table:style-name="ce65">
            <text:p>.//||</text:p>
          </table:table-cell>
          <table:table-cell office:value-type="string" table:style-name="ce66">
            <text:p>  </text:p>
          </table:table-cell>
          <table:table-cell office:value-type="string" table:style-name="ce66">
            <text:p> </text:p>
          </table:table-cell>
          <table:table-cell table:number-columns-repeated="16379"/>
        </table:table-row>
        <table:table-row table:style-name="ro7">
          <table:table-cell office:value-type="float" office:value="975" table:style-name="ce65">
            <text:p>975</text:p>
          </table:table-cell>
          <table:table-cell office:value-type="string" table:style-name="ce65">
            <text:p>)~!#</text:p>
          </table:table-cell>
          <table:table-cell office:value-type="string" table:style-name="ce65">
            <text:p>~||\</text:p>
          </table:table-cell>
          <table:table-cell office:value-type="string" table:style-name="ce66">
            <text:p> </text:p>
          </table:table-cell>
          <table:table-cell office:value-type="string" table:style-name="ce66">
            <text:p></text:p>
          </table:table-cell>
          <table:table-cell table:number-columns-repeated="16379"/>
        </table:table-row>
        <table:table-row table:style-name="ro7">
          <table:table-cell office:value-type="float" office:value="974" table:style-name="ce65">
            <text:p>974</text:p>
          </table:table-cell>
          <table:table-cell office:value-type="string" table:style-name="ce65">
            <text:p>'~!(#</text:p>
          </table:table-cell>
          <table:table-cell office:value-type="string" table:style-name="ce65">
            <text:p>'(||(</text:p>
          </table:table-cell>
          <table:table-cell office:value-type="string" table:style-name="ce66">
            <text:p>  </text:p>
          </table:table-cell>
          <table:table-cell office:value-type="string" table:style-name="ce66">
            <text:p> </text:p>
          </table:table-cell>
          <table:table-cell table:number-columns-repeated="16379"/>
        </table:table-row>
        <table:table-row table:style-name="ro7">
          <table:table-cell office:value-type="float" office:value="973" table:style-name="ce65">
            <text:p>973</text:p>
          </table:table-cell>
          <table:table-cell office:value-type="string" table:style-name="ce65">
            <text:p>,'~!(#</text:p>
          </table:table-cell>
          <table:table-cell office:value-type="string" table:style-name="ce65">
            <text:p>,'(||(</text:p>
          </table:table-cell>
          <table:table-cell office:value-type="string" table:style-name="ce66">
            <text:p>   </text:p>
          </table:table-cell>
          <table:table-cell office:value-type="string" table:style-name="ce66">
            <text:p>  </text:p>
          </table:table-cell>
          <table:table-cell table:number-columns-repeated="16379"/>
        </table:table-row>
        <table:table-row table:style-name="ro7">
          <table:table-cell office:value-type="float" office:value="972" table:style-name="ce65">
            <text:p>972</text:p>
          </table:table-cell>
          <table:table-cell office:value-type="string" table:style-name="ce65">
            <text:p>``~!(#</text:p>
          </table:table-cell>
          <table:table-cell office:value-type="string" table:style-name="ce65">
            <text:p>``(||(</text:p>
          </table:table-cell>
          <table:table-cell office:value-type="string" table:style-name="ce66">
            <text:p>  </text:p>
          </table:table-cell>
          <table:table-cell office:value-type="string" table:style-name="ce66">
            <text:p> </text:p>
          </table:table-cell>
          <table:table-cell table:number-columns-repeated="16379"/>
        </table:table-row>
        <table:table-row table:style-name="ro7">
          <table:table-cell office:value-type="float" office:value="971" table:style-name="ce65">
            <text:p>971</text:p>
          </table:table-cell>
          <table:table-cell office:value-type="string" table:style-name="ce65">
            <text:p>`~!(#</text:p>
          </table:table-cell>
          <table:table-cell office:value-type="string" table:style-name="ce65">
            <text:p>`(||(</text:p>
          </table:table-cell>
          <table:table-cell office:value-type="string" table:style-name="ce66">
            <text:p>  </text:p>
          </table:table-cell>
          <table:table-cell office:value-type="string" table:style-name="ce66">
            <text:p> </text:p>
          </table:table-cell>
          <table:table-cell table:number-columns-repeated="16379"/>
        </table:table-row>
        <table:table-row table:style-name="ro7">
          <table:table-cell office:value-type="float" office:value="970" table:style-name="ce65">
            <text:p>970</text:p>
          </table:table-cell>
          <table:table-cell office:value-type="string" table:style-name="ce65">
            <text:p>~!(#</text:p>
          </table:table-cell>
          <table:table-cell office:value-type="string" table:style-name="ce65">
            <text:p>(||(</text:p>
          </table:table-cell>
          <table:table-cell office:value-type="string" table:style-name="ce66">
            <text:p> </text:p>
          </table:table-cell>
          <table:table-cell office:value-type="string" table:style-name="ce66">
            <text:p></text:p>
          </table:table-cell>
          <table:table-cell table:number-columns-repeated="16379"/>
        </table:table-row>
        <table:table-row table:style-name="ro7">
          <table:table-cell office:value-type="float" office:value="969" table:style-name="ce65">
            <text:p>969</text:p>
          </table:table-cell>
          <table:table-cell office:value-type="string" table:style-name="ce65">
            <text:p>,~!(#</text:p>
          </table:table-cell>
          <table:table-cell office:value-type="string" table:style-name="ce65">
            <text:p>,(||(</text:p>
          </table:table-cell>
          <table:table-cell office:value-type="string" table:style-name="ce66">
            <text:p>  </text:p>
          </table:table-cell>
          <table:table-cell office:value-type="string" table:style-name="ce66">
            <text:p> </text:p>
          </table:table-cell>
          <table:table-cell table:number-columns-repeated="16379"/>
        </table:table-row>
        <table:table-row table:style-name="ro7">
          <table:table-cell office:value-type="float" office:value="968" table:style-name="ce65">
            <text:p>968</text:p>
          </table:table-cell>
          <table:table-cell office:value-type="string" table:style-name="ce65">
            <text:p>``!~#</text:p>
          </table:table-cell>
          <table:table-cell office:value-type="string" table:style-name="ce65">
            <text:p>``/||~</text:p>
          </table:table-cell>
          <table:table-cell office:value-type="string" table:style-name="ce66">
            <text:p>  </text:p>
          </table:table-cell>
          <table:table-cell office:value-type="string" table:style-name="ce66">
            <text:p> </text:p>
          </table:table-cell>
          <table:table-cell table:number-columns-repeated="16379"/>
        </table:table-row>
        <table:table-row table:style-name="ro7">
          <table:table-cell office:value-type="float" office:value="967" table:style-name="ce65">
            <text:p>967</text:p>
          </table:table-cell>
          <table:table-cell office:value-type="string" table:style-name="ce65">
            <text:p>`!~#</text:p>
          </table:table-cell>
          <table:table-cell office:value-type="string" table:style-name="ce65">
            <text:p>`/||~</text:p>
          </table:table-cell>
          <table:table-cell office:value-type="string" table:style-name="ce66">
            <text:p>  </text:p>
          </table:table-cell>
          <table:table-cell office:value-type="string" table:style-name="ce66">
            <text:p> </text:p>
          </table:table-cell>
          <table:table-cell table:number-columns-repeated="16379"/>
        </table:table-row>
        <table:table-row table:style-name="ro7">
          <table:table-cell office:value-type="float" office:value="966" table:style-name="ce65">
            <text:p>966</text:p>
          </table:table-cell>
          <table:table-cell office:value-type="string" table:style-name="ce65">
            <text:p>!~#</text:p>
          </table:table-cell>
          <table:table-cell office:value-type="string" table:style-name="ce65">
            <text:p>/||~</text:p>
          </table:table-cell>
          <table:table-cell office:value-type="string" table:style-name="ce66">
            <text:p> </text:p>
          </table:table-cell>
          <table:table-cell office:value-type="string" table:style-name="ce66">
            <text:p></text:p>
          </table:table-cell>
          <table:table-cell table:number-columns-repeated="16379"/>
        </table:table-row>
        <table:table-row table:style-name="ro7">
          <table:table-cell office:value-type="float" office:value="965" table:style-name="ce65">
            <text:p>965</text:p>
          </table:table-cell>
          <table:table-cell office:value-type="string" table:style-name="ce65">
            <text:p>,!~#</text:p>
          </table:table-cell>
          <table:table-cell office:value-type="string" table:style-name="ce65">
            <text:p>,/||~</text:p>
          </table:table-cell>
          <table:table-cell office:value-type="string" table:style-name="ce66">
            <text:p>  </text:p>
          </table:table-cell>
          <table:table-cell office:value-type="string" table:style-name="ce66">
            <text:p> </text:p>
          </table:table-cell>
          <table:table-cell table:number-columns-repeated="16379"/>
        </table:table-row>
        <table:table-row table:style-name="ro7">
          <table:table-cell office:value-type="float" office:value="964" table:style-name="ce65">
            <text:p>964</text:p>
          </table:table-cell>
          <table:table-cell office:value-type="string" table:style-name="ce65">
            <text:p>~~!#</text:p>
          </table:table-cell>
          <table:table-cell office:value-type="string" table:style-name="ce65">
            <text:p>~||)</text:p>
          </table:table-cell>
          <table:table-cell office:value-type="string" table:style-name="ce66">
            <text:p> </text:p>
          </table:table-cell>
          <table:table-cell office:value-type="string" table:style-name="ce66">
            <text:p></text:p>
          </table:table-cell>
          <table:table-cell table:number-columns-repeated="16379"/>
        </table:table-row>
        <table:table-row table:style-name="ro7">
          <table:table-cell office:value-type="float" office:value="963" table:style-name="ce65">
            <text:p>963</text:p>
          </table:table-cell>
          <table:table-cell office:value-type="string" table:style-name="ce65">
            <text:p>,~~!#</text:p>
          </table:table-cell>
          <table:table-cell office:value-type="string" table:style-name="ce65">
            <text:p>,~||)</text:p>
          </table:table-cell>
          <table:table-cell office:value-type="string" table:style-name="ce66">
            <text:p>  </text:p>
          </table:table-cell>
          <table:table-cell office:value-type="string" table:style-name="ce66">
            <text:p> </text:p>
          </table:table-cell>
          <table:table-cell table:number-columns-repeated="16379"/>
        </table:table-row>
        <table:table-row table:style-name="ro7">
          <table:table-cell office:value-type="float" office:value="962" table:style-name="ce65">
            <text:p>962</text:p>
          </table:table-cell>
          <table:table-cell office:value-type="string" table:style-name="ce65">
            <text:p>,,~~!#</text:p>
          </table:table-cell>
          <table:table-cell office:value-type="string" table:style-name="ce65">
            <text:p>,,~||)</text:p>
          </table:table-cell>
          <table:table-cell office:value-type="string" table:style-name="ce66">
            <text:p>  </text:p>
          </table:table-cell>
          <table:table-cell office:value-type="string" table:style-name="ce66">
            <text:p> </text:p>
          </table:table-cell>
          <table:table-cell table:number-columns-repeated="16379"/>
        </table:table-row>
        <table:table-row table:style-name="ro7">
          <table:table-cell office:value-type="float" office:value="961" table:style-name="ce65">
            <text:p>961</text:p>
          </table:table-cell>
          <table:table-cell office:value-type="string" table:style-name="ce65">
            <text:p>`'\!#</text:p>
          </table:table-cell>
          <table:table-cell office:value-type="string" table:style-name="ce65">
            <text:p>`'||\</text:p>
          </table:table-cell>
          <table:table-cell office:value-type="string" table:style-name="ce66">
            <text:p>   </text:p>
          </table:table-cell>
          <table:table-cell office:value-type="string" table:style-name="ce66">
            <text:p>  </text:p>
          </table:table-cell>
          <table:table-cell table:number-columns-repeated="16379"/>
        </table:table-row>
        <table:table-row table:style-name="ro7">
          <table:table-cell office:value-type="float" office:value="960" table:style-name="ce65">
            <text:p>960</text:p>
          </table:table-cell>
          <table:table-cell office:value-type="string" table:style-name="ce65">
            <text:p>'\!#</text:p>
          </table:table-cell>
          <table:table-cell office:value-type="string" table:style-name="ce65">
            <text:p>'||\</text:p>
          </table:table-cell>
          <table:table-cell office:value-type="string" table:style-name="ce66">
            <text:p>  </text:p>
          </table:table-cell>
          <table:table-cell office:value-type="string" table:style-name="ce66">
            <text:p> </text:p>
          </table:table-cell>
          <table:table-cell table:number-columns-repeated="16379"/>
        </table:table-row>
        <table:table-row table:style-name="ro7">
          <table:table-cell office:value-type="float" office:value="959" table:style-name="ce65">
            <text:p>959</text:p>
          </table:table-cell>
          <table:table-cell office:value-type="string" table:style-name="ce65">
            <text:p>)!~#</text:p>
          </table:table-cell>
          <table:table-cell office:value-type="string" table:style-name="ce65">
            <text:p>(||</text:p>
          </table:table-cell>
          <table:table-cell office:value-type="string" table:style-name="ce66">
            <text:p> </text:p>
          </table:table-cell>
          <table:table-cell office:value-type="string" table:style-name="ce66">
            <text:p></text:p>
          </table:table-cell>
          <table:table-cell table:number-columns-repeated="16379"/>
        </table:table-row>
        <table:table-row table:style-name="ro7">
          <table:table-cell office:value-type="float" office:value="958" table:style-name="ce65">
            <text:p>958</text:p>
          </table:table-cell>
          <table:table-cell office:value-type="string" table:style-name="ce65">
            <text:p>``\!#</text:p>
          </table:table-cell>
          <table:table-cell office:value-type="string" table:style-name="ce65">
            <text:p>``||\</text:p>
          </table:table-cell>
          <table:table-cell office:value-type="string" table:style-name="ce66">
            <text:p>  </text:p>
          </table:table-cell>
          <table:table-cell office:value-type="string" table:style-name="ce66">
            <text:p> </text:p>
          </table:table-cell>
          <table:table-cell table:number-columns-repeated="16379"/>
        </table:table-row>
        <table:table-row table:style-name="ro7">
          <table:table-cell office:value-type="float" office:value="957" table:style-name="ce65">
            <text:p>957</text:p>
          </table:table-cell>
          <table:table-cell office:value-type="string" table:style-name="ce65">
            <text:p>`\!#</text:p>
          </table:table-cell>
          <table:table-cell office:value-type="string" table:style-name="ce65">
            <text:p>`||\</text:p>
          </table:table-cell>
          <table:table-cell office:value-type="string" table:style-name="ce66">
            <text:p>  </text:p>
          </table:table-cell>
          <table:table-cell office:value-type="string" table:style-name="ce66">
            <text:p> </text:p>
          </table:table-cell>
          <table:table-cell table:number-columns-repeated="16379"/>
        </table:table-row>
        <table:table-row table:style-name="ro7">
          <table:table-cell office:value-type="float" office:value="956" table:style-name="ce65">
            <text:p>956</text:p>
          </table:table-cell>
          <table:table-cell office:value-type="string" table:style-name="ce65">
            <text:p>\!#</text:p>
          </table:table-cell>
          <table:table-cell office:value-type="string" table:style-name="ce65">
            <text:p>||\</text:p>
          </table:table-cell>
          <table:table-cell office:value-type="string" table:style-name="ce66">
            <text:p> </text:p>
          </table:table-cell>
          <table:table-cell office:value-type="string" table:style-name="ce66">
            <text:p></text:p>
          </table:table-cell>
          <table:table-cell table:number-columns-repeated="16379"/>
        </table:table-row>
        <table:table-row table:style-name="ro7">
          <table:table-cell office:value-type="float" office:value="955" table:style-name="ce65">
            <text:p>955</text:p>
          </table:table-cell>
          <table:table-cell office:value-type="string" table:style-name="ce65">
            <text:p>,\!#</text:p>
          </table:table-cell>
          <table:table-cell office:value-type="string" table:style-name="ce65">
            <text:p>,||\</text:p>
          </table:table-cell>
          <table:table-cell office:value-type="string" table:style-name="ce66">
            <text:p>  </text:p>
          </table:table-cell>
          <table:table-cell office:value-type="string" table:style-name="ce66">
            <text:p> </text:p>
          </table:table-cell>
          <table:table-cell table:number-columns-repeated="16379"/>
        </table:table-row>
        <table:table-row table:style-name="ro7">
          <table:table-cell office:value-type="float" office:value="954" table:style-name="ce65">
            <text:p>954</text:p>
          </table:table-cell>
          <table:table-cell office:value-type="string" table:style-name="ce65">
            <text:p>,,\!#</text:p>
          </table:table-cell>
          <table:table-cell office:value-type="string" table:style-name="ce65">
            <text:p>,,||\</text:p>
          </table:table-cell>
          <table:table-cell office:value-type="string" table:style-name="ce66">
            <text:p>  </text:p>
          </table:table-cell>
          <table:table-cell office:value-type="string" table:style-name="ce66">
            <text:p> </text:p>
          </table:table-cell>
          <table:table-cell table:number-columns-repeated="16379"/>
        </table:table-row>
        <table:table-row table:style-name="ro7">
          <table:table-cell office:value-type="float" office:value="953" table:style-name="ce65">
            <text:p>953</text:p>
          </table:table-cell>
          <table:table-cell office:value-type="string" table:style-name="ce65">
            <text:p>')\!#</text:p>
          </table:table-cell>
          <table:table-cell office:value-type="string" table:style-name="ce65">
            <text:p>')||)</text:p>
          </table:table-cell>
          <table:table-cell office:value-type="string" table:style-name="ce66">
            <text:p>  </text:p>
          </table:table-cell>
          <table:table-cell office:value-type="string" table:style-name="ce66">
            <text:p> </text:p>
          </table:table-cell>
          <table:table-cell table:number-columns-repeated="16379"/>
        </table:table-row>
        <table:table-row table:style-name="ro7">
          <table:table-cell office:value-type="float" office:value="952" table:style-name="ce65">
            <text:p>952</text:p>
          </table:table-cell>
          <table:table-cell office:value-type="string" table:style-name="ce65">
            <text:p>.\!#</text:p>
          </table:table-cell>
          <table:table-cell office:value-type="string" table:style-name="ce65">
            <text:p>.||\</text:p>
          </table:table-cell>
          <table:table-cell office:value-type="string" table:style-name="ce66">
            <text:p>  </text:p>
          </table:table-cell>
          <table:table-cell office:value-type="string" table:style-name="ce66">
            <text:p> </text:p>
          </table:table-cell>
          <table:table-cell table:number-columns-repeated="16379"/>
        </table:table-row>
        <table:table-row table:style-name="ro7">
          <table:table-cell office:value-type="float" office:value="951" table:style-name="ce65">
            <text:p>951</text:p>
          </table:table-cell>
          <table:table-cell office:value-type="string" table:style-name="ce65">
            <text:p>,.\!#</text:p>
          </table:table-cell>
          <table:table-cell office:value-type="string" table:style-name="ce65">
            <text:p>,.||\</text:p>
          </table:table-cell>
          <table:table-cell office:value-type="string" table:style-name="ce66">
            <text:p>   </text:p>
          </table:table-cell>
          <table:table-cell office:value-type="string" table:style-name="ce66">
            <text:p>  </text:p>
          </table:table-cell>
          <table:table-cell table:number-columns-repeated="16379"/>
        </table:table-row>
        <table:table-row table:style-name="ro7">
          <table:table-cell office:value-type="float" office:value="950" table:style-name="ce65">
            <text:p>950</text:p>
          </table:table-cell>
          <table:table-cell office:value-type="string" table:style-name="ce65">
            <text:p>``)\!#</text:p>
          </table:table-cell>
          <table:table-cell office:value-type="string" table:style-name="ce65">
            <text:p>``)||)</text:p>
          </table:table-cell>
          <table:table-cell office:value-type="string" table:style-name="ce66">
            <text:p>  </text:p>
          </table:table-cell>
          <table:table-cell office:value-type="string" table:style-name="ce66">
            <text:p> </text:p>
          </table:table-cell>
          <table:table-cell table:number-columns-repeated="16379"/>
        </table:table-row>
        <table:table-row table:style-name="ro7">
          <table:table-cell office:value-type="float" office:value="949" table:style-name="ce65">
            <text:p>949</text:p>
          </table:table-cell>
          <table:table-cell office:value-type="string" table:style-name="ce65">
            <text:p>`)\!#</text:p>
          </table:table-cell>
          <table:table-cell office:value-type="string" table:style-name="ce65">
            <text:p>`)||)</text:p>
          </table:table-cell>
          <table:table-cell office:value-type="string" table:style-name="ce66">
            <text:p>  </text:p>
          </table:table-cell>
          <table:table-cell office:value-type="string" table:style-name="ce66">
            <text:p> </text:p>
          </table:table-cell>
          <table:table-cell table:number-columns-repeated="16379"/>
        </table:table-row>
        <table:table-row table:style-name="ro7">
          <table:table-cell office:value-type="float" office:value="948" table:style-name="ce65">
            <text:p>948</text:p>
          </table:table-cell>
          <table:table-cell office:value-type="string" table:style-name="ce65">
            <text:p>)\!#</text:p>
          </table:table-cell>
          <table:table-cell office:value-type="string" table:style-name="ce65">
            <text:p>)||)</text:p>
          </table:table-cell>
          <table:table-cell office:value-type="string" table:style-name="ce66">
            <text:p> </text:p>
          </table:table-cell>
          <table:table-cell office:value-type="string" table:style-name="ce66">
            <text:p></text:p>
          </table:table-cell>
          <table:table-cell table:number-columns-repeated="16379"/>
        </table:table-row>
        <table:table-row table:style-name="ro7">
          <table:table-cell office:value-type="float" office:value="947" table:style-name="ce65">
            <text:p>947</text:p>
          </table:table-cell>
          <table:table-cell office:value-type="string" table:style-name="ce65">
            <text:p>`'!)#</text:p>
          </table:table-cell>
          <table:table-cell office:value-type="string" table:style-name="ce65">
            <text:p>`'||)</text:p>
          </table:table-cell>
          <table:table-cell office:value-type="string" table:style-name="ce66">
            <text:p>   </text:p>
          </table:table-cell>
          <table:table-cell office:value-type="string" table:style-name="ce66">
            <text:p>  </text:p>
          </table:table-cell>
          <table:table-cell table:number-columns-repeated="16379"/>
        </table:table-row>
        <table:table-row table:style-name="ro7">
          <table:table-cell office:value-type="float" office:value="946" table:style-name="ce65">
            <text:p>946</text:p>
          </table:table-cell>
          <table:table-cell office:value-type="string" table:style-name="ce65">
            <text:p>'!)#</text:p>
          </table:table-cell>
          <table:table-cell office:value-type="string" table:style-name="ce65">
            <text:p>'||)</text:p>
          </table:table-cell>
          <table:table-cell office:value-type="string" table:style-name="ce66">
            <text:p>  </text:p>
          </table:table-cell>
          <table:table-cell office:value-type="string" table:style-name="ce66">
            <text:p> </text:p>
          </table:table-cell>
          <table:table-cell table:number-columns-repeated="16379"/>
        </table:table-row>
        <table:table-row table:style-name="ro7">
          <table:table-cell office:value-type="float" office:value="945" table:style-name="ce65">
            <text:p>945</text:p>
          </table:table-cell>
          <table:table-cell office:value-type="string" table:style-name="ce65">
            <text:p>,'!)#</text:p>
          </table:table-cell>
          <table:table-cell office:value-type="string" table:style-name="ce65">
            <text:p>,'||)</text:p>
          </table:table-cell>
          <table:table-cell office:value-type="string" table:style-name="ce66">
            <text:p>   </text:p>
          </table:table-cell>
          <table:table-cell office:value-type="string" table:style-name="ce66">
            <text:p>  </text:p>
          </table:table-cell>
          <table:table-cell table:number-columns-repeated="16379"/>
        </table:table-row>
        <table:table-row table:style-name="ro7">
          <table:table-cell office:value-type="float" office:value="944" table:style-name="ce65">
            <text:p>944</text:p>
          </table:table-cell>
          <table:table-cell office:value-type="string" table:style-name="ce65">
            <text:p>``!)#</text:p>
          </table:table-cell>
          <table:table-cell office:value-type="string" table:style-name="ce65">
            <text:p>``||)</text:p>
          </table:table-cell>
          <table:table-cell office:value-type="string" table:style-name="ce66">
            <text:p>  </text:p>
          </table:table-cell>
          <table:table-cell office:value-type="string" table:style-name="ce66">
            <text:p> </text:p>
          </table:table-cell>
          <table:table-cell table:number-columns-repeated="16379"/>
        </table:table-row>
        <table:table-row table:style-name="ro7">
          <table:table-cell office:value-type="float" office:value="943" table:style-name="ce65">
            <text:p>943</text:p>
          </table:table-cell>
          <table:table-cell office:value-type="string" table:style-name="ce65">
            <text:p>`!)#</text:p>
          </table:table-cell>
          <table:table-cell office:value-type="string" table:style-name="ce65">
            <text:p>`||)</text:p>
          </table:table-cell>
          <table:table-cell office:value-type="string" table:style-name="ce66">
            <text:p>  </text:p>
          </table:table-cell>
          <table:table-cell office:value-type="string" table:style-name="ce66">
            <text:p> </text:p>
          </table:table-cell>
          <table:table-cell table:number-columns-repeated="16379"/>
        </table:table-row>
        <table:table-row table:style-name="ro7">
          <table:table-cell office:value-type="float" office:value="942" table:style-name="ce65">
            <text:p>942</text:p>
          </table:table-cell>
          <table:table-cell office:value-type="string" table:style-name="ce65">
            <text:p>!)#</text:p>
          </table:table-cell>
          <table:table-cell office:value-type="string" table:style-name="ce65">
            <text:p>||)</text:p>
          </table:table-cell>
          <table:table-cell office:value-type="string" table:style-name="ce66">
            <text:p> </text:p>
          </table:table-cell>
          <table:table-cell office:value-type="string" table:style-name="ce66">
            <text:p></text:p>
          </table:table-cell>
          <table:table-cell table:number-columns-repeated="16379"/>
        </table:table-row>
        <table:table-row table:style-name="ro7">
          <table:table-cell office:value-type="float" office:value="941" table:style-name="ce65">
            <text:p>941</text:p>
          </table:table-cell>
          <table:table-cell office:value-type="string" table:style-name="ce65">
            <text:p>,!)#</text:p>
          </table:table-cell>
          <table:table-cell office:value-type="string" table:style-name="ce65">
            <text:p>,||)</text:p>
          </table:table-cell>
          <table:table-cell office:value-type="string" table:style-name="ce66">
            <text:p>  </text:p>
          </table:table-cell>
          <table:table-cell office:value-type="string" table:style-name="ce66">
            <text:p> </text:p>
          </table:table-cell>
          <table:table-cell table:number-columns-repeated="16379"/>
        </table:table-row>
        <table:table-row table:style-name="ro7">
          <table:table-cell office:value-type="float" office:value="940" table:style-name="ce65">
            <text:p>940</text:p>
          </table:table-cell>
          <table:table-cell office:value-type="string" table:style-name="ce65">
            <text:p>,,!)#</text:p>
          </table:table-cell>
          <table:table-cell office:value-type="string" table:style-name="ce65">
            <text:p>,,||)</text:p>
          </table:table-cell>
          <table:table-cell office:value-type="string" table:style-name="ce66">
            <text:p>  </text:p>
          </table:table-cell>
          <table:table-cell office:value-type="string" table:style-name="ce66">
            <text:p> </text:p>
          </table:table-cell>
          <table:table-cell table:number-columns-repeated="16379"/>
        </table:table-row>
        <table:table-row table:style-name="ro7">
          <table:table-cell office:value-type="float" office:value="939" table:style-name="ce65">
            <text:p>939</text:p>
          </table:table-cell>
          <table:table-cell office:value-type="string" table:style-name="ce65">
            <text:p>`.!)#</text:p>
          </table:table-cell>
          <table:table-cell office:value-type="string" table:style-name="ce65">
            <text:p>`.||)</text:p>
          </table:table-cell>
          <table:table-cell office:value-type="string" table:style-name="ce66">
            <text:p>   </text:p>
          </table:table-cell>
          <table:table-cell office:value-type="string" table:style-name="ce66">
            <text:p>  </text:p>
          </table:table-cell>
          <table:table-cell table:number-columns-repeated="16379"/>
        </table:table-row>
        <table:table-row table:style-name="ro7">
          <table:table-cell office:value-type="float" office:value="938" table:style-name="ce65">
            <text:p>938</text:p>
          </table:table-cell>
          <table:table-cell office:value-type="string" table:style-name="ce65">
            <text:p>.!)#</text:p>
          </table:table-cell>
          <table:table-cell office:value-type="string" table:style-name="ce65">
            <text:p>.||)</text:p>
          </table:table-cell>
          <table:table-cell office:value-type="string" table:style-name="ce66">
            <text:p>  </text:p>
          </table:table-cell>
          <table:table-cell office:value-type="string" table:style-name="ce66">
            <text:p> </text:p>
          </table:table-cell>
          <table:table-cell table:number-columns-repeated="16379"/>
        </table:table-row>
        <table:table-row table:style-name="ro7">
          <table:table-cell office:value-type="float" office:value="937" table:style-name="ce65">
            <text:p>937</text:p>
          </table:table-cell>
          <table:table-cell office:value-type="string" table:style-name="ce65">
            <text:p>,.!)#</text:p>
          </table:table-cell>
          <table:table-cell office:value-type="string" table:style-name="ce65">
            <text:p>,.||)</text:p>
          </table:table-cell>
          <table:table-cell office:value-type="string" table:style-name="ce66">
            <text:p>   </text:p>
          </table:table-cell>
          <table:table-cell office:value-type="string" table:style-name="ce66">
            <text:p>  </text:p>
          </table:table-cell>
          <table:table-cell table:number-columns-repeated="16379"/>
        </table:table-row>
        <table:table-row table:style-name="ro7">
          <table:table-cell office:value-type="float" office:value="936" table:style-name="ce65">
            <text:p>936</text:p>
          </table:table-cell>
          <table:table-cell office:value-type="string" table:style-name="ce65">
            <text:p>`)!)#</text:p>
          </table:table-cell>
          <table:table-cell office:value-type="string" table:style-name="ce65">
            <text:p>`)/||</text:p>
          </table:table-cell>
          <table:table-cell office:value-type="string" table:style-name="ce66">
            <text:p>  </text:p>
          </table:table-cell>
          <table:table-cell office:value-type="string" table:style-name="ce66">
            <text:p> </text:p>
          </table:table-cell>
          <table:table-cell table:number-columns-repeated="16379"/>
        </table:table-row>
        <table:table-row table:style-name="ro7">
          <table:table-cell office:value-type="float" office:value="935" table:style-name="ce65">
            <text:p>935</text:p>
          </table:table-cell>
          <table:table-cell office:value-type="string" table:style-name="ce65">
            <text:p>)!)#</text:p>
          </table:table-cell>
          <table:table-cell office:value-type="string" table:style-name="ce65">
            <text:p>)/||</text:p>
          </table:table-cell>
          <table:table-cell office:value-type="string" table:style-name="ce66">
            <text:p> </text:p>
          </table:table-cell>
          <table:table-cell office:value-type="string" table:style-name="ce66">
            <text:p></text:p>
          </table:table-cell>
          <table:table-cell table:number-columns-repeated="16379"/>
        </table:table-row>
        <table:table-row table:style-name="ro7">
          <table:table-cell office:value-type="float" office:value="934" table:style-name="ce65">
            <text:p>934</text:p>
          </table:table-cell>
          <table:table-cell office:value-type="string" table:style-name="ce65">
            <text:p>'(!#</text:p>
          </table:table-cell>
          <table:table-cell office:value-type="string" table:style-name="ce65">
            <text:p>')||~</text:p>
          </table:table-cell>
          <table:table-cell office:value-type="string" table:style-name="ce66">
            <text:p>  </text:p>
          </table:table-cell>
          <table:table-cell office:value-type="string" table:style-name="ce66">
            <text:p> </text:p>
          </table:table-cell>
          <table:table-cell table:number-columns-repeated="16379"/>
        </table:table-row>
        <table:table-row table:style-name="ro7">
          <table:table-cell office:value-type="float" office:value="933" table:style-name="ce65">
            <text:p>933</text:p>
          </table:table-cell>
          <table:table-cell office:value-type="string" table:style-name="ce65">
            <text:p>!/#</text:p>
          </table:table-cell>
          <table:table-cell office:value-type="string" table:style-name="ce65">
            <text:p>/||</text:p>
          </table:table-cell>
          <table:table-cell office:value-type="string" table:style-name="ce66">
            <text:p> </text:p>
          </table:table-cell>
          <table:table-cell office:value-type="string" table:style-name="ce66">
            <text:p></text:p>
          </table:table-cell>
          <table:table-cell table:number-columns-repeated="16379"/>
        </table:table-row>
        <table:table-row table:style-name="ro7">
          <table:table-cell office:value-type="float" office:value="932" table:style-name="ce65">
            <text:p>932</text:p>
          </table:table-cell>
          <table:table-cell office:value-type="string" table:style-name="ce65">
            <text:p>,!/#</text:p>
          </table:table-cell>
          <table:table-cell office:value-type="string" table:style-name="ce65">
            <text:p>,/||</text:p>
          </table:table-cell>
          <table:table-cell office:value-type="string" table:style-name="ce66">
            <text:p>  </text:p>
          </table:table-cell>
          <table:table-cell office:value-type="string" table:style-name="ce66">
            <text:p> </text:p>
          </table:table-cell>
          <table:table-cell table:number-columns-repeated="16379"/>
        </table:table-row>
        <table:table-row table:style-name="ro7">
          <table:table-cell office:value-type="float" office:value="931" table:style-name="ce65">
            <text:p>931</text:p>
          </table:table-cell>
          <table:table-cell office:value-type="string" table:style-name="ce65">
            <text:p>`(!#</text:p>
          </table:table-cell>
          <table:table-cell office:value-type="string" table:style-name="ce65">
            <text:p>`)||~</text:p>
          </table:table-cell>
          <table:table-cell office:value-type="string" table:style-name="ce66">
            <text:p>  </text:p>
          </table:table-cell>
          <table:table-cell office:value-type="string" table:style-name="ce66">
            <text:p> </text:p>
          </table:table-cell>
          <table:table-cell table:number-columns-repeated="16379"/>
        </table:table-row>
        <table:table-row table:style-name="ro7">
          <table:table-cell office:value-type="float" office:value="930" table:style-name="ce65">
            <text:p>930</text:p>
          </table:table-cell>
          <table:table-cell office:value-type="string" table:style-name="ce65">
            <text:p>(!#</text:p>
          </table:table-cell>
          <table:table-cell office:value-type="string" table:style-name="ce65">
            <text:p>)||~</text:p>
          </table:table-cell>
          <table:table-cell office:value-type="string" table:style-name="ce66">
            <text:p> </text:p>
          </table:table-cell>
          <table:table-cell office:value-type="string" table:style-name="ce66">
            <text:p></text:p>
          </table:table-cell>
          <table:table-cell table:number-columns-repeated="16379"/>
        </table:table-row>
        <table:table-row table:style-name="ro7">
          <table:table-cell office:value-type="float" office:value="929" table:style-name="ce65">
            <text:p>929</text:p>
          </table:table-cell>
          <table:table-cell office:value-type="string" table:style-name="ce65">
            <text:p>,(!#</text:p>
          </table:table-cell>
          <table:table-cell office:value-type="string" table:style-name="ce65">
            <text:p>,)||~</text:p>
          </table:table-cell>
          <table:table-cell office:value-type="string" table:style-name="ce66">
            <text:p>  </text:p>
          </table:table-cell>
          <table:table-cell office:value-type="string" table:style-name="ce66">
            <text:p> </text:p>
          </table:table-cell>
          <table:table-cell table:number-columns-repeated="16379"/>
        </table:table-row>
        <table:table-row table:style-name="ro7">
          <table:table-cell office:value-type="float" office:value="928" table:style-name="ce65">
            <text:p>928</text:p>
          </table:table-cell>
          <table:table-cell office:value-type="string" table:style-name="ce65">
            <text:p>,,(!#</text:p>
          </table:table-cell>
          <table:table-cell office:value-type="string" table:style-name="ce65">
            <text:p>,,)||~</text:p>
          </table:table-cell>
          <table:table-cell office:value-type="string" table:style-name="ce66">
            <text:p>  </text:p>
          </table:table-cell>
          <table:table-cell office:value-type="string" table:style-name="ce66">
            <text:p> </text:p>
          </table:table-cell>
          <table:table-cell table:number-columns-repeated="16379"/>
        </table:table-row>
        <table:table-row table:style-name="ro7">
          <table:table-cell office:value-type="float" office:value="927" table:style-name="ce65">
            <text:p>927</text:p>
          </table:table-cell>
          <table:table-cell office:value-type="string" table:style-name="ce65">
            <text:p>`.(!#</text:p>
          </table:table-cell>
          <table:table-cell office:value-type="string" table:style-name="ce65">
            <text:p>`.)||~</text:p>
          </table:table-cell>
          <table:table-cell office:value-type="string" table:style-name="ce66">
            <text:p>   </text:p>
          </table:table-cell>
          <table:table-cell office:value-type="string" table:style-name="ce66">
            <text:p>  </text:p>
          </table:table-cell>
          <table:table-cell table:number-columns-repeated="16379"/>
        </table:table-row>
        <table:table-row table:style-name="ro7">
          <table:table-cell office:value-type="float" office:value="926" table:style-name="ce65">
            <text:p>926</text:p>
          </table:table-cell>
          <table:table-cell office:value-type="string" table:style-name="ce65">
            <text:p>.(!#</text:p>
          </table:table-cell>
          <table:table-cell office:value-type="string" table:style-name="ce65">
            <text:p>.)||~</text:p>
          </table:table-cell>
          <table:table-cell office:value-type="string" table:style-name="ce66">
            <text:p>  </text:p>
          </table:table-cell>
          <table:table-cell office:value-type="string" table:style-name="ce66">
            <text:p> </text:p>
          </table:table-cell>
          <table:table-cell table:number-columns-repeated="16379"/>
        </table:table-row>
        <table:table-row table:style-name="ro7">
          <table:table-cell office:value-type="float" office:value="925" table:style-name="ce65">
            <text:p>925</text:p>
          </table:table-cell>
          <table:table-cell office:value-type="string" table:style-name="ce65">
            <text:p>`~!)#</text:p>
          </table:table-cell>
          <table:table-cell office:value-type="string" table:style-name="ce65">
            <text:p>`~~||</text:p>
          </table:table-cell>
          <table:table-cell office:value-type="string" table:style-name="ce66">
            <text:p>  </text:p>
          </table:table-cell>
          <table:table-cell office:value-type="string" table:style-name="ce66">
            <text:p> </text:p>
          </table:table-cell>
          <table:table-cell table:number-columns-repeated="16379"/>
        </table:table-row>
        <table:table-row table:style-name="ro7">
          <table:table-cell office:value-type="float" office:value="924" table:style-name="ce65">
            <text:p>924</text:p>
          </table:table-cell>
          <table:table-cell office:value-type="string" table:style-name="ce65">
            <text:p>~!)#</text:p>
          </table:table-cell>
          <table:table-cell office:value-type="string" table:style-name="ce65">
            <text:p>~~||</text:p>
          </table:table-cell>
          <table:table-cell office:value-type="string" table:style-name="ce66">
            <text:p> </text:p>
          </table:table-cell>
          <table:table-cell office:value-type="string" table:style-name="ce66">
            <text:p></text:p>
          </table:table-cell>
          <table:table-cell table:number-columns-repeated="16379"/>
        </table:table-row>
        <table:table-row table:style-name="ro7">
          <table:table-cell office:value-type="float" office:value="923" table:style-name="ce65">
            <text:p>923</text:p>
          </table:table-cell>
          <table:table-cell office:value-type="string" table:style-name="ce65">
            <text:p>,~!)#</text:p>
          </table:table-cell>
          <table:table-cell office:value-type="string" table:style-name="ce65">
            <text:p>,~~||</text:p>
          </table:table-cell>
          <table:table-cell office:value-type="string" table:style-name="ce66">
            <text:p>  </text:p>
          </table:table-cell>
          <table:table-cell office:value-type="string" table:style-name="ce66">
            <text:p> </text:p>
          </table:table-cell>
          <table:table-cell table:number-columns-repeated="16379"/>
        </table:table-row>
        <table:table-row table:style-name="ro7">
          <table:table-cell office:value-type="float" office:value="922" table:style-name="ce68">
            <text:p>922</text:p>
          </table:table-cell>
          <table:table-cell office:value-type="string" table:style-name="ce65">
            <text:p>`'(!(#</text:p>
          </table:table-cell>
          <table:table-cell office:value-type="string" table:style-name="ce65">
            <text:p>`'~||(</text:p>
          </table:table-cell>
          <table:table-cell office:value-type="string" table:style-name="ce66">
            <text:p>   </text:p>
          </table:table-cell>
          <table:table-cell office:value-type="string" table:style-name="ce66">
            <text:p>  </text:p>
          </table:table-cell>
          <table:table-cell table:number-columns-repeated="16379"/>
        </table:table-row>
        <table:table-row table:style-name="ro7">
          <table:table-cell office:value-type="float" office:value="921" table:style-name="ce69">
            <text:p>921</text:p>
          </table:table-cell>
          <table:table-cell office:value-type="string" table:style-name="ce65">
            <text:p>'(!(#</text:p>
          </table:table-cell>
          <table:table-cell office:value-type="string" table:style-name="ce65">
            <text:p>'~||(</text:p>
          </table:table-cell>
          <table:table-cell office:value-type="string" table:style-name="ce66">
            <text:p>  </text:p>
          </table:table-cell>
          <table:table-cell office:value-type="string" table:style-name="ce66">
            <text:p> </text:p>
          </table:table-cell>
          <table:table-cell table:number-columns-repeated="16379"/>
        </table:table-row>
        <table:table-row table:style-name="ro7">
          <table:table-cell office:value-type="float" office:value="920" table:style-name="ce69">
            <text:p>920</text:p>
          </table:table-cell>
          <table:table-cell office:value-type="string" table:style-name="ce65">
            <text:p>.~!)#</text:p>
          </table:table-cell>
          <table:table-cell office:value-type="string" table:style-name="ce65">
            <text:p>.~~||</text:p>
          </table:table-cell>
          <table:table-cell office:value-type="string" table:style-name="ce66">
            <text:p>  </text:p>
          </table:table-cell>
          <table:table-cell office:value-type="string" table:style-name="ce66">
            <text:p> </text:p>
          </table:table-cell>
          <table:table-cell table:number-columns-repeated="16379"/>
        </table:table-row>
        <table:table-row table:style-name="ro7">
          <table:table-cell office:value-type="float" office:value="919" table:style-name="ce69">
            <text:p>919</text:p>
          </table:table-cell>
          <table:table-cell office:value-type="string" table:style-name="ce65">
            <text:p>\!~#</text:p>
          </table:table-cell>
          <table:table-cell office:value-type="string" table:style-name="ce65">
            <text:p>||~</text:p>
          </table:table-cell>
          <table:table-cell office:value-type="string" table:style-name="ce66">
            <text:p> </text:p>
          </table:table-cell>
          <table:table-cell office:value-type="string" table:style-name="ce66">
            <text:p></text:p>
          </table:table-cell>
          <table:table-cell table:number-columns-repeated="16379"/>
        </table:table-row>
        <table:table-row table:style-name="ro7">
          <table:table-cell office:value-type="float" office:value="918" table:style-name="ce69">
            <text:p>918</text:p>
          </table:table-cell>
          <table:table-cell office:value-type="string" table:style-name="ce65">
            <text:p>``(!(#</text:p>
          </table:table-cell>
          <table:table-cell office:value-type="string" table:style-name="ce65">
            <text:p>``~||(</text:p>
          </table:table-cell>
          <table:table-cell office:value-type="string" table:style-name="ce66">
            <text:p>  </text:p>
          </table:table-cell>
          <table:table-cell office:value-type="string" table:style-name="ce66">
            <text:p> </text:p>
          </table:table-cell>
          <table:table-cell table:number-columns-repeated="16379"/>
        </table:table-row>
        <table:table-row table:style-name="ro7">
          <table:table-cell office:value-type="float" office:value="917" table:style-name="ce69">
            <text:p>917</text:p>
          </table:table-cell>
          <table:table-cell office:value-type="string" table:style-name="ce65">
            <text:p>`(!(#</text:p>
          </table:table-cell>
          <table:table-cell office:value-type="string" table:style-name="ce65">
            <text:p>`~||(</text:p>
          </table:table-cell>
          <table:table-cell office:value-type="string" table:style-name="ce66">
            <text:p>  </text:p>
          </table:table-cell>
          <table:table-cell office:value-type="string" table:style-name="ce66">
            <text:p> </text:p>
          </table:table-cell>
          <table:table-cell table:number-columns-repeated="16379"/>
        </table:table-row>
        <table:table-row table:style-name="ro7">
          <table:table-cell office:value-type="float" office:value="916" table:style-name="ce69">
            <text:p>916</text:p>
          </table:table-cell>
          <table:table-cell office:value-type="string" table:style-name="ce65">
            <text:p>(!(#</text:p>
          </table:table-cell>
          <table:table-cell office:value-type="string" table:style-name="ce65">
            <text:p>~||(</text:p>
          </table:table-cell>
          <table:table-cell office:value-type="string" table:style-name="ce66">
            <text:p> </text:p>
          </table:table-cell>
          <table:table-cell office:value-type="string" table:style-name="ce66">
            <text:p></text:p>
          </table:table-cell>
          <table:table-cell table:number-columns-repeated="16379"/>
        </table:table-row>
        <table:table-row table:style-name="ro7">
          <table:table-cell office:value-type="float" office:value="915" table:style-name="ce69">
            <text:p>915</text:p>
          </table:table-cell>
          <table:table-cell office:value-type="string" table:style-name="ce65">
            <text:p>,(!(#</text:p>
          </table:table-cell>
          <table:table-cell office:value-type="string" table:style-name="ce65">
            <text:p>,~||(</text:p>
          </table:table-cell>
          <table:table-cell office:value-type="string" table:style-name="ce66">
            <text:p>  </text:p>
          </table:table-cell>
          <table:table-cell office:value-type="string" table:style-name="ce66">
            <text:p> </text:p>
          </table:table-cell>
          <table:table-cell table:number-columns-repeated="16379"/>
        </table:table-row>
        <table:table-row table:style-name="ro7">
          <table:table-cell office:value-type="float" office:value="914" table:style-name="ce69">
            <text:p>914</text:p>
          </table:table-cell>
          <table:table-cell office:value-type="string" table:style-name="ce65">
            <text:p>~!/#</text:p>
          </table:table-cell>
          <table:table-cell office:value-type="string" table:style-name="ce65">
            <text:p>)~||</text:p>
          </table:table-cell>
          <table:table-cell office:value-type="string" table:style-name="ce66">
            <text:p> </text:p>
          </table:table-cell>
          <table:table-cell office:value-type="string" table:style-name="ce66">
            <text:p></text:p>
          </table:table-cell>
          <table:table-cell table:number-columns-repeated="16379"/>
        </table:table-row>
        <table:table-row table:style-name="ro7">
          <table:table-cell office:value-type="float" office:value="913" table:style-name="ce68">
            <text:p>913</text:p>
          </table:table-cell>
          <table:table-cell office:value-type="string" table:style-name="ce65">
            <text:p>`'\\!#</text:p>
          </table:table-cell>
          <table:table-cell office:value-type="string" table:style-name="ce65">
            <text:p>`')||(</text:p>
          </table:table-cell>
          <table:table-cell office:value-type="string" table:style-name="ce66">
            <text:p>   </text:p>
          </table:table-cell>
          <table:table-cell office:value-type="string" table:style-name="ce66">
            <text:p>  </text:p>
          </table:table-cell>
          <table:table-cell table:number-columns-repeated="16379"/>
        </table:table-row>
        <table:table-row table:style-name="ro7">
          <table:table-cell office:value-type="float" office:value="912" table:style-name="ce69">
            <text:p>912</text:p>
          </table:table-cell>
          <table:table-cell office:value-type="string" table:style-name="ce65">
            <text:p>'\\!#</text:p>
          </table:table-cell>
          <table:table-cell office:value-type="string" table:style-name="ce65">
            <text:p>')||(</text:p>
          </table:table-cell>
          <table:table-cell office:value-type="string" table:style-name="ce66">
            <text:p>  </text:p>
          </table:table-cell>
          <table:table-cell office:value-type="string" table:style-name="ce66">
            <text:p> </text:p>
          </table:table-cell>
          <table:table-cell table:number-columns-repeated="16379"/>
        </table:table-row>
        <table:table-row table:style-name="ro7">
          <table:table-cell office:value-type="float" office:value="911" table:style-name="ce69">
            <text:p>911</text:p>
          </table:table-cell>
          <table:table-cell office:value-type="string" table:style-name="ce65">
            <text:p>,'\\!#</text:p>
          </table:table-cell>
          <table:table-cell office:value-type="string" table:style-name="ce65">
            <text:p>,')||(</text:p>
          </table:table-cell>
          <table:table-cell office:value-type="string" table:style-name="ce66">
            <text:p>   </text:p>
          </table:table-cell>
          <table:table-cell office:value-type="string" table:style-name="ce66">
            <text:p>  </text:p>
          </table:table-cell>
          <table:table-cell table:number-columns-repeated="16379"/>
        </table:table-row>
        <table:table-row table:style-name="ro7">
          <table:table-cell office:value-type="float" office:value="910" table:style-name="ce69">
            <text:p>910</text:p>
          </table:table-cell>
          <table:table-cell office:value-type="string" table:style-name="ce65">
            <text:p>``\\!#</text:p>
          </table:table-cell>
          <table:table-cell office:value-type="string" table:style-name="ce65">
            <text:p>``)||(</text:p>
          </table:table-cell>
          <table:table-cell office:value-type="string" table:style-name="ce66">
            <text:p>  </text:p>
          </table:table-cell>
          <table:table-cell office:value-type="string" table:style-name="ce66">
            <text:p> </text:p>
          </table:table-cell>
          <table:table-cell table:number-columns-repeated="16379"/>
        </table:table-row>
        <table:table-row table:style-name="ro7">
          <table:table-cell office:value-type="float" office:value="909" table:style-name="ce69">
            <text:p>909</text:p>
          </table:table-cell>
          <table:table-cell office:value-type="string" table:style-name="ce65">
            <text:p>`\\!#</text:p>
          </table:table-cell>
          <table:table-cell office:value-type="string" table:style-name="ce65">
            <text:p>`)||(</text:p>
          </table:table-cell>
          <table:table-cell office:value-type="string" table:style-name="ce66">
            <text:p>  </text:p>
          </table:table-cell>
          <table:table-cell office:value-type="string" table:style-name="ce66">
            <text:p> </text:p>
          </table:table-cell>
          <table:table-cell table:number-columns-repeated="16379"/>
        </table:table-row>
        <table:table-row table:style-name="ro7">
          <table:table-cell office:value-type="float" office:value="908" table:style-name="ce69">
            <text:p>908</text:p>
          </table:table-cell>
          <table:table-cell office:value-type="string" table:style-name="ce65">
            <text:p>\\!#</text:p>
          </table:table-cell>
          <table:table-cell office:value-type="string" table:style-name="ce65">
            <text:p>)||(</text:p>
          </table:table-cell>
          <table:table-cell office:value-type="string" table:style-name="ce66">
            <text:p> </text:p>
          </table:table-cell>
          <table:table-cell office:value-type="string" table:style-name="ce66">
            <text:p></text:p>
          </table:table-cell>
          <table:table-cell table:number-columns-repeated="16379"/>
        </table:table-row>
        <table:table-row table:style-name="ro7">
          <table:table-cell office:value-type="float" office:value="907" table:style-name="ce69">
            <text:p>907</text:p>
          </table:table-cell>
          <table:table-cell office:value-type="string" table:style-name="ce65">
            <text:p>,\\!#</text:p>
          </table:table-cell>
          <table:table-cell office:value-type="string" table:style-name="ce65">
            <text:p>,)||(</text:p>
          </table:table-cell>
          <table:table-cell office:value-type="string" table:style-name="ce66">
            <text:p>  </text:p>
          </table:table-cell>
          <table:table-cell office:value-type="string" table:style-name="ce66">
            <text:p> </text:p>
          </table:table-cell>
          <table:table-cell table:number-columns-repeated="16379"/>
        </table:table-row>
        <table:table-row table:style-name="ro7">
          <table:table-cell office:value-type="float" office:value="906" table:style-name="ce69">
            <text:p>906</text:p>
          </table:table-cell>
          <table:table-cell office:value-type="string" table:style-name="ce65">
            <text:p>,,\\!#</text:p>
          </table:table-cell>
          <table:table-cell office:value-type="string" table:style-name="ce65">
            <text:p>,,)||(</text:p>
          </table:table-cell>
          <table:table-cell office:value-type="string" table:style-name="ce66">
            <text:p>  </text:p>
          </table:table-cell>
          <table:table-cell office:value-type="string" table:style-name="ce66">
            <text:p> </text:p>
          </table:table-cell>
          <table:table-cell table:number-columns-repeated="16379"/>
        </table:table-row>
        <table:table-row table:style-name="ro7">
          <table:table-cell office:value-type="float" office:value="905" table:style-name="ce69">
            <text:p>905</text:p>
          </table:table-cell>
          <table:table-cell office:value-type="string" table:style-name="ce65">
            <text:p>`.\\!#</text:p>
          </table:table-cell>
          <table:table-cell office:value-type="string" table:style-name="ce65">
            <text:p>`.)||(</text:p>
          </table:table-cell>
          <table:table-cell office:value-type="string" table:style-name="ce66">
            <text:p>   </text:p>
          </table:table-cell>
          <table:table-cell office:value-type="string" table:style-name="ce66">
            <text:p>  </text:p>
          </table:table-cell>
          <table:table-cell table:number-columns-repeated="16379"/>
        </table:table-row>
        <table:table-row table:style-name="ro7">
          <table:table-cell office:value-type="float" office:value="904" table:style-name="ce68">
            <text:p>904</text:p>
          </table:table-cell>
          <table:table-cell office:value-type="string" table:style-name="ce65">
            <text:p>.\\!#</text:p>
          </table:table-cell>
          <table:table-cell office:value-type="string" table:style-name="ce65">
            <text:p>.)||(</text:p>
          </table:table-cell>
          <table:table-cell office:value-type="string" table:style-name="ce66">
            <text:p>  </text:p>
          </table:table-cell>
          <table:table-cell office:value-type="string" table:style-name="ce66">
            <text:p> </text:p>
          </table:table-cell>
          <table:table-cell table:number-columns-repeated="16379"/>
        </table:table-row>
        <table:table-row table:style-name="ro7">
          <table:table-cell office:value-type="float" office:value="2000" table:style-name="ce71">
            <text:p>2000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/X\</text:p>
          </table:table-cell>
          <table:table-cell office:value-type="string" table:style-name="ce70">
            <text:p></text:p>
          </table:table-cell>
          <table:table-cell office:value-type="string" table:style-name="ce70">
            <text:p></text:p>
          </table:table-cell>
          <table:table-cell table:number-columns-repeated="16379"/>
        </table:table-row>
        <table:table-row table:style-name="ro7">
          <table:table-cell office:value-type="float" office:value="1999" table:style-name="ce65">
            <text:p>1999</text:p>
          </table:table-cell>
          <table:table-cell office:value-type="string" table:style-name="ce65">
            <text:p>,!x</text:p>
          </table:table-cell>
          <table:table-cell office:value-type="string" table:style-name="ce65">
            <text:p>,/X\</text:p>
          </table:table-cell>
          <table:table-cell office:value-type="string" table:style-name="ce70">
            <text:p>  </text:p>
          </table:table-cell>
          <table:table-cell office:value-type="string" table:style-name="ce70">
            <text:p> </text:p>
          </table:table-cell>
          <table:table-cell table:number-columns-repeated="16379"/>
        </table:table-row>
        <table:table-row table:style-name="ro7">
          <table:table-cell office:value-type="float" office:value="1998" table:style-name="ce65">
            <text:p>1998</text:p>
          </table:table-cell>
          <table:table-cell office:value-type="string" table:style-name="ce65">
            <text:p>,,!x</text:p>
          </table:table-cell>
          <table:table-cell office:value-type="string" table:style-name="ce65">
            <text:p>,,/X\</text:p>
          </table:table-cell>
          <table:table-cell office:value-type="string" table:style-name="ce66">
            <text:p>  </text:p>
          </table:table-cell>
          <table:table-cell office:value-type="string" table:style-name="ce66">
            <text:p> </text:p>
          </table:table-cell>
          <table:table-cell table:number-columns-repeated="16379"/>
        </table:table-row>
        <table:table-row table:style-name="ro7">
          <table:table-cell office:value-type="float" office:value="1997" table:style-name="ce65">
            <text:p>1997</text:p>
          </table:table-cell>
          <table:table-cell office:value-type="string" table:style-name="ce65">
            <text:p>')!x</text:p>
          </table:table-cell>
          <table:table-cell office:value-type="string" table:style-name="ce65">
            <text:p>'(X~</text:p>
          </table:table-cell>
          <table:table-cell office:value-type="string" table:style-name="ce66">
            <text:p>  </text:p>
          </table:table-cell>
          <table:table-cell office:value-type="string" table:style-name="ce66">
            <text:p> </text:p>
          </table:table-cell>
          <table:table-cell table:number-columns-repeated="16379"/>
        </table:table-row>
        <table:table-row table:style-name="ro7">
          <table:table-cell office:value-type="float" office:value="1996" table:style-name="ce65">
            <text:p>1996</text:p>
          </table:table-cell>
          <table:table-cell office:value-type="string" table:style-name="ce65">
            <text:p>.!x</text:p>
          </table:table-cell>
          <table:table-cell office:value-type="string" table:style-name="ce65">
            <text:p>./X\</text:p>
          </table:table-cell>
          <table:table-cell office:value-type="string" table:style-name="ce66">
            <text:p>  </text:p>
          </table:table-cell>
          <table:table-cell office:value-type="string" table:style-name="ce66">
            <text:p> </text:p>
          </table:table-cell>
          <table:table-cell table:number-columns-repeated="16379"/>
        </table:table-row>
        <table:table-row table:style-name="ro7">
          <table:table-cell office:value-type="float" office:value="1995" table:style-name="ce65">
            <text:p>1995</text:p>
          </table:table-cell>
          <table:table-cell office:value-type="string" table:style-name="ce65">
            <text:p>,.!x</text:p>
          </table:table-cell>
          <table:table-cell office:value-type="string" table:style-name="ce65">
            <text:p>,./X\</text:p>
          </table:table-cell>
          <table:table-cell office:value-type="string" table:style-name="ce66">
            <text:p>   </text:p>
          </table:table-cell>
          <table:table-cell office:value-type="string" table:style-name="ce66">
            <text:p>  </text:p>
          </table:table-cell>
          <table:table-cell table:number-columns-repeated="16379"/>
        </table:table-row>
        <table:table-row table:style-name="ro7">
          <table:table-cell office:value-type="float" office:value="1994" table:style-name="ce65">
            <text:p>1994</text:p>
          </table:table-cell>
          <table:table-cell office:value-type="string" table:style-name="ce65">
            <text:p>`)!x</text:p>
          </table:table-cell>
          <table:table-cell office:value-type="string" table:style-name="ce65">
            <text:p>`(X~</text:p>
          </table:table-cell>
          <table:table-cell office:value-type="string" table:style-name="ce66">
            <text:p>  </text:p>
          </table:table-cell>
          <table:table-cell office:value-type="string" table:style-name="ce66">
            <text:p> </text:p>
          </table:table-cell>
          <table:table-cell table:number-columns-repeated="16379"/>
        </table:table-row>
        <table:table-row table:style-name="ro7">
          <table:table-cell office:value-type="float" office:value="1993" table:style-name="ce65">
            <text:p>1993</text:p>
          </table:table-cell>
          <table:table-cell office:value-type="string" table:style-name="ce65">
            <text:p>)!x</text:p>
          </table:table-cell>
          <table:table-cell office:value-type="string" table:style-name="ce65">
            <text:p>(X~</text:p>
          </table:table-cell>
          <table:table-cell office:value-type="string" table:style-name="ce66">
            <text:p> </text:p>
          </table:table-cell>
          <table:table-cell office:value-type="string" table:style-name="ce66">
            <text:p></text:p>
          </table:table-cell>
          <table:table-cell table:number-columns-repeated="16379"/>
        </table:table-row>
        <table:table-row table:style-name="ro7">
          <table:table-cell office:value-type="float" office:value="1992" table:style-name="ce65">
            <text:p>1992</text:p>
          </table:table-cell>
          <table:table-cell office:value-type="string" table:style-name="ce65">
            <text:p>,)!x</text:p>
          </table:table-cell>
          <table:table-cell office:value-type="string" table:style-name="ce65">
            <text:p>,(X~</text:p>
          </table:table-cell>
          <table:table-cell office:value-type="string" table:style-name="ce66">
            <text:p>  </text:p>
          </table:table-cell>
          <table:table-cell office:value-type="string" table:style-name="ce66">
            <text:p> </text:p>
          </table:table-cell>
          <table:table-cell table:number-columns-repeated="16379"/>
        </table:table-row>
        <table:table-row table:style-name="ro7">
          <table:table-cell office:value-type="float" office:value="1991" table:style-name="ce65">
            <text:p>1991</text:p>
          </table:table-cell>
          <table:table-cell office:value-type="string" table:style-name="ce65">
            <text:p>,,)!x</text:p>
          </table:table-cell>
          <table:table-cell office:value-type="string" table:style-name="ce65">
            <text:p>,,(X~</text:p>
          </table:table-cell>
          <table:table-cell office:value-type="string" table:style-name="ce66">
            <text:p>  </text:p>
          </table:table-cell>
          <table:table-cell office:value-type="string" table:style-name="ce66">
            <text:p> </text:p>
          </table:table-cell>
          <table:table-cell table:number-columns-repeated="16379"/>
        </table:table-row>
        <table:table-row table:style-name="ro7">
          <table:table-cell office:value-type="float" office:value="1990" table:style-name="ce65">
            <text:p>1990</text:p>
          </table:table-cell>
          <table:table-cell office:value-type="string" table:style-name="ce65">
            <text:p>``!(x</text:p>
          </table:table-cell>
          <table:table-cell office:value-type="string" table:style-name="ce65">
            <text:p>``/X)</text:p>
          </table:table-cell>
          <table:table-cell office:value-type="string" table:style-name="ce66">
            <text:p>  </text:p>
          </table:table-cell>
          <table:table-cell office:value-type="string" table:style-name="ce66">
            <text:p> </text:p>
          </table:table-cell>
          <table:table-cell table:number-columns-repeated="16379"/>
        </table:table-row>
        <table:table-row table:style-name="ro7">
          <table:table-cell office:value-type="float" office:value="1989" table:style-name="ce65">
            <text:p>1989</text:p>
          </table:table-cell>
          <table:table-cell office:value-type="string" table:style-name="ce65">
            <text:p>`!(x</text:p>
          </table:table-cell>
          <table:table-cell office:value-type="string" table:style-name="ce65">
            <text:p>`/X)</text:p>
          </table:table-cell>
          <table:table-cell office:value-type="string" table:style-name="ce66">
            <text:p>  </text:p>
          </table:table-cell>
          <table:table-cell office:value-type="string" table:style-name="ce66">
            <text:p> </text:p>
          </table:table-cell>
          <table:table-cell table:number-columns-repeated="16379"/>
        </table:table-row>
        <table:table-row table:style-name="ro7">
          <table:table-cell office:value-type="float" office:value="1988" table:style-name="ce65">
            <text:p>1988</text:p>
          </table:table-cell>
          <table:table-cell office:value-type="string" table:style-name="ce65">
            <text:p>!(x</text:p>
          </table:table-cell>
          <table:table-cell office:value-type="string" table:style-name="ce65">
            <text:p>/X)</text:p>
          </table:table-cell>
          <table:table-cell office:value-type="string" table:style-name="ce66">
            <text:p> </text:p>
          </table:table-cell>
          <table:table-cell office:value-type="string" table:style-name="ce66">
            <text:p></text:p>
          </table:table-cell>
          <table:table-cell table:number-columns-repeated="16379"/>
        </table:table-row>
        <table:table-row table:style-name="ro7">
          <table:table-cell office:value-type="float" office:value="1987" table:style-name="ce65">
            <text:p>1987</text:p>
          </table:table-cell>
          <table:table-cell office:value-type="string" table:style-name="ce65">
            <text:p>,!(x</text:p>
          </table:table-cell>
          <table:table-cell office:value-type="string" table:style-name="ce65">
            <text:p>,/X)</text:p>
          </table:table-cell>
          <table:table-cell office:value-type="string" table:style-name="ce66">
            <text:p>  </text:p>
          </table:table-cell>
          <table:table-cell office:value-type="string" table:style-name="ce66">
            <text:p> </text:p>
          </table:table-cell>
          <table:table-cell table:number-columns-repeated="16379"/>
        </table:table-row>
        <table:table-row table:style-name="ro7">
          <table:table-cell office:value-type="float" office:value="1986" table:style-name="ce65">
            <text:p>1986</text:p>
          </table:table-cell>
          <table:table-cell office:value-type="string" table:style-name="ce65">
            <text:p>'~!x</text:p>
          </table:table-cell>
          <table:table-cell office:value-type="string" table:style-name="ce65">
            <text:p>')//X</text:p>
          </table:table-cell>
          <table:table-cell office:value-type="string" table:style-name="ce66">
            <text:p>  </text:p>
          </table:table-cell>
          <table:table-cell office:value-type="string" table:style-name="ce66">
            <text:p> </text:p>
          </table:table-cell>
          <table:table-cell table:number-columns-repeated="16379"/>
        </table:table-row>
        <table:table-row table:style-name="ro7">
          <table:table-cell office:value-type="float" office:value="1985" table:style-name="ce65">
            <text:p>1985</text:p>
          </table:table-cell>
          <table:table-cell office:value-type="string" table:style-name="ce65">
            <text:p>`.!(x</text:p>
          </table:table-cell>
          <table:table-cell office:value-type="string" table:style-name="ce65">
            <text:p>`./X)</text:p>
          </table:table-cell>
          <table:table-cell office:value-type="string" table:style-name="ce66">
            <text:p>   </text:p>
          </table:table-cell>
          <table:table-cell office:value-type="string" table:style-name="ce66">
            <text:p>  </text:p>
          </table:table-cell>
          <table:table-cell table:number-columns-repeated="16379"/>
        </table:table-row>
        <table:table-row table:style-name="ro7">
          <table:table-cell office:value-type="float" office:value="1984" table:style-name="ce65">
            <text:p>1984</text:p>
          </table:table-cell>
          <table:table-cell office:value-type="string" table:style-name="ce65">
            <text:p>.!(x</text:p>
          </table:table-cell>
          <table:table-cell office:value-type="string" table:style-name="ce65">
            <text:p>./X)</text:p>
          </table:table-cell>
          <table:table-cell office:value-type="string" table:style-name="ce66">
            <text:p>  </text:p>
          </table:table-cell>
          <table:table-cell office:value-type="string" table:style-name="ce66">
            <text:p> </text:p>
          </table:table-cell>
          <table:table-cell table:number-columns-repeated="16379"/>
        </table:table-row>
        <table:table-row table:style-name="ro7">
          <table:table-cell office:value-type="float" office:value="1983" table:style-name="ce65">
            <text:p>1983</text:p>
          </table:table-cell>
          <table:table-cell office:value-type="string" table:style-name="ce65">
            <text:p>`~!x</text:p>
          </table:table-cell>
          <table:table-cell office:value-type="string" table:style-name="ce65">
            <text:p>`)//X</text:p>
          </table:table-cell>
          <table:table-cell office:value-type="string" table:style-name="ce66">
            <text:p>  </text:p>
          </table:table-cell>
          <table:table-cell office:value-type="string" table:style-name="ce66">
            <text:p> </text:p>
          </table:table-cell>
          <table:table-cell table:number-columns-repeated="16379"/>
        </table:table-row>
        <table:table-row table:style-name="ro7">
          <table:table-cell office:value-type="float" office:value="1982" table:style-name="ce65">
            <text:p>1982</text:p>
          </table:table-cell>
          <table:table-cell office:value-type="string" table:style-name="ce65">
            <text:p>~!x</text:p>
          </table:table-cell>
          <table:table-cell office:value-type="string" table:style-name="ce65">
            <text:p>)//X</text:p>
          </table:table-cell>
          <table:table-cell office:value-type="string" table:style-name="ce66">
            <text:p> </text:p>
          </table:table-cell>
          <table:table-cell office:value-type="string" table:style-name="ce66">
            <text:p></text:p>
          </table:table-cell>
          <table:table-cell table:number-columns-repeated="16379"/>
        </table:table-row>
        <table:table-row table:style-name="ro7">
          <table:table-cell office:value-type="float" office:value="1981" table:style-name="ce65">
            <text:p>1981</text:p>
          </table:table-cell>
          <table:table-cell office:value-type="string" table:style-name="ce65">
            <text:p>`)!(x</text:p>
          </table:table-cell>
          <table:table-cell office:value-type="string" table:style-name="ce65">
            <text:p>`//X</text:p>
          </table:table-cell>
          <table:table-cell office:value-type="string" table:style-name="ce66">
            <text:p>  </text:p>
          </table:table-cell>
          <table:table-cell office:value-type="string" table:style-name="ce66">
            <text:p> </text:p>
          </table:table-cell>
          <table:table-cell table:number-columns-repeated="16379"/>
        </table:table-row>
        <table:table-row table:style-name="ro7">
          <table:table-cell office:value-type="float" office:value="1980" table:style-name="ce65">
            <text:p>1980</text:p>
          </table:table-cell>
          <table:table-cell office:value-type="string" table:style-name="ce65">
            <text:p>)!(x</text:p>
          </table:table-cell>
          <table:table-cell office:value-type="string" table:style-name="ce65">
            <text:p>//X</text:p>
          </table:table-cell>
          <table:table-cell office:value-type="string" table:style-name="ce66">
            <text:p> </text:p>
          </table:table-cell>
          <table:table-cell office:value-type="string" table:style-name="ce66">
            <text:p></text:p>
          </table:table-cell>
          <table:table-cell table:number-columns-repeated="16379"/>
        </table:table-row>
        <table:table-row table:style-name="ro7">
          <table:table-cell office:value-type="float" office:value="1979" table:style-name="ce65">
            <text:p>1979</text:p>
          </table:table-cell>
          <table:table-cell office:value-type="string" table:style-name="ce65">
            <text:p>,)!(x</text:p>
          </table:table-cell>
          <table:table-cell office:value-type="string" table:style-name="ce65">
            <text:p>,//X</text:p>
          </table:table-cell>
          <table:table-cell office:value-type="string" table:style-name="ce66">
            <text:p>  </text:p>
          </table:table-cell>
          <table:table-cell office:value-type="string" table:style-name="ce66">
            <text:p> </text:p>
          </table:table-cell>
          <table:table-cell table:number-columns-repeated="16379"/>
        </table:table-row>
        <table:table-row table:style-name="ro7">
          <table:table-cell office:value-type="float" office:value="1978" table:style-name="ce65">
            <text:p>1978</text:p>
          </table:table-cell>
          <table:table-cell office:value-type="string" table:style-name="ce65">
            <text:p>,,)!(x</text:p>
          </table:table-cell>
          <table:table-cell office:value-type="string" table:style-name="ce65">
            <text:p>,,//X</text:p>
          </table:table-cell>
          <table:table-cell office:value-type="string" table:style-name="ce66">
            <text:p>  </text:p>
          </table:table-cell>
          <table:table-cell office:value-type="string" table:style-name="ce66">
            <text:p> </text:p>
          </table:table-cell>
          <table:table-cell table:number-columns-repeated="16379"/>
        </table:table-row>
        <table:table-row table:style-name="ro7">
          <table:table-cell office:value-type="float" office:value="1977" table:style-name="ce65">
            <text:p>1977</text:p>
          </table:table-cell>
          <table:table-cell office:value-type="string" table:style-name="ce65">
            <text:p>`.)!(x</text:p>
          </table:table-cell>
          <table:table-cell office:value-type="string" table:style-name="ce65">
            <text:p>`.//X</text:p>
          </table:table-cell>
          <table:table-cell office:value-type="string" table:style-name="ce66">
            <text:p>   </text:p>
          </table:table-cell>
          <table:table-cell office:value-type="string" table:style-name="ce66">
            <text:p>  </text:p>
          </table:table-cell>
          <table:table-cell table:number-columns-repeated="16379"/>
        </table:table-row>
        <table:table-row table:style-name="ro7">
          <table:table-cell office:value-type="float" office:value="1976" table:style-name="ce65">
            <text:p>1976</text:p>
          </table:table-cell>
          <table:table-cell office:value-type="string" table:style-name="ce65">
            <text:p>.)!(x</text:p>
          </table:table-cell>
          <table:table-cell office:value-type="string" table:style-name="ce65">
            <text:p>.//X</text:p>
          </table:table-cell>
          <table:table-cell office:value-type="string" table:style-name="ce66">
            <text:p>  </text:p>
          </table:table-cell>
          <table:table-cell office:value-type="string" table:style-name="ce66">
            <text:p> </text:p>
          </table:table-cell>
          <table:table-cell table:number-columns-repeated="16379"/>
        </table:table-row>
        <table:table-row table:style-name="ro7">
          <table:table-cell office:value-type="float" office:value="1975" table:style-name="ce65">
            <text:p>1975</text:p>
          </table:table-cell>
          <table:table-cell office:value-type="string" table:style-name="ce65">
            <text:p>)~!x</text:p>
          </table:table-cell>
          <table:table-cell office:value-type="string" table:style-name="ce65">
            <text:p>~X\</text:p>
          </table:table-cell>
          <table:table-cell office:value-type="string" table:style-name="ce66">
            <text:p> </text:p>
          </table:table-cell>
          <table:table-cell office:value-type="string" table:style-name="ce66">
            <text:p></text:p>
          </table:table-cell>
          <table:table-cell table:number-columns-repeated="16379"/>
        </table:table-row>
        <table:table-row table:style-name="ro7">
          <table:table-cell office:value-type="float" office:value="1974" table:style-name="ce65">
            <text:p>1974</text:p>
          </table:table-cell>
          <table:table-cell office:value-type="string" table:style-name="ce65">
            <text:p>'~!(x</text:p>
          </table:table-cell>
          <table:table-cell office:value-type="string" table:style-name="ce65">
            <text:p>'(X(</text:p>
          </table:table-cell>
          <table:table-cell office:value-type="string" table:style-name="ce66">
            <text:p>  </text:p>
          </table:table-cell>
          <table:table-cell office:value-type="string" table:style-name="ce66">
            <text:p> </text:p>
          </table:table-cell>
          <table:table-cell table:number-columns-repeated="16379"/>
        </table:table-row>
        <table:table-row table:style-name="ro7">
          <table:table-cell office:value-type="float" office:value="1973" table:style-name="ce65">
            <text:p>1973</text:p>
          </table:table-cell>
          <table:table-cell office:value-type="string" table:style-name="ce65">
            <text:p>,'~!(x</text:p>
          </table:table-cell>
          <table:table-cell office:value-type="string" table:style-name="ce65">
            <text:p>,'(X(</text:p>
          </table:table-cell>
          <table:table-cell office:value-type="string" table:style-name="ce66">
            <text:p>   </text:p>
          </table:table-cell>
          <table:table-cell office:value-type="string" table:style-name="ce66">
            <text:p>  </text:p>
          </table:table-cell>
          <table:table-cell table:number-columns-repeated="16379"/>
        </table:table-row>
        <table:table-row table:style-name="ro7">
          <table:table-cell office:value-type="float" office:value="1972" table:style-name="ce65">
            <text:p>1972</text:p>
          </table:table-cell>
          <table:table-cell office:value-type="string" table:style-name="ce65">
            <text:p>``~!(x</text:p>
          </table:table-cell>
          <table:table-cell office:value-type="string" table:style-name="ce65">
            <text:p>``(X(</text:p>
          </table:table-cell>
          <table:table-cell office:value-type="string" table:style-name="ce66">
            <text:p>  </text:p>
          </table:table-cell>
          <table:table-cell office:value-type="string" table:style-name="ce66">
            <text:p> </text:p>
          </table:table-cell>
          <table:table-cell table:number-columns-repeated="16379"/>
        </table:table-row>
        <table:table-row table:style-name="ro7">
          <table:table-cell office:value-type="float" office:value="1971" table:style-name="ce65">
            <text:p>1971</text:p>
          </table:table-cell>
          <table:table-cell office:value-type="string" table:style-name="ce65">
            <text:p>`~!(x</text:p>
          </table:table-cell>
          <table:table-cell office:value-type="string" table:style-name="ce65">
            <text:p>`(X(</text:p>
          </table:table-cell>
          <table:table-cell office:value-type="string" table:style-name="ce66">
            <text:p>  </text:p>
          </table:table-cell>
          <table:table-cell office:value-type="string" table:style-name="ce66">
            <text:p> </text:p>
          </table:table-cell>
          <table:table-cell table:number-columns-repeated="16379"/>
        </table:table-row>
        <table:table-row table:style-name="ro7">
          <table:table-cell office:value-type="float" office:value="1970" table:style-name="ce65">
            <text:p>1970</text:p>
          </table:table-cell>
          <table:table-cell office:value-type="string" table:style-name="ce65">
            <text:p>~!(x</text:p>
          </table:table-cell>
          <table:table-cell office:value-type="string" table:style-name="ce65">
            <text:p>(X(</text:p>
          </table:table-cell>
          <table:table-cell office:value-type="string" table:style-name="ce66">
            <text:p> </text:p>
          </table:table-cell>
          <table:table-cell office:value-type="string" table:style-name="ce66">
            <text:p></text:p>
          </table:table-cell>
          <table:table-cell table:number-columns-repeated="16379"/>
        </table:table-row>
        <table:table-row table:style-name="ro7">
          <table:table-cell office:value-type="float" office:value="1969" table:style-name="ce65">
            <text:p>1969</text:p>
          </table:table-cell>
          <table:table-cell office:value-type="string" table:style-name="ce65">
            <text:p>,~!(x</text:p>
          </table:table-cell>
          <table:table-cell office:value-type="string" table:style-name="ce65">
            <text:p>,(X(</text:p>
          </table:table-cell>
          <table:table-cell office:value-type="string" table:style-name="ce66">
            <text:p>  </text:p>
          </table:table-cell>
          <table:table-cell office:value-type="string" table:style-name="ce66">
            <text:p> </text:p>
          </table:table-cell>
          <table:table-cell table:number-columns-repeated="16379"/>
        </table:table-row>
        <table:table-row table:style-name="ro7">
          <table:table-cell office:value-type="float" office:value="1968" table:style-name="ce65">
            <text:p>1968</text:p>
          </table:table-cell>
          <table:table-cell office:value-type="string" table:style-name="ce65">
            <text:p>``!~x</text:p>
          </table:table-cell>
          <table:table-cell office:value-type="string" table:style-name="ce65">
            <text:p>``/X~</text:p>
          </table:table-cell>
          <table:table-cell office:value-type="string" table:style-name="ce66">
            <text:p>  </text:p>
          </table:table-cell>
          <table:table-cell office:value-type="string" table:style-name="ce66">
            <text:p> </text:p>
          </table:table-cell>
          <table:table-cell table:number-columns-repeated="16379"/>
        </table:table-row>
        <table:table-row table:style-name="ro7">
          <table:table-cell office:value-type="float" office:value="1967" table:style-name="ce65">
            <text:p>1967</text:p>
          </table:table-cell>
          <table:table-cell office:value-type="string" table:style-name="ce65">
            <text:p>`!~x</text:p>
          </table:table-cell>
          <table:table-cell office:value-type="string" table:style-name="ce65">
            <text:p>`/X~</text:p>
          </table:table-cell>
          <table:table-cell office:value-type="string" table:style-name="ce66">
            <text:p>  </text:p>
          </table:table-cell>
          <table:table-cell office:value-type="string" table:style-name="ce66">
            <text:p> </text:p>
          </table:table-cell>
          <table:table-cell table:number-columns-repeated="16379"/>
        </table:table-row>
        <table:table-row table:style-name="ro7">
          <table:table-cell office:value-type="float" office:value="1966" table:style-name="ce65">
            <text:p>1966</text:p>
          </table:table-cell>
          <table:table-cell office:value-type="string" table:style-name="ce65">
            <text:p>!~x</text:p>
          </table:table-cell>
          <table:table-cell office:value-type="string" table:style-name="ce65">
            <text:p>/X~</text:p>
          </table:table-cell>
          <table:table-cell office:value-type="string" table:style-name="ce66">
            <text:p> </text:p>
          </table:table-cell>
          <table:table-cell office:value-type="string" table:style-name="ce66">
            <text:p></text:p>
          </table:table-cell>
          <table:table-cell table:number-columns-repeated="16379"/>
        </table:table-row>
        <table:table-row table:style-name="ro7">
          <table:table-cell office:value-type="float" office:value="1965" table:style-name="ce65">
            <text:p>1965</text:p>
          </table:table-cell>
          <table:table-cell office:value-type="string" table:style-name="ce65">
            <text:p>,!~x</text:p>
          </table:table-cell>
          <table:table-cell office:value-type="string" table:style-name="ce65">
            <text:p>,/X~</text:p>
          </table:table-cell>
          <table:table-cell office:value-type="string" table:style-name="ce66">
            <text:p>  </text:p>
          </table:table-cell>
          <table:table-cell office:value-type="string" table:style-name="ce66">
            <text:p> </text:p>
          </table:table-cell>
          <table:table-cell table:number-columns-repeated="16379"/>
        </table:table-row>
        <table:table-row table:style-name="ro7">
          <table:table-cell office:value-type="float" office:value="1964" table:style-name="ce65">
            <text:p>1964</text:p>
          </table:table-cell>
          <table:table-cell office:value-type="string" table:style-name="ce65">
            <text:p>~~!x</text:p>
          </table:table-cell>
          <table:table-cell office:value-type="string" table:style-name="ce65">
            <text:p>~X)</text:p>
          </table:table-cell>
          <table:table-cell office:value-type="string" table:style-name="ce66">
            <text:p> </text:p>
          </table:table-cell>
          <table:table-cell office:value-type="string" table:style-name="ce66">
            <text:p></text:p>
          </table:table-cell>
          <table:table-cell table:number-columns-repeated="16379"/>
        </table:table-row>
        <table:table-row table:style-name="ro7">
          <table:table-cell office:value-type="float" office:value="1963" table:style-name="ce65">
            <text:p>1963</text:p>
          </table:table-cell>
          <table:table-cell office:value-type="string" table:style-name="ce65">
            <text:p>,~~!x</text:p>
          </table:table-cell>
          <table:table-cell office:value-type="string" table:style-name="ce65">
            <text:p>,~X)</text:p>
          </table:table-cell>
          <table:table-cell office:value-type="string" table:style-name="ce66">
            <text:p>  </text:p>
          </table:table-cell>
          <table:table-cell office:value-type="string" table:style-name="ce66">
            <text:p> </text:p>
          </table:table-cell>
          <table:table-cell table:number-columns-repeated="16379"/>
        </table:table-row>
        <table:table-row table:style-name="ro7">
          <table:table-cell office:value-type="float" office:value="1962" table:style-name="ce65">
            <text:p>1962</text:p>
          </table:table-cell>
          <table:table-cell office:value-type="string" table:style-name="ce65">
            <text:p>,,~~!x</text:p>
          </table:table-cell>
          <table:table-cell office:value-type="string" table:style-name="ce65">
            <text:p>,,~X)</text:p>
          </table:table-cell>
          <table:table-cell office:value-type="string" table:style-name="ce66">
            <text:p>  </text:p>
          </table:table-cell>
          <table:table-cell office:value-type="string" table:style-name="ce66">
            <text:p> </text:p>
          </table:table-cell>
          <table:table-cell table:number-columns-repeated="16379"/>
        </table:table-row>
        <table:table-row table:style-name="ro7">
          <table:table-cell office:value-type="float" office:value="1961" table:style-name="ce65">
            <text:p>1961</text:p>
          </table:table-cell>
          <table:table-cell office:value-type="string" table:style-name="ce65">
            <text:p>`'\!x</text:p>
          </table:table-cell>
          <table:table-cell office:value-type="string" table:style-name="ce65">
            <text:p>`'X\</text:p>
          </table:table-cell>
          <table:table-cell office:value-type="string" table:style-name="ce66">
            <text:p>   </text:p>
          </table:table-cell>
          <table:table-cell office:value-type="string" table:style-name="ce66">
            <text:p>  </text:p>
          </table:table-cell>
          <table:table-cell table:number-columns-repeated="16379"/>
        </table:table-row>
        <table:table-row table:style-name="ro7">
          <table:table-cell office:value-type="float" office:value="1960" table:style-name="ce65">
            <text:p>1960</text:p>
          </table:table-cell>
          <table:table-cell office:value-type="string" table:style-name="ce65">
            <text:p>'\!x</text:p>
          </table:table-cell>
          <table:table-cell office:value-type="string" table:style-name="ce65">
            <text:p>'X\</text:p>
          </table:table-cell>
          <table:table-cell office:value-type="string" table:style-name="ce66">
            <text:p>  </text:p>
          </table:table-cell>
          <table:table-cell office:value-type="string" table:style-name="ce66">
            <text:p> </text:p>
          </table:table-cell>
          <table:table-cell table:number-columns-repeated="16379"/>
        </table:table-row>
        <table:table-row table:style-name="ro7">
          <table:table-cell office:value-type="float" office:value="1959" table:style-name="ce65">
            <text:p>1959</text:p>
          </table:table-cell>
          <table:table-cell office:value-type="string" table:style-name="ce65">
            <text:p>)!~x</text:p>
          </table:table-cell>
          <table:table-cell office:value-type="string" table:style-name="ce65">
            <text:p>(X</text:p>
          </table:table-cell>
          <table:table-cell office:value-type="string" table:style-name="ce66">
            <text:p> </text:p>
          </table:table-cell>
          <table:table-cell office:value-type="string" table:style-name="ce66">
            <text:p></text:p>
          </table:table-cell>
          <table:table-cell table:number-columns-repeated="16379"/>
        </table:table-row>
        <table:table-row table:style-name="ro7">
          <table:table-cell office:value-type="float" office:value="1958" table:style-name="ce65">
            <text:p>1958</text:p>
          </table:table-cell>
          <table:table-cell office:value-type="string" table:style-name="ce65">
            <text:p>``\!x</text:p>
          </table:table-cell>
          <table:table-cell office:value-type="string" table:style-name="ce65">
            <text:p>``X\</text:p>
          </table:table-cell>
          <table:table-cell office:value-type="string" table:style-name="ce66">
            <text:p>  </text:p>
          </table:table-cell>
          <table:table-cell office:value-type="string" table:style-name="ce66">
            <text:p> </text:p>
          </table:table-cell>
          <table:table-cell table:number-columns-repeated="16379"/>
        </table:table-row>
        <table:table-row table:style-name="ro7">
          <table:table-cell office:value-type="float" office:value="1957" table:style-name="ce65">
            <text:p>1957</text:p>
          </table:table-cell>
          <table:table-cell office:value-type="string" table:style-name="ce65">
            <text:p>`\!x</text:p>
          </table:table-cell>
          <table:table-cell office:value-type="string" table:style-name="ce65">
            <text:p>`X\</text:p>
          </table:table-cell>
          <table:table-cell office:value-type="string" table:style-name="ce66">
            <text:p>  </text:p>
          </table:table-cell>
          <table:table-cell office:value-type="string" table:style-name="ce66">
            <text:p> </text:p>
          </table:table-cell>
          <table:table-cell table:number-columns-repeated="16379"/>
        </table:table-row>
        <table:table-row table:style-name="ro7">
          <table:table-cell office:value-type="float" office:value="1956" table:style-name="ce65">
            <text:p>1956</text:p>
          </table:table-cell>
          <table:table-cell office:value-type="string" table:style-name="ce65">
            <text:p>\!x</text:p>
          </table:table-cell>
          <table:table-cell office:value-type="string" table:style-name="ce65">
            <text:p>X\</text:p>
          </table:table-cell>
          <table:table-cell office:value-type="string" table:style-name="ce66">
            <text:p> </text:p>
          </table:table-cell>
          <table:table-cell office:value-type="string" table:style-name="ce66">
            <text:p></text:p>
          </table:table-cell>
          <table:table-cell table:number-columns-repeated="16379"/>
        </table:table-row>
        <table:table-row table:style-name="ro7">
          <table:table-cell office:value-type="float" office:value="1955" table:style-name="ce65">
            <text:p>1955</text:p>
          </table:table-cell>
          <table:table-cell office:value-type="string" table:style-name="ce65">
            <text:p>,\!x</text:p>
          </table:table-cell>
          <table:table-cell office:value-type="string" table:style-name="ce65">
            <text:p>,X\</text:p>
          </table:table-cell>
          <table:table-cell office:value-type="string" table:style-name="ce66">
            <text:p>  </text:p>
          </table:table-cell>
          <table:table-cell office:value-type="string" table:style-name="ce66">
            <text:p> </text:p>
          </table:table-cell>
          <table:table-cell table:number-columns-repeated="16379"/>
        </table:table-row>
        <table:table-row table:style-name="ro7">
          <table:table-cell office:value-type="float" office:value="1954" table:style-name="ce65">
            <text:p>1954</text:p>
          </table:table-cell>
          <table:table-cell office:value-type="string" table:style-name="ce65">
            <text:p>,,\!x</text:p>
          </table:table-cell>
          <table:table-cell office:value-type="string" table:style-name="ce65">
            <text:p>,,X\</text:p>
          </table:table-cell>
          <table:table-cell office:value-type="string" table:style-name="ce66">
            <text:p>  </text:p>
          </table:table-cell>
          <table:table-cell office:value-type="string" table:style-name="ce66">
            <text:p> </text:p>
          </table:table-cell>
          <table:table-cell table:number-columns-repeated="16379"/>
        </table:table-row>
        <table:table-row table:style-name="ro7">
          <table:table-cell office:value-type="float" office:value="1953" table:style-name="ce65">
            <text:p>1953</text:p>
          </table:table-cell>
          <table:table-cell office:value-type="string" table:style-name="ce65">
            <text:p>')\!x</text:p>
          </table:table-cell>
          <table:table-cell office:value-type="string" table:style-name="ce65">
            <text:p>')X)</text:p>
          </table:table-cell>
          <table:table-cell office:value-type="string" table:style-name="ce66">
            <text:p>  </text:p>
          </table:table-cell>
          <table:table-cell office:value-type="string" table:style-name="ce66">
            <text:p> </text:p>
          </table:table-cell>
          <table:table-cell table:number-columns-repeated="16379"/>
        </table:table-row>
        <table:table-row table:style-name="ro7">
          <table:table-cell office:value-type="float" office:value="1952" table:style-name="ce65">
            <text:p>1952</text:p>
          </table:table-cell>
          <table:table-cell office:value-type="string" table:style-name="ce65">
            <text:p>.\!x</text:p>
          </table:table-cell>
          <table:table-cell office:value-type="string" table:style-name="ce65">
            <text:p>.X\</text:p>
          </table:table-cell>
          <table:table-cell office:value-type="string" table:style-name="ce66">
            <text:p>  </text:p>
          </table:table-cell>
          <table:table-cell office:value-type="string" table:style-name="ce66">
            <text:p> </text:p>
          </table:table-cell>
          <table:table-cell table:number-columns-repeated="16379"/>
        </table:table-row>
        <table:table-row table:style-name="ro7">
          <table:table-cell office:value-type="float" office:value="1951" table:style-name="ce65">
            <text:p>1951</text:p>
          </table:table-cell>
          <table:table-cell office:value-type="string" table:style-name="ce65">
            <text:p>,.\!x</text:p>
          </table:table-cell>
          <table:table-cell office:value-type="string" table:style-name="ce65">
            <text:p>,.X\</text:p>
          </table:table-cell>
          <table:table-cell office:value-type="string" table:style-name="ce66">
            <text:p>   </text:p>
          </table:table-cell>
          <table:table-cell office:value-type="string" table:style-name="ce66">
            <text:p>  </text:p>
          </table:table-cell>
          <table:table-cell table:number-columns-repeated="16379"/>
        </table:table-row>
        <table:table-row table:style-name="ro7">
          <table:table-cell office:value-type="float" office:value="1950" table:style-name="ce65">
            <text:p>1950</text:p>
          </table:table-cell>
          <table:table-cell office:value-type="string" table:style-name="ce65">
            <text:p>``)\!x</text:p>
          </table:table-cell>
          <table:table-cell office:value-type="string" table:style-name="ce65">
            <text:p>``)X)</text:p>
          </table:table-cell>
          <table:table-cell office:value-type="string" table:style-name="ce66">
            <text:p>  </text:p>
          </table:table-cell>
          <table:table-cell office:value-type="string" table:style-name="ce66">
            <text:p> </text:p>
          </table:table-cell>
          <table:table-cell table:number-columns-repeated="16379"/>
        </table:table-row>
        <table:table-row table:style-name="ro7">
          <table:table-cell office:value-type="float" office:value="1949" table:style-name="ce65">
            <text:p>1949</text:p>
          </table:table-cell>
          <table:table-cell office:value-type="string" table:style-name="ce65">
            <text:p>`)\!x</text:p>
          </table:table-cell>
          <table:table-cell office:value-type="string" table:style-name="ce65">
            <text:p>`)X)</text:p>
          </table:table-cell>
          <table:table-cell office:value-type="string" table:style-name="ce66">
            <text:p>  </text:p>
          </table:table-cell>
          <table:table-cell office:value-type="string" table:style-name="ce66">
            <text:p> </text:p>
          </table:table-cell>
          <table:table-cell table:number-columns-repeated="16379"/>
        </table:table-row>
        <table:table-row table:style-name="ro7">
          <table:table-cell office:value-type="float" office:value="1948" table:style-name="ce65">
            <text:p>1948</text:p>
          </table:table-cell>
          <table:table-cell office:value-type="string" table:style-name="ce65">
            <text:p>)\!x</text:p>
          </table:table-cell>
          <table:table-cell office:value-type="string" table:style-name="ce65">
            <text:p>)X)</text:p>
          </table:table-cell>
          <table:table-cell office:value-type="string" table:style-name="ce66">
            <text:p> </text:p>
          </table:table-cell>
          <table:table-cell office:value-type="string" table:style-name="ce66">
            <text:p></text:p>
          </table:table-cell>
          <table:table-cell table:number-columns-repeated="16379"/>
        </table:table-row>
        <table:table-row table:style-name="ro7">
          <table:table-cell office:value-type="float" office:value="1947" table:style-name="ce65">
            <text:p>1947</text:p>
          </table:table-cell>
          <table:table-cell office:value-type="string" table:style-name="ce65">
            <text:p>`'!)x</text:p>
          </table:table-cell>
          <table:table-cell office:value-type="string" table:style-name="ce65">
            <text:p>`'X)</text:p>
          </table:table-cell>
          <table:table-cell office:value-type="string" table:style-name="ce66">
            <text:p>   </text:p>
          </table:table-cell>
          <table:table-cell office:value-type="string" table:style-name="ce66">
            <text:p>  </text:p>
          </table:table-cell>
          <table:table-cell table:number-columns-repeated="16379"/>
        </table:table-row>
        <table:table-row table:style-name="ro7">
          <table:table-cell office:value-type="float" office:value="1946" table:style-name="ce65">
            <text:p>1946</text:p>
          </table:table-cell>
          <table:table-cell office:value-type="string" table:style-name="ce65">
            <text:p>'!)x</text:p>
          </table:table-cell>
          <table:table-cell office:value-type="string" table:style-name="ce65">
            <text:p>'X)</text:p>
          </table:table-cell>
          <table:table-cell office:value-type="string" table:style-name="ce66">
            <text:p>  </text:p>
          </table:table-cell>
          <table:table-cell office:value-type="string" table:style-name="ce66">
            <text:p> </text:p>
          </table:table-cell>
          <table:table-cell table:number-columns-repeated="16379"/>
        </table:table-row>
        <table:table-row table:style-name="ro7">
          <table:table-cell office:value-type="float" office:value="1945" table:style-name="ce65">
            <text:p>1945</text:p>
          </table:table-cell>
          <table:table-cell office:value-type="string" table:style-name="ce65">
            <text:p>,'!)x</text:p>
          </table:table-cell>
          <table:table-cell office:value-type="string" table:style-name="ce65">
            <text:p>,'X)</text:p>
          </table:table-cell>
          <table:table-cell office:value-type="string" table:style-name="ce66">
            <text:p>   </text:p>
          </table:table-cell>
          <table:table-cell office:value-type="string" table:style-name="ce66">
            <text:p>  </text:p>
          </table:table-cell>
          <table:table-cell table:number-columns-repeated="16379"/>
        </table:table-row>
        <table:table-row table:style-name="ro7">
          <table:table-cell office:value-type="float" office:value="1944" table:style-name="ce65">
            <text:p>1944</text:p>
          </table:table-cell>
          <table:table-cell office:value-type="string" table:style-name="ce65">
            <text:p>``!)x</text:p>
          </table:table-cell>
          <table:table-cell office:value-type="string" table:style-name="ce65">
            <text:p>``X)</text:p>
          </table:table-cell>
          <table:table-cell office:value-type="string" table:style-name="ce66">
            <text:p>  </text:p>
          </table:table-cell>
          <table:table-cell office:value-type="string" table:style-name="ce66">
            <text:p> </text:p>
          </table:table-cell>
          <table:table-cell table:number-columns-repeated="16379"/>
        </table:table-row>
        <table:table-row table:style-name="ro7">
          <table:table-cell office:value-type="float" office:value="1943" table:style-name="ce65">
            <text:p>1943</text:p>
          </table:table-cell>
          <table:table-cell office:value-type="string" table:style-name="ce65">
            <text:p>`!)x</text:p>
          </table:table-cell>
          <table:table-cell office:value-type="string" table:style-name="ce65">
            <text:p>`X)</text:p>
          </table:table-cell>
          <table:table-cell office:value-type="string" table:style-name="ce66">
            <text:p>  </text:p>
          </table:table-cell>
          <table:table-cell office:value-type="string" table:style-name="ce66">
            <text:p> </text:p>
          </table:table-cell>
          <table:table-cell table:number-columns-repeated="16379"/>
        </table:table-row>
        <table:table-row table:style-name="ro7">
          <table:table-cell office:value-type="float" office:value="1942" table:style-name="ce65">
            <text:p>1942</text:p>
          </table:table-cell>
          <table:table-cell office:value-type="string" table:style-name="ce65">
            <text:p>!)x</text:p>
          </table:table-cell>
          <table:table-cell office:value-type="string" table:style-name="ce65">
            <text:p>X)</text:p>
          </table:table-cell>
          <table:table-cell office:value-type="string" table:style-name="ce66">
            <text:p> </text:p>
          </table:table-cell>
          <table:table-cell office:value-type="string" table:style-name="ce66">
            <text:p></text:p>
          </table:table-cell>
          <table:table-cell table:number-columns-repeated="16379"/>
        </table:table-row>
        <table:table-row table:style-name="ro7">
          <table:table-cell office:value-type="float" office:value="1941" table:style-name="ce65">
            <text:p>1941</text:p>
          </table:table-cell>
          <table:table-cell office:value-type="string" table:style-name="ce65">
            <text:p>,!)x</text:p>
          </table:table-cell>
          <table:table-cell office:value-type="string" table:style-name="ce65">
            <text:p>,X)</text:p>
          </table:table-cell>
          <table:table-cell office:value-type="string" table:style-name="ce66">
            <text:p>  </text:p>
          </table:table-cell>
          <table:table-cell office:value-type="string" table:style-name="ce66">
            <text:p> </text:p>
          </table:table-cell>
          <table:table-cell table:number-columns-repeated="16379"/>
        </table:table-row>
        <table:table-row table:style-name="ro7">
          <table:table-cell office:value-type="float" office:value="1940" table:style-name="ce65">
            <text:p>1940</text:p>
          </table:table-cell>
          <table:table-cell office:value-type="string" table:style-name="ce65">
            <text:p>,,!)x</text:p>
          </table:table-cell>
          <table:table-cell office:value-type="string" table:style-name="ce65">
            <text:p>,,X)</text:p>
          </table:table-cell>
          <table:table-cell office:value-type="string" table:style-name="ce66">
            <text:p>  </text:p>
          </table:table-cell>
          <table:table-cell office:value-type="string" table:style-name="ce66">
            <text:p> </text:p>
          </table:table-cell>
          <table:table-cell table:number-columns-repeated="16379"/>
        </table:table-row>
        <table:table-row table:style-name="ro7">
          <table:table-cell office:value-type="float" office:value="1939" table:style-name="ce65">
            <text:p>1939</text:p>
          </table:table-cell>
          <table:table-cell office:value-type="string" table:style-name="ce65">
            <text:p>`.!)x</text:p>
          </table:table-cell>
          <table:table-cell office:value-type="string" table:style-name="ce65">
            <text:p>`.X)</text:p>
          </table:table-cell>
          <table:table-cell office:value-type="string" table:style-name="ce66">
            <text:p>   </text:p>
          </table:table-cell>
          <table:table-cell office:value-type="string" table:style-name="ce66">
            <text:p>  </text:p>
          </table:table-cell>
          <table:table-cell table:number-columns-repeated="16379"/>
        </table:table-row>
        <table:table-row table:style-name="ro7">
          <table:table-cell office:value-type="float" office:value="1938" table:style-name="ce65">
            <text:p>1938</text:p>
          </table:table-cell>
          <table:table-cell office:value-type="string" table:style-name="ce65">
            <text:p>.!)x</text:p>
          </table:table-cell>
          <table:table-cell office:value-type="string" table:style-name="ce65">
            <text:p>.X)</text:p>
          </table:table-cell>
          <table:table-cell office:value-type="string" table:style-name="ce66">
            <text:p>  </text:p>
          </table:table-cell>
          <table:table-cell office:value-type="string" table:style-name="ce66">
            <text:p> </text:p>
          </table:table-cell>
          <table:table-cell table:number-columns-repeated="16379"/>
        </table:table-row>
        <table:table-row table:style-name="ro7">
          <table:table-cell office:value-type="float" office:value="1937" table:style-name="ce65">
            <text:p>1937</text:p>
          </table:table-cell>
          <table:table-cell office:value-type="string" table:style-name="ce65">
            <text:p>,.!)x</text:p>
          </table:table-cell>
          <table:table-cell office:value-type="string" table:style-name="ce65">
            <text:p>,.X)</text:p>
          </table:table-cell>
          <table:table-cell office:value-type="string" table:style-name="ce66">
            <text:p>   </text:p>
          </table:table-cell>
          <table:table-cell office:value-type="string" table:style-name="ce66">
            <text:p>  </text:p>
          </table:table-cell>
          <table:table-cell table:number-columns-repeated="16379"/>
        </table:table-row>
        <table:table-row table:style-name="ro7">
          <table:table-cell office:value-type="float" office:value="1936" table:style-name="ce65">
            <text:p>1936</text:p>
          </table:table-cell>
          <table:table-cell office:value-type="string" table:style-name="ce65">
            <text:p>`)!)x</text:p>
          </table:table-cell>
          <table:table-cell office:value-type="string" table:style-name="ce65">
            <text:p>`)/X</text:p>
          </table:table-cell>
          <table:table-cell office:value-type="string" table:style-name="ce66">
            <text:p>  </text:p>
          </table:table-cell>
          <table:table-cell office:value-type="string" table:style-name="ce66">
            <text:p> </text:p>
          </table:table-cell>
          <table:table-cell table:number-columns-repeated="16379"/>
        </table:table-row>
        <table:table-row table:style-name="ro7">
          <table:table-cell office:value-type="float" office:value="1935" table:style-name="ce65">
            <text:p>1935</text:p>
          </table:table-cell>
          <table:table-cell office:value-type="string" table:style-name="ce65">
            <text:p>)!)x</text:p>
          </table:table-cell>
          <table:table-cell office:value-type="string" table:style-name="ce65">
            <text:p>)/X</text:p>
          </table:table-cell>
          <table:table-cell office:value-type="string" table:style-name="ce66">
            <text:p> </text:p>
          </table:table-cell>
          <table:table-cell office:value-type="string" table:style-name="ce66">
            <text:p></text:p>
          </table:table-cell>
          <table:table-cell table:number-columns-repeated="16379"/>
        </table:table-row>
        <table:table-row table:style-name="ro7">
          <table:table-cell office:value-type="float" office:value="1934" table:style-name="ce65">
            <text:p>1934</text:p>
          </table:table-cell>
          <table:table-cell office:value-type="string" table:style-name="ce65">
            <text:p>'(!x</text:p>
          </table:table-cell>
          <table:table-cell office:value-type="string" table:style-name="ce65">
            <text:p>')X~</text:p>
          </table:table-cell>
          <table:table-cell office:value-type="string" table:style-name="ce66">
            <text:p>  </text:p>
          </table:table-cell>
          <table:table-cell office:value-type="string" table:style-name="ce66">
            <text:p> </text:p>
          </table:table-cell>
          <table:table-cell table:number-columns-repeated="16379"/>
        </table:table-row>
        <table:table-row table:style-name="ro7">
          <table:table-cell office:value-type="float" office:value="1933" table:style-name="ce65">
            <text:p>1933</text:p>
          </table:table-cell>
          <table:table-cell office:value-type="string" table:style-name="ce65">
            <text:p>!/x</text:p>
          </table:table-cell>
          <table:table-cell office:value-type="string" table:style-name="ce65">
            <text:p>/X</text:p>
          </table:table-cell>
          <table:table-cell office:value-type="string" table:style-name="ce66">
            <text:p> </text:p>
          </table:table-cell>
          <table:table-cell office:value-type="string" table:style-name="ce66">
            <text:p></text:p>
          </table:table-cell>
          <table:table-cell table:number-columns-repeated="16379"/>
        </table:table-row>
        <table:table-row table:style-name="ro7">
          <table:table-cell office:value-type="float" office:value="1932" table:style-name="ce65">
            <text:p>1932</text:p>
          </table:table-cell>
          <table:table-cell office:value-type="string" table:style-name="ce65">
            <text:p>,!/x</text:p>
          </table:table-cell>
          <table:table-cell office:value-type="string" table:style-name="ce65">
            <text:p>,/X</text:p>
          </table:table-cell>
          <table:table-cell office:value-type="string" table:style-name="ce66">
            <text:p>  </text:p>
          </table:table-cell>
          <table:table-cell office:value-type="string" table:style-name="ce66">
            <text:p> </text:p>
          </table:table-cell>
          <table:table-cell table:number-columns-repeated="16379"/>
        </table:table-row>
        <table:table-row table:style-name="ro7">
          <table:table-cell office:value-type="float" office:value="1931" table:style-name="ce65">
            <text:p>1931</text:p>
          </table:table-cell>
          <table:table-cell office:value-type="string" table:style-name="ce65">
            <text:p>`(!x</text:p>
          </table:table-cell>
          <table:table-cell office:value-type="string" table:style-name="ce65">
            <text:p>`)X~</text:p>
          </table:table-cell>
          <table:table-cell office:value-type="string" table:style-name="ce66">
            <text:p>  </text:p>
          </table:table-cell>
          <table:table-cell office:value-type="string" table:style-name="ce66">
            <text:p> </text:p>
          </table:table-cell>
          <table:table-cell table:number-columns-repeated="16379"/>
        </table:table-row>
        <table:table-row table:style-name="ro7">
          <table:table-cell office:value-type="float" office:value="1930" table:style-name="ce65">
            <text:p>1930</text:p>
          </table:table-cell>
          <table:table-cell office:value-type="string" table:style-name="ce65">
            <text:p>(!x</text:p>
          </table:table-cell>
          <table:table-cell office:value-type="string" table:style-name="ce65">
            <text:p>)X~</text:p>
          </table:table-cell>
          <table:table-cell office:value-type="string" table:style-name="ce66">
            <text:p> </text:p>
          </table:table-cell>
          <table:table-cell office:value-type="string" table:style-name="ce66">
            <text:p></text:p>
          </table:table-cell>
          <table:table-cell table:number-columns-repeated="16379"/>
        </table:table-row>
        <table:table-row table:style-name="ro7">
          <table:table-cell office:value-type="float" office:value="1929" table:style-name="ce65">
            <text:p>1929</text:p>
          </table:table-cell>
          <table:table-cell office:value-type="string" table:style-name="ce65">
            <text:p>,(!x</text:p>
          </table:table-cell>
          <table:table-cell office:value-type="string" table:style-name="ce65">
            <text:p>,)X~</text:p>
          </table:table-cell>
          <table:table-cell office:value-type="string" table:style-name="ce66">
            <text:p>  </text:p>
          </table:table-cell>
          <table:table-cell office:value-type="string" table:style-name="ce66">
            <text:p> </text:p>
          </table:table-cell>
          <table:table-cell table:number-columns-repeated="16379"/>
        </table:table-row>
        <table:table-row table:style-name="ro7">
          <table:table-cell office:value-type="float" office:value="1928" table:style-name="ce65">
            <text:p>1928</text:p>
          </table:table-cell>
          <table:table-cell office:value-type="string" table:style-name="ce65">
            <text:p>,,(!x</text:p>
          </table:table-cell>
          <table:table-cell office:value-type="string" table:style-name="ce65">
            <text:p>,,)X~</text:p>
          </table:table-cell>
          <table:table-cell office:value-type="string" table:style-name="ce66">
            <text:p>  </text:p>
          </table:table-cell>
          <table:table-cell office:value-type="string" table:style-name="ce66">
            <text:p> </text:p>
          </table:table-cell>
          <table:table-cell table:number-columns-repeated="16379"/>
        </table:table-row>
        <table:table-row table:style-name="ro7">
          <table:table-cell office:value-type="float" office:value="1927" table:style-name="ce65">
            <text:p>1927</text:p>
          </table:table-cell>
          <table:table-cell office:value-type="string" table:style-name="ce65">
            <text:p>`.(!x</text:p>
          </table:table-cell>
          <table:table-cell office:value-type="string" table:style-name="ce65">
            <text:p>`.)X~</text:p>
          </table:table-cell>
          <table:table-cell office:value-type="string" table:style-name="ce66">
            <text:p>   </text:p>
          </table:table-cell>
          <table:table-cell office:value-type="string" table:style-name="ce66">
            <text:p>  </text:p>
          </table:table-cell>
          <table:table-cell table:number-columns-repeated="16379"/>
        </table:table-row>
        <table:table-row table:style-name="ro7">
          <table:table-cell office:value-type="float" office:value="1926" table:style-name="ce65">
            <text:p>1926</text:p>
          </table:table-cell>
          <table:table-cell office:value-type="string" table:style-name="ce65">
            <text:p>.(!x</text:p>
          </table:table-cell>
          <table:table-cell office:value-type="string" table:style-name="ce65">
            <text:p>.)X~</text:p>
          </table:table-cell>
          <table:table-cell office:value-type="string" table:style-name="ce66">
            <text:p>  </text:p>
          </table:table-cell>
          <table:table-cell office:value-type="string" table:style-name="ce66">
            <text:p> </text:p>
          </table:table-cell>
          <table:table-cell table:number-columns-repeated="16379"/>
        </table:table-row>
        <table:table-row table:style-name="ro7">
          <table:table-cell office:value-type="float" office:value="1925" table:style-name="ce65">
            <text:p>1925</text:p>
          </table:table-cell>
          <table:table-cell office:value-type="string" table:style-name="ce65">
            <text:p>`~!)x</text:p>
          </table:table-cell>
          <table:table-cell office:value-type="string" table:style-name="ce65">
            <text:p>`~~X</text:p>
          </table:table-cell>
          <table:table-cell office:value-type="string" table:style-name="ce66">
            <text:p>  </text:p>
          </table:table-cell>
          <table:table-cell office:value-type="string" table:style-name="ce66">
            <text:p> </text:p>
          </table:table-cell>
          <table:table-cell table:number-columns-repeated="16379"/>
        </table:table-row>
        <table:table-row table:style-name="ro7">
          <table:table-cell office:value-type="float" office:value="1924" table:style-name="ce65">
            <text:p>1924</text:p>
          </table:table-cell>
          <table:table-cell office:value-type="string" table:style-name="ce65">
            <text:p>~!)x</text:p>
          </table:table-cell>
          <table:table-cell office:value-type="string" table:style-name="ce65">
            <text:p>~~X</text:p>
          </table:table-cell>
          <table:table-cell office:value-type="string" table:style-name="ce66">
            <text:p> </text:p>
          </table:table-cell>
          <table:table-cell office:value-type="string" table:style-name="ce66">
            <text:p></text:p>
          </table:table-cell>
          <table:table-cell table:number-columns-repeated="16379"/>
        </table:table-row>
        <table:table-row table:style-name="ro7">
          <table:table-cell office:value-type="float" office:value="1923" table:style-name="ce65">
            <text:p>1923</text:p>
          </table:table-cell>
          <table:table-cell office:value-type="string" table:style-name="ce65">
            <text:p>,~!)x</text:p>
          </table:table-cell>
          <table:table-cell office:value-type="string" table:style-name="ce65">
            <text:p>,~~X</text:p>
          </table:table-cell>
          <table:table-cell office:value-type="string" table:style-name="ce66">
            <text:p>  </text:p>
          </table:table-cell>
          <table:table-cell office:value-type="string" table:style-name="ce66">
            <text:p> </text:p>
          </table:table-cell>
          <table:table-cell table:number-columns-repeated="16379"/>
        </table:table-row>
        <table:table-row table:style-name="ro7">
          <table:table-cell office:value-type="float" office:value="1922" table:style-name="ce68">
            <text:p>1922</text:p>
          </table:table-cell>
          <table:table-cell office:value-type="string" table:style-name="ce65">
            <text:p>`'(!(x</text:p>
          </table:table-cell>
          <table:table-cell office:value-type="string" table:style-name="ce65">
            <text:p>`'~X(</text:p>
          </table:table-cell>
          <table:table-cell office:value-type="string" table:style-name="ce66">
            <text:p>   </text:p>
          </table:table-cell>
          <table:table-cell office:value-type="string" table:style-name="ce66">
            <text:p>  </text:p>
          </table:table-cell>
          <table:table-cell table:number-columns-repeated="16379"/>
        </table:table-row>
        <table:table-row table:style-name="ro7">
          <table:table-cell office:value-type="float" office:value="1921" table:style-name="ce69">
            <text:p>1921</text:p>
          </table:table-cell>
          <table:table-cell office:value-type="string" table:style-name="ce65">
            <text:p>'(!(x</text:p>
          </table:table-cell>
          <table:table-cell office:value-type="string" table:style-name="ce65">
            <text:p>'~X(</text:p>
          </table:table-cell>
          <table:table-cell office:value-type="string" table:style-name="ce66">
            <text:p>  </text:p>
          </table:table-cell>
          <table:table-cell office:value-type="string" table:style-name="ce66">
            <text:p> </text:p>
          </table:table-cell>
          <table:table-cell table:number-columns-repeated="16379"/>
        </table:table-row>
        <table:table-row table:style-name="ro7">
          <table:table-cell office:value-type="float" office:value="1920" table:style-name="ce69">
            <text:p>1920</text:p>
          </table:table-cell>
          <table:table-cell office:value-type="string" table:style-name="ce65">
            <text:p>.~!)x</text:p>
          </table:table-cell>
          <table:table-cell office:value-type="string" table:style-name="ce65">
            <text:p>.~~X</text:p>
          </table:table-cell>
          <table:table-cell office:value-type="string" table:style-name="ce66">
            <text:p>  </text:p>
          </table:table-cell>
          <table:table-cell office:value-type="string" table:style-name="ce66">
            <text:p> </text:p>
          </table:table-cell>
          <table:table-cell table:number-columns-repeated="16379"/>
        </table:table-row>
        <table:table-row table:style-name="ro7">
          <table:table-cell office:value-type="float" office:value="1919" table:style-name="ce69">
            <text:p>1919</text:p>
          </table:table-cell>
          <table:table-cell office:value-type="string" table:style-name="ce65">
            <text:p>\!~x</text:p>
          </table:table-cell>
          <table:table-cell office:value-type="string" table:style-name="ce65">
            <text:p>X~</text:p>
          </table:table-cell>
          <table:table-cell office:value-type="string" table:style-name="ce66">
            <text:p> </text:p>
          </table:table-cell>
          <table:table-cell office:value-type="string" table:style-name="ce66">
            <text:p></text:p>
          </table:table-cell>
          <table:table-cell table:number-columns-repeated="16379"/>
        </table:table-row>
        <table:table-row table:style-name="ro7">
          <table:table-cell office:value-type="float" office:value="1918" table:style-name="ce69">
            <text:p>1918</text:p>
          </table:table-cell>
          <table:table-cell office:value-type="string" table:style-name="ce65">
            <text:p>``(!(x</text:p>
          </table:table-cell>
          <table:table-cell office:value-type="string" table:style-name="ce65">
            <text:p>``~X(</text:p>
          </table:table-cell>
          <table:table-cell office:value-type="string" table:style-name="ce66">
            <text:p>  </text:p>
          </table:table-cell>
          <table:table-cell office:value-type="string" table:style-name="ce66">
            <text:p> </text:p>
          </table:table-cell>
          <table:table-cell table:number-columns-repeated="16379"/>
        </table:table-row>
        <table:table-row table:style-name="ro7">
          <table:table-cell office:value-type="float" office:value="1917" table:style-name="ce69">
            <text:p>1917</text:p>
          </table:table-cell>
          <table:table-cell office:value-type="string" table:style-name="ce65">
            <text:p>`(!(x</text:p>
          </table:table-cell>
          <table:table-cell office:value-type="string" table:style-name="ce65">
            <text:p>`~X(</text:p>
          </table:table-cell>
          <table:table-cell office:value-type="string" table:style-name="ce66">
            <text:p>  </text:p>
          </table:table-cell>
          <table:table-cell office:value-type="string" table:style-name="ce66">
            <text:p> </text:p>
          </table:table-cell>
          <table:table-cell table:number-columns-repeated="16379"/>
        </table:table-row>
        <table:table-row table:style-name="ro7">
          <table:table-cell office:value-type="float" office:value="1916" table:style-name="ce69">
            <text:p>1916</text:p>
          </table:table-cell>
          <table:table-cell office:value-type="string" table:style-name="ce65">
            <text:p>(!(x</text:p>
          </table:table-cell>
          <table:table-cell office:value-type="string" table:style-name="ce65">
            <text:p>~X(</text:p>
          </table:table-cell>
          <table:table-cell office:value-type="string" table:style-name="ce66">
            <text:p> </text:p>
          </table:table-cell>
          <table:table-cell office:value-type="string" table:style-name="ce66">
            <text:p></text:p>
          </table:table-cell>
          <table:table-cell table:number-columns-repeated="16379"/>
        </table:table-row>
        <table:table-row table:style-name="ro7">
          <table:table-cell office:value-type="float" office:value="1915" table:style-name="ce68">
            <text:p>1915</text:p>
          </table:table-cell>
          <table:table-cell office:value-type="string" table:style-name="ce65">
            <text:p>,(!(x</text:p>
          </table:table-cell>
          <table:table-cell office:value-type="string" table:style-name="ce65">
            <text:p>,~X(</text:p>
          </table:table-cell>
          <table:table-cell office:value-type="string" table:style-name="ce66">
            <text:p>  </text:p>
          </table:table-cell>
          <table:table-cell office:value-type="string" table:style-name="ce66">
            <text:p> </text:p>
          </table:table-cell>
          <table:table-cell table:number-columns-repeated="16379"/>
        </table:table-row>
        <table:table-row table:style-name="ro7">
          <table:table-cell office:value-type="float" office:value="1914" table:style-name="ce69">
            <text:p>1914</text:p>
          </table:table-cell>
          <table:table-cell office:value-type="string" table:style-name="ce65">
            <text:p>~!/x</text:p>
          </table:table-cell>
          <table:table-cell office:value-type="string" table:style-name="ce65">
            <text:p>)~X</text:p>
          </table:table-cell>
          <table:table-cell office:value-type="string" table:style-name="ce66">
            <text:p> </text:p>
          </table:table-cell>
          <table:table-cell office:value-type="string" table:style-name="ce66">
            <text:p></text:p>
          </table:table-cell>
          <table:table-cell table:number-columns-repeated="16379"/>
        </table:table-row>
        <table:table-row table:style-name="ro7">
          <table:table-cell office:value-type="float" office:value="1913" table:style-name="ce69">
            <text:p>1913</text:p>
          </table:table-cell>
          <table:table-cell office:value-type="string" table:style-name="ce65">
            <text:p>`'\\!x</text:p>
          </table:table-cell>
          <table:table-cell office:value-type="string" table:style-name="ce65">
            <text:p>`')X(</text:p>
          </table:table-cell>
          <table:table-cell office:value-type="string" table:style-name="ce66">
            <text:p>   </text:p>
          </table:table-cell>
          <table:table-cell office:value-type="string" table:style-name="ce66">
            <text:p>  </text:p>
          </table:table-cell>
          <table:table-cell table:number-columns-repeated="16379"/>
        </table:table-row>
        <table:table-row table:style-name="ro7">
          <table:table-cell office:value-type="float" office:value="1912" table:style-name="ce69">
            <text:p>1912</text:p>
          </table:table-cell>
          <table:table-cell office:value-type="string" table:style-name="ce65">
            <text:p>'\\!x</text:p>
          </table:table-cell>
          <table:table-cell office:value-type="string" table:style-name="ce65">
            <text:p>')X(</text:p>
          </table:table-cell>
          <table:table-cell office:value-type="string" table:style-name="ce66">
            <text:p>  </text:p>
          </table:table-cell>
          <table:table-cell office:value-type="string" table:style-name="ce66">
            <text:p> </text:p>
          </table:table-cell>
          <table:table-cell table:number-columns-repeated="16379"/>
        </table:table-row>
        <table:table-row table:style-name="ro7">
          <table:table-cell office:value-type="float" office:value="1911" table:style-name="ce69">
            <text:p>1911</text:p>
          </table:table-cell>
          <table:table-cell office:value-type="string" table:style-name="ce65">
            <text:p>,'\\!x</text:p>
          </table:table-cell>
          <table:table-cell office:value-type="string" table:style-name="ce65">
            <text:p>,')X(</text:p>
          </table:table-cell>
          <table:table-cell office:value-type="string" table:style-name="ce66">
            <text:p>   </text:p>
          </table:table-cell>
          <table:table-cell office:value-type="string" table:style-name="ce66">
            <text:p>  </text:p>
          </table:table-cell>
          <table:table-cell table:number-columns-repeated="16379"/>
        </table:table-row>
        <table:table-row table:style-name="ro7">
          <table:table-cell office:value-type="float" office:value="1910" table:style-name="ce69">
            <text:p>1910</text:p>
          </table:table-cell>
          <table:table-cell office:value-type="string" table:style-name="ce65">
            <text:p>``\\!x</text:p>
          </table:table-cell>
          <table:table-cell office:value-type="string" table:style-name="ce65">
            <text:p>``)X(</text:p>
          </table:table-cell>
          <table:table-cell office:value-type="string" table:style-name="ce66">
            <text:p>  </text:p>
          </table:table-cell>
          <table:table-cell office:value-type="string" table:style-name="ce66">
            <text:p> </text:p>
          </table:table-cell>
          <table:table-cell table:number-columns-repeated="16379"/>
        </table:table-row>
        <table:table-row table:style-name="ro7">
          <table:table-cell office:value-type="float" office:value="1909" table:style-name="ce69">
            <text:p>1909</text:p>
          </table:table-cell>
          <table:table-cell office:value-type="string" table:style-name="ce65">
            <text:p>`\\!x</text:p>
          </table:table-cell>
          <table:table-cell office:value-type="string" table:style-name="ce65">
            <text:p>`)X(</text:p>
          </table:table-cell>
          <table:table-cell office:value-type="string" table:style-name="ce66">
            <text:p>  </text:p>
          </table:table-cell>
          <table:table-cell office:value-type="string" table:style-name="ce66">
            <text:p> </text:p>
          </table:table-cell>
          <table:table-cell table:number-columns-repeated="16379"/>
        </table:table-row>
        <table:table-row table:style-name="ro7">
          <table:table-cell office:value-type="float" office:value="1908" table:style-name="ce68">
            <text:p>1908</text:p>
          </table:table-cell>
          <table:table-cell office:value-type="string" table:style-name="ce65">
            <text:p>\\!x</text:p>
          </table:table-cell>
          <table:table-cell office:value-type="string" table:style-name="ce65">
            <text:p>)X(</text:p>
          </table:table-cell>
          <table:table-cell office:value-type="string" table:style-name="ce66">
            <text:p> </text:p>
          </table:table-cell>
          <table:table-cell office:value-type="string" table:style-name="ce66">
            <text:p></text:p>
          </table:table-cell>
          <table:table-cell table:number-columns-repeated="16379"/>
        </table:table-row>
        <table:table-row table:style-name="ro7">
          <table:table-cell office:value-type="float" office:value="1907" table:style-name="ce69">
            <text:p>1907</text:p>
          </table:table-cell>
          <table:table-cell office:value-type="string" table:style-name="ce65">
            <text:p>,\\!x</text:p>
          </table:table-cell>
          <table:table-cell office:value-type="string" table:style-name="ce65">
            <text:p>,)X(</text:p>
          </table:table-cell>
          <table:table-cell office:value-type="string" table:style-name="ce66">
            <text:p>  </text:p>
          </table:table-cell>
          <table:table-cell office:value-type="string" table:style-name="ce66">
            <text:p> </text:p>
          </table:table-cell>
          <table:table-cell table:number-columns-repeated="16379"/>
        </table:table-row>
        <table:table-row table:style-name="ro7">
          <table:table-cell office:value-type="float" office:value="1906" table:style-name="ce69">
            <text:p>1906</text:p>
          </table:table-cell>
          <table:table-cell office:value-type="string" table:style-name="ce65">
            <text:p>,,\\!x</text:p>
          </table:table-cell>
          <table:table-cell office:value-type="string" table:style-name="ce65">
            <text:p>,,)X(</text:p>
          </table:table-cell>
          <table:table-cell office:value-type="string" table:style-name="ce66">
            <text:p>  </text:p>
          </table:table-cell>
          <table:table-cell office:value-type="string" table:style-name="ce66">
            <text:p> </text:p>
          </table:table-cell>
          <table:table-cell table:number-columns-repeated="16379"/>
        </table:table-row>
        <table:table-row table:style-name="ro7">
          <table:table-cell office:value-type="float" office:value="1905" table:style-name="ce69">
            <text:p>1905</text:p>
          </table:table-cell>
          <table:table-cell office:value-type="string" table:style-name="ce65">
            <text:p>`.\\!x</text:p>
          </table:table-cell>
          <table:table-cell office:value-type="string" table:style-name="ce65">
            <text:p>`.)X(</text:p>
          </table:table-cell>
          <table:table-cell office:value-type="string" table:style-name="ce66">
            <text:p>   </text:p>
          </table:table-cell>
          <table:table-cell office:value-type="string" table:style-name="ce66">
            <text:p>  </text:p>
          </table:table-cell>
          <table:table-cell table:number-columns-repeated="16379"/>
        </table:table-row>
        <table:table-row table:style-name="ro7">
          <table:table-cell office:value-type="float" office:value="1904" table:style-name="ce69">
            <text:p>1904</text:p>
          </table:table-cell>
          <table:table-cell office:value-type="string" table:style-name="ce65">
            <text:p>.\\!x</text:p>
          </table:table-cell>
          <table:table-cell office:value-type="string" table:style-name="ce65">
            <text:p>.)X(</text:p>
          </table:table-cell>
          <table:table-cell office:value-type="string" table:style-name="ce66">
            <text:p>  </text:p>
          </table:table-cell>
          <table:table-cell office:value-type="string" table:style-name="ce66">
            <text:p> </text:p>
          </table:table-cell>
          <table:table-cell table:number-columns-repeated="16379"/>
        </table:table-row>
        <table:table-row table:style-name="ro7">
          <table:table-cell office:value-type="float" office:value="-1000" table:style-name="ce65">
            <text:p>-1000</text:p>
          </table:table-cell>
          <table:table-cell office:value-type="string" table:style-name="ce65">
            <text:p>b</text:p>
          </table:table-cell>
          <table:table-cell office:value-type="string" table:style-name="ce65">
            <text:p>\!!/</text:p>
          </table:table-cell>
          <table:table-cell office:value-type="string" table:style-name="ce66">
            <text:p></text:p>
          </table:table-cell>
          <table:table-cell office:value-type="string" table:style-name="ce66">
            <text:p></text:p>
          </table:table-cell>
          <table:table-cell table:number-columns-repeated="16379"/>
        </table:table-row>
        <table:table-row table:style-name="ro7">
          <table:table-cell office:value-type="float" office:value="-1001" table:style-name="ce65">
            <text:p>-1001</text:p>
          </table:table-cell>
          <table:table-cell office:value-type="string" table:style-name="ce65">
            <text:p>,!b</text:p>
          </table:table-cell>
          <table:table-cell office:value-type="string" table:style-name="ce65">
            <text:p>,\!!/</text:p>
          </table:table-cell>
          <table:table-cell office:value-type="string" table:style-name="ce66">
            <text:p>  </text:p>
          </table:table-cell>
          <table:table-cell office:value-type="string" table:style-name="ce66">
            <text:p> </text:p>
          </table:table-cell>
          <table:table-cell table:number-columns-repeated="16379"/>
        </table:table-row>
        <table:table-row table:style-name="ro7">
          <table:table-cell office:value-type="float" office:value="-1002" table:style-name="ce65">
            <text:p>-1002</text:p>
          </table:table-cell>
          <table:table-cell office:value-type="string" table:style-name="ce65">
            <text:p>,,!b</text:p>
          </table:table-cell>
          <table:table-cell office:value-type="string" table:style-name="ce65">
            <text:p>,,\!!/</text:p>
          </table:table-cell>
          <table:table-cell office:value-type="string" table:style-name="ce66">
            <text:p>  </text:p>
          </table:table-cell>
          <table:table-cell office:value-type="string" table:style-name="ce66">
            <text:p> </text:p>
          </table:table-cell>
          <table:table-cell table:number-columns-repeated="16379"/>
        </table:table-row>
        <table:table-row table:style-name="ro7">
          <table:table-cell office:value-type="float" office:value="-1003" table:style-name="ce65">
            <text:p>-1003</text:p>
          </table:table-cell>
          <table:table-cell office:value-type="string" table:style-name="ce65">
            <text:p>')!b</text:p>
          </table:table-cell>
          <table:table-cell office:value-type="string" table:style-name="ce65">
            <text:p>')!!!</text:p>
          </table:table-cell>
          <table:table-cell office:value-type="string" table:style-name="ce66">
            <text:p>  </text:p>
          </table:table-cell>
          <table:table-cell office:value-type="string" table:style-name="ce66">
            <text:p> </text:p>
          </table:table-cell>
          <table:table-cell table:number-columns-repeated="16379"/>
        </table:table-row>
        <table:table-row table:style-name="ro7">
          <table:table-cell office:value-type="float" office:value="-1004" table:style-name="ce65">
            <text:p>-1004</text:p>
          </table:table-cell>
          <table:table-cell office:value-type="string" table:style-name="ce65">
            <text:p>.!b</text:p>
          </table:table-cell>
          <table:table-cell office:value-type="string" table:style-name="ce65">
            <text:p>.\!!/</text:p>
          </table:table-cell>
          <table:table-cell office:value-type="string" table:style-name="ce66">
            <text:p>  </text:p>
          </table:table-cell>
          <table:table-cell office:value-type="string" table:style-name="ce66">
            <text:p> </text:p>
          </table:table-cell>
          <table:table-cell table:number-columns-repeated="16379"/>
        </table:table-row>
        <table:table-row table:style-name="ro7">
          <table:table-cell office:value-type="float" office:value="-1005" table:style-name="ce65">
            <text:p>-1005</text:p>
          </table:table-cell>
          <table:table-cell office:value-type="string" table:style-name="ce65">
            <text:p>,.!b</text:p>
          </table:table-cell>
          <table:table-cell office:value-type="string" table:style-name="ce65">
            <text:p>,.\!!/</text:p>
          </table:table-cell>
          <table:table-cell office:value-type="string" table:style-name="ce66">
            <text:p>   </text:p>
          </table:table-cell>
          <table:table-cell office:value-type="string" table:style-name="ce66">
            <text:p>  </text:p>
          </table:table-cell>
          <table:table-cell table:number-columns-repeated="16379"/>
        </table:table-row>
        <table:table-row table:style-name="ro7">
          <table:table-cell office:value-type="float" office:value="-1006" table:style-name="ce65">
            <text:p>-1006</text:p>
          </table:table-cell>
          <table:table-cell office:value-type="string" table:style-name="ce65">
            <text:p>`)!b</text:p>
          </table:table-cell>
          <table:table-cell office:value-type="string" table:style-name="ce65">
            <text:p>`)!!!</text:p>
          </table:table-cell>
          <table:table-cell office:value-type="string" table:style-name="ce66">
            <text:p>  </text:p>
          </table:table-cell>
          <table:table-cell office:value-type="string" table:style-name="ce66">
            <text:p> </text:p>
          </table:table-cell>
          <table:table-cell table:number-columns-repeated="16379"/>
        </table:table-row>
        <table:table-row table:style-name="ro7">
          <table:table-cell office:value-type="float" office:value="-1007" table:style-name="ce65">
            <text:p>-1007</text:p>
          </table:table-cell>
          <table:table-cell office:value-type="string" table:style-name="ce65">
            <text:p>)!b</text:p>
          </table:table-cell>
          <table:table-cell office:value-type="string" table:style-name="ce65">
            <text:p>)!!!</text:p>
          </table:table-cell>
          <table:table-cell office:value-type="string" table:style-name="ce66">
            <text:p> </text:p>
          </table:table-cell>
          <table:table-cell office:value-type="string" table:style-name="ce66">
            <text:p></text:p>
          </table:table-cell>
          <table:table-cell table:number-columns-repeated="16379"/>
        </table:table-row>
        <table:table-row table:style-name="ro7">
          <table:table-cell office:value-type="float" office:value="-1008" table:style-name="ce65">
            <text:p>-1008</text:p>
          </table:table-cell>
          <table:table-cell office:value-type="string" table:style-name="ce65">
            <text:p>,)!b</text:p>
          </table:table-cell>
          <table:table-cell office:value-type="string" table:style-name="ce65">
            <text:p>,)!!!</text:p>
          </table:table-cell>
          <table:table-cell office:value-type="string" table:style-name="ce66">
            <text:p>  </text:p>
          </table:table-cell>
          <table:table-cell office:value-type="string" table:style-name="ce66">
            <text:p> </text:p>
          </table:table-cell>
          <table:table-cell table:number-columns-repeated="16379"/>
        </table:table-row>
        <table:table-row table:style-name="ro7">
          <table:table-cell office:value-type="float" office:value="-1009" table:style-name="ce65">
            <text:p>-1009</text:p>
          </table:table-cell>
          <table:table-cell office:value-type="string" table:style-name="ce65">
            <text:p>,,)!b</text:p>
          </table:table-cell>
          <table:table-cell office:value-type="string" table:style-name="ce65">
            <text:p>,,)!!!</text:p>
          </table:table-cell>
          <table:table-cell office:value-type="string" table:style-name="ce66">
            <text:p>  </text:p>
          </table:table-cell>
          <table:table-cell office:value-type="string" table:style-name="ce66">
            <text:p> </text:p>
          </table:table-cell>
          <table:table-cell table:number-columns-repeated="16379"/>
        </table:table-row>
        <table:table-row table:style-name="ro7">
          <table:table-cell office:value-type="float" office:value="-1010" table:style-name="ce65">
            <text:p>-1010</text:p>
          </table:table-cell>
          <table:table-cell office:value-type="string" table:style-name="ce65">
            <text:p>``!(b</text:p>
          </table:table-cell>
          <table:table-cell office:value-type="string" table:style-name="ce65">
            <text:p>``!!!(</text:p>
          </table:table-cell>
          <table:table-cell office:value-type="string" table:style-name="ce66">
            <text:p>  </text:p>
          </table:table-cell>
          <table:table-cell office:value-type="string" table:style-name="ce66">
            <text:p> </text:p>
          </table:table-cell>
          <table:table-cell table:number-columns-repeated="16379"/>
        </table:table-row>
        <table:table-row table:style-name="ro7">
          <table:table-cell office:value-type="float" office:value="-1011" table:style-name="ce65">
            <text:p>-1011</text:p>
          </table:table-cell>
          <table:table-cell office:value-type="string" table:style-name="ce65">
            <text:p>`!(b</text:p>
          </table:table-cell>
          <table:table-cell office:value-type="string" table:style-name="ce65">
            <text:p>`!!!(</text:p>
          </table:table-cell>
          <table:table-cell office:value-type="string" table:style-name="ce66">
            <text:p>  </text:p>
          </table:table-cell>
          <table:table-cell office:value-type="string" table:style-name="ce66">
            <text:p> </text:p>
          </table:table-cell>
          <table:table-cell table:number-columns-repeated="16379"/>
        </table:table-row>
        <table:table-row table:style-name="ro7">
          <table:table-cell office:value-type="float" office:value="-1012" table:style-name="ce65">
            <text:p>-1012</text:p>
          </table:table-cell>
          <table:table-cell office:value-type="string" table:style-name="ce65">
            <text:p>!(b</text:p>
          </table:table-cell>
          <table:table-cell office:value-type="string" table:style-name="ce65">
            <text:p>!!!(</text:p>
          </table:table-cell>
          <table:table-cell office:value-type="string" table:style-name="ce66">
            <text:p> </text:p>
          </table:table-cell>
          <table:table-cell office:value-type="string" table:style-name="ce66">
            <text:p></text:p>
          </table:table-cell>
          <table:table-cell table:number-columns-repeated="16379"/>
        </table:table-row>
        <table:table-row table:style-name="ro7">
          <table:table-cell office:value-type="float" office:value="-1013" table:style-name="ce65">
            <text:p>-1013</text:p>
          </table:table-cell>
          <table:table-cell office:value-type="string" table:style-name="ce65">
            <text:p>,!(b</text:p>
          </table:table-cell>
          <table:table-cell office:value-type="string" table:style-name="ce65">
            <text:p>,!!!(</text:p>
          </table:table-cell>
          <table:table-cell office:value-type="string" table:style-name="ce66">
            <text:p>  </text:p>
          </table:table-cell>
          <table:table-cell office:value-type="string" table:style-name="ce66">
            <text:p> </text:p>
          </table:table-cell>
          <table:table-cell table:number-columns-repeated="16379"/>
        </table:table-row>
        <table:table-row table:style-name="ro7">
          <table:table-cell office:value-type="float" office:value="-1014" table:style-name="ce65">
            <text:p>-1014</text:p>
          </table:table-cell>
          <table:table-cell office:value-type="string" table:style-name="ce65">
            <text:p>'~!b</text:p>
          </table:table-cell>
          <table:table-cell office:value-type="string" table:style-name="ce65">
            <text:p>'~!!!</text:p>
          </table:table-cell>
          <table:table-cell office:value-type="string" table:style-name="ce66">
            <text:p>  </text:p>
          </table:table-cell>
          <table:table-cell office:value-type="string" table:style-name="ce66">
            <text:p> </text:p>
          </table:table-cell>
          <table:table-cell table:number-columns-repeated="16379"/>
        </table:table-row>
        <table:table-row table:style-name="ro7">
          <table:table-cell office:value-type="float" office:value="-1015" table:style-name="ce65">
            <text:p>-1015</text:p>
          </table:table-cell>
          <table:table-cell office:value-type="string" table:style-name="ce65">
            <text:p>`.!(b</text:p>
          </table:table-cell>
          <table:table-cell office:value-type="string" table:style-name="ce65">
            <text:p>`.!!!(</text:p>
          </table:table-cell>
          <table:table-cell office:value-type="string" table:style-name="ce66">
            <text:p>   </text:p>
          </table:table-cell>
          <table:table-cell office:value-type="string" table:style-name="ce66">
            <text:p>  </text:p>
          </table:table-cell>
          <table:table-cell table:number-columns-repeated="16379"/>
        </table:table-row>
        <table:table-row table:style-name="ro7">
          <table:table-cell office:value-type="float" office:value="-1016" table:style-name="ce65">
            <text:p>-1016</text:p>
          </table:table-cell>
          <table:table-cell office:value-type="string" table:style-name="ce65">
            <text:p>.!(b</text:p>
          </table:table-cell>
          <table:table-cell office:value-type="string" table:style-name="ce65">
            <text:p>.!!!(</text:p>
          </table:table-cell>
          <table:table-cell office:value-type="string" table:style-name="ce66">
            <text:p>  </text:p>
          </table:table-cell>
          <table:table-cell office:value-type="string" table:style-name="ce66">
            <text:p> </text:p>
          </table:table-cell>
          <table:table-cell table:number-columns-repeated="16379"/>
        </table:table-row>
        <table:table-row table:style-name="ro7">
          <table:table-cell office:value-type="float" office:value="-1017" table:style-name="ce65">
            <text:p>-1017</text:p>
          </table:table-cell>
          <table:table-cell office:value-type="string" table:style-name="ce65">
            <text:p>`~!b</text:p>
          </table:table-cell>
          <table:table-cell office:value-type="string" table:style-name="ce65">
            <text:p>`~!!!</text:p>
          </table:table-cell>
          <table:table-cell office:value-type="string" table:style-name="ce66">
            <text:p>  </text:p>
          </table:table-cell>
          <table:table-cell office:value-type="string" table:style-name="ce66">
            <text:p> </text:p>
          </table:table-cell>
          <table:table-cell table:number-columns-repeated="16379"/>
        </table:table-row>
        <table:table-row table:style-name="ro7">
          <table:table-cell office:value-type="float" office:value="-1018" table:style-name="ce65">
            <text:p>-1018</text:p>
          </table:table-cell>
          <table:table-cell office:value-type="string" table:style-name="ce65">
            <text:p>~!b</text:p>
          </table:table-cell>
          <table:table-cell office:value-type="string" table:style-name="ce65">
            <text:p>~!!!</text:p>
          </table:table-cell>
          <table:table-cell office:value-type="string" table:style-name="ce66">
            <text:p> </text:p>
          </table:table-cell>
          <table:table-cell office:value-type="string" table:style-name="ce66">
            <text:p></text:p>
          </table:table-cell>
          <table:table-cell table:number-columns-repeated="16379"/>
        </table:table-row>
        <table:table-row table:style-name="ro7">
          <table:table-cell office:value-type="float" office:value="-1019" table:style-name="ce65">
            <text:p>-1019</text:p>
          </table:table-cell>
          <table:table-cell office:value-type="string" table:style-name="ce65">
            <text:p>`)!(b</text:p>
          </table:table-cell>
          <table:table-cell office:value-type="string" table:style-name="ce65">
            <text:p>`)!!!(</text:p>
          </table:table-cell>
          <table:table-cell office:value-type="string" table:style-name="ce66">
            <text:p>  </text:p>
          </table:table-cell>
          <table:table-cell office:value-type="string" table:style-name="ce66">
            <text:p> </text:p>
          </table:table-cell>
          <table:table-cell table:number-columns-repeated="16379"/>
        </table:table-row>
        <table:table-row table:style-name="ro7">
          <table:table-cell office:value-type="float" office:value="-1020" table:style-name="ce65">
            <text:p>-1020</text:p>
          </table:table-cell>
          <table:table-cell office:value-type="string" table:style-name="ce65">
            <text:p>)!(b</text:p>
          </table:table-cell>
          <table:table-cell office:value-type="string" table:style-name="ce65">
            <text:p>)!!!(</text:p>
          </table:table-cell>
          <table:table-cell office:value-type="string" table:style-name="ce66">
            <text:p> </text:p>
          </table:table-cell>
          <table:table-cell office:value-type="string" table:style-name="ce66">
            <text:p></text:p>
          </table:table-cell>
          <table:table-cell table:number-columns-repeated="16379"/>
        </table:table-row>
        <table:table-row table:style-name="ro7">
          <table:table-cell office:value-type="float" office:value="-1021" table:style-name="ce65">
            <text:p>-1021</text:p>
          </table:table-cell>
          <table:table-cell office:value-type="string" table:style-name="ce65">
            <text:p>,)!(b</text:p>
          </table:table-cell>
          <table:table-cell office:value-type="string" table:style-name="ce65">
            <text:p>,)!!!(</text:p>
          </table:table-cell>
          <table:table-cell office:value-type="string" table:style-name="ce66">
            <text:p>  </text:p>
          </table:table-cell>
          <table:table-cell office:value-type="string" table:style-name="ce66">
            <text:p> </text:p>
          </table:table-cell>
          <table:table-cell table:number-columns-repeated="16379"/>
        </table:table-row>
        <table:table-row table:style-name="ro7">
          <table:table-cell office:value-type="float" office:value="-1022" table:style-name="ce65">
            <text:p>-1022</text:p>
          </table:table-cell>
          <table:table-cell office:value-type="string" table:style-name="ce65">
            <text:p>,,)!(b</text:p>
          </table:table-cell>
          <table:table-cell office:value-type="string" table:style-name="ce65">
            <text:p>,,)!!!(</text:p>
          </table:table-cell>
          <table:table-cell office:value-type="string" table:style-name="ce66">
            <text:p>  </text:p>
          </table:table-cell>
          <table:table-cell office:value-type="string" table:style-name="ce66">
            <text:p> </text:p>
          </table:table-cell>
          <table:table-cell table:number-columns-repeated="16379"/>
        </table:table-row>
        <table:table-row table:style-name="ro7">
          <table:table-cell office:value-type="float" office:value="-1023" table:style-name="ce65">
            <text:p>-1023</text:p>
          </table:table-cell>
          <table:table-cell office:value-type="string" table:style-name="ce65">
            <text:p>`.)!(b</text:p>
          </table:table-cell>
          <table:table-cell office:value-type="string" table:style-name="ce65">
            <text:p>`.)!!!(</text:p>
          </table:table-cell>
          <table:table-cell office:value-type="string" table:style-name="ce66">
            <text:p>   </text:p>
          </table:table-cell>
          <table:table-cell office:value-type="string" table:style-name="ce66">
            <text:p>  </text:p>
          </table:table-cell>
          <table:table-cell table:number-columns-repeated="16379"/>
        </table:table-row>
        <table:table-row table:style-name="ro7">
          <table:table-cell office:value-type="float" office:value="-1024" table:style-name="ce65">
            <text:p>-1024</text:p>
          </table:table-cell>
          <table:table-cell office:value-type="string" table:style-name="ce65">
            <text:p>.)!(b</text:p>
          </table:table-cell>
          <table:table-cell office:value-type="string" table:style-name="ce65">
            <text:p>.)!!!(</text:p>
          </table:table-cell>
          <table:table-cell office:value-type="string" table:style-name="ce66">
            <text:p>  </text:p>
          </table:table-cell>
          <table:table-cell office:value-type="string" table:style-name="ce66">
            <text:p> </text:p>
          </table:table-cell>
          <table:table-cell table:number-columns-repeated="16379"/>
        </table:table-row>
        <table:table-row table:style-name="ro7">
          <table:table-cell office:value-type="float" office:value="-1025" table:style-name="ce65">
            <text:p>-1025</text:p>
          </table:table-cell>
          <table:table-cell office:value-type="string" table:style-name="ce65">
            <text:p>)~!b</text:p>
          </table:table-cell>
          <table:table-cell office:value-type="string" table:style-name="ce65">
            <text:p>)~!!!</text:p>
          </table:table-cell>
          <table:table-cell office:value-type="string" table:style-name="ce66">
            <text:p> </text:p>
          </table:table-cell>
          <table:table-cell office:value-type="string" table:style-name="ce66">
            <text:p></text:p>
          </table:table-cell>
          <table:table-cell table:number-columns-repeated="16379"/>
        </table:table-row>
        <table:table-row table:style-name="ro7">
          <table:table-cell office:value-type="float" office:value="-1026" table:style-name="ce65">
            <text:p>-1026</text:p>
          </table:table-cell>
          <table:table-cell office:value-type="string" table:style-name="ce65">
            <text:p>'~!(b</text:p>
          </table:table-cell>
          <table:table-cell office:value-type="string" table:style-name="ce65">
            <text:p>'~!!!(</text:p>
          </table:table-cell>
          <table:table-cell office:value-type="string" table:style-name="ce66">
            <text:p>  </text:p>
          </table:table-cell>
          <table:table-cell office:value-type="string" table:style-name="ce66">
            <text:p> </text:p>
          </table:table-cell>
          <table:table-cell table:number-columns-repeated="16379"/>
        </table:table-row>
        <table:table-row table:style-name="ro7">
          <table:table-cell office:value-type="float" office:value="-1027" table:style-name="ce65">
            <text:p>-1027</text:p>
          </table:table-cell>
          <table:table-cell office:value-type="string" table:style-name="ce65">
            <text:p>,'~!(b</text:p>
          </table:table-cell>
          <table:table-cell office:value-type="string" table:style-name="ce65">
            <text:p>,'~!!!(</text:p>
          </table:table-cell>
          <table:table-cell office:value-type="string" table:style-name="ce66">
            <text:p>   </text:p>
          </table:table-cell>
          <table:table-cell office:value-type="string" table:style-name="ce66">
            <text:p>  </text:p>
          </table:table-cell>
          <table:table-cell table:number-columns-repeated="16379"/>
        </table:table-row>
        <table:table-row table:style-name="ro7">
          <table:table-cell office:value-type="float" office:value="-1028" table:style-name="ce65">
            <text:p>-1028</text:p>
          </table:table-cell>
          <table:table-cell office:value-type="string" table:style-name="ce65">
            <text:p>``~!(b</text:p>
          </table:table-cell>
          <table:table-cell office:value-type="string" table:style-name="ce65">
            <text:p>``~!!!(</text:p>
          </table:table-cell>
          <table:table-cell office:value-type="string" table:style-name="ce66">
            <text:p>  </text:p>
          </table:table-cell>
          <table:table-cell office:value-type="string" table:style-name="ce66">
            <text:p> </text:p>
          </table:table-cell>
          <table:table-cell table:number-columns-repeated="16379"/>
        </table:table-row>
        <table:table-row table:style-name="ro7">
          <table:table-cell office:value-type="float" office:value="-1029" table:style-name="ce65">
            <text:p>-1029</text:p>
          </table:table-cell>
          <table:table-cell office:value-type="string" table:style-name="ce65">
            <text:p>`~!(b</text:p>
          </table:table-cell>
          <table:table-cell office:value-type="string" table:style-name="ce65">
            <text:p>`~!!!(</text:p>
          </table:table-cell>
          <table:table-cell office:value-type="string" table:style-name="ce66">
            <text:p>  </text:p>
          </table:table-cell>
          <table:table-cell office:value-type="string" table:style-name="ce66">
            <text:p> </text:p>
          </table:table-cell>
          <table:table-cell table:number-columns-repeated="16379"/>
        </table:table-row>
        <table:table-row table:style-name="ro7">
          <table:table-cell office:value-type="float" office:value="-1030" table:style-name="ce65">
            <text:p>-1030</text:p>
          </table:table-cell>
          <table:table-cell office:value-type="string" table:style-name="ce65">
            <text:p>~!(b</text:p>
          </table:table-cell>
          <table:table-cell office:value-type="string" table:style-name="ce65">
            <text:p>~!!!(</text:p>
          </table:table-cell>
          <table:table-cell office:value-type="string" table:style-name="ce66">
            <text:p> </text:p>
          </table:table-cell>
          <table:table-cell office:value-type="string" table:style-name="ce66">
            <text:p></text:p>
          </table:table-cell>
          <table:table-cell table:number-columns-repeated="16379"/>
        </table:table-row>
        <table:table-row table:style-name="ro7">
          <table:table-cell office:value-type="float" office:value="-1031" table:style-name="ce65">
            <text:p>-1031</text:p>
          </table:table-cell>
          <table:table-cell office:value-type="string" table:style-name="ce65">
            <text:p>,~!(b</text:p>
          </table:table-cell>
          <table:table-cell office:value-type="string" table:style-name="ce65">
            <text:p>,~!!!(</text:p>
          </table:table-cell>
          <table:table-cell office:value-type="string" table:style-name="ce66">
            <text:p>  </text:p>
          </table:table-cell>
          <table:table-cell office:value-type="string" table:style-name="ce66">
            <text:p> </text:p>
          </table:table-cell>
          <table:table-cell table:number-columns-repeated="16379"/>
        </table:table-row>
        <table:table-row table:style-name="ro7">
          <table:table-cell office:value-type="float" office:value="-1032" table:style-name="ce65">
            <text:p>-1032</text:p>
          </table:table-cell>
          <table:table-cell office:value-type="string" table:style-name="ce65">
            <text:p>``!~b</text:p>
          </table:table-cell>
          <table:table-cell office:value-type="string" table:style-name="ce65">
            <text:p>``!!!~</text:p>
          </table:table-cell>
          <table:table-cell office:value-type="string" table:style-name="ce66">
            <text:p>  </text:p>
          </table:table-cell>
          <table:table-cell office:value-type="string" table:style-name="ce66">
            <text:p> </text:p>
          </table:table-cell>
          <table:table-cell table:number-columns-repeated="16379"/>
        </table:table-row>
        <table:table-row table:style-name="ro7">
          <table:table-cell office:value-type="float" office:value="-1033" table:style-name="ce65">
            <text:p>-1033</text:p>
          </table:table-cell>
          <table:table-cell office:value-type="string" table:style-name="ce65">
            <text:p>`!~b</text:p>
          </table:table-cell>
          <table:table-cell office:value-type="string" table:style-name="ce65">
            <text:p>`!!!~</text:p>
          </table:table-cell>
          <table:table-cell office:value-type="string" table:style-name="ce66">
            <text:p>  </text:p>
          </table:table-cell>
          <table:table-cell office:value-type="string" table:style-name="ce66">
            <text:p> </text:p>
          </table:table-cell>
          <table:table-cell table:number-columns-repeated="16379"/>
        </table:table-row>
        <table:table-row table:style-name="ro7">
          <table:table-cell office:value-type="float" office:value="-1034" table:style-name="ce65">
            <text:p>-1034</text:p>
          </table:table-cell>
          <table:table-cell office:value-type="string" table:style-name="ce65">
            <text:p>!~b</text:p>
          </table:table-cell>
          <table:table-cell office:value-type="string" table:style-name="ce65">
            <text:p>!!!~</text:p>
          </table:table-cell>
          <table:table-cell office:value-type="string" table:style-name="ce66">
            <text:p> </text:p>
          </table:table-cell>
          <table:table-cell office:value-type="string" table:style-name="ce66">
            <text:p></text:p>
          </table:table-cell>
          <table:table-cell table:number-columns-repeated="16379"/>
        </table:table-row>
        <table:table-row table:style-name="ro7">
          <table:table-cell office:value-type="float" office:value="-1035" table:style-name="ce65">
            <text:p>-1035</text:p>
          </table:table-cell>
          <table:table-cell office:value-type="string" table:style-name="ce65">
            <text:p>,!~b</text:p>
          </table:table-cell>
          <table:table-cell office:value-type="string" table:style-name="ce65">
            <text:p>,!!!~</text:p>
          </table:table-cell>
          <table:table-cell office:value-type="string" table:style-name="ce66">
            <text:p>  </text:p>
          </table:table-cell>
          <table:table-cell office:value-type="string" table:style-name="ce66">
            <text:p> </text:p>
          </table:table-cell>
          <table:table-cell table:number-columns-repeated="16379"/>
        </table:table-row>
        <table:table-row table:style-name="ro7">
          <table:table-cell office:value-type="float" office:value="-1036" table:style-name="ce65">
            <text:p>-1036</text:p>
          </table:table-cell>
          <table:table-cell office:value-type="string" table:style-name="ce65">
            <text:p>~~!b</text:p>
          </table:table-cell>
          <table:table-cell office:value-type="string" table:style-name="ce65">
            <text:p>~~!!!</text:p>
          </table:table-cell>
          <table:table-cell office:value-type="string" table:style-name="ce66">
            <text:p> </text:p>
          </table:table-cell>
          <table:table-cell office:value-type="string" table:style-name="ce66">
            <text:p></text:p>
          </table:table-cell>
          <table:table-cell table:number-columns-repeated="16379"/>
        </table:table-row>
        <table:table-row table:style-name="ro7">
          <table:table-cell office:value-type="float" office:value="-1037" table:style-name="ce65">
            <text:p>-1037</text:p>
          </table:table-cell>
          <table:table-cell office:value-type="string" table:style-name="ce65">
            <text:p>,~~!b</text:p>
          </table:table-cell>
          <table:table-cell office:value-type="string" table:style-name="ce65">
            <text:p>,~~!!!</text:p>
          </table:table-cell>
          <table:table-cell office:value-type="string" table:style-name="ce66">
            <text:p>  </text:p>
          </table:table-cell>
          <table:table-cell office:value-type="string" table:style-name="ce66">
            <text:p> </text:p>
          </table:table-cell>
          <table:table-cell table:number-columns-repeated="16379"/>
        </table:table-row>
        <table:table-row table:style-name="ro7">
          <table:table-cell office:value-type="float" office:value="-1038" table:style-name="ce65">
            <text:p>-1038</text:p>
          </table:table-cell>
          <table:table-cell office:value-type="string" table:style-name="ce65">
            <text:p>,,~~!b</text:p>
          </table:table-cell>
          <table:table-cell office:value-type="string" table:style-name="ce65">
            <text:p>,,~~!!!</text:p>
          </table:table-cell>
          <table:table-cell office:value-type="string" table:style-name="ce66">
            <text:p>  </text:p>
          </table:table-cell>
          <table:table-cell office:value-type="string" table:style-name="ce66">
            <text:p> </text:p>
          </table:table-cell>
          <table:table-cell table:number-columns-repeated="16379"/>
        </table:table-row>
        <table:table-row table:style-name="ro7">
          <table:table-cell office:value-type="float" office:value="-1039" table:style-name="ce65">
            <text:p>-1039</text:p>
          </table:table-cell>
          <table:table-cell office:value-type="string" table:style-name="ce65">
            <text:p>`'\!b</text:p>
          </table:table-cell>
          <table:table-cell office:value-type="string" table:style-name="ce65">
            <text:p>`'\!!!</text:p>
          </table:table-cell>
          <table:table-cell office:value-type="string" table:style-name="ce66">
            <text:p>   </text:p>
          </table:table-cell>
          <table:table-cell office:value-type="string" table:style-name="ce66">
            <text:p>  </text:p>
          </table:table-cell>
          <table:table-cell table:number-columns-repeated="16379"/>
        </table:table-row>
        <table:table-row table:style-name="ro7">
          <table:table-cell office:value-type="float" office:value="-1040" table:style-name="ce65">
            <text:p>-1040</text:p>
          </table:table-cell>
          <table:table-cell office:value-type="string" table:style-name="ce65">
            <text:p>'\!b</text:p>
          </table:table-cell>
          <table:table-cell office:value-type="string" table:style-name="ce65">
            <text:p>'\!!!</text:p>
          </table:table-cell>
          <table:table-cell office:value-type="string" table:style-name="ce66">
            <text:p>  </text:p>
          </table:table-cell>
          <table:table-cell office:value-type="string" table:style-name="ce66">
            <text:p> </text:p>
          </table:table-cell>
          <table:table-cell table:number-columns-repeated="16379"/>
        </table:table-row>
        <table:table-row table:style-name="ro7">
          <table:table-cell office:value-type="float" office:value="-1041" table:style-name="ce65">
            <text:p>-1041</text:p>
          </table:table-cell>
          <table:table-cell office:value-type="string" table:style-name="ce65">
            <text:p>)!~b</text:p>
          </table:table-cell>
          <table:table-cell office:value-type="string" table:style-name="ce65">
            <text:p>)!!!~</text:p>
          </table:table-cell>
          <table:table-cell office:value-type="string" table:style-name="ce66">
            <text:p> </text:p>
          </table:table-cell>
          <table:table-cell office:value-type="string" table:style-name="ce66">
            <text:p></text:p>
          </table:table-cell>
          <table:table-cell table:number-columns-repeated="16379"/>
        </table:table-row>
        <table:table-row table:style-name="ro7">
          <table:table-cell office:value-type="float" office:value="-1042" table:style-name="ce65">
            <text:p>-1042</text:p>
          </table:table-cell>
          <table:table-cell office:value-type="string" table:style-name="ce65">
            <text:p>``\!b</text:p>
          </table:table-cell>
          <table:table-cell office:value-type="string" table:style-name="ce65">
            <text:p>``\!!!</text:p>
          </table:table-cell>
          <table:table-cell office:value-type="string" table:style-name="ce66">
            <text:p>  </text:p>
          </table:table-cell>
          <table:table-cell office:value-type="string" table:style-name="ce66">
            <text:p> </text:p>
          </table:table-cell>
          <table:table-cell table:number-columns-repeated="16379"/>
        </table:table-row>
        <table:table-row table:style-name="ro7">
          <table:table-cell office:value-type="float" office:value="-1043" table:style-name="ce65">
            <text:p>-1043</text:p>
          </table:table-cell>
          <table:table-cell office:value-type="string" table:style-name="ce65">
            <text:p>`\!b</text:p>
          </table:table-cell>
          <table:table-cell office:value-type="string" table:style-name="ce65">
            <text:p>`\!!!</text:p>
          </table:table-cell>
          <table:table-cell office:value-type="string" table:style-name="ce66">
            <text:p>  </text:p>
          </table:table-cell>
          <table:table-cell office:value-type="string" table:style-name="ce66">
            <text:p> </text:p>
          </table:table-cell>
          <table:table-cell table:number-columns-repeated="16379"/>
        </table:table-row>
        <table:table-row table:style-name="ro7">
          <table:table-cell office:value-type="float" office:value="-1044" table:style-name="ce65">
            <text:p>-1044</text:p>
          </table:table-cell>
          <table:table-cell office:value-type="string" table:style-name="ce65">
            <text:p>\!b</text:p>
          </table:table-cell>
          <table:table-cell office:value-type="string" table:style-name="ce65">
            <text:p>\!!!</text:p>
          </table:table-cell>
          <table:table-cell office:value-type="string" table:style-name="ce66">
            <text:p> </text:p>
          </table:table-cell>
          <table:table-cell office:value-type="string" table:style-name="ce66">
            <text:p></text:p>
          </table:table-cell>
          <table:table-cell table:number-columns-repeated="16379"/>
        </table:table-row>
        <table:table-row table:style-name="ro7">
          <table:table-cell office:value-type="float" office:value="-1045" table:style-name="ce65">
            <text:p>-1045</text:p>
          </table:table-cell>
          <table:table-cell office:value-type="string" table:style-name="ce65">
            <text:p>,\!b</text:p>
          </table:table-cell>
          <table:table-cell office:value-type="string" table:style-name="ce65">
            <text:p>,\!!!</text:p>
          </table:table-cell>
          <table:table-cell office:value-type="string" table:style-name="ce66">
            <text:p>  </text:p>
          </table:table-cell>
          <table:table-cell office:value-type="string" table:style-name="ce66">
            <text:p> </text:p>
          </table:table-cell>
          <table:table-cell table:number-columns-repeated="16379"/>
        </table:table-row>
        <table:table-row table:style-name="ro7">
          <table:table-cell office:value-type="float" office:value="-1046" table:style-name="ce65">
            <text:p>-1046</text:p>
          </table:table-cell>
          <table:table-cell office:value-type="string" table:style-name="ce65">
            <text:p>,,\!b</text:p>
          </table:table-cell>
          <table:table-cell office:value-type="string" table:style-name="ce65">
            <text:p>,,\!!!</text:p>
          </table:table-cell>
          <table:table-cell office:value-type="string" table:style-name="ce66">
            <text:p>  </text:p>
          </table:table-cell>
          <table:table-cell office:value-type="string" table:style-name="ce66">
            <text:p> </text:p>
          </table:table-cell>
          <table:table-cell table:number-columns-repeated="16379"/>
        </table:table-row>
        <table:table-row table:style-name="ro7">
          <table:table-cell office:value-type="float" office:value="-1047" table:style-name="ce65">
            <text:p>-1047</text:p>
          </table:table-cell>
          <table:table-cell office:value-type="string" table:style-name="ce65">
            <text:p>')\!b</text:p>
          </table:table-cell>
          <table:table-cell office:value-type="string" table:style-name="ce65">
            <text:p>')\!!!</text:p>
          </table:table-cell>
          <table:table-cell office:value-type="string" table:style-name="ce66">
            <text:p>  </text:p>
          </table:table-cell>
          <table:table-cell office:value-type="string" table:style-name="ce66">
            <text:p> </text:p>
          </table:table-cell>
          <table:table-cell table:number-columns-repeated="16379"/>
        </table:table-row>
        <table:table-row table:style-name="ro7">
          <table:table-cell office:value-type="float" office:value="-1048" table:style-name="ce65">
            <text:p>-1048</text:p>
          </table:table-cell>
          <table:table-cell office:value-type="string" table:style-name="ce65">
            <text:p>.\!b</text:p>
          </table:table-cell>
          <table:table-cell office:value-type="string" table:style-name="ce65">
            <text:p>.\!!!</text:p>
          </table:table-cell>
          <table:table-cell office:value-type="string" table:style-name="ce66">
            <text:p>  </text:p>
          </table:table-cell>
          <table:table-cell office:value-type="string" table:style-name="ce66">
            <text:p> </text:p>
          </table:table-cell>
          <table:table-cell table:number-columns-repeated="16379"/>
        </table:table-row>
        <table:table-row table:style-name="ro7">
          <table:table-cell office:value-type="float" office:value="-1049" table:style-name="ce65">
            <text:p>-1049</text:p>
          </table:table-cell>
          <table:table-cell office:value-type="string" table:style-name="ce65">
            <text:p>,.\!b</text:p>
          </table:table-cell>
          <table:table-cell office:value-type="string" table:style-name="ce65">
            <text:p>,.\!!!</text:p>
          </table:table-cell>
          <table:table-cell office:value-type="string" table:style-name="ce66">
            <text:p>   </text:p>
          </table:table-cell>
          <table:table-cell office:value-type="string" table:style-name="ce66">
            <text:p>  </text:p>
          </table:table-cell>
          <table:table-cell table:number-columns-repeated="16379"/>
        </table:table-row>
        <table:table-row table:style-name="ro7">
          <table:table-cell office:value-type="float" office:value="-1050" table:style-name="ce65">
            <text:p>-1050</text:p>
          </table:table-cell>
          <table:table-cell office:value-type="string" table:style-name="ce65">
            <text:p>``)\!b</text:p>
          </table:table-cell>
          <table:table-cell office:value-type="string" table:style-name="ce65">
            <text:p>``)\!!!</text:p>
          </table:table-cell>
          <table:table-cell office:value-type="string" table:style-name="ce66">
            <text:p>  </text:p>
          </table:table-cell>
          <table:table-cell office:value-type="string" table:style-name="ce66">
            <text:p> </text:p>
          </table:table-cell>
          <table:table-cell table:number-columns-repeated="16379"/>
        </table:table-row>
        <table:table-row table:style-name="ro7">
          <table:table-cell office:value-type="float" office:value="-1051" table:style-name="ce65">
            <text:p>-1051</text:p>
          </table:table-cell>
          <table:table-cell office:value-type="string" table:style-name="ce65">
            <text:p>`)\!b</text:p>
          </table:table-cell>
          <table:table-cell office:value-type="string" table:style-name="ce65">
            <text:p>`)\!!!</text:p>
          </table:table-cell>
          <table:table-cell office:value-type="string" table:style-name="ce66">
            <text:p>  </text:p>
          </table:table-cell>
          <table:table-cell office:value-type="string" table:style-name="ce66">
            <text:p> </text:p>
          </table:table-cell>
          <table:table-cell table:number-columns-repeated="16379"/>
        </table:table-row>
        <table:table-row table:style-name="ro7">
          <table:table-cell office:value-type="float" office:value="-1052" table:style-name="ce65">
            <text:p>-1052</text:p>
          </table:table-cell>
          <table:table-cell office:value-type="string" table:style-name="ce65">
            <text:p>)\!b</text:p>
          </table:table-cell>
          <table:table-cell office:value-type="string" table:style-name="ce65">
            <text:p>)\!!!</text:p>
          </table:table-cell>
          <table:table-cell office:value-type="string" table:style-name="ce66">
            <text:p> </text:p>
          </table:table-cell>
          <table:table-cell office:value-type="string" table:style-name="ce66">
            <text:p></text:p>
          </table:table-cell>
          <table:table-cell table:number-columns-repeated="16379"/>
        </table:table-row>
        <table:table-row table:style-name="ro7">
          <table:table-cell office:value-type="float" office:value="-1053" table:style-name="ce65">
            <text:p>-1053</text:p>
          </table:table-cell>
          <table:table-cell office:value-type="string" table:style-name="ce65">
            <text:p>`'!)b</text:p>
          </table:table-cell>
          <table:table-cell office:value-type="string" table:style-name="ce65">
            <text:p>`'!!!)</text:p>
          </table:table-cell>
          <table:table-cell office:value-type="string" table:style-name="ce66">
            <text:p>   </text:p>
          </table:table-cell>
          <table:table-cell office:value-type="string" table:style-name="ce66">
            <text:p>  </text:p>
          </table:table-cell>
          <table:table-cell table:number-columns-repeated="16379"/>
        </table:table-row>
        <table:table-row table:style-name="ro7">
          <table:table-cell office:value-type="float" office:value="-1054" table:style-name="ce65">
            <text:p>-1054</text:p>
          </table:table-cell>
          <table:table-cell office:value-type="string" table:style-name="ce65">
            <text:p>'!)b</text:p>
          </table:table-cell>
          <table:table-cell office:value-type="string" table:style-name="ce65">
            <text:p>'!!!)</text:p>
          </table:table-cell>
          <table:table-cell office:value-type="string" table:style-name="ce66">
            <text:p>  </text:p>
          </table:table-cell>
          <table:table-cell office:value-type="string" table:style-name="ce66">
            <text:p> </text:p>
          </table:table-cell>
          <table:table-cell table:number-columns-repeated="16379"/>
        </table:table-row>
        <table:table-row table:style-name="ro7">
          <table:table-cell office:value-type="float" office:value="-1055" table:style-name="ce65">
            <text:p>-1055</text:p>
          </table:table-cell>
          <table:table-cell office:value-type="string" table:style-name="ce65">
            <text:p>,'!)b</text:p>
          </table:table-cell>
          <table:table-cell office:value-type="string" table:style-name="ce65">
            <text:p>,'!!!)</text:p>
          </table:table-cell>
          <table:table-cell office:value-type="string" table:style-name="ce66">
            <text:p>   </text:p>
          </table:table-cell>
          <table:table-cell office:value-type="string" table:style-name="ce66">
            <text:p>  </text:p>
          </table:table-cell>
          <table:table-cell table:number-columns-repeated="16379"/>
        </table:table-row>
        <table:table-row table:style-name="ro7">
          <table:table-cell office:value-type="float" office:value="-1056" table:style-name="ce65">
            <text:p>-1056</text:p>
          </table:table-cell>
          <table:table-cell office:value-type="string" table:style-name="ce65">
            <text:p>``!)b</text:p>
          </table:table-cell>
          <table:table-cell office:value-type="string" table:style-name="ce65">
            <text:p>``!!!)</text:p>
          </table:table-cell>
          <table:table-cell office:value-type="string" table:style-name="ce66">
            <text:p>  </text:p>
          </table:table-cell>
          <table:table-cell office:value-type="string" table:style-name="ce66">
            <text:p> </text:p>
          </table:table-cell>
          <table:table-cell table:number-columns-repeated="16379"/>
        </table:table-row>
        <table:table-row table:style-name="ro7">
          <table:table-cell office:value-type="float" office:value="-1057" table:style-name="ce65">
            <text:p>-1057</text:p>
          </table:table-cell>
          <table:table-cell office:value-type="string" table:style-name="ce65">
            <text:p>`!)b</text:p>
          </table:table-cell>
          <table:table-cell office:value-type="string" table:style-name="ce65">
            <text:p>`!!!)</text:p>
          </table:table-cell>
          <table:table-cell office:value-type="string" table:style-name="ce66">
            <text:p>  </text:p>
          </table:table-cell>
          <table:table-cell office:value-type="string" table:style-name="ce66">
            <text:p> </text:p>
          </table:table-cell>
          <table:table-cell table:number-columns-repeated="16379"/>
        </table:table-row>
        <table:table-row table:style-name="ro7">
          <table:table-cell office:value-type="float" office:value="-1058" table:style-name="ce65">
            <text:p>-1058</text:p>
          </table:table-cell>
          <table:table-cell office:value-type="string" table:style-name="ce65">
            <text:p>!)b</text:p>
          </table:table-cell>
          <table:table-cell office:value-type="string" table:style-name="ce65">
            <text:p>!!!)</text:p>
          </table:table-cell>
          <table:table-cell office:value-type="string" table:style-name="ce66">
            <text:p> </text:p>
          </table:table-cell>
          <table:table-cell office:value-type="string" table:style-name="ce66">
            <text:p></text:p>
          </table:table-cell>
          <table:table-cell table:number-columns-repeated="16379"/>
        </table:table-row>
        <table:table-row table:style-name="ro7">
          <table:table-cell office:value-type="float" office:value="-1059" table:style-name="ce65">
            <text:p>-1059</text:p>
          </table:table-cell>
          <table:table-cell office:value-type="string" table:style-name="ce65">
            <text:p>,!)b</text:p>
          </table:table-cell>
          <table:table-cell office:value-type="string" table:style-name="ce65">
            <text:p>,!!!)</text:p>
          </table:table-cell>
          <table:table-cell office:value-type="string" table:style-name="ce66">
            <text:p>  </text:p>
          </table:table-cell>
          <table:table-cell office:value-type="string" table:style-name="ce66">
            <text:p> </text:p>
          </table:table-cell>
          <table:table-cell table:number-columns-repeated="16379"/>
        </table:table-row>
        <table:table-row table:style-name="ro7">
          <table:table-cell office:value-type="float" office:value="-1060" table:style-name="ce65">
            <text:p>-1060</text:p>
          </table:table-cell>
          <table:table-cell office:value-type="string" table:style-name="ce65">
            <text:p>,,!)b</text:p>
          </table:table-cell>
          <table:table-cell office:value-type="string" table:style-name="ce65">
            <text:p>,,!!!)</text:p>
          </table:table-cell>
          <table:table-cell office:value-type="string" table:style-name="ce66">
            <text:p>  </text:p>
          </table:table-cell>
          <table:table-cell office:value-type="string" table:style-name="ce66">
            <text:p> </text:p>
          </table:table-cell>
          <table:table-cell table:number-columns-repeated="16379"/>
        </table:table-row>
        <table:table-row table:style-name="ro7">
          <table:table-cell office:value-type="float" office:value="-1061" table:style-name="ce65">
            <text:p>-1061</text:p>
          </table:table-cell>
          <table:table-cell office:value-type="string" table:style-name="ce65">
            <text:p>`.!)b</text:p>
          </table:table-cell>
          <table:table-cell office:value-type="string" table:style-name="ce65">
            <text:p>`.!!!)</text:p>
          </table:table-cell>
          <table:table-cell office:value-type="string" table:style-name="ce66">
            <text:p>   </text:p>
          </table:table-cell>
          <table:table-cell office:value-type="string" table:style-name="ce66">
            <text:p>  </text:p>
          </table:table-cell>
          <table:table-cell table:number-columns-repeated="16379"/>
        </table:table-row>
        <table:table-row table:style-name="ro7">
          <table:table-cell office:value-type="float" office:value="-1062" table:style-name="ce65">
            <text:p>-1062</text:p>
          </table:table-cell>
          <table:table-cell office:value-type="string" table:style-name="ce65">
            <text:p>.!)b</text:p>
          </table:table-cell>
          <table:table-cell office:value-type="string" table:style-name="ce65">
            <text:p>.!!!)</text:p>
          </table:table-cell>
          <table:table-cell office:value-type="string" table:style-name="ce66">
            <text:p>  </text:p>
          </table:table-cell>
          <table:table-cell office:value-type="string" table:style-name="ce66">
            <text:p> </text:p>
          </table:table-cell>
          <table:table-cell table:number-columns-repeated="16379"/>
        </table:table-row>
        <table:table-row table:style-name="ro7">
          <table:table-cell office:value-type="float" office:value="-1063" table:style-name="ce65">
            <text:p>-1063</text:p>
          </table:table-cell>
          <table:table-cell office:value-type="string" table:style-name="ce65">
            <text:p>,.!)b</text:p>
          </table:table-cell>
          <table:table-cell office:value-type="string" table:style-name="ce65">
            <text:p>,.!!!)</text:p>
          </table:table-cell>
          <table:table-cell office:value-type="string" table:style-name="ce66">
            <text:p>   </text:p>
          </table:table-cell>
          <table:table-cell office:value-type="string" table:style-name="ce66">
            <text:p>  </text:p>
          </table:table-cell>
          <table:table-cell table:number-columns-repeated="16379"/>
        </table:table-row>
        <table:table-row table:style-name="ro7">
          <table:table-cell office:value-type="float" office:value="-1064" table:style-name="ce65">
            <text:p>-1064</text:p>
          </table:table-cell>
          <table:table-cell office:value-type="string" table:style-name="ce65">
            <text:p>`)!)b</text:p>
          </table:table-cell>
          <table:table-cell office:value-type="string" table:style-name="ce65">
            <text:p>`)!!!)</text:p>
          </table:table-cell>
          <table:table-cell office:value-type="string" table:style-name="ce66">
            <text:p>  </text:p>
          </table:table-cell>
          <table:table-cell office:value-type="string" table:style-name="ce66">
            <text:p> </text:p>
          </table:table-cell>
          <table:table-cell table:number-columns-repeated="16379"/>
        </table:table-row>
        <table:table-row table:style-name="ro7">
          <table:table-cell office:value-type="float" office:value="-1065" table:style-name="ce65">
            <text:p>-1065</text:p>
          </table:table-cell>
          <table:table-cell office:value-type="string" table:style-name="ce65">
            <text:p>)!)b</text:p>
          </table:table-cell>
          <table:table-cell office:value-type="string" table:style-name="ce65">
            <text:p>)!!!)</text:p>
          </table:table-cell>
          <table:table-cell office:value-type="string" table:style-name="ce66">
            <text:p> </text:p>
          </table:table-cell>
          <table:table-cell office:value-type="string" table:style-name="ce66">
            <text:p></text:p>
          </table:table-cell>
          <table:table-cell table:number-columns-repeated="16379"/>
        </table:table-row>
        <table:table-row table:style-name="ro7">
          <table:table-cell office:value-type="float" office:value="-1066" table:style-name="ce65">
            <text:p>-1066</text:p>
          </table:table-cell>
          <table:table-cell office:value-type="string" table:style-name="ce65">
            <text:p>'(!b</text:p>
          </table:table-cell>
          <table:table-cell office:value-type="string" table:style-name="ce65">
            <text:p>'(!!!</text:p>
          </table:table-cell>
          <table:table-cell office:value-type="string" table:style-name="ce66">
            <text:p>  </text:p>
          </table:table-cell>
          <table:table-cell office:value-type="string" table:style-name="ce66">
            <text:p> </text:p>
          </table:table-cell>
          <table:table-cell table:number-columns-repeated="16379"/>
        </table:table-row>
        <table:table-row table:style-name="ro7">
          <table:table-cell office:value-type="float" office:value="-1067" table:style-name="ce65">
            <text:p>-1067</text:p>
          </table:table-cell>
          <table:table-cell office:value-type="string" table:style-name="ce65">
            <text:p>!/b</text:p>
          </table:table-cell>
          <table:table-cell office:value-type="string" table:style-name="ce65">
            <text:p>!!!/</text:p>
          </table:table-cell>
          <table:table-cell office:value-type="string" table:style-name="ce66">
            <text:p> </text:p>
          </table:table-cell>
          <table:table-cell office:value-type="string" table:style-name="ce66">
            <text:p></text:p>
          </table:table-cell>
          <table:table-cell table:number-columns-repeated="16379"/>
        </table:table-row>
        <table:table-row table:style-name="ro7">
          <table:table-cell office:value-type="float" office:value="-1068" table:style-name="ce65">
            <text:p>-1068</text:p>
          </table:table-cell>
          <table:table-cell office:value-type="string" table:style-name="ce65">
            <text:p>,!/b</text:p>
          </table:table-cell>
          <table:table-cell office:value-type="string" table:style-name="ce65">
            <text:p>,!!!/</text:p>
          </table:table-cell>
          <table:table-cell office:value-type="string" table:style-name="ce66">
            <text:p>  </text:p>
          </table:table-cell>
          <table:table-cell office:value-type="string" table:style-name="ce66">
            <text:p> </text:p>
          </table:table-cell>
          <table:table-cell table:number-columns-repeated="16379"/>
        </table:table-row>
        <table:table-row table:style-name="ro7">
          <table:table-cell office:value-type="float" office:value="-1069" table:style-name="ce65">
            <text:p>-1069</text:p>
          </table:table-cell>
          <table:table-cell office:value-type="string" table:style-name="ce65">
            <text:p>`(!b</text:p>
          </table:table-cell>
          <table:table-cell office:value-type="string" table:style-name="ce65">
            <text:p>`(!!!</text:p>
          </table:table-cell>
          <table:table-cell office:value-type="string" table:style-name="ce66">
            <text:p>  </text:p>
          </table:table-cell>
          <table:table-cell office:value-type="string" table:style-name="ce66">
            <text:p> </text:p>
          </table:table-cell>
          <table:table-cell table:number-columns-repeated="16379"/>
        </table:table-row>
        <table:table-row table:style-name="ro7">
          <table:table-cell office:value-type="float" office:value="-1070" table:style-name="ce65">
            <text:p>-1070</text:p>
          </table:table-cell>
          <table:table-cell office:value-type="string" table:style-name="ce65">
            <text:p>(!b</text:p>
          </table:table-cell>
          <table:table-cell office:value-type="string" table:style-name="ce65">
            <text:p>(!!!</text:p>
          </table:table-cell>
          <table:table-cell office:value-type="string" table:style-name="ce66">
            <text:p> </text:p>
          </table:table-cell>
          <table:table-cell office:value-type="string" table:style-name="ce66">
            <text:p></text:p>
          </table:table-cell>
          <table:table-cell table:number-columns-repeated="16379"/>
        </table:table-row>
        <table:table-row table:style-name="ro7">
          <table:table-cell office:value-type="float" office:value="-1071" table:style-name="ce65">
            <text:p>-1071</text:p>
          </table:table-cell>
          <table:table-cell office:value-type="string" table:style-name="ce65">
            <text:p>,(!b</text:p>
          </table:table-cell>
          <table:table-cell office:value-type="string" table:style-name="ce65">
            <text:p>,(!!!</text:p>
          </table:table-cell>
          <table:table-cell office:value-type="string" table:style-name="ce66">
            <text:p>  </text:p>
          </table:table-cell>
          <table:table-cell office:value-type="string" table:style-name="ce66">
            <text:p> </text:p>
          </table:table-cell>
          <table:table-cell table:number-columns-repeated="16379"/>
        </table:table-row>
        <table:table-row table:style-name="ro7">
          <table:table-cell office:value-type="float" office:value="-1072" table:style-name="ce65">
            <text:p>-1072</text:p>
          </table:table-cell>
          <table:table-cell office:value-type="string" table:style-name="ce65">
            <text:p>,,(!b</text:p>
          </table:table-cell>
          <table:table-cell office:value-type="string" table:style-name="ce65">
            <text:p>,,(!!!</text:p>
          </table:table-cell>
          <table:table-cell office:value-type="string" table:style-name="ce66">
            <text:p>  </text:p>
          </table:table-cell>
          <table:table-cell office:value-type="string" table:style-name="ce66">
            <text:p> </text:p>
          </table:table-cell>
          <table:table-cell table:number-columns-repeated="16379"/>
        </table:table-row>
        <table:table-row table:style-name="ro7">
          <table:table-cell office:value-type="float" office:value="-1073" table:style-name="ce65">
            <text:p>-1073</text:p>
          </table:table-cell>
          <table:table-cell office:value-type="string" table:style-name="ce65">
            <text:p>`.(!b</text:p>
          </table:table-cell>
          <table:table-cell office:value-type="string" table:style-name="ce65">
            <text:p>`.(!!!</text:p>
          </table:table-cell>
          <table:table-cell office:value-type="string" table:style-name="ce66">
            <text:p>   </text:p>
          </table:table-cell>
          <table:table-cell office:value-type="string" table:style-name="ce66">
            <text:p>  </text:p>
          </table:table-cell>
          <table:table-cell table:number-columns-repeated="16379"/>
        </table:table-row>
        <table:table-row table:style-name="ro7">
          <table:table-cell office:value-type="float" office:value="-1074" table:style-name="ce69">
            <text:p>-1074</text:p>
          </table:table-cell>
          <table:table-cell office:value-type="string" table:style-name="ce65">
            <text:p>.(!b</text:p>
          </table:table-cell>
          <table:table-cell office:value-type="string" table:style-name="ce65">
            <text:p>.(!!!</text:p>
          </table:table-cell>
          <table:table-cell office:value-type="string" table:style-name="ce66">
            <text:p>  </text:p>
          </table:table-cell>
          <table:table-cell office:value-type="string" table:style-name="ce66">
            <text:p> </text:p>
          </table:table-cell>
          <table:table-cell table:number-columns-repeated="16379"/>
        </table:table-row>
        <table:table-row table:style-name="ro7">
          <table:table-cell office:value-type="float" office:value="-1075" table:style-name="ce69">
            <text:p>-1075</text:p>
          </table:table-cell>
          <table:table-cell office:value-type="string" table:style-name="ce65">
            <text:p>`~!)b</text:p>
          </table:table-cell>
          <table:table-cell office:value-type="string" table:style-name="ce65">
            <text:p>`~!!!)</text:p>
          </table:table-cell>
          <table:table-cell office:value-type="string" table:style-name="ce66">
            <text:p>  </text:p>
          </table:table-cell>
          <table:table-cell office:value-type="string" table:style-name="ce66">
            <text:p> </text:p>
          </table:table-cell>
          <table:table-cell table:number-columns-repeated="16379"/>
        </table:table-row>
        <table:table-row table:style-name="ro7">
          <table:table-cell office:value-type="float" office:value="-1076" table:style-name="ce69">
            <text:p>-1076</text:p>
          </table:table-cell>
          <table:table-cell office:value-type="string" table:style-name="ce65">
            <text:p>~!)b</text:p>
          </table:table-cell>
          <table:table-cell office:value-type="string" table:style-name="ce65">
            <text:p>~!!!)</text:p>
          </table:table-cell>
          <table:table-cell office:value-type="string" table:style-name="ce66">
            <text:p> </text:p>
          </table:table-cell>
          <table:table-cell office:value-type="string" table:style-name="ce66">
            <text:p></text:p>
          </table:table-cell>
          <table:table-cell table:number-columns-repeated="16379"/>
        </table:table-row>
        <table:table-row table:style-name="ro7">
          <table:table-cell office:value-type="float" office:value="-1077" table:style-name="ce69">
            <text:p>-1077</text:p>
          </table:table-cell>
          <table:table-cell office:value-type="string" table:style-name="ce65">
            <text:p>,~!)b</text:p>
          </table:table-cell>
          <table:table-cell office:value-type="string" table:style-name="ce65">
            <text:p>,~!!!)</text:p>
          </table:table-cell>
          <table:table-cell office:value-type="string" table:style-name="ce66">
            <text:p>  </text:p>
          </table:table-cell>
          <table:table-cell office:value-type="string" table:style-name="ce66">
            <text:p> </text:p>
          </table:table-cell>
          <table:table-cell table:number-columns-repeated="16379"/>
        </table:table-row>
        <table:table-row table:style-name="ro7">
          <table:table-cell office:value-type="float" office:value="-1078" table:style-name="ce68">
            <text:p>-1078</text:p>
          </table:table-cell>
          <table:table-cell office:value-type="string" table:style-name="ce65">
            <text:p>`'(!(b</text:p>
          </table:table-cell>
          <table:table-cell office:value-type="string" table:style-name="ce65">
            <text:p>`'(!!!(</text:p>
          </table:table-cell>
          <table:table-cell office:value-type="string" table:style-name="ce66">
            <text:p>   </text:p>
          </table:table-cell>
          <table:table-cell office:value-type="string" table:style-name="ce66">
            <text:p>  </text:p>
          </table:table-cell>
          <table:table-cell table:number-columns-repeated="16379"/>
        </table:table-row>
        <table:table-row table:style-name="ro7">
          <table:table-cell office:value-type="float" office:value="-1079" table:style-name="ce69">
            <text:p>-1079</text:p>
          </table:table-cell>
          <table:table-cell office:value-type="string" table:style-name="ce65">
            <text:p>'(!(b</text:p>
          </table:table-cell>
          <table:table-cell office:value-type="string" table:style-name="ce65">
            <text:p>'(!!!(</text:p>
          </table:table-cell>
          <table:table-cell office:value-type="string" table:style-name="ce66">
            <text:p>  </text:p>
          </table:table-cell>
          <table:table-cell office:value-type="string" table:style-name="ce66">
            <text:p> </text:p>
          </table:table-cell>
          <table:table-cell table:number-columns-repeated="16379"/>
        </table:table-row>
        <table:table-row table:style-name="ro7">
          <table:table-cell office:value-type="float" office:value="-1080" table:style-name="ce69">
            <text:p>-1080</text:p>
          </table:table-cell>
          <table:table-cell office:value-type="string" table:style-name="ce65">
            <text:p>.~!)b</text:p>
          </table:table-cell>
          <table:table-cell office:value-type="string" table:style-name="ce65">
            <text:p>.~!!!)</text:p>
          </table:table-cell>
          <table:table-cell office:value-type="string" table:style-name="ce66">
            <text:p>  </text:p>
          </table:table-cell>
          <table:table-cell office:value-type="string" table:style-name="ce66">
            <text:p> </text:p>
          </table:table-cell>
          <table:table-cell table:number-columns-repeated="16379"/>
        </table:table-row>
        <table:table-row table:style-name="ro7">
          <table:table-cell office:value-type="float" office:value="-1081" table:style-name="ce69">
            <text:p>-1081</text:p>
          </table:table-cell>
          <table:table-cell office:value-type="string" table:style-name="ce65">
            <text:p>\!~b</text:p>
          </table:table-cell>
          <table:table-cell office:value-type="string" table:style-name="ce65">
            <text:p>\!!!~</text:p>
          </table:table-cell>
          <table:table-cell office:value-type="string" table:style-name="ce66">
            <text:p> </text:p>
          </table:table-cell>
          <table:table-cell office:value-type="string" table:style-name="ce66">
            <text:p></text:p>
          </table:table-cell>
          <table:table-cell table:number-columns-repeated="16379"/>
        </table:table-row>
        <table:table-row table:style-name="ro7">
          <table:table-cell office:value-type="float" office:value="-1082" table:style-name="ce69">
            <text:p>-1082</text:p>
          </table:table-cell>
          <table:table-cell office:value-type="string" table:style-name="ce65">
            <text:p>``(!(b</text:p>
          </table:table-cell>
          <table:table-cell office:value-type="string" table:style-name="ce65">
            <text:p>``(!!!(</text:p>
          </table:table-cell>
          <table:table-cell office:value-type="string" table:style-name="ce66">
            <text:p>  </text:p>
          </table:table-cell>
          <table:table-cell office:value-type="string" table:style-name="ce66">
            <text:p> </text:p>
          </table:table-cell>
          <table:table-cell table:number-columns-repeated="16379"/>
        </table:table-row>
        <table:table-row table:style-name="ro7">
          <table:table-cell office:value-type="float" office:value="-1083" table:style-name="ce68">
            <text:p>-1083</text:p>
          </table:table-cell>
          <table:table-cell office:value-type="string" table:style-name="ce65">
            <text:p>`(!(b</text:p>
          </table:table-cell>
          <table:table-cell office:value-type="string" table:style-name="ce65">
            <text:p>`(!!!(</text:p>
          </table:table-cell>
          <table:table-cell office:value-type="string" table:style-name="ce66">
            <text:p>  </text:p>
          </table:table-cell>
          <table:table-cell office:value-type="string" table:style-name="ce66">
            <text:p> </text:p>
          </table:table-cell>
          <table:table-cell table:number-columns-repeated="16379"/>
        </table:table-row>
        <table:table-row table:style-name="ro7">
          <table:table-cell office:value-type="float" office:value="-1084" table:style-name="ce69">
            <text:p>-1084</text:p>
          </table:table-cell>
          <table:table-cell office:value-type="string" table:style-name="ce65">
            <text:p>(!(b</text:p>
          </table:table-cell>
          <table:table-cell office:value-type="string" table:style-name="ce65">
            <text:p>(!!!(</text:p>
          </table:table-cell>
          <table:table-cell office:value-type="string" table:style-name="ce66">
            <text:p> </text:p>
          </table:table-cell>
          <table:table-cell office:value-type="string" table:style-name="ce66">
            <text:p></text:p>
          </table:table-cell>
          <table:table-cell table:number-columns-repeated="16379"/>
        </table:table-row>
        <table:table-row table:style-name="ro7">
          <table:table-cell office:value-type="float" office:value="-1085" table:style-name="ce69">
            <text:p>-1085</text:p>
          </table:table-cell>
          <table:table-cell office:value-type="string" table:style-name="ce65">
            <text:p>,(!(b</text:p>
          </table:table-cell>
          <table:table-cell office:value-type="string" table:style-name="ce65">
            <text:p>,(!!!(</text:p>
          </table:table-cell>
          <table:table-cell office:value-type="string" table:style-name="ce66">
            <text:p>  </text:p>
          </table:table-cell>
          <table:table-cell office:value-type="string" table:style-name="ce66">
            <text:p> </text:p>
          </table:table-cell>
          <table:table-cell table:number-columns-repeated="16379"/>
        </table:table-row>
        <table:table-row table:style-name="ro7">
          <table:table-cell office:value-type="float" office:value="-1086" table:style-name="ce69">
            <text:p>-1086</text:p>
          </table:table-cell>
          <table:table-cell office:value-type="string" table:style-name="ce65">
            <text:p>~!/b</text:p>
          </table:table-cell>
          <table:table-cell office:value-type="string" table:style-name="ce65">
            <text:p>~!!!/</text:p>
          </table:table-cell>
          <table:table-cell office:value-type="string" table:style-name="ce66">
            <text:p> </text:p>
          </table:table-cell>
          <table:table-cell office:value-type="string" table:style-name="ce66">
            <text:p></text:p>
          </table:table-cell>
          <table:table-cell table:number-columns-repeated="16379"/>
        </table:table-row>
        <table:table-row table:style-name="ro7">
          <table:table-cell office:value-type="float" office:value="-1087" table:style-name="ce69">
            <text:p>-1087</text:p>
          </table:table-cell>
          <table:table-cell office:value-type="string" table:style-name="ce65">
            <text:p>`'\\!b</text:p>
          </table:table-cell>
          <table:table-cell office:value-type="string" table:style-name="ce65">
            <text:p>`'\\!!!</text:p>
          </table:table-cell>
          <table:table-cell office:value-type="string" table:style-name="ce66">
            <text:p>   </text:p>
          </table:table-cell>
          <table:table-cell office:value-type="string" table:style-name="ce66">
            <text:p>  </text:p>
          </table:table-cell>
          <table:table-cell table:number-columns-repeated="16379"/>
        </table:table-row>
        <table:table-row table:style-name="ro7">
          <table:table-cell office:value-type="float" office:value="-1088" table:style-name="ce68">
            <text:p>-1088</text:p>
          </table:table-cell>
          <table:table-cell office:value-type="string" table:style-name="ce65">
            <text:p>'\\!b</text:p>
          </table:table-cell>
          <table:table-cell office:value-type="string" table:style-name="ce65">
            <text:p>'\\!!!</text:p>
          </table:table-cell>
          <table:table-cell office:value-type="string" table:style-name="ce66">
            <text:p>  </text:p>
          </table:table-cell>
          <table:table-cell office:value-type="string" table:style-name="ce66">
            <text:p> </text:p>
          </table:table-cell>
          <table:table-cell table:number-columns-repeated="16379"/>
        </table:table-row>
        <table:table-row table:style-name="ro7">
          <table:table-cell office:value-type="float" office:value="-1089" table:style-name="ce69">
            <text:p>-1089</text:p>
          </table:table-cell>
          <table:table-cell office:value-type="string" table:style-name="ce65">
            <text:p>,'\\!b</text:p>
          </table:table-cell>
          <table:table-cell office:value-type="string" table:style-name="ce65">
            <text:p>,'\\!!!</text:p>
          </table:table-cell>
          <table:table-cell office:value-type="string" table:style-name="ce66">
            <text:p>   </text:p>
          </table:table-cell>
          <table:table-cell office:value-type="string" table:style-name="ce66">
            <text:p>  </text:p>
          </table:table-cell>
          <table:table-cell table:number-columns-repeated="16379"/>
        </table:table-row>
        <table:table-row table:style-name="ro7">
          <table:table-cell office:value-type="float" office:value="-1090" table:style-name="ce69">
            <text:p>-1090</text:p>
          </table:table-cell>
          <table:table-cell office:value-type="string" table:style-name="ce65">
            <text:p>``\\!b</text:p>
          </table:table-cell>
          <table:table-cell office:value-type="string" table:style-name="ce65">
            <text:p>``\\!!!</text:p>
          </table:table-cell>
          <table:table-cell office:value-type="string" table:style-name="ce70">
            <text:p>  </text:p>
          </table:table-cell>
          <table:table-cell office:value-type="string" table:style-name="ce66">
            <text:p> </text:p>
          </table:table-cell>
          <table:table-cell table:number-columns-repeated="16379"/>
        </table:table-row>
        <table:table-row table:style-name="ro7">
          <table:table-cell office:value-type="float" office:value="-1091" table:style-name="ce69">
            <text:p>-1091</text:p>
          </table:table-cell>
          <table:table-cell office:value-type="string" table:style-name="ce65">
            <text:p>`\\!b</text:p>
          </table:table-cell>
          <table:table-cell office:value-type="string" table:style-name="ce65">
            <text:p>`\\!!!</text:p>
          </table:table-cell>
          <table:table-cell office:value-type="string" table:style-name="ce66">
            <text:p>  </text:p>
          </table:table-cell>
          <table:table-cell office:value-type="string" table:style-name="ce66">
            <text:p> </text:p>
          </table:table-cell>
          <table:table-cell table:number-columns-repeated="16379"/>
        </table:table-row>
        <table:table-row table:style-name="ro7">
          <table:table-cell office:value-type="float" office:value="-1092" table:style-name="ce69">
            <text:p>-1092</text:p>
          </table:table-cell>
          <table:table-cell office:value-type="string" table:style-name="ce65">
            <text:p>\\!b</text:p>
          </table:table-cell>
          <table:table-cell office:value-type="string" table:style-name="ce65">
            <text:p>\\!!!</text:p>
          </table:table-cell>
          <table:table-cell office:value-type="string" table:style-name="ce66">
            <text:p> </text:p>
          </table:table-cell>
          <table:table-cell office:value-type="string" table:style-name="ce66">
            <text:p></text:p>
          </table:table-cell>
          <table:table-cell table:number-columns-repeated="16379"/>
        </table:table-row>
        <table:table-row table:style-name="ro7">
          <table:table-cell office:value-type="float" office:value="-1093" table:style-name="ce68">
            <text:p>-1093</text:p>
          </table:table-cell>
          <table:table-cell office:value-type="string" table:style-name="ce65">
            <text:p>,\\!b</text:p>
          </table:table-cell>
          <table:table-cell office:value-type="string" table:style-name="ce65">
            <text:p>,\\!!!</text:p>
          </table:table-cell>
          <table:table-cell office:value-type="string" table:style-name="ce66">
            <text:p>  </text:p>
          </table:table-cell>
          <table:table-cell office:value-type="string" table:style-name="ce66">
            <text:p> </text:p>
          </table:table-cell>
          <table:table-cell table:number-columns-repeated="16379"/>
        </table:table-row>
        <table:table-row table:style-name="ro7">
          <table:table-cell office:value-type="float" office:value="-1094" table:style-name="ce69">
            <text:p>-1094</text:p>
          </table:table-cell>
          <table:table-cell office:value-type="string" table:style-name="ce65">
            <text:p>,,\\!b</text:p>
          </table:table-cell>
          <table:table-cell office:value-type="string" table:style-name="ce65">
            <text:p>,,\\!!!</text:p>
          </table:table-cell>
          <table:table-cell office:value-type="string" table:style-name="ce66">
            <text:p>  </text:p>
          </table:table-cell>
          <table:table-cell office:value-type="string" table:style-name="ce66">
            <text:p> </text:p>
          </table:table-cell>
          <table:table-cell table:number-columns-repeated="16379"/>
        </table:table-row>
        <table:table-row table:style-name="ro7">
          <table:table-cell office:value-type="float" office:value="-1095" table:style-name="ce69">
            <text:p>-1095</text:p>
          </table:table-cell>
          <table:table-cell office:value-type="string" table:style-name="ce65">
            <text:p>`.\\!b</text:p>
          </table:table-cell>
          <table:table-cell office:value-type="string" table:style-name="ce65">
            <text:p>`.\\!!!</text:p>
          </table:table-cell>
          <table:table-cell office:value-type="string" table:style-name="ce66">
            <text:p>   </text:p>
          </table:table-cell>
          <table:table-cell office:value-type="string" table:style-name="ce66">
            <text:p>  </text:p>
          </table:table-cell>
          <table:table-cell table:number-columns-repeated="16379"/>
        </table:table-row>
        <table:table-row table:style-name="ro7">
          <table:table-cell office:value-type="float" office:value="-1096" table:style-name="ce69">
            <text:p>-1096</text:p>
          </table:table-cell>
          <table:table-cell office:value-type="string" table:style-name="ce65">
            <text:p>.\\!b</text:p>
          </table:table-cell>
          <table:table-cell office:value-type="string" table:style-name="ce65">
            <text:p>.\\!!!</text:p>
          </table:table-cell>
          <table:table-cell office:value-type="string" table:style-name="ce66">
            <text:p>  </text:p>
          </table:table-cell>
          <table:table-cell office:value-type="string" table:style-name="ce66">
            <text:p> </text:p>
          </table:table-cell>
          <table:table-cell table:number-columns-repeated="16379"/>
        </table:table-row>
        <table:table-row table:style-name="ro7">
          <table:table-cell office:value-type="float" office:value="-1097" table:style-name="ce69">
            <text:p>-1097</text:p>
          </table:table-cell>
          <table:table-cell office:value-type="string" table:style-name="ce71">
            <text:p>``)\\!b</text:p>
          </table:table-cell>
          <table:table-cell office:value-type="string" table:style-name="ce71">
            <text:p>``)\\!!!</text:p>
          </table:table-cell>
          <table:table-cell office:value-type="string" table:style-name="ce70">
            <text:p>  </text:p>
          </table:table-cell>
          <table:table-cell office:value-type="string" table:style-name="ce70">
            <text:p> </text:p>
          </table:table-cell>
          <table:table-cell table:number-columns-repeated="16379"/>
        </table:table-row>
        <table:table-row table:style-name="ro7">
          <table:table-cell office:value-type="float" office:value="-1098" table:style-name="ce68">
            <text:p>-1098</text:p>
          </table:table-cell>
          <table:table-cell office:value-type="string" table:style-name="ce65">
            <text:p>`)\\!b</text:p>
          </table:table-cell>
          <table:table-cell office:value-type="string" table:style-name="ce65">
            <text:p>`)\\!!!</text:p>
          </table:table-cell>
          <table:table-cell office:value-type="string" table:style-name="ce66">
            <text:p>  </text:p>
          </table:table-cell>
          <table:table-cell office:value-type="string" table:style-name="ce66">
            <text:p> </text:p>
          </table:table-cell>
          <table:table-cell table:number-columns-repeated="16379"/>
        </table:table-row>
        <table:table-row table:style-name="ro7">
          <table:table-cell office:value-type="float" office:value="-1099" table:style-name="ce69">
            <text:p>-1099</text:p>
          </table:table-cell>
          <table:table-cell office:value-type="string" table:style-name="ce65">
            <text:p>)\\!b</text:p>
          </table:table-cell>
          <table:table-cell office:value-type="string" table:style-name="ce65">
            <text:p>)\\!!!</text:p>
          </table:table-cell>
          <table:table-cell office:value-type="string" table:style-name="ce66">
            <text:p> </text:p>
          </table:table-cell>
          <table:table-cell office:value-type="string" table:style-name="ce66">
            <text:p></text:p>
          </table:table-cell>
          <table:table-cell table:number-columns-repeated="16379"/>
        </table:table-row>
        <table:table-row table:style-name="ro7">
          <table:table-cell office:value-type="float" office:value="-1100" table:style-name="ce69">
            <text:p>-1100</text:p>
          </table:table-cell>
          <table:table-cell office:value-type="string" table:style-name="ce65">
            <text:p>,)\\!b</text:p>
          </table:table-cell>
          <table:table-cell office:value-type="string" table:style-name="ce65">
            <text:p>,)\\!!!</text:p>
          </table:table-cell>
          <table:table-cell office:value-type="string" table:style-name="ce66">
            <text:p>  </text:p>
          </table:table-cell>
          <table:table-cell office:value-type="string" table:style-name="ce66">
            <text:p> </text:p>
          </table:table-cell>
          <table:table-cell table:number-columns-repeated="16379"/>
        </table:table-row>
        <table:table-row table:style-name="ro7">
          <table:table-cell office:value-type="float" office:value="-1101" table:style-name="ce69">
            <text:p>-1101</text:p>
          </table:table-cell>
          <table:table-cell office:value-type="string" table:style-name="ce65">
            <text:p>,,)\\!b</text:p>
          </table:table-cell>
          <table:table-cell office:value-type="string" table:style-name="ce65">
            <text:p>,,)\\!!!</text:p>
          </table:table-cell>
          <table:table-cell office:value-type="string" table:style-name="ce66">
            <text:p>  </text:p>
          </table:table-cell>
          <table:table-cell office:value-type="string" table:style-name="ce66">
            <text:p> </text:p>
          </table:table-cell>
          <table:table-cell table:number-columns-repeated="16379"/>
        </table:table-row>
        <table:table-row table:style-name="ro7">
          <table:table-cell office:value-type="float" office:value="-1102" table:style-name="ce69">
            <text:p>-1102</text:p>
          </table:table-cell>
          <table:table-cell office:value-type="string" table:style-name="ce65">
            <text:p>``\!)b</text:p>
          </table:table-cell>
          <table:table-cell office:value-type="string" table:style-name="ce65">
            <text:p>``\!!!)</text:p>
          </table:table-cell>
          <table:table-cell office:value-type="string" table:style-name="ce66">
            <text:p>  </text:p>
          </table:table-cell>
          <table:table-cell office:value-type="string" table:style-name="ce66">
            <text:p> </text:p>
          </table:table-cell>
          <table:table-cell table:number-columns-repeated="16379"/>
        </table:table-row>
        <table:table-row table:style-name="ro7">
          <table:table-cell office:value-type="float" office:value="-1103" table:style-name="ce68">
            <text:p>-1103</text:p>
          </table:table-cell>
          <table:table-cell office:value-type="string" table:style-name="ce65">
            <text:p>`\!)b</text:p>
          </table:table-cell>
          <table:table-cell office:value-type="string" table:style-name="ce65">
            <text:p>`\!!!)</text:p>
          </table:table-cell>
          <table:table-cell office:value-type="string" table:style-name="ce66">
            <text:p>  </text:p>
          </table:table-cell>
          <table:table-cell office:value-type="string" table:style-name="ce66">
            <text:p> </text:p>
          </table:table-cell>
          <table:table-cell table:number-columns-repeated="16379"/>
        </table:table-row>
        <table:table-row table:style-name="ro7">
          <table:table-cell office:value-type="float" office:value="-1104" table:style-name="ce69">
            <text:p>-1104</text:p>
          </table:table-cell>
          <table:table-cell office:value-type="string" table:style-name="ce65">
            <text:p>\!)b</text:p>
          </table:table-cell>
          <table:table-cell office:value-type="string" table:style-name="ce65">
            <text:p>\!!!)</text:p>
          </table:table-cell>
          <table:table-cell office:value-type="string" table:style-name="ce66">
            <text:p> </text:p>
          </table:table-cell>
          <table:table-cell office:value-type="string" table:style-name="ce66">
            <text:p></text:p>
          </table:table-cell>
          <table:table-cell table:number-columns-repeated="16379"/>
        </table:table-row>
        <table:table-row table:style-name="ro7">
          <table:table-cell office:value-type="float" office:value="-1105" table:style-name="ce69">
            <text:p>-1105</text:p>
          </table:table-cell>
          <table:table-cell office:value-type="string" table:style-name="ce65">
            <text:p>,\!)b</text:p>
          </table:table-cell>
          <table:table-cell office:value-type="string" table:style-name="ce65">
            <text:p>,\!!!)</text:p>
          </table:table-cell>
          <table:table-cell office:value-type="string" table:style-name="ce66">
            <text:p>  </text:p>
          </table:table-cell>
          <table:table-cell office:value-type="string" table:style-name="ce66">
            <text:p> </text:p>
          </table:table-cell>
          <table:table-cell table:number-columns-repeated="16379"/>
        </table:table-row>
        <table:table-row table:style-name="ro7">
          <table:table-cell office:value-type="float" office:value="-1106" table:style-name="ce69">
            <text:p>-1106</text:p>
          </table:table-cell>
          <table:table-cell office:value-type="string" table:style-name="ce65">
            <text:p>(!~b</text:p>
          </table:table-cell>
          <table:table-cell office:value-type="string" table:style-name="ce65">
            <text:p>(!!!~</text:p>
          </table:table-cell>
          <table:table-cell office:value-type="string" table:style-name="ce66">
            <text:p> </text:p>
          </table:table-cell>
          <table:table-cell office:value-type="string" table:style-name="ce66">
            <text:p></text:p>
          </table:table-cell>
          <table:table-cell table:number-columns-repeated="16379"/>
        </table:table-row>
        <table:table-row table:style-name="ro7">
          <table:table-cell office:value-type="float" office:value="-1107" table:style-name="ce69">
            <text:p>-1107</text:p>
          </table:table-cell>
          <table:table-cell office:value-type="string" table:style-name="ce65">
            <text:p>`.\!)b</text:p>
          </table:table-cell>
          <table:table-cell office:value-type="string" table:style-name="ce65">
            <text:p>`.\!!!)</text:p>
          </table:table-cell>
          <table:table-cell office:value-type="string" table:style-name="ce66">
            <text:p>   </text:p>
          </table:table-cell>
          <table:table-cell office:value-type="string" table:style-name="ce66">
            <text:p>  </text:p>
          </table:table-cell>
          <table:table-cell table:number-columns-repeated="16379"/>
        </table:table-row>
        <table:table-row table:style-name="ro7">
          <table:table-cell office:value-type="float" office:value="-1108" table:style-name="ce68">
            <text:p>-1108</text:p>
          </table:table-cell>
          <table:table-cell office:value-type="string" table:style-name="ce65">
            <text:p>.\!)b</text:p>
          </table:table-cell>
          <table:table-cell office:value-type="string" table:style-name="ce65">
            <text:p>.\!!!)</text:p>
          </table:table-cell>
          <table:table-cell office:value-type="string" table:style-name="ce66">
            <text:p>  </text:p>
          </table:table-cell>
          <table:table-cell office:value-type="string" table:style-name="ce66">
            <text:p> </text:p>
          </table:table-cell>
          <table:table-cell table:number-columns-repeated="16379"/>
        </table:table-row>
        <table:table-row table:style-name="ro7">
          <table:table-cell office:value-type="float" office:value="-1109" table:style-name="ce69">
            <text:p>-1109</text:p>
          </table:table-cell>
          <table:table-cell office:value-type="string" table:style-name="ce65">
            <text:p>,.\!)b</text:p>
          </table:table-cell>
          <table:table-cell office:value-type="string" table:style-name="ce65">
            <text:p>,.\!!!)</text:p>
          </table:table-cell>
          <table:table-cell office:value-type="string" table:style-name="ce66">
            <text:p>   </text:p>
          </table:table-cell>
          <table:table-cell office:value-type="string" table:style-name="ce66">
            <text:p>  </text:p>
          </table:table-cell>
          <table:table-cell table:number-columns-repeated="16379"/>
        </table:table-row>
        <table:table-row table:style-name="ro7">
          <table:table-cell office:value-type="float" office:value="-1110" table:style-name="ce69">
            <text:p>-1110</text:p>
          </table:table-cell>
          <table:table-cell office:value-type="string" table:style-name="ce65">
            <text:p>'\!/b</text:p>
          </table:table-cell>
          <table:table-cell office:value-type="string" table:style-name="ce65">
            <text:p>'\!!!/</text:p>
          </table:table-cell>
          <table:table-cell office:value-type="string" table:style-name="ce66">
            <text:p>  </text:p>
          </table:table-cell>
          <table:table-cell office:value-type="string" table:style-name="ce66">
            <text:p> </text:p>
          </table:table-cell>
          <table:table-cell table:number-columns-repeated="16379"/>
        </table:table-row>
        <table:table-row table:style-name="ro7">
          <table:table-cell office:value-type="float" office:value="-1111" table:style-name="ce69">
            <text:p>-1111</text:p>
          </table:table-cell>
          <table:table-cell office:value-type="string" table:style-name="ce65">
            <text:p>,'\!/b</text:p>
          </table:table-cell>
          <table:table-cell office:value-type="string" table:style-name="ce65">
            <text:p>,'\!!!/</text:p>
          </table:table-cell>
          <table:table-cell office:value-type="string" table:style-name="ce66">
            <text:p>   </text:p>
          </table:table-cell>
          <table:table-cell office:value-type="string" table:style-name="ce66">
            <text:p>  </text:p>
          </table:table-cell>
          <table:table-cell table:number-columns-repeated="16379"/>
        </table:table-row>
        <table:table-row table:style-name="ro7">
          <table:table-cell office:value-type="float" office:value="-1112" table:style-name="ce69">
            <text:p>-1112</text:p>
          </table:table-cell>
          <table:table-cell office:value-type="string" table:style-name="ce65">
            <text:p>``\!/b</text:p>
          </table:table-cell>
          <table:table-cell office:value-type="string" table:style-name="ce65">
            <text:p>``\!!!/</text:p>
          </table:table-cell>
          <table:table-cell office:value-type="string" table:style-name="ce66">
            <text:p>  </text:p>
          </table:table-cell>
          <table:table-cell office:value-type="string" table:style-name="ce66">
            <text:p> </text:p>
          </table:table-cell>
          <table:table-cell table:number-columns-repeated="16379"/>
        </table:table-row>
        <table:table-row table:style-name="ro7">
          <table:table-cell office:value-type="float" office:value="-1113" table:style-name="ce68">
            <text:p>-1113</text:p>
          </table:table-cell>
          <table:table-cell office:value-type="string" table:style-name="ce65">
            <text:p>`\!/b</text:p>
          </table:table-cell>
          <table:table-cell office:value-type="string" table:style-name="ce65">
            <text:p>`\!!!/</text:p>
          </table:table-cell>
          <table:table-cell office:value-type="string" table:style-name="ce66">
            <text:p>  </text:p>
          </table:table-cell>
          <table:table-cell office:value-type="string" table:style-name="ce66">
            <text:p> </text:p>
          </table:table-cell>
          <table:table-cell table:number-columns-repeated="16379"/>
        </table:table-row>
        <table:table-row table:style-name="ro7">
          <table:table-cell office:value-type="float" office:value="-1114" table:style-name="ce69">
            <text:p>-1114</text:p>
          </table:table-cell>
          <table:table-cell office:value-type="string" table:style-name="ce65">
            <text:p>\!/b</text:p>
          </table:table-cell>
          <table:table-cell office:value-type="string" table:style-name="ce65">
            <text:p>\!!!/</text:p>
          </table:table-cell>
          <table:table-cell office:value-type="string" table:style-name="ce66">
            <text:p> </text:p>
          </table:table-cell>
          <table:table-cell office:value-type="string" table:style-name="ce66">
            <text:p></text:p>
          </table:table-cell>
          <table:table-cell table:number-columns-repeated="16379"/>
        </table:table-row>
        <table:table-row table:style-name="ro7">
          <table:table-cell office:value-type="float" office:value="-1115" table:style-name="ce69">
            <text:p>-1115</text:p>
          </table:table-cell>
          <table:table-cell office:value-type="string" table:style-name="ce65">
            <text:p>,\!/b</text:p>
          </table:table-cell>
          <table:table-cell office:value-type="string" table:style-name="ce65">
            <text:p>,\!!!/</text:p>
          </table:table-cell>
          <table:table-cell office:value-type="string" table:style-name="ce66">
            <text:p>  </text:p>
          </table:table-cell>
          <table:table-cell office:value-type="string" table:style-name="ce66">
            <text:p> </text:p>
          </table:table-cell>
          <table:table-cell table:number-columns-repeated="16379"/>
        </table:table-row>
        <table:table-row table:style-name="ro7">
          <table:table-cell office:value-type="float" office:value="-1116" table:style-name="ce69">
            <text:p>-1116</text:p>
          </table:table-cell>
          <table:table-cell office:value-type="string" table:style-name="ce65">
            <text:p>`(\!b</text:p>
          </table:table-cell>
          <table:table-cell office:value-type="string" table:style-name="ce65">
            <text:p>`(\!!!</text:p>
          </table:table-cell>
          <table:table-cell office:value-type="string" table:style-name="ce66">
            <text:p>  </text:p>
          </table:table-cell>
          <table:table-cell office:value-type="string" table:style-name="ce66">
            <text:p> </text:p>
          </table:table-cell>
          <table:table-cell table:number-columns-repeated="16379"/>
        </table:table-row>
        <table:table-row table:style-name="ro7">
          <table:table-cell office:value-type="float" office:value="-1117" table:style-name="ce69">
            <text:p>-1117</text:p>
          </table:table-cell>
          <table:table-cell office:value-type="string" table:style-name="ce65">
            <text:p>(\!b</text:p>
          </table:table-cell>
          <table:table-cell office:value-type="string" table:style-name="ce65">
            <text:p>(\!!!</text:p>
          </table:table-cell>
          <table:table-cell office:value-type="string" table:style-name="ce66">
            <text:p> </text:p>
          </table:table-cell>
          <table:table-cell office:value-type="string" table:style-name="ce66">
            <text:p></text:p>
          </table:table-cell>
          <table:table-cell table:number-columns-repeated="16379"/>
        </table:table-row>
        <table:table-row table:style-name="ro7">
          <table:table-cell office:value-type="float" office:value="-1118" table:style-name="ce68">
            <text:p>-1118</text:p>
          </table:table-cell>
          <table:table-cell office:value-type="string" table:style-name="ce65">
            <text:p>,(\!b</text:p>
          </table:table-cell>
          <table:table-cell office:value-type="string" table:style-name="ce65">
            <text:p>,(\!!!</text:p>
          </table:table-cell>
          <table:table-cell office:value-type="string" table:style-name="ce66">
            <text:p>  </text:p>
          </table:table-cell>
          <table:table-cell office:value-type="string" table:style-name="ce66">
            <text:p> </text:p>
          </table:table-cell>
          <table:table-cell table:number-columns-repeated="16379"/>
        </table:table-row>
        <table:table-row table:style-name="ro7">
          <table:table-cell office:value-type="float" office:value="-1119" table:style-name="ce69">
            <text:p>-1119</text:p>
          </table:table-cell>
          <table:table-cell office:value-type="string" table:style-name="ce65">
            <text:p>.\!/b</text:p>
          </table:table-cell>
          <table:table-cell office:value-type="string" table:style-name="ce65">
            <text:p>.\!!!/</text:p>
          </table:table-cell>
          <table:table-cell office:value-type="string" table:style-name="ce66">
            <text:p>  </text:p>
          </table:table-cell>
          <table:table-cell office:value-type="string" table:style-name="ce66">
            <text:p> </text:p>
          </table:table-cell>
          <table:table-cell table:number-columns-repeated="16379"/>
        </table:table-row>
        <table:table-row table:style-name="ro7">
          <table:table-cell office:value-type="float" office:value="-1120" table:style-name="ce69">
            <text:p>-1120</text:p>
          </table:table-cell>
          <table:table-cell office:value-type="string" table:style-name="ce65">
            <text:p>,.\!/b</text:p>
          </table:table-cell>
          <table:table-cell office:value-type="string" table:style-name="ce65">
            <text:p>,.\!!!/</text:p>
          </table:table-cell>
          <table:table-cell office:value-type="string" table:style-name="ce66">
            <text:p>   </text:p>
          </table:table-cell>
          <table:table-cell office:value-type="string" table:style-name="ce66">
            <text:p>  </text:p>
          </table:table-cell>
          <table:table-cell table:number-columns-repeated="16379"/>
        </table:table-row>
        <table:table-row table:style-name="ro7">
          <table:table-cell office:value-type="float" office:value="-1121" table:style-name="ce69">
            <text:p>-1121</text:p>
          </table:table-cell>
          <table:table-cell office:value-type="string" table:style-name="ce65">
            <text:p>`)\!/b</text:p>
          </table:table-cell>
          <table:table-cell office:value-type="string" table:style-name="ce65">
            <text:p>`)\!!!/</text:p>
          </table:table-cell>
          <table:table-cell office:value-type="string" table:style-name="ce66">
            <text:p>  </text:p>
          </table:table-cell>
          <table:table-cell office:value-type="string" table:style-name="ce66">
            <text:p> </text:p>
          </table:table-cell>
          <table:table-cell table:number-columns-repeated="16379"/>
        </table:table-row>
        <table:table-row table:style-name="ro7">
          <table:table-cell office:value-type="float" office:value="-1122" table:style-name="ce69">
            <text:p>-1122</text:p>
          </table:table-cell>
          <table:table-cell office:value-type="string" table:style-name="ce65">
            <text:p>)\!/b</text:p>
          </table:table-cell>
          <table:table-cell office:value-type="string" table:style-name="ce65">
            <text:p>)\!!!/</text:p>
          </table:table-cell>
          <table:table-cell office:value-type="string" table:style-name="ce66">
            <text:p> </text:p>
          </table:table-cell>
          <table:table-cell office:value-type="string" table:style-name="ce66">
            <text:p></text:p>
          </table:table-cell>
          <table:table-cell table:number-columns-repeated="16379"/>
        </table:table-row>
        <table:table-row table:style-name="ro7">
          <table:table-cell office:value-type="float" office:value="-1123" table:style-name="ce68">
            <text:p>-1123</text:p>
          </table:table-cell>
          <table:table-cell office:value-type="string" table:style-name="ce65">
            <text:p>,)\!/b</text:p>
          </table:table-cell>
          <table:table-cell office:value-type="string" table:style-name="ce65">
            <text:p>,)\!!!/</text:p>
          </table:table-cell>
          <table:table-cell office:value-type="string" table:style-name="ce66">
            <text:p>  </text:p>
          </table:table-cell>
          <table:table-cell office:value-type="string" table:style-name="ce66">
            <text:p> </text:p>
          </table:table-cell>
          <table:table-cell table:number-columns-repeated="16379"/>
        </table:table-row>
        <table:table-row table:style-name="ro7">
          <table:table-cell office:value-type="float" office:value="-1124" table:style-name="ce69">
            <text:p>-1124</text:p>
          </table:table-cell>
          <table:table-cell office:value-type="string" table:style-name="ce65">
            <text:p>,,)\!/b</text:p>
          </table:table-cell>
          <table:table-cell office:value-type="string" table:style-name="ce65">
            <text:p>,,)\!!!/</text:p>
          </table:table-cell>
          <table:table-cell office:value-type="string" table:style-name="ce66">
            <text:p>  </text:p>
          </table:table-cell>
          <table:table-cell office:value-type="string" table:style-name="ce66">
            <text:p> </text:p>
          </table:table-cell>
          <table:table-cell table:number-columns-repeated="16379"/>
        </table:table-row>
        <table:table-row table:style-name="ro7">
          <table:table-cell office:value-type="float" office:value="-1125" table:style-name="ce69">
            <text:p>-1125</text:p>
          </table:table-cell>
          <table:table-cell office:value-type="string" table:style-name="ce65">
            <text:p>`'(!)b</text:p>
          </table:table-cell>
          <table:table-cell office:value-type="string" table:style-name="ce65">
            <text:p>`'(!!!)</text:p>
          </table:table-cell>
          <table:table-cell office:value-type="string" table:style-name="ce66">
            <text:p>   </text:p>
          </table:table-cell>
          <table:table-cell office:value-type="string" table:style-name="ce66">
            <text:p>  </text:p>
          </table:table-cell>
          <table:table-cell table:number-columns-repeated="16379"/>
        </table:table-row>
        <table:table-row table:style-name="ro7">
          <table:table-cell office:value-type="float" office:value="-1126" table:style-name="ce69">
            <text:p>-1126</text:p>
          </table:table-cell>
          <table:table-cell office:value-type="string" table:style-name="ce65">
            <text:p>'(!)b</text:p>
          </table:table-cell>
          <table:table-cell office:value-type="string" table:style-name="ce65">
            <text:p>'(!!!)</text:p>
          </table:table-cell>
          <table:table-cell office:value-type="string" table:style-name="ce66">
            <text:p>  </text:p>
          </table:table-cell>
          <table:table-cell office:value-type="string" table:style-name="ce66">
            <text:p> </text:p>
          </table:table-cell>
          <table:table-cell table:number-columns-repeated="16379"/>
        </table:table-row>
        <table:table-row table:style-name="ro7">
          <table:table-cell office:value-type="float" office:value="-1127" table:style-name="ce69">
            <text:p>-1127</text:p>
          </table:table-cell>
          <table:table-cell office:value-type="string" table:style-name="ce65">
            <text:p>`!/)b</text:p>
          </table:table-cell>
          <table:table-cell office:value-type="string" table:style-name="ce65">
            <text:p>`!!!/)</text:p>
          </table:table-cell>
          <table:table-cell office:value-type="string" table:style-name="ce66">
            <text:p>  </text:p>
          </table:table-cell>
          <table:table-cell office:value-type="string" table:style-name="ce66">
            <text:p> </text:p>
          </table:table-cell>
          <table:table-cell table:number-columns-repeated="16379"/>
        </table:table-row>
        <table:table-row table:style-name="ro7">
          <table:table-cell office:value-type="float" office:value="-1128" table:style-name="ce68">
            <text:p>-1128</text:p>
          </table:table-cell>
          <table:table-cell office:value-type="string" table:style-name="ce65">
            <text:p>!/)b</text:p>
          </table:table-cell>
          <table:table-cell office:value-type="string" table:style-name="ce65">
            <text:p>!!!/)</text:p>
          </table:table-cell>
          <table:table-cell office:value-type="string" table:style-name="ce66">
            <text:p> </text:p>
          </table:table-cell>
          <table:table-cell office:value-type="string" table:style-name="ce66">
            <text:p></text:p>
          </table:table-cell>
          <table:table-cell table:number-columns-repeated="16379"/>
        </table:table-row>
        <table:table-row table:style-name="ro7">
          <table:table-cell office:value-type="float" office:value="-1129" table:style-name="ce69">
            <text:p>-1129</text:p>
          </table:table-cell>
          <table:table-cell office:value-type="string" table:style-name="ce65">
            <text:p>,!/)b</text:p>
          </table:table-cell>
          <table:table-cell office:value-type="string" table:style-name="ce65">
            <text:p>,!!!/)</text:p>
          </table:table-cell>
          <table:table-cell office:value-type="string" table:style-name="ce66">
            <text:p>  </text:p>
          </table:table-cell>
          <table:table-cell office:value-type="string" table:style-name="ce66">
            <text:p> </text:p>
          </table:table-cell>
          <table:table-cell table:number-columns-repeated="16379"/>
        </table:table-row>
        <table:table-row table:style-name="ro7">
          <table:table-cell office:value-type="float" office:value="-1130" table:style-name="ce69">
            <text:p>-1130</text:p>
          </table:table-cell>
          <table:table-cell office:value-type="string" table:style-name="ce65">
            <text:p>`(!)b</text:p>
          </table:table-cell>
          <table:table-cell office:value-type="string" table:style-name="ce65">
            <text:p>`(!!!)</text:p>
          </table:table-cell>
          <table:table-cell office:value-type="string" table:style-name="ce66">
            <text:p>  </text:p>
          </table:table-cell>
          <table:table-cell office:value-type="string" table:style-name="ce66">
            <text:p> </text:p>
          </table:table-cell>
          <table:table-cell table:number-columns-repeated="16379"/>
        </table:table-row>
        <table:table-row table:style-name="ro7">
          <table:table-cell office:value-type="float" office:value="-1131" table:style-name="ce69">
            <text:p>-1131</text:p>
          </table:table-cell>
          <table:table-cell office:value-type="string" table:style-name="ce65">
            <text:p>(!)b</text:p>
          </table:table-cell>
          <table:table-cell office:value-type="string" table:style-name="ce65">
            <text:p>(!!!)</text:p>
          </table:table-cell>
          <table:table-cell office:value-type="string" table:style-name="ce66">
            <text:p> </text:p>
          </table:table-cell>
          <table:table-cell office:value-type="string" table:style-name="ce66">
            <text:p></text:p>
          </table:table-cell>
          <table:table-cell table:number-columns-repeated="16379"/>
        </table:table-row>
        <table:table-row table:style-name="ro7">
          <table:table-cell office:value-type="float" office:value="-1132" table:style-name="ce69">
            <text:p>-1132</text:p>
          </table:table-cell>
          <table:table-cell office:value-type="string" table:style-name="ce65">
            <text:p>,(!)b</text:p>
          </table:table-cell>
          <table:table-cell office:value-type="string" table:style-name="ce65">
            <text:p>,(!!!)</text:p>
          </table:table-cell>
          <table:table-cell office:value-type="string" table:style-name="ce66">
            <text:p>  </text:p>
          </table:table-cell>
          <table:table-cell office:value-type="string" table:style-name="ce66">
            <text:p> </text:p>
          </table:table-cell>
          <table:table-cell table:number-columns-repeated="16379"/>
        </table:table-row>
        <table:table-row table:style-name="ro7">
          <table:table-cell office:value-type="float" office:value="-1133" table:style-name="ce68">
            <text:p>-1133</text:p>
          </table:table-cell>
          <table:table-cell office:value-type="string" table:style-name="ce65">
            <text:p>,,(!)b</text:p>
          </table:table-cell>
          <table:table-cell office:value-type="string" table:style-name="ce65">
            <text:p>,,(!!!)</text:p>
          </table:table-cell>
          <table:table-cell office:value-type="string" table:style-name="ce66">
            <text:p>  </text:p>
          </table:table-cell>
          <table:table-cell office:value-type="string" table:style-name="ce66">
            <text:p> </text:p>
          </table:table-cell>
          <table:table-cell table:number-columns-repeated="16379"/>
        </table:table-row>
        <table:table-row table:style-name="ro7">
          <table:table-cell office:value-type="float" office:value="-1134" table:style-name="ce69">
            <text:p>-1134</text:p>
          </table:table-cell>
          <table:table-cell office:value-type="string" table:style-name="ce65">
            <text:p>`.(!)b</text:p>
          </table:table-cell>
          <table:table-cell office:value-type="string" table:style-name="ce65">
            <text:p>`.(!!!)</text:p>
          </table:table-cell>
          <table:table-cell office:value-type="string" table:style-name="ce66">
            <text:p>   </text:p>
          </table:table-cell>
          <table:table-cell office:value-type="string" table:style-name="ce66">
            <text:p>  </text:p>
          </table:table-cell>
          <table:table-cell table:number-columns-repeated="16379"/>
        </table:table-row>
        <table:table-row table:style-name="ro7">
          <table:table-cell office:value-type="float" office:value="-1135" table:style-name="ce69">
            <text:p>-1135</text:p>
          </table:table-cell>
          <table:table-cell office:value-type="string" table:style-name="ce65">
            <text:p>.(!)b</text:p>
          </table:table-cell>
          <table:table-cell office:value-type="string" table:style-name="ce65">
            <text:p>.(!!!)</text:p>
          </table:table-cell>
          <table:table-cell office:value-type="string" table:style-name="ce66">
            <text:p>  </text:p>
          </table:table-cell>
          <table:table-cell office:value-type="string" table:style-name="ce66">
            <text:p> </text:p>
          </table:table-cell>
          <table:table-cell table:number-columns-repeated="16379"/>
        </table:table-row>
        <table:table-row table:style-name="ro7">
          <table:table-cell office:value-type="float" office:value="-1136" table:style-name="ce69">
            <text:p>-1136</text:p>
          </table:table-cell>
          <table:table-cell office:value-type="string" table:style-name="ce65">
            <text:p>`'(!/b</text:p>
          </table:table-cell>
          <table:table-cell office:value-type="string" table:style-name="ce65">
            <text:p>`'(!!!/</text:p>
          </table:table-cell>
          <table:table-cell office:value-type="string" table:style-name="ce66">
            <text:p>   </text:p>
          </table:table-cell>
          <table:table-cell office:value-type="string" table:style-name="ce66">
            <text:p>  </text:p>
          </table:table-cell>
          <table:table-cell table:number-columns-repeated="16379"/>
        </table:table-row>
        <table:table-row table:style-name="ro7">
          <table:table-cell office:value-type="float" office:value="-1137" table:style-name="ce69">
            <text:p>-1137</text:p>
          </table:table-cell>
          <table:table-cell office:value-type="string" table:style-name="ce65">
            <text:p>'(!/b</text:p>
          </table:table-cell>
          <table:table-cell office:value-type="string" table:style-name="ce65">
            <text:p>'(!!!/</text:p>
          </table:table-cell>
          <table:table-cell office:value-type="string" table:style-name="ce66">
            <text:p>  </text:p>
          </table:table-cell>
          <table:table-cell office:value-type="string" table:style-name="ce66">
            <text:p> </text:p>
          </table:table-cell>
          <table:table-cell table:number-columns-repeated="16379"/>
        </table:table-row>
        <table:table-row table:style-name="ro7">
          <table:table-cell office:value-type="float" office:value="-1138" table:style-name="ce68">
            <text:p>-1138</text:p>
          </table:table-cell>
          <table:table-cell office:value-type="string" table:style-name="ce65">
            <text:p>,'(!/b</text:p>
          </table:table-cell>
          <table:table-cell office:value-type="string" table:style-name="ce65">
            <text:p>,'(!!!/</text:p>
          </table:table-cell>
          <table:table-cell office:value-type="string" table:style-name="ce66">
            <text:p>   </text:p>
          </table:table-cell>
          <table:table-cell office:value-type="string" table:style-name="ce66">
            <text:p>  </text:p>
          </table:table-cell>
          <table:table-cell table:number-columns-repeated="16379"/>
        </table:table-row>
        <table:table-row table:style-name="ro7">
          <table:table-cell office:value-type="float" office:value="-1139" table:style-name="ce69">
            <text:p>-1139</text:p>
          </table:table-cell>
          <table:table-cell office:value-type="string" table:style-name="ce65">
            <text:p>!//b</text:p>
          </table:table-cell>
          <table:table-cell office:value-type="string" table:style-name="ce65">
            <text:p>!!!//</text:p>
          </table:table-cell>
          <table:table-cell office:value-type="string" table:style-name="ce66">
            <text:p> </text:p>
          </table:table-cell>
          <table:table-cell office:value-type="string" table:style-name="ce66">
            <text:p></text:p>
          </table:table-cell>
          <table:table-cell table:number-columns-repeated="16379"/>
        </table:table-row>
        <table:table-row table:style-name="ro7">
          <table:table-cell office:value-type="float" office:value="-1140" table:style-name="ce69">
            <text:p>-1140</text:p>
          </table:table-cell>
          <table:table-cell office:value-type="string" table:style-name="ce65">
            <text:p>`(!/b</text:p>
          </table:table-cell>
          <table:table-cell office:value-type="string" table:style-name="ce65">
            <text:p>`(!!!/</text:p>
          </table:table-cell>
          <table:table-cell office:value-type="string" table:style-name="ce66">
            <text:p>  </text:p>
          </table:table-cell>
          <table:table-cell office:value-type="string" table:style-name="ce66">
            <text:p> </text:p>
          </table:table-cell>
          <table:table-cell table:number-columns-repeated="16379"/>
        </table:table-row>
        <table:table-row table:style-name="ro7">
          <table:table-cell office:value-type="float" office:value="-1141" table:style-name="ce69">
            <text:p>-1141</text:p>
          </table:table-cell>
          <table:table-cell office:value-type="string" table:style-name="ce65">
            <text:p>(!/b</text:p>
          </table:table-cell>
          <table:table-cell office:value-type="string" table:style-name="ce65">
            <text:p>(!!!/</text:p>
          </table:table-cell>
          <table:table-cell office:value-type="string" table:style-name="ce66">
            <text:p> </text:p>
          </table:table-cell>
          <table:table-cell office:value-type="string" table:style-name="ce66">
            <text:p></text:p>
          </table:table-cell>
          <table:table-cell table:number-columns-repeated="16379"/>
        </table:table-row>
        <table:table-row table:style-name="ro7">
          <table:table-cell office:value-type="float" office:value="-1142" table:style-name="ce69">
            <text:p>-1142</text:p>
          </table:table-cell>
          <table:table-cell office:value-type="string" table:style-name="ce65">
            <text:p>,(!/b</text:p>
          </table:table-cell>
          <table:table-cell office:value-type="string" table:style-name="ce65">
            <text:p>,(!!!/</text:p>
          </table:table-cell>
          <table:table-cell office:value-type="string" table:style-name="ce66">
            <text:p>  </text:p>
          </table:table-cell>
          <table:table-cell office:value-type="string" table:style-name="ce66">
            <text:p> </text:p>
          </table:table-cell>
          <table:table-cell table:number-columns-repeated="16379"/>
        </table:table-row>
        <table:table-row table:style-name="ro7">
          <table:table-cell office:value-type="float" office:value="-1143" table:style-name="ce68">
            <text:p>-1143</text:p>
          </table:table-cell>
          <table:table-cell office:value-type="string" table:style-name="ce65">
            <text:p>,,(!/b</text:p>
          </table:table-cell>
          <table:table-cell office:value-type="string" table:style-name="ce65">
            <text:p>,,(!!!/</text:p>
          </table:table-cell>
          <table:table-cell office:value-type="string" table:style-name="ce70">
            <text:p>  </text:p>
          </table:table-cell>
          <table:table-cell office:value-type="string" table:style-name="ce66">
            <text:p> </text:p>
          </table:table-cell>
          <table:table-cell table:number-columns-repeated="16379"/>
        </table:table-row>
        <table:table-row table:style-name="ro7">
          <table:table-cell office:value-type="float" office:value="-1144" table:style-name="ce69">
            <text:p>-1144</text:p>
          </table:table-cell>
          <table:table-cell office:value-type="string" table:style-name="ce65">
            <text:p>``)!//b</text:p>
          </table:table-cell>
          <table:table-cell office:value-type="string" table:style-name="ce65">
            <text:p>``)!!!//</text:p>
          </table:table-cell>
          <table:table-cell office:value-type="string" table:style-name="ce66">
            <text:p>  </text:p>
          </table:table-cell>
          <table:table-cell office:value-type="string" table:style-name="ce66">
            <text:p> </text:p>
          </table:table-cell>
          <table:table-cell table:number-columns-repeated="16379"/>
        </table:table-row>
        <table:table-row table:style-name="ro7">
          <table:table-cell office:value-type="float" office:value="-1145" table:style-name="ce69">
            <text:p>-1145</text:p>
          </table:table-cell>
          <table:table-cell office:value-type="string" table:style-name="ce65">
            <text:p>`)!//b</text:p>
          </table:table-cell>
          <table:table-cell office:value-type="string" table:style-name="ce65">
            <text:p>`)!!!//</text:p>
          </table:table-cell>
          <table:table-cell office:value-type="string" table:style-name="ce66">
            <text:p>  </text:p>
          </table:table-cell>
          <table:table-cell office:value-type="string" table:style-name="ce66">
            <text:p> </text:p>
          </table:table-cell>
          <table:table-cell table:number-columns-repeated="16379"/>
        </table:table-row>
        <table:table-row table:style-name="ro7">
          <table:table-cell office:value-type="float" office:value="-1146" table:style-name="ce69">
            <text:p>-1146</text:p>
          </table:table-cell>
          <table:table-cell office:value-type="string" table:style-name="ce65">
            <text:p>)!//b</text:p>
          </table:table-cell>
          <table:table-cell office:value-type="string" table:style-name="ce65">
            <text:p>)!!!//</text:p>
          </table:table-cell>
          <table:table-cell office:value-type="string" table:style-name="ce66">
            <text:p> </text:p>
          </table:table-cell>
          <table:table-cell office:value-type="string" table:style-name="ce66">
            <text:p></text:p>
          </table:table-cell>
          <table:table-cell table:number-columns-repeated="16379"/>
        </table:table-row>
        <table:table-row table:style-name="ro7">
          <table:table-cell office:value-type="float" office:value="-1147" table:style-name="ce69">
            <text:p>-1147</text:p>
          </table:table-cell>
          <table:table-cell office:value-type="string" table:style-name="ce65">
            <text:p>,)!//b</text:p>
          </table:table-cell>
          <table:table-cell office:value-type="string" table:style-name="ce65">
            <text:p>,)!!!//</text:p>
          </table:table-cell>
          <table:table-cell office:value-type="string" table:style-name="ce66">
            <text:p>  </text:p>
          </table:table-cell>
          <table:table-cell office:value-type="string" table:style-name="ce66">
            <text:p> </text:p>
          </table:table-cell>
          <table:table-cell table:number-columns-repeated="16379"/>
        </table:table-row>
        <table:table-row table:style-name="ro7">
          <table:table-cell office:value-type="float" office:value="-1148" table:style-name="ce68">
            <text:p>-1148</text:p>
          </table:table-cell>
          <table:table-cell office:value-type="string" table:style-name="ce71">
            <text:p>,,)!//b</text:p>
          </table:table-cell>
          <table:table-cell office:value-type="string" table:style-name="ce71">
            <text:p>,,)!!!//</text:p>
          </table:table-cell>
          <table:table-cell office:value-type="string" table:style-name="ce70">
            <text:p>  </text:p>
          </table:table-cell>
          <table:table-cell office:value-type="string" table:style-name="ce70">
            <text:p> </text:p>
          </table:table-cell>
          <table:table-cell table:number-columns-repeated="16379"/>
        </table:table-row>
        <table:table-row table:style-name="ro7">
          <table:table-cell office:value-type="float" office:value="-999" table:style-name="ce65">
            <text:p>-999</text:p>
          </table:table-cell>
          <table:table-cell office:value-type="string" table:style-name="ce65">
            <text:p>`|b</text:p>
          </table:table-cell>
          <table:table-cell office:value-type="string" table:style-name="ce65">
            <text:p>`\!!/</text:p>
          </table:table-cell>
          <table:table-cell office:value-type="string" table:style-name="ce66">
            <text:p>  </text:p>
          </table:table-cell>
          <table:table-cell office:value-type="string" table:style-name="ce66">
            <text:p> </text:p>
          </table:table-cell>
          <table:table-cell table:number-columns-repeated="16379"/>
        </table:table-row>
        <table:table-row table:style-name="ro7">
          <table:table-cell office:value-type="float" office:value="-998" table:style-name="ce65">
            <text:p>-998</text:p>
          </table:table-cell>
          <table:table-cell office:value-type="string" table:style-name="ce65">
            <text:p>``|b</text:p>
          </table:table-cell>
          <table:table-cell office:value-type="string" table:style-name="ce65">
            <text:p>``\!!/</text:p>
          </table:table-cell>
          <table:table-cell office:value-type="string" table:style-name="ce66">
            <text:p>  </text:p>
          </table:table-cell>
          <table:table-cell office:value-type="string" table:style-name="ce66">
            <text:p> </text:p>
          </table:table-cell>
          <table:table-cell table:number-columns-repeated="16379"/>
        </table:table-row>
        <table:table-row table:style-name="ro7">
          <table:table-cell office:value-type="float" office:value="-997" table:style-name="ce65">
            <text:p>-997</text:p>
          </table:table-cell>
          <table:table-cell office:value-type="string" table:style-name="ce65">
            <text:p>.)|b</text:p>
          </table:table-cell>
          <table:table-cell office:value-type="string" table:style-name="ce65">
            <text:p>.(!!~</text:p>
          </table:table-cell>
          <table:table-cell office:value-type="string" table:style-name="ce66">
            <text:p>  </text:p>
          </table:table-cell>
          <table:table-cell office:value-type="string" table:style-name="ce66">
            <text:p> </text:p>
          </table:table-cell>
          <table:table-cell table:number-columns-repeated="16379"/>
        </table:table-row>
        <table:table-row table:style-name="ro7">
          <table:table-cell office:value-type="float" office:value="-996" table:style-name="ce65">
            <text:p>-996</text:p>
          </table:table-cell>
          <table:table-cell office:value-type="string" table:style-name="ce67">
            <text:p>'|b</text:p>
          </table:table-cell>
          <table:table-cell office:value-type="string" table:style-name="ce65">
            <text:p>'\!!/</text:p>
          </table:table-cell>
          <table:table-cell office:value-type="string" table:style-name="ce66">
            <text:p>  </text:p>
          </table:table-cell>
          <table:table-cell office:value-type="string" table:style-name="ce66">
            <text:p> </text:p>
          </table:table-cell>
          <table:table-cell table:number-columns-repeated="16379"/>
        </table:table-row>
        <table:table-row table:style-name="ro7">
          <table:table-cell office:value-type="float" office:value="-995" table:style-name="ce65">
            <text:p>-995</text:p>
          </table:table-cell>
          <table:table-cell office:value-type="string" table:style-name="ce65">
            <text:p>`'|b</text:p>
          </table:table-cell>
          <table:table-cell office:value-type="string" table:style-name="ce65">
            <text:p>`'\!!/</text:p>
          </table:table-cell>
          <table:table-cell office:value-type="string" table:style-name="ce66">
            <text:p>   </text:p>
          </table:table-cell>
          <table:table-cell office:value-type="string" table:style-name="ce66">
            <text:p>  </text:p>
          </table:table-cell>
          <table:table-cell table:number-columns-repeated="16379"/>
        </table:table-row>
        <table:table-row table:style-name="ro7">
          <table:table-cell office:value-type="float" office:value="-994" table:style-name="ce65">
            <text:p>-994</text:p>
          </table:table-cell>
          <table:table-cell office:value-type="string" table:style-name="ce65">
            <text:p>,)|b</text:p>
          </table:table-cell>
          <table:table-cell office:value-type="string" table:style-name="ce65">
            <text:p>,(!!~</text:p>
          </table:table-cell>
          <table:table-cell office:value-type="string" table:style-name="ce66">
            <text:p>  </text:p>
          </table:table-cell>
          <table:table-cell office:value-type="string" table:style-name="ce66">
            <text:p> </text:p>
          </table:table-cell>
          <table:table-cell table:number-columns-repeated="16379"/>
        </table:table-row>
        <table:table-row table:style-name="ro7">
          <table:table-cell office:value-type="float" office:value="-993" table:style-name="ce65">
            <text:p>-993</text:p>
          </table:table-cell>
          <table:table-cell office:value-type="string" table:style-name="ce65">
            <text:p>)|b</text:p>
          </table:table-cell>
          <table:table-cell office:value-type="string" table:style-name="ce65">
            <text:p>(!!~</text:p>
          </table:table-cell>
          <table:table-cell office:value-type="string" table:style-name="ce66">
            <text:p> </text:p>
          </table:table-cell>
          <table:table-cell office:value-type="string" table:style-name="ce66">
            <text:p></text:p>
          </table:table-cell>
          <table:table-cell table:number-columns-repeated="16379"/>
        </table:table-row>
        <table:table-row table:style-name="ro7">
          <table:table-cell office:value-type="float" office:value="-992" table:style-name="ce65">
            <text:p>-992</text:p>
          </table:table-cell>
          <table:table-cell office:value-type="string" table:style-name="ce65">
            <text:p>`)|b</text:p>
          </table:table-cell>
          <table:table-cell office:value-type="string" table:style-name="ce65">
            <text:p>`(!!~</text:p>
          </table:table-cell>
          <table:table-cell office:value-type="string" table:style-name="ce66">
            <text:p>  </text:p>
          </table:table-cell>
          <table:table-cell office:value-type="string" table:style-name="ce66">
            <text:p> </text:p>
          </table:table-cell>
          <table:table-cell table:number-columns-repeated="16379"/>
        </table:table-row>
        <table:table-row table:style-name="ro7">
          <table:table-cell office:value-type="float" office:value="-991" table:style-name="ce65">
            <text:p>-991</text:p>
          </table:table-cell>
          <table:table-cell office:value-type="string" table:style-name="ce65">
            <text:p>``)|b</text:p>
          </table:table-cell>
          <table:table-cell office:value-type="string" table:style-name="ce65">
            <text:p>``(!!~</text:p>
          </table:table-cell>
          <table:table-cell office:value-type="string" table:style-name="ce66">
            <text:p>  </text:p>
          </table:table-cell>
          <table:table-cell office:value-type="string" table:style-name="ce66">
            <text:p> </text:p>
          </table:table-cell>
          <table:table-cell table:number-columns-repeated="16379"/>
        </table:table-row>
        <table:table-row table:style-name="ro7">
          <table:table-cell office:value-type="float" office:value="-990" table:style-name="ce65">
            <text:p>-990</text:p>
          </table:table-cell>
          <table:table-cell office:value-type="string" table:style-name="ce65">
            <text:p>,,|(b</text:p>
          </table:table-cell>
          <table:table-cell office:value-type="string" table:style-name="ce65">
            <text:p>,,\!!)</text:p>
          </table:table-cell>
          <table:table-cell office:value-type="string" table:style-name="ce66">
            <text:p>  </text:p>
          </table:table-cell>
          <table:table-cell office:value-type="string" table:style-name="ce66">
            <text:p> </text:p>
          </table:table-cell>
          <table:table-cell table:number-columns-repeated="16379"/>
        </table:table-row>
        <table:table-row table:style-name="ro7">
          <table:table-cell office:value-type="float" office:value="-989" table:style-name="ce65">
            <text:p>-989</text:p>
          </table:table-cell>
          <table:table-cell office:value-type="string" table:style-name="ce65">
            <text:p>,|(b</text:p>
          </table:table-cell>
          <table:table-cell office:value-type="string" table:style-name="ce65">
            <text:p>,\!!)</text:p>
          </table:table-cell>
          <table:table-cell office:value-type="string" table:style-name="ce66">
            <text:p>  </text:p>
          </table:table-cell>
          <table:table-cell office:value-type="string" table:style-name="ce66">
            <text:p> </text:p>
          </table:table-cell>
          <table:table-cell table:number-columns-repeated="16379"/>
        </table:table-row>
        <table:table-row table:style-name="ro7">
          <table:table-cell office:value-type="float" office:value="-988" table:style-name="ce65">
            <text:p>-988</text:p>
          </table:table-cell>
          <table:table-cell office:value-type="string" table:style-name="ce65">
            <text:p>|(b</text:p>
          </table:table-cell>
          <table:table-cell office:value-type="string" table:style-name="ce65">
            <text:p>\!!)</text:p>
          </table:table-cell>
          <table:table-cell office:value-type="string" table:style-name="ce66">
            <text:p> </text:p>
          </table:table-cell>
          <table:table-cell office:value-type="string" table:style-name="ce66">
            <text:p></text:p>
          </table:table-cell>
          <table:table-cell table:number-columns-repeated="16379"/>
        </table:table-row>
        <table:table-row table:style-name="ro7">
          <table:table-cell office:value-type="float" office:value="-987" table:style-name="ce65">
            <text:p>-987</text:p>
          </table:table-cell>
          <table:table-cell office:value-type="string" table:style-name="ce65">
            <text:p>`|(b</text:p>
          </table:table-cell>
          <table:table-cell office:value-type="string" table:style-name="ce65">
            <text:p>`\!!)</text:p>
          </table:table-cell>
          <table:table-cell office:value-type="string" table:style-name="ce66">
            <text:p>  </text:p>
          </table:table-cell>
          <table:table-cell office:value-type="string" table:style-name="ce66">
            <text:p> </text:p>
          </table:table-cell>
          <table:table-cell table:number-columns-repeated="16379"/>
        </table:table-row>
        <table:table-row table:style-name="ro7">
          <table:table-cell office:value-type="float" office:value="-986" table:style-name="ce65">
            <text:p>-986</text:p>
          </table:table-cell>
          <table:table-cell office:value-type="string" table:style-name="ce65">
            <text:p>.~|b</text:p>
          </table:table-cell>
          <table:table-cell office:value-type="string" table:style-name="ce65">
            <text:p>.)\\!!</text:p>
          </table:table-cell>
          <table:table-cell office:value-type="string" table:style-name="ce66">
            <text:p>  </text:p>
          </table:table-cell>
          <table:table-cell office:value-type="string" table:style-name="ce66">
            <text:p> </text:p>
          </table:table-cell>
          <table:table-cell table:number-columns-repeated="16379"/>
        </table:table-row>
        <table:table-row table:style-name="ro7">
          <table:table-cell office:value-type="float" office:value="-985" table:style-name="ce65">
            <text:p>-985</text:p>
          </table:table-cell>
          <table:table-cell office:value-type="string" table:style-name="ce65">
            <text:p>,'|(b</text:p>
          </table:table-cell>
          <table:table-cell office:value-type="string" table:style-name="ce65">
            <text:p>,'\!!)</text:p>
          </table:table-cell>
          <table:table-cell office:value-type="string" table:style-name="ce66">
            <text:p>   </text:p>
          </table:table-cell>
          <table:table-cell office:value-type="string" table:style-name="ce66">
            <text:p>  </text:p>
          </table:table-cell>
          <table:table-cell table:number-columns-repeated="16379"/>
        </table:table-row>
        <table:table-row table:style-name="ro7">
          <table:table-cell office:value-type="float" office:value="-984" table:style-name="ce65">
            <text:p>-984</text:p>
          </table:table-cell>
          <table:table-cell office:value-type="string" table:style-name="ce65">
            <text:p>'|(b</text:p>
          </table:table-cell>
          <table:table-cell office:value-type="string" table:style-name="ce65">
            <text:p>'\!!)</text:p>
          </table:table-cell>
          <table:table-cell office:value-type="string" table:style-name="ce66">
            <text:p>  </text:p>
          </table:table-cell>
          <table:table-cell office:value-type="string" table:style-name="ce66">
            <text:p> </text:p>
          </table:table-cell>
          <table:table-cell table:number-columns-repeated="16379"/>
        </table:table-row>
        <table:table-row table:style-name="ro7">
          <table:table-cell office:value-type="float" office:value="-983" table:style-name="ce65">
            <text:p>-983</text:p>
          </table:table-cell>
          <table:table-cell office:value-type="string" table:style-name="ce65">
            <text:p>,~|b</text:p>
          </table:table-cell>
          <table:table-cell office:value-type="string" table:style-name="ce65">
            <text:p>,)\\!!</text:p>
          </table:table-cell>
          <table:table-cell office:value-type="string" table:style-name="ce66">
            <text:p>  </text:p>
          </table:table-cell>
          <table:table-cell office:value-type="string" table:style-name="ce66">
            <text:p> </text:p>
          </table:table-cell>
          <table:table-cell table:number-columns-repeated="16379"/>
        </table:table-row>
        <table:table-row table:style-name="ro7">
          <table:table-cell office:value-type="float" office:value="-982" table:style-name="ce65">
            <text:p>-982</text:p>
          </table:table-cell>
          <table:table-cell office:value-type="string" table:style-name="ce65">
            <text:p>~|b</text:p>
          </table:table-cell>
          <table:table-cell office:value-type="string" table:style-name="ce65">
            <text:p>)\\!!</text:p>
          </table:table-cell>
          <table:table-cell office:value-type="string" table:style-name="ce66">
            <text:p> </text:p>
          </table:table-cell>
          <table:table-cell office:value-type="string" table:style-name="ce66">
            <text:p></text:p>
          </table:table-cell>
          <table:table-cell table:number-columns-repeated="16379"/>
        </table:table-row>
        <table:table-row table:style-name="ro7">
          <table:table-cell office:value-type="float" office:value="-981" table:style-name="ce65">
            <text:p>-981</text:p>
          </table:table-cell>
          <table:table-cell office:value-type="string" table:style-name="ce65">
            <text:p>,)|(b</text:p>
          </table:table-cell>
          <table:table-cell office:value-type="string" table:style-name="ce65">
            <text:p>,\\!!</text:p>
          </table:table-cell>
          <table:table-cell office:value-type="string" table:style-name="ce66">
            <text:p>  </text:p>
          </table:table-cell>
          <table:table-cell office:value-type="string" table:style-name="ce66">
            <text:p> </text:p>
          </table:table-cell>
          <table:table-cell table:number-columns-repeated="16379"/>
        </table:table-row>
        <table:table-row table:style-name="ro7">
          <table:table-cell office:value-type="float" office:value="-980" table:style-name="ce65">
            <text:p>-980</text:p>
          </table:table-cell>
          <table:table-cell office:value-type="string" table:style-name="ce65">
            <text:p>)|(b</text:p>
          </table:table-cell>
          <table:table-cell office:value-type="string" table:style-name="ce65">
            <text:p>\\!!</text:p>
          </table:table-cell>
          <table:table-cell office:value-type="string" table:style-name="ce66">
            <text:p> </text:p>
          </table:table-cell>
          <table:table-cell office:value-type="string" table:style-name="ce66">
            <text:p></text:p>
          </table:table-cell>
          <table:table-cell table:number-columns-repeated="16379"/>
        </table:table-row>
        <table:table-row table:style-name="ro7">
          <table:table-cell office:value-type="float" office:value="-979" table:style-name="ce65">
            <text:p>-979</text:p>
          </table:table-cell>
          <table:table-cell office:value-type="string" table:style-name="ce65">
            <text:p>`)|(b</text:p>
          </table:table-cell>
          <table:table-cell office:value-type="string" table:style-name="ce65">
            <text:p>`\\!!</text:p>
          </table:table-cell>
          <table:table-cell office:value-type="string" table:style-name="ce66">
            <text:p>  </text:p>
          </table:table-cell>
          <table:table-cell office:value-type="string" table:style-name="ce66">
            <text:p> </text:p>
          </table:table-cell>
          <table:table-cell table:number-columns-repeated="16379"/>
        </table:table-row>
        <table:table-row table:style-name="ro7">
          <table:table-cell office:value-type="float" office:value="-978" table:style-name="ce65">
            <text:p>-978</text:p>
          </table:table-cell>
          <table:table-cell office:value-type="string" table:style-name="ce65">
            <text:p>``)|(b</text:p>
          </table:table-cell>
          <table:table-cell office:value-type="string" table:style-name="ce65">
            <text:p>``\\!!</text:p>
          </table:table-cell>
          <table:table-cell office:value-type="string" table:style-name="ce66">
            <text:p>  </text:p>
          </table:table-cell>
          <table:table-cell office:value-type="string" table:style-name="ce66">
            <text:p> </text:p>
          </table:table-cell>
          <table:table-cell table:number-columns-repeated="16379"/>
        </table:table-row>
        <table:table-row table:style-name="ro7">
          <table:table-cell office:value-type="float" office:value="-977" table:style-name="ce65">
            <text:p>-977</text:p>
          </table:table-cell>
          <table:table-cell office:value-type="string" table:style-name="ce65">
            <text:p>,')|(b</text:p>
          </table:table-cell>
          <table:table-cell office:value-type="string" table:style-name="ce65">
            <text:p>,'\\!!</text:p>
          </table:table-cell>
          <table:table-cell office:value-type="string" table:style-name="ce66">
            <text:p>   </text:p>
          </table:table-cell>
          <table:table-cell office:value-type="string" table:style-name="ce66">
            <text:p>  </text:p>
          </table:table-cell>
          <table:table-cell table:number-columns-repeated="16379"/>
        </table:table-row>
        <table:table-row table:style-name="ro7">
          <table:table-cell office:value-type="float" office:value="-976" table:style-name="ce65">
            <text:p>-976</text:p>
          </table:table-cell>
          <table:table-cell office:value-type="string" table:style-name="ce65">
            <text:p>')|(b</text:p>
          </table:table-cell>
          <table:table-cell office:value-type="string" table:style-name="ce65">
            <text:p>'\\!!</text:p>
          </table:table-cell>
          <table:table-cell office:value-type="string" table:style-name="ce66">
            <text:p>  </text:p>
          </table:table-cell>
          <table:table-cell office:value-type="string" table:style-name="ce66">
            <text:p> </text:p>
          </table:table-cell>
          <table:table-cell table:number-columns-repeated="16379"/>
        </table:table-row>
        <table:table-row table:style-name="ro7">
          <table:table-cell office:value-type="float" office:value="-975" table:style-name="ce65">
            <text:p>-975</text:p>
          </table:table-cell>
          <table:table-cell office:value-type="string" table:style-name="ce65">
            <text:p>)~|b</text:p>
          </table:table-cell>
          <table:table-cell office:value-type="string" table:style-name="ce65">
            <text:p>~!!/</text:p>
          </table:table-cell>
          <table:table-cell office:value-type="string" table:style-name="ce66">
            <text:p> </text:p>
          </table:table-cell>
          <table:table-cell office:value-type="string" table:style-name="ce66">
            <text:p></text:p>
          </table:table-cell>
          <table:table-cell table:number-columns-repeated="16379"/>
        </table:table-row>
        <table:table-row table:style-name="ro7">
          <table:table-cell office:value-type="float" office:value="-974" table:style-name="ce65">
            <text:p>-974</text:p>
          </table:table-cell>
          <table:table-cell office:value-type="string" table:style-name="ce65">
            <text:p>.~|(b</text:p>
          </table:table-cell>
          <table:table-cell office:value-type="string" table:style-name="ce65">
            <text:p>.(!!(</text:p>
          </table:table-cell>
          <table:table-cell office:value-type="string" table:style-name="ce66">
            <text:p>  </text:p>
          </table:table-cell>
          <table:table-cell office:value-type="string" table:style-name="ce66">
            <text:p> </text:p>
          </table:table-cell>
          <table:table-cell table:number-columns-repeated="16379"/>
        </table:table-row>
        <table:table-row table:style-name="ro7">
          <table:table-cell office:value-type="float" office:value="-973" table:style-name="ce65">
            <text:p>-973</text:p>
          </table:table-cell>
          <table:table-cell office:value-type="string" table:style-name="ce65">
            <text:p>`.~|(b</text:p>
          </table:table-cell>
          <table:table-cell office:value-type="string" table:style-name="ce65">
            <text:p>`.(!!(</text:p>
          </table:table-cell>
          <table:table-cell office:value-type="string" table:style-name="ce66">
            <text:p>   </text:p>
          </table:table-cell>
          <table:table-cell office:value-type="string" table:style-name="ce66">
            <text:p>  </text:p>
          </table:table-cell>
          <table:table-cell table:number-columns-repeated="16379"/>
        </table:table-row>
        <table:table-row table:style-name="ro7">
          <table:table-cell office:value-type="float" office:value="-972" table:style-name="ce65">
            <text:p>-972</text:p>
          </table:table-cell>
          <table:table-cell office:value-type="string" table:style-name="ce65">
            <text:p>,,~|(b</text:p>
          </table:table-cell>
          <table:table-cell office:value-type="string" table:style-name="ce65">
            <text:p>,,(!!(</text:p>
          </table:table-cell>
          <table:table-cell office:value-type="string" table:style-name="ce66">
            <text:p>  </text:p>
          </table:table-cell>
          <table:table-cell office:value-type="string" table:style-name="ce66">
            <text:p> </text:p>
          </table:table-cell>
          <table:table-cell table:number-columns-repeated="16379"/>
        </table:table-row>
        <table:table-row table:style-name="ro7">
          <table:table-cell office:value-type="float" office:value="-971" table:style-name="ce65">
            <text:p>-971</text:p>
          </table:table-cell>
          <table:table-cell office:value-type="string" table:style-name="ce65">
            <text:p>,~|(b</text:p>
          </table:table-cell>
          <table:table-cell office:value-type="string" table:style-name="ce65">
            <text:p>,(!!(</text:p>
          </table:table-cell>
          <table:table-cell office:value-type="string" table:style-name="ce66">
            <text:p>  </text:p>
          </table:table-cell>
          <table:table-cell office:value-type="string" table:style-name="ce66">
            <text:p> </text:p>
          </table:table-cell>
          <table:table-cell table:number-columns-repeated="16379"/>
        </table:table-row>
        <table:table-row table:style-name="ro7">
          <table:table-cell office:value-type="float" office:value="-970" table:style-name="ce65">
            <text:p>-970</text:p>
          </table:table-cell>
          <table:table-cell office:value-type="string" table:style-name="ce65">
            <text:p>~|(b</text:p>
          </table:table-cell>
          <table:table-cell office:value-type="string" table:style-name="ce65">
            <text:p>(!!(</text:p>
          </table:table-cell>
          <table:table-cell office:value-type="string" table:style-name="ce66">
            <text:p> </text:p>
          </table:table-cell>
          <table:table-cell office:value-type="string" table:style-name="ce66">
            <text:p></text:p>
          </table:table-cell>
          <table:table-cell table:number-columns-repeated="16379"/>
        </table:table-row>
        <table:table-row table:style-name="ro7">
          <table:table-cell office:value-type="float" office:value="-969" table:style-name="ce65">
            <text:p>-969</text:p>
          </table:table-cell>
          <table:table-cell office:value-type="string" table:style-name="ce65">
            <text:p>`~|(b</text:p>
          </table:table-cell>
          <table:table-cell office:value-type="string" table:style-name="ce65">
            <text:p>`(!!(</text:p>
          </table:table-cell>
          <table:table-cell office:value-type="string" table:style-name="ce66">
            <text:p>  </text:p>
          </table:table-cell>
          <table:table-cell office:value-type="string" table:style-name="ce66">
            <text:p> </text:p>
          </table:table-cell>
          <table:table-cell table:number-columns-repeated="16379"/>
        </table:table-row>
        <table:table-row table:style-name="ro7">
          <table:table-cell office:value-type="float" office:value="-968" table:style-name="ce65">
            <text:p>-968</text:p>
          </table:table-cell>
          <table:table-cell office:value-type="string" table:style-name="ce65">
            <text:p>,,|~b</text:p>
          </table:table-cell>
          <table:table-cell office:value-type="string" table:style-name="ce65">
            <text:p>,,\!!~</text:p>
          </table:table-cell>
          <table:table-cell office:value-type="string" table:style-name="ce66">
            <text:p>  </text:p>
          </table:table-cell>
          <table:table-cell office:value-type="string" table:style-name="ce66">
            <text:p> </text:p>
          </table:table-cell>
          <table:table-cell table:number-columns-repeated="16379"/>
        </table:table-row>
        <table:table-row table:style-name="ro7">
          <table:table-cell office:value-type="float" office:value="-967" table:style-name="ce65">
            <text:p>-967</text:p>
          </table:table-cell>
          <table:table-cell office:value-type="string" table:style-name="ce65">
            <text:p>,|~b</text:p>
          </table:table-cell>
          <table:table-cell office:value-type="string" table:style-name="ce65">
            <text:p>,\!!~</text:p>
          </table:table-cell>
          <table:table-cell office:value-type="string" table:style-name="ce66">
            <text:p>  </text:p>
          </table:table-cell>
          <table:table-cell office:value-type="string" table:style-name="ce66">
            <text:p> </text:p>
          </table:table-cell>
          <table:table-cell table:number-columns-repeated="16379"/>
        </table:table-row>
        <table:table-row table:style-name="ro7">
          <table:table-cell office:value-type="float" office:value="-966" table:style-name="ce65">
            <text:p>-966</text:p>
          </table:table-cell>
          <table:table-cell office:value-type="string" table:style-name="ce65">
            <text:p>|~b</text:p>
          </table:table-cell>
          <table:table-cell office:value-type="string" table:style-name="ce65">
            <text:p>\!!~</text:p>
          </table:table-cell>
          <table:table-cell office:value-type="string" table:style-name="ce66">
            <text:p> </text:p>
          </table:table-cell>
          <table:table-cell office:value-type="string" table:style-name="ce66">
            <text:p></text:p>
          </table:table-cell>
          <table:table-cell table:number-columns-repeated="16379"/>
        </table:table-row>
        <table:table-row table:style-name="ro7">
          <table:table-cell office:value-type="float" office:value="-965" table:style-name="ce65">
            <text:p>-965</text:p>
          </table:table-cell>
          <table:table-cell office:value-type="string" table:style-name="ce65">
            <text:p>`|~b</text:p>
          </table:table-cell>
          <table:table-cell office:value-type="string" table:style-name="ce65">
            <text:p>`\!!~</text:p>
          </table:table-cell>
          <table:table-cell office:value-type="string" table:style-name="ce66">
            <text:p>  </text:p>
          </table:table-cell>
          <table:table-cell office:value-type="string" table:style-name="ce66">
            <text:p> </text:p>
          </table:table-cell>
          <table:table-cell table:number-columns-repeated="16379"/>
        </table:table-row>
        <table:table-row table:style-name="ro7">
          <table:table-cell office:value-type="float" office:value="-964" table:style-name="ce65">
            <text:p>-964</text:p>
          </table:table-cell>
          <table:table-cell office:value-type="string" table:style-name="ce65">
            <text:p>~~|b</text:p>
          </table:table-cell>
          <table:table-cell office:value-type="string" table:style-name="ce65">
            <text:p>~!!)</text:p>
          </table:table-cell>
          <table:table-cell office:value-type="string" table:style-name="ce66">
            <text:p> </text:p>
          </table:table-cell>
          <table:table-cell office:value-type="string" table:style-name="ce66">
            <text:p></text:p>
          </table:table-cell>
          <table:table-cell table:number-columns-repeated="16379"/>
        </table:table-row>
        <table:table-row table:style-name="ro7">
          <table:table-cell office:value-type="float" office:value="-963" table:style-name="ce65">
            <text:p>-963</text:p>
          </table:table-cell>
          <table:table-cell office:value-type="string" table:style-name="ce65">
            <text:p>`~~|b</text:p>
          </table:table-cell>
          <table:table-cell office:value-type="string" table:style-name="ce65">
            <text:p>`~!!)</text:p>
          </table:table-cell>
          <table:table-cell office:value-type="string" table:style-name="ce66">
            <text:p>  </text:p>
          </table:table-cell>
          <table:table-cell office:value-type="string" table:style-name="ce66">
            <text:p> </text:p>
          </table:table-cell>
          <table:table-cell table:number-columns-repeated="16379"/>
        </table:table-row>
        <table:table-row table:style-name="ro7">
          <table:table-cell office:value-type="float" office:value="-962" table:style-name="ce65">
            <text:p>-962</text:p>
          </table:table-cell>
          <table:table-cell office:value-type="string" table:style-name="ce65">
            <text:p>``~~|b</text:p>
          </table:table-cell>
          <table:table-cell office:value-type="string" table:style-name="ce65">
            <text:p>``~!!)</text:p>
          </table:table-cell>
          <table:table-cell office:value-type="string" table:style-name="ce66">
            <text:p>  </text:p>
          </table:table-cell>
          <table:table-cell office:value-type="string" table:style-name="ce66">
            <text:p> </text:p>
          </table:table-cell>
          <table:table-cell table:number-columns-repeated="16379"/>
        </table:table-row>
        <table:table-row table:style-name="ro7">
          <table:table-cell office:value-type="float" office:value="-961" table:style-name="ce65">
            <text:p>-961</text:p>
          </table:table-cell>
          <table:table-cell office:value-type="string" table:style-name="ce65">
            <text:p>,./|b</text:p>
          </table:table-cell>
          <table:table-cell office:value-type="string" table:style-name="ce65">
            <text:p>,.!!/</text:p>
          </table:table-cell>
          <table:table-cell office:value-type="string" table:style-name="ce66">
            <text:p>   </text:p>
          </table:table-cell>
          <table:table-cell office:value-type="string" table:style-name="ce66">
            <text:p>  </text:p>
          </table:table-cell>
          <table:table-cell table:number-columns-repeated="16379"/>
        </table:table-row>
        <table:table-row table:style-name="ro7">
          <table:table-cell office:value-type="float" office:value="-960" table:style-name="ce65">
            <text:p>-960</text:p>
          </table:table-cell>
          <table:table-cell office:value-type="string" table:style-name="ce65">
            <text:p>./|b</text:p>
          </table:table-cell>
          <table:table-cell office:value-type="string" table:style-name="ce65">
            <text:p>.!!/</text:p>
          </table:table-cell>
          <table:table-cell office:value-type="string" table:style-name="ce66">
            <text:p>  </text:p>
          </table:table-cell>
          <table:table-cell office:value-type="string" table:style-name="ce66">
            <text:p> </text:p>
          </table:table-cell>
          <table:table-cell table:number-columns-repeated="16379"/>
        </table:table-row>
        <table:table-row table:style-name="ro7">
          <table:table-cell office:value-type="float" office:value="-959" table:style-name="ce65">
            <text:p>-959</text:p>
          </table:table-cell>
          <table:table-cell office:value-type="string" table:style-name="ce65">
            <text:p>)|~b</text:p>
          </table:table-cell>
          <table:table-cell office:value-type="string" table:style-name="ce65">
            <text:p>(!!</text:p>
          </table:table-cell>
          <table:table-cell office:value-type="string" table:style-name="ce66">
            <text:p> </text:p>
          </table:table-cell>
          <table:table-cell office:value-type="string" table:style-name="ce66">
            <text:p></text:p>
          </table:table-cell>
          <table:table-cell table:number-columns-repeated="16379"/>
        </table:table-row>
        <table:table-row table:style-name="ro7">
          <table:table-cell office:value-type="float" office:value="-958" table:style-name="ce65">
            <text:p>-958</text:p>
          </table:table-cell>
          <table:table-cell office:value-type="string" table:style-name="ce65">
            <text:p>,,/|b</text:p>
          </table:table-cell>
          <table:table-cell office:value-type="string" table:style-name="ce65">
            <text:p>,,!!/</text:p>
          </table:table-cell>
          <table:table-cell office:value-type="string" table:style-name="ce66">
            <text:p>  </text:p>
          </table:table-cell>
          <table:table-cell office:value-type="string" table:style-name="ce66">
            <text:p> </text:p>
          </table:table-cell>
          <table:table-cell table:number-columns-repeated="16379"/>
        </table:table-row>
        <table:table-row table:style-name="ro7">
          <table:table-cell office:value-type="float" office:value="-957" table:style-name="ce65">
            <text:p>-957</text:p>
          </table:table-cell>
          <table:table-cell office:value-type="string" table:style-name="ce65">
            <text:p>,/|b</text:p>
          </table:table-cell>
          <table:table-cell office:value-type="string" table:style-name="ce65">
            <text:p>,!!/</text:p>
          </table:table-cell>
          <table:table-cell office:value-type="string" table:style-name="ce66">
            <text:p>  </text:p>
          </table:table-cell>
          <table:table-cell office:value-type="string" table:style-name="ce66">
            <text:p> </text:p>
          </table:table-cell>
          <table:table-cell table:number-columns-repeated="16379"/>
        </table:table-row>
        <table:table-row table:style-name="ro7">
          <table:table-cell office:value-type="float" office:value="-956" table:style-name="ce65">
            <text:p>-956</text:p>
          </table:table-cell>
          <table:table-cell office:value-type="string" table:style-name="ce65">
            <text:p>/|b</text:p>
          </table:table-cell>
          <table:table-cell office:value-type="string" table:style-name="ce65">
            <text:p>!!/</text:p>
          </table:table-cell>
          <table:table-cell office:value-type="string" table:style-name="ce66">
            <text:p> </text:p>
          </table:table-cell>
          <table:table-cell office:value-type="string" table:style-name="ce66">
            <text:p></text:p>
          </table:table-cell>
          <table:table-cell table:number-columns-repeated="16379"/>
        </table:table-row>
        <table:table-row table:style-name="ro7">
          <table:table-cell office:value-type="float" office:value="-955" table:style-name="ce65">
            <text:p>-955</text:p>
          </table:table-cell>
          <table:table-cell office:value-type="string" table:style-name="ce65">
            <text:p>`/|b</text:p>
          </table:table-cell>
          <table:table-cell office:value-type="string" table:style-name="ce65">
            <text:p>`!!/</text:p>
          </table:table-cell>
          <table:table-cell office:value-type="string" table:style-name="ce66">
            <text:p>  </text:p>
          </table:table-cell>
          <table:table-cell office:value-type="string" table:style-name="ce66">
            <text:p> </text:p>
          </table:table-cell>
          <table:table-cell table:number-columns-repeated="16379"/>
        </table:table-row>
        <table:table-row table:style-name="ro7">
          <table:table-cell office:value-type="float" office:value="-954" table:style-name="ce65">
            <text:p>-954</text:p>
          </table:table-cell>
          <table:table-cell office:value-type="string" table:style-name="ce65">
            <text:p>``/|b</text:p>
          </table:table-cell>
          <table:table-cell office:value-type="string" table:style-name="ce65">
            <text:p>``!!/</text:p>
          </table:table-cell>
          <table:table-cell office:value-type="string" table:style-name="ce66">
            <text:p>  </text:p>
          </table:table-cell>
          <table:table-cell office:value-type="string" table:style-name="ce66">
            <text:p> </text:p>
          </table:table-cell>
          <table:table-cell table:number-columns-repeated="16379"/>
        </table:table-row>
        <table:table-row table:style-name="ro7">
          <table:table-cell office:value-type="float" office:value="-953" table:style-name="ce65">
            <text:p>-953</text:p>
          </table:table-cell>
          <table:table-cell office:value-type="string" table:style-name="ce65">
            <text:p>.)/|b</text:p>
          </table:table-cell>
          <table:table-cell office:value-type="string" table:style-name="ce65">
            <text:p>.)!!)</text:p>
          </table:table-cell>
          <table:table-cell office:value-type="string" table:style-name="ce66">
            <text:p>  </text:p>
          </table:table-cell>
          <table:table-cell office:value-type="string" table:style-name="ce66">
            <text:p> </text:p>
          </table:table-cell>
          <table:table-cell table:number-columns-repeated="16379"/>
        </table:table-row>
        <table:table-row table:style-name="ro7">
          <table:table-cell office:value-type="float" office:value="-952" table:style-name="ce65">
            <text:p>-952</text:p>
          </table:table-cell>
          <table:table-cell office:value-type="string" table:style-name="ce65">
            <text:p>'/|b</text:p>
          </table:table-cell>
          <table:table-cell office:value-type="string" table:style-name="ce65">
            <text:p>'!!/</text:p>
          </table:table-cell>
          <table:table-cell office:value-type="string" table:style-name="ce66">
            <text:p>  </text:p>
          </table:table-cell>
          <table:table-cell office:value-type="string" table:style-name="ce66">
            <text:p> </text:p>
          </table:table-cell>
          <table:table-cell table:number-columns-repeated="16379"/>
        </table:table-row>
        <table:table-row table:style-name="ro7">
          <table:table-cell office:value-type="float" office:value="-951" table:style-name="ce65">
            <text:p>-951</text:p>
          </table:table-cell>
          <table:table-cell office:value-type="string" table:style-name="ce65">
            <text:p>`'/|b</text:p>
          </table:table-cell>
          <table:table-cell office:value-type="string" table:style-name="ce65">
            <text:p>`'!!/</text:p>
          </table:table-cell>
          <table:table-cell office:value-type="string" table:style-name="ce66">
            <text:p>   </text:p>
          </table:table-cell>
          <table:table-cell office:value-type="string" table:style-name="ce66">
            <text:p>  </text:p>
          </table:table-cell>
          <table:table-cell table:number-columns-repeated="16379"/>
        </table:table-row>
        <table:table-row table:style-name="ro7">
          <table:table-cell office:value-type="float" office:value="-950" table:style-name="ce65">
            <text:p>-950</text:p>
          </table:table-cell>
          <table:table-cell office:value-type="string" table:style-name="ce65">
            <text:p>,,)/|b</text:p>
          </table:table-cell>
          <table:table-cell office:value-type="string" table:style-name="ce65">
            <text:p>,,)!!)</text:p>
          </table:table-cell>
          <table:table-cell office:value-type="string" table:style-name="ce66">
            <text:p>  </text:p>
          </table:table-cell>
          <table:table-cell office:value-type="string" table:style-name="ce66">
            <text:p> </text:p>
          </table:table-cell>
          <table:table-cell table:number-columns-repeated="16379"/>
        </table:table-row>
        <table:table-row table:style-name="ro7">
          <table:table-cell office:value-type="float" office:value="-949" table:style-name="ce65">
            <text:p>-949</text:p>
          </table:table-cell>
          <table:table-cell office:value-type="string" table:style-name="ce65">
            <text:p>,)/|b</text:p>
          </table:table-cell>
          <table:table-cell office:value-type="string" table:style-name="ce65">
            <text:p>,)!!)</text:p>
          </table:table-cell>
          <table:table-cell office:value-type="string" table:style-name="ce66">
            <text:p>  </text:p>
          </table:table-cell>
          <table:table-cell office:value-type="string" table:style-name="ce66">
            <text:p> </text:p>
          </table:table-cell>
          <table:table-cell table:number-columns-repeated="16379"/>
        </table:table-row>
        <table:table-row table:style-name="ro7">
          <table:table-cell office:value-type="float" office:value="-948" table:style-name="ce65">
            <text:p>-948</text:p>
          </table:table-cell>
          <table:table-cell office:value-type="string" table:style-name="ce65">
            <text:p>)/|b</text:p>
          </table:table-cell>
          <table:table-cell office:value-type="string" table:style-name="ce65">
            <text:p>)!!)</text:p>
          </table:table-cell>
          <table:table-cell office:value-type="string" table:style-name="ce66">
            <text:p> </text:p>
          </table:table-cell>
          <table:table-cell office:value-type="string" table:style-name="ce66">
            <text:p></text:p>
          </table:table-cell>
          <table:table-cell table:number-columns-repeated="16379"/>
        </table:table-row>
        <table:table-row table:style-name="ro7">
          <table:table-cell office:value-type="float" office:value="-947" table:style-name="ce65">
            <text:p>-947</text:p>
          </table:table-cell>
          <table:table-cell office:value-type="string" table:style-name="ce65">
            <text:p>,.|)b</text:p>
          </table:table-cell>
          <table:table-cell office:value-type="string" table:style-name="ce65">
            <text:p>,.!!)</text:p>
          </table:table-cell>
          <table:table-cell office:value-type="string" table:style-name="ce66">
            <text:p>   </text:p>
          </table:table-cell>
          <table:table-cell office:value-type="string" table:style-name="ce66">
            <text:p>  </text:p>
          </table:table-cell>
          <table:table-cell table:number-columns-repeated="16379"/>
        </table:table-row>
        <table:table-row table:style-name="ro7">
          <table:table-cell office:value-type="float" office:value="-946" table:style-name="ce65">
            <text:p>-946</text:p>
          </table:table-cell>
          <table:table-cell office:value-type="string" table:style-name="ce65">
            <text:p>.|)b</text:p>
          </table:table-cell>
          <table:table-cell office:value-type="string" table:style-name="ce65">
            <text:p>.!!)</text:p>
          </table:table-cell>
          <table:table-cell office:value-type="string" table:style-name="ce66">
            <text:p>  </text:p>
          </table:table-cell>
          <table:table-cell office:value-type="string" table:style-name="ce66">
            <text:p> </text:p>
          </table:table-cell>
          <table:table-cell table:number-columns-repeated="16379"/>
        </table:table-row>
        <table:table-row table:style-name="ro7">
          <table:table-cell office:value-type="float" office:value="-945" table:style-name="ce65">
            <text:p>-945</text:p>
          </table:table-cell>
          <table:table-cell office:value-type="string" table:style-name="ce65">
            <text:p>`.|)b</text:p>
          </table:table-cell>
          <table:table-cell office:value-type="string" table:style-name="ce65">
            <text:p>`.!!)</text:p>
          </table:table-cell>
          <table:table-cell office:value-type="string" table:style-name="ce66">
            <text:p>   </text:p>
          </table:table-cell>
          <table:table-cell office:value-type="string" table:style-name="ce66">
            <text:p>  </text:p>
          </table:table-cell>
          <table:table-cell table:number-columns-repeated="16379"/>
        </table:table-row>
        <table:table-row table:style-name="ro7">
          <table:table-cell office:value-type="float" office:value="-944" table:style-name="ce65">
            <text:p>-944</text:p>
          </table:table-cell>
          <table:table-cell office:value-type="string" table:style-name="ce65">
            <text:p>,,|)b</text:p>
          </table:table-cell>
          <table:table-cell office:value-type="string" table:style-name="ce65">
            <text:p>,,!!)</text:p>
          </table:table-cell>
          <table:table-cell office:value-type="string" table:style-name="ce66">
            <text:p>  </text:p>
          </table:table-cell>
          <table:table-cell office:value-type="string" table:style-name="ce66">
            <text:p> </text:p>
          </table:table-cell>
          <table:table-cell table:number-columns-repeated="16379"/>
        </table:table-row>
        <table:table-row table:style-name="ro7">
          <table:table-cell office:value-type="float" office:value="-943" table:style-name="ce65">
            <text:p>-943</text:p>
          </table:table-cell>
          <table:table-cell office:value-type="string" table:style-name="ce65">
            <text:p>,|)b</text:p>
          </table:table-cell>
          <table:table-cell office:value-type="string" table:style-name="ce65">
            <text:p>,!!)</text:p>
          </table:table-cell>
          <table:table-cell office:value-type="string" table:style-name="ce66">
            <text:p>  </text:p>
          </table:table-cell>
          <table:table-cell office:value-type="string" table:style-name="ce66">
            <text:p> </text:p>
          </table:table-cell>
          <table:table-cell table:number-columns-repeated="16379"/>
        </table:table-row>
        <table:table-row table:style-name="ro7">
          <table:table-cell office:value-type="float" office:value="-942" table:style-name="ce65">
            <text:p>-942</text:p>
          </table:table-cell>
          <table:table-cell office:value-type="string" table:style-name="ce65">
            <text:p>|)b</text:p>
          </table:table-cell>
          <table:table-cell office:value-type="string" table:style-name="ce65">
            <text:p>!!)</text:p>
          </table:table-cell>
          <table:table-cell office:value-type="string" table:style-name="ce66">
            <text:p> </text:p>
          </table:table-cell>
          <table:table-cell office:value-type="string" table:style-name="ce66">
            <text:p></text:p>
          </table:table-cell>
          <table:table-cell table:number-columns-repeated="16379"/>
        </table:table-row>
        <table:table-row table:style-name="ro7">
          <table:table-cell office:value-type="float" office:value="-941" table:style-name="ce65">
            <text:p>-941</text:p>
          </table:table-cell>
          <table:table-cell office:value-type="string" table:style-name="ce65">
            <text:p>`|)b</text:p>
          </table:table-cell>
          <table:table-cell office:value-type="string" table:style-name="ce65">
            <text:p>`!!)</text:p>
          </table:table-cell>
          <table:table-cell office:value-type="string" table:style-name="ce66">
            <text:p>  </text:p>
          </table:table-cell>
          <table:table-cell office:value-type="string" table:style-name="ce66">
            <text:p> </text:p>
          </table:table-cell>
          <table:table-cell table:number-columns-repeated="16379"/>
        </table:table-row>
        <table:table-row table:style-name="ro7">
          <table:table-cell office:value-type="float" office:value="-940" table:style-name="ce65">
            <text:p>-940</text:p>
          </table:table-cell>
          <table:table-cell office:value-type="string" table:style-name="ce65">
            <text:p>``|)b</text:p>
          </table:table-cell>
          <table:table-cell office:value-type="string" table:style-name="ce65">
            <text:p>``!!)</text:p>
          </table:table-cell>
          <table:table-cell office:value-type="string" table:style-name="ce66">
            <text:p>  </text:p>
          </table:table-cell>
          <table:table-cell office:value-type="string" table:style-name="ce66">
            <text:p> </text:p>
          </table:table-cell>
          <table:table-cell table:number-columns-repeated="16379"/>
        </table:table-row>
        <table:table-row table:style-name="ro7">
          <table:table-cell office:value-type="float" office:value="-939" table:style-name="ce65">
            <text:p>-939</text:p>
          </table:table-cell>
          <table:table-cell office:value-type="string" table:style-name="ce65">
            <text:p>,'|)b</text:p>
          </table:table-cell>
          <table:table-cell office:value-type="string" table:style-name="ce65">
            <text:p>,'!!)</text:p>
          </table:table-cell>
          <table:table-cell office:value-type="string" table:style-name="ce66">
            <text:p>   </text:p>
          </table:table-cell>
          <table:table-cell office:value-type="string" table:style-name="ce66">
            <text:p>  </text:p>
          </table:table-cell>
          <table:table-cell table:number-columns-repeated="16379"/>
        </table:table-row>
        <table:table-row table:style-name="ro7">
          <table:table-cell office:value-type="float" office:value="-938" table:style-name="ce65">
            <text:p>-938</text:p>
          </table:table-cell>
          <table:table-cell office:value-type="string" table:style-name="ce65">
            <text:p>'|)b</text:p>
          </table:table-cell>
          <table:table-cell office:value-type="string" table:style-name="ce65">
            <text:p>'!!)</text:p>
          </table:table-cell>
          <table:table-cell office:value-type="string" table:style-name="ce66">
            <text:p>  </text:p>
          </table:table-cell>
          <table:table-cell office:value-type="string" table:style-name="ce66">
            <text:p> </text:p>
          </table:table-cell>
          <table:table-cell table:number-columns-repeated="16379"/>
        </table:table-row>
        <table:table-row table:style-name="ro7">
          <table:table-cell office:value-type="float" office:value="-937" table:style-name="ce65">
            <text:p>-937</text:p>
          </table:table-cell>
          <table:table-cell office:value-type="string" table:style-name="ce65">
            <text:p>`'|)b</text:p>
          </table:table-cell>
          <table:table-cell office:value-type="string" table:style-name="ce65">
            <text:p>`'!!)</text:p>
          </table:table-cell>
          <table:table-cell office:value-type="string" table:style-name="ce66">
            <text:p>   </text:p>
          </table:table-cell>
          <table:table-cell office:value-type="string" table:style-name="ce66">
            <text:p>  </text:p>
          </table:table-cell>
          <table:table-cell table:number-columns-repeated="16379"/>
        </table:table-row>
        <table:table-row table:style-name="ro7">
          <table:table-cell office:value-type="float" office:value="-936" table:style-name="ce65">
            <text:p>-936</text:p>
          </table:table-cell>
          <table:table-cell office:value-type="string" table:style-name="ce65">
            <text:p>,)|)b</text:p>
          </table:table-cell>
          <table:table-cell office:value-type="string" table:style-name="ce65">
            <text:p>,)\!!</text:p>
          </table:table-cell>
          <table:table-cell office:value-type="string" table:style-name="ce66">
            <text:p>  </text:p>
          </table:table-cell>
          <table:table-cell office:value-type="string" table:style-name="ce66">
            <text:p> </text:p>
          </table:table-cell>
          <table:table-cell table:number-columns-repeated="16379"/>
        </table:table-row>
        <table:table-row table:style-name="ro7">
          <table:table-cell office:value-type="float" office:value="-935" table:style-name="ce65">
            <text:p>-935</text:p>
          </table:table-cell>
          <table:table-cell office:value-type="string" table:style-name="ce65">
            <text:p>)|)b</text:p>
          </table:table-cell>
          <table:table-cell office:value-type="string" table:style-name="ce65">
            <text:p>)\!!</text:p>
          </table:table-cell>
          <table:table-cell office:value-type="string" table:style-name="ce66">
            <text:p> </text:p>
          </table:table-cell>
          <table:table-cell office:value-type="string" table:style-name="ce66">
            <text:p></text:p>
          </table:table-cell>
          <table:table-cell table:number-columns-repeated="16379"/>
        </table:table-row>
        <table:table-row table:style-name="ro7">
          <table:table-cell office:value-type="float" office:value="-934" table:style-name="ce65">
            <text:p>-934</text:p>
          </table:table-cell>
          <table:table-cell office:value-type="string" table:style-name="ce65">
            <text:p>.(|b</text:p>
          </table:table-cell>
          <table:table-cell office:value-type="string" table:style-name="ce65">
            <text:p>.)!!~</text:p>
          </table:table-cell>
          <table:table-cell office:value-type="string" table:style-name="ce66">
            <text:p>  </text:p>
          </table:table-cell>
          <table:table-cell office:value-type="string" table:style-name="ce66">
            <text:p> </text:p>
          </table:table-cell>
          <table:table-cell table:number-columns-repeated="16379"/>
        </table:table-row>
        <table:table-row table:style-name="ro7">
          <table:table-cell office:value-type="float" office:value="-933" table:style-name="ce65">
            <text:p>-933</text:p>
          </table:table-cell>
          <table:table-cell office:value-type="string" table:style-name="ce65">
            <text:p>|\b</text:p>
          </table:table-cell>
          <table:table-cell office:value-type="string" table:style-name="ce65">
            <text:p>\!!</text:p>
          </table:table-cell>
          <table:table-cell office:value-type="string" table:style-name="ce66">
            <text:p> </text:p>
          </table:table-cell>
          <table:table-cell office:value-type="string" table:style-name="ce66">
            <text:p></text:p>
          </table:table-cell>
          <table:table-cell table:number-columns-repeated="16379"/>
        </table:table-row>
        <table:table-row table:style-name="ro7">
          <table:table-cell office:value-type="float" office:value="-932" table:style-name="ce65">
            <text:p>-932</text:p>
          </table:table-cell>
          <table:table-cell office:value-type="string" table:style-name="ce65">
            <text:p>`|\b</text:p>
          </table:table-cell>
          <table:table-cell office:value-type="string" table:style-name="ce65">
            <text:p>`\!!</text:p>
          </table:table-cell>
          <table:table-cell office:value-type="string" table:style-name="ce66">
            <text:p>  </text:p>
          </table:table-cell>
          <table:table-cell office:value-type="string" table:style-name="ce66">
            <text:p> </text:p>
          </table:table-cell>
          <table:table-cell table:number-columns-repeated="16379"/>
        </table:table-row>
        <table:table-row table:style-name="ro7">
          <table:table-cell office:value-type="float" office:value="-931" table:style-name="ce65">
            <text:p>-931</text:p>
          </table:table-cell>
          <table:table-cell office:value-type="string" table:style-name="ce65">
            <text:p>,(|b</text:p>
          </table:table-cell>
          <table:table-cell office:value-type="string" table:style-name="ce65">
            <text:p>,)!!~</text:p>
          </table:table-cell>
          <table:table-cell office:value-type="string" table:style-name="ce66">
            <text:p>  </text:p>
          </table:table-cell>
          <table:table-cell office:value-type="string" table:style-name="ce66">
            <text:p> </text:p>
          </table:table-cell>
          <table:table-cell table:number-columns-repeated="16379"/>
        </table:table-row>
        <table:table-row table:style-name="ro7">
          <table:table-cell office:value-type="float" office:value="-930" table:style-name="ce65">
            <text:p>-930</text:p>
          </table:table-cell>
          <table:table-cell office:value-type="string" table:style-name="ce65">
            <text:p>(|b</text:p>
          </table:table-cell>
          <table:table-cell office:value-type="string" table:style-name="ce65">
            <text:p>)!!~</text:p>
          </table:table-cell>
          <table:table-cell office:value-type="string" table:style-name="ce66">
            <text:p> </text:p>
          </table:table-cell>
          <table:table-cell office:value-type="string" table:style-name="ce66">
            <text:p></text:p>
          </table:table-cell>
          <table:table-cell table:number-columns-repeated="16379"/>
        </table:table-row>
        <table:table-row table:style-name="ro7">
          <table:table-cell office:value-type="float" office:value="-929" table:style-name="ce65">
            <text:p>-929</text:p>
          </table:table-cell>
          <table:table-cell office:value-type="string" table:style-name="ce65">
            <text:p>`(|b</text:p>
          </table:table-cell>
          <table:table-cell office:value-type="string" table:style-name="ce65">
            <text:p>`)!!~</text:p>
          </table:table-cell>
          <table:table-cell office:value-type="string" table:style-name="ce66">
            <text:p>  </text:p>
          </table:table-cell>
          <table:table-cell office:value-type="string" table:style-name="ce66">
            <text:p> </text:p>
          </table:table-cell>
          <table:table-cell table:number-columns-repeated="16379"/>
        </table:table-row>
        <table:table-row table:style-name="ro7">
          <table:table-cell office:value-type="float" office:value="-928" table:style-name="ce65">
            <text:p>-928</text:p>
          </table:table-cell>
          <table:table-cell office:value-type="string" table:style-name="ce65">
            <text:p>``(|b</text:p>
          </table:table-cell>
          <table:table-cell office:value-type="string" table:style-name="ce65">
            <text:p>``)!!~</text:p>
          </table:table-cell>
          <table:table-cell office:value-type="string" table:style-name="ce66">
            <text:p>  </text:p>
          </table:table-cell>
          <table:table-cell office:value-type="string" table:style-name="ce66">
            <text:p> </text:p>
          </table:table-cell>
          <table:table-cell table:number-columns-repeated="16379"/>
        </table:table-row>
        <table:table-row table:style-name="ro7">
          <table:table-cell office:value-type="float" office:value="-927" table:style-name="ce65">
            <text:p>-927</text:p>
          </table:table-cell>
          <table:table-cell office:value-type="string" table:style-name="ce65">
            <text:p>,'(|b</text:p>
          </table:table-cell>
          <table:table-cell office:value-type="string" table:style-name="ce65">
            <text:p>,')!!~</text:p>
          </table:table-cell>
          <table:table-cell office:value-type="string" table:style-name="ce66">
            <text:p>   </text:p>
          </table:table-cell>
          <table:table-cell office:value-type="string" table:style-name="ce66">
            <text:p>  </text:p>
          </table:table-cell>
          <table:table-cell table:number-columns-repeated="16379"/>
        </table:table-row>
        <table:table-row table:style-name="ro7">
          <table:table-cell office:value-type="float" office:value="-926" table:style-name="ce65">
            <text:p>-926</text:p>
          </table:table-cell>
          <table:table-cell office:value-type="string" table:style-name="ce65">
            <text:p>'(|b</text:p>
          </table:table-cell>
          <table:table-cell office:value-type="string" table:style-name="ce65">
            <text:p>')!!~</text:p>
          </table:table-cell>
          <table:table-cell office:value-type="string" table:style-name="ce66">
            <text:p>  </text:p>
          </table:table-cell>
          <table:table-cell office:value-type="string" table:style-name="ce66">
            <text:p> </text:p>
          </table:table-cell>
          <table:table-cell table:number-columns-repeated="16379"/>
        </table:table-row>
        <table:table-row table:style-name="ro7">
          <table:table-cell office:value-type="float" office:value="-925" table:style-name="ce65">
            <text:p>-925</text:p>
          </table:table-cell>
          <table:table-cell office:value-type="string" table:style-name="ce65">
            <text:p>,~|)b</text:p>
          </table:table-cell>
          <table:table-cell office:value-type="string" table:style-name="ce65">
            <text:p>,~~!!</text:p>
          </table:table-cell>
          <table:table-cell office:value-type="string" table:style-name="ce66">
            <text:p>  </text:p>
          </table:table-cell>
          <table:table-cell office:value-type="string" table:style-name="ce66">
            <text:p> </text:p>
          </table:table-cell>
          <table:table-cell table:number-columns-repeated="16379"/>
        </table:table-row>
        <table:table-row table:style-name="ro7">
          <table:table-cell office:value-type="float" office:value="-924" table:style-name="ce65">
            <text:p>-924</text:p>
          </table:table-cell>
          <table:table-cell office:value-type="string" table:style-name="ce65">
            <text:p>~|)b</text:p>
          </table:table-cell>
          <table:table-cell office:value-type="string" table:style-name="ce65">
            <text:p>~~!!</text:p>
          </table:table-cell>
          <table:table-cell office:value-type="string" table:style-name="ce66">
            <text:p> </text:p>
          </table:table-cell>
          <table:table-cell office:value-type="string" table:style-name="ce66">
            <text:p></text:p>
          </table:table-cell>
          <table:table-cell table:number-columns-repeated="16379"/>
        </table:table-row>
        <table:table-row table:style-name="ro7">
          <table:table-cell office:value-type="float" office:value="-923" table:style-name="ce65">
            <text:p>-923</text:p>
          </table:table-cell>
          <table:table-cell office:value-type="string" table:style-name="ce65">
            <text:p>`~|)b</text:p>
          </table:table-cell>
          <table:table-cell office:value-type="string" table:style-name="ce65">
            <text:p>`~~!!</text:p>
          </table:table-cell>
          <table:table-cell office:value-type="string" table:style-name="ce66">
            <text:p>  </text:p>
          </table:table-cell>
          <table:table-cell office:value-type="string" table:style-name="ce66">
            <text:p> </text:p>
          </table:table-cell>
          <table:table-cell table:number-columns-repeated="16379"/>
        </table:table-row>
        <table:table-row table:style-name="ro7">
          <table:table-cell office:value-type="float" office:value="-922" table:style-name="ce68">
            <text:p>-922</text:p>
          </table:table-cell>
          <table:table-cell office:value-type="string" table:style-name="ce69">
            <text:p>,.(|(b</text:p>
          </table:table-cell>
          <table:table-cell office:value-type="string" table:style-name="ce65">
            <text:p>,.~!!(</text:p>
          </table:table-cell>
          <table:table-cell office:value-type="string" table:style-name="ce66">
            <text:p>   </text:p>
          </table:table-cell>
          <table:table-cell office:value-type="string" table:style-name="ce66">
            <text:p>  </text:p>
          </table:table-cell>
          <table:table-cell table:number-columns-repeated="16379"/>
        </table:table-row>
        <table:table-row table:style-name="ro7">
          <table:table-cell office:value-type="float" office:value="-921" table:style-name="ce69">
            <text:p>-921</text:p>
          </table:table-cell>
          <table:table-cell office:value-type="string" table:style-name="ce65">
            <text:p>.(|(b</text:p>
          </table:table-cell>
          <table:table-cell office:value-type="string" table:style-name="ce65">
            <text:p>.~!!(</text:p>
          </table:table-cell>
          <table:table-cell office:value-type="string" table:style-name="ce66">
            <text:p>  </text:p>
          </table:table-cell>
          <table:table-cell office:value-type="string" table:style-name="ce66">
            <text:p> </text:p>
          </table:table-cell>
          <table:table-cell table:number-columns-repeated="16379"/>
        </table:table-row>
        <table:table-row table:style-name="ro7">
          <table:table-cell office:value-type="float" office:value="-920" table:style-name="ce69">
            <text:p>-920</text:p>
          </table:table-cell>
          <table:table-cell office:value-type="string" table:style-name="ce65">
            <text:p>'~|)b</text:p>
          </table:table-cell>
          <table:table-cell office:value-type="string" table:style-name="ce65">
            <text:p>'~~!!</text:p>
          </table:table-cell>
          <table:table-cell office:value-type="string" table:style-name="ce66">
            <text:p>  </text:p>
          </table:table-cell>
          <table:table-cell office:value-type="string" table:style-name="ce66">
            <text:p> </text:p>
          </table:table-cell>
          <table:table-cell table:number-columns-repeated="16379"/>
        </table:table-row>
        <table:table-row table:style-name="ro7">
          <table:table-cell office:value-type="float" office:value="-919" table:style-name="ce69">
            <text:p>-919</text:p>
          </table:table-cell>
          <table:table-cell office:value-type="string" table:style-name="ce65">
            <text:p>/|~b</text:p>
          </table:table-cell>
          <table:table-cell office:value-type="string" table:style-name="ce65">
            <text:p>!!~</text:p>
          </table:table-cell>
          <table:table-cell office:value-type="string" table:style-name="ce66">
            <text:p> </text:p>
          </table:table-cell>
          <table:table-cell office:value-type="string" table:style-name="ce66">
            <text:p></text:p>
          </table:table-cell>
          <table:table-cell table:number-columns-repeated="16379"/>
        </table:table-row>
        <table:table-row table:style-name="ro7">
          <table:table-cell office:value-type="float" office:value="-918" table:style-name="ce69">
            <text:p>-918</text:p>
          </table:table-cell>
          <table:table-cell office:value-type="string" table:style-name="ce65">
            <text:p>,,(|(b</text:p>
          </table:table-cell>
          <table:table-cell office:value-type="string" table:style-name="ce65">
            <text:p>,,~!!(</text:p>
          </table:table-cell>
          <table:table-cell office:value-type="string" table:style-name="ce66">
            <text:p>  </text:p>
          </table:table-cell>
          <table:table-cell office:value-type="string" table:style-name="ce66">
            <text:p> </text:p>
          </table:table-cell>
          <table:table-cell table:number-columns-repeated="16379"/>
        </table:table-row>
        <table:table-row table:style-name="ro7">
          <table:table-cell office:value-type="float" office:value="-917" table:style-name="ce68">
            <text:p>-917</text:p>
          </table:table-cell>
          <table:table-cell office:value-type="string" table:style-name="ce65">
            <text:p>,(|(b</text:p>
          </table:table-cell>
          <table:table-cell office:value-type="string" table:style-name="ce65">
            <text:p>,~!!(</text:p>
          </table:table-cell>
          <table:table-cell office:value-type="string" table:style-name="ce66">
            <text:p>  </text:p>
          </table:table-cell>
          <table:table-cell office:value-type="string" table:style-name="ce66">
            <text:p> </text:p>
          </table:table-cell>
          <table:table-cell table:number-columns-repeated="16379"/>
        </table:table-row>
        <table:table-row table:style-name="ro7">
          <table:table-cell office:value-type="float" office:value="-916" table:style-name="ce69">
            <text:p>-916</text:p>
          </table:table-cell>
          <table:table-cell office:value-type="string" table:style-name="ce65">
            <text:p>(|(b</text:p>
          </table:table-cell>
          <table:table-cell office:value-type="string" table:style-name="ce65">
            <text:p>~!!(</text:p>
          </table:table-cell>
          <table:table-cell office:value-type="string" table:style-name="ce66">
            <text:p> </text:p>
          </table:table-cell>
          <table:table-cell office:value-type="string" table:style-name="ce66">
            <text:p></text:p>
          </table:table-cell>
          <table:table-cell table:number-columns-repeated="16379"/>
        </table:table-row>
        <table:table-row table:style-name="ro7">
          <table:table-cell office:value-type="float" office:value="-915" table:style-name="ce69">
            <text:p>-915</text:p>
          </table:table-cell>
          <table:table-cell office:value-type="string" table:style-name="ce65">
            <text:p>`(|(b</text:p>
          </table:table-cell>
          <table:table-cell office:value-type="string" table:style-name="ce65">
            <text:p>`~!!(</text:p>
          </table:table-cell>
          <table:table-cell office:value-type="string" table:style-name="ce66">
            <text:p>  </text:p>
          </table:table-cell>
          <table:table-cell office:value-type="string" table:style-name="ce66">
            <text:p> </text:p>
          </table:table-cell>
          <table:table-cell table:number-columns-repeated="16379"/>
        </table:table-row>
        <table:table-row table:style-name="ro7">
          <table:table-cell office:value-type="float" office:value="-914" table:style-name="ce69">
            <text:p>-914</text:p>
          </table:table-cell>
          <table:table-cell office:value-type="string" table:style-name="ce65">
            <text:p>~|\b</text:p>
          </table:table-cell>
          <table:table-cell office:value-type="string" table:style-name="ce65">
            <text:p>)~!!</text:p>
          </table:table-cell>
          <table:table-cell office:value-type="string" table:style-name="ce66">
            <text:p> </text:p>
          </table:table-cell>
          <table:table-cell office:value-type="string" table:style-name="ce66">
            <text:p></text:p>
          </table:table-cell>
          <table:table-cell table:number-columns-repeated="16379"/>
        </table:table-row>
        <table:table-row table:style-name="ro7">
          <table:table-cell office:value-type="float" office:value="-913" table:style-name="ce69">
            <text:p>-913</text:p>
          </table:table-cell>
          <table:table-cell office:value-type="string" table:style-name="ce65">
            <text:p>,.//|b</text:p>
          </table:table-cell>
          <table:table-cell office:value-type="string" table:style-name="ce65">
            <text:p>,.)!!(</text:p>
          </table:table-cell>
          <table:table-cell office:value-type="string" table:style-name="ce66">
            <text:p>   </text:p>
          </table:table-cell>
          <table:table-cell office:value-type="string" table:style-name="ce66">
            <text:p>  </text:p>
          </table:table-cell>
          <table:table-cell table:number-columns-repeated="16379"/>
        </table:table-row>
        <table:table-row table:style-name="ro7">
          <table:table-cell office:value-type="float" office:value="-912" table:style-name="ce68">
            <text:p>-912</text:p>
          </table:table-cell>
          <table:table-cell office:value-type="string" table:style-name="ce65">
            <text:p>.//|b</text:p>
          </table:table-cell>
          <table:table-cell office:value-type="string" table:style-name="ce65">
            <text:p>.)!!(</text:p>
          </table:table-cell>
          <table:table-cell office:value-type="string" table:style-name="ce66">
            <text:p>  </text:p>
          </table:table-cell>
          <table:table-cell office:value-type="string" table:style-name="ce66">
            <text:p> </text:p>
          </table:table-cell>
          <table:table-cell table:number-columns-repeated="16379"/>
        </table:table-row>
        <table:table-row table:style-name="ro7">
          <table:table-cell office:value-type="float" office:value="-911" table:style-name="ce69">
            <text:p>-911</text:p>
          </table:table-cell>
          <table:table-cell office:value-type="string" table:style-name="ce65">
            <text:p>`.//|b</text:p>
          </table:table-cell>
          <table:table-cell office:value-type="string" table:style-name="ce65">
            <text:p>`.)!!(</text:p>
          </table:table-cell>
          <table:table-cell office:value-type="string" table:style-name="ce66">
            <text:p>   </text:p>
          </table:table-cell>
          <table:table-cell office:value-type="string" table:style-name="ce66">
            <text:p>  </text:p>
          </table:table-cell>
          <table:table-cell table:number-columns-repeated="16379"/>
        </table:table-row>
        <table:table-row table:style-name="ro7">
          <table:table-cell office:value-type="float" office:value="-910" table:style-name="ce69">
            <text:p>-910</text:p>
          </table:table-cell>
          <table:table-cell office:value-type="string" table:style-name="ce65">
            <text:p>,,//|b</text:p>
          </table:table-cell>
          <table:table-cell office:value-type="string" table:style-name="ce65">
            <text:p>,,)!!(</text:p>
          </table:table-cell>
          <table:table-cell office:value-type="string" table:style-name="ce66">
            <text:p>  </text:p>
          </table:table-cell>
          <table:table-cell office:value-type="string" table:style-name="ce66">
            <text:p> </text:p>
          </table:table-cell>
          <table:table-cell table:number-columns-repeated="16379"/>
        </table:table-row>
        <table:table-row table:style-name="ro7">
          <table:table-cell office:value-type="float" office:value="-909" table:style-name="ce69">
            <text:p>-909</text:p>
          </table:table-cell>
          <table:table-cell office:value-type="string" table:style-name="ce65">
            <text:p>,//|b</text:p>
          </table:table-cell>
          <table:table-cell office:value-type="string" table:style-name="ce65">
            <text:p>,)!!(</text:p>
          </table:table-cell>
          <table:table-cell office:value-type="string" table:style-name="ce66">
            <text:p>  </text:p>
          </table:table-cell>
          <table:table-cell office:value-type="string" table:style-name="ce66">
            <text:p> </text:p>
          </table:table-cell>
          <table:table-cell table:number-columns-repeated="16379"/>
        </table:table-row>
        <table:table-row table:style-name="ro7">
          <table:table-cell office:value-type="float" office:value="-908" table:style-name="ce69">
            <text:p>-908</text:p>
          </table:table-cell>
          <table:table-cell office:value-type="string" table:style-name="ce65">
            <text:p>//|b</text:p>
          </table:table-cell>
          <table:table-cell office:value-type="string" table:style-name="ce65">
            <text:p>)!!(</text:p>
          </table:table-cell>
          <table:table-cell office:value-type="string" table:style-name="ce66">
            <text:p> </text:p>
          </table:table-cell>
          <table:table-cell office:value-type="string" table:style-name="ce66">
            <text:p></text:p>
          </table:table-cell>
          <table:table-cell table:number-columns-repeated="16379"/>
        </table:table-row>
        <table:table-row table:style-name="ro7">
          <table:table-cell office:value-type="float" office:value="-907" table:style-name="ce68">
            <text:p>-907</text:p>
          </table:table-cell>
          <table:table-cell office:value-type="string" table:style-name="ce65">
            <text:p>`//|b</text:p>
          </table:table-cell>
          <table:table-cell office:value-type="string" table:style-name="ce65">
            <text:p>`)!!(</text:p>
          </table:table-cell>
          <table:table-cell office:value-type="string" table:style-name="ce66">
            <text:p>  </text:p>
          </table:table-cell>
          <table:table-cell office:value-type="string" table:style-name="ce66">
            <text:p> </text:p>
          </table:table-cell>
          <table:table-cell table:number-columns-repeated="16379"/>
        </table:table-row>
        <table:table-row table:style-name="ro7">
          <table:table-cell office:value-type="float" office:value="-906" table:style-name="ce69">
            <text:p>-906</text:p>
          </table:table-cell>
          <table:table-cell office:value-type="string" table:style-name="ce65">
            <text:p>``//|b</text:p>
          </table:table-cell>
          <table:table-cell office:value-type="string" table:style-name="ce65">
            <text:p>``)!!(</text:p>
          </table:table-cell>
          <table:table-cell office:value-type="string" table:style-name="ce66">
            <text:p>  </text:p>
          </table:table-cell>
          <table:table-cell office:value-type="string" table:style-name="ce66">
            <text:p> </text:p>
          </table:table-cell>
          <table:table-cell table:number-columns-repeated="16379"/>
        </table:table-row>
        <table:table-row table:style-name="ro7">
          <table:table-cell office:value-type="float" office:value="-905" table:style-name="ce69">
            <text:p>-905</text:p>
          </table:table-cell>
          <table:table-cell office:value-type="string" table:style-name="ce65">
            <text:p>,'//|b</text:p>
          </table:table-cell>
          <table:table-cell office:value-type="string" table:style-name="ce65">
            <text:p>,')!!(</text:p>
          </table:table-cell>
          <table:table-cell office:value-type="string" table:style-name="ce66">
            <text:p>   </text:p>
          </table:table-cell>
          <table:table-cell office:value-type="string" table:style-name="ce66">
            <text:p>  </text:p>
          </table:table-cell>
          <table:table-cell table:number-columns-repeated="16379"/>
        </table:table-row>
        <table:table-row table:style-name="ro7">
          <table:table-cell office:value-type="float" office:value="-904" table:style-name="ce69">
            <text:p>-904</text:p>
          </table:table-cell>
          <table:table-cell office:value-type="string" table:style-name="ce65">
            <text:p>'//|b</text:p>
          </table:table-cell>
          <table:table-cell office:value-type="string" table:style-name="ce65">
            <text:p>')!!(</text:p>
          </table:table-cell>
          <table:table-cell office:value-type="string" table:style-name="ce66">
            <text:p>  </text:p>
          </table:table-cell>
          <table:table-cell office:value-type="string" table:style-name="ce66">
            <text:p> </text:p>
          </table:table-cell>
          <table:table-cell table:number-columns-repeated="16379"/>
        </table:table-row>
        <table:table-row table:style-name="ro7">
          <table:table-cell office:value-type="float" office:value="-2000" table:style-name="ce65">
            <text:p>-2000</text:p>
          </table:table-cell>
          <table:table-cell office:value-type="string" table:style-name="ce65">
            <text:p>bb</text:p>
          </table:table-cell>
          <table:table-cell office:value-type="string" table:style-name="ce65">
            <text:p>\Y/</text:p>
          </table:table-cell>
          <table:table-cell office:value-type="string" table:style-name="ce66">
            <text:p></text:p>
          </table:table-cell>
          <table:table-cell office:value-type="string" table:style-name="ce66">
            <text:p></text:p>
          </table:table-cell>
          <table:table-cell table:number-columns-repeated="16379"/>
        </table:table-row>
        <table:table-row table:style-name="ro7">
          <table:table-cell office:value-type="float" office:value="-1999" table:style-name="ce65">
            <text:p>-1999</text:p>
          </table:table-cell>
          <table:table-cell office:value-type="string" table:style-name="ce65">
            <text:p>`|bb</text:p>
          </table:table-cell>
          <table:table-cell office:value-type="string" table:style-name="ce65">
            <text:p>`\Y/</text:p>
          </table:table-cell>
          <table:table-cell office:value-type="string" table:style-name="ce66">
            <text:p>  </text:p>
          </table:table-cell>
          <table:table-cell office:value-type="string" table:style-name="ce66">
            <text:p> </text:p>
          </table:table-cell>
          <table:table-cell table:number-columns-repeated="16379"/>
        </table:table-row>
        <table:table-row table:style-name="ro7">
          <table:table-cell office:value-type="float" office:value="-1998" table:style-name="ce65">
            <text:p>-1998</text:p>
          </table:table-cell>
          <table:table-cell office:value-type="string" table:style-name="ce65">
            <text:p>``|bb</text:p>
          </table:table-cell>
          <table:table-cell office:value-type="string" table:style-name="ce65">
            <text:p>``\Y/</text:p>
          </table:table-cell>
          <table:table-cell office:value-type="string" table:style-name="ce66">
            <text:p>  </text:p>
          </table:table-cell>
          <table:table-cell office:value-type="string" table:style-name="ce66">
            <text:p> </text:p>
          </table:table-cell>
          <table:table-cell table:number-columns-repeated="16379"/>
        </table:table-row>
        <table:table-row table:style-name="ro7">
          <table:table-cell office:value-type="float" office:value="-1997" table:style-name="ce65">
            <text:p>-1997</text:p>
          </table:table-cell>
          <table:table-cell office:value-type="string" table:style-name="ce65">
            <text:p>.)|bb</text:p>
          </table:table-cell>
          <table:table-cell office:value-type="string" table:style-name="ce65">
            <text:p>.(Y~</text:p>
          </table:table-cell>
          <table:table-cell office:value-type="string" table:style-name="ce66">
            <text:p>  </text:p>
          </table:table-cell>
          <table:table-cell office:value-type="string" table:style-name="ce66">
            <text:p> </text:p>
          </table:table-cell>
          <table:table-cell table:number-columns-repeated="16379"/>
        </table:table-row>
        <table:table-row table:style-name="ro7">
          <table:table-cell office:value-type="float" office:value="-1996" table:style-name="ce65">
            <text:p>-1996</text:p>
          </table:table-cell>
          <table:table-cell office:value-type="string" table:style-name="ce67">
            <text:p>'|bb</text:p>
          </table:table-cell>
          <table:table-cell office:value-type="string" table:style-name="ce65">
            <text:p>'\Y/</text:p>
          </table:table-cell>
          <table:table-cell office:value-type="string" table:style-name="ce66">
            <text:p>  </text:p>
          </table:table-cell>
          <table:table-cell office:value-type="string" table:style-name="ce66">
            <text:p> </text:p>
          </table:table-cell>
          <table:table-cell table:number-columns-repeated="16379"/>
        </table:table-row>
        <table:table-row table:style-name="ro7">
          <table:table-cell office:value-type="float" office:value="-1995" table:style-name="ce65">
            <text:p>-1995</text:p>
          </table:table-cell>
          <table:table-cell office:value-type="string" table:style-name="ce65">
            <text:p>`'|bb</text:p>
          </table:table-cell>
          <table:table-cell office:value-type="string" table:style-name="ce65">
            <text:p>`'\Y/</text:p>
          </table:table-cell>
          <table:table-cell office:value-type="string" table:style-name="ce66">
            <text:p>   </text:p>
          </table:table-cell>
          <table:table-cell office:value-type="string" table:style-name="ce66">
            <text:p>  </text:p>
          </table:table-cell>
          <table:table-cell table:number-columns-repeated="16379"/>
        </table:table-row>
        <table:table-row table:style-name="ro7">
          <table:table-cell office:value-type="float" office:value="-1994" table:style-name="ce65">
            <text:p>-1994</text:p>
          </table:table-cell>
          <table:table-cell office:value-type="string" table:style-name="ce65">
            <text:p>,)|bb</text:p>
          </table:table-cell>
          <table:table-cell office:value-type="string" table:style-name="ce65">
            <text:p>,(Y~</text:p>
          </table:table-cell>
          <table:table-cell office:value-type="string" table:style-name="ce66">
            <text:p>  </text:p>
          </table:table-cell>
          <table:table-cell office:value-type="string" table:style-name="ce66">
            <text:p> </text:p>
          </table:table-cell>
          <table:table-cell table:number-columns-repeated="16379"/>
        </table:table-row>
        <table:table-row table:style-name="ro7">
          <table:table-cell office:value-type="float" office:value="-1993" table:style-name="ce65">
            <text:p>-1993</text:p>
          </table:table-cell>
          <table:table-cell office:value-type="string" table:style-name="ce65">
            <text:p>)|bb</text:p>
          </table:table-cell>
          <table:table-cell office:value-type="string" table:style-name="ce65">
            <text:p>(Y~</text:p>
          </table:table-cell>
          <table:table-cell office:value-type="string" table:style-name="ce66">
            <text:p> </text:p>
          </table:table-cell>
          <table:table-cell office:value-type="string" table:style-name="ce66">
            <text:p></text:p>
          </table:table-cell>
          <table:table-cell table:number-columns-repeated="16379"/>
        </table:table-row>
        <table:table-row table:style-name="ro7">
          <table:table-cell office:value-type="float" office:value="-1992" table:style-name="ce65">
            <text:p>-1992</text:p>
          </table:table-cell>
          <table:table-cell office:value-type="string" table:style-name="ce65">
            <text:p>`)|bb</text:p>
          </table:table-cell>
          <table:table-cell office:value-type="string" table:style-name="ce65">
            <text:p>`(Y~</text:p>
          </table:table-cell>
          <table:table-cell office:value-type="string" table:style-name="ce66">
            <text:p>  </text:p>
          </table:table-cell>
          <table:table-cell office:value-type="string" table:style-name="ce66">
            <text:p> </text:p>
          </table:table-cell>
          <table:table-cell table:number-columns-repeated="16379"/>
        </table:table-row>
        <table:table-row table:style-name="ro7">
          <table:table-cell office:value-type="float" office:value="-1991" table:style-name="ce65">
            <text:p>-1991</text:p>
          </table:table-cell>
          <table:table-cell office:value-type="string" table:style-name="ce65">
            <text:p>``)|bb</text:p>
          </table:table-cell>
          <table:table-cell office:value-type="string" table:style-name="ce65">
            <text:p>``(Y~</text:p>
          </table:table-cell>
          <table:table-cell office:value-type="string" table:style-name="ce66">
            <text:p>  </text:p>
          </table:table-cell>
          <table:table-cell office:value-type="string" table:style-name="ce66">
            <text:p> </text:p>
          </table:table-cell>
          <table:table-cell table:number-columns-repeated="16379"/>
        </table:table-row>
        <table:table-row table:style-name="ro7">
          <table:table-cell office:value-type="float" office:value="-1990" table:style-name="ce65">
            <text:p>-1990</text:p>
          </table:table-cell>
          <table:table-cell office:value-type="string" table:style-name="ce65">
            <text:p>,,|(bb</text:p>
          </table:table-cell>
          <table:table-cell office:value-type="string" table:style-name="ce65">
            <text:p>,,\Y)</text:p>
          </table:table-cell>
          <table:table-cell office:value-type="string" table:style-name="ce66">
            <text:p>  </text:p>
          </table:table-cell>
          <table:table-cell office:value-type="string" table:style-name="ce66">
            <text:p> </text:p>
          </table:table-cell>
          <table:table-cell table:number-columns-repeated="16379"/>
        </table:table-row>
        <table:table-row table:style-name="ro7">
          <table:table-cell office:value-type="float" office:value="-1989" table:style-name="ce65">
            <text:p>-1989</text:p>
          </table:table-cell>
          <table:table-cell office:value-type="string" table:style-name="ce65">
            <text:p>,|(bb</text:p>
          </table:table-cell>
          <table:table-cell office:value-type="string" table:style-name="ce65">
            <text:p>,\Y)</text:p>
          </table:table-cell>
          <table:table-cell office:value-type="string" table:style-name="ce66">
            <text:p>  </text:p>
          </table:table-cell>
          <table:table-cell office:value-type="string" table:style-name="ce66">
            <text:p> </text:p>
          </table:table-cell>
          <table:table-cell table:number-columns-repeated="16379"/>
        </table:table-row>
        <table:table-row table:style-name="ro7">
          <table:table-cell office:value-type="float" office:value="-1988" table:style-name="ce65">
            <text:p>-1988</text:p>
          </table:table-cell>
          <table:table-cell office:value-type="string" table:style-name="ce65">
            <text:p>|(bb</text:p>
          </table:table-cell>
          <table:table-cell office:value-type="string" table:style-name="ce65">
            <text:p>\Y)</text:p>
          </table:table-cell>
          <table:table-cell office:value-type="string" table:style-name="ce66">
            <text:p> </text:p>
          </table:table-cell>
          <table:table-cell office:value-type="string" table:style-name="ce66">
            <text:p></text:p>
          </table:table-cell>
          <table:table-cell table:number-columns-repeated="16379"/>
        </table:table-row>
        <table:table-row table:style-name="ro7">
          <table:table-cell office:value-type="float" office:value="-1987" table:style-name="ce65">
            <text:p>-1987</text:p>
          </table:table-cell>
          <table:table-cell office:value-type="string" table:style-name="ce65">
            <text:p>`|(bb</text:p>
          </table:table-cell>
          <table:table-cell office:value-type="string" table:style-name="ce65">
            <text:p>`\Y)</text:p>
          </table:table-cell>
          <table:table-cell office:value-type="string" table:style-name="ce66">
            <text:p>  </text:p>
          </table:table-cell>
          <table:table-cell office:value-type="string" table:style-name="ce66">
            <text:p> </text:p>
          </table:table-cell>
          <table:table-cell table:number-columns-repeated="16379"/>
        </table:table-row>
        <table:table-row table:style-name="ro7">
          <table:table-cell office:value-type="float" office:value="-1986" table:style-name="ce65">
            <text:p>-1986</text:p>
          </table:table-cell>
          <table:table-cell office:value-type="string" table:style-name="ce65">
            <text:p>.~|bb</text:p>
          </table:table-cell>
          <table:table-cell office:value-type="string" table:style-name="ce65">
            <text:p>.)\\Y</text:p>
          </table:table-cell>
          <table:table-cell office:value-type="string" table:style-name="ce66">
            <text:p>  </text:p>
          </table:table-cell>
          <table:table-cell office:value-type="string" table:style-name="ce66">
            <text:p> </text:p>
          </table:table-cell>
          <table:table-cell table:number-columns-repeated="16379"/>
        </table:table-row>
        <table:table-row table:style-name="ro7">
          <table:table-cell office:value-type="float" office:value="-1985" table:style-name="ce65">
            <text:p>-1985</text:p>
          </table:table-cell>
          <table:table-cell office:value-type="string" table:style-name="ce65">
            <text:p>,'|(bb</text:p>
          </table:table-cell>
          <table:table-cell office:value-type="string" table:style-name="ce65">
            <text:p>,'\Y)</text:p>
          </table:table-cell>
          <table:table-cell office:value-type="string" table:style-name="ce66">
            <text:p>   </text:p>
          </table:table-cell>
          <table:table-cell office:value-type="string" table:style-name="ce66">
            <text:p>  </text:p>
          </table:table-cell>
          <table:table-cell table:number-columns-repeated="16379"/>
        </table:table-row>
        <table:table-row table:style-name="ro7">
          <table:table-cell office:value-type="float" office:value="-1984" table:style-name="ce65">
            <text:p>-1984</text:p>
          </table:table-cell>
          <table:table-cell office:value-type="string" table:style-name="ce65">
            <text:p>'|(bb</text:p>
          </table:table-cell>
          <table:table-cell office:value-type="string" table:style-name="ce65">
            <text:p>'\Y)</text:p>
          </table:table-cell>
          <table:table-cell office:value-type="string" table:style-name="ce66">
            <text:p>  </text:p>
          </table:table-cell>
          <table:table-cell office:value-type="string" table:style-name="ce66">
            <text:p> </text:p>
          </table:table-cell>
          <table:table-cell table:number-columns-repeated="16379"/>
        </table:table-row>
        <table:table-row table:style-name="ro7">
          <table:table-cell office:value-type="float" office:value="-1983" table:style-name="ce65">
            <text:p>-1983</text:p>
          </table:table-cell>
          <table:table-cell office:value-type="string" table:style-name="ce65">
            <text:p>,~|bb</text:p>
          </table:table-cell>
          <table:table-cell office:value-type="string" table:style-name="ce65">
            <text:p>,)\\Y</text:p>
          </table:table-cell>
          <table:table-cell office:value-type="string" table:style-name="ce66">
            <text:p>  </text:p>
          </table:table-cell>
          <table:table-cell office:value-type="string" table:style-name="ce66">
            <text:p> </text:p>
          </table:table-cell>
          <table:table-cell table:number-columns-repeated="16379"/>
        </table:table-row>
        <table:table-row table:style-name="ro7">
          <table:table-cell office:value-type="float" office:value="-1982" table:style-name="ce65">
            <text:p>-1982</text:p>
          </table:table-cell>
          <table:table-cell office:value-type="string" table:style-name="ce65">
            <text:p>~|bb</text:p>
          </table:table-cell>
          <table:table-cell office:value-type="string" table:style-name="ce65">
            <text:p>)\\Y</text:p>
          </table:table-cell>
          <table:table-cell office:value-type="string" table:style-name="ce66">
            <text:p> </text:p>
          </table:table-cell>
          <table:table-cell office:value-type="string" table:style-name="ce66">
            <text:p></text:p>
          </table:table-cell>
          <table:table-cell table:number-columns-repeated="16379"/>
        </table:table-row>
        <table:table-row table:style-name="ro7">
          <table:table-cell office:value-type="float" office:value="-1981" table:style-name="ce65">
            <text:p>-1981</text:p>
          </table:table-cell>
          <table:table-cell office:value-type="string" table:style-name="ce65">
            <text:p>,)|(bb</text:p>
          </table:table-cell>
          <table:table-cell office:value-type="string" table:style-name="ce65">
            <text:p>,\\Y</text:p>
          </table:table-cell>
          <table:table-cell office:value-type="string" table:style-name="ce66">
            <text:p>  </text:p>
          </table:table-cell>
          <table:table-cell office:value-type="string" table:style-name="ce66">
            <text:p> </text:p>
          </table:table-cell>
          <table:table-cell table:number-columns-repeated="16379"/>
        </table:table-row>
        <table:table-row table:style-name="ro7">
          <table:table-cell office:value-type="float" office:value="-1980" table:style-name="ce65">
            <text:p>-1980</text:p>
          </table:table-cell>
          <table:table-cell office:value-type="string" table:style-name="ce65">
            <text:p>)|(bb</text:p>
          </table:table-cell>
          <table:table-cell office:value-type="string" table:style-name="ce65">
            <text:p>\\Y</text:p>
          </table:table-cell>
          <table:table-cell office:value-type="string" table:style-name="ce66">
            <text:p> </text:p>
          </table:table-cell>
          <table:table-cell office:value-type="string" table:style-name="ce66">
            <text:p></text:p>
          </table:table-cell>
          <table:table-cell table:number-columns-repeated="16379"/>
        </table:table-row>
        <table:table-row table:style-name="ro7">
          <table:table-cell office:value-type="float" office:value="-1979" table:style-name="ce65">
            <text:p>-1979</text:p>
          </table:table-cell>
          <table:table-cell office:value-type="string" table:style-name="ce65">
            <text:p>`)|(bb</text:p>
          </table:table-cell>
          <table:table-cell office:value-type="string" table:style-name="ce65">
            <text:p>`\\Y</text:p>
          </table:table-cell>
          <table:table-cell office:value-type="string" table:style-name="ce66">
            <text:p>  </text:p>
          </table:table-cell>
          <table:table-cell office:value-type="string" table:style-name="ce66">
            <text:p> </text:p>
          </table:table-cell>
          <table:table-cell table:number-columns-repeated="16379"/>
        </table:table-row>
        <table:table-row table:style-name="ro7">
          <table:table-cell office:value-type="float" office:value="-1978" table:style-name="ce65">
            <text:p>-1978</text:p>
          </table:table-cell>
          <table:table-cell office:value-type="string" table:style-name="ce65">
            <text:p>``)|(bb</text:p>
          </table:table-cell>
          <table:table-cell office:value-type="string" table:style-name="ce65">
            <text:p>``\\Y</text:p>
          </table:table-cell>
          <table:table-cell office:value-type="string" table:style-name="ce66">
            <text:p>  </text:p>
          </table:table-cell>
          <table:table-cell office:value-type="string" table:style-name="ce66">
            <text:p> </text:p>
          </table:table-cell>
          <table:table-cell table:number-columns-repeated="16379"/>
        </table:table-row>
        <table:table-row table:style-name="ro7">
          <table:table-cell office:value-type="float" office:value="-1977" table:style-name="ce65">
            <text:p>-1977</text:p>
          </table:table-cell>
          <table:table-cell office:value-type="string" table:style-name="ce65">
            <text:p>,')|(bb</text:p>
          </table:table-cell>
          <table:table-cell office:value-type="string" table:style-name="ce65">
            <text:p>,'\\Y</text:p>
          </table:table-cell>
          <table:table-cell office:value-type="string" table:style-name="ce66">
            <text:p>   </text:p>
          </table:table-cell>
          <table:table-cell office:value-type="string" table:style-name="ce66">
            <text:p>  </text:p>
          </table:table-cell>
          <table:table-cell table:number-columns-repeated="16379"/>
        </table:table-row>
        <table:table-row table:style-name="ro7">
          <table:table-cell office:value-type="float" office:value="-1976" table:style-name="ce65">
            <text:p>-1976</text:p>
          </table:table-cell>
          <table:table-cell office:value-type="string" table:style-name="ce65">
            <text:p>')|(bb</text:p>
          </table:table-cell>
          <table:table-cell office:value-type="string" table:style-name="ce65">
            <text:p>'\\Y</text:p>
          </table:table-cell>
          <table:table-cell office:value-type="string" table:style-name="ce66">
            <text:p>  </text:p>
          </table:table-cell>
          <table:table-cell office:value-type="string" table:style-name="ce66">
            <text:p> </text:p>
          </table:table-cell>
          <table:table-cell table:number-columns-repeated="16379"/>
        </table:table-row>
        <table:table-row table:style-name="ro7">
          <table:table-cell office:value-type="float" office:value="-1975" table:style-name="ce65">
            <text:p>-1975</text:p>
          </table:table-cell>
          <table:table-cell office:value-type="string" table:style-name="ce65">
            <text:p>)~|bb</text:p>
          </table:table-cell>
          <table:table-cell office:value-type="string" table:style-name="ce65">
            <text:p>~Y/</text:p>
          </table:table-cell>
          <table:table-cell office:value-type="string" table:style-name="ce66">
            <text:p> </text:p>
          </table:table-cell>
          <table:table-cell office:value-type="string" table:style-name="ce66">
            <text:p></text:p>
          </table:table-cell>
          <table:table-cell table:number-columns-repeated="16379"/>
        </table:table-row>
        <table:table-row table:style-name="ro7">
          <table:table-cell office:value-type="float" office:value="-1974" table:style-name="ce65">
            <text:p>-1974</text:p>
          </table:table-cell>
          <table:table-cell office:value-type="string" table:style-name="ce65">
            <text:p>.~|(bb</text:p>
          </table:table-cell>
          <table:table-cell office:value-type="string" table:style-name="ce65">
            <text:p>.(Y(</text:p>
          </table:table-cell>
          <table:table-cell office:value-type="string" table:style-name="ce66">
            <text:p>  </text:p>
          </table:table-cell>
          <table:table-cell office:value-type="string" table:style-name="ce66">
            <text:p> </text:p>
          </table:table-cell>
          <table:table-cell table:number-columns-repeated="16379"/>
        </table:table-row>
        <table:table-row table:style-name="ro7">
          <table:table-cell office:value-type="float" office:value="-1973" table:style-name="ce65">
            <text:p>-1973</text:p>
          </table:table-cell>
          <table:table-cell office:value-type="string" table:style-name="ce65">
            <text:p>`.~|(bb</text:p>
          </table:table-cell>
          <table:table-cell office:value-type="string" table:style-name="ce65">
            <text:p>`.(Y(</text:p>
          </table:table-cell>
          <table:table-cell office:value-type="string" table:style-name="ce66">
            <text:p>   </text:p>
          </table:table-cell>
          <table:table-cell office:value-type="string" table:style-name="ce66">
            <text:p>  </text:p>
          </table:table-cell>
          <table:table-cell table:number-columns-repeated="16379"/>
        </table:table-row>
        <table:table-row table:style-name="ro7">
          <table:table-cell office:value-type="float" office:value="-1972" table:style-name="ce65">
            <text:p>-1972</text:p>
          </table:table-cell>
          <table:table-cell office:value-type="string" table:style-name="ce65">
            <text:p>,,~|(bb</text:p>
          </table:table-cell>
          <table:table-cell office:value-type="string" table:style-name="ce65">
            <text:p>,,(Y(</text:p>
          </table:table-cell>
          <table:table-cell office:value-type="string" table:style-name="ce66">
            <text:p>  </text:p>
          </table:table-cell>
          <table:table-cell office:value-type="string" table:style-name="ce66">
            <text:p> </text:p>
          </table:table-cell>
          <table:table-cell table:number-columns-repeated="16379"/>
        </table:table-row>
        <table:table-row table:style-name="ro7">
          <table:table-cell office:value-type="float" office:value="-1971" table:style-name="ce65">
            <text:p>-1971</text:p>
          </table:table-cell>
          <table:table-cell office:value-type="string" table:style-name="ce65">
            <text:p>,~|(bb</text:p>
          </table:table-cell>
          <table:table-cell office:value-type="string" table:style-name="ce65">
            <text:p>,(Y(</text:p>
          </table:table-cell>
          <table:table-cell office:value-type="string" table:style-name="ce66">
            <text:p>  </text:p>
          </table:table-cell>
          <table:table-cell office:value-type="string" table:style-name="ce66">
            <text:p> </text:p>
          </table:table-cell>
          <table:table-cell table:number-columns-repeated="16379"/>
        </table:table-row>
        <table:table-row table:style-name="ro7">
          <table:table-cell office:value-type="float" office:value="-1970" table:style-name="ce65">
            <text:p>-1970</text:p>
          </table:table-cell>
          <table:table-cell office:value-type="string" table:style-name="ce65">
            <text:p>~|(bb</text:p>
          </table:table-cell>
          <table:table-cell office:value-type="string" table:style-name="ce65">
            <text:p>(Y(</text:p>
          </table:table-cell>
          <table:table-cell office:value-type="string" table:style-name="ce66">
            <text:p> </text:p>
          </table:table-cell>
          <table:table-cell office:value-type="string" table:style-name="ce66">
            <text:p></text:p>
          </table:table-cell>
          <table:table-cell table:number-columns-repeated="16379"/>
        </table:table-row>
        <table:table-row table:style-name="ro7">
          <table:table-cell office:value-type="float" office:value="-1969" table:style-name="ce65">
            <text:p>-1969</text:p>
          </table:table-cell>
          <table:table-cell office:value-type="string" table:style-name="ce65">
            <text:p>`~|(bb</text:p>
          </table:table-cell>
          <table:table-cell office:value-type="string" table:style-name="ce65">
            <text:p>`(Y(</text:p>
          </table:table-cell>
          <table:table-cell office:value-type="string" table:style-name="ce66">
            <text:p>  </text:p>
          </table:table-cell>
          <table:table-cell office:value-type="string" table:style-name="ce66">
            <text:p> </text:p>
          </table:table-cell>
          <table:table-cell table:number-columns-repeated="16379"/>
        </table:table-row>
        <table:table-row table:style-name="ro7">
          <table:table-cell office:value-type="float" office:value="-1968" table:style-name="ce65">
            <text:p>-1968</text:p>
          </table:table-cell>
          <table:table-cell office:value-type="string" table:style-name="ce65">
            <text:p>,,|~bb</text:p>
          </table:table-cell>
          <table:table-cell office:value-type="string" table:style-name="ce65">
            <text:p>,,\Y~</text:p>
          </table:table-cell>
          <table:table-cell office:value-type="string" table:style-name="ce66">
            <text:p>  </text:p>
          </table:table-cell>
          <table:table-cell office:value-type="string" table:style-name="ce66">
            <text:p> </text:p>
          </table:table-cell>
          <table:table-cell table:number-columns-repeated="16379"/>
        </table:table-row>
        <table:table-row table:style-name="ro7">
          <table:table-cell office:value-type="float" office:value="-1967" table:style-name="ce65">
            <text:p>-1967</text:p>
          </table:table-cell>
          <table:table-cell office:value-type="string" table:style-name="ce65">
            <text:p>,|~bb</text:p>
          </table:table-cell>
          <table:table-cell office:value-type="string" table:style-name="ce65">
            <text:p>,\Y~</text:p>
          </table:table-cell>
          <table:table-cell office:value-type="string" table:style-name="ce66">
            <text:p>  </text:p>
          </table:table-cell>
          <table:table-cell office:value-type="string" table:style-name="ce66">
            <text:p> </text:p>
          </table:table-cell>
          <table:table-cell table:number-columns-repeated="16379"/>
        </table:table-row>
        <table:table-row table:style-name="ro7">
          <table:table-cell office:value-type="float" office:value="-1966" table:style-name="ce65">
            <text:p>-1966</text:p>
          </table:table-cell>
          <table:table-cell office:value-type="string" table:style-name="ce65">
            <text:p>|~bb</text:p>
          </table:table-cell>
          <table:table-cell office:value-type="string" table:style-name="ce65">
            <text:p>\Y~</text:p>
          </table:table-cell>
          <table:table-cell office:value-type="string" table:style-name="ce66">
            <text:p> </text:p>
          </table:table-cell>
          <table:table-cell office:value-type="string" table:style-name="ce66">
            <text:p></text:p>
          </table:table-cell>
          <table:table-cell table:number-columns-repeated="16379"/>
        </table:table-row>
        <table:table-row table:style-name="ro7">
          <table:table-cell office:value-type="float" office:value="-1965" table:style-name="ce65">
            <text:p>-1965</text:p>
          </table:table-cell>
          <table:table-cell office:value-type="string" table:style-name="ce65">
            <text:p>`|~bb</text:p>
          </table:table-cell>
          <table:table-cell office:value-type="string" table:style-name="ce65">
            <text:p>`\Y~</text:p>
          </table:table-cell>
          <table:table-cell office:value-type="string" table:style-name="ce66">
            <text:p>  </text:p>
          </table:table-cell>
          <table:table-cell office:value-type="string" table:style-name="ce66">
            <text:p> </text:p>
          </table:table-cell>
          <table:table-cell table:number-columns-repeated="16379"/>
        </table:table-row>
        <table:table-row table:style-name="ro7">
          <table:table-cell office:value-type="float" office:value="-1964" table:style-name="ce65">
            <text:p>-1964</text:p>
          </table:table-cell>
          <table:table-cell office:value-type="string" table:style-name="ce65">
            <text:p>~~|bb</text:p>
          </table:table-cell>
          <table:table-cell office:value-type="string" table:style-name="ce65">
            <text:p>~Y)</text:p>
          </table:table-cell>
          <table:table-cell office:value-type="string" table:style-name="ce66">
            <text:p> </text:p>
          </table:table-cell>
          <table:table-cell office:value-type="string" table:style-name="ce66">
            <text:p></text:p>
          </table:table-cell>
          <table:table-cell table:number-columns-repeated="16379"/>
        </table:table-row>
        <table:table-row table:style-name="ro7">
          <table:table-cell office:value-type="float" office:value="-1963" table:style-name="ce65">
            <text:p>-1963</text:p>
          </table:table-cell>
          <table:table-cell office:value-type="string" table:style-name="ce65">
            <text:p>`~~|bb</text:p>
          </table:table-cell>
          <table:table-cell office:value-type="string" table:style-name="ce65">
            <text:p>`~Y)</text:p>
          </table:table-cell>
          <table:table-cell office:value-type="string" table:style-name="ce66">
            <text:p>  </text:p>
          </table:table-cell>
          <table:table-cell office:value-type="string" table:style-name="ce66">
            <text:p> </text:p>
          </table:table-cell>
          <table:table-cell table:number-columns-repeated="16379"/>
        </table:table-row>
        <table:table-row table:style-name="ro7">
          <table:table-cell office:value-type="float" office:value="-1962" table:style-name="ce65">
            <text:p>-1962</text:p>
          </table:table-cell>
          <table:table-cell office:value-type="string" table:style-name="ce65">
            <text:p>``~~|bb</text:p>
          </table:table-cell>
          <table:table-cell office:value-type="string" table:style-name="ce65">
            <text:p>``~Y)</text:p>
          </table:table-cell>
          <table:table-cell office:value-type="string" table:style-name="ce66">
            <text:p>  </text:p>
          </table:table-cell>
          <table:table-cell office:value-type="string" table:style-name="ce66">
            <text:p> </text:p>
          </table:table-cell>
          <table:table-cell table:number-columns-repeated="16379"/>
        </table:table-row>
        <table:table-row table:style-name="ro7">
          <table:table-cell office:value-type="float" office:value="-1961" table:style-name="ce65">
            <text:p>-1961</text:p>
          </table:table-cell>
          <table:table-cell office:value-type="string" table:style-name="ce65">
            <text:p>,./|bb</text:p>
          </table:table-cell>
          <table:table-cell office:value-type="string" table:style-name="ce65">
            <text:p>,.Y/</text:p>
          </table:table-cell>
          <table:table-cell office:value-type="string" table:style-name="ce66">
            <text:p>   </text:p>
          </table:table-cell>
          <table:table-cell office:value-type="string" table:style-name="ce66">
            <text:p>  </text:p>
          </table:table-cell>
          <table:table-cell table:number-columns-repeated="16379"/>
        </table:table-row>
        <table:table-row table:style-name="ro7">
          <table:table-cell office:value-type="float" office:value="-1960" table:style-name="ce65">
            <text:p>-1960</text:p>
          </table:table-cell>
          <table:table-cell office:value-type="string" table:style-name="ce65">
            <text:p>./|bb</text:p>
          </table:table-cell>
          <table:table-cell office:value-type="string" table:style-name="ce65">
            <text:p>.Y/</text:p>
          </table:table-cell>
          <table:table-cell office:value-type="string" table:style-name="ce66">
            <text:p>  </text:p>
          </table:table-cell>
          <table:table-cell office:value-type="string" table:style-name="ce66">
            <text:p> </text:p>
          </table:table-cell>
          <table:table-cell table:number-columns-repeated="16379"/>
        </table:table-row>
        <table:table-row table:style-name="ro7">
          <table:table-cell office:value-type="float" office:value="-1959" table:style-name="ce65">
            <text:p>-1959</text:p>
          </table:table-cell>
          <table:table-cell office:value-type="string" table:style-name="ce65">
            <text:p>)|~bb</text:p>
          </table:table-cell>
          <table:table-cell office:value-type="string" table:style-name="ce65">
            <text:p>(Y</text:p>
          </table:table-cell>
          <table:table-cell office:value-type="string" table:style-name="ce66">
            <text:p> </text:p>
          </table:table-cell>
          <table:table-cell office:value-type="string" table:style-name="ce66">
            <text:p></text:p>
          </table:table-cell>
          <table:table-cell table:number-columns-repeated="16379"/>
        </table:table-row>
        <table:table-row table:style-name="ro7">
          <table:table-cell office:value-type="float" office:value="-1958" table:style-name="ce65">
            <text:p>-1958</text:p>
          </table:table-cell>
          <table:table-cell office:value-type="string" table:style-name="ce65">
            <text:p>,,/|bb</text:p>
          </table:table-cell>
          <table:table-cell office:value-type="string" table:style-name="ce65">
            <text:p>,,Y/</text:p>
          </table:table-cell>
          <table:table-cell office:value-type="string" table:style-name="ce66">
            <text:p>  </text:p>
          </table:table-cell>
          <table:table-cell office:value-type="string" table:style-name="ce66">
            <text:p> </text:p>
          </table:table-cell>
          <table:table-cell table:number-columns-repeated="16379"/>
        </table:table-row>
        <table:table-row table:style-name="ro7">
          <table:table-cell office:value-type="float" office:value="-1957" table:style-name="ce65">
            <text:p>-1957</text:p>
          </table:table-cell>
          <table:table-cell office:value-type="string" table:style-name="ce65">
            <text:p>,/|bb</text:p>
          </table:table-cell>
          <table:table-cell office:value-type="string" table:style-name="ce65">
            <text:p>,Y/</text:p>
          </table:table-cell>
          <table:table-cell office:value-type="string" table:style-name="ce66">
            <text:p>  </text:p>
          </table:table-cell>
          <table:table-cell office:value-type="string" table:style-name="ce66">
            <text:p> </text:p>
          </table:table-cell>
          <table:table-cell table:number-columns-repeated="16379"/>
        </table:table-row>
        <table:table-row table:style-name="ro7">
          <table:table-cell office:value-type="float" office:value="-1956" table:style-name="ce65">
            <text:p>-1956</text:p>
          </table:table-cell>
          <table:table-cell office:value-type="string" table:style-name="ce65">
            <text:p>/|bb</text:p>
          </table:table-cell>
          <table:table-cell office:value-type="string" table:style-name="ce65">
            <text:p>Y/</text:p>
          </table:table-cell>
          <table:table-cell office:value-type="string" table:style-name="ce66">
            <text:p> </text:p>
          </table:table-cell>
          <table:table-cell office:value-type="string" table:style-name="ce66">
            <text:p></text:p>
          </table:table-cell>
          <table:table-cell table:number-columns-repeated="16379"/>
        </table:table-row>
        <table:table-row table:style-name="ro7">
          <table:table-cell office:value-type="float" office:value="-1955" table:style-name="ce65">
            <text:p>-1955</text:p>
          </table:table-cell>
          <table:table-cell office:value-type="string" table:style-name="ce65">
            <text:p>`/|bb</text:p>
          </table:table-cell>
          <table:table-cell office:value-type="string" table:style-name="ce65">
            <text:p>`Y/</text:p>
          </table:table-cell>
          <table:table-cell office:value-type="string" table:style-name="ce66">
            <text:p>  </text:p>
          </table:table-cell>
          <table:table-cell office:value-type="string" table:style-name="ce66">
            <text:p> </text:p>
          </table:table-cell>
          <table:table-cell table:number-columns-repeated="16379"/>
        </table:table-row>
        <table:table-row table:style-name="ro7">
          <table:table-cell office:value-type="float" office:value="-1954" table:style-name="ce65">
            <text:p>-1954</text:p>
          </table:table-cell>
          <table:table-cell office:value-type="string" table:style-name="ce65">
            <text:p>``/|bb</text:p>
          </table:table-cell>
          <table:table-cell office:value-type="string" table:style-name="ce65">
            <text:p>``Y/</text:p>
          </table:table-cell>
          <table:table-cell office:value-type="string" table:style-name="ce66">
            <text:p>  </text:p>
          </table:table-cell>
          <table:table-cell office:value-type="string" table:style-name="ce66">
            <text:p> </text:p>
          </table:table-cell>
          <table:table-cell table:number-columns-repeated="16379"/>
        </table:table-row>
        <table:table-row table:style-name="ro7">
          <table:table-cell office:value-type="float" office:value="-1953" table:style-name="ce65">
            <text:p>-1953</text:p>
          </table:table-cell>
          <table:table-cell office:value-type="string" table:style-name="ce65">
            <text:p>.)/|bb</text:p>
          </table:table-cell>
          <table:table-cell office:value-type="string" table:style-name="ce65">
            <text:p>.)Y)</text:p>
          </table:table-cell>
          <table:table-cell office:value-type="string" table:style-name="ce66">
            <text:p>  </text:p>
          </table:table-cell>
          <table:table-cell office:value-type="string" table:style-name="ce66">
            <text:p> </text:p>
          </table:table-cell>
          <table:table-cell table:number-columns-repeated="16379"/>
        </table:table-row>
        <table:table-row table:style-name="ro7">
          <table:table-cell office:value-type="float" office:value="-1952" table:style-name="ce65">
            <text:p>-1952</text:p>
          </table:table-cell>
          <table:table-cell office:value-type="string" table:style-name="ce65">
            <text:p>'/|bb</text:p>
          </table:table-cell>
          <table:table-cell office:value-type="string" table:style-name="ce65">
            <text:p>'Y/</text:p>
          </table:table-cell>
          <table:table-cell office:value-type="string" table:style-name="ce66">
            <text:p>  </text:p>
          </table:table-cell>
          <table:table-cell office:value-type="string" table:style-name="ce66">
            <text:p> </text:p>
          </table:table-cell>
          <table:table-cell table:number-columns-repeated="16379"/>
        </table:table-row>
        <table:table-row table:style-name="ro7">
          <table:table-cell office:value-type="float" office:value="-1951" table:style-name="ce65">
            <text:p>-1951</text:p>
          </table:table-cell>
          <table:table-cell office:value-type="string" table:style-name="ce65">
            <text:p>`'/|bb</text:p>
          </table:table-cell>
          <table:table-cell office:value-type="string" table:style-name="ce65">
            <text:p>`'Y/</text:p>
          </table:table-cell>
          <table:table-cell office:value-type="string" table:style-name="ce66">
            <text:p>   </text:p>
          </table:table-cell>
          <table:table-cell office:value-type="string" table:style-name="ce66">
            <text:p>  </text:p>
          </table:table-cell>
          <table:table-cell table:number-columns-repeated="16379"/>
        </table:table-row>
        <table:table-row table:style-name="ro7">
          <table:table-cell office:value-type="float" office:value="-1950" table:style-name="ce65">
            <text:p>-1950</text:p>
          </table:table-cell>
          <table:table-cell office:value-type="string" table:style-name="ce65">
            <text:p>,,)/|bb</text:p>
          </table:table-cell>
          <table:table-cell office:value-type="string" table:style-name="ce65">
            <text:p>,,)Y)</text:p>
          </table:table-cell>
          <table:table-cell office:value-type="string" table:style-name="ce66">
            <text:p>  </text:p>
          </table:table-cell>
          <table:table-cell office:value-type="string" table:style-name="ce66">
            <text:p> </text:p>
          </table:table-cell>
          <table:table-cell table:number-columns-repeated="16379"/>
        </table:table-row>
        <table:table-row table:style-name="ro7">
          <table:table-cell office:value-type="float" office:value="-1949" table:style-name="ce65">
            <text:p>-1949</text:p>
          </table:table-cell>
          <table:table-cell office:value-type="string" table:style-name="ce65">
            <text:p>,)/|bb</text:p>
          </table:table-cell>
          <table:table-cell office:value-type="string" table:style-name="ce65">
            <text:p>,)Y)</text:p>
          </table:table-cell>
          <table:table-cell office:value-type="string" table:style-name="ce66">
            <text:p>  </text:p>
          </table:table-cell>
          <table:table-cell office:value-type="string" table:style-name="ce66">
            <text:p> </text:p>
          </table:table-cell>
          <table:table-cell table:number-columns-repeated="16379"/>
        </table:table-row>
        <table:table-row table:style-name="ro7">
          <table:table-cell office:value-type="float" office:value="-1948" table:style-name="ce65">
            <text:p>-1948</text:p>
          </table:table-cell>
          <table:table-cell office:value-type="string" table:style-name="ce65">
            <text:p>)/|bb</text:p>
          </table:table-cell>
          <table:table-cell office:value-type="string" table:style-name="ce65">
            <text:p>)Y)</text:p>
          </table:table-cell>
          <table:table-cell office:value-type="string" table:style-name="ce66">
            <text:p> </text:p>
          </table:table-cell>
          <table:table-cell office:value-type="string" table:style-name="ce66">
            <text:p></text:p>
          </table:table-cell>
          <table:table-cell table:number-columns-repeated="16379"/>
        </table:table-row>
        <table:table-row table:style-name="ro7">
          <table:table-cell office:value-type="float" office:value="-1947" table:style-name="ce65">
            <text:p>-1947</text:p>
          </table:table-cell>
          <table:table-cell office:value-type="string" table:style-name="ce65">
            <text:p>,.|)bb</text:p>
          </table:table-cell>
          <table:table-cell office:value-type="string" table:style-name="ce65">
            <text:p>,.Y)</text:p>
          </table:table-cell>
          <table:table-cell office:value-type="string" table:style-name="ce66">
            <text:p>   </text:p>
          </table:table-cell>
          <table:table-cell office:value-type="string" table:style-name="ce66">
            <text:p>  </text:p>
          </table:table-cell>
          <table:table-cell table:number-columns-repeated="16379"/>
        </table:table-row>
        <table:table-row table:style-name="ro7">
          <table:table-cell office:value-type="float" office:value="-1946" table:style-name="ce65">
            <text:p>-1946</text:p>
          </table:table-cell>
          <table:table-cell office:value-type="string" table:style-name="ce65">
            <text:p>.|)bb</text:p>
          </table:table-cell>
          <table:table-cell office:value-type="string" table:style-name="ce65">
            <text:p>.Y)</text:p>
          </table:table-cell>
          <table:table-cell office:value-type="string" table:style-name="ce66">
            <text:p>  </text:p>
          </table:table-cell>
          <table:table-cell office:value-type="string" table:style-name="ce66">
            <text:p> </text:p>
          </table:table-cell>
          <table:table-cell table:number-columns-repeated="16379"/>
        </table:table-row>
        <table:table-row table:style-name="ro7">
          <table:table-cell office:value-type="float" office:value="-1945" table:style-name="ce65">
            <text:p>-1945</text:p>
          </table:table-cell>
          <table:table-cell office:value-type="string" table:style-name="ce65">
            <text:p>`.|)bb</text:p>
          </table:table-cell>
          <table:table-cell office:value-type="string" table:style-name="ce65">
            <text:p>`.Y)</text:p>
          </table:table-cell>
          <table:table-cell office:value-type="string" table:style-name="ce66">
            <text:p>   </text:p>
          </table:table-cell>
          <table:table-cell office:value-type="string" table:style-name="ce66">
            <text:p>  </text:p>
          </table:table-cell>
          <table:table-cell table:number-columns-repeated="16379"/>
        </table:table-row>
        <table:table-row table:style-name="ro7">
          <table:table-cell office:value-type="float" office:value="-1944" table:style-name="ce65">
            <text:p>-1944</text:p>
          </table:table-cell>
          <table:table-cell office:value-type="string" table:style-name="ce65">
            <text:p>,,|)bb</text:p>
          </table:table-cell>
          <table:table-cell office:value-type="string" table:style-name="ce65">
            <text:p>,,Y)</text:p>
          </table:table-cell>
          <table:table-cell office:value-type="string" table:style-name="ce66">
            <text:p>  </text:p>
          </table:table-cell>
          <table:table-cell office:value-type="string" table:style-name="ce66">
            <text:p> </text:p>
          </table:table-cell>
          <table:table-cell table:number-columns-repeated="16379"/>
        </table:table-row>
        <table:table-row table:style-name="ro7">
          <table:table-cell office:value-type="float" office:value="-1943" table:style-name="ce65">
            <text:p>-1943</text:p>
          </table:table-cell>
          <table:table-cell office:value-type="string" table:style-name="ce65">
            <text:p>,|)bb</text:p>
          </table:table-cell>
          <table:table-cell office:value-type="string" table:style-name="ce65">
            <text:p>,Y)</text:p>
          </table:table-cell>
          <table:table-cell office:value-type="string" table:style-name="ce66">
            <text:p>  </text:p>
          </table:table-cell>
          <table:table-cell office:value-type="string" table:style-name="ce66">
            <text:p> </text:p>
          </table:table-cell>
          <table:table-cell table:number-columns-repeated="16379"/>
        </table:table-row>
        <table:table-row table:style-name="ro7">
          <table:table-cell office:value-type="float" office:value="-1942" table:style-name="ce65">
            <text:p>-1942</text:p>
          </table:table-cell>
          <table:table-cell office:value-type="string" table:style-name="ce65">
            <text:p>|)bb</text:p>
          </table:table-cell>
          <table:table-cell office:value-type="string" table:style-name="ce65">
            <text:p>Y)</text:p>
          </table:table-cell>
          <table:table-cell office:value-type="string" table:style-name="ce66">
            <text:p> </text:p>
          </table:table-cell>
          <table:table-cell office:value-type="string" table:style-name="ce66">
            <text:p></text:p>
          </table:table-cell>
          <table:table-cell table:number-columns-repeated="16379"/>
        </table:table-row>
        <table:table-row table:style-name="ro7">
          <table:table-cell office:value-type="float" office:value="-1941" table:style-name="ce65">
            <text:p>-1941</text:p>
          </table:table-cell>
          <table:table-cell office:value-type="string" table:style-name="ce65">
            <text:p>`|)bb</text:p>
          </table:table-cell>
          <table:table-cell office:value-type="string" table:style-name="ce65">
            <text:p>`Y)</text:p>
          </table:table-cell>
          <table:table-cell office:value-type="string" table:style-name="ce66">
            <text:p>  </text:p>
          </table:table-cell>
          <table:table-cell office:value-type="string" table:style-name="ce66">
            <text:p> </text:p>
          </table:table-cell>
          <table:table-cell table:number-columns-repeated="16379"/>
        </table:table-row>
        <table:table-row table:style-name="ro7">
          <table:table-cell office:value-type="float" office:value="-1940" table:style-name="ce65">
            <text:p>-1940</text:p>
          </table:table-cell>
          <table:table-cell office:value-type="string" table:style-name="ce65">
            <text:p>``|)bb</text:p>
          </table:table-cell>
          <table:table-cell office:value-type="string" table:style-name="ce65">
            <text:p>``Y)</text:p>
          </table:table-cell>
          <table:table-cell office:value-type="string" table:style-name="ce66">
            <text:p>  </text:p>
          </table:table-cell>
          <table:table-cell office:value-type="string" table:style-name="ce66">
            <text:p> </text:p>
          </table:table-cell>
          <table:table-cell table:number-columns-repeated="16379"/>
        </table:table-row>
        <table:table-row table:style-name="ro7">
          <table:table-cell office:value-type="float" office:value="-1939" table:style-name="ce65">
            <text:p>-1939</text:p>
          </table:table-cell>
          <table:table-cell office:value-type="string" table:style-name="ce65">
            <text:p>,'|)bb</text:p>
          </table:table-cell>
          <table:table-cell office:value-type="string" table:style-name="ce65">
            <text:p>,'Y)</text:p>
          </table:table-cell>
          <table:table-cell office:value-type="string" table:style-name="ce66">
            <text:p>   </text:p>
          </table:table-cell>
          <table:table-cell office:value-type="string" table:style-name="ce66">
            <text:p>  </text:p>
          </table:table-cell>
          <table:table-cell table:number-columns-repeated="16379"/>
        </table:table-row>
        <table:table-row table:style-name="ro7">
          <table:table-cell office:value-type="float" office:value="-1938" table:style-name="ce65">
            <text:p>-1938</text:p>
          </table:table-cell>
          <table:table-cell office:value-type="string" table:style-name="ce65">
            <text:p>'|)bb</text:p>
          </table:table-cell>
          <table:table-cell office:value-type="string" table:style-name="ce65">
            <text:p>'Y)</text:p>
          </table:table-cell>
          <table:table-cell office:value-type="string" table:style-name="ce66">
            <text:p>  </text:p>
          </table:table-cell>
          <table:table-cell office:value-type="string" table:style-name="ce66">
            <text:p> </text:p>
          </table:table-cell>
          <table:table-cell table:number-columns-repeated="16379"/>
        </table:table-row>
        <table:table-row table:style-name="ro7">
          <table:table-cell office:value-type="float" office:value="-1937" table:style-name="ce65">
            <text:p>-1937</text:p>
          </table:table-cell>
          <table:table-cell office:value-type="string" table:style-name="ce65">
            <text:p>`'|)bb</text:p>
          </table:table-cell>
          <table:table-cell office:value-type="string" table:style-name="ce65">
            <text:p>`'Y)</text:p>
          </table:table-cell>
          <table:table-cell office:value-type="string" table:style-name="ce66">
            <text:p>   </text:p>
          </table:table-cell>
          <table:table-cell office:value-type="string" table:style-name="ce66">
            <text:p>  </text:p>
          </table:table-cell>
          <table:table-cell table:number-columns-repeated="16379"/>
        </table:table-row>
        <table:table-row table:style-name="ro7">
          <table:table-cell office:value-type="float" office:value="-1936" table:style-name="ce65">
            <text:p>-1936</text:p>
          </table:table-cell>
          <table:table-cell office:value-type="string" table:style-name="ce65">
            <text:p>,)|)bb</text:p>
          </table:table-cell>
          <table:table-cell office:value-type="string" table:style-name="ce65">
            <text:p>,)\Y</text:p>
          </table:table-cell>
          <table:table-cell office:value-type="string" table:style-name="ce66">
            <text:p>  </text:p>
          </table:table-cell>
          <table:table-cell office:value-type="string" table:style-name="ce66">
            <text:p> </text:p>
          </table:table-cell>
          <table:table-cell table:number-columns-repeated="16379"/>
        </table:table-row>
        <table:table-row table:style-name="ro7">
          <table:table-cell office:value-type="float" office:value="-1935" table:style-name="ce65">
            <text:p>-1935</text:p>
          </table:table-cell>
          <table:table-cell office:value-type="string" table:style-name="ce65">
            <text:p>)|)bb</text:p>
          </table:table-cell>
          <table:table-cell office:value-type="string" table:style-name="ce65">
            <text:p>)\Y</text:p>
          </table:table-cell>
          <table:table-cell office:value-type="string" table:style-name="ce66">
            <text:p> </text:p>
          </table:table-cell>
          <table:table-cell office:value-type="string" table:style-name="ce66">
            <text:p></text:p>
          </table:table-cell>
          <table:table-cell table:number-columns-repeated="16379"/>
        </table:table-row>
        <table:table-row table:style-name="ro7">
          <table:table-cell office:value-type="float" office:value="-1934" table:style-name="ce65">
            <text:p>-1934</text:p>
          </table:table-cell>
          <table:table-cell office:value-type="string" table:style-name="ce65">
            <text:p>.(|bb</text:p>
          </table:table-cell>
          <table:table-cell office:value-type="string" table:style-name="ce65">
            <text:p>.)Y~</text:p>
          </table:table-cell>
          <table:table-cell office:value-type="string" table:style-name="ce66">
            <text:p>  </text:p>
          </table:table-cell>
          <table:table-cell office:value-type="string" table:style-name="ce66">
            <text:p> </text:p>
          </table:table-cell>
          <table:table-cell table:number-columns-repeated="16379"/>
        </table:table-row>
        <table:table-row table:style-name="ro7">
          <table:table-cell office:value-type="float" office:value="-1933" table:style-name="ce65">
            <text:p>-1933</text:p>
          </table:table-cell>
          <table:table-cell office:value-type="string" table:style-name="ce65">
            <text:p>|\bb</text:p>
          </table:table-cell>
          <table:table-cell office:value-type="string" table:style-name="ce65">
            <text:p>\Y</text:p>
          </table:table-cell>
          <table:table-cell office:value-type="string" table:style-name="ce66">
            <text:p> </text:p>
          </table:table-cell>
          <table:table-cell office:value-type="string" table:style-name="ce66">
            <text:p></text:p>
          </table:table-cell>
          <table:table-cell table:number-columns-repeated="16379"/>
        </table:table-row>
        <table:table-row table:style-name="ro7">
          <table:table-cell office:value-type="float" office:value="-1932" table:style-name="ce65">
            <text:p>-1932</text:p>
          </table:table-cell>
          <table:table-cell office:value-type="string" table:style-name="ce65">
            <text:p>`|\bb</text:p>
          </table:table-cell>
          <table:table-cell office:value-type="string" table:style-name="ce65">
            <text:p>`\Y</text:p>
          </table:table-cell>
          <table:table-cell office:value-type="string" table:style-name="ce66">
            <text:p>  </text:p>
          </table:table-cell>
          <table:table-cell office:value-type="string" table:style-name="ce66">
            <text:p> </text:p>
          </table:table-cell>
          <table:table-cell table:number-columns-repeated="16379"/>
        </table:table-row>
        <table:table-row table:style-name="ro7">
          <table:table-cell office:value-type="float" office:value="-1931" table:style-name="ce65">
            <text:p>-1931</text:p>
          </table:table-cell>
          <table:table-cell office:value-type="string" table:style-name="ce65">
            <text:p>,(|bb</text:p>
          </table:table-cell>
          <table:table-cell office:value-type="string" table:style-name="ce65">
            <text:p>,)Y~</text:p>
          </table:table-cell>
          <table:table-cell office:value-type="string" table:style-name="ce66">
            <text:p>  </text:p>
          </table:table-cell>
          <table:table-cell office:value-type="string" table:style-name="ce66">
            <text:p> </text:p>
          </table:table-cell>
          <table:table-cell table:number-columns-repeated="16379"/>
        </table:table-row>
        <table:table-row table:style-name="ro7">
          <table:table-cell office:value-type="float" office:value="-1930" table:style-name="ce65">
            <text:p>-1930</text:p>
          </table:table-cell>
          <table:table-cell office:value-type="string" table:style-name="ce65">
            <text:p>(|bb</text:p>
          </table:table-cell>
          <table:table-cell office:value-type="string" table:style-name="ce65">
            <text:p>)Y~</text:p>
          </table:table-cell>
          <table:table-cell office:value-type="string" table:style-name="ce66">
            <text:p> </text:p>
          </table:table-cell>
          <table:table-cell office:value-type="string" table:style-name="ce66">
            <text:p></text:p>
          </table:table-cell>
          <table:table-cell table:number-columns-repeated="16379"/>
        </table:table-row>
        <table:table-row table:style-name="ro7">
          <table:table-cell office:value-type="float" office:value="-1929" table:style-name="ce65">
            <text:p>-1929</text:p>
          </table:table-cell>
          <table:table-cell office:value-type="string" table:style-name="ce65">
            <text:p>`(|bb</text:p>
          </table:table-cell>
          <table:table-cell office:value-type="string" table:style-name="ce65">
            <text:p>`)Y~</text:p>
          </table:table-cell>
          <table:table-cell office:value-type="string" table:style-name="ce66">
            <text:p>  </text:p>
          </table:table-cell>
          <table:table-cell office:value-type="string" table:style-name="ce66">
            <text:p> </text:p>
          </table:table-cell>
          <table:table-cell table:number-columns-repeated="16379"/>
        </table:table-row>
        <table:table-row table:style-name="ro7">
          <table:table-cell office:value-type="float" office:value="-1928" table:style-name="ce65">
            <text:p>-1928</text:p>
          </table:table-cell>
          <table:table-cell office:value-type="string" table:style-name="ce65">
            <text:p>``(|bb</text:p>
          </table:table-cell>
          <table:table-cell office:value-type="string" table:style-name="ce65">
            <text:p>``)Y~</text:p>
          </table:table-cell>
          <table:table-cell office:value-type="string" table:style-name="ce66">
            <text:p>  </text:p>
          </table:table-cell>
          <table:table-cell office:value-type="string" table:style-name="ce66">
            <text:p> </text:p>
          </table:table-cell>
          <table:table-cell table:number-columns-repeated="16379"/>
        </table:table-row>
        <table:table-row table:style-name="ro7">
          <table:table-cell office:value-type="float" office:value="-1927" table:style-name="ce65">
            <text:p>-1927</text:p>
          </table:table-cell>
          <table:table-cell office:value-type="string" table:style-name="ce65">
            <text:p>,'(|bb</text:p>
          </table:table-cell>
          <table:table-cell office:value-type="string" table:style-name="ce65">
            <text:p>,')Y~</text:p>
          </table:table-cell>
          <table:table-cell office:value-type="string" table:style-name="ce66">
            <text:p>   </text:p>
          </table:table-cell>
          <table:table-cell office:value-type="string" table:style-name="ce66">
            <text:p>  </text:p>
          </table:table-cell>
          <table:table-cell table:number-columns-repeated="16379"/>
        </table:table-row>
        <table:table-row table:style-name="ro7">
          <table:table-cell office:value-type="float" office:value="-1926" table:style-name="ce65">
            <text:p>-1926</text:p>
          </table:table-cell>
          <table:table-cell office:value-type="string" table:style-name="ce65">
            <text:p>'(|bb</text:p>
          </table:table-cell>
          <table:table-cell office:value-type="string" table:style-name="ce65">
            <text:p>')Y~</text:p>
          </table:table-cell>
          <table:table-cell office:value-type="string" table:style-name="ce66">
            <text:p>  </text:p>
          </table:table-cell>
          <table:table-cell office:value-type="string" table:style-name="ce66">
            <text:p> </text:p>
          </table:table-cell>
          <table:table-cell table:number-columns-repeated="16379"/>
        </table:table-row>
        <table:table-row table:style-name="ro7">
          <table:table-cell office:value-type="float" office:value="-1925" table:style-name="ce65">
            <text:p>-1925</text:p>
          </table:table-cell>
          <table:table-cell office:value-type="string" table:style-name="ce65">
            <text:p>,~|)bb</text:p>
          </table:table-cell>
          <table:table-cell office:value-type="string" table:style-name="ce65">
            <text:p>,~~Y</text:p>
          </table:table-cell>
          <table:table-cell office:value-type="string" table:style-name="ce66">
            <text:p>  </text:p>
          </table:table-cell>
          <table:table-cell office:value-type="string" table:style-name="ce66">
            <text:p> </text:p>
          </table:table-cell>
          <table:table-cell table:number-columns-repeated="16379"/>
        </table:table-row>
        <table:table-row table:style-name="ro7">
          <table:table-cell office:value-type="float" office:value="-1924" table:style-name="ce65">
            <text:p>-1924</text:p>
          </table:table-cell>
          <table:table-cell office:value-type="string" table:style-name="ce65">
            <text:p>~|)bb</text:p>
          </table:table-cell>
          <table:table-cell office:value-type="string" table:style-name="ce65">
            <text:p>~~Y</text:p>
          </table:table-cell>
          <table:table-cell office:value-type="string" table:style-name="ce66">
            <text:p> </text:p>
          </table:table-cell>
          <table:table-cell office:value-type="string" table:style-name="ce66">
            <text:p></text:p>
          </table:table-cell>
          <table:table-cell table:number-columns-repeated="16379"/>
        </table:table-row>
        <table:table-row table:style-name="ro7">
          <table:table-cell office:value-type="float" office:value="-1923" table:style-name="ce65">
            <text:p>-1923</text:p>
          </table:table-cell>
          <table:table-cell office:value-type="string" table:style-name="ce65">
            <text:p>`~|)bb</text:p>
          </table:table-cell>
          <table:table-cell office:value-type="string" table:style-name="ce65">
            <text:p>`~~Y</text:p>
          </table:table-cell>
          <table:table-cell office:value-type="string" table:style-name="ce66">
            <text:p>  </text:p>
          </table:table-cell>
          <table:table-cell office:value-type="string" table:style-name="ce66">
            <text:p> </text:p>
          </table:table-cell>
          <table:table-cell table:number-columns-repeated="16379"/>
        </table:table-row>
        <table:table-row table:style-name="ro7">
          <table:table-cell office:value-type="float" office:value="-1922" table:style-name="ce68">
            <text:p>-1922</text:p>
          </table:table-cell>
          <table:table-cell office:value-type="string" table:style-name="ce65">
            <text:p>,.(|(bb</text:p>
          </table:table-cell>
          <table:table-cell office:value-type="string" table:style-name="ce65">
            <text:p>,.~Y(</text:p>
          </table:table-cell>
          <table:table-cell office:value-type="string" table:style-name="ce66">
            <text:p>   </text:p>
          </table:table-cell>
          <table:table-cell office:value-type="string" table:style-name="ce66">
            <text:p>  </text:p>
          </table:table-cell>
          <table:table-cell table:number-columns-repeated="16379"/>
        </table:table-row>
        <table:table-row table:style-name="ro7">
          <table:table-cell office:value-type="float" office:value="-1921" table:style-name="ce69">
            <text:p>-1921</text:p>
          </table:table-cell>
          <table:table-cell office:value-type="string" table:style-name="ce65">
            <text:p>.(|(bb</text:p>
          </table:table-cell>
          <table:table-cell office:value-type="string" table:style-name="ce65">
            <text:p>.~Y(</text:p>
          </table:table-cell>
          <table:table-cell office:value-type="string" table:style-name="ce66">
            <text:p>  </text:p>
          </table:table-cell>
          <table:table-cell office:value-type="string" table:style-name="ce66">
            <text:p> </text:p>
          </table:table-cell>
          <table:table-cell table:number-columns-repeated="16379"/>
        </table:table-row>
        <table:table-row table:style-name="ro7">
          <table:table-cell office:value-type="float" office:value="-1920" table:style-name="ce69">
            <text:p>-1920</text:p>
          </table:table-cell>
          <table:table-cell office:value-type="string" table:style-name="ce65">
            <text:p>'~|)bb</text:p>
          </table:table-cell>
          <table:table-cell office:value-type="string" table:style-name="ce65">
            <text:p>'~~Y</text:p>
          </table:table-cell>
          <table:table-cell office:value-type="string" table:style-name="ce66">
            <text:p>  </text:p>
          </table:table-cell>
          <table:table-cell office:value-type="string" table:style-name="ce66">
            <text:p> </text:p>
          </table:table-cell>
          <table:table-cell table:number-columns-repeated="16379"/>
        </table:table-row>
        <table:table-row table:style-name="ro7">
          <table:table-cell office:value-type="float" office:value="-1919" table:style-name="ce69">
            <text:p>-1919</text:p>
          </table:table-cell>
          <table:table-cell office:value-type="string" table:style-name="ce65">
            <text:p>/|~bb</text:p>
          </table:table-cell>
          <table:table-cell office:value-type="string" table:style-name="ce65">
            <text:p>Y~</text:p>
          </table:table-cell>
          <table:table-cell office:value-type="string" table:style-name="ce66">
            <text:p> </text:p>
          </table:table-cell>
          <table:table-cell office:value-type="string" table:style-name="ce66">
            <text:p></text:p>
          </table:table-cell>
          <table:table-cell table:number-columns-repeated="16379"/>
        </table:table-row>
        <table:table-row table:style-name="ro7">
          <table:table-cell office:value-type="float" office:value="-1918" table:style-name="ce69">
            <text:p>-1918</text:p>
          </table:table-cell>
          <table:table-cell office:value-type="string" table:style-name="ce65">
            <text:p>,,(|(bb</text:p>
          </table:table-cell>
          <table:table-cell office:value-type="string" table:style-name="ce65">
            <text:p>,,~Y(</text:p>
          </table:table-cell>
          <table:table-cell office:value-type="string" table:style-name="ce66">
            <text:p>  </text:p>
          </table:table-cell>
          <table:table-cell office:value-type="string" table:style-name="ce66">
            <text:p> </text:p>
          </table:table-cell>
          <table:table-cell table:number-columns-repeated="16379"/>
        </table:table-row>
        <table:table-row table:style-name="ro7">
          <table:table-cell office:value-type="float" office:value="-1917" table:style-name="ce68">
            <text:p>-1917</text:p>
          </table:table-cell>
          <table:table-cell office:value-type="string" table:style-name="ce65">
            <text:p>,(|(bb</text:p>
          </table:table-cell>
          <table:table-cell office:value-type="string" table:style-name="ce65">
            <text:p>,~Y(</text:p>
          </table:table-cell>
          <table:table-cell office:value-type="string" table:style-name="ce66">
            <text:p>  </text:p>
          </table:table-cell>
          <table:table-cell office:value-type="string" table:style-name="ce66">
            <text:p> </text:p>
          </table:table-cell>
          <table:table-cell table:number-columns-repeated="16379"/>
        </table:table-row>
        <table:table-row table:style-name="ro7">
          <table:table-cell office:value-type="float" office:value="-1916" table:style-name="ce69">
            <text:p>-1916</text:p>
          </table:table-cell>
          <table:table-cell office:value-type="string" table:style-name="ce65">
            <text:p>(|(bb</text:p>
          </table:table-cell>
          <table:table-cell office:value-type="string" table:style-name="ce65">
            <text:p>~Y(</text:p>
          </table:table-cell>
          <table:table-cell office:value-type="string" table:style-name="ce66">
            <text:p> </text:p>
          </table:table-cell>
          <table:table-cell office:value-type="string" table:style-name="ce66">
            <text:p></text:p>
          </table:table-cell>
          <table:table-cell table:number-columns-repeated="16379"/>
        </table:table-row>
        <table:table-row table:style-name="ro7">
          <table:table-cell office:value-type="float" office:value="-1915" table:style-name="ce69">
            <text:p>-1915</text:p>
          </table:table-cell>
          <table:table-cell office:value-type="string" table:style-name="ce65">
            <text:p>`(|(bb</text:p>
          </table:table-cell>
          <table:table-cell office:value-type="string" table:style-name="ce65">
            <text:p>`~Y(</text:p>
          </table:table-cell>
          <table:table-cell office:value-type="string" table:style-name="ce66">
            <text:p>  </text:p>
          </table:table-cell>
          <table:table-cell office:value-type="string" table:style-name="ce66">
            <text:p> </text:p>
          </table:table-cell>
          <table:table-cell table:number-columns-repeated="16379"/>
        </table:table-row>
        <table:table-row table:style-name="ro7">
          <table:table-cell office:value-type="float" office:value="-1914" table:style-name="ce69">
            <text:p>-1914</text:p>
          </table:table-cell>
          <table:table-cell office:value-type="string" table:style-name="ce65">
            <text:p>~|\bb</text:p>
          </table:table-cell>
          <table:table-cell office:value-type="string" table:style-name="ce65">
            <text:p>)~Y</text:p>
          </table:table-cell>
          <table:table-cell office:value-type="string" table:style-name="ce66">
            <text:p> </text:p>
          </table:table-cell>
          <table:table-cell office:value-type="string" table:style-name="ce66">
            <text:p></text:p>
          </table:table-cell>
          <table:table-cell table:number-columns-repeated="16379"/>
        </table:table-row>
        <table:table-row table:style-name="ro7">
          <table:table-cell office:value-type="float" office:value="-1913" table:style-name="ce69">
            <text:p>-1913</text:p>
          </table:table-cell>
          <table:table-cell office:value-type="string" table:style-name="ce65">
            <text:p>,.//|bb</text:p>
          </table:table-cell>
          <table:table-cell office:value-type="string" table:style-name="ce65">
            <text:p>,.)Y(</text:p>
          </table:table-cell>
          <table:table-cell office:value-type="string" table:style-name="ce66">
            <text:p>   </text:p>
          </table:table-cell>
          <table:table-cell office:value-type="string" table:style-name="ce66">
            <text:p>  </text:p>
          </table:table-cell>
          <table:table-cell table:number-columns-repeated="16379"/>
        </table:table-row>
        <table:table-row table:style-name="ro7">
          <table:table-cell office:value-type="float" office:value="-1912" table:style-name="ce68">
            <text:p>-1912</text:p>
          </table:table-cell>
          <table:table-cell office:value-type="string" table:style-name="ce65">
            <text:p>.//|bb</text:p>
          </table:table-cell>
          <table:table-cell office:value-type="string" table:style-name="ce65">
            <text:p>.)Y(</text:p>
          </table:table-cell>
          <table:table-cell office:value-type="string" table:style-name="ce66">
            <text:p>  </text:p>
          </table:table-cell>
          <table:table-cell office:value-type="string" table:style-name="ce66">
            <text:p> </text:p>
          </table:table-cell>
          <table:table-cell table:number-columns-repeated="16379"/>
        </table:table-row>
        <table:table-row table:style-name="ro7">
          <table:table-cell office:value-type="float" office:value="-1911" table:style-name="ce69">
            <text:p>-1911</text:p>
          </table:table-cell>
          <table:table-cell office:value-type="string" table:style-name="ce65">
            <text:p>`.//|bb</text:p>
          </table:table-cell>
          <table:table-cell office:value-type="string" table:style-name="ce65">
            <text:p>`.)Y(</text:p>
          </table:table-cell>
          <table:table-cell office:value-type="string" table:style-name="ce66">
            <text:p>   </text:p>
          </table:table-cell>
          <table:table-cell office:value-type="string" table:style-name="ce66">
            <text:p>  </text:p>
          </table:table-cell>
          <table:table-cell table:number-columns-repeated="16379"/>
        </table:table-row>
        <table:table-row table:style-name="ro7">
          <table:table-cell office:value-type="float" office:value="-1910" table:style-name="ce69">
            <text:p>-1910</text:p>
          </table:table-cell>
          <table:table-cell office:value-type="string" table:style-name="ce65">
            <text:p>,,//|bb</text:p>
          </table:table-cell>
          <table:table-cell office:value-type="string" table:style-name="ce65">
            <text:p>,,)Y(</text:p>
          </table:table-cell>
          <table:table-cell office:value-type="string" table:style-name="ce66">
            <text:p>  </text:p>
          </table:table-cell>
          <table:table-cell office:value-type="string" table:style-name="ce66">
            <text:p> </text:p>
          </table:table-cell>
          <table:table-cell table:number-columns-repeated="16379"/>
        </table:table-row>
        <table:table-row table:style-name="ro7">
          <table:table-cell office:value-type="float" office:value="-1909" table:style-name="ce69">
            <text:p>-1909</text:p>
          </table:table-cell>
          <table:table-cell office:value-type="string" table:style-name="ce65">
            <text:p>,//|bb</text:p>
          </table:table-cell>
          <table:table-cell office:value-type="string" table:style-name="ce65">
            <text:p>,)Y(</text:p>
          </table:table-cell>
          <table:table-cell office:value-type="string" table:style-name="ce66">
            <text:p>  </text:p>
          </table:table-cell>
          <table:table-cell office:value-type="string" table:style-name="ce66">
            <text:p> </text:p>
          </table:table-cell>
          <table:table-cell table:number-columns-repeated="16379"/>
        </table:table-row>
        <table:table-row table:style-name="ro7">
          <table:table-cell office:value-type="float" office:value="-1908" table:style-name="ce69">
            <text:p>-1908</text:p>
          </table:table-cell>
          <table:table-cell office:value-type="string" table:style-name="ce65">
            <text:p>//|bb</text:p>
          </table:table-cell>
          <table:table-cell office:value-type="string" table:style-name="ce65">
            <text:p>)Y(</text:p>
          </table:table-cell>
          <table:table-cell office:value-type="string" table:style-name="ce66">
            <text:p> </text:p>
          </table:table-cell>
          <table:table-cell office:value-type="string" table:style-name="ce66">
            <text:p></text:p>
          </table:table-cell>
          <table:table-cell table:number-columns-repeated="16379"/>
        </table:table-row>
        <table:table-row table:style-name="ro7">
          <table:table-cell office:value-type="float" office:value="-1907" table:style-name="ce68">
            <text:p>-1907</text:p>
          </table:table-cell>
          <table:table-cell office:value-type="string" table:style-name="ce65">
            <text:p>`//|bb</text:p>
          </table:table-cell>
          <table:table-cell office:value-type="string" table:style-name="ce65">
            <text:p>`)Y(</text:p>
          </table:table-cell>
          <table:table-cell office:value-type="string" table:style-name="ce66">
            <text:p>  </text:p>
          </table:table-cell>
          <table:table-cell office:value-type="string" table:style-name="ce66">
            <text:p> </text:p>
          </table:table-cell>
          <table:table-cell table:number-columns-repeated="16379"/>
        </table:table-row>
        <table:table-row table:style-name="ro7">
          <table:table-cell office:value-type="float" office:value="-1906" table:style-name="ce69">
            <text:p>-1906</text:p>
          </table:table-cell>
          <table:table-cell office:value-type="string" table:style-name="ce65">
            <text:p>``//|bb</text:p>
          </table:table-cell>
          <table:table-cell office:value-type="string" table:style-name="ce65">
            <text:p>``)Y(</text:p>
          </table:table-cell>
          <table:table-cell office:value-type="string" table:style-name="ce66">
            <text:p>  </text:p>
          </table:table-cell>
          <table:table-cell office:value-type="string" table:style-name="ce66">
            <text:p> </text:p>
          </table:table-cell>
          <table:table-cell table:number-columns-repeated="16379"/>
        </table:table-row>
        <table:table-row table:style-name="ro7">
          <table:table-cell office:value-type="float" office:value="-1905" table:style-name="ce69">
            <text:p>-1905</text:p>
          </table:table-cell>
          <table:table-cell office:value-type="string" table:style-name="ce65">
            <text:p>,'//|bb</text:p>
          </table:table-cell>
          <table:table-cell office:value-type="string" table:style-name="ce65">
            <text:p>,')Y(</text:p>
          </table:table-cell>
          <table:table-cell office:value-type="string" table:style-name="ce66">
            <text:p>   </text:p>
          </table:table-cell>
          <table:table-cell office:value-type="string" table:style-name="ce66">
            <text:p>  </text:p>
          </table:table-cell>
          <table:table-cell table:number-columns-repeated="16379"/>
        </table:table-row>
        <table:table-row table:style-name="ro7">
          <table:table-cell office:value-type="float" office:value="-1904" table:style-name="ce69">
            <text:p>-1904</text:p>
          </table:table-cell>
          <table:table-cell office:value-type="string" table:style-name="ce65">
            <text:p>'//|bb</text:p>
          </table:table-cell>
          <table:table-cell office:value-type="string" table:style-name="ce65">
            <text:p>')Y(</text:p>
          </table:table-cell>
          <table:table-cell office:value-type="string" table:style-name="ce66">
            <text:p>  </text:p>
          </table:table-cell>
          <table:table-cell office:value-type="string" table:style-name="ce66">
            <text:p> </text:p>
          </table:table-cell>
          <table:table-cell table:number-columns-repeated="16379"/>
        </table:table-row>
        <table:table-row table:number-rows-repeated="104759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ravura Text" svg:font-family="&quot;Bravura Tex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number:number-style style:name="N37">
      <number:number number:decimal-places="1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4FFFFF"/>
    </style:style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DouglasBlumeyer</meta:initial-creator>
    <dc:creator>DouglasBlumeyer</dc:creator>
    <meta:creation-date>2020-12-12T19:19:21Z</meta:creation-date>
    <dc:date>2020-12-12T19:19:21Z</dc:date>
  </office:meta>
</office:document-meta>
</file>